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8.764cm"/>
    </style:style>
    <style:style style:name="pr4" style:family="presentation" style:parent-style-name="Default-title">
      <style:graphic-properties draw:auto-grow-height="true" fo:min-height="1.6cm"/>
    </style:style>
    <style:style style:name="pr5" style:family="presentation" style:parent-style-name="Default-subtitle">
      <style:graphic-properties draw:fill-color="#ffffff" draw:textarea-vertical-align="top" fo:min-height="12.757cm"/>
    </style:style>
    <style:style style:name="pr6" style:family="presentation" style:parent-style-name="Default-subtitle">
      <style:graphic-properties draw:fill-color="#ffffff" draw:textarea-vertical-align="top" fo:min-height="14.62cm"/>
    </style:style>
    <style:style style:name="pr7" style:family="presentation" style:parent-style-name="Default-subtitle">
      <style:graphic-properties draw:fill-color="#ffffff" draw:textarea-vertical-align="top" fo:min-height="14.666cm"/>
    </style:style>
    <style:style style:name="pr8" style:family="presentation" style:parent-style-name="Default-subtitle">
      <style:graphic-properties draw:fill-color="#ffffff" draw:textarea-vertical-align="top" fo:min-height="14.658cm"/>
    </style:style>
    <style:style style:name="pr9" style:family="presentation" style:parent-style-name="Default-title">
      <style:graphic-properties fo:min-height="2.629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9.99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text-properties fo:font-size="32pt" style:text-underline-style="none" style:font-size-asian="32pt" style:font-size-complex="32pt"/>
    </style:style>
    <style:style style:name="P11" style:family="paragraph">
      <style:text-properties fo:font-size="60pt" style:font-size-asian="60pt" style:font-size-complex="60pt"/>
    </style:style>
    <style:style style:name="P12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Liberation Serif" fo:font-size="26pt" fo:font-weight="normal" style:font-size-asian="26pt" style:font-weight-asian="normal" style:font-size-complex="26pt" style:font-weight-complex="normal"/>
    </style:style>
    <style:style style:name="T7" style:family="text">
      <style:text-properties style:font-name="Liberation Serif"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erif" fo:font-size="10pt" style:font-size-asian="10pt" style:font-size-complex="1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2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8pt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Lohit Devanagari2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text-underline-style="none" style:font-size-asian="32pt" style:font-size-complex="3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erif" fo:font-size="28pt" style:font-size-asian="28pt" style:font-size-complex="28pt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style:font-name="Liberation Serif" fo:font-size="36pt"/>
    </style:style>
    <style:style style:name="T20" style:family="text">
      <style:text-properties fo:color="#cf3834" style:font-name="Liberation Serif" fo:font-size="36pt"/>
    </style:style>
    <style:style style:name="T21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3" draw:layer="layout" svg:width="26.603cm" svg:height="8.764cm" draw:transform="rotate (0.496371639267187) translate (0.664cm 11.356cm)" presentation:class="title" presentation:user-transformed="true">
          <draw:text-box>
            <text:p xml:id="id1" text:id="id1"><text:span text:style-name="T2">Differential Equations</text:span><text:span text:style-name="T2"><text:line-break/></text:span><text:span text:style-name="T3"> <text:s text:c="2"/></text:span><text:span text:style-name="T2"><text:line-break/></text:span><text:span text:style-name="T2">Part – 3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199cm" svg:height="1.6cm" svg:x="1.398cm" svg:y="0.4cm" presentation:class="title" presentation:user-transformed="true">
          <draw:text-box>
            <text:p><text:span text:style-name="T4">Methods of solving a Differential Equation</text:span></text:p>
          </draw:text-box>
        </draw:frame>
        <draw:frame presentation:style-name="pr5" draw:text-style-name="P7" draw:layer="layout" svg:width="26.4cm" svg:height="12.757cm" svg:x="0.8cm" svg:y="2.4cm" presentation:class="subtitle" presentation:user-transformed="true">
          <draw:text-box>
            <text:p text:style-name="P5"><text:span text:style-name="T5"><text:tab/></text:span><text:span text:style-name="T5"> </text:span><text:span text:style-name="T5">Homogeneous Differential Equations:</text:span><text:span text:style-name="T6"> </text:span></text:p>
            <text:p text:style-name="P5"><text:span text:style-name="T7"><text:tab/></text:span><text:span text:style-name="T7"> </text:span><text:span text:style-name="T7">If the</text:span><text:span text:style-name="T8"> degree of each term is same in a diffrential equation then the</text:span></text:p>
            <text:p text:style-name="P5"><text:span text:style-name="T8"><text:tab/></text:span><text:span text:style-name="T8"> </text:span><text:span text:style-name="T8">equation is called ahomogeneous Differetial Equation. </text:span></text:p>
            <text:p text:style-name="P5"><text:span text:style-name="T8"><text:tab/></text:span><text:span text:style-name="T8"> </text:span><text:span text:style-name="T8">To solve the homogeneous differential equation, we use the substitution</text:span><text:span text:style-name="T9"><text:tab/></text:span><text:span text:style-name="T9"> <text:s text:c="5"/></text:span></text:p>
            <text:p text:style-name="P5"><text:span text:style-name="T9"><text:tab/></text:span><text:span text:style-name="T9"> </text:span><text:span text:style-name="T7"><text:s/></text:span></text:p>
            <text:p text:style-name="P5"><text:span text:style-name="T10"><text:s text:c="6"/></text:span><text:span text:style-name="T10"><text:tab/></text:span><text:span text:style-name="T10"><text:tab/></text:span></text:p>
            <text:p text:style-name="P6"><text:span text:style-name="T11"><text:tab/></text:span><text:span text:style-name="T11"> </text:span><text:span text:style-name="T11">Linear Differential Equations:</text:span><text:span text:style-name="T9"> </text:span></text:p>
            <text:p text:style-name="P5"><text:span text:style-name="T12"><text:s text:c="24"/></text:span></text:p>
            <text:p text:style-name="P5"><text:span text:style-name="T8"><text:tab/></text:span><text:span text:style-name="T8"> </text:span><text:span text:style-name="T8">The differential equation of the type, <text:s text:c="4"/></text:span></text:p>
            <text:p text:style-name="P5"><text:span text:style-name="T13"><text:s text:c="45"/></text:span></text:p>
            <text:p text:style-name="P5"><text:span text:style-name="T8"><text:tab/></text:span><text:span text:style-name="T8"> </text:span><text:span text:style-name="T8">are constants or functions of <text:s text:c="4"/>only is called Linear Differential</text:span></text:p>
            <text:p text:style-name="P5"><text:span text:style-name="T8"><text:s text:c="7"/></text:span><text:span text:style-name="T8">Equation (LDE). To find the solution of the LDE, multiply the equation</text:span></text:p>
            <text:p text:style-name="P5"><text:span text:style-name="T12"><text:s text:c="36"/></text:span></text:p>
            <text:p text:style-name="P5"><text:span text:style-name="T8"><text:tab/></text:span><text:span text:style-name="T8"> </text:span><text:span text:style-name="T8">by the Integrating Factor (IF) <text:s text:c="16"/>throughout then we get , <text:s/></text:span></text:p>
          </draw:text-box>
        </draw:frame>
        <draw:g>
          <svg:title>TexMaths</svg:title>
          <svg:desc>24§display§y = ux \text { and replace } \frac{dy}{dx} = u + x\frac{du}{dx}§svg§600§FALSE§</svg:desc>
          <draw:polygon draw:style-name="gr2" draw:text-style-name="P8" draw:layer="layout" svg:width="12.498cm" svg:height="1.66cm" svg:x="2.362cm" svg:y="6.708cm" svg:viewBox="0 0 12499 1661" draw:points="6250,1661 0,1661 0,0 12499,0 12499,1661">
            <text:p/>
          </draw:polygon>
          <draw:path draw:style-name="gr3" draw:text-style-name="P9" draw:layer="layout" svg:width="0.391cm" svg:height="0.546cm" svg:x="2.345cm" svg:y="7.449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9" draw:layer="layout" svg:width="0.562cm" svg:height="0.199cm" svg:x="3.046cm" svg:y="7.51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35cm" svg:height="0.383cm" svg:x="3.914cm" svg:y="7.449cm" svg:viewBox="0 0 436 384" svg:d="M273 326c9 37 38 58 75 58 28 0 49-19 63-46 13-31 25-83 25-85 0-7-8-7-10-7-9 0-9 2-13 15-12 46-27 104-64 104-17 0-25-10-25-39 0-19 10-57 16-88l25-92c2-12 9-44 13-58 4-19 14-52 14-55 0-16-12-23-25-23-4 0-27 0-33 28-17 64-54 212-63 256-2 4-35 71-98 71-42 0-52-39-52-69 0-48 23-116 46-173 10-25 13-37 13-54 0-38-26-69-69-69-80 0-111 123-111 131 0 7 8 7 10 7 9 0 9 0 13-15 21-73 54-104 86-104 8 0 22 0 22 27 0 21-10 46-16 58-31 84-48 136-48 178 0 81 58 102 104 102 56 0 86-38 102-58z">
            <text:p/>
          </draw:path>
          <draw:path draw:style-name="gr3" draw:text-style-name="P9" draw:layer="layout" svg:width="0.421cm" svg:height="0.383cm" svg:x="4.396cm" svg:y="7.4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6 93-86 112-113 112-33 0-46-27-46-56 0-19 6-36 15-75z">
            <text:p/>
          </draw:path>
          <draw:path draw:style-name="gr3" draw:text-style-name="P9" draw:layer="layout" svg:width="0.381cm" svg:height="0.389cm" svg:x="5.169cm" svg:y="7.444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10-98 110-42 0-77-31-77-73 0-47 37-118 175-121z">
            <text:p/>
          </draw:path>
          <draw:path draw:style-name="gr3" draw:text-style-name="P9" draw:layer="layout" svg:width="0.425cm" svg:height="0.373cm" svg:x="5.584cm" svg:y="7.449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9" draw:layer="layout" svg:width="0.418cm" svg:height="0.596cm" svg:x="6.055cm" svg:y="7.236cm" svg:viewBox="0 0 419 597" svg:d="M294 541v56l125-10v-26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7 10 33z">
            <text:p/>
          </draw:path>
          <draw:path draw:style-name="gr3" draw:text-style-name="P9" draw:layer="layout" svg:width="0.285cm" svg:height="0.373cm" svg:x="6.798cm" svg:y="7.449cm" svg:viewBox="0 0 286 374" svg:d="M117 94v-94l-117 10v26c60 0 67 6 67 47v228c0 36-9 36-67 36v27c33 0 73-2 96-2 35 0 75 0 109 2v-27h-19c-61 0-63-7-63-38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7.13cm" svg:y="7.44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7.504cm" svg:y="7.449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8-89-52-11-17-11-19-11-35z">
            <text:p/>
          </draw:path>
          <draw:path draw:style-name="gr3" draw:text-style-name="P9" draw:layer="layout" svg:width="0.189cm" svg:height="0.586cm" svg:x="7.976cm" svg:y="7.236cm" svg:viewBox="0 0 190 587" svg:d="M123 0l-123 10v26c60 0 67 6 67 47v439c0 39-9 39-67 39v26c29-1 73-1 94-1s63 0 96 1v-26c-58 0-67 0-67-39z">
            <text:p/>
          </draw:path>
          <draw:path draw:style-name="gr3" draw:text-style-name="P9" draw:layer="layout" svg:width="0.381cm" svg:height="0.389cm" svg:x="8.218cm" svg:y="7.444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10-98 110-42 0-77-31-77-73 0-47 37-118 175-121z">
            <text:p/>
          </draw:path>
          <draw:path draw:style-name="gr3" draw:text-style-name="P9" draw:layer="layout" svg:width="0.322cm" svg:height="0.389cm" svg:x="8.633cm" svg:y="7.44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27cm" svg:height="0.389cm" svg:x="9.004cm" svg:y="7.44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02cm" svg:height="0.596cm" svg:x="9.791cm" svg:y="6.666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9" draw:layer="layout" svg:width="0.391cm" svg:height="0.546cm" svg:x="10.219cm" svg:y="6.879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9" draw:layer="layout" svg:width="0.923cm" svg:height="0.035cm" svg:x="9.737cm" svg:y="7.593cm" svg:viewBox="0 0 924 36" draw:points="461,36 0,36 0,0 924,0 924,36">
            <text:p/>
          </draw:polygon>
          <draw:path draw:style-name="gr3" draw:text-style-name="P9" draw:layer="layout" svg:width="0.402cm" svg:height="0.596cm" svg:x="9.772cm" svg:y="7.816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9" draw:layer="layout" svg:width="0.421cm" svg:height="0.383cm" svg:x="10.2cm" svg:y="8.0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9" draw:layer="layout" svg:width="0.562cm" svg:height="0.199cm" svg:x="11.041cm" svg:y="7.51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35cm" svg:height="0.383cm" svg:x="11.909cm" svg:y="7.449cm" svg:viewBox="0 0 436 384" svg:d="M273 326c9 37 38 58 75 58 28 0 49-19 63-46 13-31 25-83 25-85 0-7-8-7-10-7-9 0-9 2-13 15-12 46-27 104-64 104-17 0-25-10-25-39 0-19 10-57 16-88l25-92c2-12 11-44 13-58 4-19 14-52 14-55 0-16-12-23-25-23-4 0-27 0-33 28-17 64-54 212-63 256-2 4-35 71-98 71-42 0-52-39-52-69 0-48 23-116 46-173 10-25 13-37 13-54 0-38-26-69-69-69-80 0-111 123-111 131 0 7 8 7 10 7 9 0 9 0 13-15 21-73 54-104 86-104 8 0 22 0 22 27 0 21-10 46-16 58-31 84-48 136-48 178 0 81 58 102 104 102 56 0 86-38 102-58z">
            <text:p/>
          </draw:path>
          <draw:path draw:style-name="gr3" draw:text-style-name="P9" draw:layer="layout" svg:width="0.562cm" svg:height="0.563cm" svg:x="12.602cm" svg:y="7.3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421cm" svg:height="0.383cm" svg:x="13.422cm" svg:y="7.4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9" draw:layer="layout" svg:width="0.402cm" svg:height="0.596cm" svg:x="14.015cm" svg:y="6.666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435cm" svg:height="0.383cm" svg:x="14.445cm" svg:y="6.879cm" svg:viewBox="0 0 436 384" svg:d="M273 326c7 37 38 58 75 58 28 0 48-19 63-46 13-31 25-83 25-85 0-7-8-7-10-7-9 0-9 2-13 15-12 46-27 104-64 104-17 0-25-10-25-39 0-19 10-57 16-88l25-92c2-12 9-44 13-58 4-19 14-52 14-55 0-16-12-23-25-23-4 0-27 0-33 28-17 64-54 212-63 256-2 4-35 71-98 71-42 0-52-39-52-69 0-48 23-116 46-173 10-25 13-37 13-54 0-38-26-69-69-69-80 0-111 123-111 131 0 7 8 7 10 7 9 0 9 0 13-15 21-73 54-104 86-104 8 0 22 0 22 27 0 21-10 46-16 58-31 84-48 136-48 178 0 81 58 102 104 102 56 0 86-38 102-58z">
            <text:p/>
          </draw:path>
          <draw:polygon draw:style-name="gr3" draw:text-style-name="P9" draw:layer="layout" svg:width="0.923cm" svg:height="0.035cm" svg:x="13.98cm" svg:y="7.593cm" svg:viewBox="0 0 924 36" draw:points="463,36 0,36 0,0 924,0 924,36">
            <text:p/>
          </draw:polygon>
          <draw:path draw:style-name="gr3" draw:text-style-name="P9" draw:layer="layout" svg:width="0.402cm" svg:height="0.596cm" svg:x="14.015cm" svg:y="7.816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9" draw:layer="layout" svg:width="0.421cm" svg:height="0.383cm" svg:x="14.445cm" svg:y="8.0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draw:g>
          <svg:title>TexMaths</svg:title>
          <svg:desc>22§display§\frac{dy}{dx} + Py = Q  \ \ \text { where } P \text { and } Q§svg§600§FALSE§</svg:desc>
          <draw:polygon draw:style-name="gr2" draw:text-style-name="P8" draw:layer="layout" svg:width="10.405cm" svg:height="1.522cm" svg:x="15.188cm" svg:y="9.809cm" svg:viewBox="0 0 10406 1523" draw:points="5203,1523 0,1523 0,0 10406,0 10406,1523">
            <text:p/>
          </draw:polygon>
          <draw:path draw:style-name="gr3" draw:text-style-name="P9" draw:layer="layout" svg:width="0.369cm" svg:height="0.546cm" svg:x="15.198cm" svg:y="9.77cm" svg:viewBox="0 0 370 547" svg:d="M370 9c0-2 0-9-11-9-10 0-84 7-99 9-5 0-10 3-10 14 0 10 7 10 19 10 37 0 39 6 39 13l-4 16-45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5.591cm" svg:y="9.965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15.149cm" svg:y="10.62cm" svg:viewBox="0 0 847 33" draw:points="422,33 0,33 0,0 847,0 847,33">
            <text:p/>
          </draw:polygon>
          <draw:path draw:style-name="gr3" draw:text-style-name="P9" draw:layer="layout" svg:width="0.369cm" svg:height="0.546cm" svg:x="15.181cm" svg:y="10.825cm" svg:viewBox="0 0 370 547" svg:d="M370 9c0-2 0-9-11-9-10 0-84 7-99 9-5 0-10 3-10 14 0 10 7 10 19 10 37 0 39 6 39 13l-4 16-45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5.573cm" svg:y="11.0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16.302cm" svg:y="10.3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553cm" svg:height="0.529cm" svg:x="17.062cm" svg:y="10.302cm" svg:viewBox="0 0 554 530" svg:d="M204 285h132c109 0 218-81 218-167 0-60-51-118-153-118h-251c-14 0-23 0-23 14 0 11 7 11 23 11 8 0 22 0 33 1 12 0 16 4 16 13 0 1 0 5-4 14l-103 417c-8 30-9 35-71 35-12 0-21 0-21 16 0 9 9 9 12 9 21 0 76-2 99-2 16 0 33 0 49 0s34 2 49 2c6 0 16 0 16-16 0-9-7-9-21-9-28 0-51 0-51-14 0-3 2-7 4-12zM260 53c8-27 8-28 41-28h76c63 0 105 21 105 74 0 30-16 96-45 125-39 35-87 40-120 40h-109z">
            <text:p/>
          </draw:path>
          <draw:path draw:style-name="gr3" draw:text-style-name="P9" draw:layer="layout" svg:width="0.358cm" svg:height="0.501cm" svg:x="17.657cm" svg:y="10.488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182cm" svg:x="18.3cm" svg:y="10.5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6cm" svg:height="0.696cm" svg:x="19.111cm" svg:y="10.284cm" svg:viewBox="0 0 537 697" svg:d="M301 542c121-46 236-185 236-334 0-123-83-208-199-208-167 0-338 176-338 357 0 129 86 206 199 206 19 0 46-3 76-10-4 47-4 49-4 60 0 24 0 84 65 84 92 0 129-142 129-150 0-7-6-8-7-8-7 0-9 3-11 8-18 55-63 74-90 74-37 0-47-21-56-79zM155 535c-60-23-86-84-86-153 0-55 19-164 79-248 56-79 128-115 185-115 79 0 135 60 135 164 0 78-40 259-171 333-3-28-10-85-68-85-41 0-79 39-79 80 0 15 5 24 5 24zM202 544c-10 0-35 0-35-33 0-30 30-62 62-62 33 0 47 19 47 65 0 12 0 12-7 16-21 9-44 14-67 14z">
            <text:p/>
          </draw:path>
          <draw:path draw:style-name="gr3" draw:text-style-name="P9" draw:layer="layout" svg:width="0.531cm" svg:height="0.342cm" svg:x="20.472cm" svg:y="10.497cm" svg:viewBox="0 0 532 343" svg:d="M466 74c15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4 9 5 14 16 14 9 0 12-7 14-14z">
            <text:p/>
          </draw:path>
          <draw:path draw:style-name="gr3" draw:text-style-name="P9" draw:layer="layout" svg:width="0.39cm" svg:height="0.538cm" svg:x="21.04cm" svg:y="10.29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21.468cm" svg:y="10.48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21.811cm" svg:y="10.488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22.114cm" svg:y="10.48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553cm" svg:height="0.529cm" svg:x="22.725cm" svg:y="10.302cm" svg:viewBox="0 0 554 530" svg:d="M204 285h132c109 0 218-81 218-167 0-60-51-118-153-118h-251c-14 0-23 0-23 14 0 11 7 11 23 11 8 0 22 0 33 1 12 0 16 4 16 13 0 1 0 5-2 14l-105 417c-8 30-9 35-71 35-12 0-21 0-21 16 0 9 9 9 12 9 21 0 76-2 99-2 16 0 33 0 49 0 18 0 34 2 49 2 7 0 16 0 16-16 0-9-7-9-21-9-28 0-51 0-51-14 0-3 2-7 4-12zM260 53c8-27 8-28 41-28h76c63 0 105 21 105 74 0 30-16 96-45 125-39 35-87 40-120 40h-109z">
            <text:p/>
          </draw:path>
          <draw:path draw:style-name="gr3" draw:text-style-name="P9" draw:layer="layout" svg:width="0.349cm" svg:height="0.356cm" svg:x="23.587cm" svg:y="10.483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23.967cm" svg:y="10.48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6cm" svg:x="24.398cm" svg:y="10.293cm" svg:viewBox="0 0 384 547" svg:d="M269 496v51l115-8v-25c-55 0-62-5-62-42v-472l-111 9v24c55 0 60 6 60 43v167c-23-26-56-48-99-48-91 0-172 76-172 176 0 99 76 176 165 176 50 0 85-26 104-51zM269 289v158c0 14 0 16-9 28-22 37-58 55-91 55-35 0-63-19-83-49-19-32-21-76-21-108 0-30 2-75 23-111 18-24 46-49 88-49 28 0 60 11 84 46 9 14 9 16 9 30z">
            <text:p/>
          </draw:path>
          <draw:path draw:style-name="gr3" draw:text-style-name="P9" draw:layer="layout" svg:width="0.536cm" svg:height="0.696cm" svg:x="25.097cm" svg:y="10.284cm" svg:viewBox="0 0 537 697" svg:d="M301 542c121-46 236-185 236-334 0-123-83-208-199-208-167 0-338 176-338 357 0 129 86 206 199 206 19 0 46-3 76-10-4 47-4 49-4 60 0 24 0 84 65 84 92 0 129-142 129-150 0-7-6-8-7-8-7 0-9 3-11 8-18 55-63 74-90 74-37 0-47-21-56-79zM155 535c-60-23-86-84-86-153 0-55 19-164 79-248 56-79 128-115 186-115 78 0 134 60 134 164 0 78-40 259-171 333-3-28-10-85-68-85-41 0-78 39-78 80 0 15 4 24 4 24zM204 544c-12 0-37 0-37-33 0-30 30-62 62-62 33 0 47 19 47 65 0 12 0 12-7 16-21 9-44 14-65 14z">
            <text:p/>
          </draw:path>
        </draw:g>
        <draw:g>
          <svg:title>TexMaths</svg:title>
          <svg:desc>24§display§x§svg§600§FALSE§</svg:desc>
          <draw:polygon draw:style-name="gr2" draw:text-style-name="P8" draw:layer="layout" svg:width="0.36cm" svg:height="0.299cm" svg:x="12.168cm" svg:y="11.912cm" svg:viewBox="0 0 361 300" draw:points="180,300 0,300 0,0 361,0 361,300">
            <text:p/>
          </draw:polygon>
          <draw:path draw:style-name="gr3" draw:text-style-name="P9" draw:layer="layout" svg:width="0.421cm" svg:height="0.383cm" svg:x="12.151cm" svg:y="11.87cm" svg:viewBox="0 0 422 384" svg:d="M259 119c4-23 23-100 82-100 6 0 25 0 43 10-23 6-41 27-41 46 0 13 10 31 33 31 19 0 46-16 46-50 0-44-50-56-79-56-50 0-78 44-90 65-21-57-65-65-90-65-88 0-136 109-136 131 0 7 8 7 9 7 8 0 10 0 12-7 29-91 84-112 113-112 15 0 46 8 46 56 0 27-15 84-46 201-13 54-44 89-80 89-6 0-25 0-43-10 21-6 41-23 41-46s-20-31-33-31c-25 0-46 23-46 50 0 39 42 56 79 56 57 0 88-60 90-65 9 32 40 65 90 65 88 0 136-109 136-131 0-7-8-7-9-7-8 0-10 2-12 7-27 93-86 112-113 112-33 0-46-27-46-56 0-19 6-36 15-75z">
            <text:p/>
          </draw:path>
        </draw:g>
        <draw:g>
          <svg:title>TexMaths</svg:title>
          <svg:desc>22§display§= e^{\int P\ dx}§svg§600§FALSE§</svg:desc>
          <draw:polygon draw:style-name="gr2" draw:text-style-name="P8" draw:layer="layout" svg:width="2.994cm" svg:height="0.688cm" svg:x="12.45cm" svg:y="13.709cm" svg:viewBox="0 0 2995 689" draw:points="1498,689 0,689 0,0 2995,0 2995,689">
            <text:p/>
          </draw:polygon>
          <draw:path draw:style-name="gr3" draw:text-style-name="P9" draw:layer="layout" svg:width="0.515cm" svg:height="0.182cm" svg:x="12.455cm" svg:y="14.1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3.263cm" svg:y="14.084cm" svg:viewBox="0 0 299 352" svg:d="M109 164c23 0 81-2 120-18 54-23 58-69 58-79 0-35-30-67-83-67-86 0-204 76-204 211 0 80 46 141 121 141 113 0 178-83 178-91 0-6-5-11-10-11-4 0-6 2-9 9-62 76-146 76-157 76-60 0-67-66-67-90 0-9 0-34 13-81zM74 146c30-118 109-128 130-128 37 0 56 23 56 49 0 79-123 79-154 79z">
            <text:p/>
          </draw:path>
          <draw:path draw:style-name="gr3" draw:text-style-name="P9" draw:layer="layout" svg:width="0.333cm" svg:height="0.603cm" svg:x="13.629cm" svg:y="13.67cm" svg:viewBox="0 0 334 604" svg:d="M304 28c-3 0-19 5-19 25 0 17 14 24 25 24 10 0 24-7 24-26 0-28-30-51-67-51-42 0-79 32-96 100-7 23-28 182-39 305 0 14-4 49-7 77-7 62-18 106-58 106-11 0-27-3-37-12 3-2 19-7 19-25 0-17-14-24-24-24-11 0-25 7-25 24 0 30 30 53 67 53 42 0 79-33 97-100 7-23 28-184 38-307 2-12 4-47 7-77 7-60 20-104 58-104 11 0 27 2 37 12z">
            <text:p/>
          </draw:path>
          <draw:path draw:style-name="gr3" draw:text-style-name="P9" draw:layer="layout" svg:width="0.414cm" svg:height="0.371cm" svg:x="14.148cm" svg:y="13.737cm" svg:viewBox="0 0 415 372" svg:d="M146 203h99c91 0 170-59 170-118 0-46-45-85-119-85h-190c-11 0-18 0-18 12 0 7 5 7 18 7 8 0 10 0 21 2 10 0 12 2 12 7 0 2 0 4-2 13l-72 287c-5 21-7 24-49 24-9 0-16 0-16 13 0 0 0 7 9 7 16 0 54-2 70-2 9 0 28 0 37 0 12 0 25 2 35 2 4 0 13 0 13-13 0-7-7-7-18-7-2 0-10 0-21-2-12 0-12-1-12-7 0-1 0-3 1-12zM187 39c3-18 3-20 26-20h63c51 0 83 16 83 55 0 16-7 60-33 84-20 16-51 27-90 27h-86z">
            <text:p/>
          </draw:path>
          <draw:path draw:style-name="gr3" draw:text-style-name="P9" draw:layer="layout" svg:width="0.279cm" svg:height="0.383cm" svg:x="14.877cm" svg:y="13.73cm" svg:viewBox="0 0 280 384" svg:d="M278 16c0 0 2-7 2-9s-2-7-9-7c-11 0-56 4-70 5-4 0-11 2-11 13 0 8 7 8 14 8 27 0 27 4 27 7 0 4-2 8-4 13l-30 123c-12-18-30-32-56-32-71 0-141 78-141 155 0 53 35 92 83 92 28 0 54-18 77-39 11 32 41 39 56 39 20 0 32-12 43-30 12-21 19-53 19-55 0-7-7-7-9-7-7 0-9 2-12 18-7 26-18 58-41 58-14 0-17-12-17-26 0-11 2-16 3-23zM162 310c-4 14-16 26-28 35-6 5-27 23-50 23-21 0-40-14-40-53 0-28 16-88 28-111 25-44 53-51 69-51 37 0 47 41 47 48 0 2 0 5-1 7z">
            <text:p/>
          </draw:path>
          <draw:path draw:style-name="gr3" draw:text-style-name="P9" draw:layer="layout" svg:width="0.291cm" svg:height="0.246cm" svg:x="15.192cm" svg:y="13.867cm" svg:viewBox="0 0 292 247" svg:d="M109 183c-5 18-23 48-51 48-2 0-18 0-30-7 23-7 25-27 25-30 0-13-9-21-21-21-16 0-32 14-32 33 0 28 30 41 58 41 25 0 46-16 60-39 14 28 44 39 65 39 63 0 95-69 95-85 0-7-7-7-9-7-7 0-7 3-9 11-12 37-44 65-75 65-21 0-34-14-34-36 0-14 14-63 29-125 12-42 36-54 54-54 0 0 18 0 28 7-16 5-23 19-23 30 0 12 9 21 21 21 13 0 32-11 32-33 0-32-35-41-58-41-26 0-49 18-60 39-10-23-35-39-65-39-61 0-97 67-97 83 0 7 7 7 9 7 7 0 9-2 11-9 14-42 47-65 75-65 18 0 32 9 32 35 0 11-5 39-11 5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7" draw:layer="layout" svg:width="26.655cm" svg:height="14.62cm" svg:x="0.8cm" svg:y="0.537cm" presentation:class="subtitle" presentation:user-transformed="true">
          <draw:text-box>
            <text:p text:style-name="P5"><text:s text:c="4"/></text:p>
          </draw:text-box>
        </draw:frame>
        <draw:g>
          <svg:title>TexMaths</svg:title>
          <svg:desc>22§display§e^{\int P dx}\left[ \frac{dy}{dx} + Py \right] = Q e^{\int P dx}§svg§600§FALSE§</svg:desc>
          <draw:polygon draw:style-name="gr2" draw:text-style-name="P8" draw:layer="layout" svg:width="9.562cm" svg:height="1.779cm" svg:x="3.351cm" svg:y="0.806cm" svg:viewBox="0 0 9563 1780" draw:points="4782,1780 0,1780 0,0 9563,0 9563,1780">
            <text:p/>
          </draw:polygon>
          <draw:path draw:style-name="gr3" draw:text-style-name="P9" draw:layer="layout" svg:width="0.298cm" svg:height="0.351cm" svg:x="3.347cm" svg:y="1.54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33cm" svg:height="0.603cm" svg:x="3.713cm" svg:y="1.133cm" svg:viewBox="0 0 334 604" svg:d="M304 28c-3 0-19 5-19 25 0 17 14 24 25 24 10 0 24-7 24-26 0-28-30-51-67-51-42 0-79 32-96 100-7 23-28 182-39 305 0 14-4 49-7 77-7 62-18 106-58 106-11 0-27-4-37-12 3-2 19-7 19-25s-14-25-24-25c-11 0-25 7-25 25 0 30 30 53 67 53 42 0 79-34 97-101 7-22 28-183 38-306 2-12 4-47 7-77 7-60 20-104 58-104 11 0 27 2 37 12z">
            <text:p/>
          </draw:path>
          <draw:path draw:style-name="gr3" draw:text-style-name="P9" draw:layer="layout" svg:width="0.414cm" svg:height="0.37cm" svg:x="4.232cm" svg:y="1.2cm" svg:viewBox="0 0 415 371" svg:d="M146 202h99c91 0 170-58 170-118 0-45-45-84-119-84h-190c-11 0-18 0-18 12 0 7 5 7 18 7 8 0 10 0 21 2 10 0 12 2 12 7 0 2 0 4-2 12l-72 287c-5 22-7 25-49 25-9 0-16 0-16 12 0 0 0 7 9 7 16 0 54-1 70-1 9 0 28 0 37 0 12 0 25 1 35 1 4 0 13 0 13-12 0-7-7-7-18-7-2 0-10 0-21-2-12 0-12-1-12-7 0-2 0-3 1-12zM187 39c3-18 3-20 26-20h65c49 0 81 16 81 55 0 16-7 60-33 84-20 16-51 27-90 27h-86z">
            <text:p/>
          </draw:path>
          <draw:path draw:style-name="gr3" draw:text-style-name="P9" draw:layer="layout" svg:width="0.279cm" svg:height="0.383cm" svg:x="4.704cm" svg:y="1.193cm" svg:viewBox="0 0 280 384" svg:d="M278 16c0 0 2-7 2-9s-2-7-9-7c-11 0-56 4-69 5-5 0-12 2-12 13 0 8 7 8 14 8 27 0 27 4 27 7 0 4-2 7-4 13l-30 123c-12-18-30-32-56-32-71 0-141 78-141 155 0 53 35 92 83 92 28 0 54-18 77-39 11 32 42 39 56 39 20 0 32-13 43-30 12-21 19-53 19-55 0-7-7-7-9-7-7 0-9 2-12 18-7 26-18 58-41 58-14 0-17-12-17-27 0-10 2-15 3-22zM162 310c-4 14-16 26-28 35-6 5-27 23-50 23-21 0-40-14-40-53 0-28 16-88 28-111 25-44 53-51 69-51 39 0 47 41 47 48 0 1 0 5-1 7z">
            <text:p/>
          </draw:path>
          <draw:path draw:style-name="gr3" draw:text-style-name="P9" draw:layer="layout" svg:width="0.291cm" svg:height="0.245cm" svg:x="5.019cm" svg:y="1.33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9" draw:layer="layout" svg:width="0.205cm" svg:height="1.856cm" svg:x="5.703cm" svg:y="0.767cm" svg:viewBox="0 0 206 1857" draw:points="0,1857 206,1857 206,1815 42,1815 42,42 206,42 206,0 0,0">
            <text:p/>
          </draw:polygon>
          <draw:path draw:style-name="gr3" draw:text-style-name="P9" draw:layer="layout" svg:width="0.369cm" svg:height="0.546cm" svg:x="6.061cm" svg:y="0.829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455cm" svg:y="1.024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5cm" svg:height="0.032cm" svg:x="6.011cm" svg:y="1.679cm" svg:viewBox="0 0 846 33" draw:points="422,33 0,33 0,0 846,0 846,33">
            <text:p/>
          </draw:polygon>
          <draw:path draw:style-name="gr3" draw:text-style-name="P9" draw:layer="layout" svg:width="0.369cm" svg:height="0.546cm" svg:x="6.043cm" svg:y="1.88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437cm" svg:y="2.0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516cm" svg:x="7.164cm" svg:y="1.43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553cm" svg:height="0.529cm" svg:x="7.924cm" svg:y="1.36cm" svg:viewBox="0 0 554 530" svg:d="M204 285h132c109 0 218-81 218-167 0-60-51-118-153-118h-251c-14 0-23 0-23 14 0 11 7 11 23 11 8 0 22 0 33 1 12 0 16 4 16 13 0 1 0 5-2 14l-105 417c-8 30-9 35-71 35-12 0-21 0-21 16 0 9 9 9 12 9 21 0 76-2 99-2 16 0 33 0 49 0 18 0 34 2 49 2 7 0 16 0 16-16 0-9-7-9-21-9-28 0-51 0-51-14 0-3 2-7 4-12zM260 53c7-27 7-28 41-28h76c63 0 105 21 105 74 0 29-16 96-46 125-38 35-86 40-119 40h-109z">
            <text:p/>
          </draw:path>
          <draw:path draw:style-name="gr3" draw:text-style-name="P9" draw:layer="layout" svg:width="0.356cm" svg:height="0.501cm" svg:x="8.519cm" svg:y="1.547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205cm" svg:height="1.856cm" svg:x="8.915cm" svg:y="0.767cm" svg:viewBox="0 0 206 1857" draw:points="162,1815 0,1815 0,1857 206,1857 206,0 0,0 0,42 162,42">
            <text:p/>
          </draw:polygon>
          <draw:path draw:style-name="gr3" draw:text-style-name="P9" draw:layer="layout" svg:width="0.515cm" svg:height="0.182cm" svg:x="9.57cm" svg:y="1.6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6cm" svg:height="0.696cm" svg:x="10.381cm" svg:y="1.343cm" svg:viewBox="0 0 537 697" svg:d="M301 542c121-46 236-185 236-334 0-124-83-208-199-208-167 0-338 176-338 357 0 129 86 206 199 206 19 0 46-3 76-10-4 47-4 49-4 60 0 24 0 84 65 84 92 0 129-143 129-150s-6-8-7-8c-7 0-9 3-11 8-18 55-63 74-90 74-37 0-47-21-56-79zM155 535c-60-23-86-84-86-153 0-55 19-164 79-248 56-79 128-115 186-115 78 0 134 60 134 164 0 78-40 259-171 333-3-28-10-85-68-85-41 0-78 39-78 79 0 16 4 25 4 25zM204 544c-12 0-37 0-37-34 0-29 30-61 62-61 33 0 47 19 47 65 0 12 0 12-7 16-21 9-44 14-65 14z">
            <text:p/>
          </draw:path>
          <draw:path draw:style-name="gr3" draw:text-style-name="P9" draw:layer="layout" svg:width="0.298cm" svg:height="0.351cm" svg:x="10.99cm" svg:y="1.547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33cm" svg:height="0.603cm" svg:x="11.356cm" svg:y="1.133cm" svg:viewBox="0 0 334 604" svg:d="M304 28c-3 0-19 5-19 25 0 17 14 24 25 24 10 0 24-7 24-26 0-28-30-51-67-51-42 0-79 32-96 100-7 23-28 182-39 305 0 14-4 49-7 77-7 62-18 106-58 106-11 0-27-4-37-12 3-2 19-7 19-25s-14-25-24-25c-11 0-25 7-25 25 0 30 30 53 67 53 42 0 79-34 97-101 7-22 28-183 38-306 2-12 4-47 7-77 7-60 20-104 58-104 11 0 27 2 37 12z">
            <text:p/>
          </draw:path>
          <draw:path draw:style-name="gr3" draw:text-style-name="P9" draw:layer="layout" svg:width="0.414cm" svg:height="0.37cm" svg:x="11.875cm" svg:y="1.2cm" svg:viewBox="0 0 415 371" svg:d="M146 202h99c91 0 170-58 170-118 0-45-45-84-119-84h-190c-11 0-18 0-18 12 0 7 5 7 18 7 8 0 10 0 21 2 10 0 12 2 12 7 0 2 0 4-3 12l-71 287c-5 22-7 25-49 25-9 0-16 0-16 12 0 0 0 7 9 7 16 0 54-1 70-1 9 0 28 0 37 0 12 0 25 1 35 1 4 0 13 0 13-12 0-7-7-7-18-7-2 0-10 0-21-2-12 0-12-1-12-7 0-2 0-3 1-12zM187 39c3-18 3-20 26-20h63c51 0 83 16 83 55 0 16-7 60-33 84-20 16-51 27-90 27h-86z">
            <text:p/>
          </draw:path>
          <draw:path draw:style-name="gr3" draw:text-style-name="P9" draw:layer="layout" svg:width="0.279cm" svg:height="0.383cm" svg:x="12.347cm" svg:y="1.193cm" svg:viewBox="0 0 280 384" svg:d="M278 16c0 0 2-7 2-9s-2-7-9-7c-11 0-56 4-70 5-4 0-11 2-11 13 0 8 7 8 14 8 27 0 27 4 27 7 0 4-2 7-4 13l-30 123c-12-18-30-32-56-32-71 0-141 78-141 155 0 53 35 92 83 92 28 0 54-18 77-39 11 32 41 39 56 39 20 0 32-13 43-30 12-21 19-53 19-55 0-7-7-7-9-7-7 0-9 2-12 18-7 26-18 58-41 58-14 0-17-12-17-27 0-10 2-15 3-22zM162 310c-4 14-16 26-28 35-6 5-27 23-50 23-21 0-40-14-40-53 0-28 16-88 28-111 25-44 53-51 69-51 37 0 47 41 47 48 0 1 0 5-1 7z">
            <text:p/>
          </draw:path>
          <draw:path draw:style-name="gr3" draw:text-style-name="P9" draw:layer="layout" svg:width="0.291cm" svg:height="0.245cm" svg:x="12.662cm" svg:y="1.33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draw:g>
          <svg:title>TexMaths</svg:title>
          <svg:desc>22§display§ \frac{d}{dx} \left[ y.e^{\int P dx} \right] = Q e^{\int P dx}§svg§600§FALSE§</svg:desc>
          <draw:polygon draw:style-name="gr2" draw:text-style-name="P8" draw:layer="layout" svg:width="8.051cm" svg:height="1.522cm" svg:x="3.388cm" svg:y="3.005cm" svg:viewBox="0 0 8052 1523" draw:points="4025,1523 0,1523 0,0 8052,0 8052,1523">
            <text:p/>
          </draw:polygon>
          <draw:path draw:style-name="gr3" draw:text-style-name="P9" draw:layer="layout" svg:width="0.369cm" svg:height="0.546cm" svg:x="3.601cm" svg:y="2.966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9" draw:layer="layout" svg:width="0.846cm" svg:height="0.032cm" svg:x="3.349cm" svg:y="3.816cm" svg:viewBox="0 0 847 33" draw:points="422,33 0,33 0,0 847,0 847,33">
            <text:p/>
          </draw:polygon>
          <draw:path draw:style-name="gr3" draw:text-style-name="P9" draw:layer="layout" svg:width="0.369cm" svg:height="0.546cm" svg:x="3.381cm" svg:y="4.02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3.773cm" svg:y="4.2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9" draw:layer="layout" svg:width="0.177cm" svg:height="1.392cm" svg:x="4.59cm" svg:y="3.137cm" svg:viewBox="0 0 178 1393" draw:points="0,1393 178,1393 178,1357 37,1357 37,37 178,37 178,0 0,0">
            <text:p/>
          </draw:polygon>
          <draw:path draw:style-name="gr3" draw:text-style-name="P9" draw:layer="layout" svg:width="0.358cm" svg:height="0.501cm" svg:x="4.803cm" svg:y="3.684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083cm" svg:height="0.084cm" svg:x="5.253cm" svg:y="3.945cm" svg:viewBox="0 0 84 85" svg:d="M84 42c0-23-19-42-42-42s-42 19-42 42 19 43 42 43 42-20 42-43z">
            <text:p/>
          </draw:path>
          <draw:path draw:style-name="gr3" draw:text-style-name="P9" draw:layer="layout" svg:width="0.298cm" svg:height="0.351cm" svg:x="5.438cm" svg:y="3.684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33cm" svg:height="0.603cm" svg:x="5.804cm" svg:y="3.271cm" svg:viewBox="0 0 334 604" svg:d="M304 28c-3 0-19 5-19 25 0 17 14 24 25 24 10 0 24-7 24-26 0-28-30-51-66-51-43 0-80 32-97 100-7 23-28 182-39 305 0 14-4 49-7 77-7 62-18 106-58 106-11 0-27-4-37-12 3-2 19-7 19-25s-14-25-24-25c-11 0-25 7-25 25 0 30 30 53 67 53 42 0 79-34 97-101 7-22 28-183 38-306 2-12 4-47 7-77 7-60 20-104 59-104 10 0 26 2 36 12z">
            <text:p/>
          </draw:path>
          <draw:path draw:style-name="gr3" draw:text-style-name="P9" draw:layer="layout" svg:width="0.414cm" svg:height="0.37cm" svg:x="6.321cm" svg:y="3.337cm" svg:viewBox="0 0 415 371" svg:d="M146 202h99c91 0 170-58 170-117 0-46-45-85-119-85h-190c-11 0-18 0-18 12 0 7 5 7 18 7 8 0 10 0 21 2 10 0 12 2 12 7 0 2 0 4-2 12l-72 287c-5 22-7 25-49 25-9 0-16 0-16 12 0 0 0 7 9 7 16 0 54-1 70-1 9 0 28 0 37 0 12 0 25 1 35 1 4 0 13 0 13-12 0-7-7-7-18-7-2 0-10 0-21-2-12 0-12-1-12-7 0-1 0-3 1-12zM187 39c3-18 3-20 26-20h65c49 0 81 16 81 55 0 16-7 60-33 84-20 16-51 27-90 27h-86z">
            <text:p/>
          </draw:path>
          <draw:path draw:style-name="gr3" draw:text-style-name="P9" draw:layer="layout" svg:width="0.279cm" svg:height="0.383cm" svg:x="6.793cm" svg:y="3.33cm" svg:viewBox="0 0 280 384" svg:d="M278 16c0 0 2-7 2-9s-2-7-9-7c-11 0-56 4-69 5-5 0-12 2-12 13 0 8 7 8 14 8 27 0 27 4 27 7 0 4-2 7-4 13l-30 123c-12-18-30-32-56-32-71 0-141 78-141 155 0 53 35 92 83 92 28 0 54-18 77-39 11 32 42 39 56 39 20 0 32-13 43-30 12-21 19-53 19-55 0-7-7-7-9-7-7 0-9 2-12 18-7 26-16 58-41 58-14 0-17-12-17-26 0-11 2-16 3-23zM162 310c-4 14-16 26-28 35-6 5-27 23-50 23-21 0-40-14-40-53 0-28 16-88 28-111 25-44 53-51 69-51 39 0 47 41 47 48 0 1 0 5-1 7z">
            <text:p/>
          </draw:path>
          <draw:path draw:style-name="gr3" draw:text-style-name="P9" draw:layer="layout" svg:width="0.291cm" svg:height="0.245cm" svg:x="7.108cm" svg:y="3.468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9" draw:layer="layout" svg:width="0.177cm" svg:height="1.392cm" svg:x="7.487cm" svg:y="3.137cm" svg:viewBox="0 0 178 1393" draw:points="141,1357 0,1357 0,1393 178,1393 178,0 0,0 0,37 141,37">
            <text:p/>
          </draw:polygon>
          <draw:path draw:style-name="gr3" draw:text-style-name="P9" draw:layer="layout" svg:width="0.515cm" svg:height="0.182cm" svg:x="8.095cm" svg:y="3.7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6cm" svg:height="0.696cm" svg:x="8.905cm" svg:y="3.48cm" svg:viewBox="0 0 537 697" svg:d="M301 542c121-46 236-185 236-334 0-123-83-208-199-208-167 0-338 176-338 357 0 129 86 206 199 206 19 0 46-3 76-10-4 47-4 49-4 60 0 24 0 84 65 84 92 0 129-142 129-150 0-7-6-8-7-8-7 0-9 3-11 8-18 55-63 74-90 74-37 0-47-21-56-79zM155 535c-60-23-86-84-86-153 0-55 19-164 79-248 56-79 128-115 186-115 78 0 134 60 134 164 0 78-40 259-171 333-3-28-10-85-68-85-41 0-78 39-78 80 0 15 4 24 4 24zM204 544c-12 0-37 0-37-33 0-30 30-62 62-62 33 0 47 19 47 65 0 12 0 12-7 16-21 9-44 14-65 14z">
            <text:p/>
          </draw:path>
          <draw:path draw:style-name="gr3" draw:text-style-name="P9" draw:layer="layout" svg:width="0.298cm" svg:height="0.351cm" svg:x="9.514cm" svg:y="3.68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33cm" svg:height="0.603cm" svg:x="9.88cm" svg:y="3.271cm" svg:viewBox="0 0 334 604" svg:d="M304 28c-3 0-19 5-19 25 0 17 14 24 25 24 10 0 24-7 24-26 0-28-30-51-66-51-43 0-80 32-97 100-7 23-28 182-39 305 0 14-4 49-7 77-7 62-18 106-58 106-11 0-27-4-37-12 3-2 19-7 19-25s-14-25-24-25c-11 0-25 7-25 25 0 30 30 53 67 53 42 0 79-34 97-101 7-22 28-183 38-306 2-12 4-47 7-77 7-60 20-104 59-104 10 0 26 2 36 12z">
            <text:p/>
          </draw:path>
          <draw:path draw:style-name="gr3" draw:text-style-name="P9" draw:layer="layout" svg:width="0.414cm" svg:height="0.37cm" svg:x="10.399cm" svg:y="3.337cm" svg:viewBox="0 0 415 371" svg:d="M146 202h99c91 0 170-58 170-117 0-46-45-85-119-85h-190c-11 0-18 0-18 12 0 7 5 7 18 7 8 0 10 0 21 2 10 0 12 2 12 7 0 2 0 4-3 12l-71 287c-5 22-7 25-49 25-9 0-16 0-16 12 0 0 0 7 9 7 16 0 54-1 70-1 9 0 28 0 37 0 12 0 25 1 35 1 4 0 13 0 13-12 0-7-7-7-18-7-2 0-10 0-21-2-12 0-12-1-12-7 0-1 0-3 1-12zM187 39c3-18 3-20 26-20h63c51 0 83 16 83 55 0 16-7 60-33 84-20 16-51 27-90 27h-86z">
            <text:p/>
          </draw:path>
          <draw:path draw:style-name="gr3" draw:text-style-name="P9" draw:layer="layout" svg:width="0.279cm" svg:height="0.383cm" svg:x="10.871cm" svg:y="3.33cm" svg:viewBox="0 0 280 384" svg:d="M278 16c0 0 2-7 2-9s-2-7-9-7c-11 0-56 4-70 5-4 0-11 2-11 13 0 8 7 8 14 8 27 0 27 4 27 7 0 4-2 7-4 13l-30 123c-12-18-30-32-56-32-71 0-141 78-141 155 0 53 35 92 83 92 28 0 54-18 77-39 11 32 41 39 56 39 20 0 32-13 43-30 12-21 19-53 19-55 0-7-7-7-9-7-7 0-9 2-12 18-7 26-18 58-41 58-14 0-17-12-17-26 0-11 2-16 3-23zM162 310c-4 14-16 26-28 35-6 5-27 23-50 23-21 0-40-14-40-53 0-28 16-88 28-111 25-44 53-51 69-51 37 0 47 41 47 48 0 1 0 5-1 7z">
            <text:p/>
          </draw:path>
          <draw:path draw:style-name="gr3" draw:text-style-name="P9" draw:layer="layout" svg:width="0.291cm" svg:height="0.245cm" svg:x="11.186cm" svg:y="3.468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draw:g>
          <svg:title>TexMaths</svg:title>
          <svg:desc>20§display§\left[\ \text {Note : } \frac{d}{dx} \left( y.e^{\int P dx} \right) = e^{\int P dx}\left( \frac{dy}{dx} + Py \right) \ \right]§svg§600§FALSE§</svg:desc>
          <draw:polygon draw:style-name="gr2" draw:text-style-name="P8" draw:layer="layout" svg:width="14.196cm" svg:height="1.617cm" svg:x="12.651cm" svg:y="2.904cm" svg:viewBox="0 0 14197 1618" draw:points="7099,1618 0,1618 0,0 14197,0 14197,1618">
            <text:p/>
          </draw:polygon>
          <draw:polygon draw:style-name="gr3" draw:text-style-name="P9" draw:layer="layout" svg:width="0.186cm" svg:height="1.687cm" svg:x="12.792cm" svg:y="2.869cm" svg:viewBox="0 0 187 1688" draw:points="0,1688 187,1688 187,1650 38,1650 38,38 187,38 187,0 0,0">
            <text:p/>
          </draw:polygon>
          <draw:path draw:style-name="gr3" draw:text-style-name="P9" draw:layer="layout" svg:width="0.481cm" svg:height="0.481cm" svg:x="13.245cm" svg:y="3.408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3" draw:text-style-name="P9" draw:layer="layout" svg:width="0.313cm" svg:height="0.324cm" svg:x="13.768cm" svg:y="3.57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9" draw:layer="layout" svg:width="0.221cm" svg:height="0.441cm" svg:x="14.113cm" svg:y="3.456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9" draw:layer="layout" svg:width="0.273cm" svg:height="0.324cm" svg:x="14.393cm" svg:y="3.5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9" draw:layer="layout" svg:width="0.076cm" svg:height="0.303cm" svg:x="14.981cm" svg:y="3.586cm" svg:viewBox="0 0 77 304" svg:d="M77 37c0-19-18-37-39-37-20 0-38 18-38 37 0 21 18 38 38 38 21 0 39-17 39-38zM77 267c0-21-18-37-39-37-20 0-38 16-38 37s18 37 38 37c21 0 39-16 39-37z">
            <text:p/>
          </draw:path>
          <draw:path draw:style-name="gr3" draw:text-style-name="P9" draw:layer="layout" svg:width="0.335cm" svg:height="0.497cm" svg:x="15.741cm" svg:y="2.92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olygon draw:style-name="gr3" draw:text-style-name="P9" draw:layer="layout" svg:width="0.769cm" svg:height="0.029cm" svg:x="15.512cm" svg:y="3.698cm" svg:viewBox="0 0 770 30" draw:points="384,30 0,30 0,0 770,0 770,30">
            <text:p/>
          </draw:polygon>
          <draw:path draw:style-name="gr3" draw:text-style-name="P9" draw:layer="layout" svg:width="0.335cm" svg:height="0.497cm" svg:x="15.541cm" svg:y="3.88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9" draw:layer="layout" svg:width="0.351cm" svg:height="0.319cm" svg:x="15.897cm" svg:y="4.0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9" draw:layer="layout" svg:width="0.268cm" svg:height="1.265cm" svg:x="16.608cm" svg:y="3.08cm" svg:viewBox="0 0 269 1266" svg:d="M237 1259c1 0 8 7 8 7h16c1 0 8 0 8-7 0-3-2-5-3-6-26-26-64-64-108-141-76-136-104-310-104-478 0-312 88-496 213-621 2-2 2-5 2-7 0-6-5-6-13-6-10 0-11 0-18 6-67 58-142 156-192 304-30 93-46 205-46 322 0 168 30 357 141 520 19 27 46 56 46 56 7 10 16 21 23 26z">
            <text:p/>
          </draw:path>
          <draw:path draw:style-name="gr3" draw:text-style-name="P9" draw:layer="layout" svg:width="0.324cm" svg:height="0.455cm" svg:x="16.922cm" svg:y="3.578cm" svg:viewBox="0 0 325 456" svg:d="M323 43c2-9 2-11 2-16 0-13-10-19-19-19-8 0-20 3-26 14-2 4-6 26-10 39-4 17-9 37-14 56l-32 128c-2 9-32 59-80 59-35 0-43-30-43-58 0-32 13-75 37-137 11-29 12-37 12-51 0-32-22-58-57-58-67 0-93 102-93 109 0 6 6 6 8 6 8 0 8-1 11-13 19-65 48-86 72-86 5 0 18 0 18 22 0 18-7 36-13 50-27 74-40 115-40 147 0 63 45 85 86 85 28 0 52-13 71-32-8 37-18 70-45 109-19 24-46 45-78 45-10 0-42-4-53-31 11 0 19 0 29-8 8-6 14-16 14-29 0-22-19-25-26-25-16 0-40 11-40 46s32 61 76 61c73 0 145-64 164-144z">
            <text:p/>
          </draw:path>
          <draw:path draw:style-name="gr3" draw:text-style-name="P9" draw:layer="layout" svg:width="0.076cm" svg:height="0.076cm" svg:x="17.331cm" svg:y="3.813cm" svg:viewBox="0 0 77 77" svg:d="M77 38c0-20-18-38-39-38-20 0-38 18-38 38 0 21 18 39 38 39 21 0 39-18 39-39z">
            <text:p/>
          </draw:path>
          <draw:path draw:style-name="gr3" draw:text-style-name="P9" draw:layer="layout" svg:width="0.271cm" svg:height="0.319cm" svg:x="17.498cm" svg:y="3.578cm" svg:viewBox="0 0 272 320" svg:d="M99 149c21 0 74-2 109-16 50-21 53-63 53-72 0-32-27-61-75-61-79 0-186 69-186 192 0 72 42 128 110 128 103 0 162-75 162-83 0-5-5-10-10-10-3 0-4 2-8 8-56 69-132 69-142 69-54 0-61-59-61-82 0-8 0-30 11-73zM67 133c27-107 99-117 119-117 33 0 52 21 52 45 0 72-113 72-142 72z">
            <text:p/>
          </draw:path>
          <draw:path draw:style-name="gr3" draw:text-style-name="P9" draw:layer="layout" svg:width="0.303cm" svg:height="0.548cm" svg:x="17.832cm" svg:y="3.202cm" svg:viewBox="0 0 304 549" svg:d="M277 26c-3 0-18 4-18 22 0 16 13 22 23 22 9 0 22-6 22-24 0-25-27-46-61-46-38 0-72 29-88 91-6 21-25 165-35 277 0 13-3 45-6 70-7 56-16 96-53 96-10 0-24-3-34-11 3-1 18-6 18-22s-13-23-23-23c-9 0-22 7-22 23 0 27 27 48 61 48 38 0 72-31 88-91 6-21 25-167 35-279 2-11 3-43 6-70 7-55 18-95 53-95 10 0 24 2 34 12z">
            <text:p/>
          </draw:path>
          <draw:path draw:style-name="gr3" draw:text-style-name="P9" draw:layer="layout" svg:width="0.377cm" svg:height="0.337cm" svg:x="18.302cm" svg:y="3.263cm" svg:viewBox="0 0 378 338" svg:d="M133 184h89c84 0 156-53 156-107 0-42-42-77-109-77h-173c-10 0-16 0-16 11 0 7 5 7 16 7 8 0 10 0 19 1 10 0 11 2 11 7 0 1 0 3-1 11l-66 261c-5 19-6 22-45 22-8 0-14 0-14 11 0 0 0 7 8 7 14 0 50-2 64-2 8 0 26 0 34 0 11 0 22 2 32 2 3 0 11 0 11-12 0-6-7-6-16-6-2 0-10 0-19-2-12 0-12-1-12-6 0-2 0-3 2-11zM170 35c3-16 3-17 24-17h59c45 0 73 14 73 49 0 15-6 55-30 77-18 14-46 24-82 24h-78z">
            <text:p/>
          </draw:path>
          <draw:path draw:style-name="gr3" draw:text-style-name="P9" draw:layer="layout" svg:width="0.253cm" svg:height="0.348cm" svg:x="18.731cm" svg:y="3.256cm" svg:viewBox="0 0 254 349" svg:d="M253 14c0 0 1-6 1-8 0-1-1-6-8-6-9 0-51 3-62 5-5 0-11 1-11 11 0 8 6 8 13 8 24 0 24 3 24 6 0 4-2 7-4 12l-27 112c-11-16-27-29-51-29-64 0-128 70-128 141 0 48 32 83 75 83 26 0 50-16 71-35 9 28 38 35 51 35 17 0 29-11 38-27 11-20 18-48 18-50 0-6-7-6-8-6-7 0-8 1-11 16-7 24-15 52-37 52-13 0-16-11-16-24 0-9 1-14 3-20zM147 282c-3 12-14 24-25 32-5 4-24 20-45 20-19 0-37-12-37-48 0-25 14-80 26-100 22-40 48-47 62-47 35 0 43 37 43 43 0 2 0 5-1 7z">
            <text:p/>
          </draw:path>
          <draw:path draw:style-name="gr3" draw:text-style-name="P9" draw:layer="layout" svg:width="0.265cm" svg:height="0.223cm" svg:x="19.018cm" svg:y="3.381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9" draw:layer="layout" svg:width="0.268cm" svg:height="1.265cm" svg:x="19.373cm" svg:y="3.08cm" svg:viewBox="0 0 269 1266" svg:d="M269 632c0-202-48-416-187-574-10-12-36-39-53-53-5-5-7-5-16-5-7 0-13 0-13 6 0 4 3 7 5 8 24 24 62 63 105 141 77 135 104 309 104 477 0 306-84 493-211 621-1 1-3 5-3 6 0 7 6 7 13 7 9 0 11 0 17-5 68-58 143-155 192-304 31-96 47-211 47-325z">
            <text:p/>
          </draw:path>
          <draw:path draw:style-name="gr3" draw:text-style-name="P9" draw:layer="layout" svg:width="0.468cm" svg:height="0.165cm" svg:x="20.003cm" svg:y="3.63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9" draw:layer="layout" svg:width="0.271cm" svg:height="0.319cm" svg:x="20.738cm" svg:y="3.578cm" svg:viewBox="0 0 272 320" svg:d="M99 149c21 0 74-2 109-16 50-21 53-63 53-72 0-32-27-61-75-61-79 0-186 69-186 192 0 72 42 128 110 128 103 0 162-75 162-83 0-5-5-10-10-10-3 0-4 2-8 8-56 69-132 69-142 69-54 0-61-59-61-82 0-8 0-30 11-73zM67 133c27-107 99-117 119-117 33 0 51 21 51 45 0 72-112 72-141 72z">
            <text:p/>
          </draw:path>
          <draw:path draw:style-name="gr3" draw:text-style-name="P9" draw:layer="layout" svg:width="0.303cm" svg:height="0.548cm" svg:x="21.07cm" svg:y="3.202cm" svg:viewBox="0 0 304 549" svg:d="M277 26c-3 0-18 4-18 22 0 16 13 22 23 22 9 0 22-6 22-24 0-25-27-46-61-46-38 0-72 29-88 91-6 21-25 165-35 277 0 13-3 45-6 70-7 56-16 96-53 96-10 0-24-3-34-11 3-1 18-6 18-22s-13-23-23-23c-9 0-22 7-22 23 0 27 27 48 61 48 38 0 72-31 88-91 6-21 25-167 35-279 2-11 3-43 6-70 7-55 18-95 53-95 10 0 24 2 34 12z">
            <text:p/>
          </draw:path>
          <draw:path draw:style-name="gr3" draw:text-style-name="P9" draw:layer="layout" svg:width="0.377cm" svg:height="0.337cm" svg:x="21.542cm" svg:y="3.263cm" svg:viewBox="0 0 378 338" svg:d="M133 184h89c84 0 156-53 156-107 0-42-42-77-109-77h-173c-10 0-16 0-16 11 0 7 5 7 16 7 8 0 10 0 19 1 10 0 11 2 11 7 0 1 0 3-3 11l-64 261c-5 19-6 22-45 22-8 0-14 0-14 11 0 0 0 7 8 7 14 0 50-2 64-2 8 0 26 0 34 0 11 0 22 2 32 2 3 0 11 0 11-12 0-6-7-6-16-6-2 0-10 0-19-2-12 0-12-1-12-6 0-2 0-3 2-11zM170 35c3-16 3-17 24-17h59c45 0 73 14 73 49 0 15-6 55-30 77-18 14-46 24-82 24h-78z">
            <text:p/>
          </draw:path>
          <draw:path draw:style-name="gr3" draw:text-style-name="P9" draw:layer="layout" svg:width="0.253cm" svg:height="0.348cm" svg:x="21.971cm" svg:y="3.256cm" svg:viewBox="0 0 254 349" svg:d="M253 14c0 0 1-6 1-8 0-1-1-6-8-6-9 0-51 3-64 5-3 0-9 1-9 11 0 8 6 8 13 8 24 0 24 3 24 6 0 4-2 7-4 12l-27 112c-11-16-27-29-51-29-64 0-128 70-128 141 0 48 32 83 75 83 26 0 50-16 71-35 9 28 36 35 51 35 17 0 29-11 38-27 11-20 18-48 18-50 0-6-7-6-8-6-7 0-8 1-11 16-7 24-16 52-37 52-13 0-16-11-16-24 0-9 1-14 3-20zM147 282c-3 12-14 24-25 32-5 4-24 20-45 20-19 0-37-12-37-48 0-25 14-80 26-100 22-40 48-47 62-47 34 0 43 37 43 43 0 2 0 5-1 7z">
            <text:p/>
          </draw:path>
          <draw:path draw:style-name="gr3" draw:text-style-name="P9" draw:layer="layout" svg:width="0.265cm" svg:height="0.223cm" svg:x="22.258cm" svg:y="3.381cm" svg:viewBox="0 0 266 224" svg:d="M99 166c-5 16-21 44-46 44-2 0-16 0-27-7 20-6 22-24 22-27 0-11-8-19-19-19-15 0-29 13-29 30 0 26 27 37 51 37s43-14 56-35c13 25 40 35 59 35 58 0 87-62 87-77 0-6-7-6-8-6-7 0-7 3-8 9-11 34-42 60-69 60-19 0-30-13-30-32 0-13 12-58 25-114 11-38 32-50 50-50 0 0 16 0 25 7-14 5-20 17-20 27 0 11 8 19 19 19s29-9 29-30c0-29-32-37-53-37-24 0-45 16-55 35-9-21-32-35-59-35-56 0-88 61-88 75 0 7 7 7 8 7 7 0 8-2 10-8 13-39 43-60 69-60 16 0 28 8 28 32 0 10-6 36-9 52z">
            <text:p/>
          </draw:path>
          <draw:path draw:style-name="gr3" draw:text-style-name="P9" draw:layer="layout" svg:width="0.346cm" svg:height="1.687cm" svg:x="22.851cm" svg:y="2.869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9" draw:layer="layout" svg:width="0.335cm" svg:height="0.497cm" svg:x="23.351cm" svg:y="2.92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9" draw:layer="layout" svg:width="0.324cm" svg:height="0.455cm" svg:x="23.709cm" svg:y="3.103cm" svg:viewBox="0 0 325 456" svg:d="M323 43c2-9 2-11 2-16 0-13-10-19-19-19-8 0-20 3-26 14-2 4-6 26-10 39-4 17-9 37-14 56l-32 128c-2 9-32 59-80 59-35 0-43-30-43-58 0-32 13-75 37-137 11-29 12-37 12-51 0-32-22-58-57-58-67 0-93 102-93 109 0 6 6 6 8 6 8 0 8-1 11-13 19-65 48-86 72-86 5 0 18 0 18 22 0 18-7 36-13 50-27 74-40 115-40 147 0 63 45 85 86 85 28 0 52-13 71-32-8 37-18 70-45 109-19 24-46 45-78 45-10 0-42-4-53-31 11 0 19 0 29-8 8-6 14-16 14-29 0-22-19-25-26-25-16 0-40 11-40 46s32 61 76 61c73 0 145-64 164-144z">
            <text:p/>
          </draw:path>
          <draw:polygon draw:style-name="gr3" draw:text-style-name="P9" draw:layer="layout" svg:width="0.769cm" svg:height="0.029cm" svg:x="23.306cm" svg:y="3.698cm" svg:viewBox="0 0 770 30" draw:points="384,30 0,30 0,0 770,0 770,30">
            <text:p/>
          </draw:polygon>
          <draw:path draw:style-name="gr3" draw:text-style-name="P9" draw:layer="layout" svg:width="0.335cm" svg:height="0.497cm" svg:x="23.335cm" svg:y="3.88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9" draw:layer="layout" svg:width="0.351cm" svg:height="0.319cm" svg:x="23.693cm" svg:y="4.059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9" draw:layer="layout" svg:width="0.468cm" svg:height="0.469cm" svg:x="24.354cm" svg:y="3.47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9" draw:layer="layout" svg:width="0.503cm" svg:height="0.481cm" svg:x="25.045cm" svg:y="3.408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3" draw:text-style-name="P9" draw:layer="layout" svg:width="0.325cm" svg:height="0.455cm" svg:x="25.587cm" svg:y="3.578cm" svg:viewBox="0 0 326 456" svg:d="M323 43c3-9 3-11 3-16 0-13-11-19-20-19-8 0-20 3-26 14-2 4-6 26-10 39-4 17-9 37-14 56l-32 128c-2 9-32 59-78 59-37 0-45-30-45-58 0-32 13-75 37-137 11-29 12-37 12-51 0-32-22-58-57-58-67 0-93 102-93 109 0 6 6 6 8 6 8 0 8-1 11-13 19-65 48-86 72-86 5 0 18 0 18 22 0 18-7 36-13 50-27 74-40 115-40 147 0 63 45 85 86 85 28 0 52-13 71-32-8 37-18 70-45 109-19 24-46 45-78 45-10 0-42-4-53-31 11 0 19 0 30-8 7-6 13-16 13-29 0-22-19-25-26-25-16 0-40 11-40 46s32 61 76 61c73 0 145-64 164-144z">
            <text:p/>
          </draw:path>
          <draw:path draw:style-name="gr3" draw:text-style-name="P9" draw:layer="layout" svg:width="0.346cm" svg:height="1.687cm" svg:x="25.96cm" svg:y="2.869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olygon draw:style-name="gr3" draw:text-style-name="P9" draw:layer="layout" svg:width="0.186cm" svg:height="1.687cm" svg:x="26.698cm" svg:y="2.869cm" svg:viewBox="0 0 187 1688" draw:points="147,1650 0,1650 0,1688 187,1688 187,0 0,0 0,38 147,38">
            <text:p/>
          </draw:polygon>
        </draw:g>
        <draw:g>
          <svg:title>TexMaths</svg:title>
          <svg:desc>22§display§\text {Integrating both the sides  we get,} §svg§600§FALSE§</svg:desc>
          <draw:polygon draw:style-name="gr2" draw:text-style-name="P8" draw:layer="layout" svg:width="11.26cm" svg:height="0.62cm" svg:x="3.369cm" svg:y="5.305cm" svg:viewBox="0 0 11261 621" draw:points="5630,621 0,621 0,0 11261,0 11261,621">
            <text:p/>
          </draw:polygon>
          <draw:path draw:style-name="gr3" draw:text-style-name="P9" draw:layer="layout" svg:width="0.237cm" svg:height="0.53cm" svg:x="3.351cm" svg:y="5.275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634cm" svg:y="5.46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4.032cm" svg:y="5.328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4.34cm" svg:y="5.45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4.683cm" svg:y="5.45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5.071cm" svg:y="5.46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5.384cm" svg:y="5.456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5.752cm" svg:y="5.328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6.063cm" svg:y="5.28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278cm" svg:y="5.46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704cm" svg:y="5.45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83cm" svg:height="0.547cm" svg:x="7.348cm" svg:y="5.266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44cm" svg:height="0.357cm" svg:x="7.8cm" svg:y="5.456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242cm" svg:height="0.486cm" svg:x="8.179cm" svg:y="5.32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8.49cm" svg:y="5.26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42cm" svg:height="0.486cm" svg:x="9.168cm" svg:y="5.32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478cm" svg:y="5.26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9.905cm" svg:y="5.45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54cm" svg:height="0.357cm" svg:x="10.509cm" svg:y="5.456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166cm" svg:height="0.519cm" svg:x="10.815cm" svg:y="5.28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547cm" svg:x="11.03cm" svg:y="5.266cm" svg:viewBox="0 0 384 548" svg:d="M269 497v51l115-8v-25c-55 0-62-5-62-42v-473l-111 9v25c53 0 60 5 60 42v167c-23-26-56-47-99-47-91 0-172 76-172 176 0 99 76 176 165 176 50 0 85-26 104-51zM269 289v159c0 14 0 16-9 28-22 37-58 55-91 55-35 0-63-20-83-50-19-31-21-75-21-107 0-30 0-76 23-111 18-25 46-50 88-50 28 0 60 11 84 46 9 14 9 16 9 30z">
            <text:p/>
          </draw:path>
          <draw:path draw:style-name="gr3" draw:text-style-name="P9" draw:layer="layout" svg:width="0.3cm" svg:height="0.357cm" svg:x="11.456cm" svg:y="5.45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54cm" svg:height="0.357cm" svg:x="11.803cm" svg:y="5.456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531cm" svg:height="0.343cm" svg:x="12.354cm" svg:y="5.471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2.899cm" svg:y="5.45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3.499cm" svg:y="5.45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3.887cm" svg:y="5.45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4.223cm" svg:y="5.32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4.576cm" svg:y="5.721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y.e^{\int P dx}  = \int Q e^{\int P dx} dx§svg§600§FALSE§</svg:desc>
          <draw:polygon draw:style-name="gr2" draw:text-style-name="P8" draw:layer="layout" svg:width="8.04cm" svg:height="1.642cm" svg:x="3.366cm" svg:y="6.405cm" svg:viewBox="0 0 8041 1643" draw:points="4020,1643 0,1643 0,0 8041,0 8041,1643">
            <text:p/>
          </draw:polygon>
          <draw:path draw:style-name="gr3" draw:text-style-name="P9" draw:layer="layout" svg:width="0.358cm" svg:height="0.501cm" svg:x="3.35cm" svg:y="7.07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083cm" svg:height="0.084cm" svg:x="3.801cm" svg:y="7.336cm" svg:viewBox="0 0 84 85" svg:d="M84 42c0-23-19-42-42-42s-42 19-42 42 19 43 42 43 42-20 42-43z">
            <text:p/>
          </draw:path>
          <draw:path draw:style-name="gr3" draw:text-style-name="P9" draw:layer="layout" svg:width="0.298cm" svg:height="0.351cm" svg:x="3.984cm" svg:y="7.07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33cm" svg:height="0.603cm" svg:x="4.35cm" svg:y="6.664cm" svg:viewBox="0 0 334 604" svg:d="M304 28c-3 0-19 5-19 25 0 17 14 24 25 24 10 0 24-7 24-26 0-28-30-51-66-51-43 0-80 32-97 100-7 23-28 182-39 305 0 14-4 49-7 77-7 62-18 106-58 106-11 0-27-4-37-12 3-2 19-7 19-25s-14-25-24-25c-11 0-25 7-25 25 0 30 30 53 67 53 42 0 79-34 97-100 7-23 28-184 38-307 2-12 4-47 7-77 7-60 20-104 59-104 10 0 26 2 36 12z">
            <text:p/>
          </draw:path>
          <draw:path draw:style-name="gr3" draw:text-style-name="P9" draw:layer="layout" svg:width="0.414cm" svg:height="0.37cm" svg:x="4.869cm" svg:y="6.73cm" svg:viewBox="0 0 415 371" svg:d="M146 202h99c91 0 170-58 170-117 0-46-45-85-119-85h-190c-11 0-18 0-18 12 0 7 5 7 18 7 8 0 10 0 21 2 10 0 12 2 12 7 0 2 0 4-2 12l-72 287c-5 22-7 25-49 25-9 0-16 0-16 12 0 0 0 7 9 7 16 0 54-1 70-1 9 0 28 0 37 0 12 0 25 1 35 1 4 0 13 0 13-12 0-7-7-7-18-7-2 0-10 0-21-2-12 0-12-1-12-7 0-1 0-3 1-12zM187 39c3-18 3-20 26-20h65c49 0 81 16 81 55 0 16-7 60-33 84-20 16-51 27-90 27h-86z">
            <text:p/>
          </draw:path>
          <draw:path draw:style-name="gr3" draw:text-style-name="P9" draw:layer="layout" svg:width="0.279cm" svg:height="0.383cm" svg:x="5.341cm" svg:y="6.723cm" svg:viewBox="0 0 280 384" svg:d="M278 16c0 0 2-7 2-9s-2-7-9-7c-11 0-56 4-70 5-4 0-11 2-11 13 0 8 7 8 14 8 27 0 27 4 27 7 0 4-2 7-4 13l-30 123c-12-18-30-32-56-32-71 0-141 78-141 155 0 53 35 92 83 92 28 0 54-18 77-39 11 32 41 39 56 39 20 0 32-13 43-30 12-21 19-53 19-55 0-7-7-7-9-7-7 0-9 2-12 18-7 26-16 58-41 58-14 0-17-12-17-26 0-11 2-16 3-23zM162 310c-4 14-16 26-28 35-6 5-27 23-50 23-21 0-40-14-40-53 0-28 16-88 28-111 25-44 53-51 69-51 37 0 47 41 47 48 0 1 0 5-1 7z">
            <text:p/>
          </draw:path>
          <draw:path draw:style-name="gr3" draw:text-style-name="P9" draw:layer="layout" svg:width="0.291cm" svg:height="0.245cm" svg:x="5.656cm" svg:y="6.861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182cm" svg:x="6.277cm" svg:y="7.1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9cm" svg:x="7.094cm" svg:y="6.36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536cm" svg:height="0.696cm" svg:x="7.989cm" svg:y="6.873cm" svg:viewBox="0 0 537 697" svg:d="M301 542c121-46 236-185 236-334 0-123-83-208-199-208-167 0-338 176-338 357 0 129 86 206 199 206 19 0 46-3 76-10-4 47-4 49-4 60 0 24 0 84 65 84 92 0 129-142 129-149 0-8-6-9-7-9-7 0-9 3-11 9-18 54-63 73-90 73-37 0-47-21-56-79zM155 535c-60-23-86-84-86-153 0-55 19-164 79-248 56-79 128-115 186-115 78 0 134 60 134 164 0 78-40 259-171 333-3-28-10-85-68-85-41 0-78 39-78 80 0 15 4 24 4 24zM204 544c-12 0-37 0-37-33 0-30 30-62 62-62 33 0 47 19 47 65 0 12 0 12-7 16-21 9-44 14-65 14z">
            <text:p/>
          </draw:path>
          <draw:path draw:style-name="gr3" draw:text-style-name="P9" draw:layer="layout" svg:width="0.298cm" svg:height="0.351cm" svg:x="8.598cm" svg:y="7.07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33cm" svg:height="0.603cm" svg:x="8.964cm" svg:y="6.664cm" svg:viewBox="0 0 334 604" svg:d="M304 28c-3 0-19 5-19 25 0 17 14 24 25 24 10 0 24-7 24-26 0-28-30-51-66-51-43 0-80 32-97 100-7 23-28 182-39 305 0 14-4 49-7 77-7 62-18 106-58 106-11 0-27-4-37-12 3-2 19-7 19-25s-14-25-24-25c-11 0-25 7-25 25 0 30 30 53 67 53 42 0 79-34 97-100 7-23 28-184 38-307 2-12 4-47 7-77 7-60 20-104 59-104 10 0 26 2 36 12z">
            <text:p/>
          </draw:path>
          <draw:path draw:style-name="gr3" draw:text-style-name="P9" draw:layer="layout" svg:width="0.414cm" svg:height="0.37cm" svg:x="9.484cm" svg:y="6.73cm" svg:viewBox="0 0 415 371" svg:d="M146 202h99c91 0 170-58 170-117 0-46-45-85-119-85h-190c-11 0-18 0-18 12 0 7 5 7 18 7 8 0 10 0 21 2 10 0 12 2 12 7 0 2 0 4-3 12l-71 287c-5 22-7 25-49 25-9 0-16 0-16 12 0 0 0 7 9 7 16 0 54-1 70-1 9 0 28 0 37 0 12 0 25 1 35 1 4 0 13 0 13-12 0-7-7-7-18-7-2 0-10 0-21-2-12 0-12-1-12-7 0-1 0-3 1-12zM187 39c3-18 3-20 26-20h63c51 0 83 16 83 55 0 16-7 60-33 84-20 16-51 27-90 27h-86z">
            <text:p/>
          </draw:path>
          <draw:path draw:style-name="gr3" draw:text-style-name="P9" draw:layer="layout" svg:width="0.279cm" svg:height="0.383cm" svg:x="9.955cm" svg:y="6.723cm" svg:viewBox="0 0 280 384" svg:d="M278 16c0 0 2-7 2-9s-2-7-9-7c-11 0-56 4-70 5-4 0-11 2-11 13 0 8 7 8 14 8 27 0 27 4 27 7 0 4-2 7-4 13l-30 123c-12-18-30-32-56-32-71 0-141 78-141 155 0 53 35 92 83 92 28 0 54-18 77-39 11 32 41 39 56 39 20 0 32-13 43-30 12-21 19-53 19-55 0-7-7-7-9-7-7 0-9 2-12 18-7 26-18 58-41 58-14 0-17-12-17-26 0-11 2-16 3-23zM162 310c-4 14-16 26-28 35-6 5-27 23-50 23-21 0-40-14-40-53 0-28 16-88 28-111 25-44 53-51 69-51 37 0 47 41 47 48 0 1 0 5-1 7z">
            <text:p/>
          </draw:path>
          <draw:path draw:style-name="gr3" draw:text-style-name="P9" draw:layer="layout" svg:width="0.291cm" svg:height="0.245cm" svg:x="10.27cm" svg:y="6.861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3" draw:text-style-name="P9" draw:layer="layout" svg:width="0.369cm" svg:height="0.547cm" svg:x="10.665cm" svg:y="6.88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059cm" svg:y="7.0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\text {In general we can say, the general solution is } §svg§600§FALSE§</svg:desc>
          <draw:polygon draw:style-name="gr2" draw:text-style-name="P8" draw:layer="layout" svg:width="15.013cm" svg:height="0.62cm" svg:x="3.371cm" svg:y="8.504cm" svg:viewBox="0 0 15014 621" draw:points="7506,621 0,621 0,0 15014,0 15014,621">
            <text:p/>
          </draw:polygon>
          <draw:path draw:style-name="gr3" draw:text-style-name="P9" draw:layer="layout" svg:width="0.237cm" svg:height="0.53cm" svg:x="3.353cm" svg:y="8.474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636cm" svg:y="8.661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4cm" svg:height="0.512cm" svg:x="4.319cm" svg:y="8.652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4.706cm" svg:y="8.65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9cm" svg:height="0.343cm" svg:x="5.053cm" svg:y="8.661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cm" svg:height="0.357cm" svg:x="5.479cm" svg:y="8.65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5.824cm" svg:y="8.661cm" svg:viewBox="0 0 262 344" svg:d="M107 86v-86l-107 9v25c55 0 62 5 62 42v210c0 33-9 33-62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137cm" svg:y="8.655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173cm" svg:height="0.539cm" svg:x="6.517cm" svg:y="8.465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53cm" svg:height="0.343cm" svg:x="6.978cm" svg:y="8.67cm" svg:viewBox="0 0 531 344" svg:d="M466 74c14-39 37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3 7 18 16 18 10 0 12-4 16-16l79-220 79 222c2 9 5 14 14 14 11 0 14-7 16-14z">
            <text:p/>
          </draw:path>
          <draw:path draw:style-name="gr3" draw:text-style-name="P9" draw:layer="layout" svg:width="0.3cm" svg:height="0.357cm" svg:x="7.522cm" svg:y="8.65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95cm" svg:height="0.357cm" svg:x="8.128cm" svg:y="8.655cm" svg:viewBox="0 0 296 358" svg:d="M65 180c0-127 63-161 104-161 7 0 56 0 84 29-31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9" draw:layer="layout" svg:width="0.349cm" svg:height="0.357cm" svg:x="8.478cm" svg:y="8.655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8.856cm" svg:y="8.661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54cm" svg:height="0.357cm" svg:x="9.544cm" svg:y="8.655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49cm" svg:height="0.357cm" svg:x="9.858cm" svg:y="8.655cm" svg:viewBox="0 0 350 358" svg:d="M227 289c2 32 23 64 60 64 16 0 63-11 63-74v-43h-19v43c0 45-19 51-28 51-25 0-28-36-28-39v-157c0-32 0-62-29-92-30-30-68-42-105-42-65 0-118 37-118 88 0 23 16 37 35 37 23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9" draw:layer="layout" svg:width="0.379cm" svg:height="0.493cm" svg:x="10.204cm" svg:y="8.6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091cm" svg:height="0.232cm" svg:x="10.6cm" svg:y="8.92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242cm" svg:height="0.486cm" svg:x="11.021cm" svg:y="8.527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11.331cm" svg:y="8.465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1.758cm" svg:y="8.65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4cm" svg:height="0.512cm" svg:x="12.358cm" svg:y="8.652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2.746cm" svg:y="8.65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9cm" svg:height="0.343cm" svg:x="13.092cm" svg:y="8.661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cm" svg:height="0.357cm" svg:x="13.518cm" svg:y="8.65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13.861cm" svg:y="8.661cm" svg:viewBox="0 0 262 344" svg:d="M107 86v-86l-107 9v25c55 0 62 5 62 42v210c0 33-9 33-62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14.176cm" svg:y="8.655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173cm" svg:height="0.539cm" svg:x="14.555cm" svg:y="8.465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54cm" svg:height="0.357cm" svg:x="15.028cm" svg:y="8.655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44cm" svg:height="0.357cm" svg:x="15.329cm" svg:y="8.65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173cm" svg:height="0.539cm" svg:x="15.72cm" svg:y="8.465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9cm" svg:height="0.352cm" svg:x="15.933cm" svg:y="8.661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6.353cm" svg:y="8.527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166cm" svg:height="0.519cm" svg:x="16.665cm" svg:y="8.48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44cm" svg:height="0.357cm" svg:x="16.876cm" svg:y="8.655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43cm" svg:x="17.265cm" svg:y="8.661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166cm" svg:height="0.519cm" svg:x="17.953cm" svg:y="8.48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8.168cm" svg:y="8.655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</draw:g>
        <draw:g>
          <svg:title>TexMaths</svg:title>
          <svg:desc>22§display§y.\text {( I.F. )}  = \int Q \text {( I.F. )} dx§svg§600§FALSE§</svg:desc>
          <draw:polygon draw:style-name="gr2" draw:text-style-name="P8" draw:layer="layout" svg:width="8.559cm" svg:height="1.642cm" svg:x="3.367cm" svg:y="9.605cm" svg:viewBox="0 0 8560 1643" draw:points="4280,1643 0,1643 0,0 8560,0 8560,1643">
            <text:p/>
          </draw:polygon>
          <draw:path draw:style-name="gr3" draw:text-style-name="P9" draw:layer="layout" svg:width="0.358cm" svg:height="0.501cm" svg:x="3.351cm" svg:y="10.27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083cm" svg:height="0.084cm" svg:x="3.802cm" svg:y="10.536cm" svg:viewBox="0 0 84 85" svg:d="M84 42c0-23-19-42-42-42s-42 19-42 42 19 43 42 43 42-20 42-43z">
            <text:p/>
          </draw:path>
          <draw:path draw:style-name="gr3" draw:text-style-name="P9" draw:layer="layout" svg:width="0.18cm" svg:height="0.774cm" svg:x="4.027cm" svg:y="10.03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237cm" svg:height="0.529cm" svg:x="4.53cm" svg:y="10.091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9" draw:layer="layout" svg:width="0.083cm" svg:height="0.084cm" svg:x="4.854cm" svg:y="10.536cm" svg:viewBox="0 0 84 85" svg:d="M84 42c0-23-19-42-42-42s-42 19-42 42 19 43 42 43 42-20 42-43z">
            <text:p/>
          </draw:path>
          <draw:path draw:style-name="gr3" draw:text-style-name="P9" draw:layer="layout" svg:width="0.446cm" svg:height="0.527cm" svg:x="5.028cm" svg:y="10.092cm" svg:viewBox="0 0 447 528" svg:d="M426 0h-426v25h19c60 0 60 8 60 35v407c0 28 0 37-60 37h-19v24c26-3 88-3 118-3 32 0 102 0 130 3v-24h-24c-74 0-74-11-74-37v-192h66c74 0 81 26 81 91h20v-206h-20c0 65-7 92-81 92h-66v-197c0-25 1-30 37-30h93c116 0 135 42 148 149h19z">
            <text:p/>
          </draw:path>
          <draw:path draw:style-name="gr3" draw:text-style-name="P9" draw:layer="layout" svg:width="0.083cm" svg:height="0.084cm" svg:x="5.574cm" svg:y="10.536cm" svg:viewBox="0 0 84 85" svg:d="M84 42c0-23-19-42-42-42s-42 19-42 42 19 43 42 43 42-20 42-43z">
            <text:p/>
          </draw:path>
          <draw:path draw:style-name="gr3" draw:text-style-name="P9" draw:layer="layout" svg:width="0.18cm" svg:height="0.774cm" svg:x="6.023cm" svg:y="10.03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15cm" svg:height="0.182cm" svg:x="6.538cm" svg:y="10.3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9cm" svg:x="7.355cm" svg:y="9.56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536cm" svg:height="0.696cm" svg:x="8.251cm" svg:y="10.073cm" svg:viewBox="0 0 537 697" svg:d="M301 542c121-46 236-185 236-334 0-123-83-208-199-208-167 0-338 176-338 357 0 129 86 206 199 206 19 0 46-3 76-10-4 47-4 49-4 60 0 24 0 84 65 84 92 0 129-142 129-149 0-8-6-9-7-9-7 0-9 3-11 9-18 54-63 73-90 73-37 0-47-21-56-79zM155 535c-60-23-86-84-86-153 0-55 19-164 79-248 56-79 128-115 186-115 78 0 134 60 134 164 0 78-40 259-171 333-3-28-10-85-68-85-41 0-79 39-79 80 0 15 5 24 5 24zM202 544c-10 0-35 0-35-33 0-30 30-62 62-62 33 0 47 19 47 65 0 12 0 12-7 16-21 9-44 14-67 14z">
            <text:p/>
          </draw:path>
          <draw:path draw:style-name="gr3" draw:text-style-name="P9" draw:layer="layout" svg:width="0.18cm" svg:height="0.774cm" svg:x="8.9cm" svg:y="10.03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237cm" svg:height="0.529cm" svg:x="9.403cm" svg:y="10.091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9" draw:layer="layout" svg:width="0.083cm" svg:height="0.084cm" svg:x="9.729cm" svg:y="10.536cm" svg:viewBox="0 0 84 85" svg:d="M84 42c0-23-19-42-42-42s-42 19-42 42 19 43 42 43 42-20 42-43z">
            <text:p/>
          </draw:path>
          <draw:path draw:style-name="gr3" draw:text-style-name="P9" draw:layer="layout" svg:width="0.446cm" svg:height="0.527cm" svg:x="9.902cm" svg:y="10.092cm" svg:viewBox="0 0 447 528" svg:d="M426 0h-426v25h19c60 0 60 8 60 35v407c0 28 0 37-60 37h-19v24c26-3 88-3 118-3 32 0 102 0 130 3v-24h-24c-74 0-74-11-74-37v-192h66c74 0 81 26 81 91h20v-206h-20c0 65-7 92-81 92h-66v-197c0-25 1-30 37-30h93c116 0 135 42 148 149h19z">
            <text:p/>
          </draw:path>
          <draw:path draw:style-name="gr3" draw:text-style-name="P9" draw:layer="layout" svg:width="0.083cm" svg:height="0.084cm" svg:x="10.447cm" svg:y="10.536cm" svg:viewBox="0 0 84 85" svg:d="M84 42c0-23-19-42-42-42s-42 19-42 42 19 43 42 43 42-20 42-43z">
            <text:p/>
          </draw:path>
          <draw:path draw:style-name="gr3" draw:text-style-name="P9" draw:layer="layout" svg:width="0.18cm" svg:height="0.774cm" svg:x="10.898cm" svg:y="10.03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7cm" svg:x="11.186cm" svg:y="10.082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1.579cm" svg:y="10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\text {For the LDE of the type } \ \frac{dx}{dy} + Px = Q §svg§600§FALSE§</svg:desc>
          <draw:polygon draw:style-name="gr2" draw:text-style-name="P8" draw:layer="layout" svg:width="13.335cm" svg:height="1.671cm" svg:x="3.368cm" svg:y="11.306cm" svg:viewBox="0 0 13336 1672" draw:points="6667,1672 0,1672 0,0 13336,0 13336,1672">
            <text:p/>
          </draw:polygon>
          <draw:path draw:style-name="gr3" draw:text-style-name="P9" draw:layer="layout" svg:width="0.446cm" svg:height="0.527cm" svg:x="3.354cm" svg:y="11.8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344cm" svg:height="0.356cm" svg:x="3.791cm" svg:y="11.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61cm" svg:height="0.342cm" svg:x="4.178cm" svg:y="11.985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9" draw:layer="layout" svg:width="0.244cm" svg:height="0.485cm" svg:x="4.732cm" svg:y="11.85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9" draw:layer="layout" svg:width="0.39cm" svg:height="0.537cm" svg:x="5.042cm" svg:y="11.79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5.47cm" svg:y="11.9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425cm" svg:height="0.529cm" svg:x="6.073cm" svg:y="11.798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9" draw:layer="layout" svg:width="0.52cm" svg:height="0.529cm" svg:x="6.559cm" svg:y="11.798cm" svg:viewBox="0 0 521 530" svg:d="M0 0v25h19c60 0 60 8 60 35v410c0 28 0 35-60 35h-19v25h283c131 0 238-115 238-261 0-148-104-269-238-269zM185 505c-37 0-39-5-39-30v-420c0-25 2-30 39-30h77c48 0 102 15 141 72 34 46 41 112 41 172 0 86-15 132-43 171-16 21-60 65-139 65z">
            <text:p/>
          </draw:path>
          <draw:path draw:style-name="gr3" draw:text-style-name="P9" draw:layer="layout" svg:width="0.48cm" svg:height="0.527cm" svg:x="7.149cm" svg:y="11.8cm" svg:viewBox="0 0 481 528" svg:d="M79 466c0 28 0 37-60 37h-19v25h447l34-201h-20c-19 120-37 176-171 176h-103c-36 0-37-5-37-31v-206h68c76 0 85 24 85 89h19v-204h-19c0 65-9 90-85 90h-68v-186c0-25 1-30 37-30h100c120 0 139 42 153 149h19l-22-174h-437v25h19c60 0 60 8 60 35z">
            <text:p/>
          </draw:path>
          <draw:path draw:style-name="gr3" draw:text-style-name="P9" draw:layer="layout" svg:width="0.344cm" svg:height="0.356cm" svg:x="7.928cm" svg:y="11.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1cm" svg:height="0.546cm" svg:x="8.319cm" svg:y="11.781cm" svg:viewBox="0 0 252 547" svg:d="M111 213v-90c0-68 37-105 72-105 2 0 12 0 25 5-9 3-23 12-23 32 0 17 12 33 33 33 23 0 34-16 34-33 0-29-28-55-69-55-55 0-121 40-121 123v90h-62v23h62v251c0 36-9 36-62 36v24c32-2 69-3 90-3 31 0 67 0 98 3v-24h-16c-58 0-59-9-59-37v-250h89v-23z">
            <text:p/>
          </draw:path>
          <draw:path draw:style-name="gr3" draw:text-style-name="P9" draw:layer="layout" svg:width="0.244cm" svg:height="0.485cm" svg:x="8.801cm" svg:y="11.85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9" draw:layer="layout" svg:width="0.39cm" svg:height="0.537cm" svg:x="9.113cm" svg:y="11.79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9.539cm" svg:y="11.9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44cm" svg:height="0.485cm" svg:x="10.134cm" svg:y="11.85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9" draw:layer="layout" svg:width="0.379cm" svg:height="0.492cm" svg:x="10.414cm" svg:y="11.994cm" svg:viewBox="0 0 380 493" svg:d="M308 74c19-49 60-49 72-49v-25c-17 2-40 2-58 2-14 0-51-2-69-2v25c25 0 37 14 37 33 0 7 0 9-5 18l-77 191-87-209c-3-7-5-10-5-14 0-19 30-19 44-19v-25c-21 0-72 2-84 2-21 0-53 0-76-2v25c37 0 53 0 63 26l117 283c-4 11-15 36-20 46-17 42-39 97-88 97-5 0-23 0-37-14 25-4 30-21 30-34 0-19-14-31-32-31-15 0-33 8-33 33 0 35 33 62 72 62 48 0 81-44 99-88z">
            <text:p/>
          </draw:path>
          <draw:path draw:style-name="gr3" draw:text-style-name="P9" draw:layer="layout" svg:width="0.383cm" svg:height="0.492cm" svg:x="10.827cm" svg:y="11.98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3cm" svg:height="0.356cm" svg:x="11.28cm" svg:y="11.9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69cm" svg:height="0.546cm" svg:x="12.241cm" svg:y="11.2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86cm" svg:height="0.351cm" svg:x="12.635cm" svg:y="11.4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9" draw:layer="layout" svg:width="0.846cm" svg:height="0.032cm" svg:x="12.209cm" svg:y="12.117cm" svg:viewBox="0 0 847 33" draw:points="422,33 0,33 0,0 847,0 847,33">
            <text:p/>
          </draw:polygon>
          <draw:path draw:style-name="gr3" draw:text-style-name="P9" draw:layer="layout" svg:width="0.369cm" svg:height="0.546cm" svg:x="12.258cm" svg:y="12.32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56cm" svg:height="0.5cm" svg:x="12.653cm" svg:y="12.515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515cm" svg:height="0.516cm" svg:x="13.362cm" svg:y="11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53cm" svg:height="0.529cm" svg:x="14.122cm" svg:y="11.798cm" svg:viewBox="0 0 554 530" svg:d="M204 285h132c109 0 218-81 218-167 0-60-51-118-153-118h-251c-14 0-23 0-23 14 0 11 7 11 23 11 8 0 22 0 33 1 12 0 16 4 16 13 0 1 0 5-2 14l-105 417c-8 30-9 35-71 35-12 0-21 0-21 16 0 9 9 9 12 9 21 0 76-2 99-2 16 0 33 0 49 0 18 0 34 2 49 2 7 0 16 0 16-16 0-9-7-9-21-9-28 0-51 0-51-14 0-4 2-7 4-12zM260 53c8-27 8-28 41-28h76c63 0 105 21 105 74 0 29-16 96-45 124-39 36-87 41-120 41h-109z">
            <text:p/>
          </draw:path>
          <draw:path draw:style-name="gr3" draw:text-style-name="P9" draw:layer="layout" svg:width="0.386cm" svg:height="0.351cm" svg:x="14.717cm" svg:y="11.9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182cm" svg:x="15.395cm" svg:y="12.0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6cm" svg:height="0.696cm" svg:x="16.206cm" svg:y="11.781cm" svg:viewBox="0 0 537 697" svg:d="M301 542c121-46 236-185 236-334 0-124-83-208-199-208-167 0-338 176-338 357 0 129 86 206 199 206 19 0 46-3 76-10-4 47-4 49-4 59 0 25 0 85 65 85 92 0 129-143 129-150s-6-9-7-9c-7 0-9 4-11 9-18 55-63 74-90 74-37 0-47-21-56-79zM155 535c-60-23-86-85-86-153 0-55 19-164 79-248 56-79 128-115 186-115 78 0 134 60 134 164 0 77-40 259-171 333-3-29-10-85-68-85-41 0-78 39-78 79 0 16 4 25 4 25zM202 544c-10 0-35 0-35-34 0-30 30-61 62-61 33 0 47 19 47 65 0 12 0 12-7 16-21 8-44 14-67 14z">
            <text:p/>
          </draw:path>
        </draw:g>
        <draw:g>
          <svg:title>TexMaths</svg:title>
          <svg:desc>22§display§x.\text {( I.F. )}  = \int Q \text {( I.F. )} dy§svg§600§FALSE§</svg:desc>
          <draw:polygon draw:style-name="gr2" draw:text-style-name="P8" draw:layer="layout" svg:width="8.566cm" svg:height="1.642cm" svg:x="3.368cm" svg:y="13.105cm" svg:viewBox="0 0 8567 1643" draw:points="4284,1643 0,1643 0,0 8567,0 8567,1643">
            <text:p/>
          </draw:polygon>
          <draw:path draw:style-name="gr3" draw:text-style-name="P9" draw:layer="layout" svg:width="0.386cm" svg:height="0.351cm" svg:x="3.352cm" svg:y="13.7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083cm" svg:height="0.084cm" svg:x="3.838cm" svg:y="14.036cm" svg:viewBox="0 0 84 85" svg:d="M84 42c0-23-19-42-42-42s-42 19-42 42 19 43 42 43 42-20 42-43z">
            <text:p/>
          </draw:path>
          <draw:path draw:style-name="gr3" draw:text-style-name="P9" draw:layer="layout" svg:width="0.18cm" svg:height="0.774cm" svg:x="4.063cm" svg:y="13.53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237cm" svg:height="0.529cm" svg:x="4.566cm" svg:y="13.591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9" draw:layer="layout" svg:width="0.083cm" svg:height="0.084cm" svg:x="4.89cm" svg:y="14.036cm" svg:viewBox="0 0 84 85" svg:d="M84 42c0-23-19-42-42-42s-42 19-42 42 19 43 42 43 42-20 42-43z">
            <text:p/>
          </draw:path>
          <draw:path draw:style-name="gr3" draw:text-style-name="P9" draw:layer="layout" svg:width="0.446cm" svg:height="0.527cm" svg:x="5.064cm" svg:y="13.592cm" svg:viewBox="0 0 447 528" svg:d="M426 0h-426v25h19c60 0 60 8 60 35v407c0 28 0 37-60 37h-19v24c26-3 88-3 118-3 32 0 102 0 130 3v-24h-24c-74 0-74-11-74-37v-192h66c74 0 81 26 81 91h20v-206h-20c0 65-7 92-81 92h-66v-197c0-25 1-30 37-30h93c116 0 135 42 148 149h19z">
            <text:p/>
          </draw:path>
          <draw:path draw:style-name="gr3" draw:text-style-name="P9" draw:layer="layout" svg:width="0.083cm" svg:height="0.084cm" svg:x="5.61cm" svg:y="14.036cm" svg:viewBox="0 0 84 85" svg:d="M84 42c0-23-19-42-42-42s-42 19-42 42 19 43 42 43 42-20 42-43z">
            <text:p/>
          </draw:path>
          <draw:path draw:style-name="gr3" draw:text-style-name="P9" draw:layer="layout" svg:width="0.18cm" svg:height="0.774cm" svg:x="6.059cm" svg:y="13.53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15cm" svg:height="0.182cm" svg:x="6.574cm" svg:y="13.8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9cm" svg:x="7.391cm" svg:y="13.06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536cm" svg:height="0.696cm" svg:x="8.287cm" svg:y="13.573cm" svg:viewBox="0 0 537 697" svg:d="M301 542c121-46 236-185 236-334 0-123-83-208-199-208-167 0-338 176-338 357 0 129 86 206 199 206 19 0 46-3 76-10-4 47-4 49-4 60 0 24 0 84 65 84 92 0 129-142 129-149 0-8-6-9-7-9-7 0-9 3-11 9-18 54-63 73-90 73-37 0-47-21-56-79zM155 535c-60-23-86-84-86-153 0-55 19-164 79-248 56-79 128-115 186-115 78 0 134 60 134 164 0 78-40 259-171 333-3-28-10-85-68-85-41 0-79 39-79 80 0 15 5 24 5 24zM202 544c-10 0-35 0-35-33 0-30 30-62 62-62 33 0 47 19 47 65 0 12 0 12-7 16-21 9-44 14-67 14z">
            <text:p/>
          </draw:path>
          <draw:path draw:style-name="gr3" draw:text-style-name="P9" draw:layer="layout" svg:width="0.18cm" svg:height="0.774cm" svg:x="8.936cm" svg:y="13.53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237cm" svg:height="0.529cm" svg:x="9.44cm" svg:y="13.591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9" draw:layer="layout" svg:width="0.083cm" svg:height="0.084cm" svg:x="9.765cm" svg:y="14.036cm" svg:viewBox="0 0 84 85" svg:d="M84 42c0-23-19-42-42-42s-42 19-42 42 19 43 42 43 42-20 42-43z">
            <text:p/>
          </draw:path>
          <draw:path draw:style-name="gr3" draw:text-style-name="P9" draw:layer="layout" svg:width="0.446cm" svg:height="0.527cm" svg:x="9.938cm" svg:y="13.592cm" svg:viewBox="0 0 447 528" svg:d="M426 0h-426v25h19c60 0 60 8 60 35v407c0 28 0 37-60 37h-19v24c26-3 88-3 118-3 32 0 102 0 130 3v-24h-24c-74 0-74-11-74-37v-192h66c74 0 81 26 81 91h20v-206h-20c0 65-7 92-81 92h-66v-197c0-25 1-30 37-30h93c116 0 135 42 148 149h19z">
            <text:p/>
          </draw:path>
          <draw:path draw:style-name="gr3" draw:text-style-name="P9" draw:layer="layout" svg:width="0.083cm" svg:height="0.084cm" svg:x="10.483cm" svg:y="14.036cm" svg:viewBox="0 0 84 85" svg:d="M84 42c0-23-19-42-42-42s-42 19-42 42 19 43 42 43 42-20 42-43z">
            <text:p/>
          </draw:path>
          <draw:path draw:style-name="gr3" draw:text-style-name="P9" draw:layer="layout" svg:width="0.18cm" svg:height="0.774cm" svg:x="10.934cm" svg:y="13.53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7cm" svg:x="11.221cm" svg:y="13.582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1.615cm" svg:y="13.77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</draw:g>
        <draw:g>
          <svg:title>TexMaths</svg:title>
          <svg:desc>22§display§\text {the general solution is } §svg§600§FALSE§</svg:desc>
          <draw:polygon draw:style-name="gr2" draw:text-style-name="P8" draw:layer="layout" svg:width="7.339cm" svg:height="0.62cm" svg:x="17.179cm" svg:y="11.806cm" svg:viewBox="0 0 7340 621" draw:points="3670,621 0,621 0,0 7340,0 7340,621">
            <text:p/>
          </draw:polygon>
          <draw:path draw:style-name="gr3" draw:text-style-name="P9" draw:layer="layout" svg:width="0.244cm" svg:height="0.486cm" svg:x="17.154cm" svg:y="11.82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9cm" svg:height="0.539cm" svg:x="17.466cm" svg:y="11.767cm" svg:viewBox="0 0 391 540" svg:d="M60 480c0 35-7 35-60 35v25c26-2 67-2 88-2 19 0 60 0 86 2v-25c-51 0-60 0-60-35v-143c0-81 55-124 104-124 50 0 58 43 58 87v180c0 35-8 35-60 35v25c27-2 67-2 89-2 19 0 59 0 86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7.892cm" svg:y="11.95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8.493cm" svg:y="11.954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9" draw:layer="layout" svg:width="0.3cm" svg:height="0.357cm" svg:x="18.881cm" svg:y="11.95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9cm" svg:height="0.343cm" svg:x="19.227cm" svg:y="11.963cm" svg:viewBox="0 0 391 344" svg:d="M60 76v210c0 33-7 33-60 33v25c26 0 67-2 88-2 19 0 60 2 86 2v-25c-51 0-60 0-60-33v-145c0-81 55-123 104-123 50 0 58 42 58 86v182c0 33-8 33-60 33v25c27 0 67-2 89-2 19 0 59 2 86 2v-25c-41 0-60 0-60-23v-148c0-67 0-92-25-120-10-12-37-28-81-28-58 0-93 34-116 81v-81l-109 9v25c55 0 60 5 60 42z">
            <text:p/>
          </draw:path>
          <draw:path draw:style-name="gr3" draw:text-style-name="P9" draw:layer="layout" svg:width="0.3cm" svg:height="0.357cm" svg:x="19.653cm" svg:y="11.95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19.997cm" svg:y="11.96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20.31cm" svg:y="11.957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173cm" svg:height="0.539cm" svg:x="20.69cm" svg:y="11.767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54cm" svg:height="0.357cm" svg:x="21.164cm" svg:y="11.957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44cm" svg:height="0.357cm" svg:x="21.465cm" svg:y="11.957cm" svg:viewBox="0 0 345 358" svg:d="M345 182c0-99-79-182-173-182-96 0-172 85-172 182 0 100 81 176 172 176 94 0 173-78 173-176zM172 339c-33 0-66-18-88-53-19-34-19-81-19-110 0-30 0-72 18-107 21-35 58-51 89-51 34 0 67 16 89 49 19 34 19 79 19 109 0 29 0 71-18 104-16 36-51 59-90 59z">
            <text:p/>
          </draw:path>
          <draw:path draw:style-name="gr3" draw:text-style-name="P9" draw:layer="layout" svg:width="0.173cm" svg:height="0.539cm" svg:x="21.855cm" svg:y="11.767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9cm" svg:height="0.352cm" svg:x="22.068cm" svg:y="11.963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244cm" svg:height="0.486cm" svg:x="22.487cm" svg:y="11.82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22.799cm" svg:y="11.78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44cm" svg:height="0.357cm" svg:x="23.01cm" svg:y="11.957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43cm" svg:x="23.401cm" svg:y="11.963cm" svg:viewBox="0 0 391 344" svg:d="M60 76v210c0 33-7 33-60 33v25c26 0 67-2 88-2 19 0 60 2 86 2v-25c-51 0-60 0-60-33v-145c0-81 55-123 104-123 50 0 58 42 58 86v182c0 33-8 33-60 33v25c27 0 67-2 89-2 19 0 59 2 86 2v-25c-41 0-60 0-60-23v-148c0-67 0-92-25-120-10-12-37-28-81-28-58 0-93 34-116 81v-81l-109 9v25c55 0 60 5 60 42z">
            <text:p/>
          </draw:path>
          <draw:path draw:style-name="gr3" draw:text-style-name="P9" draw:layer="layout" svg:width="0.166cm" svg:height="0.519cm" svg:x="24.089cm" svg:y="11.78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24.304cm" svg:y="11.957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4" draw:text-style-name="P10" draw:layer="layout" svg:width="25.199cm" svg:height="1.6cm" svg:x="1.398cm" svg:y="0.4cm" presentation:class="title" presentation:user-transformed="true">
          <draw:text-box>
            <text:p><text:span text:style-name="T14">Examples</text:span></text:p>
          </draw:text-box>
        </draw:frame>
        <draw:frame presentation:style-name="pr5" draw:text-style-name="P7" draw:layer="layout" svg:width="26.4cm" svg:height="12.757cm" svg:x="0.8cm" svg:y="2.4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4§display§\text {Solve the following differential equations .}§svg§600§FALSE§</svg:desc>
          <draw:polygon draw:style-name="gr2" draw:text-style-name="P8" draw:layer="layout" svg:width="15.291cm" svg:height="0.685cm" svg:x="2.497cm" svg:y="2.86cm" svg:viewBox="0 0 15292 686" draw:points="7647,686 0,686 0,0 15292,0 15292,686">
            <text:p/>
          </draw:polygon>
          <draw:path draw:style-name="gr3" draw:text-style-name="P9" draw:layer="layout" svg:width="0.375cm" svg:height="0.614cm" svg:x="2.503cm" svg:y="2.818cm" svg:viewBox="0 0 376 615" svg:d="M248 269l-108-27c-54-13-86-57-86-107 0-60 46-112 113-112 140 0 159 140 165 177 0 6 0 12 10 12 11 0 11-4 11-22v-169c0-15 0-21-9-21-6 0-8 0-14 12l-29 48c-25-25-61-60-136-60-94 0-165 75-165 163 0 72 44 133 111 156 10 4 52 14 112 29 23 6 48 12 73 42 17 23 25 50 25 79 0 60-43 121-114 121-25 0-88-4-134-46-48-46-52-100-52-131 0-7-8-7-9-7-12 0-12 5-12 21v169c0 14 0 19 10 19 5 0 5 0 11-9 0-2 4-4 31-48 27 28 80 57 157 57 98 0 167-82 167-175 0-84-57-153-128-171z">
            <text:p/>
          </draw:path>
          <draw:path draw:style-name="gr3" draw:text-style-name="P9" draw:layer="layout" svg:width="0.375cm" svg:height="0.389cm" svg:x="2.946cm" svg:y="3.03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189cm" svg:height="0.587cm" svg:x="3.372cm" svg:y="2.82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414cm" svg:height="0.374cm" svg:x="3.595cm" svg:y="3.049cm" svg:viewBox="0 0 415 375" svg:d="M336 83c8-20 23-56 79-56v-27c-20 2-44 2-64 2-21 0-59-2-75-2v27c33 0 43 19 43 36 0 8-2 10-6 20l-86 217-96-237c-4-11-4-13-4-15 0-21 32-21 48-21v-27c-25 0-73 2-92 2-23 0-58 0-83-2v27c54 0 58 4 67 31l123 302c6 11 6 15 17 15 12 0 16-8 18-15z">
            <text:p/>
          </draw:path>
          <draw:path draw:style-name="gr3" draw:text-style-name="P9" draw:layer="layout" svg:width="0.327cm" svg:height="0.389cm" svg:x="4.025cm" svg:y="3.03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66cm" svg:height="0.53cm" svg:x="4.672cm" svg:y="2.89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5.012cm" svg:y="2.82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5.477cm" svg:y="3.03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74cm" svg:height="0.597cm" svg:x="6.137cm" svg:y="2.818cm" svg:viewBox="0 0 275 598" svg:d="M121 233v-98c0-75 40-116 79-116 2 0 13 0 27 6-10 4-25 13-25 35 0 19 13 36 36 36 25 0 37-17 37-36 0-31-31-60-75-60-60 0-133 44-133 135v98h-67v25h67v275c0 38-9 38-67 38v27c35-2 73-4 98-4 34 0 73 0 107 4v-27h-17c-63 0-65-10-65-40v-273h98v-25z">
            <text:p/>
          </draw:path>
          <draw:path draw:style-name="gr3" draw:text-style-name="P9" draw:layer="layout" svg:width="0.375cm" svg:height="0.389cm" svg:x="6.391cm" svg:y="3.035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189cm" svg:height="0.587cm" svg:x="6.817cm" svg:y="2.82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189cm" svg:height="0.587cm" svg:x="7.051cm" svg:y="2.82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7.281cm" svg:y="3.035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579cm" svg:height="0.374cm" svg:x="7.671cm" svg:y="3.049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2 9 6 15 18 15 9 0 13-8 15-15z">
            <text:p/>
          </draw:path>
          <draw:path draw:style-name="gr3" draw:text-style-name="P9" draw:layer="layout" svg:width="0.181cm" svg:height="0.566cm" svg:x="8.293cm" svg:y="2.84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4cm" svg:x="8.527cm" svg:y="3.04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87cm" svg:height="0.559cm" svg:x="8.992cm" svg:y="3.031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418cm" svg:height="0.597cm" svg:x="9.7cm" svg:y="2.828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181cm" svg:height="0.566cm" svg:x="10.167cm" svg:y="2.84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7cm" svg:x="10.397cm" svg:y="2.818cm" svg:viewBox="0 0 509 598" svg:d="M357 258h96v-25h-100v-98c0-77 41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8c-61 0-63-10-63-40zM121 233v-96c0-83 69-118 123-118 42 0 65 16 67 16v2c-15 0-33 11-33 34 0 6 2 27 25 35-2 11-2 19-2 29v98z">
            <text:p/>
          </draw:path>
          <draw:path draw:style-name="gr3" draw:text-style-name="P9" draw:layer="layout" svg:width="0.327cm" svg:height="0.389cm" svg:x="10.889cm" svg:y="3.03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85cm" svg:height="0.374cm" svg:x="11.265cm" svg:y="3.041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1.595cm" svg:y="3.03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74cm" svg:x="11.974cm" svg:y="3.04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266cm" svg:height="0.53cm" svg:x="12.407cm" svg:y="2.89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181cm" svg:height="0.566cm" svg:x="12.747cm" svg:y="2.84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81cm" svg:height="0.389cm" svg:x="12.989cm" svg:y="3.035cm" svg:viewBox="0 0 382 390" svg:d="M246 315c4 35 27 70 67 70 17 0 69-12 69-81v-46h-21v46c0 50-21 56-31 56-27 0-30-39-30-43v-171c0-34 0-67-31-100-33-33-75-46-115-46-71 0-129 40-129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189cm" svg:height="0.587cm" svg:x="13.404cm" svg:y="2.82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13.915cm" svg:y="3.03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18cm" svg:height="0.537cm" svg:x="14.295cm" svg:y="3.041cm" svg:viewBox="0 0 419 538" svg:d="M294 323v152c0 38-10 38-67 38v25c28 0 73-2 96-2s65 2 96 2v-25c-58 0-68 0-68-38v-475h-19l-31 77c-11-23-46-77-113-77-100 0-188 83-188 192 0 106 83 193 180 193 60 0 95-37 114-62zM296 140v120c0 27-16 50-35 71-9 11-36 34-77 34-61 0-113-75-113-173 0-100 60-171 121-171 69 0 104 73 104 119z">
            <text:p/>
          </draw:path>
          <draw:path draw:style-name="gr3" draw:text-style-name="P9" draw:layer="layout" svg:width="0.425cm" svg:height="0.384cm" svg:x="14.738cm" svg:y="3.041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9" draw:layer="layout" svg:width="0.381cm" svg:height="0.389cm" svg:x="15.214cm" svg:y="3.03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264cm" svg:height="0.53cm" svg:x="15.617cm" svg:y="2.89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181cm" svg:height="0.566cm" svg:x="15.957cm" svg:y="2.84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16.188cm" svg:y="3.035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16.612cm" svg:y="3.04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277cm" svg:height="0.389cm" svg:x="17.08cm" svg:y="3.03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091cm" svg:height="0.091cm" svg:x="17.741cm" svg:y="3.324cm" svg:viewBox="0 0 92 92" svg:d="M92 46c0-25-21-46-46-46s-46 21-46 46 21 46 46 46 46-21 46-46z">
            <text:p/>
          </draw:path>
        </draw:g>
        <draw:g>
          <svg:title>TexMaths</svg:title>
          <svg:desc>22§display§\text {(i) } y^2 dx + ( xy + x^2 ) dy = 0§svg§600§FALSE§</svg:desc>
          <draw:polygon draw:style-name="gr2" draw:text-style-name="P8" draw:layer="layout" svg:width="8.921cm" svg:height="0.795cm" svg:x="2.403cm" svg:y="4.061cm" svg:viewBox="0 0 8922 796" draw:points="4460,796 0,796 0,0 8922,0 8922,796">
            <text:p/>
          </draw:polygon>
          <draw:path draw:style-name="gr3" draw:text-style-name="P9" draw:layer="layout" svg:width="0.18cm" svg:height="0.773cm" svg:x="2.44cm" svg:y="4.1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166cm" svg:height="0.518cm" svg:x="2.69cm" svg:y="4.1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18cm" svg:height="0.773cm" svg:x="2.924cm" svg:y="4.1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58cm" svg:height="0.501cm" svg:x="3.461cm" svg:y="4.358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4cm" svg:height="0.36cm" svg:x="3.88cm" svg:y="4.02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4.223cm" svg:y="4.16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617cm" svg:y="4.3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5.251cm" svg:y="4.2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18cm" svg:height="0.773cm" svg:x="6.059cm" svg:y="4.1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6.305cm" svg:y="4.3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358cm" svg:height="0.501cm" svg:x="6.747cm" svg:y="4.35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516cm" svg:x="7.346cm" svg:y="4.2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8.099cm" svg:y="4.3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8.553cm" svg:y="4.02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8.909cm" svg:y="4.1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69cm" svg:height="0.546cm" svg:x="9.197cm" svg:y="4.165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9.592cm" svg:y="4.358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515cm" svg:height="0.182cm" svg:x="10.234cm" svg:y="4.4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1.037cm" svg:y="4.186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4§display§\text {(1)}§svg§600§FALSE§</svg:desc>
          <draw:polygon draw:style-name="gr2" draw:text-style-name="P8" draw:layer="layout" svg:width="0.91cm" svg:height="0.76cm" svg:x="1.203cm" svg:y="2.765cm" svg:viewBox="0 0 911 761" draw:points="455,761 0,761 0,0 911,0 911,761">
            <text:p/>
          </draw:polygon>
          <draw:path draw:style-name="gr3" draw:text-style-name="P9" draw:layer="layout" svg:width="0.197cm" svg:height="0.844cm" svg:x="1.243cm" svg:y="2.72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9" draw:layer="layout" svg:width="0.28cm" svg:height="0.564cm" svg:x="1.564cm" svg:y="2.794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9" draw:layer="layout" svg:width="0.197cm" svg:height="0.844cm" svg:x="1.96cm" svg:y="2.72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(iii) } x dy + 2ydx = 0  \text { when } x = 2, \ y = 1.§svg§600§FALSE§</svg:desc>
          <draw:polygon draw:style-name="gr2" draw:text-style-name="P8" draw:layer="layout" svg:width="13.389cm" svg:height="0.696cm" svg:x="2.004cm" svg:y="5.661cm" svg:viewBox="0 0 13390 697" draw:points="6695,697 0,697 0,0 13390,0 13390,697">
            <text:p/>
          </draw:polygon>
          <draw:path draw:style-name="gr3" draw:text-style-name="P9" draw:layer="layout" svg:width="0.18cm" svg:height="0.773cm" svg:x="2.041cm" svg:y="5.62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291cm" svg:y="5.68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506cm" svg:y="5.68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72cm" svg:y="5.68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2.954cm" svg:y="5.62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6cm" svg:height="0.351cm" svg:x="3.491cm" svg:y="5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3.942cm" svg:y="5.666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9" draw:layer="layout" svg:width="0.358cm" svg:height="0.5cm" svg:x="4.336cm" svg:y="5.859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4.934cm" svg:y="5.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5.704cm" svg:y="5.68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6.073cm" svg:y="5.859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369cm" svg:height="0.546cm" svg:x="6.49cm" svg:y="5.666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6.883cm" svg:y="5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7.56cm" svg:y="5.9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8.365cm" svg:y="5.68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9" draw:layer="layout" svg:width="0.531cm" svg:height="0.342cm" svg:x="8.991cm" svg:y="5.868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9" draw:layer="layout" svg:width="0.39cm" svg:height="0.537cm" svg:x="9.562cm" svg:y="5.66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9.987cm" svg:y="5.85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334cm" svg:y="5.85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11.019cm" svg:y="5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1.696cm" svg:y="5.9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2.508cm" svg:y="5.68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091cm" svg:height="0.231cm" svg:x="12.923cm" svg:y="6.1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9" draw:layer="layout" svg:width="0.358cm" svg:height="0.5cm" svg:x="13.481cm" svg:y="5.859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14.124cm" svg:y="5.9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6cm" svg:x="14.965cm" svg:y="5.68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083cm" svg:height="0.083cm" svg:x="15.349cm" svg:y="6.12cm" svg:viewBox="0 0 84 84" svg:d="M84 42c0-23-19-42-42-42s-42 19-42 42 19 42 42 42 42-19 42-42z">
            <text:p/>
          </draw:path>
        </draw:g>
        <draw:g>
          <svg:title>TexMaths</svg:title>
          <svg:desc>24§display§\text {Solutions : }§svg§600§FALSE§</svg:desc>
          <draw:polygon draw:style-name="gr2" draw:text-style-name="P8" draw:layer="layout" svg:width="3.737cm" svg:height="0.529cm" svg:x="1.202cm" svg:y="8.966cm" svg:viewBox="0 0 3738 530" draw:points="1870,530 0,530 0,0 3738,0 3738,530">
            <text:p/>
          </draw:polygon>
          <draw:path draw:style-name="gr3" draw:text-style-name="P9" draw:layer="layout" svg:width="0.375cm" svg:height="0.613cm" svg:x="1.208cm" svg:y="8.924cm" svg:viewBox="0 0 376 614" svg:d="M248 269l-108-27c-54-14-86-58-86-108 0-59 46-111 113-111 140 0 159 140 165 177 0 5 0 11 10 11 11 0 11-4 11-21v-169c0-15 0-21-9-21-6 0-8 0-14 12l-29 47c-25-24-61-59-136-59-94 0-165 75-165 163 0 71 44 132 111 156 10 3 52 13 112 28 23 6 48 12 73 43 17 23 25 49 25 78 0 60-43 121-114 121-25 0-88-4-134-46-48-46-52-100-52-130 0-8-8-8-9-8-12 0-12 6-12 21v169c0 13 0 19 10 19 5 0 5 0 11-10 0-2 4-3 31-48 27 29 80 58 157 58 98 0 167-83 167-175 0-84-57-153-128-170z">
            <text:p/>
          </draw:path>
          <draw:path draw:style-name="gr3" draw:text-style-name="P9" draw:layer="layout" svg:width="0.375cm" svg:height="0.389cm" svg:x="1.651cm" svg:y="9.141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189cm" svg:height="0.586cm" svg:x="2.077cm" svg:y="8.934cm" svg:viewBox="0 0 190 587" svg:d="M123 0l-123 10v26c60 0 67 6 67 47v439c0 38-9 38-67 38v27c29-2 73-2 94-2s63 0 96 2v-27c-58 0-67 0-67-38z">
            <text:p/>
          </draw:path>
          <draw:path draw:style-name="gr3" draw:text-style-name="P9" draw:layer="layout" svg:width="0.425cm" svg:height="0.383cm" svg:x="2.312cm" svg:y="9.147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2.769cm" svg:y="9.001cm" svg:viewBox="0 0 267 530" svg:d="M131 182h120v-27h-120v-155h-22c0 69-26 159-109 163v19h73v232c0 106 79 116 109 116 60 0 85-60 85-116v-48h-23v48c0 62-25 94-56 94-57 0-57-76-57-92z">
            <text:p/>
          </draw:path>
          <draw:path draw:style-name="gr3" draw:text-style-name="P9" draw:layer="layout" svg:width="0.181cm" svg:height="0.565cm" svg:x="3.108cm" svg:y="8.955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3.339cm" svg:y="9.141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73cm" svg:x="3.763cm" svg:y="9.14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277cm" svg:height="0.389cm" svg:x="4.233cm" svg:y="9.141cm" svg:viewBox="0 0 278 390" svg:d="M148 215c19 4 88 17 88 79 0 42-29 76-96 76-71 0-102-48-117-121-2-9-4-13-11-13-12 0-12 6-12 21v111c0 16 0 22 10 22 3 0 5-2 21-18 2-2 2-4 17-19 36 35 75 37 92 37 98 0 138-58 138-119 0-45-27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091cm" svg:height="0.364cm" svg:x="4.892cm" svg:y="9.154cm" svg:viewBox="0 0 92 365" svg:d="M92 44c0-23-21-44-46-44s-46 21-46 44c0 25 21 46 46 46s46-21 46-46zM92 320c0-25-21-44-46-44s-46 19-46 44 21 45 46 45 46-20 46-45z">
            <text:p/>
          </draw:path>
        </draw:g>
        <draw:g>
          <svg:title>TexMaths</svg:title>
          <svg:desc>22§display§\text {(i). Given that, } y^2 dx + ( xy + x^2 ) dy = 0§svg§600§FALSE§</svg:desc>
          <draw:polygon draw:style-name="gr2" draw:text-style-name="P8" draw:layer="layout" svg:width="13.349cm" svg:height="0.795cm" svg:x="2.402cm" svg:y="9.962cm" svg:viewBox="0 0 13350 796" draw:points="6675,796 0,796 0,0 13350,0 13350,796">
            <text:p/>
          </draw:polygon>
          <draw:path draw:style-name="gr3" draw:text-style-name="P9" draw:layer="layout" svg:width="0.18cm" svg:height="0.773cm" svg:x="2.439cm" svg:y="10.02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166cm" svg:height="0.518cm" svg:x="2.689cm" svg:y="10.08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18cm" svg:height="0.773cm" svg:x="2.923cm" svg:y="10.02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083cm" svg:height="0.083cm" svg:x="3.247cm" svg:y="10.52cm" svg:viewBox="0 0 84 84" svg:d="M84 42c0-23-19-42-42-42s-42 19-42 42 19 42 42 42 42-19 42-42z">
            <text:p/>
          </draw:path>
          <draw:path draw:style-name="gr3" draw:text-style-name="P9" draw:layer="layout" svg:width="0.525cm" svg:height="0.562cm" svg:x="3.782cm" svg:y="10.057cm" svg:viewBox="0 0 526 563" svg:d="M417 498c9 18 41 48 49 48 7 0 7-6 7-18v-136c0-29 4-33 53-33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4.37cm" svg:y="10.08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4.574cm" svg:y="10.268cm" svg:viewBox="0 0 380 343" svg:d="M308 76c7-18 21-51 72-51v-25c-17 2-40 2-58 2-19 0-55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4.968cm" svg:y="10.2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315cm" svg:y="10.259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4cm" svg:height="0.485cm" svg:x="5.992cm" svg:y="10.125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9" draw:layer="layout" svg:width="0.39cm" svg:height="0.538cm" svg:x="6.302cm" svg:y="10.066cm" svg:viewBox="0 0 391 539" svg:d="M60 479c0 35-7 35-60 35v25c26-2 67-2 88-2 19 0 60 0 86 2v-25c-51 0-60 0-60-35v-143c0-81 55-123 104-123s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49cm" svg:height="0.356cm" svg:x="6.74cm" svg:y="10.256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42cm" svg:height="0.485cm" svg:x="7.108cm" svg:y="10.12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7.46cm" svg:y="10.52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9" draw:layer="layout" svg:width="0.358cm" svg:height="0.501cm" svg:x="7.889cm" svg:y="10.259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24cm" svg:height="0.36cm" svg:x="8.308cm" svg:y="9.92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8.651cm" svg:y="10.06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9.045cm" svg:y="10.2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6cm" svg:x="9.679cm" svg:y="10.1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18cm" svg:height="0.773cm" svg:x="10.487cm" svg:y="10.02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10.733cm" svg:y="10.2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358cm" svg:height="0.501cm" svg:x="11.175cm" svg:y="10.259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515cm" svg:height="0.516cm" svg:x="11.773cm" svg:y="10.1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2.526cm" svg:y="10.2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12.981cm" svg:y="9.92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3.336cm" svg:y="10.02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69cm" svg:height="0.546cm" svg:x="13.625cm" svg:y="10.06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4.019cm" svg:y="10.259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182cm" svg:x="14.661cm" svg:y="10.3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5.464cm" svg:y="10.087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4.904cm" svg:y="13.364cm" svg:viewBox="0 0 2768 697" draw:points="1383,697 0,697 0,0 2768,0 2768,697">
            <text:p/>
          </draw:polygon>
          <draw:path draw:style-name="gr3" draw:text-style-name="P9" draw:layer="layout" svg:width="0.083cm" svg:height="0.083cm" svg:x="14.932cm" svg:y="13.8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404cm" svg:y="13.8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877cm" svg:y="13.8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6.875cm" svg:y="13.3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7.167cm" svg:y="13.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7.53cm" svg:y="13.3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(ii) } y^2  - x^2 \frac{dy}{dx} =  xy \frac{dy}{dx}§svg§600§FALSE§</svg:desc>
          <draw:polygon draw:style-name="gr2" draw:text-style-name="P8" draw:layer="layout" svg:width="7.546cm" svg:height="1.522cm" svg:x="15.902cm" svg:y="3.66cm" svg:viewBox="0 0 7547 1523" draw:points="3774,1523 0,1523 0,0 7547,0 7547,1523">
            <text:p/>
          </draw:polygon>
          <draw:path draw:style-name="gr3" draw:text-style-name="P9" draw:layer="layout" svg:width="0.18cm" svg:height="0.774cm" svg:x="15.939cm" svg:y="4.10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166cm" svg:height="0.518cm" svg:x="16.189cm" svg:y="4.16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66cm" svg:height="0.518cm" svg:x="16.404cm" svg:y="4.16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8cm" svg:height="0.774cm" svg:x="16.638cm" svg:y="4.10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58cm" svg:height="0.501cm" svg:x="17.175cm" svg:y="4.339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17.593cm" svg:y="4.0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8.143cm" svg:y="4.471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8.873cm" svg:y="4.3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9.327cm" svg:y="4.0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9.781cm" svg:y="3.62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20.176cm" svg:y="3.816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9.732cm" svg:y="4.471cm" svg:viewBox="0 0 847 33" draw:points="422,33 0,33 0,0 847,0 847,33">
            <text:p/>
          </draw:polygon>
          <draw:path draw:style-name="gr3" draw:text-style-name="P9" draw:layer="layout" svg:width="0.369cm" svg:height="0.546cm" svg:x="19.764cm" svg:y="4.676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20.158cm" svg:y="4.86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20.927cm" svg:y="4.3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21.723cm" svg:y="4.3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358cm" svg:height="0.501cm" svg:x="22.164cm" svg:y="4.339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22.691cm" svg:y="3.62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23.085cm" svg:y="3.816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22.641cm" svg:y="4.471cm" svg:viewBox="0 0 847 33" draw:points="422,33 0,33 0,0 847,0 847,33">
            <text:p/>
          </draw:polygon>
          <draw:path draw:style-name="gr3" draw:text-style-name="P9" draw:layer="layout" svg:width="0.369cm" svg:height="0.546cm" svg:x="22.673cm" svg:y="4.676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23.067cm" svg:y="4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\text {(iv) } ( x^2  + 3xy + y^2 )dx - x^2 dy = 0§svg§600§FALSE§</svg:desc>
          <draw:polygon draw:style-name="gr2" draw:text-style-name="P8" draw:layer="layout" svg:width="11.447cm" svg:height="0.795cm" svg:x="15.805cm" svg:y="5.561cm" svg:viewBox="0 0 11448 796" draw:points="5725,796 0,796 0,0 11448,0 11448,796">
            <text:p/>
          </draw:polygon>
          <draw:path draw:style-name="gr3" draw:text-style-name="P9" draw:layer="layout" svg:width="0.18cm" svg:height="0.773cm" svg:x="15.842cm" svg:y="5.6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166cm" svg:height="0.518cm" svg:x="16.092cm" svg:y="5.6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16.296cm" svg:y="5.867cm" svg:viewBox="0 0 380 343" svg:d="M308 76c7-18 21-51 72-51v-25c-17 2-40 2-58 2-19 0-55-2-69-2v25c30 0 39 17 39 33 0 7-2 9-5 18l-79 199-88-217c-4-10-4-12-4-14 0-19 30-19 44-19v-25c-23 0-67 2-84 2-21 0-53 0-76-2v25c49 0 53 3 62 28l112 276c5 11 6 14 16 14 11 0 14-7 16-14z">
            <text:p/>
          </draw:path>
          <draw:path draw:style-name="gr3" draw:text-style-name="P9" draw:layer="layout" svg:width="0.18cm" svg:height="0.773cm" svg:x="16.734cm" svg:y="5.6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18cm" svg:height="0.773cm" svg:x="17.325cm" svg:y="5.6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17.572cm" svg:y="5.8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4cm" svg:height="0.36cm" svg:x="18.024cm" svg:y="5.52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18.552cm" svg:y="5.7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21cm" svg:height="0.532cm" svg:x="19.314cm" svg:y="5.68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9" draw:layer="layout" svg:width="0.386cm" svg:height="0.351cm" svg:x="19.691cm" svg:y="5.8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358cm" svg:height="0.501cm" svg:x="20.134cm" svg:y="5.858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0 0 160-71 181-159z">
            <text:p/>
          </draw:path>
          <draw:path draw:style-name="gr3" draw:text-style-name="P9" draw:layer="layout" svg:width="0.515cm" svg:height="0.516cm" svg:x="20.732cm" svg:y="5.7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21.486cm" svg:y="5.858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4cm" svg:height="0.36cm" svg:x="21.903cm" svg:y="5.52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22.26cm" svg:y="5.6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69cm" svg:height="0.546cm" svg:x="22.549cm" svg:y="5.66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22.941cm" svg:y="5.8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472cm" svg:height="0.032cm" svg:x="23.597cm" svg:y="5.992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24.328cm" svg:y="5.8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4cm" svg:height="0.36cm" svg:x="24.782cm" svg:y="5.52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25.125cm" svg:y="5.66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25.519cm" svg:y="5.858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515cm" svg:height="0.182cm" svg:x="26.161cm" svg:y="5.9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6.966cm" svg:y="5.686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\text {(v)} \left( 1 + e^{ \frac{x}{y} } \right) dx + e^{ \frac{x}{y} }\left( 1 - \frac{x}{y} \right) dy = 0§svg§600§FALSE§</svg:desc>
          <draw:polygon draw:style-name="gr2" draw:text-style-name="P8" draw:layer="layout" svg:width="12.566cm" svg:height="1.779cm" svg:x="2.206cm" svg:y="6.963cm" svg:viewBox="0 0 12567 1780" draw:points="6283,1780 0,1780 0,0 12567,0 12567,1780">
            <text:p/>
          </draw:polygon>
          <draw:path draw:style-name="gr3" draw:text-style-name="P9" draw:layer="layout" svg:width="0.18cm" svg:height="0.773cm" svg:x="2.243cm" svg:y="7.4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79cm" svg:height="0.342cm" svg:x="2.482cm" svg:y="7.713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18cm" svg:height="0.773cm" svg:x="2.921cm" svg:y="7.46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295cm" svg:height="1.391cm" svg:x="3.445cm" svg:y="7.156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9" draw:layer="layout" svg:width="0.256cm" svg:height="0.516cm" svg:x="3.836cm" svg:y="7.5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4.369cm" svg:y="7.5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8cm" svg:height="0.351cm" svg:x="5.134cm" svg:y="7.70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28cm" svg:height="0.177cm" svg:x="5.587cm" svg:y="7.322cm" svg:viewBox="0 0 229 178" svg:d="M206 19c-18 6-18 23-18 23 0 7 4 16 18 16 10 0 23-9 23-26 0-23-25-32-46-32-25 0-42 16-49 26-13-22-39-26-53-26-48 0-76 46-76 60 0 5 7 5 9 5 4 0 7 0 7-3 12-39 44-48 60-48 12 0 26 5 26 25 0 10-7 37-19 89-7 22-25 36-40 36-4 0-15 0-23-7 15-6 15-21 15-21 0-13-7-18-15-18-11 0-25 9-25 26 0 25 26 34 46 34 23 0 38-14 49-28 16 24 41 28 53 28 49 0 76-48 76-62 0-5-6-5-8-5-7 0-8 2-8 5-13 35-43 48-58 48-13 0-29-4-29-27 0-5 0-7 4-21 5-26 16-70 19-77 6-11 18-25 39-25 0 0 14 0 23 5z">
            <text:p/>
          </draw:path>
          <draw:polygon draw:style-name="gr3" draw:text-style-name="P9" draw:layer="layout" svg:width="0.307cm" svg:height="0.027cm" svg:x="5.552cm" svg:y="7.552cm" svg:viewBox="0 0 308 28" draw:points="153,28 0,28 0,0 308,0 308,28">
            <text:p/>
          </draw:polygon>
          <draw:path draw:style-name="gr3" draw:text-style-name="P9" draw:layer="layout" svg:width="0.223cm" svg:height="0.251cm" svg:x="5.592cm" svg:y="7.716cm" svg:viewBox="0 0 224 252" svg:d="M222 26c2-5 2-8 2-8 0-9-8-14-15-14-15 0-19 14-21 24l-8 34-13 47c0 5-3 14-3 16s-21 39-55 39c-17 0-32-9-32-34 0-23 13-51 23-79 2-3 6-11 6-18 0-17-20-33-43-33-42 0-63 49-63 60 0 5 7 5 9 5 5 0 7-2 9-7 7-26 26-44 44-44 7 0 10 4 10 14 0 7-2 12-3 20-20 47-23 61-23 77 0 42 35 51 61 51 23 0 39-11 50-19-7 23-11 38-29 58-8 9-28 24-52 24-7 0-21-1-30-10 17-4 19-20 19-23 0-11-9-16-17-16-11 0-23 9-23 27 0 19 19 35 51 35 45 0 98-30 111-80z">
            <text:p/>
          </draw:path>
          <draw:path draw:style-name="gr3" draw:text-style-name="P9" draw:layer="layout" svg:width="0.295cm" svg:height="1.391cm" svg:x="6.016cm" svg:y="7.156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ath draw:style-name="gr3" draw:text-style-name="P9" draw:layer="layout" svg:width="0.369cm" svg:height="0.546cm" svg:x="6.611cm" svg:y="7.508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005cm" svg:y="7.7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6cm" svg:x="7.639cm" svg:y="7.5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8cm" svg:height="0.351cm" svg:x="8.404cm" svg:y="7.704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28cm" svg:height="0.177cm" svg:x="8.858cm" svg:y="7.322cm" svg:viewBox="0 0 229 178" svg:d="M206 19c-18 6-18 23-18 23 0 7 4 16 18 16 10 0 23-9 23-26 0-23-25-32-46-32-25 0-42 16-49 26-13-22-39-26-53-26-48 0-76 46-76 60 0 5 7 5 9 5 4 0 7 0 7-3 12-39 44-48 60-48 12 0 26 5 26 25 0 10-7 37-19 89-7 22-25 36-40 36-4 0-15 0-23-7 15-6 15-21 15-21 0-13-7-18-15-18-11 0-25 9-25 26 0 25 26 34 46 34 21 0 38-14 49-28 16 24 41 28 53 28 49 0 76-48 76-62 0-5-8-5-8-5-7 0-8 2-8 5-13 35-43 48-58 48-13 0-29-4-29-27 0-5 0-7 4-21 5-26 16-70 19-77 6-11 18-25 39-25 0 0 14 0 23 5z">
            <text:p/>
          </draw:path>
          <draw:polygon draw:style-name="gr3" draw:text-style-name="P9" draw:layer="layout" svg:width="0.307cm" svg:height="0.027cm" svg:x="8.821cm" svg:y="7.552cm" svg:viewBox="0 0 308 28" draw:points="153,28 0,28 0,0 308,0 308,28">
            <text:p/>
          </draw:polygon>
          <draw:path draw:style-name="gr3" draw:text-style-name="P9" draw:layer="layout" svg:width="0.223cm" svg:height="0.251cm" svg:x="8.862cm" svg:y="7.716cm" svg:viewBox="0 0 224 252" svg:d="M222 26c2-5 2-8 2-8 0-9-8-14-15-14-15 0-19 14-21 24l-8 34-13 47c0 5-3 14-3 16s-21 39-55 39c-17 0-32-9-32-34 0-23 13-51 23-79 2-3 6-11 6-18 0-17-20-33-43-33-42 0-63 49-63 60 0 5 7 5 9 5 5 0 7-2 9-7 7-26 26-44 44-44 7 0 10 4 10 14 0 7-2 12-5 20-18 47-21 61-21 77 0 42 35 51 61 51 23 0 39-11 50-19-7 23-11 38-29 58-8 9-28 24-52 24-7 0-21-1-30-10 17-4 19-20 19-23 0-11-9-16-17-16-11 0-25 9-25 27 0 19 21 35 53 35 45 0 96-30 111-80z">
            <text:p/>
          </draw:path>
          <draw:path draw:style-name="gr3" draw:text-style-name="P9" draw:layer="layout" svg:width="0.381cm" svg:height="1.856cm" svg:x="9.548cm" svg:y="6.924cm" svg:viewBox="0 0 382 1857" svg:d="M382 1850c0-4-2-5-4-7-28-30-81-81-132-166-125-198-181-450-181-748 0-209 28-477 155-707 62-111 125-174 160-208 2-2 2-3 2-7 0-7-5-7-16-7s-12 0-25 12c-260 236-341 590-341 916 0 304 70 610 268 843 15 17 43 49 77 77 9 9 10 9 21 9s16 0 16-7z">
            <text:p/>
          </draw:path>
          <draw:path draw:style-name="gr3" draw:text-style-name="P9" draw:layer="layout" svg:width="0.256cm" svg:height="0.516cm" svg:x="10.025cm" svg:y="7.5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10.579cm" svg:y="7.836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1.403cm" svg:y="7.1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olygon draw:style-name="gr3" draw:text-style-name="P9" draw:layer="layout" svg:width="0.442cm" svg:height="0.032cm" svg:x="11.382cm" svg:y="7.836cm" svg:viewBox="0 0 443 33" draw:points="222,33 0,33 0,0 443,0 443,33">
            <text:p/>
          </draw:polygon>
          <draw:path draw:style-name="gr3" draw:text-style-name="P9" draw:layer="layout" svg:width="0.358cm" svg:height="0.501cm" svg:x="11.421cm" svg:y="8.234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381cm" svg:height="1.856cm" svg:x="11.943cm" svg:y="6.924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369cm" svg:height="0.546cm" svg:x="12.646cm" svg:y="7.508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3.04cm" svg:y="7.704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182cm" svg:x="13.682cm" svg:y="7.7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4.485cm" svg:y="7.53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</draw:g>
        <draw:g>
          <svg:title>TexMaths</svg:title>
          <svg:desc>22§display§\text {(vi) } x \frac{dy}{dx} - y + x \sin \left( \frac{y}{x} \right) = 0§svg§600§FALSE§</svg:desc>
          <draw:polygon draw:style-name="gr2" draw:text-style-name="P8" draw:layer="layout" svg:width="9.759cm" svg:height="1.522cm" svg:x="15.806cm" svg:y="6.96cm" svg:viewBox="0 0 9760 1523" draw:points="4880,1523 0,1523 0,0 9760,0 9760,1523">
            <text:p/>
          </draw:polygon>
          <draw:path draw:style-name="gr3" draw:text-style-name="P9" draw:layer="layout" svg:width="0.18cm" svg:height="0.774cm" svg:x="15.843cm" svg:y="7.40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79cm" svg:height="0.342cm" svg:x="16.082cm" svg:y="7.648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166cm" svg:height="0.518cm" svg:x="16.501cm" svg:y="7.46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8cm" svg:height="0.774cm" svg:x="16.735cm" svg:y="7.40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86cm" svg:height="0.351cm" svg:x="17.272cm" svg:y="7.6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6cm" svg:x="17.832cm" svg:y="6.921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8.226cm" svg:y="7.116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17.784cm" svg:y="7.771cm" svg:viewBox="0 0 847 33" draw:points="422,33 0,33 0,0 847,0 847,33">
            <text:p/>
          </draw:polygon>
          <draw:path draw:style-name="gr3" draw:text-style-name="P9" draw:layer="layout" svg:width="0.369cm" svg:height="0.546cm" svg:x="17.814cm" svg:y="7.976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8.208cm" svg:y="8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9" draw:layer="layout" svg:width="0.472cm" svg:height="0.032cm" svg:x="18.956cm" svg:y="7.771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01cm" svg:x="19.688cm" svg:y="7.639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20.288cm" svg:y="7.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21.04cm" svg:y="7.6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254cm" svg:height="0.356cm" svg:x="21.614cm" svg:y="7.6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21.918cm" svg:y="7.46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22.133cm" svg:y="7.63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95cm" svg:height="1.392cm" svg:x="22.805cm" svg:y="7.092cm" svg:viewBox="0 0 296 1393" svg:d="M260 1385c2 0 9 8 9 8h18c2 0 9 0 9-8 0-3-2-5-4-7-28-28-70-70-118-154-84-150-114-342-114-527 0-343 97-546 234-683 2-2 2-5 2-7 0-7-6-7-14-7-11 0-13 0-20 7-74 63-156 171-211 335-33 102-51 225-51 353 0 185 33 393 155 573 21 29 51 61 51 61 7 11 18 23 25 28z">
            <text:p/>
          </draw:path>
          <draw:path draw:style-name="gr3" draw:text-style-name="P9" draw:layer="layout" svg:width="0.356cm" svg:height="0.501cm" svg:x="23.261cm" svg:y="7.116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442cm" svg:height="0.032cm" svg:x="23.22cm" svg:y="7.771cm" svg:viewBox="0 0 443 33" draw:points="222,33 0,33 0,0 443,0 443,33">
            <text:p/>
          </draw:polygon>
          <draw:path draw:style-name="gr3" draw:text-style-name="P9" draw:layer="layout" svg:width="0.386cm" svg:height="0.351cm" svg:x="23.243cm" svg:y="8.16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295cm" svg:height="1.392cm" svg:x="23.784cm" svg:y="7.092cm" svg:viewBox="0 0 296 1393" svg:d="M296 695c0-221-53-457-206-632-11-12-39-42-58-58-6-5-7-5-18-5-7 0-14 0-14 7 0 4 4 7 5 9 27 26 69 69 116 155 85 148 115 340 115 524 0 337-93 543-232 683-2 2-4 6-4 7 0 8 7 8 14 8 11 0 12 0 19-6 74-63 157-171 212-334 33-106 51-233 51-358z">
            <text:p/>
          </draw:path>
          <draw:path draw:style-name="gr3" draw:text-style-name="P9" draw:layer="layout" svg:width="0.515cm" svg:height="0.182cm" svg:x="24.475cm" svg:y="7.6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5.278cm" svg:y="7.467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5 14 91 89 7 44 7 102 7 152 0 58 0 111-9 160-10 74-54 99-89 99z">
            <text:p/>
          </draw:path>
        </draw:g>
        <draw:g>
          <svg:title>TexMaths</svg:title>
          <svg:desc>22§display§( xy + x^2 ) dy = - y^2 dx §svg§600§FALSE§</svg:desc>
          <draw:polygon draw:style-name="gr2" draw:text-style-name="P8" draw:layer="layout" svg:width="7.112cm" svg:height="0.795cm" svg:x="7.703cm" svg:y="11.464cm" svg:viewBox="0 0 7113 796" draw:points="3557,796 0,796 0,0 7113,0 7113,796">
            <text:p/>
          </draw:polygon>
          <draw:path draw:style-name="gr3" draw:text-style-name="P9" draw:layer="layout" svg:width="0.18cm" svg:height="0.773cm" svg:x="7.74cm" svg:y="11.5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7.988cm" svg:y="11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358cm" svg:height="0.501cm" svg:x="8.43cm" svg:y="11.761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516cm" svg:x="9.028cm" svg:y="11.6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9.781cm" svg:y="11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9" draw:layer="layout" svg:width="0.24cm" svg:height="0.36cm" svg:x="10.234cm" svg:y="11.4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0.591cm" svg:y="11.5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69cm" svg:height="0.546cm" svg:x="10.88cm" svg:y="11.5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1.272cm" svg:y="11.761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515cm" svg:height="0.182cm" svg:x="11.916cm" svg:y="11.8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2.752cm" svg:y="11.89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01cm" svg:x="13.312cm" svg:y="11.761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4cm" svg:height="0.36cm" svg:x="13.73cm" svg:y="11.4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4.074cm" svg:y="11.56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4.468cm" svg:y="11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</draw:g>
        <draw:g>
          <svg:title>TexMaths</svg:title>
          <svg:desc>22§display§\therefore \ \ \frac{dy}{dx} = -  \frac{y^2}{xy + x^2}§svg§600§FALSE§</svg:desc>
          <draw:polygon draw:style-name="gr2" draw:text-style-name="P8" draw:layer="layout" svg:width="6.504cm" svg:height="1.774cm" svg:x="6.419cm" svg:y="12.866cm" svg:viewBox="0 0 6505 1775" draw:points="3254,1775 0,1775 0,0 6505,0 6505,1775">
            <text:p/>
          </draw:polygon>
          <draw:path draw:style-name="gr3" draw:text-style-name="P9" draw:layer="layout" svg:width="0.469cm" svg:height="0.418cm" svg:x="6.403cm" svg:y="13.631cm" svg:viewBox="0 0 470 419" svg:d="M276 40c0-21-19-40-40-40-23 0-42 19-42 40 0 23 19 43 42 43 21 0 40-18 40-43zM470 376c0-21-18-40-41-40s-42 19-42 40c0 23 19 43 42 43s41-20 41-43zM83 376c0-21-20-40-43-40-21 0-40 19-40 40 0 23 19 43 40 43 23 0 43-20 43-43z">
            <text:p/>
          </draw:path>
          <draw:path draw:style-name="gr3" draw:text-style-name="P9" draw:layer="layout" svg:width="0.369cm" svg:height="0.546cm" svg:x="7.767cm" svg:y="12.931cm" svg:viewBox="0 0 370 547" svg:d="M370 9c0-2 0-9-11-9s-84 7-99 9c-5 0-10 3-10 14 0 10 7 10 19 10 37 0 39 6 39 13l-4 16-45 182c-14-28-37-49-72-49-90 0-187 115-187 227 0 74 42 125 104 125 16 0 54-4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58cm" svg:height="0.5cm" svg:x="8.161cm" svg:y="13.124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0 0 160-70 181-158z">
            <text:p/>
          </draw:path>
          <draw:polygon draw:style-name="gr3" draw:text-style-name="P9" draw:layer="layout" svg:width="0.845cm" svg:height="0.032cm" svg:x="7.719cm" svg:y="13.78cm" svg:viewBox="0 0 846 33" draw:points="422,33 0,33 0,0 846,0 846,33">
            <text:p/>
          </draw:polygon>
          <draw:path draw:style-name="gr3" draw:text-style-name="P9" draw:layer="layout" svg:width="0.369cm" svg:height="0.546cm" svg:x="7.749cm" svg:y="13.983cm" svg:viewBox="0 0 370 547" svg:d="M370 9c0-2 0-9-11-9s-84 7-99 9c-5 0-10 3-10 14 0 10 7 10 19 10 37 0 39 6 39 13l-4 16-45 182c-14-28-37-49-72-49-90 0-187 115-187 227 0 74 42 125 104 125 16 0 54-4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8.143cm" svg:y="14.178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79 0 123-100 123-120 0-7-7-7-8-7-7 0-9 2-11 7-25 85-79 102-104 102-30 0-42-24-42-51 0-17 5-33 14-68z">
            <text:p/>
          </draw:path>
          <draw:path draw:style-name="gr3" draw:text-style-name="P9" draw:layer="layout" svg:width="0.515cm" svg:height="0.182cm" svg:x="8.914cm" svg:y="13.7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75cm" svg:y="13.78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1.316cm" svg:y="13.124cm" svg:viewBox="0 0 359 501" svg:d="M355 47c4-10 4-12 4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0 0 160-70 181-158z">
            <text:p/>
          </draw:path>
          <draw:path draw:style-name="gr3" draw:text-style-name="P9" draw:layer="layout" svg:width="0.24cm" svg:height="0.36cm" svg:x="11.735cm" svg:y="12.82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olygon draw:style-name="gr3" draw:text-style-name="P9" draw:layer="layout" svg:width="2.582cm" svg:height="0.032cm" svg:x="10.38cm" svg:y="13.78cm" svg:viewBox="0 0 2583 33" draw:points="1292,33 0,33 0,0 2583,0 2583,33">
            <text:p/>
          </draw:polygon>
          <draw:path draw:style-name="gr3" draw:text-style-name="P9" draw:layer="layout" svg:width="0.386cm" svg:height="0.351cm" svg:x="10.403cm" svg:y="14.178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79 0 123-100 123-120 0-7-7-7-8-7-7 0-9 2-11 7-25 85-79 102-104 102-30 0-42-24-42-51 0-17 5-33 14-68z">
            <text:p/>
          </draw:path>
          <draw:path draw:style-name="gr3" draw:text-style-name="P9" draw:layer="layout" svg:width="0.358cm" svg:height="0.5cm" svg:x="10.844cm" svg:y="14.178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0 0 160-70 181-158z">
            <text:p/>
          </draw:path>
          <draw:path draw:style-name="gr3" draw:text-style-name="P9" draw:layer="layout" svg:width="0.515cm" svg:height="0.516cm" svg:x="11.444cm" svg:y="14.06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2.196cm" svg:y="14.178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6 85-79 102-104 102-30 0-42-24-42-51 0-17 5-33 14-68z">
            <text:p/>
          </draw:path>
          <draw:path draw:style-name="gr3" draw:text-style-name="P9" draw:layer="layout" svg:width="0.24cm" svg:height="0.36cm" svg:x="12.65cm" svg:y="13.93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therefore \ \ \frac{dy}{dx} = u + x \frac{du}{dx}§svg§600§FALSE§</svg:desc>
          <draw:polygon draw:style-name="gr2" draw:text-style-name="P8" draw:layer="layout" svg:width="5.996cm" svg:height="1.522cm" svg:x="1.919cm" svg:y="2.966cm" svg:viewBox="0 0 5997 1523" draw:points="2999,1523 0,1523 0,0 5997,0 5997,1523">
            <text:p/>
          </draw:polygon>
          <draw:path draw:style-name="gr3" draw:text-style-name="P9" draw:layer="layout" svg:width="0.469cm" svg:height="0.418cm" svg:x="1.903cm" svg:y="3.628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369cm" svg:height="0.546cm" svg:x="3.267cm" svg:y="2.927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3.661cm" svg:y="3.122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5cm" svg:height="0.032cm" svg:x="3.219cm" svg:y="3.777cm" svg:viewBox="0 0 846 33" draw:points="422,33 0,33 0,0 846,0 846,33">
            <text:p/>
          </draw:polygon>
          <draw:path draw:style-name="gr3" draw:text-style-name="P9" draw:layer="layout" svg:width="0.369cm" svg:height="0.546cm" svg:x="3.249cm" svg:y="3.98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3.643cm" svg:y="4.1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4.414cm" svg:y="3.7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5.208cm" svg:y="3.645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843cm" svg:y="3.53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6.596cm" svg:y="3.64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6cm" svg:x="7.14cm" svg:y="2.927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98cm" svg:height="0.351cm" svg:x="7.533cm" svg:y="3.122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7.109cm" svg:y="3.777cm" svg:viewBox="0 0 846 33" draw:points="424,33 0,33 0,0 846,0 846,33">
            <text:p/>
          </draw:polygon>
          <draw:path draw:style-name="gr3" draw:text-style-name="P9" draw:layer="layout" svg:width="0.369cm" svg:height="0.546cm" svg:x="7.14cm" svg:y="3.982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7.534cm" svg:y="4.1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>
          <svg:title>TexMaths</svg:title>
          <svg:desc>22§display§\text {Put } y = ux§svg§600§FALSE§</svg:desc>
          <draw:polygon draw:style-name="gr2" draw:text-style-name="P8" draw:layer="layout" svg:width="3.725cm" svg:height="0.61cm" svg:x="3.316cm" svg:y="0.567cm" svg:viewBox="0 0 3726 611" draw:points="1864,611 0,611 0,0 3726,0 3726,611">
            <text:p/>
          </draw:polygon>
          <draw:path draw:style-name="gr3" draw:text-style-name="P9" draw:layer="layout" svg:width="0.457cm" svg:height="0.529cm" svg:x="3.304cm" svg:y="0.528cm" svg:viewBox="0 0 458 530" svg:d="M150 285h130c93 0 178-63 178-141 0-75-78-144-183-144h-275v25h19c60 0 60 8 60 35v410c0 29 0 36-60 36h-19v24c26-1 84-1 114-1s88 0 115 1v-24h-18c-60 0-61-7-61-36zM146 264v-209c0-25 2-30 39-30h68c124 0 124 81 124 119s0 120-124 120z">
            <text:p/>
          </draw:path>
          <draw:path draw:style-name="gr3" draw:text-style-name="P9" draw:layer="layout" svg:width="0.39cm" svg:height="0.351cm" svg:x="3.828cm" svg:y="0.715cm" svg:viewBox="0 0 391 352" svg:d="M278 282v70l113-8v-25c-55 0-60-5-60-42v-277l-115 9v24c55 0 60 6 60 43v139c0 67-37 120-93 120-65 0-69-35-69-76v-259l-114 9v24c60 0 60 2 60 71v116c0 62 0 132 120 132 42 0 77-21 98-70z">
            <text:p/>
          </draw:path>
          <draw:path draw:style-name="gr3" draw:text-style-name="P9" draw:layer="layout" svg:width="0.244cm" svg:height="0.485cm" svg:x="4.247cm" svg:y="0.581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9" draw:layer="layout" svg:width="0.358cm" svg:height="0.501cm" svg:x="4.814cm" svg:y="0.715cm" svg:viewBox="0 0 359 502" svg:d="M356 48c3-11 3-13 3-18 0-14-12-21-23-21-9 0-21 3-28 16-2 3-7 28-11 42-5 19-10 40-15 62l-36 141c-1 10-35 65-86 65-40 0-49-34-49-64 0-35 14-82 40-151 13-32 14-41 14-57 0-35-24-63-63-63-74 0-102 113-102 120s7 7 9 7c9 0 9-2 12-14 21-72 53-95 79-95 6 0 20 0 20 24 0 20-7 39-14 55-30 81-44 127-44 162 0 69 49 93 95 93 30 0 56-14 77-35-9 41-19 78-49 120-21 26-51 49-86 49-11 0-46-3-59-33 13 0 22 0 32-9 9-7 16-18 16-32 0-24-21-28-28-28-18 0-44 12-44 51s35 67 83 67c81 0 160-70 181-158z">
            <text:p/>
          </draw:path>
          <draw:path draw:style-name="gr3" draw:text-style-name="P9" draw:layer="layout" svg:width="0.515cm" svg:height="0.182cm" svg:x="5.457cm" svg:y="0.773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99cm" svg:height="0.351cm" svg:x="6.252cm" svg:y="0.715cm" svg:viewBox="0 0 400 352" svg:d="M250 300c7 33 35 52 69 52 26 0 44-17 58-42 12-28 23-76 23-77 0-7-8-7-9-7-9 0-9 1-13 14-10 42-24 95-58 95-16 0-23-9-23-35 0-18 9-53 15-81l22-85c2-11 9-41 13-53 3-18 12-48 12-51 0-14-11-21-23-21-3 0-24 0-30 26-16 58-49 194-58 235-2 3-32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  <draw:path draw:style-name="gr3" draw:text-style-name="P9" draw:layer="layout" svg:width="0.386cm" svg:height="0.351cm" svg:x="6.694cm" svg:y="0.7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1 72 51 53 0 81-54 83-59 9 29 37 59 84 59 80 0 124-100 124-119 0-7-7-7-9-7-7 0-9 1-11 7-24 84-79 102-104 102-30 0-42-25-42-51 0-18 5-34 14-69z">
            <text:p/>
          </draw:path>
        </draw:g>
        <draw:g>
          <svg:title>TexMaths</svg:title>
          <svg:desc>22§display§\text {Diff. } w. \ r. \ t. \ x§svg§600§FALSE§</svg:desc>
          <draw:polygon draw:style-name="gr2" draw:text-style-name="P8" draw:layer="layout" svg:width="4.744cm" svg:height="0.477cm" svg:x="3.318cm" svg:y="1.769cm" svg:viewBox="0 0 4745 478" draw:points="2372,478 0,478 0,0 4745,0 4745,478">
            <text:p/>
          </draw:polygon>
          <draw:path draw:style-name="gr3" draw:text-style-name="P9" draw:layer="layout" svg:width="0.52cm" svg:height="0.53cm" svg:x="3.306cm" svg:y="1.748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3.896cm" svg:y="1.75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105cm" svg:y="1.73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4.603cm" svg:y="2.194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117cm" svg:y="1.934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5.735cm" svg:y="2.194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164cm" svg:y="1.934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6.536cm" svg:y="2.194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6.96cm" svg:y="1.792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287cm" svg:y="2.194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7.715cm" svg:y="1.934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8" draw:layer="layout" svg:width="2.767cm" svg:height="0.696cm" svg:x="10.905cm" svg:y="0.464cm" svg:viewBox="0 0 2768 697" draw:points="1383,697 0,697 0,0 2768,0 2768,697">
            <text:p/>
          </draw:polygon>
          <draw:path draw:style-name="gr3" draw:text-style-name="P9" draw:layer="layout" svg:width="0.083cm" svg:height="0.083cm" svg:x="10.933cm" svg:y="0.9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405cm" svg:y="0.9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878cm" svg:y="0.9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876cm" svg:y="0.4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13.138cm" svg:y="0.4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3.531cm" svg:y="0.4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From (1), (2)  and  (3)  we get, }§svg§600§FALSE§</svg:desc>
          <draw:polygon draw:style-name="gr2" draw:text-style-name="P8" draw:layer="layout" svg:width="9.738cm" svg:height="0.696cm" svg:x="3.323cm" svg:y="5.066cm" svg:viewBox="0 0 9739 697" draw:points="4869,697 0,697 0,0 9739,0 9739,697">
            <text:p/>
          </draw:polygon>
          <draw:path draw:style-name="gr3" draw:text-style-name="P9" draw:layer="layout" svg:width="0.446cm" svg:height="0.527cm" svg:x="3.309cm" svg:y="5.082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3.746cm" svg:y="5.2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4.05cm" svg:y="5.2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4.439cm" svg:y="5.264cm" svg:viewBox="0 0 605 343" svg:d="M60 76v209c0 33-7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5.393cm" svg:y="5.0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5.685cm" svg:y="5.0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6.048cm" svg:y="5.0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91cm" svg:height="0.231cm" svg:x="6.372cm" svg:y="5.52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18cm" svg:height="0.773cm" svg:x="6.854cm" svg:y="5.0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7.116cm" svg:y="5.09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7.509cm" svg:y="5.0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49cm" svg:height="0.356cm" svg:x="8.056cm" svg:y="5.26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8.435cm" svg:y="5.264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383cm" svg:height="0.546cm" svg:x="8.866cm" svg:y="5.071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9" draw:layer="layout" svg:width="0.18cm" svg:height="0.773cm" svg:x="9.603cm" svg:y="5.0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9.86cm" svg:y="5.09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0.258cm" svg:y="5.0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31cm" svg:height="0.342cm" svg:x="10.786cm" svg:y="5.273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4 9 5 14 16 14 9 0 12-7 14-14z">
            <text:p/>
          </draw:path>
          <draw:path draw:style-name="gr3" draw:text-style-name="P9" draw:layer="layout" svg:width="0.3cm" svg:height="0.356cm" svg:x="11.332cm" svg:y="5.2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11.932cm" svg:y="5.25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9" draw:layer="layout" svg:width="0.3cm" svg:height="0.356cm" svg:x="12.319cm" svg:y="5.2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12.655cm" svg:y="5.1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13.007cm" svg:y="5.52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u + x \frac{du}{dx} =  -  \frac{u^2 x^2}{x(ux) + x^2} =  -  \frac{u^2 x^2}{ux^2 + x^2}§svg§600§FALSE§</svg:desc>
          <draw:polygon draw:style-name="gr2" draw:text-style-name="P8" draw:layer="layout" svg:width="12.954cm" svg:height="1.81cm" svg:x="3.22cm" svg:y="6.366cm" svg:viewBox="0 0 12955 1811" draw:points="6477,1811 0,1811 0,0 12955,0 12955,1811">
            <text:p/>
          </draw:polygon>
          <draw:path draw:style-name="gr3" draw:text-style-name="P9" draw:layer="layout" svg:width="0.399cm" svg:height="0.351cm" svg:x="3.204cm" svg:y="7.149cm" svg:viewBox="0 0 400 352" svg:d="M250 299c9 34 35 53 69 53 26 0 45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3.839cm" svg:y="7.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4.591cm" svg:y="7.1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5.135cm" svg:y="6.43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99cm" svg:height="0.351cm" svg:x="5.529cm" svg:y="6.624cm" svg:viewBox="0 0 400 352" svg:d="M250 299c7 34 35 53 69 53 26 0 44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5.103cm" svg:y="7.281cm" svg:viewBox="0 0 847 33" draw:points="424,33 0,33 0,0 847,0 847,33">
            <text:p/>
          </draw:polygon>
          <draw:path draw:style-name="gr3" draw:text-style-name="P9" draw:layer="layout" svg:width="0.369cm" svg:height="0.546cm" svg:x="5.135cm" svg:y="7.48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9" draw:layer="layout" svg:width="0.386cm" svg:height="0.351cm" svg:x="5.529cm" svg:y="7.6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182cm" svg:x="6.3cm" svg:y="7.2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7.136cm" svg:y="7.281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8.831cm" svg:y="6.624cm" svg:viewBox="0 0 400 352" svg:d="M250 299c9 34 35 53 69 53 26 0 45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9.285cm" svg:y="6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9.621cm" svg:y="6.62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0.074cm" svg:y="6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3.662cm" svg:height="0.032cm" svg:x="7.766cm" svg:y="7.281cm" svg:viewBox="0 0 3663 33" draw:points="1832,33 0,33 0,0 3663,0 3663,33">
            <text:p/>
          </draw:polygon>
          <draw:path draw:style-name="gr3" draw:text-style-name="P9" draw:layer="layout" svg:width="0.386cm" svg:height="0.351cm" svg:x="7.789cm" svg:y="7.6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8.286cm" svg:y="7.44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99cm" svg:height="0.351cm" svg:x="8.532cm" svg:y="7.678cm" svg:viewBox="0 0 400 352" svg:d="M250 299c9 34 35 53 69 53 26 0 45-18 58-42 12-28 23-76 23-78 0-7-7-7-9-7-9 0-9 2-13 14-10 43-24 95-58 95-15 0-23-8-23-35 0-17 9-53 15-81l22-84c2-11 11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386cm" svg:height="0.351cm" svg:x="8.974cm" svg:y="7.6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9.438cm" svg:y="7.44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516cm" svg:x="9.91cm" svg:y="7.56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0.662cm" svg:y="7.6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1.116cm" svg:y="7.43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1.779cm" svg:y="7.2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2.617cm" svg:y="7.281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13.962cm" svg:y="6.624cm" svg:viewBox="0 0 400 352" svg:d="M250 299c9 34 35 53 69 53 26 0 45-18 58-42 12-28 23-76 23-78 0-7-7-7-9-7-9 0-9 2-13 14-10 43-24 95-58 95-15 0-23-8-23-35 0-17 9-53 15-81l22-84c2-11 11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4.418cm" svg:y="6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14.752cm" svg:y="6.62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5.206cm" svg:y="6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967cm" svg:height="0.032cm" svg:x="13.247cm" svg:y="7.281cm" svg:viewBox="0 0 2968 33" draw:points="1484,33 0,33 0,0 2968,0 2968,33">
            <text:p/>
          </draw:polygon>
          <draw:path draw:style-name="gr3" draw:text-style-name="P9" draw:layer="layout" svg:width="0.399cm" svg:height="0.351cm" svg:x="13.269cm" svg:y="7.678cm" svg:viewBox="0 0 400 352" svg:d="M250 299c7 34 35 53 69 53 26 0 44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386cm" svg:height="0.351cm" svg:x="13.712cm" svg:y="7.6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14.166cm" svg:y="7.43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14.694cm" svg:y="7.56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5.446cm" svg:y="7.6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15.9cm" svg:y="7.43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u + x \frac{du}{dx} =  -  \frac{u^2 x^2}{x^2( u + 1 ) }§svg§600§FALSE§</svg:desc>
          <draw:polygon draw:style-name="gr2" draw:text-style-name="P8" draw:layer="layout" svg:width="7.673cm" svg:height="1.81cm" svg:x="3.22cm" svg:y="8.566cm" svg:viewBox="0 0 7674 1811" draw:points="3837,1811 0,1811 0,0 7674,0 7674,1811">
            <text:p/>
          </draw:polygon>
          <draw:path draw:style-name="gr3" draw:text-style-name="P9" draw:layer="layout" svg:width="0.399cm" svg:height="0.351cm" svg:x="3.204cm" svg:y="9.349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3.839cm" svg:y="9.2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4.591cm" svg:y="9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5.135cm" svg:y="8.63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99cm" svg:height="0.351cm" svg:x="5.529cm" svg:y="8.824cm" svg:viewBox="0 0 400 352" svg:d="M250 299c7 34 35 53 69 53 26 0 44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5.103cm" svg:y="9.481cm" svg:viewBox="0 0 847 33" draw:points="424,33 0,33 0,0 847,0 847,33">
            <text:p/>
          </draw:polygon>
          <draw:path draw:style-name="gr3" draw:text-style-name="P9" draw:layer="layout" svg:width="0.369cm" svg:height="0.546cm" svg:x="5.135cm" svg:y="9.68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9" draw:layer="layout" svg:width="0.386cm" svg:height="0.351cm" svg:x="5.529cm" svg:y="9.8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182cm" svg:x="6.3cm" svg:y="9.4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7.136cm" svg:y="9.481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8.583cm" svg:y="8.824cm" svg:viewBox="0 0 400 352" svg:d="M250 299c7 34 35 53 69 53 26 0 44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9.037cm" svg:y="8.5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9.372cm" svg:y="8.8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9.826cm" svg:y="8.5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3.166cm" svg:height="0.032cm" svg:x="7.766cm" svg:y="9.481cm" svg:viewBox="0 0 3167 33" draw:points="1582,33 0,33 0,0 3167,0 3167,33">
            <text:p/>
          </draw:polygon>
          <draw:path draw:style-name="gr3" draw:text-style-name="P9" draw:layer="layout" svg:width="0.386cm" svg:height="0.351cm" svg:x="7.789cm" svg:y="9.8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8.243cm" svg:y="9.63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8.632cm" svg:y="9.64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99cm" svg:height="0.351cm" svg:x="8.879cm" svg:y="9.878cm" svg:viewBox="0 0 400 352" svg:d="M250 299c7 34 35 53 69 53 26 0 44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9.514cm" svg:y="9.76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0.313cm" svg:y="9.7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0.674cm" svg:y="9.64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>
          <svg:title>TexMaths</svg:title>
          <svg:desc>22§display§x \frac{du}{dx} =  -  \frac{u^2 }{ u + 1 } - u§svg§600§FALSE§</svg:desc>
          <draw:polygon draw:style-name="gr2" draw:text-style-name="P8" draw:layer="layout" svg:width="6.353cm" svg:height="1.682cm" svg:x="3.222cm" svg:y="10.767cm" svg:viewBox="0 0 6354 1683" draw:points="3177,1683 0,1683 0,0 6354,0 6354,1683">
            <text:p/>
          </draw:polygon>
          <draw:path draw:style-name="gr3" draw:text-style-name="P9" draw:layer="layout" svg:width="0.386cm" svg:height="0.351cm" svg:x="3.206cm" svg:y="11.55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3.748cm" svg:y="10.832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4.142cm" svg:y="11.025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3.718cm" svg:y="11.682cm" svg:viewBox="0 0 847 33" draw:points="424,33 0,33 0,0 847,0 847,33">
            <text:p/>
          </draw:polygon>
          <draw:path draw:style-name="gr3" draw:text-style-name="P9" draw:layer="layout" svg:width="0.369cm" svg:height="0.546cm" svg:x="3.75cm" svg:y="11.884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142cm" svg:y="12.0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4.913cm" svg:y="11.6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3cm" svg:height="0.032cm" svg:x="5.751cm" svg:y="11.682cm" svg:viewBox="0 0 474 33" svg:d="M447 33c12 0 27 0 27-17 0-16-15-16-27-16h-421c-12 0-26 0-26 16 0 17 14 17 26 17z">
            <text:p/>
          </draw:path>
          <draw:path draw:style-name="gr3" draw:text-style-name="P9" draw:layer="layout" svg:width="0.399cm" svg:height="0.351cm" svg:x="6.895cm" svg:y="11.025cm" svg:viewBox="0 0 400 352" svg:d="M250 299c7 34 35 53 69 53 26 0 44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7.35cm" svg:y="10.7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1.775cm" svg:height="0.032cm" svg:x="6.381cm" svg:y="11.682cm" svg:viewBox="0 0 1776 33" draw:points="889,33 0,33 0,0 1776,0 1776,33">
            <text:p/>
          </draw:polygon>
          <draw:path draw:style-name="gr3" draw:text-style-name="P9" draw:layer="layout" svg:width="0.399cm" svg:height="0.351cm" svg:x="6.404cm" svg:y="12.08cm" svg:viewBox="0 0 400 352" svg:d="M250 299c9 34 35 53 69 53 26 0 45-18 58-42 12-28 23-76 23-78 0-7-7-7-9-7-9 0-9 2-13 14-10 43-24 95-58 95-15 0-23-8-23-35 0-17 9-53 15-81l22-84c2-11 11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7.04cm" svg:y="11.9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7.837cm" svg:y="11.90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473cm" svg:height="0.032cm" svg:x="8.485cm" svg:y="11.682cm" svg:viewBox="0 0 474 33" svg:d="M447 33c12 0 27 0 27-17 0-16-15-16-27-16h-421c-12 0-26 0-26 16 0 17 14 17 26 17z">
            <text:p/>
          </draw:path>
          <draw:path draw:style-name="gr3" draw:text-style-name="P9" draw:layer="layout" svg:width="0.399cm" svg:height="0.351cm" svg:x="9.215cm" svg:y="11.55cm" svg:viewBox="0 0 400 352" svg:d="M250 299c9 34 35 53 69 53 26 0 45-18 58-42 12-28 23-76 23-78 0-7-7-7-9-7-9 0-9 2-13 14-10 43-24 95-58 95-15 0-23-8-23-35 0-17 9-53 15-81l22-84c2-11 11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Rightarrow  \ \  x \frac{du}{dx} =  -  \left[ \frac{u^2 + u^2 + u }{ u + 1 }  \right]§svg§600§FALSE§</svg:desc>
          <draw:polygon draw:style-name="gr2" draw:text-style-name="P8" draw:layer="layout" svg:width="9.379cm" svg:height="1.821cm" svg:x="10.707cm" svg:y="10.768cm" svg:viewBox="0 0 9380 1822" draw:points="4690,1822 0,1822 0,0 9380,0 9380,1822">
            <text:p/>
          </draw:polygon>
          <draw:path draw:style-name="gr3" draw:text-style-name="P9" draw:layer="layout" svg:width="0.687cm" svg:height="0.427cm" svg:x="10.711cm" svg:y="11.486cm" svg:viewBox="0 0 688 428" svg:d="M521 153c32 28 72 49 97 60-28 12-65 33-97 60h-493c-14 0-28 0-28 16 0 15 14 15 26 15h460c-37 36-78 104-78 115 0 9 9 9 14 9 7 0 13 0 14-7 18-30 39-71 90-117 53-47 106-66 144-79 15-5 15-5 16-7 2 0 2-3 2-5s0-2 0-4l-3-1c-2-2-2-2-16-7-106-30-183-102-227-185-7-16-9-16-20-16-5 0-14 0-14 9 0 10 39 77 78 114h-460c-12 0-26 0-26 16 0 14 14 14 28 14z">
            <text:p/>
          </draw:path>
          <draw:path draw:style-name="gr3" draw:text-style-name="P9" draw:layer="layout" svg:width="0.386cm" svg:height="0.351cm" svg:x="12.194cm" svg:y="11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369cm" svg:height="0.546cm" svg:x="12.738cm" svg:y="10.83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13.13cm" svg:y="11.026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5cm" svg:height="0.032cm" svg:x="12.706cm" svg:y="11.683cm" svg:viewBox="0 0 846 33" draw:points="424,33 0,33 0,0 846,0 846,33">
            <text:p/>
          </draw:polygon>
          <draw:path draw:style-name="gr3" draw:text-style-name="P9" draw:layer="layout" svg:width="0.369cm" svg:height="0.546cm" svg:x="12.738cm" svg:y="11.88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3.132cm" svg:y="12.0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13.903cm" svg:y="11.6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4.739cm" svg:y="11.683cm" svg:viewBox="0 0 473 33" svg:d="M447 33c12 0 26 0 26-17 0-16-14-16-26-16h-421c-12 0-26 0-26 16 0 17 14 17 26 17z">
            <text:p/>
          </draw:path>
          <draw:polygon draw:style-name="gr3" draw:text-style-name="P9" draw:layer="layout" svg:width="0.205cm" svg:height="1.856cm" svg:x="15.597cm" svg:y="10.771cm" svg:viewBox="0 0 206 1857" draw:points="0,1857 206,1857 206,1815 42,1815 42,42 206,42 206,0 0,0">
            <text:p/>
          </draw:polygon>
          <draw:path draw:style-name="gr3" draw:text-style-name="P9" draw:layer="layout" svg:width="0.398cm" svg:height="0.351cm" svg:x="15.928cm" svg:y="11.026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6.382cm" svg:y="10.72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16.91cm" svg:y="10.9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98cm" svg:height="0.351cm" svg:x="17.662cm" svg:y="11.026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8.117cm" svg:y="10.72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18.645cm" svg:y="10.9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98cm" svg:height="0.351cm" svg:x="19.397cm" svg:y="11.026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3.913cm" svg:height="0.032cm" svg:x="15.905cm" svg:y="11.683cm" svg:viewBox="0 0 3914 33" draw:points="1957,33 0,33 0,0 3914,0 3914,33">
            <text:p/>
          </draw:polygon>
          <draw:path draw:style-name="gr3" draw:text-style-name="P9" draw:layer="layout" svg:width="0.398cm" svg:height="0.351cm" svg:x="16.996cm" svg:y="12.081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17.632cm" svg:y="11.9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18.431cm" svg:y="11.9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205cm" svg:height="1.856cm" svg:x="19.921cm" svg:y="10.771cm" svg:viewBox="0 0 206 1857" draw:points="162,1815 0,1815 0,1857 206,1857 206,0 0,0 0,42 162,42">
            <text:p/>
          </draw:polygon>
        </draw:g>
        <draw:g>
          <svg:title>TexMaths</svg:title>
          <svg:desc>22§display§\Rightarrow  \ \  x \frac{du}{dx} =  -  \frac{2u^2 + u }{ u + 1 }§svg§600§FALSE§</svg:desc>
          <draw:polygon draw:style-name="gr2" draw:text-style-name="P8" draw:layer="layout" svg:width="7.189cm" svg:height="1.682cm" svg:x="1.708cm" svg:y="13.069cm" svg:viewBox="0 0 7190 1683" draw:points="3594,1683 0,1683 0,0 7190,0 7190,1683">
            <text:p/>
          </draw:polygon>
          <draw:path draw:style-name="gr3" draw:text-style-name="P9" draw:layer="layout" svg:width="0.687cm" svg:height="0.427cm" svg:x="1.712cm" svg:y="13.787cm" svg:viewBox="0 0 688 428" svg:d="M521 153c32 28 72 49 97 60-28 12-65 33-97 60h-493c-14 0-28 0-28 16 0 15 14 15 26 15h460c-37 36-78 104-78 115 0 9 9 9 14 9 7 0 13 0 15-7 17-30 38-71 89-117 53-47 106-66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9" draw:layer="layout" svg:width="0.386cm" svg:height="0.351cm" svg:x="3.195cm" svg:y="13.8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3.739cm" svg:y="13.134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4.132cm" svg:y="13.327cm" svg:viewBox="0 0 400 352" svg:d="M250 299c7 34 35 53 69 53 26 0 44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3.708cm" svg:y="13.984cm" svg:viewBox="0 0 847 33" draw:points="424,33 0,33 0,0 847,0 847,33">
            <text:p/>
          </draw:polygon>
          <draw:path draw:style-name="gr3" draw:text-style-name="P9" draw:layer="layout" svg:width="0.369cm" svg:height="0.546cm" svg:x="3.739cm" svg:y="14.186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4.134cm" svg:y="14.3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4.904cm" svg:y="13.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5.741cm" svg:y="13.984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6.409cm" svg:y="13.1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99cm" svg:height="0.351cm" svg:x="6.781cm" svg:y="13.327cm" svg:viewBox="0 0 400 352" svg:d="M250 299c7 34 35 53 69 53 26 0 44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7.235cm" svg:y="13.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7.763cm" svg:y="13.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99cm" svg:height="0.351cm" svg:x="8.515cm" svg:y="13.327cm" svg:viewBox="0 0 400 352" svg:d="M250 299c7 34 35 53 69 53 26 0 44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2.565cm" svg:height="0.032cm" svg:x="6.371cm" svg:y="13.984cm" svg:viewBox="0 0 2566 33" draw:points="1283,33 0,33 0,0 2566,0 2566,33">
            <text:p/>
          </draw:polygon>
          <draw:path draw:style-name="gr3" draw:text-style-name="P9" draw:layer="layout" svg:width="0.399cm" svg:height="0.351cm" svg:x="6.788cm" svg:y="14.382cm" svg:viewBox="0 0 400 352" svg:d="M250 299c7 34 35 53 69 53 26 0 44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7.423cm" svg:y="14.2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8.222cm" svg:y="14.209cm" svg:viewBox="0 0 257 517" svg:d="M160 19c0-17 0-19-19-19-48 49-116 49-141 49v25c16 0 62 0 102-21v403c0 28-2 37-72 37h-25v24c27-3 95-3 125-3 32 0 99 0 127 3v-24h-25c-70 0-72-9-72-37z">
            <text:p/>
          </draw:path>
        </draw:g>
        <draw:g>
          <svg:title>TexMaths</svg:title>
          <svg:desc>22§display§.\ .\ .\  \ \ \text {(3)}§svg§600§FALSE§</svg:desc>
          <draw:polygon draw:style-name="gr2" draw:text-style-name="P8" draw:layer="layout" svg:width="2.767cm" svg:height="0.696cm" svg:x="10.907cm" svg:y="3.164cm" svg:viewBox="0 0 2768 697" draw:points="1383,697 0,697 0,0 2768,0 2768,697">
            <text:p/>
          </draw:polygon>
          <draw:path draw:style-name="gr3" draw:text-style-name="P9" draw:layer="layout" svg:width="0.083cm" svg:height="0.083cm" svg:x="10.935cm" svg:y="3.6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407cm" svg:y="3.6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88cm" svg:y="3.6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878cm" svg:y="3.1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13.135cm" svg:y="3.1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3.533cm" svg:y="3.1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therefore  \ \  \frac{u + 1}{2u^2 + u } du =  -  \frac{1}{ x } dx§svg§600§FALSE§</svg:desc>
          <draw:polygon draw:style-name="gr2" draw:text-style-name="P8" draw:layer="layout" svg:width="7.833cm" svg:height="1.557cm" svg:x="3.525cm" svg:y="0.57cm" svg:viewBox="0 0 7834 1558" draw:points="3918,1558 0,1558 0,0 7834,0 7834,1558">
            <text:p/>
          </draw:polygon>
          <draw:path draw:style-name="gr3" draw:text-style-name="P9" draw:layer="layout" svg:width="0.469cm" svg:height="0.418cm" svg:x="3.509cm" svg:y="1.2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399cm" svg:height="0.351cm" svg:x="5.243cm" svg:y="0.703cm" svg:viewBox="0 0 400 352" svg:d="M250 299c9 34 35 53 69 53 26 0 44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5.878cm" svg:y="0.5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6.676cm" svg:y="0.5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2.565cm" svg:height="0.032cm" svg:x="4.826cm" svg:y="1.36cm" svg:viewBox="0 0 2566 33" draw:points="1283,33 0,33 0,0 2566,0 2566,33">
            <text:p/>
          </draw:polygon>
          <draw:path draw:style-name="gr3" draw:text-style-name="P9" draw:layer="layout" svg:width="0.309cm" svg:height="0.516cm" svg:x="4.863cm" svg:y="1.58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99cm" svg:height="0.351cm" svg:x="5.234cm" svg:y="1.758cm" svg:viewBox="0 0 400 352" svg:d="M250 299c9 34 35 53 69 53 26 0 44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5.688cm" svg:y="1.51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216cm" svg:y="1.6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99cm" svg:height="0.351cm" svg:x="6.968cm" svg:y="1.758cm" svg:viewBox="0 0 400 352" svg:d="M250 299c9 34 35 53 69 53 26 0 45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369cm" svg:height="0.546cm" svg:x="7.512cm" svg:y="1.033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7.906cm" svg:y="1.228cm" svg:viewBox="0 0 400 352" svg:d="M250 299c9 34 35 53 69 53 26 0 45-18 58-42 12-28 23-76 23-78 0-7-7-7-9-7-9 0-9 2-13 14-10 43-24 95-58 95-15 0-23-8-23-35 0-17 9-53 15-81l22-84c2-11 11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182cm" svg:x="8.585cm" svg:y="1.2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421cm" svg:y="1.36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0.148cm" svg:y="0.5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443cm" svg:height="0.032cm" svg:x="10.051cm" svg:y="1.36cm" svg:viewBox="0 0 444 33" draw:points="222,33 0,33 0,0 444,0 444,33">
            <text:p/>
          </draw:polygon>
          <draw:path draw:style-name="gr3" draw:text-style-name="P9" draw:layer="layout" svg:width="0.386cm" svg:height="0.351cm" svg:x="10.074cm" svg:y="1.7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10.618cm" svg:y="1.03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011cm" svg:y="1.2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\text {Integrating throughout,  we get, }§svg§600§FALSE§</svg:desc>
          <draw:polygon draw:style-name="gr2" draw:text-style-name="P8" draw:layer="layout" svg:width="10.501cm" svg:height="0.62cm" svg:x="3.427cm" svg:y="2.666cm" svg:viewBox="0 0 10502 621" draw:points="5252,621 0,621 0,0 10502,0 10502,621">
            <text:p/>
          </draw:polygon>
          <draw:path draw:style-name="gr3" draw:text-style-name="P9" draw:layer="layout" svg:width="0.237cm" svg:height="0.53cm" svg:x="3.409cm" svg:y="2.636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692cm" svg:y="2.82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4.09cm" svg:y="2.68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4.398cm" svg:y="2.81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4.741cm" svg:y="2.814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5.128cm" svg:y="2.82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5.442cm" svg:y="2.817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5.81cm" svg:y="2.68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6.121cm" svg:y="2.6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336cm" svg:y="2.82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762cm" svg:y="2.814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399cm" svg:y="2.68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71cm" svg:y="2.627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8.136cm" svg:y="2.82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439cm" svg:y="2.817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8.83cm" svg:y="2.823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9.256cm" svg:y="2.814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646cm" svg:y="2.627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0.072cm" svg:y="2.817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461cm" svg:y="2.823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0.882cm" svg:y="2.68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1.234cm" svg:y="3.082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1.653cm" svg:y="2.832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2.198cm" svg:y="2.81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2.8cm" svg:y="2.814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3.186cm" svg:y="2.81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3.523cm" svg:y="2.68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3.875cm" svg:y="3.082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int  \frac{u + 1}{2u^2 + u } du =  - \int \frac{1}{ x } dx§svg§600§FALSE§</svg:desc>
          <draw:polygon draw:style-name="gr2" draw:text-style-name="P8" draw:layer="layout" svg:width="8.52cm" svg:height="1.642cm" svg:x="3.51cm" svg:y="3.87cm" svg:viewBox="0 0 8521 1643" draw:points="4261,1643 0,1643 0,0 8521,0 8521,1643">
            <text:p/>
          </draw:polygon>
          <draw:path draw:style-name="gr3" draw:text-style-name="P9" draw:layer="layout" svg:width="0.687cm" svg:height="1.719cm" svg:x="3.515cm" svg:y="3.83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98cm" svg:height="0.351cm" svg:x="4.883cm" svg:y="4.019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518cm" svg:y="3.9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6.317cm" svg:y="3.84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2.565cm" svg:height="0.032cm" svg:x="4.466cm" svg:y="4.674cm" svg:viewBox="0 0 2566 33" draw:points="1283,33 0,33 0,0 2566,0 2566,33">
            <text:p/>
          </draw:polygon>
          <draw:path draw:style-name="gr3" draw:text-style-name="P9" draw:layer="layout" svg:width="0.309cm" svg:height="0.517cm" svg:x="4.504cm" svg:y="4.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9" draw:layer="layout" svg:width="0.398cm" svg:height="0.351cm" svg:x="4.876cm" svg:y="5.072cm" svg:viewBox="0 0 399 352" svg:d="M250 299c7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5.33cm" svg:y="4.8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5.858cm" svg:y="4.9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98cm" svg:height="0.351cm" svg:x="6.609cm" svg:y="5.072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369cm" svg:height="0.547cm" svg:x="7.153cm" svg:y="4.347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98cm" svg:height="0.351cm" svg:x="7.547cm" svg:y="4.542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8.225cm" svg:y="4.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062cm" svg:y="4.674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9.772cm" svg:y="3.83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10.82cm" svg:y="3.84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0.442cm" svg:height="0.032cm" svg:x="10.724cm" svg:y="4.674cm" svg:viewBox="0 0 443 33" draw:points="222,33 0,33 0,0 443,0 443,33">
            <text:p/>
          </draw:polygon>
          <draw:path draw:style-name="gr3" draw:text-style-name="P9" draw:layer="layout" svg:width="0.386cm" svg:height="0.351cm" svg:x="10.747cm" svg:y="5.0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7cm" svg:x="11.289cm" svg:y="4.34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1.683cm" svg:y="4.5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>
          <svg:title>TexMaths</svg:title>
          <svg:desc>22§display§\int  \frac{ ( 2u + 1 ) - u }{u ( 2u + 1 ) } du =  - \int \frac{1}{ x } dx§svg§600§FALSE§</svg:desc>
          <draw:polygon draw:style-name="gr2" draw:text-style-name="P8" draw:layer="layout" svg:width="10.106cm" svg:height="1.75cm" svg:x="3.412cm" svg:y="6.17cm" svg:viewBox="0 0 10107 1751" draw:points="5053,1751 0,1751 0,0 10107,0 10107,1751">
            <text:p/>
          </draw:polygon>
          <draw:path draw:style-name="gr3" draw:text-style-name="P9" draw:layer="layout" svg:width="0.687cm" svg:height="1.718cm" svg:x="3.417cm" svg:y="6.1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9" draw:layer="layout" svg:width="0.18cm" svg:height="0.773cm" svg:x="4.445cm" svg:y="6.131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4.707cm" svg:y="6.19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99cm" svg:height="0.351cm" svg:x="5.079cm" svg:y="6.369cm" svg:viewBox="0 0 400 352" svg:d="M250 299c7 34 35 53 69 53 26 0 45-18 58-42 12-28 23-76 23-78 0-7-8-7-9-7-9 0-9 2-13 14-10 43-24 95-58 95-16 0-23-9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5.714cm" svg:y="6.25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6.511cm" svg:y="6.1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6.874cm" svg:y="6.13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472cm" svg:height="0.032cm" svg:x="7.367cm" svg:y="6.502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8.097cm" svg:y="6.369cm" svg:viewBox="0 0 400 352" svg:d="M250 299c9 34 35 53 69 53 26 0 45-18 58-42 12-28 23-76 23-78 0-7-8-7-9-7-9 0-9 2-13 14-10 43-24 95-58 95-16 0-23-9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4.151cm" svg:height="0.032cm" svg:x="4.368cm" svg:y="7.025cm" svg:viewBox="0 0 4152 33" draw:points="2075,33 0,33 0,0 4152,0 4152,33">
            <text:p/>
          </draw:polygon>
          <draw:path draw:style-name="gr3" draw:text-style-name="P9" draw:layer="layout" svg:width="0.399cm" svg:height="0.351cm" svg:x="4.862cm" svg:y="7.422cm" svg:viewBox="0 0 400 352" svg:d="M250 299c7 34 35 53 69 53 26 0 45-18 58-42 12-28 23-76 23-78 0-7-8-7-9-7-9 0-9 2-13 14-10 43-24 95-58 95-16 0-23-9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18cm" svg:height="0.773cm" svg:x="5.36cm" svg:y="7.18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5.622cm" svg:y="7.24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99cm" svg:height="0.351cm" svg:x="5.992cm" svg:y="7.422cm" svg:viewBox="0 0 400 352" svg:d="M250 299c9 34 35 53 69 53 26 0 44-18 58-42 12-28 23-76 23-78 0-7-8-7-9-7-9 0-9 2-13 14-10 43-24 95-58 95-16 0-23-9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6.627cm" svg:y="7.3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7.426cm" svg:y="7.24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7.789cm" svg:y="7.18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8.641cm" svg:y="6.69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9" draw:layer="layout" svg:width="0.399cm" svg:height="0.351cm" svg:x="9.035cm" svg:y="6.893cm" svg:viewBox="0 0 400 352" svg:d="M250 299c7 34 35 53 69 53 26 0 44-18 58-42 12-28 23-76 23-78 0-7-8-7-9-7-9 0-9 2-13 14-10 43-24 95-58 95-16 0-23-9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182cm" svg:x="9.714cm" svg:y="6.9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0.55cm" svg:y="7.025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11.26cm" svg:y="6.1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9" draw:layer="layout" svg:width="0.256cm" svg:height="0.516cm" svg:x="12.308cm" svg:y="6.19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443cm" svg:height="0.032cm" svg:x="12.212cm" svg:y="7.025cm" svg:viewBox="0 0 444 33" draw:points="222,33 0,33 0,0 444,0 444,33">
            <text:p/>
          </draw:polygon>
          <draw:path draw:style-name="gr3" draw:text-style-name="P9" draw:layer="layout" svg:width="0.386cm" svg:height="0.351cm" svg:x="12.235cm" svg:y="7.4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12.777cm" svg:y="6.69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86cm" svg:height="0.351cm" svg:x="13.171cm" svg:y="6.8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int  \left[ \frac{1}{u} - \frac{1}{ 2u + 1 } \right] du =  - \int \frac{1}{ x } dx§svg§600§FALSE§</svg:desc>
          <draw:polygon draw:style-name="gr2" draw:text-style-name="P8" draw:layer="layout" svg:width="10.637cm" svg:height="1.779cm" svg:x="3.414cm" svg:y="8.471cm" svg:viewBox="0 0 10638 1780" draw:points="5319,1780 0,1780 0,0 10638,0 10638,1780">
            <text:p/>
          </draw:polygon>
          <draw:path draw:style-name="gr3" draw:text-style-name="P9" draw:layer="layout" svg:width="0.687cm" svg:height="1.719cm" svg:x="3.419cm" svg:y="8.501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olygon draw:style-name="gr3" draw:text-style-name="P9" draw:layer="layout" svg:width="0.205cm" svg:height="1.856cm" svg:x="4.47cm" svg:y="8.432cm" svg:viewBox="0 0 206 1857" draw:points="0,1857 206,1857 206,1815 42,1815 42,42 206,42 206,0 0,0">
            <text:p/>
          </draw:polygon>
          <draw:path draw:style-name="gr3" draw:text-style-name="P9" draw:layer="layout" svg:width="0.256cm" svg:height="0.516cm" svg:x="4.875cm" svg:y="8.51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443cm" svg:height="0.032cm" svg:x="4.778cm" svg:y="9.344cm" svg:viewBox="0 0 444 33" draw:points="222,33 0,33 0,0 444,0 444,33">
            <text:p/>
          </draw:polygon>
          <draw:path draw:style-name="gr3" draw:text-style-name="P9" draw:layer="layout" svg:width="0.399cm" svg:height="0.351cm" svg:x="4.801cm" svg:y="9.742cm" svg:viewBox="0 0 400 352" svg:d="M250 299c9 34 35 53 69 53 26 0 45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472cm" svg:height="0.032cm" svg:x="5.549cm" svg:y="9.344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7.307cm" svg:y="8.51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2.162cm" svg:height="0.032cm" svg:x="6.352cm" svg:y="9.344cm" svg:viewBox="0 0 2163 33" draw:points="1081,33 0,33 0,0 2163,0 2163,33">
            <text:p/>
          </draw:polygon>
          <draw:path draw:style-name="gr3" draw:text-style-name="P9" draw:layer="layout" svg:width="0.309cm" svg:height="0.516cm" svg:x="6.39cm" svg:y="9.56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99cm" svg:height="0.351cm" svg:x="6.76cm" svg:y="9.742cm" svg:viewBox="0 0 400 352" svg:d="M250 299c9 34 35 53 69 53 26 0 44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7.395cm" svg:y="9.63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8.195cm" svg:y="9.56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205cm" svg:height="1.856cm" svg:x="8.617cm" svg:y="8.432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9.173cm" svg:y="9.016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99cm" svg:height="0.351cm" svg:x="9.567cm" svg:y="9.212cm" svg:viewBox="0 0 400 352" svg:d="M250 299c9 34 35 53 69 53 26 0 45-18 58-42 12-28 23-76 23-78 0-7-7-7-9-7-9 0-9 2-13 14-10 43-24 95-58 95-15 0-23-8-23-35 0-17 9-53 15-81l22-84c2-11 11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182cm" svg:x="10.245cm" svg:y="9.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1.083cm" svg:y="9.344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11.792cm" svg:y="8.501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9" draw:layer="layout" svg:width="0.256cm" svg:height="0.516cm" svg:x="12.841cm" svg:y="8.51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443cm" svg:height="0.032cm" svg:x="12.744cm" svg:y="9.344cm" svg:viewBox="0 0 444 33" draw:points="222,33 0,33 0,0 444,0 444,33">
            <text:p/>
          </draw:polygon>
          <draw:path draw:style-name="gr3" draw:text-style-name="P9" draw:layer="layout" svg:width="0.386cm" svg:height="0.351cm" svg:x="12.766cm" svg:y="9.7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6cm" svg:x="13.309cm" svg:y="9.016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3.704cm" svg:y="9.2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log u - \frac{1}{2} \log ( 2u + 1 ) =  - \log x + \log c§svg§600§FALSE§</svg:desc>
          <draw:polygon draw:style-name="gr2" draw:text-style-name="P8" draw:layer="layout" svg:width="12.636cm" svg:height="1.491cm" svg:x="3.429cm" svg:y="10.873cm" svg:viewBox="0 0 12637 1492" draw:points="6319,1492 0,1492 0,0 12637,0 12637,1492">
            <text:p/>
          </draw:polygon>
          <draw:path draw:style-name="gr3" draw:text-style-name="P9" draw:layer="layout" svg:width="0.173cm" svg:height="0.537cm" svg:x="3.415cm" svg:y="11.335cm" svg:viewBox="0 0 174 538" svg:d="M113 0l-113 9v24c55 0 62 6 62 43v403c0 35-9 35-62 35v24c26-1 67-1 86-1 20 0 58 0 88 1v-24c-53 0-61 0-61-35z">
            <text:p/>
          </draw:path>
          <draw:path draw:style-name="gr3" draw:text-style-name="P9" draw:layer="layout" svg:width="0.344cm" svg:height="0.356cm" svg:x="3.626cm" svg:y="11.52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4.013cm" svg:y="11.52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99cm" svg:height="0.351cm" svg:x="4.54cm" svg:y="11.531cm" svg:viewBox="0 0 400 352" svg:d="M250 299c9 33 35 53 69 53 26 0 45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472cm" svg:height="0.032cm" svg:x="5.196cm" svg:y="11.663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6.067cm" svg:y="10.8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5.999cm" svg:y="11.663cm" svg:viewBox="0 0 389 33" draw:points="194,33 0,33 0,0 389,0 389,33">
            <text:p/>
          </draw:polygon>
          <draw:path draw:style-name="gr3" draw:text-style-name="P9" draw:layer="layout" svg:width="0.309cm" svg:height="0.516cm" svg:x="6.037cm" svg:y="11.88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73cm" svg:height="0.537cm" svg:x="6.632cm" svg:y="11.335cm" svg:viewBox="0 0 174 538" svg:d="M113 0l-113 9v24c55 0 62 6 62 43v403c0 35-9 35-62 35v24c26-1 67-1 86-1 20 0 58 0 88 1v-24c-53 0-61 0-61-35z">
            <text:p/>
          </draw:path>
          <draw:path draw:style-name="gr3" draw:text-style-name="P9" draw:layer="layout" svg:width="0.344cm" svg:height="0.356cm" svg:x="6.844cm" svg:y="11.52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7.229cm" svg:y="11.52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7.681cm" svg:y="11.291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7.945cm" svg:y="11.35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399cm" svg:height="0.351cm" svg:x="8.315cm" svg:y="11.531cm" svg:viewBox="0 0 400 352" svg:d="M250 299c7 33 35 53 69 53 26 0 44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515cm" svg:height="0.516cm" svg:x="8.95cm" svg:y="11.4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9.749cm" svg:y="11.3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0.112cm" svg:y="11.29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182cm" svg:x="10.626cm" svg:y="11.5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1.464cm" svg:y="11.663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7cm" svg:x="12.155cm" svg:y="11.335cm" svg:viewBox="0 0 174 538" svg:d="M113 0l-113 9v24c55 0 62 6 62 43v403c0 35-9 35-62 35v24c26-1 67-1 86-1 20 0 58 0 88 1v-24c-53 0-61 0-61-35z">
            <text:p/>
          </draw:path>
          <draw:path draw:style-name="gr3" draw:text-style-name="P9" draw:layer="layout" svg:width="0.344cm" svg:height="0.356cm" svg:x="12.365cm" svg:y="11.52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2.752cm" svg:y="11.52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13.278cm" svg:y="11.5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13.914cm" svg:y="11.4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173cm" svg:height="0.537cm" svg:x="14.669cm" svg:y="11.335cm" svg:viewBox="0 0 174 538" svg:d="M113 0l-113 9v24c55 0 62 6 62 43v403c0 35-9 35-62 35v24c26-1 67-1 86-1 20 0 58 0 88 1v-24c-53 0-61 0-61-35z">
            <text:p/>
          </draw:path>
          <draw:path draw:style-name="gr3" draw:text-style-name="P9" draw:layer="layout" svg:width="0.344cm" svg:height="0.356cm" svg:x="14.88cm" svg:y="11.52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5.267cm" svg:y="11.52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02cm" svg:height="0.351cm" svg:x="15.802cm" svg:y="11.53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2\log u - \log ( 2u + 1 ) =  2\log c - 2\log x§svg§600§FALSE§</svg:desc>
          <draw:polygon draw:style-name="gr2" draw:text-style-name="P8" draw:layer="layout" svg:width="12.719cm" svg:height="0.696cm" svg:x="3.415cm" svg:y="12.774cm" svg:viewBox="0 0 12720 697" draw:points="6361,697 0,697 0,0 12720,0 12720,697">
            <text:p/>
          </draw:polygon>
          <draw:path draw:style-name="gr3" draw:text-style-name="P9" draw:layer="layout" svg:width="0.309cm" svg:height="0.516cm" svg:x="3.415cm" svg:y="12.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73cm" svg:height="0.537cm" svg:x="3.917cm" svg:y="12.77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128cm" svg:y="12.96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4.515cm" svg:y="12.96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99cm" svg:height="0.351cm" svg:x="5.041cm" svg:y="12.972cm" svg:viewBox="0 0 400 352" svg:d="M250 299c7 33 35 53 69 53 26 0 44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472cm" svg:height="0.032cm" svg:x="5.698cm" svg:y="13.106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7cm" svg:x="6.432cm" svg:y="12.77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6.643cm" svg:y="12.96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7.03cm" svg:y="12.96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7.482cm" svg:y="12.73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7.745cm" svg:y="12.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399cm" svg:height="0.351cm" svg:x="8.116cm" svg:y="12.972cm" svg:viewBox="0 0 400 352" svg:d="M250 299c7 33 35 53 69 53 26 0 44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515cm" svg:height="0.516cm" svg:x="8.751cm" svg:y="12.86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9.55cm" svg:y="12.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9.911cm" svg:y="12.73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0.427cm" svg:y="13.0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1.238cm" svg:y="12.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73cm" svg:height="0.537cm" svg:x="11.74cm" svg:y="12.77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1.951cm" svg:y="12.96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2.338cm" svg:y="12.96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02cm" svg:height="0.351cm" svg:x="12.873cm" svg:y="12.97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472cm" svg:height="0.032cm" svg:x="13.412cm" svg:y="13.106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14.16cm" svg:y="12.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73cm" svg:height="0.537cm" svg:x="14.663cm" svg:y="12.77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4.874cm" svg:y="12.96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5.26cm" svg:y="12.96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15.788cm" svg:y="12.9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\log u^2 - \log ( 2u + 1 ) =  \log c^2 - \log x^2§svg§600§FALSE§</svg:desc>
          <draw:polygon draw:style-name="gr2" draw:text-style-name="P8" draw:layer="layout" svg:width="12.174cm" svg:height="0.795cm" svg:x="3.43cm" svg:y="14.076cm" svg:viewBox="0 0 12175 796" draw:points="6088,796 0,796 0,0 12175,0 12175,796">
            <text:p/>
          </draw:polygon>
          <draw:path draw:style-name="gr3" draw:text-style-name="P9" draw:layer="layout" svg:width="0.173cm" svg:height="0.538cm" svg:x="3.416cm" svg:y="14.1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3.627cm" svg:y="14.3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4.014cm" svg:y="14.36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9" draw:layer="layout" svg:width="0.399cm" svg:height="0.351cm" svg:x="4.541cm" svg:y="14.373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4.996cm" svg:y="14.03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5.544cm" svg:y="14.507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8cm" svg:x="6.279cm" svg:y="14.1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6.491cm" svg:y="14.3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6.876cm" svg:y="14.36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9" draw:layer="layout" svg:width="0.18cm" svg:height="0.773cm" svg:x="7.328cm" svg:y="14.13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09cm" svg:height="0.516cm" svg:x="7.591cm" svg:y="14.20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99cm" svg:height="0.351cm" svg:x="7.962cm" svg:y="14.373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8.597cm" svg:y="14.26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9.396cm" svg:y="14.20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9.757cm" svg:y="14.13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10.273cm" svg:y="14.4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8cm" svg:x="11.07cm" svg:y="14.1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1.281cm" svg:y="14.3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1.668cm" svg:y="14.36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9" draw:layer="layout" svg:width="0.302cm" svg:height="0.351cm" svg:x="12.205cm" svg:y="14.373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12.541cm" svg:y="14.03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3.09cm" svg:y="14.507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8cm" svg:x="13.824cm" svg:y="14.1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4.035cm" svg:y="14.3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4.423cm" svg:y="14.36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9" draw:layer="layout" svg:width="0.386cm" svg:height="0.351cm" svg:x="14.949cm" svg:y="14.3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15.403cm" svg:y="14.03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text {i.e.}§svg§600§FALSE§</svg:desc>
          <draw:polygon draw:style-name="gr2" draw:text-style-name="P8" draw:layer="layout" svg:width="0.846cm" svg:height="0.45cm" svg:x="3.431cm" svg:y="1.377cm" svg:viewBox="0 0 847 451" draw:points="423,451 0,451 0,0 847,0 847,451">
            <text:p/>
          </draw:polygon>
          <draw:path draw:style-name="gr3" draw:text-style-name="P9" draw:layer="layout" svg:width="0.166cm" svg:height="0.518cm" svg:x="3.417cm" svg:y="1.33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3.674cm" svg:y="1.773cm" svg:viewBox="0 0 85 84" svg:d="M85 42c0-23-20-42-43-42s-42 19-42 42 19 42 42 42 43-19 43-42z">
            <text:p/>
          </draw:path>
          <draw:path draw:style-name="gr3" draw:text-style-name="P9" draw:layer="layout" svg:width="0.3cm" svg:height="0.356cm" svg:x="3.843cm" svg:y="1.509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4.232cm" svg:y="1.773cm" svg:viewBox="0 0 85 84" svg:d="M85 42c0-23-20-42-43-42s-42 19-42 42 19 42 42 42 43-19 43-42z">
            <text:p/>
          </draw:path>
        </draw:g>
        <draw:g>
          <svg:title>TexMaths</svg:title>
          <svg:desc>22§display§\log \left( \frac{u^2}{2u + 1} \right) =  \log \left( \frac{c^2}{ x^2} \right)§svg§600§FALSE§</svg:desc>
          <draw:polygon draw:style-name="gr2" draw:text-style-name="P8" draw:layer="layout" svg:width="8.645cm" svg:height="1.821cm" svg:x="5.432cm" svg:y="0.678cm" svg:viewBox="0 0 8646 1822" draw:points="4322,1822 0,1822 0,0 8646,0 8646,1822">
            <text:p/>
          </draw:polygon>
          <draw:path draw:style-name="gr3" draw:text-style-name="P9" draw:layer="layout" svg:width="0.173cm" svg:height="0.538cm" svg:x="5.418cm" svg:y="1.266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5.629cm" svg:y="1.45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6.016cm" svg:y="1.45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9" draw:layer="layout" svg:width="0.381cm" svg:height="1.856cm" svg:x="6.682cm" svg:y="0.681cm" svg:viewBox="0 0 382 1857" svg:d="M382 1850c0-4-2-6-4-7-28-30-81-81-132-166-125-199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9" draw:layer="layout" svg:width="0.398cm" svg:height="0.351cm" svg:x="7.891cm" svg:y="0.936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8.345cm" svg:y="0.63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162cm" svg:height="0.032cm" svg:x="7.183cm" svg:y="1.593cm" svg:viewBox="0 0 2163 33" draw:points="1081,33 0,33 0,0 2163,0 2163,33">
            <text:p/>
          </draw:polygon>
          <draw:path draw:style-name="gr3" draw:text-style-name="P9" draw:layer="layout" svg:width="0.309cm" svg:height="0.516cm" svg:x="7.222cm" svg:y="1.81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9" draw:layer="layout" svg:width="0.398cm" svg:height="0.351cm" svg:x="7.591cm" svg:y="1.991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8.227cm" svg:y="1.88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9.026cm" svg:y="1.8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381cm" svg:height="1.856cm" svg:x="9.464cm" svg:y="0.681cm" svg:viewBox="0 0 382 1857" svg:d="M382 929c0-304-71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515cm" svg:height="0.182cm" svg:x="10.263cm" svg:y="1.5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8cm" svg:x="11.062cm" svg:y="1.266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1.273cm" svg:y="1.45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11.658cm" svg:y="1.45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9" draw:layer="layout" svg:width="0.381cm" svg:height="1.856cm" svg:x="12.324cm" svg:y="0.681cm" svg:viewBox="0 0 382 1857" svg:d="M382 1850c0-4-2-6-4-7-28-30-81-81-132-166-125-199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9" draw:layer="layout" svg:width="0.302cm" svg:height="0.351cm" svg:x="12.911cm" svg:y="0.936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13.248cm" svg:y="0.63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12.825cm" svg:y="1.593cm" svg:viewBox="0 0 790 33" draw:points="396,33 0,33 0,0 790,0 790,33">
            <text:p/>
          </draw:polygon>
          <draw:path draw:style-name="gr3" draw:text-style-name="P9" draw:layer="layout" svg:width="0.386cm" svg:height="0.351cm" svg:x="12.848cm" svg:y="1.9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24cm" svg:height="0.36cm" svg:x="13.302cm" svg:y="1.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6cm" svg:x="13.735cm" svg:y="0.681cm" svg:viewBox="0 0 382 1857" svg:d="M382 929c0-304-71-610-268-843-15-17-44-49-75-77-11-9-13-9-23-9-9 0-16 0-16 7 0 4 4 7 5 9 27 28 79 79 131 164 124 198 181 450 181 748 0 209-27 476-155 707-62 111-127 174-158 208-2 1-4 3-4 7 0 7 7 7 16 7 10 0 12 0 24-13 261-235 342-589 342-915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3.431cm" svg:y="3.978cm" svg:viewBox="0 0 847 451" draw:points="423,451 0,451 0,0 847,0 847,451">
            <text:p/>
          </draw:polygon>
          <draw:path draw:style-name="gr3" draw:text-style-name="P9" draw:layer="layout" svg:width="0.166cm" svg:height="0.518cm" svg:x="3.417cm" svg:y="3.93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3.674cm" svg:y="4.37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3.843cm" svg:y="4.11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4.232cm" svg:y="4.374cm" svg:viewBox="0 0 85 84" svg:d="M85 42c0-23-20-42-43-42s-42 19-42 42 19 42 42 42 43-19 43-42z">
            <text:p/>
          </draw:path>
        </draw:g>
        <draw:g>
          <svg:title>TexMaths</svg:title>
          <svg:desc>22§display§\frac{u^2}{2u + 1} =  \frac{c^2}{ x^2}§svg§600§FALSE§</svg:desc>
          <draw:polygon draw:style-name="gr2" draw:text-style-name="P8" draw:layer="layout" svg:width="4.089cm" svg:height="1.682cm" svg:x="5.458cm" svg:y="3.279cm" svg:viewBox="0 0 4090 1683" draw:points="2045,1683 0,1683 0,0 4090,0 4090,1683">
            <text:p/>
          </draw:polygon>
          <draw:path draw:style-name="gr3" draw:text-style-name="P9" draw:layer="layout" svg:width="0.398cm" svg:height="0.351cm" svg:x="6.126cm" svg:y="3.537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6.58cm" svg:y="3.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162cm" svg:height="0.032cm" svg:x="5.419cm" svg:y="4.194cm" svg:viewBox="0 0 2163 33" draw:points="1080,33 0,33 0,0 2163,0 2163,33">
            <text:p/>
          </draw:polygon>
          <draw:path draw:style-name="gr3" draw:text-style-name="P9" draw:layer="layout" svg:width="0.309cm" svg:height="0.516cm" svg:x="5.458cm" svg:y="4.419cm" svg:viewBox="0 0 310 517" svg:d="M60 458l83-81c121-108 167-148 167-226 0-89-69-151-164-151-88 0-146 72-146 141 0 42 39 42 40 42 15 0 41-9 41-40 0-20-14-41-41-41-7 0-7 0-10 2 18-51 60-79 105-79 71 0 104 61 104 126 0 62-38 124-81 171l-149 166c-9 8-9 10-9 29h289l21-135h-20c-3 23-8 58-15 69-8 7-59 7-74 7z">
            <text:p/>
          </draw:path>
          <draw:path draw:style-name="gr3" draw:text-style-name="P9" draw:layer="layout" svg:width="0.398cm" svg:height="0.351cm" svg:x="5.827cm" svg:y="4.592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6.463cm" svg:y="4.4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7.261cm" svg:y="4.41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182cm" svg:x="7.93cm" svg:y="4.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8.88cm" svg:y="3.537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9.218cm" svg:y="3.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8.796cm" svg:y="4.194cm" svg:viewBox="0 0 790 33" draw:points="396,33 0,33 0,0 790,0 790,33">
            <text:p/>
          </draw:polygon>
          <draw:path draw:style-name="gr3" draw:text-style-name="P9" draw:layer="layout" svg:width="0.386cm" svg:height="0.351cm" svg:x="8.819cm" svg:y="4.5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4cm" svg:height="0.36cm" svg:x="9.271cm" svg:y="4.3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546cm" svg:height="0.62cm" svg:x="11.931cm" svg:y="5.978cm" svg:viewBox="0 0 10547 621" draw:points="5273,621 0,621 0,0 10547,0 10547,621">
            <text:p/>
          </draw:polygon>
          <draw:path draw:style-name="gr3" draw:text-style-name="P9" draw:layer="layout" svg:width="0.166cm" svg:height="0.519cm" svg:x="11.917cm" svg:y="5.95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2.133cm" svg:y="6.12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244cm" svg:height="0.486cm" svg:x="12.684cm" svg:y="6.001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9cm" svg:height="0.539cm" svg:x="12.996cm" svg:y="5.939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3.422cm" svg:y="6.12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14.024cm" svg:y="6.13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4.326cm" svg:y="6.12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493cm" svg:x="14.675cm" svg:y="6.135cm" svg:viewBox="0 0 384 494" svg:d="M269 296v140c0 35-9 35-61 35v23c26 0 67-2 88-2s60 2 88 2v-23c-53 0-62 0-62-35v-436h-18l-28 71c-10-22-42-71-104-71-91 0-172 76-172 176 0 97 76 177 165 177 55 0 87-34 104-57zM271 129v109c0 25-14 46-32 65-8 11-33 32-70 32-56 0-104-69-104-159 0-91 55-157 111-157 62 0 95 67 95 110z">
            <text:p/>
          </draw:path>
          <draw:path draw:style-name="gr3" draw:text-style-name="P9" draw:layer="layout" svg:width="0.39cm" svg:height="0.352cm" svg:x="15.081cm" svg:y="6.135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166cm" svg:height="0.519cm" svg:x="15.511cm" svg:y="5.95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5.722cm" svg:y="6.13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6.025cm" svg:y="6.12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547cm" svg:x="16.373cm" svg:y="5.939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9" draw:layer="layout" svg:width="0.355cm" svg:height="0.512cm" svg:x="17.056cm" svg:y="6.126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7.441cm" svg:y="6.12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9cm" svg:height="0.343cm" svg:x="17.788cm" svg:y="6.135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cm" svg:height="0.357cm" svg:x="18.216cm" svg:y="6.12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18.559cm" svg:y="6.13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18.872cm" svg:y="6.129cm" svg:viewBox="0 0 350 358" svg:d="M227 289c2 32 23 64 60 64 16 0 63-11 63-74v-43h-19v43c0 45-19 51-28 51-25 0-28-36-28-39v-157c0-32 0-62-29-92-30-30-68-42-105-42-65 0-118 37-118 88 0 23 16 37 35 37 23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9" draw:layer="layout" svg:width="0.173cm" svg:height="0.539cm" svg:x="19.252cm" svg:y="5.939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54cm" svg:height="0.357cm" svg:x="19.724cm" svg:y="6.12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44cm" svg:height="0.357cm" svg:x="20.027cm" svg:y="6.129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173cm" svg:height="0.539cm" svg:x="20.416cm" svg:y="5.939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9cm" svg:height="0.352cm" svg:x="20.63cm" svg:y="6.135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242cm" svg:height="0.486cm" svg:x="21.049cm" svg:y="6.001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166cm" svg:height="0.519cm" svg:x="21.361cm" svg:y="5.95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44cm" svg:height="0.357cm" svg:x="21.572cm" svg:y="6.129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43cm" svg:x="21.963cm" svg:y="6.135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083cm" svg:height="0.084cm" svg:x="22.433cm" svg:y="6.394cm" svg:viewBox="0 0 84 85" svg:d="M84 42c0-23-19-42-42-42s-42 19-42 42 19 43 42 43 42-20 42-43z">
            <text:p/>
          </draw:path>
        </draw:g>
        <draw:g>
          <svg:title>TexMaths</svg:title>
          <svg:desc>22§display§\text {(ii). } y^2  - x^2 \frac{dy}{dx} =  xy \frac{dy}{dx}§svg§600§FALSE§</svg:desc>
          <draw:polygon draw:style-name="gr2" draw:text-style-name="P8" draw:layer="layout" svg:width="7.847cm" svg:height="1.522cm" svg:x="1.703cm" svg:y="7.362cm" svg:viewBox="0 0 7848 1523" draw:points="3923,1523 0,1523 0,0 7848,0 7848,1523">
            <text:p/>
          </draw:polygon>
          <draw:path draw:style-name="gr3" draw:text-style-name="P9" draw:layer="layout" svg:width="0.18cm" svg:height="0.774cm" svg:x="1.74cm" svg:y="7.80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166cm" svg:height="0.518cm" svg:x="1.99cm" svg:y="7.86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66cm" svg:height="0.518cm" svg:x="2.205cm" svg:y="7.86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8cm" svg:height="0.774cm" svg:x="2.439cm" svg:y="7.80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083cm" svg:height="0.084cm" svg:x="2.763cm" svg:y="8.302cm" svg:viewBox="0 0 84 85" svg:d="M84 42c0-23-19-42-42-42s-42 19-42 42 19 43 42 43 42-20 42-43z">
            <text:p/>
          </draw:path>
          <draw:path draw:style-name="gr3" draw:text-style-name="P9" draw:layer="layout" svg:width="0.358cm" svg:height="0.501cm" svg:x="3.277cm" svg:y="8.041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24cm" svg:height="0.36cm" svg:x="3.695cm" svg:y="7.7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4.243cm" svg:y="8.173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4.975cm" svg:y="8.0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5.429cm" svg:y="7.7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5.883cm" svg:y="7.323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277cm" svg:y="7.518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5.834cm" svg:y="8.173cm" svg:viewBox="0 0 847 33" draw:points="422,33 0,33 0,0 847,0 847,33">
            <text:p/>
          </draw:polygon>
          <draw:path draw:style-name="gr3" draw:text-style-name="P9" draw:layer="layout" svg:width="0.369cm" svg:height="0.546cm" svg:x="5.866cm" svg:y="8.37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26cm" svg:y="8.5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7.029cm" svg:y="8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7.825cm" svg:y="8.0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358cm" svg:height="0.501cm" svg:x="8.266cm" svg:y="8.041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369cm" svg:height="0.546cm" svg:x="8.793cm" svg:y="7.32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8cm" svg:height="0.501cm" svg:x="9.187cm" svg:y="7.518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8.743cm" svg:y="8.173cm" svg:viewBox="0 0 847 33" draw:points="422,33 0,33 0,0 847,0 847,33">
            <text:p/>
          </draw:polygon>
          <draw:path draw:style-name="gr3" draw:text-style-name="P9" draw:layer="layout" svg:width="0.369cm" svg:height="0.546cm" svg:x="8.775cm" svg:y="8.37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9.169cm" svg:y="8.5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4.505cm" svg:y="12.764cm" svg:viewBox="0 0 2768 697" draw:points="1383,697 0,697 0,0 2768,0 2768,697">
            <text:p/>
          </draw:polygon>
          <draw:path draw:style-name="gr3" draw:text-style-name="P9" draw:layer="layout" svg:width="0.083cm" svg:height="0.083cm" svg:x="14.533cm" svg:y="13.2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005cm" svg:y="13.2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478cm" svg:y="13.2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6.476cm" svg:y="12.7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6.768cm" svg:y="12.7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7.131cm" svg:y="12.7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herefore \ \ \frac{dy}{dx} =  \frac{y^2}{xy + x^2}§svg§600§FALSE§</svg:desc>
          <draw:polygon draw:style-name="gr2" draw:text-style-name="P8" draw:layer="layout" svg:width="5.906cm" svg:height="1.774cm" svg:x="3.32cm" svg:y="12.266cm" svg:viewBox="0 0 5907 1775" draw:points="2954,1775 0,1775 0,0 5907,0 5907,1775">
            <text:p/>
          </draw:polygon>
          <draw:path draw:style-name="gr3" draw:text-style-name="P9" draw:layer="layout" svg:width="0.469cm" svg:height="0.418cm" svg:x="3.304cm" svg:y="13.031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9" draw:layer="layout" svg:width="0.369cm" svg:height="0.546cm" svg:x="4.668cm" svg:y="12.331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58cm" svg:height="0.5cm" svg:x="5.062cm" svg:y="12.524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olygon draw:style-name="gr3" draw:text-style-name="P9" draw:layer="layout" svg:width="0.846cm" svg:height="0.032cm" svg:x="4.621cm" svg:y="13.18cm" svg:viewBox="0 0 847 33" draw:points="422,33 0,33 0,0 847,0 847,33">
            <text:p/>
          </draw:polygon>
          <draw:path draw:style-name="gr3" draw:text-style-name="P9" draw:layer="layout" svg:width="0.369cm" svg:height="0.546cm" svg:x="4.651cm" svg:y="13.383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5.045cm" svg:y="13.5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5.816cm" svg:y="13.1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6cm" svg:height="0.5cm" svg:x="7.618cm" svg:y="12.524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24cm" svg:height="0.36cm" svg:x="8.037cm" svg:y="12.22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olygon draw:style-name="gr3" draw:text-style-name="P9" draw:layer="layout" svg:width="2.583cm" svg:height="0.032cm" svg:x="6.68cm" svg:y="13.18cm" svg:viewBox="0 0 2584 33" draw:points="1292,33 0,33 0,0 2584,0 2584,33">
            <text:p/>
          </draw:polygon>
          <draw:path draw:style-name="gr3" draw:text-style-name="P9" draw:layer="layout" svg:width="0.386cm" svg:height="0.351cm" svg:x="6.703cm" svg:y="13.5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58cm" svg:height="0.5cm" svg:x="7.145cm" svg:y="13.57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7.745cm" svg:y="13.46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8.497cm" svg:y="13.5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8.951cm" svg:y="13.33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</draw:g>
        <draw:g>
          <svg:title>TexMaths</svg:title>
          <svg:desc>22§display§\frac{\frac{y^2}{x^2}}{ \frac{2y}{x} + 1} =  \frac{c^2}{ x^2}§svg§600§FALSE§</svg:desc>
          <draw:polygon draw:style-name="gr2" draw:text-style-name="P8" draw:layer="layout" svg:width="4.089cm" svg:height="2.208cm" svg:x="11.46cm" svg:y="2.979cm" svg:viewBox="0 0 4090 2209" draw:points="2044,2209 0,2209 0,0 4090,0 4090,2209">
            <text:p/>
          </draw:polygon>
          <draw:path draw:style-name="gr3" draw:text-style-name="P9" draw:layer="layout" svg:width="0.279cm" svg:height="0.349cm" svg:x="12.208cm" svg:y="3.192cm" svg:viewBox="0 0 280 350" svg:d="M278 35c2-9 2-9 2-12 0-11-9-18-18-18-7 0-17 4-23 14-1 2-7 20-8 30l-13 46c-1 14-19 81-21 88 0 0-24 48-67 48-37 0-37-36-37-46 0-30 13-64 28-106 8-17 11-23 11-33 0-27-23-46-53-46-54 0-79 74-79 83 0 7 7 7 9 7 9 0 9-2 10-9 14-44 37-65 58-65 11 0 15 5 15 17 0 15-6 25-7 32-27 67-32 88-32 111 0 9 0 35 21 53 16 14 39 16 55 16 21 0 40-7 58-25-7 30-13 53-36 81-14 18-37 35-65 35-3 0-30 0-40-17 28-4 28-30 28-30 0-18-16-22-21-22-13 0-32 11-32 36 0 28 27 47 65 47 55 0 123-42 139-109z">
            <text:p/>
          </draw:path>
          <draw:path draw:style-name="gr3" draw:text-style-name="P9" draw:layer="layout" svg:width="0.193cm" svg:height="0.258cm" svg:x="12.551cm" svg:y="2.94cm" svg:viewBox="0 0 194 259" svg:d="M194 185h-16c-2 7-5 31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olygon draw:style-name="gr3" draw:text-style-name="P9" draw:layer="layout" svg:width="0.654cm" svg:height="0.032cm" svg:x="12.174cm" svg:y="3.566cm" svg:viewBox="0 0 655 33" draw:points="327,33 0,33 0,0 655,0 655,33">
            <text:p/>
          </draw:polygon>
          <draw:path draw:style-name="gr3" draw:text-style-name="P9" draw:layer="layout" svg:width="0.291cm" svg:height="0.245cm" svg:x="12.201cm" svg:y="3.804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7 18-60 39-10-23-35-39-65-39-61 0-97 67-97 83 0 7 7 7 9 7 7 0 9-2 11-9 14-42 47-65 75-65 18 0 32 9 32 35 0 11-7 39-10 56z">
            <text:p/>
          </draw:path>
          <draw:path draw:style-name="gr3" draw:text-style-name="P9" draw:layer="layout" svg:width="0.193cm" svg:height="0.258cm" svg:x="12.56cm" svg:y="3.63cm" svg:viewBox="0 0 194 259" svg:d="M194 185h-16c-2 7-5 31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olygon draw:style-name="gr3" draw:text-style-name="P9" draw:layer="layout" svg:width="2.159cm" svg:height="0.032cm" svg:x="11.421cm" svg:y="4.135cm" svg:viewBox="0 0 2160 33" draw:points="1081,33 0,33 0,0 2160,0 2160,33">
            <text:p/>
          </draw:polygon>
          <draw:path draw:style-name="gr3" draw:text-style-name="P9" draw:layer="layout" svg:width="0.24cm" svg:height="0.36cm" svg:x="11.548cm" svg:y="4.24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79cm" svg:height="0.349cm" svg:x="11.847cm" svg:y="4.369cm" svg:viewBox="0 0 280 350" svg:d="M278 35c2-9 2-9 2-12 0-11-9-18-18-18-7 0-17 4-23 14-1 2-7 20-8 30l-13 46c-1 14-19 81-21 88 0 0-24 48-67 48-37 0-37-36-37-46 0-30 13-64 28-106 8-17 11-23 11-33 0-27-23-46-53-46-54 0-79 74-79 83 0 7 7 7 9 7 9 0 9-2 10-9 14-44 37-65 58-65 11 0 15 5 15 17 0 15-6 25-7 32-27 67-32 88-32 111 0 9 0 35 21 53 16 14 39 16 55 16 21 0 40-7 58-25-7 30-13 53-36 81-14 18-37 35-65 35-3 0-30 0-40-17 28-4 28-30 28-30 0-18-16-22-21-22-13 0-32 11-32 36 0 28 27 47 65 47 55 0 123-42 139-109z">
            <text:p/>
          </draw:path>
          <draw:polygon draw:style-name="gr3" draw:text-style-name="P9" draw:layer="layout" svg:width="0.642cm" svg:height="0.032cm" svg:x="11.514cm" svg:y="4.744cm" svg:viewBox="0 0 643 33" draw:points="322,33 0,33 0,0 643,0 643,33">
            <text:p/>
          </draw:polygon>
          <draw:path draw:style-name="gr3" draw:text-style-name="P9" draw:layer="layout" svg:width="0.291cm" svg:height="0.245cm" svg:x="11.685cm" svg:y="4.98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7 39-10 56z">
            <text:p/>
          </draw:path>
          <draw:path draw:style-name="gr3" draw:text-style-name="P9" draw:layer="layout" svg:width="0.515cm" svg:height="0.516cm" svg:x="12.463cm" svg:y="4.5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13.262cm" svg:y="4.4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182cm" svg:x="13.931cm" svg:y="4.0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4.882cm" svg:y="3.479cm" svg:viewBox="0 0 303 352" svg:d="M276 48c-12 0-22 0-35 12-12 10-14 24-14 30 0 17 14 26 30 26 23 0 44-17 44-49 0-39-37-67-93-67-104 0-208 111-208 220 0 70 46 132 127 132 111 0 176-83 176-92 0-5-5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15.22cm" svg:y="3.18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14.798cm" svg:y="4.135cm" svg:viewBox="0 0 790 33" draw:points="396,33 0,33 0,0 790,0 790,33">
            <text:p/>
          </draw:polygon>
          <draw:path draw:style-name="gr3" draw:text-style-name="P9" draw:layer="layout" svg:width="0.386cm" svg:height="0.351cm" svg:x="14.819cm" svg:y="4.533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15.273cm" svg:y="4.29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Rightarrow§svg§600§FALSE§</svg:desc>
          <draw:polygon draw:style-name="gr2" draw:text-style-name="P8" draw:layer="layout" svg:width="0.651cm" svg:height="0.349cm" svg:x="10.118cm" svg:y="3.979cm" svg:viewBox="0 0 652 350" draw:points="327,350 0,350 0,0 652,0 652,350">
            <text:p/>
          </draw:polygon>
          <draw:path draw:style-name="gr3" draw:text-style-name="P9" draw:layer="layout" svg:width="0.686cm" svg:height="0.426cm" svg:x="10.122cm" svg:y="3.94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frac{\frac{y^2}{x^2}}{ \frac{2y + x}{x}} =  \frac{c^2}{ x^2}§svg§600§FALSE§</svg:desc>
          <draw:polygon draw:style-name="gr2" draw:text-style-name="P8" draw:layer="layout" svg:width="3.581cm" svg:height="2.208cm" svg:x="17.861cm" svg:y="2.979cm" svg:viewBox="0 0 3582 2209" draw:points="1790,2209 0,2209 0,0 3582,0 3582,2209">
            <text:p/>
          </draw:polygon>
          <draw:path draw:style-name="gr3" draw:text-style-name="P9" draw:layer="layout" svg:width="0.279cm" svg:height="0.349cm" svg:x="18.355cm" svg:y="3.192cm" svg:viewBox="0 0 280 350" svg:d="M278 35c2-9 2-9 2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2-21-22-13 0-32 11-32 36 0 28 27 47 65 47 55 0 123-42 139-109z">
            <text:p/>
          </draw:path>
          <draw:path draw:style-name="gr3" draw:text-style-name="P9" draw:layer="layout" svg:width="0.193cm" svg:height="0.258cm" svg:x="18.698cm" svg:y="2.94cm" svg:viewBox="0 0 194 259" svg:d="M194 185h-16c-2 7-6 31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olygon draw:style-name="gr3" draw:text-style-name="P9" draw:layer="layout" svg:width="0.654cm" svg:height="0.032cm" svg:x="18.322cm" svg:y="3.566cm" svg:viewBox="0 0 655 33" draw:points="327,33 0,33 0,0 655,0 655,33">
            <text:p/>
          </draw:polygon>
          <draw:path draw:style-name="gr3" draw:text-style-name="P9" draw:layer="layout" svg:width="0.291cm" svg:height="0.245cm" svg:x="18.348cm" svg:y="3.804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9" draw:layer="layout" svg:width="0.193cm" svg:height="0.258cm" svg:x="18.707cm" svg:y="3.63cm" svg:viewBox="0 0 194 259" svg:d="M194 185h-16c-2 7-6 31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olygon draw:style-name="gr3" draw:text-style-name="P9" draw:layer="layout" svg:width="1.653cm" svg:height="0.032cm" svg:x="17.822cm" svg:y="4.135cm" svg:viewBox="0 0 1654 33" draw:points="827,33 0,33 0,0 1654,0 1654,33">
            <text:p/>
          </draw:polygon>
          <draw:path draw:style-name="gr3" draw:text-style-name="P9" draw:layer="layout" svg:width="0.24cm" svg:height="0.36cm" svg:x="17.949cm" svg:y="4.24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79cm" svg:height="0.349cm" svg:x="18.248cm" svg:y="4.369cm" svg:viewBox="0 0 280 350" svg:d="M278 35c2-9 2-9 2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2-21-22-13 0-32 11-32 36 0 28 27 47 65 47 55 0 123-42 139-109z">
            <text:p/>
          </draw:path>
          <draw:path draw:style-name="gr3" draw:text-style-name="P9" draw:layer="layout" svg:width="0.399cm" svg:height="0.4cm" svg:x="18.595cm" svg:y="4.27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9" draw:layer="layout" svg:width="0.291cm" svg:height="0.245cm" svg:x="19.058cm" svg:y="4.369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9" draw:layer="layout" svg:width="1.467cm" svg:height="0.032cm" svg:x="17.915cm" svg:y="4.744cm" svg:viewBox="0 0 1468 33" draw:points="734,33 0,33 0,0 1468,0 1468,33">
            <text:p/>
          </draw:polygon>
          <draw:path draw:style-name="gr3" draw:text-style-name="P9" draw:layer="layout" svg:width="0.291cm" svg:height="0.245cm" svg:x="18.498cm" svg:y="4.98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182cm" svg:x="19.825cm" svg:y="4.0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20.775cm" svg:y="3.47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1.113cm" svg:y="3.18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20.691cm" svg:y="4.135cm" svg:viewBox="0 0 790 33" draw:points="396,33 0,33 0,0 790,0 790,33">
            <text:p/>
          </draw:polygon>
          <draw:path draw:style-name="gr3" draw:text-style-name="P9" draw:layer="layout" svg:width="0.386cm" svg:height="0.351cm" svg:x="20.714cm" svg:y="4.5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21.166cm" svg:y="4.29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Rightarrow§svg§600§FALSE§</svg:desc>
          <draw:polygon draw:style-name="gr2" draw:text-style-name="P8" draw:layer="layout" svg:width="0.651cm" svg:height="0.349cm" svg:x="16.518cm" svg:y="3.979cm" svg:viewBox="0 0 652 350" draw:points="327,350 0,350 0,0 652,0 652,350">
            <text:p/>
          </draw:polygon>
          <draw:path draw:style-name="gr3" draw:text-style-name="P9" draw:layer="layout" svg:width="0.686cm" svg:height="0.426cm" svg:x="16.522cm" svg:y="3.94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3.431cm" svg:y="5.978cm" svg:viewBox="0 0 847 451" draw:points="423,451 0,451 0,0 847,0 847,451">
            <text:p/>
          </draw:polygon>
          <draw:path draw:style-name="gr3" draw:text-style-name="P9" draw:layer="layout" svg:width="0.166cm" svg:height="0.518cm" svg:x="3.417cm" svg:y="5.93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3.674cm" svg:y="6.37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3.843cm" svg:y="6.11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4.232cm" svg:y="6.374cm" svg:viewBox="0 0 85 84" svg:d="M85 42c0-23-20-42-43-42s-42 19-42 42 19 42 42 42 43-19 43-42z">
            <text:p/>
          </draw:path>
        </draw:g>
        <draw:g>
          <svg:title>TexMaths</svg:title>
          <svg:desc>22§display§xy^2 = c^2(x + 2y)§svg§600§FALSE§</svg:desc>
          <draw:polygon draw:style-name="gr2" draw:text-style-name="P8" draw:layer="layout" svg:width="5.536cm" svg:height="0.795cm" svg:x="5.539cm" svg:y="5.78cm" svg:viewBox="0 0 5537 796" draw:points="2769,796 0,796 0,0 5537,0 5537,796">
            <text:p/>
          </draw:polygon>
          <draw:path draw:style-name="gr3" draw:text-style-name="P9" draw:layer="layout" svg:width="0.386cm" svg:height="0.351cm" svg:x="5.523cm" svg:y="6.0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58cm" svg:height="0.501cm" svg:x="5.965cm" svg:y="6.077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4cm" svg:height="0.36cm" svg:x="6.384cm" svg:y="5.74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6.954cm" svg:y="6.1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7.758cm" svg:y="6.077cm" svg:viewBox="0 0 303 352" svg:d="M276 48c-12 0-23 0-35 12-12 10-12 24-12 30 0 17 12 26 28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8.096cm" svg:y="5.74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8.485cm" svg:y="5.8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8.732cm" svg:y="6.0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9.365cm" svg:y="5.9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10.135cm" svg:y="5.90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10.506cm" svg:y="6.077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18cm" svg:height="0.773cm" svg:x="10.934cm" svg:y="5.8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>
          <svg:title>TexMaths</svg:title>
          <svg:desc>22§display§y^2  =  x^2 \frac{dy}{dx} +  xy \frac{dy}{dx}§svg§600§FALSE§</svg:desc>
          <draw:polygon draw:style-name="gr2" draw:text-style-name="P8" draw:layer="layout" svg:width="6.258cm" svg:height="1.522cm" svg:x="3.22cm" svg:y="9.764cm" svg:viewBox="0 0 6259 1523" draw:points="3130,1523 0,1523 0,0 6259,0 6259,1523">
            <text:p/>
          </draw:polygon>
          <draw:path draw:style-name="gr3" draw:text-style-name="P9" draw:layer="layout" svg:width="0.358cm" svg:height="0.501cm" svg:x="3.204cm" svg:y="10.443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3.623cm" svg:y="10.1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4.193cm" svg:y="10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4.989cm" svg:y="10.443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5.441cm" svg:y="10.1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5.895cm" svg:y="9.725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6.29cm" svg:y="9.9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5.848cm" svg:y="10.575cm" svg:viewBox="0 0 847 33" draw:points="422,33 0,33 0,0 847,0 847,33">
            <text:p/>
          </draw:polygon>
          <draw:path draw:style-name="gr3" draw:text-style-name="P9" draw:layer="layout" svg:width="0.369cm" svg:height="0.546cm" svg:x="5.878cm" svg:y="10.78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6.272cm" svg:y="10.973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7cm" svg:x="7.001cm" svg:y="10.3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7.752cm" svg:y="10.443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358cm" svg:height="0.501cm" svg:x="8.194cm" svg:y="10.443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8.721cm" svg:y="9.725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9.115cm" svg:y="9.92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8.671cm" svg:y="10.575cm" svg:viewBox="0 0 847 33" draw:points="422,33 0,33 0,0 847,0 847,33">
            <text:p/>
          </draw:polygon>
          <draw:path draw:style-name="gr3" draw:text-style-name="P9" draw:layer="layout" svg:width="0.369cm" svg:height="0.546cm" svg:x="8.703cm" svg:y="10.78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097cm" svg:y="10.973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y^2  =  ( x^2 +  xy ) \frac{dy}{dx}§svg§600§FALSE§</svg:desc>
          <draw:polygon draw:style-name="gr2" draw:text-style-name="P8" draw:layer="layout" svg:width="5.828cm" svg:height="1.522cm" svg:x="11.721cm" svg:y="9.764cm" svg:viewBox="0 0 5829 1523" draw:points="2914,1523 0,1523 0,0 5829,0 5829,1523">
            <text:p/>
          </draw:polygon>
          <draw:path draw:style-name="gr3" draw:text-style-name="P9" draw:layer="layout" svg:width="0.358cm" svg:height="0.501cm" svg:x="11.705cm" svg:y="10.443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12.124cm" svg:y="10.1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2.694cm" svg:y="10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4cm" svg:x="13.542cm" svg:y="10.20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13.79cm" svg:y="10.4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24cm" svg:height="0.36cm" svg:x="14.243cm" svg:y="10.1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14.771cm" svg:y="10.3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15.524cm" svg:y="10.4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9" draw:layer="layout" svg:width="0.358cm" svg:height="0.501cm" svg:x="15.966cm" svg:y="10.443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18cm" svg:height="0.774cm" svg:x="16.393cm" svg:y="10.20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16.791cm" svg:y="9.725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7.185cm" svg:y="9.92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5cm" svg:height="0.032cm" svg:x="16.744cm" svg:y="10.575cm" svg:viewBox="0 0 846 33" draw:points="422,33 0,33 0,0 846,0 846,33">
            <text:p/>
          </draw:polygon>
          <draw:path draw:style-name="gr3" draw:text-style-name="P9" draw:layer="layout" svg:width="0.369cm" svg:height="0.546cm" svg:x="16.773cm" svg:y="10.78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7.168cm" svg:y="10.9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\Rightarrow§svg§600§FALSE§</svg:desc>
          <draw:polygon draw:style-name="gr2" draw:text-style-name="P8" draw:layer="layout" svg:width="0.651cm" svg:height="0.349cm" svg:x="10.319cm" svg:y="10.38cm" svg:viewBox="0 0 652 350" draw:points="327,350 0,350 0,0 652,0 652,350">
            <text:p/>
          </draw:polygon>
          <draw:path draw:style-name="gr3" draw:text-style-name="P9" draw:layer="layout" svg:width="0.686cm" svg:height="0.426cm" svg:x="10.323cm" svg:y="10.341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.\ .\  . \ \text {[ From (2) ]}§svg§600§FALSE§</svg:desc>
          <draw:polygon draw:style-name="gr2" draw:text-style-name="P8" draw:layer="layout" svg:width="5.214cm" svg:height="0.696cm" svg:x="22.107cm" svg:y="3.665cm" svg:viewBox="0 0 5215 697" draw:points="2607,697 0,697 0,0 5215,0 5215,697">
            <text:p/>
          </draw:polygon>
          <draw:path draw:style-name="gr3" draw:text-style-name="P9" draw:layer="layout" svg:width="0.083cm" svg:height="0.083cm" svg:x="22.135cm" svg:y="4.1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2.607cm" svg:y="4.1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3.08cm" svg:y="4.124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23.577cm" svg:y="3.626cm" svg:viewBox="0 0 107 774" draw:points="107,774 107,744 32,744 32,32 107,32 107,0 0,0 0,774">
            <text:p/>
          </draw:polygon>
          <draw:path draw:style-name="gr3" draw:text-style-name="P9" draw:layer="layout" svg:width="0.448cm" svg:height="0.527cm" svg:x="23.983cm" svg:y="3.681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9" draw:layer="layout" svg:width="0.261cm" svg:height="0.342cm" svg:x="24.42cm" svg:y="3.8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4.723cm" svg:y="3.8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25.113cm" svg:y="3.863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6.067cm" svg:y="3.6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26.33cm" svg:y="3.6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26.722cm" svg:y="3.6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7.254cm" svg:y="3.626cm" svg:viewBox="0 0 107 774" draw:points="107,0 0,0 0,32 76,32 76,744 0,744 0,774 107,774">
            <text:p/>
          </draw:polygon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therefore \ \ \frac{dy}{dx} = u + x \frac{du}{dx}§svg§600§FALSE§</svg:desc>
          <draw:polygon draw:style-name="gr2" draw:text-style-name="P8" draw:layer="layout" svg:width="5.996cm" svg:height="1.522cm" svg:x="1.919cm" svg:y="2.967cm" svg:viewBox="0 0 5997 1523" draw:points="2999,1523 0,1523 0,0 5997,0 5997,1523">
            <text:p/>
          </draw:polygon>
          <draw:path draw:style-name="gr3" draw:text-style-name="P9" draw:layer="layout" svg:width="0.469cm" svg:height="0.418cm" svg:x="1.903cm" svg:y="3.629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369cm" svg:height="0.546cm" svg:x="3.267cm" svg:y="2.92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3.661cm" svg:y="3.123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5cm" svg:height="0.032cm" svg:x="3.219cm" svg:y="3.778cm" svg:viewBox="0 0 846 33" draw:points="422,33 0,33 0,0 846,0 846,33">
            <text:p/>
          </draw:polygon>
          <draw:path draw:style-name="gr3" draw:text-style-name="P9" draw:layer="layout" svg:width="0.369cm" svg:height="0.546cm" svg:x="3.249cm" svg:y="3.98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3.643cm" svg:y="4.1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4.414cm" svg:y="3.7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5.208cm" svg:y="3.646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843cm" svg:y="3.5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6.596cm" svg:y="3.6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6cm" svg:x="7.14cm" svg:y="2.92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98cm" svg:height="0.351cm" svg:x="7.533cm" svg:y="3.123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7.109cm" svg:y="3.778cm" svg:viewBox="0 0 846 33" draw:points="424,33 0,33 0,0 846,0 846,33">
            <text:p/>
          </draw:polygon>
          <draw:path draw:style-name="gr3" draw:text-style-name="P9" draw:layer="layout" svg:width="0.369cm" svg:height="0.546cm" svg:x="7.14cm" svg:y="3.983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7.534cm" svg:y="4.1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>
          <svg:title>TexMaths</svg:title>
          <svg:desc>22§display§\text {Put } y = ux§svg§600§FALSE§</svg:desc>
          <draw:polygon draw:style-name="gr2" draw:text-style-name="P8" draw:layer="layout" svg:width="3.725cm" svg:height="0.61cm" svg:x="3.316cm" svg:y="0.568cm" svg:viewBox="0 0 3726 611" draw:points="1864,611 0,611 0,0 3726,0 3726,611">
            <text:p/>
          </draw:polygon>
          <draw:path draw:style-name="gr3" draw:text-style-name="P9" draw:layer="layout" svg:width="0.457cm" svg:height="0.529cm" svg:x="3.304cm" svg:y="0.529cm" svg:viewBox="0 0 458 530" svg:d="M150 285h130c93 0 178-63 178-141 0-75-78-144-183-144h-275v25h19c60 0 60 8 60 35v410c0 29 0 36-60 36h-19v24c26-1 84-1 114-1s88 0 115 1v-24h-18c-60 0-61-7-61-36zM146 264v-209c0-25 2-30 39-30h68c124 0 124 81 124 119s0 120-124 120z">
            <text:p/>
          </draw:path>
          <draw:path draw:style-name="gr3" draw:text-style-name="P9" draw:layer="layout" svg:width="0.39cm" svg:height="0.351cm" svg:x="3.828cm" svg:y="0.716cm" svg:viewBox="0 0 391 352" svg:d="M278 282v70l113-8v-25c-55 0-60-5-60-42v-277l-115 9v24c55 0 60 6 60 43v139c0 67-37 120-93 120-65 0-69-35-69-76v-259l-114 9v24c60 0 60 2 60 71v116c0 62 0 132 120 132 42 0 77-21 98-70z">
            <text:p/>
          </draw:path>
          <draw:path draw:style-name="gr3" draw:text-style-name="P9" draw:layer="layout" svg:width="0.244cm" svg:height="0.485cm" svg:x="4.247cm" svg:y="0.582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9" draw:layer="layout" svg:width="0.358cm" svg:height="0.501cm" svg:x="4.814cm" svg:y="0.716cm" svg:viewBox="0 0 359 502" svg:d="M356 48c3-11 3-13 3-18 0-14-12-21-23-21-9 0-21 3-28 16-2 3-7 28-11 42-5 19-10 40-15 62l-36 141c-1 10-35 65-86 65-40 0-49-34-49-64 0-35 14-82 40-151 13-32 14-41 14-57 0-35-24-63-63-63-74 0-102 113-102 120s7 7 9 7c9 0 9-2 12-14 21-72 53-95 79-95 6 0 20 0 20 24 0 20-7 39-14 55-30 81-44 127-44 162 0 69 49 93 95 93 30 0 56-14 77-35-9 41-19 78-49 120-21 26-51 49-86 49-11 0-46-3-59-33 13 0 22 0 32-9 9-7 16-18 16-32 0-24-21-28-28-28-18 0-44 12-44 51s35 67 83 67c81 0 160-70 181-158z">
            <text:p/>
          </draw:path>
          <draw:path draw:style-name="gr3" draw:text-style-name="P9" draw:layer="layout" svg:width="0.515cm" svg:height="0.182cm" svg:x="5.457cm" svg:y="0.77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99cm" svg:height="0.351cm" svg:x="6.252cm" svg:y="0.716cm" svg:viewBox="0 0 400 352" svg:d="M250 300c7 33 35 52 69 52 26 0 44-17 58-42 12-28 23-76 23-77 0-7-8-7-9-7-9 0-9 1-13 14-10 42-24 95-58 95-16 0-23-9-23-35 0-18 9-53 15-81l22-85c2-11 9-41 13-53 3-18 12-48 12-51 0-14-11-21-23-21-3 0-24 0-30 26-16 58-49 194-58 235-2 3-32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  <draw:path draw:style-name="gr3" draw:text-style-name="P9" draw:layer="layout" svg:width="0.386cm" svg:height="0.351cm" svg:x="6.694cm" svg:y="0.71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1 72 51 53 0 81-54 83-59 9 29 37 59 84 59 80 0 124-100 124-119 0-7-7-7-9-7-7 0-9 1-11 7-24 84-79 102-104 102-30 0-42-25-42-51 0-18 5-34 14-69z">
            <text:p/>
          </draw:path>
        </draw:g>
        <draw:g>
          <svg:title>TexMaths</svg:title>
          <svg:desc>22§display§\text {Diff. } w. \ r. \ t. \ x§svg§600§FALSE§</svg:desc>
          <draw:polygon draw:style-name="gr2" draw:text-style-name="P8" draw:layer="layout" svg:width="4.744cm" svg:height="0.477cm" svg:x="3.318cm" svg:y="1.77cm" svg:viewBox="0 0 4745 478" draw:points="2372,478 0,478 0,0 4745,0 4745,478">
            <text:p/>
          </draw:polygon>
          <draw:path draw:style-name="gr3" draw:text-style-name="P9" draw:layer="layout" svg:width="0.52cm" svg:height="0.53cm" svg:x="3.306cm" svg:y="1.749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3.896cm" svg:y="1.7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105cm" svg:y="1.731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4.603cm" svg:y="2.195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117cm" svg:y="1.935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5.735cm" svg:y="2.195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164cm" svg:y="1.935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6.536cm" svg:y="2.195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6.96cm" svg:y="1.793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287cm" svg:y="2.195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7.715cm" svg:y="1.935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8" draw:layer="layout" svg:width="2.767cm" svg:height="0.696cm" svg:x="10.905cm" svg:y="0.465cm" svg:viewBox="0 0 2768 697" draw:points="1383,697 0,697 0,0 2768,0 2768,697">
            <text:p/>
          </draw:polygon>
          <draw:path draw:style-name="gr3" draw:text-style-name="P9" draw:layer="layout" svg:width="0.083cm" svg:height="0.083cm" svg:x="10.933cm" svg:y="0.9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405cm" svg:y="0.9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878cm" svg:y="0.9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876cm" svg:y="0.4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13.138cm" svg:y="0.4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3.531cm" svg:y="0.4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From (1), (2)  and  (3)  we get, }§svg§600§FALSE§</svg:desc>
          <draw:polygon draw:style-name="gr2" draw:text-style-name="P8" draw:layer="layout" svg:width="9.738cm" svg:height="0.696cm" svg:x="3.323cm" svg:y="5.067cm" svg:viewBox="0 0 9739 697" draw:points="4869,697 0,697 0,0 9739,0 9739,697">
            <text:p/>
          </draw:polygon>
          <draw:path draw:style-name="gr3" draw:text-style-name="P9" draw:layer="layout" svg:width="0.446cm" svg:height="0.527cm" svg:x="3.309cm" svg:y="5.0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3.746cm" svg:y="5.2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4.05cm" svg:y="5.26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4.439cm" svg:y="5.265cm" svg:viewBox="0 0 605 343" svg:d="M60 76v209c0 33-7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5.393cm" svg:y="5.0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5.685cm" svg:y="5.0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6.048cm" svg:y="5.0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91cm" svg:height="0.231cm" svg:x="6.372cm" svg:y="5.52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18cm" svg:height="0.773cm" svg:x="6.854cm" svg:y="5.0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7.116cm" svg:y="5.0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7.509cm" svg:y="5.0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49cm" svg:height="0.356cm" svg:x="8.056cm" svg:y="5.26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8.435cm" svg:y="5.26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383cm" svg:height="0.546cm" svg:x="8.866cm" svg:y="5.072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9" draw:layer="layout" svg:width="0.18cm" svg:height="0.773cm" svg:x="9.603cm" svg:y="5.0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9.86cm" svg:y="5.09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0.258cm" svg:y="5.0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31cm" svg:height="0.342cm" svg:x="10.786cm" svg:y="5.274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4 9 5 14 16 14 9 0 12-7 14-14z">
            <text:p/>
          </draw:path>
          <draw:path draw:style-name="gr3" draw:text-style-name="P9" draw:layer="layout" svg:width="0.3cm" svg:height="0.356cm" svg:x="11.332cm" svg:y="5.2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11.932cm" svg:y="5.2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9" draw:layer="layout" svg:width="0.3cm" svg:height="0.356cm" svg:x="12.319cm" svg:y="5.2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12.655cm" svg:y="5.13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13.007cm" svg:y="5.526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u + x \frac{du}{dx} =  \frac{u^2 x^2}{x(ux) + x^2} =  \frac{u^2 x^2}{ux^2 + x^2}§svg§600§FALSE§</svg:desc>
          <draw:polygon draw:style-name="gr2" draw:text-style-name="P8" draw:layer="layout" svg:width="11.749cm" svg:height="1.81cm" svg:x="3.221cm" svg:y="6.367cm" svg:viewBox="0 0 11750 1811" draw:points="5874,1811 0,1811 0,0 11750,0 11750,1811">
            <text:p/>
          </draw:polygon>
          <draw:path draw:style-name="gr3" draw:text-style-name="P9" draw:layer="layout" svg:width="0.398cm" svg:height="0.351cm" svg:x="3.205cm" svg:y="7.15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3.84cm" svg:y="7.04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4.592cm" svg:y="7.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369cm" svg:height="0.546cm" svg:x="5.136cm" svg:y="6.43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98cm" svg:height="0.351cm" svg:x="5.53cm" svg:y="6.625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5cm" svg:height="0.032cm" svg:x="5.104cm" svg:y="7.282cm" svg:viewBox="0 0 846 33" draw:points="424,33 0,33 0,0 846,0 846,33">
            <text:p/>
          </draw:polygon>
          <draw:path draw:style-name="gr3" draw:text-style-name="P9" draw:layer="layout" svg:width="0.369cm" svg:height="0.546cm" svg:x="5.136cm" svg:y="7.48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9" draw:layer="layout" svg:width="0.386cm" svg:height="0.351cm" svg:x="5.53cm" svg:y="7.6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182cm" svg:x="6.301cm" svg:y="7.2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8.229cm" svg:y="6.625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8.683cm" svg:y="6.3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9.02cm" svg:y="6.6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9.474cm" svg:y="6.3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3.661cm" svg:height="0.032cm" svg:x="7.166cm" svg:y="7.282cm" svg:viewBox="0 0 3662 33" draw:points="1832,33 0,33 0,0 3662,0 3662,33">
            <text:p/>
          </draw:polygon>
          <draw:path draw:style-name="gr3" draw:text-style-name="P9" draw:layer="layout" svg:width="0.386cm" svg:height="0.351cm" svg:x="7.188cm" svg:y="7.6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18cm" svg:height="0.773cm" svg:x="7.684cm" svg:y="7.442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98cm" svg:height="0.351cm" svg:x="7.93cm" svg:y="7.679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386cm" svg:height="0.351cm" svg:x="8.374cm" svg:y="7.6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18cm" svg:height="0.773cm" svg:x="8.836cm" svg:y="7.44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516cm" svg:x="9.308cm" svg:y="7.5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0.061cm" svg:y="7.6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4cm" svg:height="0.36cm" svg:x="10.514cm" svg:y="7.43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1.177cm" svg:y="7.2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12.759cm" svg:y="6.625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3.213cm" svg:y="6.3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13.549cm" svg:y="6.6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24cm" svg:height="0.36cm" svg:x="14.002cm" svg:y="6.3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966cm" svg:height="0.032cm" svg:x="12.043cm" svg:y="7.282cm" svg:viewBox="0 0 2967 33" draw:points="1484,33 0,33 0,0 2967,0 2967,33">
            <text:p/>
          </draw:polygon>
          <draw:path draw:style-name="gr3" draw:text-style-name="P9" draw:layer="layout" svg:width="0.398cm" svg:height="0.351cm" svg:x="12.066cm" svg:y="7.679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386cm" svg:height="0.351cm" svg:x="12.509cm" svg:y="7.6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4cm" svg:height="0.36cm" svg:x="12.962cm" svg:y="7.43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13.489cm" svg:y="7.5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4.243cm" svg:y="7.6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24cm" svg:height="0.36cm" svg:x="14.695cm" svg:y="7.43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u + x \frac{du}{dx} =  \frac{u^2 x^2}{x^2( u + 1 ) }§svg§600§FALSE§</svg:desc>
          <draw:polygon draw:style-name="gr2" draw:text-style-name="P8" draw:layer="layout" svg:width="7.071cm" svg:height="1.81cm" svg:x="3.22cm" svg:y="8.567cm" svg:viewBox="0 0 7072 1811" draw:points="3536,1811 0,1811 0,0 7072,0 7072,1811">
            <text:p/>
          </draw:polygon>
          <draw:path draw:style-name="gr3" draw:text-style-name="P9" draw:layer="layout" svg:width="0.399cm" svg:height="0.351cm" svg:x="3.204cm" svg:y="9.35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3.839cm" svg:y="9.24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4.591cm" svg:y="9.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5.135cm" svg:y="8.63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99cm" svg:height="0.351cm" svg:x="5.529cm" svg:y="8.825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5.103cm" svg:y="9.482cm" svg:viewBox="0 0 847 33" draw:points="424,33 0,33 0,0 847,0 847,33">
            <text:p/>
          </draw:polygon>
          <draw:path draw:style-name="gr3" draw:text-style-name="P9" draw:layer="layout" svg:width="0.369cm" svg:height="0.546cm" svg:x="5.135cm" svg:y="9.68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9" draw:layer="layout" svg:width="0.386cm" svg:height="0.351cm" svg:x="5.529cm" svg:y="9.8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182cm" svg:x="6.3cm" svg:y="9.4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7.981cm" svg:y="8.825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8.435cm" svg:y="8.5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8.771cm" svg:y="8.8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9.223cm" svg:y="8.5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3.165cm" svg:height="0.032cm" svg:x="7.166cm" svg:y="9.482cm" svg:viewBox="0 0 3166 33" draw:points="1582,33 0,33 0,0 3166,0 3166,33">
            <text:p/>
          </draw:polygon>
          <draw:path draw:style-name="gr3" draw:text-style-name="P9" draw:layer="layout" svg:width="0.386cm" svg:height="0.351cm" svg:x="7.187cm" svg:y="9.8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7.641cm" svg:y="9.63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8.03cm" svg:y="9.642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99cm" svg:height="0.351cm" svg:x="8.276cm" svg:y="9.879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8.912cm" svg:y="9.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9.711cm" svg:y="9.70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0.073cm" svg:y="9.64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>
          <svg:title>TexMaths</svg:title>
          <svg:desc>22§display§x \frac{du}{dx} =  \frac{u^2 }{ u + 1 } - u§svg§600§FALSE§</svg:desc>
          <draw:polygon draw:style-name="gr2" draw:text-style-name="P8" draw:layer="layout" svg:width="5.751cm" svg:height="1.682cm" svg:x="3.222cm" svg:y="10.768cm" svg:viewBox="0 0 5752 1683" draw:points="2876,1683 0,1683 0,0 5752,0 5752,1683">
            <text:p/>
          </draw:polygon>
          <draw:path draw:style-name="gr3" draw:text-style-name="P9" draw:layer="layout" svg:width="0.386cm" svg:height="0.351cm" svg:x="3.206cm" svg:y="11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3.748cm" svg:y="10.8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4.142cm" svg:y="11.026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3.718cm" svg:y="11.683cm" svg:viewBox="0 0 847 33" draw:points="424,33 0,33 0,0 847,0 847,33">
            <text:p/>
          </draw:polygon>
          <draw:path draw:style-name="gr3" draw:text-style-name="P9" draw:layer="layout" svg:width="0.369cm" svg:height="0.546cm" svg:x="3.75cm" svg:y="11.88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142cm" svg:y="12.0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4.913cm" svg:y="11.6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6.295cm" svg:y="11.026cm" svg:viewBox="0 0 400 352" svg:d="M250 299c9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6.749cm" svg:y="10.72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1.775cm" svg:height="0.032cm" svg:x="5.779cm" svg:y="11.683cm" svg:viewBox="0 0 1776 33" draw:points="889,33 0,33 0,0 1776,0 1776,33">
            <text:p/>
          </draw:polygon>
          <draw:path draw:style-name="gr3" draw:text-style-name="P9" draw:layer="layout" svg:width="0.399cm" svg:height="0.351cm" svg:x="5.802cm" svg:y="12.081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6.437cm" svg:y="11.9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7.236cm" svg:y="11.9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7.882cm" svg:y="11.683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8.614cm" svg:y="11.551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Rightarrow  \ \  x \frac{du}{dx} =  \frac{u^2 - u^2 - u }{ u + 1 } §svg§600§FALSE§</svg:desc>
          <draw:polygon draw:style-name="gr2" draw:text-style-name="P8" draw:layer="layout" svg:width="7.935cm" svg:height="1.682cm" svg:x="10.308cm" svg:y="10.77cm" svg:viewBox="0 0 7936 1683" draw:points="3967,1683 0,1683 0,0 7936,0 7936,1683">
            <text:p/>
          </draw:polygon>
          <draw:path draw:style-name="gr3" draw:text-style-name="P9" draw:layer="layout" svg:width="0.687cm" svg:height="0.427cm" svg:x="10.312cm" svg:y="11.488cm" svg:viewBox="0 0 688 428" svg:d="M521 153c32 28 72 49 97 60-28 12-65 33-97 60h-493c-14 0-28 0-28 16 0 15 14 15 26 15h460c-37 36-78 104-78 115 0 9 9 9 14 9 7 0 13 0 15-7 17-30 38-71 89-117 53-47 106-66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9" draw:layer="layout" svg:width="0.386cm" svg:height="0.351cm" svg:x="11.795cm" svg:y="11.5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12.339cm" svg:y="10.8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12.732cm" svg:y="11.028cm" svg:viewBox="0 0 400 352" svg:d="M250 299c7 34 35 53 69 53 26 0 44-18 58-42 12-28 23-76 23-78 0-7-7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12.307cm" svg:y="11.685cm" svg:viewBox="0 0 847 33" draw:points="424,33 0,33 0,0 847,0 847,33">
            <text:p/>
          </draw:polygon>
          <draw:path draw:style-name="gr3" draw:text-style-name="P9" draw:layer="layout" svg:width="0.369cm" svg:height="0.546cm" svg:x="12.339cm" svg:y="11.88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2.733cm" svg:y="12.0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3.504cm" svg:y="11.6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14.391cm" svg:y="11.028cm" svg:viewBox="0 0 400 352" svg:d="M250 299c9 34 35 53 69 53 26 0 45-18 58-42 12-28 23-76 23-78 0-7-7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4.846cm" svg:y="10.73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5.395cm" svg:y="11.162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16.127cm" svg:y="11.028cm" svg:viewBox="0 0 400 352" svg:d="M250 299c7 34 35 53 69 53 26 0 44-18 58-42 12-28 23-76 23-78 0-7-7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6.581cm" svg:y="10.73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7.13cm" svg:y="11.162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17.861cm" svg:y="11.028cm" svg:viewBox="0 0 400 352" svg:d="M250 299c7 34 35 53 69 53 26 0 44-18 58-42 12-28 23-76 23-78 0-7-7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3.913cm" svg:height="0.032cm" svg:x="14.369cm" svg:y="11.685cm" svg:viewBox="0 0 3914 33" draw:points="1957,33 0,33 0,0 3914,0 3914,33">
            <text:p/>
          </draw:polygon>
          <draw:path draw:style-name="gr3" draw:text-style-name="P9" draw:layer="layout" svg:width="0.399cm" svg:height="0.351cm" svg:x="15.46cm" svg:y="12.083cm" svg:viewBox="0 0 400 352" svg:d="M250 299c7 34 35 53 69 53 26 0 44-18 58-42 12-28 23-76 23-78 0-7-7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16.095cm" svg:y="11.9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16.894cm" svg:y="11.91cm" svg:viewBox="0 0 257 517" svg:d="M160 19c0-17 0-19-19-19-48 49-116 49-141 49v25c16 0 62 0 102-21v403c0 28-2 37-72 37h-25v24c27-3 95-3 125-3 32 0 99 0 127 3v-24h-25c-70 0-72-9-72-37z">
            <text:p/>
          </draw:path>
        </draw:g>
        <draw:g>
          <svg:title>TexMaths</svg:title>
          <svg:desc>22§display§.\ .\ .\  \ \ \text {(3)}§svg§600§FALSE§</svg:desc>
          <draw:polygon draw:style-name="gr2" draw:text-style-name="P8" draw:layer="layout" svg:width="2.767cm" svg:height="0.696cm" svg:x="10.908cm" svg:y="3.164cm" svg:viewBox="0 0 2768 697" draw:points="1383,697 0,697 0,0 2768,0 2768,697">
            <text:p/>
          </draw:polygon>
          <draw:path draw:style-name="gr3" draw:text-style-name="P9" draw:layer="layout" svg:width="0.083cm" svg:height="0.083cm" svg:x="10.936cm" svg:y="3.6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408cm" svg:y="3.6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881cm" svg:y="3.6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879cm" svg:y="3.1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13.136cm" svg:y="3.1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3.534cm" svg:y="3.1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Rightarrow  \ \  x \frac{du}{dx} = - \frac{ u }{ u + 1 } §svg§600§FALSE§</svg:desc>
          <draw:polygon draw:style-name="gr2" draw:text-style-name="P8" draw:layer="layout" svg:width="6.397cm" svg:height="1.579cm" svg:x="3.309cm" svg:y="12.971cm" svg:viewBox="0 0 6398 1580" draw:points="3199,1580 0,1580 0,0 6398,0 6398,1580">
            <text:p/>
          </draw:polygon>
          <draw:path draw:style-name="gr3" draw:text-style-name="P9" draw:layer="layout" svg:width="0.687cm" svg:height="0.427cm" svg:x="3.313cm" svg:y="13.585cm" svg:viewBox="0 0 688 428" svg:d="M521 153c32 28 72 50 97 60-28 12-65 34-97 60h-493c-14 0-28 0-28 16s14 16 26 16h460c-37 35-78 104-78 114 0 9 9 9 14 9 7 0 13 0 14-7 18-30 39-71 90-116 53-48 106-67 144-80 15-5 15-5 16-7 2 0 2-3 2-5s0-2 0-3l-3-2c-2-2-2-2-16-7-106-30-183-102-227-185-7-16-9-16-20-16-5 0-14 0-14 9 0 10 39 77 78 114h-460c-12 0-26 0-26 16 0 14 14 14 28 14z">
            <text:p/>
          </draw:path>
          <draw:path draw:style-name="gr3" draw:text-style-name="P9" draw:layer="layout" svg:width="0.386cm" svg:height="0.351cm" svg:x="4.796cm" svg:y="13.65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  <draw:path draw:style-name="gr3" draw:text-style-name="P9" draw:layer="layout" svg:width="0.369cm" svg:height="0.547cm" svg:x="5.34cm" svg:y="12.932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8cm" svg:height="0.351cm" svg:x="5.732cm" svg:y="13.127cm" svg:viewBox="0 0 399 352" svg:d="M250 299c7 34 35 53 69 53 26 0 43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5.308cm" svg:y="13.783cm" svg:viewBox="0 0 846 33" draw:points="424,33 0,33 0,0 846,0 846,33">
            <text:p/>
          </draw:polygon>
          <draw:path draw:style-name="gr3" draw:text-style-name="P9" draw:layer="layout" svg:width="0.369cm" svg:height="0.547cm" svg:x="5.34cm" svg:y="13.987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41 0-51-42-51-72 0-39 24-136 44-171 22-46 58-74 89-74 50 0 62 63 62 69 0 3-2 9-4 12z">
            <text:p/>
          </draw:path>
          <draw:path draw:style-name="gr3" draw:text-style-name="P9" draw:layer="layout" svg:width="0.386cm" svg:height="0.351cm" svg:x="5.734cm" svg:y="14.18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9" draw:layer="layout" svg:width="0.515cm" svg:height="0.182cm" svg:x="6.505cm" svg:y="13.7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7.34cm" svg:y="13.783cm" svg:viewBox="0 0 473 33" svg:d="M447 33c12 0 26 0 26-17 0-16-14-16-26-16h-421c-12 0-26 0-26 16 0 17 14 17 26 17z">
            <text:p/>
          </draw:path>
          <draw:path draw:style-name="gr3" draw:text-style-name="P9" draw:layer="layout" svg:width="0.398cm" svg:height="0.351cm" svg:x="8.659cm" svg:y="13.127cm" svg:viewBox="0 0 399 352" svg:d="M250 299c9 34 35 53 69 53 26 0 45-17 58-42 12-28 22-76 22-78 0-7-7-7-8-7-9 0-9 2-13 14-10 43-24 96-58 96-16 0-23-9-23-36 0-17 9-52 14-81l23-84c2-11 11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1.775cm" svg:height="0.032cm" svg:x="7.97cm" svg:y="13.783cm" svg:viewBox="0 0 1776 33" draw:points="889,33 0,33 0,0 1776,0 1776,33">
            <text:p/>
          </draw:polygon>
          <draw:path draw:style-name="gr3" draw:text-style-name="P9" draw:layer="layout" svg:width="0.398cm" svg:height="0.351cm" svg:x="7.993cm" svg:y="14.18cm" svg:viewBox="0 0 399 352" svg:d="M250 299c9 34 35 53 69 53 26 0 45-17 58-42 12-28 22-76 22-78 0-7-7-7-8-7-9 0-9 2-13 14-10 43-24 96-58 96-16 0-23-9-23-36 0-17 9-52 14-81l23-84c2-11 11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629cm" svg:y="14.07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9.427cm" svg:y="14.008cm" svg:viewBox="0 0 257 518" svg:d="M160 19c0-17 0-19-19-19-48 49-116 49-141 49v25c16 0 62 0 102-21v403c0 28-2 37-72 37h-25v25c27-4 95-4 125-4 32 0 99 0 127 4v-25h-25c-70 0-72-9-72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therefore  \ \  \frac{u + 1}{ u } du =  -  \frac{1}{ x } dx§svg§600§FALSE§</svg:desc>
          <draw:polygon draw:style-name="gr2" draw:text-style-name="P8" draw:layer="layout" svg:width="7.043cm" svg:height="1.501cm" svg:x="3.526cm" svg:y="0.571cm" svg:viewBox="0 0 7044 1502" draw:points="3521,1502 0,1502 0,0 7044,0 7044,1502">
            <text:p/>
          </draw:polygon>
          <draw:path draw:style-name="gr3" draw:text-style-name="P9" draw:layer="layout" svg:width="0.469cm" svg:height="0.418cm" svg:x="3.51cm" svg:y="1.212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398cm" svg:height="0.351cm" svg:x="4.847cm" svg:y="0.705cm" svg:viewBox="0 0 399 352" svg:d="M250 299c9 34 35 53 69 53 26 0 45-17 58-42 12-28 22-76 22-77 0-8-7-8-8-8-9 0-9 2-13 15-10 42-24 95-58 95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483cm" svg:y="0.5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6.282cm" svg:y="0.5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1.775cm" svg:height="0.032cm" svg:x="4.826cm" svg:y="1.362cm" svg:viewBox="0 0 1776 33" draw:points="889,33 0,33 0,0 1776,0 1776,33">
            <text:p/>
          </draw:polygon>
          <draw:path draw:style-name="gr3" draw:text-style-name="P9" draw:layer="layout" svg:width="0.398cm" svg:height="0.351cm" svg:x="5.514cm" svg:y="1.76cm" svg:viewBox="0 0 399 352" svg:d="M250 299c7 34 35 53 69 53 26 0 44-17 58-42 12-28 22-76 22-77 0-8-7-8-8-8-9 0-9 2-13 15-10 42-24 95-58 95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369cm" svg:height="0.547cm" svg:x="6.723cm" svg:y="1.034cm" svg:viewBox="0 0 370 548" svg:d="M370 9c0-2 0-9-11-9s-84 7-99 9c-5 0-10 3-10 14 0 10 7 10 19 10 37 0 39 6 39 13l-4 16-45 183c-14-28-37-49-72-49-90 0-187 114-187 227 0 74 42 125 104 125 16 0 54-4 100-58 7 31 34 58 71 58 28 0 45-18 58-44 12-27 22-74 22-76 0-9-7-9-8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9" draw:layer="layout" svg:width="0.398cm" svg:height="0.351cm" svg:x="7.118cm" svg:y="1.23cm" svg:viewBox="0 0 399 352" svg:d="M250 299c7 34 35 53 69 53 26 0 44-17 58-42 12-28 22-76 22-77 0-8-7-8-8-8-9 0-9 2-13 15-10 42-24 95-58 95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7.795cm" svg:y="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8.633cm" svg:y="1.362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7cm" svg:x="9.36cm" svg:y="0.5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0.442cm" svg:height="0.032cm" svg:x="9.263cm" svg:y="1.362cm" svg:viewBox="0 0 443 33" draw:points="222,33 0,33 0,0 443,0 443,33">
            <text:p/>
          </draw:polygon>
          <draw:path draw:style-name="gr3" draw:text-style-name="P9" draw:layer="layout" svg:width="0.386cm" svg:height="0.351cm" svg:x="9.284cm" svg:y="1.7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8-8-9-8-7 0-9 2-11 8-24 84-77 102-104 102-30 0-42-25-42-51 0-18 5-34 14-69z">
            <text:p/>
          </draw:path>
          <draw:path draw:style-name="gr3" draw:text-style-name="P9" draw:layer="layout" svg:width="0.369cm" svg:height="0.547cm" svg:x="9.828cm" svg:y="1.034cm" svg:viewBox="0 0 370 548" svg:d="M370 9c0-2 0-9-11-9s-84 7-99 9c-5 0-10 3-10 14 0 10 7 10 19 10 37 0 39 6 39 13l-2 16-47 183c-14-28-37-49-72-49-90 0-187 114-187 227 0 74 42 125 104 125 16 0 54-4 100-58 7 31 34 58 71 58 28 0 45-18 58-44 12-27 22-74 22-76 0-9-7-9-8-9-9 0-9 4-11 14-14 51-28 97-60 97-21 0-23-19-23-35 0-19 2-25 6-37zM208 446c-4 14-4 15-16 30-34 42-65 54-86 54-39 0-51-42-51-72 0-39 26-136 44-171 22-46 58-74 89-74 51 0 62 64 62 69 0 3-2 9-4 12z">
            <text:p/>
          </draw:path>
          <draw:path draw:style-name="gr3" draw:text-style-name="P9" draw:layer="layout" svg:width="0.386cm" svg:height="0.351cm" svg:x="10.222cm" svg:y="1.2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8-8-9-8-7 0-9 2-11 8-24 84-77 102-104 102-30 0-42-25-42-51 0-18 5-34 14-69z">
            <text:p/>
          </draw:path>
        </draw:g>
        <draw:g>
          <svg:title>TexMaths</svg:title>
          <svg:desc>22§display§\text {Integrating throughout,  we get, }§svg§600§FALSE§</svg:desc>
          <draw:polygon draw:style-name="gr2" draw:text-style-name="P8" draw:layer="layout" svg:width="10.501cm" svg:height="0.62cm" svg:x="3.427cm" svg:y="2.367cm" svg:viewBox="0 0 10502 621" draw:points="5252,621 0,621 0,0 10502,0 10502,621">
            <text:p/>
          </draw:polygon>
          <draw:path draw:style-name="gr3" draw:text-style-name="P9" draw:layer="layout" svg:width="0.237cm" svg:height="0.53cm" svg:x="3.409cm" svg:y="2.337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692cm" svg:y="2.524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4.09cm" svg:y="2.3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4.398cm" svg:y="2.518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4.741cm" svg:y="2.515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5.128cm" svg:y="2.524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5.442cm" svg:y="2.518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5.81cm" svg:y="2.3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6.121cm" svg:y="2.34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336cm" svg:y="2.524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762cm" svg:y="2.515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399cm" svg:y="2.3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71cm" svg:y="2.328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8.136cm" svg:y="2.524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439cm" svg:y="2.518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8.83cm" svg:y="2.524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9.256cm" svg:y="2.515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646cm" svg:y="2.328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0.072cm" svg:y="2.518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461cm" svg:y="2.524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0.882cm" svg:y="2.3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1.234cm" svg:y="2.783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1.653cm" svg:y="2.533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2.198cm" svg:y="2.518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2.8cm" svg:y="2.515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3.186cm" svg:y="2.518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3.523cm" svg:y="2.3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3.875cm" svg:y="2.783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int  \frac{u + 1}{ u } du =  - \int \frac{1}{ x } dx§svg§600§FALSE§</svg:desc>
          <draw:polygon draw:style-name="gr2" draw:text-style-name="P8" draw:layer="layout" svg:width="7.73cm" svg:height="1.642cm" svg:x="3.51cm" svg:y="3.871cm" svg:viewBox="0 0 7731 1643" draw:points="3867,1643 0,1643 0,0 7731,0 7731,1643">
            <text:p/>
          </draw:polygon>
          <draw:path draw:style-name="gr3" draw:text-style-name="P9" draw:layer="layout" svg:width="0.687cm" svg:height="1.719cm" svg:x="3.515cm" svg:y="3.83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98cm" svg:height="0.351cm" svg:x="4.489cm" svg:y="4.02cm" svg:viewBox="0 0 399 352" svg:d="M250 299c9 34 35 53 69 53 26 0 45-18 58-42 12-28 22-76 22-78 0-7-7-7-8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124cm" svg:y="3.91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5.923cm" svg:y="3.84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1.775cm" svg:height="0.032cm" svg:x="4.466cm" svg:y="4.675cm" svg:viewBox="0 0 1776 33" draw:points="889,33 0,33 0,0 1776,0 1776,33">
            <text:p/>
          </draw:polygon>
          <draw:path draw:style-name="gr3" draw:text-style-name="P9" draw:layer="layout" svg:width="0.398cm" svg:height="0.351cm" svg:x="5.154cm" svg:y="5.073cm" svg:viewBox="0 0 399 352" svg:d="M250 299c7 34 35 53 69 53 26 0 45-18 58-42 12-28 22-76 22-78 0-7-7-7-8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369cm" svg:height="0.547cm" svg:x="6.365cm" svg:y="4.348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6.759cm" svg:y="4.543cm" svg:viewBox="0 0 399 352" svg:d="M250 299c7 34 35 53 69 53 26 0 44-18 58-42 12-28 22-76 22-78 0-7-7-7-8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7.436cm" svg:y="4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8.272cm" svg:y="4.675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8.983cm" svg:y="3.83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9" draw:layer="layout" svg:width="0.256cm" svg:height="0.517cm" svg:x="10.03cm" svg:y="3.84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0.442cm" svg:height="0.032cm" svg:x="9.934cm" svg:y="4.675cm" svg:viewBox="0 0 443 33" draw:points="222,33 0,33 0,0 443,0 443,33">
            <text:p/>
          </draw:polygon>
          <draw:path draw:style-name="gr3" draw:text-style-name="P9" draw:layer="layout" svg:width="0.386cm" svg:height="0.351cm" svg:x="9.957cm" svg:y="5.0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7cm" svg:x="10.5cm" svg:y="4.348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893cm" svg:y="4.5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\int  \left[ 1 +  \frac{1}{u} \right] du =  - \int \frac{1}{ x } dx§svg§600§FALSE§</svg:desc>
          <draw:polygon draw:style-name="gr2" draw:text-style-name="P8" draw:layer="layout" svg:width="8.676cm" svg:height="1.779cm" svg:x="3.414cm" svg:y="5.973cm" svg:viewBox="0 0 8677 1780" draw:points="4339,1780 0,1780 0,0 8677,0 8677,1780">
            <text:p/>
          </draw:polygon>
          <draw:path draw:style-name="gr3" draw:text-style-name="P9" draw:layer="layout" svg:width="0.687cm" svg:height="1.719cm" svg:x="3.419cm" svg:y="6.003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olygon draw:style-name="gr3" draw:text-style-name="P9" draw:layer="layout" svg:width="0.205cm" svg:height="1.856cm" svg:x="4.47cm" svg:y="5.934cm" svg:viewBox="0 0 206 1857" draw:points="0,1857 206,1857 206,1815 42,1815 42,42 206,42 206,0 0,0">
            <text:p/>
          </draw:polygon>
          <draw:path draw:style-name="gr3" draw:text-style-name="P9" draw:layer="layout" svg:width="0.256cm" svg:height="0.516cm" svg:x="4.755cm" svg:y="6.5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5.287cm" svg:y="6.6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6.207cm" svg:y="6.01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443cm" svg:height="0.032cm" svg:x="6.11cm" svg:y="6.846cm" svg:viewBox="0 0 444 33" draw:points="222,33 0,33 0,0 444,0 444,33">
            <text:p/>
          </draw:polygon>
          <draw:path draw:style-name="gr3" draw:text-style-name="P9" draw:layer="layout" svg:width="0.399cm" svg:height="0.351cm" svg:x="6.132cm" svg:y="7.244cm" svg:viewBox="0 0 400 352" svg:d="M250 299c7 34 35 53 69 53 26 0 44-18 58-42 12-28 23-76 23-78 0-7-7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205cm" svg:height="1.856cm" svg:x="6.656cm" svg:y="5.934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7.214cm" svg:y="6.518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99cm" svg:height="0.351cm" svg:x="7.607cm" svg:y="6.714cm" svg:viewBox="0 0 400 352" svg:d="M250 299c9 34 35 53 69 53 26 0 45-18 58-42 12-28 23-76 23-78 0-7-7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182cm" svg:x="8.286cm" svg:y="6.7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122cm" svg:y="6.846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9.831cm" svg:y="6.003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9" draw:layer="layout" svg:width="0.256cm" svg:height="0.516cm" svg:x="10.88cm" svg:y="6.01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443cm" svg:height="0.032cm" svg:x="10.784cm" svg:y="6.846cm" svg:viewBox="0 0 444 33" draw:points="222,33 0,33 0,0 444,0 444,33">
            <text:p/>
          </draw:polygon>
          <draw:path draw:style-name="gr3" draw:text-style-name="P9" draw:layer="layout" svg:width="0.386cm" svg:height="0.351cm" svg:x="10.806cm" svg:y="7.2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6cm" svg:x="11.35cm" svg:y="6.51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1.743cm" svg:y="6.7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u + \log u =  - \log x + \log c§svg§600§FALSE§</svg:desc>
          <draw:polygon draw:style-name="gr2" draw:text-style-name="P8" draw:layer="layout" svg:width="8.615cm" svg:height="0.62cm" svg:x="3.431cm" svg:y="10.874cm" svg:viewBox="0 0 8616 621" draw:points="4308,621 0,621 0,0 8616,0 8616,621">
            <text:p/>
          </draw:polygon>
          <draw:path draw:style-name="gr3" draw:text-style-name="P9" draw:layer="layout" svg:width="0.398cm" svg:height="0.352cm" svg:x="3.415cm" svg:y="11.031cm" svg:viewBox="0 0 399 353" svg:d="M250 300c9 33 35 53 69 53 26 0 45-18 58-43 12-28 22-75 22-77 0-7-7-7-8-7-9 0-9 1-13 14-10 42-24 95-58 95-16 0-23-9-23-35 0-18 9-53 14-81l23-85c2-11 9-41 13-53 3-18 12-47 12-51 0-14-11-21-23-21-3 0-25 0-30 26-16 58-49 194-58 235-2 3-32 65-90 65-38 0-47-35-47-63 0-45 21-106 42-159 9-23 12-34 12-50 0-35-24-63-63-63-74 0-102 113-102 120s7 7 9 7c9 0 9 0 12-14 19-67 49-95 79-95 7 0 20 0 20 24 0 20-9 43-14 53-29 78-44 125-44 164 0 74 52 94 95 94 51 0 79-36 93-53z">
            <text:p/>
          </draw:path>
          <draw:path draw:style-name="gr3" draw:text-style-name="P9" draw:layer="layout" svg:width="0.515cm" svg:height="0.517cm" svg:x="4.05cm" svg:y="10.921cm" svg:viewBox="0 0 516 518" svg:d="M275 275h216c11 0 25 0 25-16s-14-16-25-16h-216v-217c0-12 0-26-16-26s-16 14-16 26v217h-217c-12 0-26 0-26 16s14 16 26 16h217v217c0 11 0 26 16 26s16-15 16-26z">
            <text:p/>
          </draw:path>
          <draw:path draw:style-name="gr3" draw:text-style-name="P9" draw:layer="layout" svg:width="0.173cm" svg:height="0.539cm" svg:x="4.805cm" svg:y="10.835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5.016cm" svg:y="11.02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54cm" svg:height="0.512cm" svg:x="5.402cm" svg:y="11.022cm" svg:viewBox="0 0 355 513" svg:d="M151 219c-68 0-68-78-68-96 0-21 1-45 12-65 7-10 25-32 56-32 67 0 67 78 67 96 0 21 0 46-12 65-7 10-25 32-55 32zM60 249c0-4 0-22 14-37 30 23 62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8cm" svg:height="0.352cm" svg:x="5.93cm" svg:y="11.031cm" svg:viewBox="0 0 399 353" svg:d="M250 300c7 33 35 53 69 53 26 0 44-18 58-43 12-28 22-75 22-77 0-7-7-7-8-7-9 0-9 1-13 14-10 42-24 95-58 95-16 0-23-9-23-35 0-18 9-53 14-81l23-85c2-11 9-41 13-53 3-18 12-47 12-51 0-14-11-21-23-21-3 0-25 0-30 26-16 58-49 194-58 235-2 3-32 65-90 65-38 0-47-35-47-63 0-45 21-106 42-159 9-23 12-34 12-50 0-35-24-63-63-63-74 0-102 113-102 120s7 7 9 7c9 0 9 0 12-14 19-67 49-95 79-95 7 0 20 0 20 24 0 20-9 43-14 53-29 78-44 125-44 164 0 74 52 94 95 94 51 0 79-36 93-53z">
            <text:p/>
          </draw:path>
          <draw:path draw:style-name="gr3" draw:text-style-name="P9" draw:layer="layout" svg:width="0.515cm" svg:height="0.182cm" svg:x="6.607cm" svg:y="11.08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9" draw:layer="layout" svg:width="0.472cm" svg:height="0.033cm" svg:x="7.445cm" svg:y="11.163cm" svg:viewBox="0 0 473 34" svg:d="M447 34c12 0 26 0 26-18 0-16-14-16-26-16h-421c-12 0-26 0-26 16 0 18 14 18 26 18z">
            <text:p/>
          </draw:path>
          <draw:path draw:style-name="gr3" draw:text-style-name="P9" draw:layer="layout" svg:width="0.173cm" svg:height="0.539cm" svg:x="8.136cm" svg:y="10.835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8.348cm" svg:y="11.02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54cm" svg:height="0.512cm" svg:x="8.733cm" svg:y="11.022cm" svg:viewBox="0 0 355 513" svg:d="M151 219c-68 0-68-78-68-96 0-21 1-45 12-65 7-10 25-32 56-32 67 0 67 78 67 96 0 21 0 46-12 65-7 10-25 32-55 32zM60 249c0-4 0-22 14-37 30 23 62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86cm" svg:height="0.352cm" svg:x="9.261cm" svg:y="11.031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4 51 51 0 79-55 81-60 9 30 37 60 84 60 80 0 124-101 124-120 0-7-8-7-9-7-7 0-9 1-11 7-24 84-77 102-104 102-30 0-42-25-42-51 0-18 5-34 14-69z">
            <text:p/>
          </draw:path>
          <draw:path draw:style-name="gr3" draw:text-style-name="P9" draw:layer="layout" svg:width="0.515cm" svg:height="0.517cm" svg:x="9.894cm" svg:y="10.921cm" svg:viewBox="0 0 516 518" svg:d="M275 275h216c11 0 25 0 25-16s-14-16-25-16h-216v-217c0-12 0-26-16-26s-16 14-16 26v217h-217c-12 0-26 0-26 16s14 16 26 16h217v217c0 11 0 26 16 26s16-15 16-26z">
            <text:p/>
          </draw:path>
          <draw:path draw:style-name="gr3" draw:text-style-name="P9" draw:layer="layout" svg:width="0.173cm" svg:height="0.539cm" svg:x="10.651cm" svg:y="10.835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10.86cm" svg:y="11.025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54cm" svg:height="0.512cm" svg:x="11.248cm" svg:y="11.022cm" svg:viewBox="0 0 355 513" svg:d="M151 219c-68 0-68-78-68-96 0-21 1-45 12-65 7-10 25-32 56-32 67 0 67 78 67 96 0 21 0 46-12 65-7 10-25 32-55 32zM60 249c0-4 0-22 14-37 30 23 62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02cm" svg:height="0.352cm" svg:x="11.784cm" svg:y="11.031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</draw:g>
        <draw:g>
          <svg:title>TexMaths</svg:title>
          <svg:desc>22§display§u + \log ( u x ) = \log c§svg§600§FALSE§</svg:desc>
          <draw:polygon draw:style-name="gr2" draw:text-style-name="P8" draw:layer="layout" svg:width="6.286cm" svg:height="0.696cm" svg:x="3.432cm" svg:y="12.376cm" svg:viewBox="0 0 6287 697" draw:points="3143,697 0,697 0,0 6287,0 6287,697">
            <text:p/>
          </draw:polygon>
          <draw:path draw:style-name="gr3" draw:text-style-name="P9" draw:layer="layout" svg:width="0.399cm" svg:height="0.351cm" svg:x="3.416cm" svg:y="12.574cm" svg:viewBox="0 0 400 352" svg:d="M250 299c9 33 35 53 69 53 26 0 45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515cm" svg:height="0.516cm" svg:x="4.051cm" svg:y="12.46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173cm" svg:height="0.537cm" svg:x="4.806cm" svg:y="12.381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5.018cm" svg:y="12.57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5.403cm" svg:y="12.56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5.855cm" svg:y="12.33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99cm" svg:height="0.351cm" svg:x="6.104cm" svg:y="12.574cm" svg:viewBox="0 0 400 352" svg:d="M250 299c7 33 35 53 69 53 26 0 44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386cm" svg:height="0.351cm" svg:x="6.545cm" svg:y="12.5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18cm" svg:height="0.773cm" svg:x="7.008cm" svg:y="12.33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7.524cm" svg:y="12.6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8.321cm" svg:y="12.381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8.532cm" svg:y="12.57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8.919cm" svg:y="12.56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02cm" svg:height="0.351cm" svg:x="9.456cm" svg:y="12.574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y + x\log y = x\log c§svg§600§FALSE§</svg:desc>
          <draw:polygon draw:style-name="gr2" draw:text-style-name="P8" draw:layer="layout" svg:width="6.443cm" svg:height="0.62cm" svg:x="3.533cm" svg:y="13.877cm" svg:viewBox="0 0 6444 621" draw:points="3221,621 0,621 0,0 6444,0 6444,621">
            <text:p/>
          </draw:polygon>
          <draw:path draw:style-name="gr3" draw:text-style-name="P9" draw:layer="layout" svg:width="0.358cm" svg:height="0.502cm" svg:x="3.517cm" svg:y="14.034cm" svg:viewBox="0 0 359 503" svg:d="M356 48c3-11 3-13 3-18 0-14-12-21-23-21-9 0-21 3-28 16-2 3-7 28-11 42-5 19-10 41-15 62l-36 141c-1 10-35 65-86 65-40 0-49-33-49-63 0-36 14-83 40-152 13-32 14-41 14-57 0-35-24-63-63-63-74 0-102 113-102 120s7 7 9 7c9 0 9-2 12-14 21-72 53-95 79-95 6 0 20 0 20 24 0 20-7 39-14 55-30 81-44 127-44 162 0 69 49 94 95 94 30 0 56-14 77-36-9 41-19 78-49 120-21 27-51 50-86 50-11 0-46-4-59-34 13 0 22 0 34-9 7-7 14-17 14-31 0-25-21-29-28-29-18 0-44 13-44 52 0 38 35 67 83 67 81 0 160-71 181-159z">
            <text:p/>
          </draw:path>
          <draw:path draw:style-name="gr3" draw:text-style-name="P9" draw:layer="layout" svg:width="0.515cm" svg:height="0.517cm" svg:x="4.115cm" svg:y="13.924cm" svg:viewBox="0 0 516 518" svg:d="M275 275h216c11 0 25 0 25-16s-14-16-25-16h-216v-217c0-12 0-26-16-26s-16 14-16 26v217h-217c-12 0-26 0-26 16s14 16 26 16h217v217c0 11 0 26 16 26s16-15 16-26z">
            <text:p/>
          </draw:path>
          <draw:path draw:style-name="gr3" draw:text-style-name="P9" draw:layer="layout" svg:width="0.386cm" svg:height="0.352cm" svg:x="4.869cm" svg:y="14.034cm" svg:viewBox="0 0 387 353" svg:d="M238 109c3-21 21-91 75-91 6 0 23 0 39 8-21 6-37 25-37 43 0 12 9 28 30 28 18 0 42-14 42-46 0-40-46-51-72-51-46 0-72 41-83 60-19-53-59-60-82-60-81 0-125 101-125 120 0 7 7 7 8 7 7 0 9 0 11-7 26-83 77-102 104-102 14 0 42 7 42 51 0 24-14 77-42 185-12 49-41 81-74 81-5 0-23 0-39-9 20-5 37-21 37-42s-17-28-30-28c-23 0-42 21-42 46 0 35 39 51 72 51 53 0 79-55 83-60 9 30 37 60 83 60 81 0 125-101 125-120 0-7-7-7-9-7-7 0-9 1-11 7-24 84-79 102-104 102-30 0-42-25-42-51 0-18 5-34 14-69z">
            <text:p/>
          </draw:path>
          <draw:path draw:style-name="gr3" draw:text-style-name="P9" draw:layer="layout" svg:width="0.173cm" svg:height="0.539cm" svg:x="5.443cm" svg:y="13.838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5.654cm" svg:y="14.028cm" svg:viewBox="0 0 345 358" svg:d="M345 182c0-99-79-182-172-182-97 0-173 85-173 182 0 100 81 176 173 176 93 0 172-78 172-176zM173 339c-34 0-67-18-89-53-19-34-19-81-19-110 0-30 0-72 18-107 21-35 58-51 90-51 33 0 66 16 88 49 19 34 19 79 19 109 0 29 0 71-18 104-16 36-51 59-89 59z">
            <text:p/>
          </draw:path>
          <draw:path draw:style-name="gr3" draw:text-style-name="P9" draw:layer="layout" svg:width="0.355cm" svg:height="0.512cm" svg:x="6.039cm" svg:y="14.025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3 99 91 0 172-40 172-100 0-29-12-67-51-90-42-21-86-21-134-21-19 0-53 0-58 0-25-4-42-29-42-53zM173 494c-80 0-133-39-133-80 0-37 30-65 64-67h46c67 0 155 0 155 67 0 41-57 80-132 80z">
            <text:p/>
          </draw:path>
          <draw:path draw:style-name="gr3" draw:text-style-name="P9" draw:layer="layout" svg:width="0.358cm" svg:height="0.502cm" svg:x="6.568cm" svg:y="14.034cm" svg:viewBox="0 0 359 503" svg:d="M356 48c3-11 3-13 3-18 0-14-12-21-23-21-9 0-21 3-28 16-2 3-7 28-11 42-5 19-10 41-15 62l-36 141c-1 10-35 65-88 65-38 0-47-33-47-63 0-36 14-83 40-152 13-32 14-41 14-57 0-35-24-63-63-63-74 0-102 113-102 120s7 7 9 7c9 0 9-2 12-14 21-72 53-95 79-95 6 0 20 0 20 24 0 20-7 39-14 55-30 81-44 127-44 162 0 69 49 94 95 94 30 0 56-14 77-36-9 41-19 78-49 120-21 27-51 50-86 50-11 0-46-4-59-34 13 0 22 0 32-9 9-7 16-17 16-31 0-25-21-29-28-29-18 0-44 13-44 52 0 38 35 67 83 67 81 0 160-71 181-159z">
            <text:p/>
          </draw:path>
          <draw:path draw:style-name="gr3" draw:text-style-name="P9" draw:layer="layout" svg:width="0.515cm" svg:height="0.182cm" svg:x="7.21cm" svg:y="14.092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9" draw:layer="layout" svg:width="0.386cm" svg:height="0.352cm" svg:x="8.006cm" svg:y="14.034cm" svg:viewBox="0 0 387 353" svg:d="M238 109c3-21 21-91 75-91 6 0 23 0 39 8-21 6-37 25-37 43 0 12 9 28 30 28 18 0 42-14 42-46 0-40-46-51-72-51-46 0-72 41-83 60-19-53-59-60-82-60-81 0-125 101-125 120 0 7 7 7 8 7 7 0 9 0 11-7 26-83 77-102 104-102 14 0 42 7 42 51 0 24-14 77-42 185-12 49-41 81-74 81-5 0-23 0-39-9 20-5 37-21 37-42s-17-28-30-28c-23 0-42 21-42 46 0 35 39 51 74 51 51 0 79-55 81-60 9 30 37 60 84 60 80 0 124-101 124-120 0-7-7-7-9-7-7 0-9 1-11 7-24 84-79 102-104 102-30 0-42-25-42-51 0-18 5-34 14-69z">
            <text:p/>
          </draw:path>
          <draw:path draw:style-name="gr3" draw:text-style-name="P9" draw:layer="layout" svg:width="0.173cm" svg:height="0.539cm" svg:x="8.58cm" svg:y="13.838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8.791cm" svg:y="14.028cm" svg:viewBox="0 0 345 358" svg:d="M345 182c0-99-79-182-172-182-97 0-173 85-173 182 0 100 81 176 173 176 93 0 172-78 172-176zM173 339c-34 0-67-18-89-53-19-34-19-81-19-110 0-30 0-72 18-107 21-35 58-51 90-51 33 0 66 16 86 49 21 34 21 79 21 109 0 29 0 71-18 104-16 36-51 59-89 59z">
            <text:p/>
          </draw:path>
          <draw:path draw:style-name="gr3" draw:text-style-name="P9" draw:layer="layout" svg:width="0.355cm" svg:height="0.512cm" svg:x="9.176cm" svg:y="14.025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3 99 91 0 172-40 172-100 0-29-12-67-51-90-42-21-86-21-134-21-19 0-53 0-58 0-25-4-42-29-42-53zM173 494c-80 0-133-39-133-80 0-37 30-65 64-67h46c67 0 155 0 155 67 0 41-57 80-132 80z">
            <text:p/>
          </draw:path>
          <draw:path draw:style-name="gr3" draw:text-style-name="P9" draw:layer="layout" svg:width="0.302cm" svg:height="0.352cm" svg:x="9.713cm" svg:y="14.034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</draw:g>
        <draw:g>
          <svg:title>TexMaths</svg:title>
          <svg:desc>22§display§\int  du +  \int  \frac{1}{u} du =  - \int \frac{1}{ x } dx§svg§600§FALSE§</svg:desc>
          <draw:polygon draw:style-name="gr2" draw:text-style-name="P8" draw:layer="layout" svg:width="9.09cm" svg:height="1.642cm" svg:x="3.414cm" svg:y="8.374cm" svg:viewBox="0 0 9091 1643" draw:points="4546,1643 0,1643 0,0 9091,0 9091,1643">
            <text:p/>
          </draw:polygon>
          <draw:path draw:style-name="gr3" draw:text-style-name="P9" draw:layer="layout" svg:width="0.687cm" svg:height="1.719cm" svg:x="3.419cm" svg:y="8.33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4.308cm" svg:y="8.85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4.702cm" svg:y="9.046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337cm" svg:y="8.9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6.11cm" svg:y="8.33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7.159cm" svg:y="8.34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0.442cm" svg:height="0.032cm" svg:x="7.062cm" svg:y="9.178cm" svg:viewBox="0 0 443 33" draw:points="222,33 0,33 0,0 443,0 443,33">
            <text:p/>
          </draw:polygon>
          <draw:path draw:style-name="gr3" draw:text-style-name="P9" draw:layer="layout" svg:width="0.398cm" svg:height="0.351cm" svg:x="7.085cm" svg:y="9.576cm" svg:viewBox="0 0 399 352" svg:d="M250 299c9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369cm" svg:height="0.547cm" svg:x="7.629cm" svg:y="8.851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8.023cm" svg:y="9.046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8.701cm" svg:y="9.1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538cm" svg:y="9.178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10.247cm" svg:y="8.33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11.295cm" svg:y="8.34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9" draw:layer="layout" svg:width="0.442cm" svg:height="0.032cm" svg:x="11.198cm" svg:y="9.178cm" svg:viewBox="0 0 443 33" draw:points="222,33 0,33 0,0 443,0 443,33">
            <text:p/>
          </draw:polygon>
          <draw:path draw:style-name="gr3" draw:text-style-name="P9" draw:layer="layout" svg:width="0.386cm" svg:height="0.351cm" svg:x="11.221cm" svg:y="9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369cm" svg:height="0.547cm" svg:x="11.764cm" svg:y="8.851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2.157cm" svg:y="9.0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u + \log u + \log x = \log c§svg§600§FALSE§</svg:desc>
          <draw:polygon draw:style-name="gr2" draw:text-style-name="P8" draw:layer="layout" svg:width="7.886cm" svg:height="0.62cm" svg:x="14.632cm" svg:y="10.874cm" svg:viewBox="0 0 7887 621" draw:points="3944,621 0,621 0,0 7887,0 7887,621">
            <text:p/>
          </draw:polygon>
          <draw:path draw:style-name="gr3" draw:text-style-name="P9" draw:layer="layout" svg:width="0.398cm" svg:height="0.352cm" svg:x="14.616cm" svg:y="11.031cm" svg:viewBox="0 0 399 353" svg:d="M250 300c9 33 35 53 69 53 26 0 45-18 58-43 12-28 22-75 22-77 0-7-7-7-8-7-9 0-9 1-13 14-10 42-24 95-58 95-16 0-23-9-23-35 0-18 9-53 14-81l23-85c2-11 9-41 13-53 3-18 12-47 12-51 0-14-11-21-23-21-3 0-25 0-30 26-16 58-49 194-58 235-2 3-32 65-90 65-38 0-47-35-47-63 0-45 21-106 42-159 9-23 12-34 12-50 0-35-24-63-63-63-74 0-102 113-102 120s7 7 9 7c9 0 9 0 12-14 19-67 49-95 79-95 7 0 20 0 20 24 0 20-9 43-14 53-29 78-44 125-44 164 0 74 52 94 95 94 51 0 79-36 93-53z">
            <text:p/>
          </draw:path>
          <draw:path draw:style-name="gr3" draw:text-style-name="P9" draw:layer="layout" svg:width="0.515cm" svg:height="0.517cm" svg:x="15.251cm" svg:y="10.921cm" svg:viewBox="0 0 516 518" svg:d="M275 275h216c11 0 25 0 25-16s-14-16-25-16h-216v-217c0-12 0-26-16-26s-16 14-16 26v217h-217c-12 0-26 0-26 16s14 16 26 16h217v217c0 11 0 26 16 26s16-15 16-26z">
            <text:p/>
          </draw:path>
          <draw:path draw:style-name="gr3" draw:text-style-name="P9" draw:layer="layout" svg:width="0.173cm" svg:height="0.539cm" svg:x="16.006cm" svg:y="10.835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16.217cm" svg:y="11.02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54cm" svg:height="0.512cm" svg:x="16.603cm" svg:y="11.022cm" svg:viewBox="0 0 355 513" svg:d="M151 219c-68 0-68-78-68-96 0-21 1-45 12-65 7-10 25-32 56-32 67 0 67 78 67 96 0 21 0 46-12 65-7 10-25 32-55 32zM60 249c0-4 0-22 14-37 30 23 62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8cm" svg:height="0.352cm" svg:x="17.131cm" svg:y="11.031cm" svg:viewBox="0 0 399 353" svg:d="M250 300c7 33 35 53 69 53 26 0 44-18 58-43 12-28 22-75 22-77 0-7-7-7-8-7-9 0-9 1-13 14-10 42-24 95-58 95-16 0-23-9-23-35 0-18 9-53 14-81l23-85c2-11 9-41 13-53 3-18 12-47 12-51 0-14-11-21-23-21-3 0-25 0-30 26-16 58-49 194-58 235-2 3-32 65-90 65-38 0-47-35-47-63 0-45 21-106 42-159 9-23 12-34 12-50 0-35-24-63-63-63-74 0-102 113-102 120s7 7 9 7c9 0 9 0 12-14 19-67 49-95 79-95 7 0 20 0 20 24 0 20-9 43-14 53-29 78-44 125-44 164 0 74 52 94 95 94 51 0 79-36 93-53z">
            <text:p/>
          </draw:path>
          <draw:path draw:style-name="gr3" draw:text-style-name="P9" draw:layer="layout" svg:width="0.515cm" svg:height="0.517cm" svg:x="17.766cm" svg:y="10.921cm" svg:viewBox="0 0 516 518" svg:d="M275 275h216c11 0 25 0 25-16s-14-16-25-16h-216v-217c0-12 0-26-16-26s-16 14-16 26v217h-217c-12 0-26 0-26 16s14 16 26 16h217v217c0 11 0 26 16 26s16-15 16-26z">
            <text:p/>
          </draw:path>
          <draw:path draw:style-name="gr3" draw:text-style-name="P9" draw:layer="layout" svg:width="0.173cm" svg:height="0.539cm" svg:x="18.521cm" svg:y="10.835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18.732cm" svg:y="11.02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54cm" svg:height="0.512cm" svg:x="19.119cm" svg:y="11.022cm" svg:viewBox="0 0 355 513" svg:d="M151 219c-68 0-68-78-68-96 0-21 1-45 12-65 7-10 25-32 56-32 67 0 67 78 67 96 0 21 0 46-12 65-7 10-25 32-55 32zM60 249c0-4 0-22 14-37 30 23 62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86cm" svg:height="0.352cm" svg:x="19.646cm" svg:y="11.031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4 51 51 0 79-55 81-60 9 30 37 60 84 60 80 0 124-101 124-120 0-7-8-7-9-7-7 0-9 1-11 7-24 84-77 102-104 102-30 0-42-25-42-51 0-18 5-34 14-69z">
            <text:p/>
          </draw:path>
          <draw:path draw:style-name="gr3" draw:text-style-name="P9" draw:layer="layout" svg:width="0.515cm" svg:height="0.182cm" svg:x="20.323cm" svg:y="11.08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9" draw:layer="layout" svg:width="0.173cm" svg:height="0.539cm" svg:x="21.122cm" svg:y="10.835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21.331cm" svg:y="11.025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54cm" svg:height="0.512cm" svg:x="21.719cm" svg:y="11.022cm" svg:viewBox="0 0 355 513" svg:d="M151 219c-68 0-68-78-68-96 0-21 1-45 12-65 7-10 25-32 56-32 67 0 67 78 67 96 0 21 0 46-12 65-7 10-25 32-55 32zM60 249c0-4 0-22 14-37 30 23 62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02cm" svg:height="0.352cm" svg:x="22.255cm" svg:y="11.031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</draw:g>
        <draw:g>
          <svg:title>TexMaths</svg:title>
          <svg:desc>22§display§\Rightarrow§svg§600§FALSE§</svg:desc>
          <draw:polygon draw:style-name="gr2" draw:text-style-name="P8" draw:layer="layout" svg:width="0.651cm" svg:height="0.349cm" svg:x="13.12cm" svg:y="11.081cm" svg:viewBox="0 0 652 350" draw:points="327,350 0,350 0,0 652,0 652,350">
            <text:p/>
          </draw:polygon>
          <draw:path draw:style-name="gr3" draw:text-style-name="P9" draw:layer="layout" svg:width="0.686cm" svg:height="0.426cm" svg:x="13.124cm" svg:y="11.042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frac{y}{x} + \log y = \log c§svg§600§FALSE§</svg:desc>
          <draw:polygon draw:style-name="gr2" draw:text-style-name="P8" draw:layer="layout" svg:width="5.429cm" svg:height="1.326cm" svg:x="11.757cm" svg:y="12.076cm" svg:viewBox="0 0 5430 1327" draw:points="2714,1327 0,1327 0,0 5430,0 5430,1327">
            <text:p/>
          </draw:polygon>
          <draw:path draw:style-name="gr3" draw:text-style-name="P9" draw:layer="layout" svg:width="0.358cm" svg:height="0.501cm" svg:x="11.758cm" svg:y="12.037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olygon draw:style-name="gr3" draw:text-style-name="P9" draw:layer="layout" svg:width="0.443cm" svg:height="0.032cm" svg:x="11.718cm" svg:y="12.693cm" svg:viewBox="0 0 444 33" draw:points="222,33 0,33 0,0 444,0 444,33">
            <text:p/>
          </draw:polygon>
          <draw:path draw:style-name="gr3" draw:text-style-name="P9" draw:layer="layout" svg:width="0.386cm" svg:height="0.351cm" svg:x="11.741cm" svg:y="13.0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2.468cm" svg:y="12.4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173cm" svg:height="0.537cm" svg:x="13.223cm" svg:y="12.364cm" svg:viewBox="0 0 174 538" svg:d="M113 0l-113 9v24c55 0 62 6 62 43v403c0 35-9 35-62 35v24c26-1 67-1 86-1 20 0 58 0 88 1v-24c-53 0-61 0-61-35z">
            <text:p/>
          </draw:path>
          <draw:path draw:style-name="gr3" draw:text-style-name="P9" draw:layer="layout" svg:width="0.344cm" svg:height="0.356cm" svg:x="13.434cm" svg:y="12.55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3.821cm" svg:y="12.55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9" draw:layer="layout" svg:width="0.356cm" svg:height="0.501cm" svg:x="14.347cm" svg:y="12.56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ath draw:style-name="gr3" draw:text-style-name="P9" draw:layer="layout" svg:width="0.515cm" svg:height="0.182cm" svg:x="14.99cm" svg:y="12.6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15.789cm" svg:y="12.364cm" svg:viewBox="0 0 174 538" svg:d="M113 0l-113 9v24c55 0 62 6 62 43v403c0 35-9 35-62 35v24c26-1 67-1 86-1 20 0 58 0 88 1v-24c-53 0-61 0-61-35z">
            <text:p/>
          </draw:path>
          <draw:path draw:style-name="gr3" draw:text-style-name="P9" draw:layer="layout" svg:width="0.344cm" svg:height="0.356cm" svg:x="16cm" svg:y="12.55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6.385cm" svg:y="12.55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9" draw:layer="layout" svg:width="0.302cm" svg:height="0.351cm" svg:x="16.922cm" svg:y="12.56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2§display§\Rightarrow§svg§600§FALSE§</svg:desc>
          <draw:polygon draw:style-name="gr2" draw:text-style-name="P8" draw:layer="layout" svg:width="0.651cm" svg:height="0.349cm" svg:x="10.221cm" svg:y="12.582cm" svg:viewBox="0 0 652 350" draw:points="327,350 0,350 0,0 652,0 652,350">
            <text:p/>
          </draw:polygon>
          <draw:path draw:style-name="gr3" draw:text-style-name="P9" draw:layer="layout" svg:width="0.686cm" svg:height="0.426cm" svg:x="10.225cm" svg:y="12.543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546cm" svg:height="0.62cm" svg:x="10.931cm" svg:y="13.878cm" svg:viewBox="0 0 10547 621" draw:points="5273,621 0,621 0,0 10547,0 10547,621">
            <text:p/>
          </draw:polygon>
          <draw:path draw:style-name="gr3" draw:text-style-name="P9" draw:layer="layout" svg:width="0.166cm" svg:height="0.519cm" svg:x="10.917cm" svg:y="13.85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1.133cm" svg:y="14.02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244cm" svg:height="0.486cm" svg:x="11.684cm" svg:y="13.901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9cm" svg:height="0.539cm" svg:x="11.996cm" svg:y="13.839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2.422cm" svg:y="14.02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13.024cm" svg:y="14.03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3.326cm" svg:y="14.02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493cm" svg:x="13.675cm" svg:y="14.035cm" svg:viewBox="0 0 384 494" svg:d="M269 296v140c0 35-9 35-61 35v23c26 0 67-2 88-2s60 2 88 2v-23c-53 0-62 0-62-35v-436h-18l-28 71c-10-22-42-71-104-71-91 0-172 76-172 176 0 97 76 177 165 177 55 0 87-34 104-57zM271 129v109c0 25-14 46-32 65-8 11-33 32-70 32-56 0-104-69-104-159 0-91 55-157 111-157 62 0 95 67 95 110z">
            <text:p/>
          </draw:path>
          <draw:path draw:style-name="gr3" draw:text-style-name="P9" draw:layer="layout" svg:width="0.39cm" svg:height="0.352cm" svg:x="14.081cm" svg:y="14.035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166cm" svg:height="0.519cm" svg:x="14.511cm" svg:y="13.85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4.722cm" svg:y="14.03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5.025cm" svg:y="14.02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547cm" svg:x="15.373cm" svg:y="13.839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9" draw:layer="layout" svg:width="0.355cm" svg:height="0.512cm" svg:x="16.056cm" svg:y="14.026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6.441cm" svg:y="14.02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9cm" svg:height="0.343cm" svg:x="16.788cm" svg:y="14.035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cm" svg:height="0.357cm" svg:x="17.216cm" svg:y="14.02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17.559cm" svg:y="14.03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17.872cm" svg:y="14.029cm" svg:viewBox="0 0 350 358" svg:d="M227 289c2 32 23 64 60 64 16 0 63-11 63-74v-43h-19v43c0 45-19 51-28 51-25 0-28-36-28-39v-157c0-32 0-62-29-92-30-30-68-42-105-42-65 0-118 37-118 88 0 23 16 37 35 37 23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9" draw:layer="layout" svg:width="0.173cm" svg:height="0.539cm" svg:x="18.252cm" svg:y="13.839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54cm" svg:height="0.357cm" svg:x="18.724cm" svg:y="14.02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44cm" svg:height="0.357cm" svg:x="19.027cm" svg:y="14.029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173cm" svg:height="0.539cm" svg:x="19.416cm" svg:y="13.839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9cm" svg:height="0.352cm" svg:x="19.63cm" svg:y="14.035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242cm" svg:height="0.486cm" svg:x="20.049cm" svg:y="13.901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166cm" svg:height="0.519cm" svg:x="20.361cm" svg:y="13.85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44cm" svg:height="0.357cm" svg:x="20.572cm" svg:y="14.029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43cm" svg:x="20.963cm" svg:y="14.035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083cm" svg:height="0.084cm" svg:x="21.433cm" svg:y="14.294cm" svg:viewBox="0 0 84 85" svg:d="M84 42c0-23-19-42-42-42s-42 19-42 42 19 43 42 43 42-20 42-43z">
            <text:p/>
          </draw:path>
        </draw:g>
        <draw:g>
          <svg:title>TexMaths</svg:title>
          <svg:desc>22§display§.\ .\  . \ \text {[ From (2) ]}§svg§600§FALSE§</svg:desc>
          <draw:polygon draw:style-name="gr2" draw:text-style-name="P8" draw:layer="layout" svg:width="5.214cm" svg:height="0.696cm" svg:x="21.707cm" svg:y="12.265cm" svg:viewBox="0 0 5215 697" draw:points="2607,697 0,697 0,0 5215,0 5215,697">
            <text:p/>
          </draw:polygon>
          <draw:path draw:style-name="gr3" draw:text-style-name="P9" draw:layer="layout" svg:width="0.083cm" svg:height="0.083cm" svg:x="21.735cm" svg:y="12.7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2.207cm" svg:y="12.7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2.68cm" svg:y="12.724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23.177cm" svg:y="12.226cm" svg:viewBox="0 0 107 774" draw:points="107,774 107,744 32,744 32,32 107,32 107,0 0,0 0,774">
            <text:p/>
          </draw:polygon>
          <draw:path draw:style-name="gr3" draw:text-style-name="P9" draw:layer="layout" svg:width="0.448cm" svg:height="0.527cm" svg:x="23.583cm" svg:y="12.281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9" draw:layer="layout" svg:width="0.261cm" svg:height="0.342cm" svg:x="24.02cm" svg:y="12.4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4.323cm" svg:y="12.4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24.713cm" svg:y="12.463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5.667cm" svg:y="12.2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25.93cm" svg:y="12.2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26.322cm" svg:y="12.2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6.854cm" svg:y="12.226cm" svg:viewBox="0 0 107 774" draw:points="107,0 0,0 0,32 76,32 76,744 0,744 0,774 107,774">
            <text:p/>
          </draw:polygon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text {(iii). } x dy + 2ydx = 0§svg§600§FALSE§</svg:desc>
          <draw:polygon draw:style-name="gr2" draw:text-style-name="P8" draw:layer="layout" svg:width="6.947cm" svg:height="0.696cm" svg:x="1.704cm" svg:y="0.462cm" svg:viewBox="0 0 6948 697" draw:points="3474,697 0,697 0,0 6948,0 6948,697">
            <text:p/>
          </draw:polygon>
          <draw:path draw:style-name="gr3" draw:text-style-name="P9" draw:layer="layout" svg:width="0.18cm" svg:height="0.773cm" svg:x="1.741cm" svg:y="0.42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1.991cm" svg:y="0.48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206cm" svg:y="0.48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42cm" svg:y="0.48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2.654cm" svg:y="0.42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83cm" svg:height="0.083cm" svg:x="2.978cm" svg:y="0.921cm" svg:viewBox="0 0 84 84" svg:d="M84 42c0-23-19-42-42-42s-42 19-42 42 19 42 42 42 42-19 42-42z">
            <text:p/>
          </draw:path>
          <draw:path draw:style-name="gr3" draw:text-style-name="P9" draw:layer="layout" svg:width="0.386cm" svg:height="0.351cm" svg:x="3.492cm" svg:y="0.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69cm" svg:height="0.546cm" svg:x="3.943cm" svg:y="0.467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58cm" svg:height="0.5cm" svg:x="4.337cm" svg:y="0.66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4.935cm" svg:y="0.55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5.704cm" svg:y="0.48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6cm" svg:height="0.5cm" svg:x="6.074cm" svg:y="0.66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369cm" svg:height="0.546cm" svg:x="6.489cm" svg:y="0.467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6.884cm" svg:y="0.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7.561cm" svg:y="0.7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8.364cm" svg:y="0.488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5.205cm" svg:y="1.664cm" svg:viewBox="0 0 2768 697" draw:points="1383,697 0,697 0,0 2768,0 2768,697">
            <text:p/>
          </draw:polygon>
          <draw:path draw:style-name="gr3" draw:text-style-name="P9" draw:layer="layout" svg:width="0.083cm" svg:height="0.083cm" svg:x="15.233cm" svg:y="2.1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705cm" svg:y="2.1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178cm" svg:y="2.1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7.176cm" svg:y="1.6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7.468cm" svg:y="1.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7.831cm" svg:y="1.6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x dy  = - \ 2ydx§svg§600§FALSE§</svg:desc>
          <draw:polygon draw:style-name="gr2" draw:text-style-name="P8" draw:layer="layout" svg:width="4.667cm" svg:height="0.619cm" svg:x="3.423cm" svg:y="1.867cm" svg:viewBox="0 0 4668 620" draw:points="2333,620 0,620 0,0 4668,0 4668,620">
            <text:p/>
          </draw:polygon>
          <draw:path draw:style-name="gr3" draw:text-style-name="P9" draw:layer="layout" svg:width="0.386cm" svg:height="0.351cm" svg:x="3.407cm" svg:y="2.023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1 0 124-100 124-120 0-7-7-7-8-7-7 0-9 2-11 7-24 85-79 102-104 102-30 0-42-24-42-51 0-17 5-33 14-68z">
            <text:p/>
          </draw:path>
          <draw:path draw:style-name="gr3" draw:text-style-name="P9" draw:layer="layout" svg:width="0.369cm" svg:height="0.546cm" svg:x="3.857cm" svg:y="1.82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25cm" svg:y="2.023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ath draw:style-name="gr3" draw:text-style-name="P9" draw:layer="layout" svg:width="0.515cm" svg:height="0.182cm" svg:x="4.894cm" svg:y="2.0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5.73cm" svg:y="2.155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6.564cm" svg:y="1.849cm" svg:viewBox="0 0 310 517" svg:d="M60 458l83-81c121-108 167-148 167-226 0-89-69-151-164-151-88 0-146 72-146 141 0 42 39 42 40 42 15 0 41-9 41-40 0-20-14-41-41-41-7 0-7 0-10 2 18-51 60-79 105-79 71 0 104 61 104 126 0 62-38 124-81 171l-149 166c-9 8-9 10-9 29h289l21-135h-20c-3 23-8 58-15 69-8 7-59 7-74 7z">
            <text:p/>
          </draw:path>
          <draw:path draw:style-name="gr3" draw:text-style-name="P9" draw:layer="layout" svg:width="0.358cm" svg:height="0.501cm" svg:x="6.933cm" svg:y="2.023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0 0 160-71 181-159z">
            <text:p/>
          </draw:path>
          <draw:path draw:style-name="gr3" draw:text-style-name="P9" draw:layer="layout" svg:width="0.369cm" svg:height="0.546cm" svg:x="7.349cm" svg:y="1.82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7.743cm" svg:y="2.023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7 102-104 102-30 0-42-24-42-51 0-17 5-33 14-68z">
            <text:p/>
          </draw:path>
        </draw:g>
        <draw:g>
          <svg:title>TexMaths</svg:title>
          <svg:desc>22§display§\frac{dy}{dx} = - \frac{2y}{x}§svg§600§FALSE§</svg:desc>
          <draw:polygon draw:style-name="gr2" draw:text-style-name="P8" draw:layer="layout" svg:width="3.378cm" svg:height="1.522cm" svg:x="10.444cm" svg:y="1.364cm" svg:viewBox="0 0 3379 1523" draw:points="1689,1523 0,1523 0,0 3379,0 3379,1523">
            <text:p/>
          </draw:polygon>
          <draw:path draw:style-name="gr3" draw:text-style-name="P9" draw:layer="layout" svg:width="0.369cm" svg:height="0.546cm" svg:x="10.454cm" svg:y="1.32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0.847cm" svg:y="1.52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olygon draw:style-name="gr3" draw:text-style-name="P9" draw:layer="layout" svg:width="0.845cm" svg:height="0.032cm" svg:x="10.405cm" svg:y="2.175cm" svg:viewBox="0 0 846 33" draw:points="422,33 0,33 0,0 846,0 846,33">
            <text:p/>
          </draw:polygon>
          <draw:path draw:style-name="gr3" draw:text-style-name="P9" draw:layer="layout" svg:width="0.369cm" svg:height="0.546cm" svg:x="10.437cm" svg:y="2.3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829cm" svg:y="2.5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11.6cm" svg:y="2.1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2.438cm" svg:y="2.175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3.106cm" svg:y="1.34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ath draw:style-name="gr3" draw:text-style-name="P9" draw:layer="layout" svg:width="0.356cm" svg:height="0.501cm" svg:x="13.476cm" svg:y="1.52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794cm" svg:height="0.032cm" svg:x="13.068cm" svg:y="2.175cm" svg:viewBox="0 0 795 33" draw:points="398,33 0,33 0,0 795,0 795,33">
            <text:p/>
          </draw:polygon>
          <draw:path draw:style-name="gr3" draw:text-style-name="P9" draw:layer="layout" svg:width="0.386cm" svg:height="0.351cm" svg:x="13.265cm" svg:y="2.5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8-7-9-7-7 0-9 2-11 7-24 85-79 102-104 102-30 0-42-24-42-51 0-17 5-33 14-68z">
            <text:p/>
          </draw:path>
        </draw:g>
        <draw:g>
          <svg:title>TexMaths</svg:title>
          <svg:desc>22§display§\Rightarrow§svg§600§FALSE§</svg:desc>
          <draw:polygon draw:style-name="gr2" draw:text-style-name="P8" draw:layer="layout" svg:width="0.651cm" svg:height="0.349cm" svg:x="8.919cm" svg:y="1.98cm" svg:viewBox="0 0 652 350" draw:points="327,350 0,350 0,0 652,0 652,350">
            <text:p/>
          </draw:polygon>
          <draw:path draw:style-name="gr3" draw:text-style-name="P9" draw:layer="layout" svg:width="0.686cm" svg:height="0.426cm" svg:x="8.923cm" svg:y="1.941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therefore \ \ \frac{dy}{dx} = u + x \frac{du}{dx}§svg§600§FALSE§</svg:desc>
          <draw:polygon draw:style-name="gr2" draw:text-style-name="P8" draw:layer="layout" svg:width="5.996cm" svg:height="1.522cm" svg:x="2.019cm" svg:y="5.966cm" svg:viewBox="0 0 5997 1523" draw:points="2999,1523 0,1523 0,0 5997,0 5997,1523">
            <text:p/>
          </draw:polygon>
          <draw:path draw:style-name="gr3" draw:text-style-name="P9" draw:layer="layout" svg:width="0.469cm" svg:height="0.418cm" svg:x="2.003cm" svg:y="6.628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369cm" svg:height="0.546cm" svg:x="3.367cm" svg:y="5.927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3.761cm" svg:y="6.122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5cm" svg:height="0.032cm" svg:x="3.319cm" svg:y="6.777cm" svg:viewBox="0 0 846 33" draw:points="422,33 0,33 0,0 846,0 846,33">
            <text:p/>
          </draw:polygon>
          <draw:path draw:style-name="gr3" draw:text-style-name="P9" draw:layer="layout" svg:width="0.369cm" svg:height="0.546cm" svg:x="3.349cm" svg:y="6.98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3.743cm" svg:y="7.1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4.514cm" svg:y="6.7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5.308cm" svg:y="6.645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943cm" svg:y="6.53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6.696cm" svg:y="6.64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6cm" svg:x="7.24cm" svg:y="5.927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98cm" svg:height="0.351cm" svg:x="7.633cm" svg:y="6.122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7.209cm" svg:y="6.777cm" svg:viewBox="0 0 846 33" draw:points="424,33 0,33 0,0 846,0 846,33">
            <text:p/>
          </draw:polygon>
          <draw:path draw:style-name="gr3" draw:text-style-name="P9" draw:layer="layout" svg:width="0.369cm" svg:height="0.546cm" svg:x="7.24cm" svg:y="6.982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7.634cm" svg:y="7.1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>
          <svg:title>TexMaths</svg:title>
          <svg:desc>22§display§\text {Put } y = ux§svg§600§FALSE§</svg:desc>
          <draw:polygon draw:style-name="gr2" draw:text-style-name="P8" draw:layer="layout" svg:width="3.725cm" svg:height="0.61cm" svg:x="3.416cm" svg:y="3.567cm" svg:viewBox="0 0 3726 611" draw:points="1864,611 0,611 0,0 3726,0 3726,611">
            <text:p/>
          </draw:polygon>
          <draw:path draw:style-name="gr3" draw:text-style-name="P9" draw:layer="layout" svg:width="0.457cm" svg:height="0.529cm" svg:x="3.404cm" svg:y="3.528cm" svg:viewBox="0 0 458 530" svg:d="M150 285h130c93 0 178-63 178-141 0-75-78-144-183-144h-275v25h19c60 0 60 8 60 35v410c0 29 0 36-60 36h-19v24c26-1 84-1 114-1s88 0 115 1v-24h-18c-60 0-61-7-61-36zM146 264v-209c0-25 2-30 39-30h68c124 0 124 81 124 119s0 120-124 120z">
            <text:p/>
          </draw:path>
          <draw:path draw:style-name="gr3" draw:text-style-name="P9" draw:layer="layout" svg:width="0.39cm" svg:height="0.351cm" svg:x="3.928cm" svg:y="3.715cm" svg:viewBox="0 0 391 352" svg:d="M278 282v70l113-8v-25c-55 0-60-5-60-42v-277l-115 9v24c55 0 60 6 60 43v139c0 67-37 120-93 120-65 0-69-35-69-76v-259l-114 9v24c60 0 60 2 60 71v116c0 62 0 132 120 132 42 0 77-21 98-70z">
            <text:p/>
          </draw:path>
          <draw:path draw:style-name="gr3" draw:text-style-name="P9" draw:layer="layout" svg:width="0.244cm" svg:height="0.485cm" svg:x="4.347cm" svg:y="3.581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9" draw:layer="layout" svg:width="0.358cm" svg:height="0.501cm" svg:x="4.914cm" svg:y="3.715cm" svg:viewBox="0 0 359 502" svg:d="M356 48c3-11 3-13 3-18 0-14-12-21-23-21-9 0-21 3-28 16-2 3-7 28-11 42-5 19-10 40-15 62l-36 141c-1 10-35 65-86 65-40 0-49-34-49-64 0-35 14-82 40-151 13-32 14-41 14-57 0-35-24-63-63-63-74 0-102 113-102 120s7 7 9 7c9 0 9-2 12-14 21-72 53-95 79-95 6 0 20 0 20 24 0 20-7 39-14 55-30 81-44 127-44 162 0 69 49 93 95 93 30 0 56-14 77-35-9 41-19 78-49 120-21 26-51 49-86 49-11 0-46-3-59-33 13 0 22 0 32-9 9-7 16-18 16-32 0-24-21-28-28-28-18 0-44 12-44 51s35 67 83 67c81 0 160-70 181-158z">
            <text:p/>
          </draw:path>
          <draw:path draw:style-name="gr3" draw:text-style-name="P9" draw:layer="layout" svg:width="0.515cm" svg:height="0.182cm" svg:x="5.557cm" svg:y="3.773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99cm" svg:height="0.351cm" svg:x="6.352cm" svg:y="3.715cm" svg:viewBox="0 0 400 352" svg:d="M250 300c7 33 35 52 69 52 26 0 44-17 58-42 12-28 23-76 23-77 0-7-8-7-9-7-9 0-9 1-13 14-10 42-24 95-58 95-16 0-23-9-23-35 0-18 9-53 15-81l22-85c2-11 9-41 13-53 3-18 12-48 12-51 0-14-11-21-23-21-3 0-24 0-30 26-16 58-49 194-58 235-2 3-32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  <draw:path draw:style-name="gr3" draw:text-style-name="P9" draw:layer="layout" svg:width="0.386cm" svg:height="0.351cm" svg:x="6.794cm" svg:y="3.7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1 72 51 53 0 81-54 83-59 9 29 37 59 84 59 80 0 124-100 124-119 0-7-7-7-9-7-7 0-9 1-11 7-24 84-79 102-104 102-30 0-42-25-42-51 0-18 5-34 14-69z">
            <text:p/>
          </draw:path>
        </draw:g>
        <draw:g>
          <svg:title>TexMaths</svg:title>
          <svg:desc>22§display§\text {Diff. } w. \ r. \ t. \ x§svg§600§FALSE§</svg:desc>
          <draw:polygon draw:style-name="gr2" draw:text-style-name="P8" draw:layer="layout" svg:width="4.744cm" svg:height="0.477cm" svg:x="3.418cm" svg:y="4.769cm" svg:viewBox="0 0 4745 478" draw:points="2372,478 0,478 0,0 4745,0 4745,478">
            <text:p/>
          </draw:polygon>
          <draw:path draw:style-name="gr3" draw:text-style-name="P9" draw:layer="layout" svg:width="0.52cm" svg:height="0.53cm" svg:x="3.406cm" svg:y="4.748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3.996cm" svg:y="4.75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205cm" svg:y="4.73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4.703cm" svg:y="5.194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217cm" svg:y="4.934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5.835cm" svg:y="5.194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264cm" svg:y="4.934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6.636cm" svg:y="5.194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06cm" svg:y="4.792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387cm" svg:y="5.194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7.815cm" svg:y="4.934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8" draw:layer="layout" svg:width="2.767cm" svg:height="0.696cm" svg:x="11.005cm" svg:y="3.464cm" svg:viewBox="0 0 2768 697" draw:points="1383,697 0,697 0,0 2768,0 2768,697">
            <text:p/>
          </draw:polygon>
          <draw:path draw:style-name="gr3" draw:text-style-name="P9" draw:layer="layout" svg:width="0.083cm" svg:height="0.083cm" svg:x="11.033cm" svg:y="3.9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505cm" svg:y="3.9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978cm" svg:y="3.9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976cm" svg:y="3.4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13.238cm" svg:y="3.4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3.631cm" svg:y="3.4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From (1), (2)  and  (3)  we get, }§svg§600§FALSE§</svg:desc>
          <draw:polygon draw:style-name="gr2" draw:text-style-name="P8" draw:layer="layout" svg:width="9.738cm" svg:height="0.696cm" svg:x="3.423cm" svg:y="8.066cm" svg:viewBox="0 0 9739 697" draw:points="4869,697 0,697 0,0 9739,0 9739,697">
            <text:p/>
          </draw:polygon>
          <draw:path draw:style-name="gr3" draw:text-style-name="P9" draw:layer="layout" svg:width="0.446cm" svg:height="0.527cm" svg:x="3.409cm" svg:y="8.082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3.846cm" svg:y="8.2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4.15cm" svg:y="8.2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4.539cm" svg:y="8.264cm" svg:viewBox="0 0 605 343" svg:d="M60 76v209c0 33-7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5.493cm" svg:y="8.0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5.785cm" svg:y="8.0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6.148cm" svg:y="8.0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91cm" svg:height="0.231cm" svg:x="6.472cm" svg:y="8.52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18cm" svg:height="0.773cm" svg:x="6.954cm" svg:y="8.0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7.216cm" svg:y="8.09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7.609cm" svg:y="8.0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49cm" svg:height="0.356cm" svg:x="8.156cm" svg:y="8.26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8.535cm" svg:y="8.264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383cm" svg:height="0.546cm" svg:x="8.966cm" svg:y="8.071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9" draw:layer="layout" svg:width="0.18cm" svg:height="0.773cm" svg:x="9.703cm" svg:y="8.0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9.96cm" svg:y="8.09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0.358cm" svg:y="8.0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31cm" svg:height="0.342cm" svg:x="10.886cm" svg:y="8.273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4 9 5 14 16 14 9 0 12-7 14-14z">
            <text:p/>
          </draw:path>
          <draw:path draw:style-name="gr3" draw:text-style-name="P9" draw:layer="layout" svg:width="0.3cm" svg:height="0.356cm" svg:x="11.432cm" svg:y="8.2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12.032cm" svg:y="8.25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9" draw:layer="layout" svg:width="0.3cm" svg:height="0.356cm" svg:x="12.419cm" svg:y="8.2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12.755cm" svg:y="8.1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13.107cm" svg:y="8.52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u + x \frac{du}{dx} =  -  \frac{2ux}{x}§svg§600§FALSE§</svg:desc>
          <draw:polygon draw:style-name="gr2" draw:text-style-name="P8" draw:layer="layout" svg:width="5.778cm" svg:height="1.522cm" svg:x="3.32cm" svg:y="9.366cm" svg:viewBox="0 0 5779 1523" draw:points="2890,1523 0,1523 0,0 5779,0 5779,1523">
            <text:p/>
          </draw:polygon>
          <draw:path draw:style-name="gr3" draw:text-style-name="P9" draw:layer="layout" svg:width="0.398cm" svg:height="0.351cm" svg:x="3.304cm" svg:y="10.045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3.939cm" svg:y="9.93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4.691cm" svg:y="10.0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369cm" svg:height="0.546cm" svg:x="5.235cm" svg:y="9.327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5.629cm" svg:y="9.522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5.203cm" svg:y="10.177cm" svg:viewBox="0 0 847 33" draw:points="424,33 0,33 0,0 847,0 847,33">
            <text:p/>
          </draw:polygon>
          <draw:path draw:style-name="gr3" draw:text-style-name="P9" draw:layer="layout" svg:width="0.369cm" svg:height="0.546cm" svg:x="5.235cm" svg:y="10.38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5.629cm" svg:y="10.5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182cm" svg:x="6.4cm" svg:y="10.1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7.236cm" svg:y="10.17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7.904cm" svg:y="9.34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98cm" svg:height="0.351cm" svg:x="8.276cm" svg:y="9.522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386cm" svg:height="0.351cm" svg:x="8.717cm" svg:y="9.5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olygon draw:style-name="gr3" draw:text-style-name="P9" draw:layer="layout" svg:width="1.271cm" svg:height="0.032cm" svg:x="7.866cm" svg:y="10.177cm" svg:viewBox="0 0 1272 33" draw:points="637,33 0,33 0,0 1272,0 1272,33">
            <text:p/>
          </draw:polygon>
          <draw:path draw:style-name="gr3" draw:text-style-name="P9" draw:layer="layout" svg:width="0.386cm" svg:height="0.351cm" svg:x="8.304cm" svg:y="10.5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.\ .\ .\  \ \ \text {(3)}§svg§600§FALSE§</svg:desc>
          <draw:polygon draw:style-name="gr2" draw:text-style-name="P8" draw:layer="layout" svg:width="2.767cm" svg:height="0.696cm" svg:x="11.007cm" svg:y="6.164cm" svg:viewBox="0 0 2768 697" draw:points="1383,697 0,697 0,0 2768,0 2768,697">
            <text:p/>
          </draw:polygon>
          <draw:path draw:style-name="gr3" draw:text-style-name="P9" draw:layer="layout" svg:width="0.083cm" svg:height="0.083cm" svg:x="11.035cm" svg:y="6.6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507cm" svg:y="6.6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98cm" svg:y="6.6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978cm" svg:y="6.1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13.235cm" svg:y="6.1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3.633cm" svg:y="6.1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=  -  2u§svg§600§FALSE§</svg:desc>
          <draw:polygon draw:style-name="gr2" draw:text-style-name="P8" draw:layer="layout" svg:width="2.147cm" svg:height="0.446cm" svg:x="9.905cm" svg:y="9.866cm" svg:viewBox="0 0 2148 447" draw:points="1073,447 0,447 0,0 2148,0 2148,447">
            <text:p/>
          </draw:polygon>
          <draw:path draw:style-name="gr3" draw:text-style-name="P9" draw:layer="layout" svg:width="0.515cm" svg:height="0.182cm" svg:x="9.91cm" svg:y="10.057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472cm" svg:height="0.032cm" svg:x="10.746cm" svg:y="10.133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11.321cm" svg:y="9.827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6 68-7 7-58 7-73 7z">
            <text:p/>
          </draw:path>
          <draw:path draw:style-name="gr3" draw:text-style-name="P9" draw:layer="layout" svg:width="0.398cm" svg:height="0.351cm" svg:x="11.693cm" svg:y="9.999cm" svg:viewBox="0 0 399 352" svg:d="M250 299c9 33 35 53 68 53 27 0 46-18 59-43 12-28 22-75 22-77 0-7-7-7-8-7-9 0-9 2-13 14-10 42-24 95-58 95-16 0-23-9-23-35 0-18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3 0 74 52 94 95 94 51 0 79-35 93-53z">
            <text:p/>
          </draw:path>
        </draw:g>
        <draw:g>
          <svg:title>TexMaths</svg:title>
          <svg:desc>22§display§x \frac{du}{dx} =  -  3u§svg§600§FALSE§</svg:desc>
          <draw:polygon draw:style-name="gr2" draw:text-style-name="P8" draw:layer="layout" svg:width="3.835cm" svg:height="1.522cm" svg:x="3.32cm" svg:y="11.366cm" svg:viewBox="0 0 3836 1523" draw:points="1919,1523 0,1523 0,0 3836,0 3836,1523">
            <text:p/>
          </draw:polygon>
          <draw:path draw:style-name="gr3" draw:text-style-name="P9" draw:layer="layout" svg:width="0.386cm" svg:height="0.351cm" svg:x="3.304cm" svg:y="12.04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3.846cm" svg:y="11.327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4.24cm" svg:y="11.522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3.816cm" svg:y="12.177cm" svg:viewBox="0 0 847 33" draw:points="424,33 0,33 0,0 847,0 847,33">
            <text:p/>
          </draw:polygon>
          <draw:path draw:style-name="gr3" draw:text-style-name="P9" draw:layer="layout" svg:width="0.369cm" svg:height="0.546cm" svg:x="3.848cm" svg:y="12.382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24cm" svg:y="12.57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5.011cm" svg:y="12.1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3cm" svg:height="0.032cm" svg:x="5.849cm" svg:y="12.177cm" svg:viewBox="0 0 474 33" svg:d="M447 33c12 0 27 0 27-17 0-16-15-16-27-16h-421c-12 0-26 0-26 16 0 17 14 17 26 17z">
            <text:p/>
          </draw:path>
          <draw:path draw:style-name="gr3" draw:text-style-name="P9" draw:layer="layout" svg:width="0.321cm" svg:height="0.532cm" svg:x="6.42cm" svg:y="11.87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399cm" svg:height="0.351cm" svg:x="6.796cm" svg:y="12.045cm" svg:viewBox="0 0 400 352" svg:d="M250 299c9 34 35 53 69 53 26 0 45-18 58-42 12-28 23-76 23-78 0-7-7-7-9-7-9 0-9 2-13 14-10 43-24 95-58 95-15 0-23-8-23-35 0-17 9-53 15-81l22-84c2-11 11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</draw:g>
        <draw:g>
          <svg:title>TexMaths</svg:title>
          <svg:desc>22§display§\Rightarrow§svg§600§FALSE§</svg:desc>
          <draw:polygon draw:style-name="gr2" draw:text-style-name="P8" draw:layer="layout" svg:width="0.651cm" svg:height="0.349cm" svg:x="7.92cm" svg:y="12.081cm" svg:viewBox="0 0 652 350" draw:points="327,350 0,350 0,0 652,0 652,350">
            <text:p/>
          </draw:polygon>
          <draw:path draw:style-name="gr3" draw:text-style-name="P9" draw:layer="layout" svg:width="0.686cm" svg:height="0.426cm" svg:x="7.924cm" svg:y="12.042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frac{du}{u} =  - \frac{3dx}{x} §svg§600§FALSE§</svg:desc>
          <draw:polygon draw:style-name="gr2" draw:text-style-name="P8" draw:layer="layout" svg:width="3.816cm" svg:height="1.521cm" svg:x="9.443cm" svg:y="11.367cm" svg:viewBox="0 0 3817 1522" draw:points="1909,1522 0,1522 0,0 3817,0 3817,1522">
            <text:p/>
          </draw:polygon>
          <draw:path draw:style-name="gr3" draw:text-style-name="P9" draw:layer="layout" svg:width="0.369cm" svg:height="0.546cm" svg:x="9.436cm" svg:y="11.328cm" svg:viewBox="0 0 370 547" svg:d="M370 9c0-2 0-9-11-9s-85 7-99 9c-5 0-10 3-10 14 0 10 7 10 19 10 37 0 39 6 39 13l-4 16-45 183c-14-29-37-50-72-50-90 0-187 115-187 227 0 74 42 125 104 125 16 0 54-3 100-58 7 32 34 58 70 58 29 0 46-18 59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98cm" svg:height="0.351cm" svg:x="9.828cm" svg:y="11.523cm" svg:viewBox="0 0 399 352" svg:d="M250 299c9 33 35 53 68 53 27 0 46-18 59-42 12-29 22-76 22-78 0-7-7-7-8-7-9 0-9 2-13 14-10 42-24 95-58 95-16 0-23-9-23-35 0-18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olygon draw:style-name="gr3" draw:text-style-name="P9" draw:layer="layout" svg:width="0.845cm" svg:height="0.032cm" svg:x="9.404cm" svg:y="12.178cm" svg:viewBox="0 0 846 33" draw:points="424,33 0,33 0,0 846,0 846,33">
            <text:p/>
          </draw:polygon>
          <draw:path draw:style-name="gr3" draw:text-style-name="P9" draw:layer="layout" svg:width="0.398cm" svg:height="0.351cm" svg:x="9.627cm" svg:y="12.575cm" svg:viewBox="0 0 399 352" svg:d="M250 299c9 33 35 53 68 53 27 0 46-18 59-42 12-29 22-76 22-78 0-7-7-7-8-7-9 0-9 2-13 14-10 42-24 95-58 95-16 0-23-9-23-35 0-18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515cm" svg:height="0.182cm" svg:x="10.601cm" svg:y="12.104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472cm" svg:height="0.032cm" svg:x="11.436cm" svg:y="12.178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12.1cm" svg:y="11.34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369cm" svg:height="0.546cm" svg:x="12.483cm" svg:y="11.328cm" svg:viewBox="0 0 370 547" svg:d="M370 9c0-2 0-9-11-9s-85 7-99 9c-5 0-10 3-10 14 0 10 7 10 19 10 37 0 39 6 39 13l-2 16-47 183c-14-29-37-50-72-50-90 0-187 115-187 227 0 74 42 125 104 125 16 0 54-3 100-58 7 32 34 58 70 58 29 0 46-18 59-44 12-26 22-74 22-76 0-8-7-8-8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9" draw:layer="layout" svg:width="0.386cm" svg:height="0.351cm" svg:x="12.877cm" svg:y="11.523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79 0 123-100 123-120 0-7-7-7-8-7-7 0-9 2-11 7-25 85-77 102-104 102-30 0-42-24-42-51 0-17 5-33 14-68z">
            <text:p/>
          </draw:path>
          <draw:polygon draw:style-name="gr3" draw:text-style-name="P9" draw:layer="layout" svg:width="1.231cm" svg:height="0.032cm" svg:x="12.066cm" svg:y="12.178cm" svg:viewBox="0 0 1232 33" draw:points="616,33 0,33 0,0 1232,0 1232,33">
            <text:p/>
          </draw:polygon>
          <draw:path draw:style-name="gr3" draw:text-style-name="P9" draw:layer="layout" svg:width="0.386cm" svg:height="0.351cm" svg:x="12.483cm" svg:y="12.575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0 0 124-100 124-120 0-7-7-7-8-7-7 0-9 2-11 7-25 85-79 102-104 102-30 0-42-24-42-51 0-17 5-33 14-68z">
            <text:p/>
          </draw:path>
        </draw:g>
        <draw:g>
          <svg:title>TexMaths</svg:title>
          <svg:desc>22§display§\text {Integrating throughout,  we get, }§svg§600§FALSE§</svg:desc>
          <draw:polygon draw:style-name="gr2" draw:text-style-name="P8" draw:layer="layout" svg:width="10.501cm" svg:height="0.62cm" svg:x="3.427cm" svg:y="13.567cm" svg:viewBox="0 0 10502 621" draw:points="5252,621 0,621 0,0 10502,0 10502,621">
            <text:p/>
          </draw:polygon>
          <draw:path draw:style-name="gr3" draw:text-style-name="P9" draw:layer="layout" svg:width="0.237cm" svg:height="0.53cm" svg:x="3.409cm" svg:y="13.537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692cm" svg:y="13.724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4.09cm" svg:y="13.5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4.398cm" svg:y="13.718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4.741cm" svg:y="13.715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5.128cm" svg:y="13.724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5.442cm" svg:y="13.718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5.81cm" svg:y="13.5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6.121cm" svg:y="13.54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336cm" svg:y="13.724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762cm" svg:y="13.715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399cm" svg:y="13.5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71cm" svg:y="13.528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8.136cm" svg:y="13.724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439cm" svg:y="13.718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8.83cm" svg:y="13.724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9.256cm" svg:y="13.715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646cm" svg:y="13.528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0.072cm" svg:y="13.718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461cm" svg:y="13.724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0.882cm" svg:y="13.5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1.234cm" svg:y="13.983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1.653cm" svg:y="13.733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2.198cm" svg:y="13.718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2.8cm" svg:y="13.715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3.186cm" svg:y="13.718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3.523cm" svg:y="13.5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3.875cm" svg:y="13.983cm" svg:viewBox="0 0 92 233" svg:d="M92 81c0-49-18-81-50-81-28 0-42 21-42 41 0 21 14 42 42 42 13 0 21-5 30-11l2-1c0 0 2 0 2 10 0 51-23 99-58 136-4 3-6 5-6 7 0 7 4 9 9 9 9 0 71-62 71-15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int \frac{1}{u} du =  - 3 \int \frac{1}{x}dx §svg§600§FALSE§</svg:desc>
          <draw:polygon draw:style-name="gr2" draw:text-style-name="P8" draw:layer="layout" svg:width="6.784cm" svg:height="1.642cm" svg:x="3.904cm" svg:y="0.767cm" svg:viewBox="0 0 6785 1643" draw:points="3393,1643 0,1643 0,0 6785,0 6785,1643">
            <text:p/>
          </draw:polygon>
          <draw:path draw:style-name="gr3" draw:text-style-name="P9" draw:layer="layout" svg:width="0.687cm" svg:height="1.719cm" svg:x="3.909cm" svg:y="0.728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4.956cm" svg:y="0.74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9" draw:layer="layout" svg:width="0.442cm" svg:height="0.032cm" svg:x="4.86cm" svg:y="1.571cm" svg:viewBox="0 0 443 33" draw:points="222,33 0,33 0,0 443,0 443,33">
            <text:p/>
          </draw:polygon>
          <draw:path draw:style-name="gr3" draw:text-style-name="P9" draw:layer="layout" svg:width="0.398cm" svg:height="0.351cm" svg:x="4.882cm" svg:y="1.969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369cm" svg:height="0.547cm" svg:x="5.426cm" svg:y="1.244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5.82cm" svg:y="1.439cm" svg:viewBox="0 0 399 352" svg:d="M250 299c9 34 35 53 69 53 26 0 43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6.498cm" svg:y="1.4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7.335cm" svg:y="1.571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7.905cm" svg:y="1.26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9" draw:layer="layout" svg:width="0.687cm" svg:height="1.719cm" svg:x="8.432cm" svg:y="0.728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9.479cm" svg:y="0.74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0.442cm" svg:height="0.032cm" svg:x="9.382cm" svg:y="1.571cm" svg:viewBox="0 0 443 33" draw:points="222,33 0,33 0,0 443,0 443,33">
            <text:p/>
          </draw:polygon>
          <draw:path draw:style-name="gr3" draw:text-style-name="P9" draw:layer="layout" svg:width="0.386cm" svg:height="0.351cm" svg:x="9.405cm" svg:y="1.969cm" svg:viewBox="0 0 387 352" svg:d="M238 109c3-21 21-91 75-91 4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4-100 124-120 0-7-7-7-8-7-7 0-9 2-11 7-26 85-79 102-104 102-30 0-42-24-42-51 0-17 5-33 14-68z">
            <text:p/>
          </draw:path>
          <draw:path draw:style-name="gr3" draw:text-style-name="P9" draw:layer="layout" svg:width="0.369cm" svg:height="0.547cm" svg:x="9.948cm" svg:y="1.244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0.341cm" svg:y="1.439cm" svg:viewBox="0 0 387 352" svg:d="M238 109c3-21 21-91 75-91 6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3-100 123-120 0-7-7-7-8-7-7 0-9 2-11 7-24 85-77 102-104 102-30 0-42-24-42-51 0-17 5-33 14-68z">
            <text:p/>
          </draw:path>
        </draw:g>
        <draw:g>
          <svg:title>TexMaths</svg:title>
          <svg:desc>22§display§\log u =  - 3 \log x + \log c§svg§600§FALSE§</svg:desc>
          <draw:polygon draw:style-name="gr2" draw:text-style-name="P8" draw:layer="layout" svg:width="7.615cm" svg:height="0.62cm" svg:x="4.33cm" svg:y="3.074cm" svg:viewBox="0 0 7616 621" draw:points="3808,621 0,621 0,0 7616,0 7616,621">
            <text:p/>
          </draw:polygon>
          <draw:path draw:style-name="gr3" draw:text-style-name="P9" draw:layer="layout" svg:width="0.173cm" svg:height="0.539cm" svg:x="4.316cm" svg:y="3.035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4.527cm" svg:y="3.22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54cm" svg:height="0.512cm" svg:x="4.914cm" svg:y="3.222cm" svg:viewBox="0 0 355 513" svg:d="M151 219c-68 0-68-78-68-96 0-21 1-45 12-65 7-10 25-32 56-32 67 0 67 78 67 96 0 21 0 46-12 65-7 10-25 32-55 32zM60 249c0-4 0-22 14-37 30 23 62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8cm" svg:height="0.352cm" svg:x="5.44cm" svg:y="3.231cm" svg:viewBox="0 0 399 353" svg:d="M250 300c9 33 35 53 69 53 26 0 45-18 58-43 12-28 22-75 22-77 0-7-7-7-8-7-9 0-9 1-13 14-10 42-24 95-58 95-16 0-23-9-23-35 0-18 9-53 14-81l23-85c2-11 9-41 13-53 3-18 12-47 12-51 0-14-11-21-23-21-3 0-25 0-30 26-16 58-49 194-58 235-2 3-32 65-90 65-38 0-47-35-47-63 0-45 21-106 42-159 9-23 12-34 12-50 0-35-24-63-63-63-74 0-102 113-102 120s7 7 9 7c9 0 9 0 12-14 19-67 49-95 79-95 7 0 20 0 20 24 0 20-9 43-14 53-29 78-44 125-44 164 0 74 52 94 95 94 51 0 79-36 93-53z">
            <text:p/>
          </draw:path>
          <draw:path draw:style-name="gr3" draw:text-style-name="P9" draw:layer="layout" svg:width="0.515cm" svg:height="0.182cm" svg:x="6.12cm" svg:y="3.28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9" draw:layer="layout" svg:width="0.472cm" svg:height="0.033cm" svg:x="6.956cm" svg:y="3.363cm" svg:viewBox="0 0 473 34" svg:d="M447 34c12 0 26 0 26-18 0-16-14-16-26-16h-421c-12 0-26 0-26 16 0 18 14 18 26 18z">
            <text:p/>
          </draw:path>
          <draw:path draw:style-name="gr3" draw:text-style-name="P9" draw:layer="layout" svg:width="0.321cm" svg:height="0.533cm" svg:x="7.526cm" svg:y="3.056cm" svg:viewBox="0 0 322 534" svg:d="M194 243c63-19 107-74 107-135 0-64-67-108-143-108-79 0-137 46-137 106 0 24 18 40 39 40 24 0 40-17 40-40 0-39-37-39-47-39 23-37 74-48 102-48 32 0 76 18 76 87 0 10-2 54-23 90-23 37-50 39-69 40-5 0-25 2-30 2-7 0-12 2-12 9 0 9 5 9 19 9h34c63 0 93 53 93 128 0 106-55 129-88 129-34 0-92-14-120-60 28 5 51-12 51-42 0-28-19-44-42-44-19 0-44 12-44 46 0 70 72 121 157 121 95 0 165-70 165-150 0-63-49-123-128-141z">
            <text:p/>
          </draw:path>
          <draw:path draw:style-name="gr3" draw:text-style-name="P9" draw:layer="layout" svg:width="0.173cm" svg:height="0.539cm" svg:x="8.034cm" svg:y="3.035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8.246cm" svg:y="3.22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54cm" svg:height="0.512cm" svg:x="8.633cm" svg:y="3.222cm" svg:viewBox="0 0 355 513" svg:d="M151 219c-68 0-68-78-68-96 0-21 1-45 12-65 7-10 25-32 56-32 67 0 67 78 67 96 0 21 0 46-12 65-7 10-25 32-55 32zM60 249c0-4 0-22 14-37 30 23 62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86cm" svg:height="0.352cm" svg:x="9.159cm" svg:y="3.231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2 51 53 0 81-55 83-60 9 30 37 60 84 60 80 0 124-101 124-120 0-7-8-7-9-7-7 0-9 1-11 7-24 84-79 102-104 102-30 0-42-25-42-51 0-18 5-34 14-69z">
            <text:p/>
          </draw:path>
          <draw:path draw:style-name="gr3" draw:text-style-name="P9" draw:layer="layout" svg:width="0.515cm" svg:height="0.517cm" svg:x="9.794cm" svg:y="3.121cm" svg:viewBox="0 0 516 518" svg:d="M275 275h216c11 0 25 0 25-16s-14-16-25-16h-216v-217c0-12 0-26-16-26s-16 14-16 26v217h-217c-12 0-26 0-26 16s14 16 26 16h217v217c0 11 0 26 16 26s16-15 16-26z">
            <text:p/>
          </draw:path>
          <draw:path draw:style-name="gr3" draw:text-style-name="P9" draw:layer="layout" svg:width="0.173cm" svg:height="0.539cm" svg:x="10.549cm" svg:y="3.035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10.76cm" svg:y="3.22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54cm" svg:height="0.512cm" svg:x="11.146cm" svg:y="3.222cm" svg:viewBox="0 0 355 513" svg:d="M151 219c-68 0-68-78-68-96 0-21 1-45 12-65 7-10 25-32 56-32 67 0 67 78 67 96 0 21 0 46-12 65-7 10-25 32-55 32zM60 249c0-4 0-22 14-37 30 23 62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02cm" svg:height="0.352cm" svg:x="11.682cm" svg:y="3.231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</draw:g>
        <draw:g>
          <svg:title>TexMaths</svg:title>
          <svg:desc>22§display§\log u =  \log c - \log x^3§svg§600§FALSE§</svg:desc>
          <draw:polygon draw:style-name="gr2" draw:text-style-name="P8" draw:layer="layout" svg:width="6.779cm" svg:height="0.76cm" svg:x="4.332cm" svg:y="4.074cm" svg:viewBox="0 0 6780 761" draw:points="3390,761 0,761 0,0 6780,0 6780,761">
            <text:p/>
          </draw:polygon>
          <draw:path draw:style-name="gr3" draw:text-style-name="P9" draw:layer="layout" svg:width="0.173cm" svg:height="0.537cm" svg:x="4.318cm" svg:y="4.177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344cm" svg:height="0.356cm" svg:x="4.529cm" svg:y="4.367cm" svg:viewBox="0 0 345 357" svg:d="M345 181c0-98-79-181-173-181-96 0-172 84-172 181 0 100 81 176 172 176 94 0 173-78 173-176zM172 337c-33 0-66-17-88-52-19-34-19-81-19-109 0-30 0-72 18-107 21-36 58-51 89-51 34 0 67 15 87 49 21 33 21 79 21 109 0 28 0 70-18 103-16 36-51 58-90 58z">
            <text:p/>
          </draw:path>
          <draw:path draw:style-name="gr3" draw:text-style-name="P9" draw:layer="layout" svg:width="0.355cm" svg:height="0.51cm" svg:x="4.916cm" svg:y="4.364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7 0 155 0 155 67 0 40-57 79-133 79z">
            <text:p/>
          </draw:path>
          <draw:path draw:style-name="gr3" draw:text-style-name="P9" draw:layer="layout" svg:width="0.399cm" svg:height="0.35cm" svg:x="5.443cm" svg:y="4.371cm" svg:viewBox="0 0 400 351" svg:d="M250 299c9 33 35 52 69 52 26 0 45-17 58-42 12-28 23-75 23-77 0-7-7-7-9-7-9 0-9 2-13 14-10 42-24 95-58 95-15 0-23-9-23-35 0-18 9-53 15-81l22-84c2-11 9-41 13-53 3-18 12-48 12-51 0-14-10-21-23-21-3 0-24 0-30 26-16 58-49 193-58 234-2 3-31 65-90 65-38 0-47-35-47-63 0-44 21-106 42-159 9-22 12-33 12-49 0-35-24-63-63-63-74 0-102 112-102 119 0 8 7 8 9 8 9 0 9 0 12-15 19-66 49-94 79-94 7 0 20 0 20 24 0 20-9 42-14 53-29 77-44 125-44 163 0 74 52 93 95 93 51 0 79-35 93-52z">
            <text:p/>
          </draw:path>
          <draw:path draw:style-name="gr3" draw:text-style-name="P9" draw:layer="layout" svg:width="0.515cm" svg:height="0.182cm" svg:x="6.122cm" svg:y="4.4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6.92cm" svg:y="4.177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344cm" svg:height="0.356cm" svg:x="7.131cm" svg:y="4.367cm" svg:viewBox="0 0 345 357" svg:d="M345 181c0-98-79-181-173-181-96 0-172 84-172 181 0 100 81 176 172 176 94 0 173-78 173-176zM172 337c-33 0-66-17-88-52-19-34-19-81-19-109 0-30 0-72 18-107 21-36 58-51 89-51 34 0 67 15 89 49 19 33 19 79 19 109 0 28 0 70-18 103-16 36-51 58-90 58z">
            <text:p/>
          </draw:path>
          <draw:path draw:style-name="gr3" draw:text-style-name="P9" draw:layer="layout" svg:width="0.355cm" svg:height="0.51cm" svg:x="7.518cm" svg:y="4.364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7 0 155 0 155 67 0 40-57 79-133 79z">
            <text:p/>
          </draw:path>
          <draw:path draw:style-name="gr3" draw:text-style-name="P9" draw:layer="layout" svg:width="0.302cm" svg:height="0.35cm" svg:x="8.055cm" svg:y="4.371cm" svg:viewBox="0 0 303 351" svg:d="M276 47c-12 0-23 0-35 13-12 10-14 24-14 30 0 17 14 26 30 26 23 0 44-18 44-49 0-39-37-67-93-67-104 0-208 111-208 220 0 70 46 131 127 131 111 0 176-82 176-91 0-5-6-10-9-10-5 0-7 1-11 8-61 76-146 76-156 76-48 0-69-37-69-84 0-32 16-108 42-155 23-44 67-77 109-77 27 0 57 8 67 29z">
            <text:p/>
          </draw:path>
          <draw:path draw:style-name="gr3" draw:text-style-name="P9" draw:layer="layout" svg:width="0.472cm" svg:height="0.032cm" svg:x="8.593cm" svg:y="4.504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7cm" svg:x="9.327cm" svg:y="4.177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344cm" svg:height="0.356cm" svg:x="9.539cm" svg:y="4.367cm" svg:viewBox="0 0 345 357" svg:d="M345 181c0-98-79-181-173-181-96 0-172 84-172 181 0 100 81 176 172 176 94 0 173-78 173-176zM172 337c-33 0-66-17-88-52-19-34-19-81-19-109 0-30 0-72 18-107 21-36 58-51 89-51 34 0 67 15 87 49 21 33 21 79 21 109 0 28 0 70-18 103-16 36-51 58-90 58z">
            <text:p/>
          </draw:path>
          <draw:path draw:style-name="gr3" draw:text-style-name="P9" draw:layer="layout" svg:width="0.355cm" svg:height="0.51cm" svg:x="9.926cm" svg:y="4.364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7 0 155 0 155 67 0 40-57 79-133 79z">
            <text:p/>
          </draw:path>
          <draw:path draw:style-name="gr3" draw:text-style-name="P9" draw:layer="layout" svg:width="0.386cm" svg:height="0.35cm" svg:x="10.452cm" svg:y="4.371cm" svg:viewBox="0 0 387 351" svg:d="M238 109c3-21 21-91 75-91 6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6 0 35 39 50 74 50 51 0 79-54 81-59 9 30 37 59 84 59 80 0 124-100 124-119 0-7-7-7-9-7-7 0-9 2-11 7-24 84-79 102-104 102-30 0-42-25-42-51 0-18 5-33 14-69z">
            <text:p/>
          </draw:path>
          <draw:path draw:style-name="gr3" draw:text-style-name="P9" draw:layer="layout" svg:width="0.249cm" svg:height="0.37cm" svg:x="10.901cm" svg:y="4.035cm" svg:viewBox="0 0 250 371" svg:d="M120 179c42 0 72 30 72 88 0 67-39 86-71 86-21 0-70-5-93-37 27-1 32-19 32-30 0-17-12-29-30-29-14 0-30 8-30 29 0 53 56 85 123 85 76 0 127-49 127-104 0-42-33-84-93-98 56-20 77-62 77-93 0-44-49-76-111-76-60 0-105 30-105 72 0 19 10 30 28 30 16 0 26-12 26-28s-10-27-26-28c19-25 56-30 75-30 25 0 60 12 60 60 0 22-7 47-23 63-17 21-31 23-59 24-15 0-15 0-18 2 0 0-5 0-5 7s5 7 14 7z">
            <text:p/>
          </draw:path>
        </draw:g>
        <draw:g>
          <svg:title>TexMaths</svg:title>
          <svg:desc>22§display§\log u =  \log \left( \frac{c}{x^3} \right)§svg§600§FALSE§</svg:desc>
          <draw:polygon draw:style-name="gr2" draw:text-style-name="P8" draw:layer="layout" svg:width="5.409cm" svg:height="1.352cm" svg:x="4.334cm" svg:y="5.374cm" svg:viewBox="0 0 5410 1353" draw:points="2705,1353 0,1353 0,0 5410,0 5410,1353">
            <text:p/>
          </draw:polygon>
          <draw:path draw:style-name="gr3" draw:text-style-name="P9" draw:layer="layout" svg:width="0.173cm" svg:height="0.538cm" svg:x="4.32cm" svg:y="5.68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7cm" svg:x="4.531cm" svg:y="5.87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355cm" svg:height="0.511cm" svg:x="4.918cm" svg:y="5.874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399cm" svg:height="0.351cm" svg:x="5.445cm" svg:y="5.883cm" svg:viewBox="0 0 400 352" svg:d="M250 299c9 34 35 53 69 53 26 0 45-17 58-42 12-28 23-76 23-78 0-7-8-7-9-7-9 0-9 2-13 15-10 42-24 95-58 95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6.124cm" svg:y="5.9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8cm" svg:x="6.921cm" svg:y="5.68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7cm" svg:x="7.132cm" svg:y="5.877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355cm" svg:height="0.511cm" svg:x="7.52cm" svg:y="5.874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295cm" svg:height="1.392cm" svg:x="8.164cm" svg:y="5.335cm" svg:viewBox="0 0 296 1393" svg:d="M260 1386c2 0 9 7 9 7h18c2 0 9 0 9-7 0-4-2-5-4-7-28-28-70-71-118-155-84-150-114-342-114-527 0-343 97-546 234-683 2-2 2-5 2-7 0-7-6-7-14-7-11 0-13 0-20 7-74 63-156 171-211 335-33 102-51 225-51 354 0 185 33 392 155 572 21 30 51 62 51 62 7 10 18 23 25 28z">
            <text:p/>
          </draw:path>
          <draw:path draw:style-name="gr3" draw:text-style-name="P9" draw:layer="layout" svg:width="0.302cm" svg:height="0.351cm" svg:x="8.838cm" svg:y="5.36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  <draw:polygon draw:style-name="gr3" draw:text-style-name="P9" draw:layer="layout" svg:width="0.789cm" svg:height="0.032cm" svg:x="8.579cm" svg:y="6.017cm" svg:viewBox="0 0 790 33" draw:points="396,33 0,33 0,0 790,0 790,33">
            <text:p/>
          </draw:polygon>
          <draw:path draw:style-name="gr3" draw:text-style-name="P9" draw:layer="layout" svg:width="0.386cm" svg:height="0.351cm" svg:x="8.6cm" svg:y="6.41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9" draw:layer="layout" svg:width="0.249cm" svg:height="0.371cm" svg:x="9.049cm" svg:y="6.172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9" draw:layer="layout" svg:width="0.295cm" svg:height="1.392cm" svg:x="9.487cm" svg:y="5.335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</draw:g>
        <draw:g>
          <svg:title>TexMaths</svg:title>
          <svg:desc>22§display§\log u =  \log \left( \frac{c}{x^3} \right)§svg§600§FALSE§</svg:desc>
          <draw:polygon draw:style-name="gr2" draw:text-style-name="P8" draw:layer="layout" svg:width="5.409cm" svg:height="1.352cm" svg:x="12.335cm" svg:y="5.374cm" svg:viewBox="0 0 5410 1353" draw:points="2705,1353 0,1353 0,0 5410,0 5410,1353">
            <text:p/>
          </draw:polygon>
          <draw:path draw:style-name="gr3" draw:text-style-name="P9" draw:layer="layout" svg:width="0.173cm" svg:height="0.538cm" svg:x="12.321cm" svg:y="5.68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7cm" svg:x="12.532cm" svg:y="5.87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355cm" svg:height="0.511cm" svg:x="12.919cm" svg:y="5.874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399cm" svg:height="0.351cm" svg:x="13.446cm" svg:y="5.883cm" svg:viewBox="0 0 400 352" svg:d="M250 299c9 34 35 53 69 53 26 0 45-17 58-42 12-28 23-76 23-78 0-7-8-7-9-7-9 0-9 2-13 15-10 42-24 95-58 95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14.125cm" svg:y="5.9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8cm" svg:x="14.922cm" svg:y="5.68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7cm" svg:x="15.133cm" svg:y="5.877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355cm" svg:height="0.511cm" svg:x="15.521cm" svg:y="5.874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295cm" svg:height="1.392cm" svg:x="16.165cm" svg:y="5.335cm" svg:viewBox="0 0 296 1393" svg:d="M260 1386c2 0 9 7 9 7h18c2 0 9 0 9-7 0-4-2-5-4-7-28-28-70-71-118-155-84-150-114-342-114-527 0-343 97-546 234-683 2-2 2-5 2-7 0-7-6-7-14-7-11 0-13 0-20 7-74 63-156 171-211 335-33 102-51 225-51 354 0 185 33 392 155 572 21 30 51 62 51 62 7 10 18 23 25 28z">
            <text:p/>
          </draw:path>
          <draw:path draw:style-name="gr3" draw:text-style-name="P9" draw:layer="layout" svg:width="0.302cm" svg:height="0.351cm" svg:x="16.839cm" svg:y="5.36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  <draw:polygon draw:style-name="gr3" draw:text-style-name="P9" draw:layer="layout" svg:width="0.789cm" svg:height="0.032cm" svg:x="16.58cm" svg:y="6.017cm" svg:viewBox="0 0 790 33" draw:points="396,33 0,33 0,0 790,0 790,33">
            <text:p/>
          </draw:polygon>
          <draw:path draw:style-name="gr3" draw:text-style-name="P9" draw:layer="layout" svg:width="0.386cm" svg:height="0.351cm" svg:x="16.601cm" svg:y="6.41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9" draw:layer="layout" svg:width="0.249cm" svg:height="0.371cm" svg:x="17.05cm" svg:y="6.172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9" draw:layer="layout" svg:width="0.295cm" svg:height="1.392cm" svg:x="17.488cm" svg:y="5.335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</draw:g>
        <draw:g>
          <svg:title>TexMaths</svg:title>
          <svg:desc>22§display§\Rightarrow§svg§600§FALSE§</svg:desc>
          <draw:polygon draw:style-name="gr2" draw:text-style-name="P8" draw:layer="layout" svg:width="0.651cm" svg:height="0.349cm" svg:x="10.821cm" svg:y="5.882cm" svg:viewBox="0 0 652 350" draw:points="327,350 0,350 0,0 652,0 652,350">
            <text:p/>
          </draw:polygon>
          <draw:path draw:style-name="gr3" draw:text-style-name="P9" draw:layer="layout" svg:width="0.686cm" svg:height="0.426cm" svg:x="10.825cm" svg:y="5.843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u =  \frac{c}{x^3} §svg§600§FALSE§</svg:desc>
          <draw:polygon draw:style-name="gr2" draw:text-style-name="P8" draw:layer="layout" svg:width="2.278cm" svg:height="1.326cm" svg:x="4.338cm" svg:y="7.574cm" svg:viewBox="0 0 2279 1327" draw:points="1141,1327 0,1327 0,0 2279,0 2279,1327">
            <text:p/>
          </draw:polygon>
          <draw:path draw:style-name="gr3" draw:text-style-name="P9" draw:layer="layout" svg:width="0.399cm" svg:height="0.351cm" svg:x="4.322cm" svg:y="8.058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182cm" svg:x="5cm" svg:y="8.1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6.124cm" svg:y="7.53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olygon draw:style-name="gr3" draw:text-style-name="P9" draw:layer="layout" svg:width="0.789cm" svg:height="0.032cm" svg:x="5.866cm" svg:y="8.191cm" svg:viewBox="0 0 790 33" draw:points="396,33 0,33 0,0 790,0 790,33">
            <text:p/>
          </draw:polygon>
          <draw:path draw:style-name="gr3" draw:text-style-name="P9" draw:layer="layout" svg:width="0.386cm" svg:height="0.351cm" svg:x="5.889cm" svg:y="8.58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7 102-104 102-30 0-42-24-42-51 0-17 5-33 14-68z">
            <text:p/>
          </draw:path>
          <draw:path draw:style-name="gr3" draw:text-style-name="P9" draw:layer="layout" svg:width="0.249cm" svg:height="0.37cm" svg:x="6.337cm" svg:y="8.348cm" svg:viewBox="0 0 250 371" svg:d="M120 179c42 0 72 30 72 88 0 67-39 87-71 87-21 0-70-6-93-37 27-2 32-20 32-30 0-18-12-30-30-30-14 0-30 9-30 30 0 53 56 84 123 84 76 0 127-49 127-104 0-42-33-84-93-98 56-19 77-62 77-93 0-44-49-76-111-76-60 0-105 30-105 72 0 20 10 30 28 30 16 0 26-12 26-28s-10-26-26-28c19-25 56-30 75-30 25 0 60 12 60 60 0 23-7 47-23 63-17 21-31 23-59 25-15 0-15 0-18 1 0 0-5 0-5 7s5 7 14 7z">
            <text:p/>
          </draw:path>
        </draw:g>
        <draw:g>
          <svg:title>TexMaths</svg:title>
          <svg:desc>22§display§\therefore§svg§600§FALSE§</svg:desc>
          <draw:polygon draw:style-name="gr2" draw:text-style-name="P8" draw:layer="layout" svg:width="0.415cm" svg:height="0.34cm" svg:x="2.839cm" svg:y="8.082cm" svg:viewBox="0 0 416 341" draw:points="208,341 0,341 0,0 416,0 416,341">
            <text:p/>
          </draw:polygon>
          <draw:path draw:style-name="gr3" draw:text-style-name="P9" draw:layer="layout" svg:width="0.47cm" svg:height="0.417cm" svg:x="2.823cm" svg:y="8.043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>
          <svg:title>TexMaths</svg:title>
          <svg:desc>22§display§\frac{y}{x} =  \frac{c}{x^3} §svg§600§FALSE§</svg:desc>
          <draw:polygon draw:style-name="gr2" draw:text-style-name="P8" draw:layer="layout" svg:width="2.371cm" svg:height="1.326cm" svg:x="9.662cm" svg:y="7.474cm" svg:viewBox="0 0 2372 1327" draw:points="1187,1327 0,1327 0,0 2372,0 2372,1327">
            <text:p/>
          </draw:polygon>
          <draw:path draw:style-name="gr3" draw:text-style-name="P9" draw:layer="layout" svg:width="0.358cm" svg:height="0.501cm" svg:x="9.663cm" svg:y="7.435cm" svg:viewBox="0 0 359 502" svg:d="M356 48c3-11 3-13 3-18 0-14-12-21-23-21-9 0-21 3-28 16-2 3-7 28-10 42-6 19-11 40-16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olygon draw:style-name="gr3" draw:text-style-name="P9" draw:layer="layout" svg:width="0.443cm" svg:height="0.032cm" svg:x="9.623cm" svg:y="8.091cm" svg:viewBox="0 0 444 33" draw:points="222,33 0,33 0,0 444,0 444,33">
            <text:p/>
          </draw:polygon>
          <draw:path draw:style-name="gr3" draw:text-style-name="P9" draw:layer="layout" svg:width="0.386cm" svg:height="0.351cm" svg:x="9.646cm" svg:y="8.489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29 0-42-24-42-51 0-17 5-33 14-68z">
            <text:p/>
          </draw:path>
          <draw:path draw:style-name="gr3" draw:text-style-name="P9" draw:layer="layout" svg:width="0.515cm" svg:height="0.182cm" svg:x="10.415cm" svg:y="8.0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1.54cm" svg:y="7.435cm" svg:viewBox="0 0 303 352" svg:d="M276 48c-12 0-22 0-35 12-12 10-14 24-14 30 0 17 14 26 30 26 23 0 44-17 44-49 0-39-37-67-93-67-104 0-208 111-208 220 0 70 46 132 127 132 111 0 176-83 176-92 0-5-5-10-9-10-5 0-7 2-11 9-61 75-146 75-156 75-48 0-69-37-69-84 0-32 16-107 42-155 23-44 67-77 110-77 26 0 56 8 66 30z">
            <text:p/>
          </draw:path>
          <draw:polygon draw:style-name="gr3" draw:text-style-name="P9" draw:layer="layout" svg:width="0.79cm" svg:height="0.032cm" svg:x="11.281cm" svg:y="8.091cm" svg:viewBox="0 0 791 33" draw:points="396,33 0,33 0,0 791,0 791,33">
            <text:p/>
          </draw:polygon>
          <draw:path draw:style-name="gr3" draw:text-style-name="P9" draw:layer="layout" svg:width="0.386cm" svg:height="0.351cm" svg:x="11.304cm" svg:y="8.489cm" svg:viewBox="0 0 387 352" svg:d="M238 109c3-21 21-91 75-91 6 0 23 0 39 8-21 6-37 25-37 43 0 12 9 28 30 28 18 0 42-14 42-46 0-40-45-51-72-51-46 0-72 40-83 60-19-53-59-60-82-60-81 0-125 100-125 120 0 7 7 7 8 7 6 0 9 0 11-7 26-83 77-102 104-102 14 0 42 7 42 51 0 24-14 77-42 184-12 50-41 81-74 81-5 0-23 0-39-8 20-6 37-22 37-43s-17-28-30-28c-23 0-42 21-42 46 0 35 39 51 74 51 51 0 79-55 81-60 9 30 37 60 84 60 80 0 124-100 124-120 0-7-7-7-9-7-7 0-9 2-11 7-24 85-79 102-104 102-29 0-42-24-42-51 0-17 5-33 14-68z">
            <text:p/>
          </draw:path>
          <draw:path draw:style-name="gr3" draw:text-style-name="P9" draw:layer="layout" svg:width="0.249cm" svg:height="0.37cm" svg:x="11.753cm" svg:y="8.248cm" svg:viewBox="0 0 250 371" svg:d="M120 179c42 0 72 30 72 88 0 67-39 87-71 87-21 0-70-6-93-37 27-2 32-20 32-30 0-18-12-30-30-30-14 0-30 9-30 30 0 53 56 84 123 84 76 0 127-49 127-104 0-42-33-84-93-98 56-19 77-62 77-93 0-44-49-76-111-76-60 0-105 30-105 72 0 20 10 30 28 30 16 0 26-12 26-28s-10-26-26-28c19-25 56-30 75-30 25 0 60 12 60 60 0 23-8 47-23 63-17 21-31 23-59 25-14 0-14 0-18 1 0 0-5 0-5 7s5 7 14 7z">
            <text:p/>
          </draw:path>
        </draw:g>
        <draw:g>
          <svg:title>TexMaths</svg:title>
          <svg:desc>22§display§\therefore§svg§600§FALSE§</svg:desc>
          <draw:polygon draw:style-name="gr2" draw:text-style-name="P8" draw:layer="layout" svg:width="0.415cm" svg:height="0.34cm" svg:x="8.14cm" svg:y="7.982cm" svg:viewBox="0 0 416 341" draw:points="208,341 0,341 0,0 416,0 416,341">
            <text:p/>
          </draw:polygon>
          <draw:path draw:style-name="gr3" draw:text-style-name="P9" draw:layer="layout" svg:width="0.47cm" svg:height="0.417cm" svg:x="8.124cm" svg:y="7.943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>
          <svg:title>TexMaths</svg:title>
          <svg:desc>22§display§x^2y =  c§svg§600§FALSE§</svg:desc>
          <draw:polygon draw:style-name="gr2" draw:text-style-name="P8" draw:layer="layout" svg:width="2.483cm" svg:height="0.761cm" svg:x="4.335cm" svg:y="9.574cm" svg:viewBox="0 0 2484 762" draw:points="1241,762 0,762 0,0 2484,0 2484,762">
            <text:p/>
          </draw:polygon>
          <draw:path draw:style-name="gr3" draw:text-style-name="P9" draw:layer="layout" svg:width="0.386cm" svg:height="0.351cm" svg:x="4.319cm" svg:y="9.871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29 0-42-24-42-51 0-17 5-33 14-68z">
            <text:p/>
          </draw:path>
          <draw:path draw:style-name="gr3" draw:text-style-name="P9" draw:layer="layout" svg:width="0.24cm" svg:height="0.36cm" svg:x="4.772cm" svg:y="9.53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5.108cm" svg:y="9.871cm" svg:viewBox="0 0 359 502" svg:d="M356 48c3-11 3-13 3-18 0-14-12-21-23-21-9 0-21 3-28 16-2 3-7 28-10 42-6 19-11 40-16 62l-35 140c-2 11-36 65-87 65-40 0-49-33-49-63 0-35 14-83 40-151 13-32 15-41 15-57 0-35-25-63-64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182cm" svg:x="5.75cm" svg:y="9.9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6.555cm" svg:y="9.871cm" svg:viewBox="0 0 303 352" svg:d="M276 48c-12 0-22 0-35 12-12 10-12 25-12 30 0 17 12 26 28 26 23 0 44-17 44-49 0-39-37-67-93-67-104 0-208 111-208 220 0 70 46 132 127 132 111 0 176-83 176-91 0-6-5-11-9-11-5 0-5 2-11 9-61 75-146 75-156 75-48 0-69-36-69-84 0-32 16-107 42-155 23-44 67-77 110-77 26 0 56 8 66 30z">
            <text:p/>
          </draw:path>
        </draw:g>
        <draw:g>
          <svg:title>TexMaths</svg:title>
          <svg:desc>22§display§\therefore§svg§600§FALSE§</svg:desc>
          <draw:polygon draw:style-name="gr2" draw:text-style-name="P8" draw:layer="layout" svg:width="0.415cm" svg:height="0.34cm" svg:x="2.84cm" svg:y="9.882cm" svg:viewBox="0 0 416 341" draw:points="208,341 0,341 0,0 416,0 416,341">
            <text:p/>
          </draw:polygon>
          <draw:path draw:style-name="gr3" draw:text-style-name="P9" draw:layer="layout" svg:width="0.47cm" svg:height="0.417cm" svg:x="2.824cm" svg:y="9.843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>
          <svg:title>TexMaths</svg:title>
          <svg:desc>22§display§.\ .\  . \ \text {[ From (2) ]}§svg§600§FALSE§</svg:desc>
          <draw:polygon draw:style-name="gr2" draw:text-style-name="P8" draw:layer="layout" svg:width="5.214cm" svg:height="0.696cm" svg:x="13.707cm" svg:y="7.565cm" svg:viewBox="0 0 5215 697" draw:points="2607,697 0,697 0,0 5215,0 5215,697">
            <text:p/>
          </draw:polygon>
          <draw:path draw:style-name="gr3" draw:text-style-name="P9" draw:layer="layout" svg:width="0.083cm" svg:height="0.083cm" svg:x="13.735cm" svg:y="8.0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4.207cm" svg:y="8.0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4.68cm" svg:y="8.024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15.177cm" svg:y="7.526cm" svg:viewBox="0 0 107 774" draw:points="107,774 107,744 32,744 32,32 107,32 107,0 0,0 0,774">
            <text:p/>
          </draw:polygon>
          <draw:path draw:style-name="gr3" draw:text-style-name="P9" draw:layer="layout" svg:width="0.448cm" svg:height="0.527cm" svg:x="15.583cm" svg:y="7.581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9" draw:layer="layout" svg:width="0.261cm" svg:height="0.342cm" svg:x="16.02cm" svg:y="7.7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6.323cm" svg:y="7.7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16.713cm" svg:y="7.763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17.667cm" svg:y="7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17.93cm" svg:y="7.5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18.322cm" svg:y="7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18.854cm" svg:y="7.526cm" svg:viewBox="0 0 107 774" draw:points="107,0 0,0 0,32 76,32 76,744 0,744 0,774 107,774">
            <text:p/>
          </draw:polygon>
        </draw:g>
        <draw:g>
          <svg:title>TexMaths</svg:title>
          <svg:desc>22§display§.\ .\ .\  \ \ \text {(4)}§svg§600§FALSE§</svg:desc>
          <draw:polygon draw:style-name="gr2" draw:text-style-name="P8" draw:layer="layout" svg:width="2.767cm" svg:height="0.696cm" svg:x="8.909cm" svg:y="9.565cm" svg:viewBox="0 0 2768 697" draw:points="1383,697 0,697 0,0 2768,0 2768,697">
            <text:p/>
          </draw:polygon>
          <draw:path draw:style-name="gr3" draw:text-style-name="P9" draw:layer="layout" svg:width="0.083cm" svg:height="0.083cm" svg:x="8.937cm" svg:y="10.0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9.409cm" svg:y="10.0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9.882cm" svg:y="10.0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0.88cm" svg:y="9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44cm" svg:height="0.523cm" svg:x="11.125cm" svg:y="9.58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9" draw:layer="layout" svg:width="0.18cm" svg:height="0.773cm" svg:x="11.535cm" svg:y="9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Given that when } x = 2, \ y = 1 §svg§600§FALSE§</svg:desc>
          <draw:polygon draw:style-name="gr2" draw:text-style-name="P8" draw:layer="layout" svg:width="10.078cm" svg:height="0.628cm" svg:x="4.309cm" svg:y="10.967cm" svg:viewBox="0 0 10079 629" draw:points="5041,629 0,629 0,0 10079,0 10079,629">
            <text:p/>
          </draw:polygon>
          <draw:path draw:style-name="gr3" draw:text-style-name="P9" draw:layer="layout" svg:width="0.525cm" svg:height="0.562cm" svg:x="4.314cm" svg:y="10.928cm" svg:viewBox="0 0 526 563" svg:d="M417 498c9 18 41 48 49 48 7 0 7-5 7-18v-135c0-30 4-34 53-34v-24c-28 1-70 3-93 3-32 0-99 0-125-3v24h25c68 0 72 9 72 37v49c0 88-99 96-122 96-49 0-204-29-204-259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4.902cm" svg:y="10.956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5.106cm" svg:y="11.139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5.5cm" svg:y="11.12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847cm" svg:y="11.13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6.525cm" svg:y="10.99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6.835cm" svg:y="10.93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49cm" svg:height="0.356cm" svg:x="7.273cm" svg:y="11.12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7.641cm" svg:y="10.99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531cm" svg:height="0.342cm" svg:x="8.199cm" svg:y="11.139cm" svg:viewBox="0 0 532 343" svg:d="M466 74c14-39 37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9" draw:layer="layout" svg:width="0.39cm" svg:height="0.538cm" svg:x="8.767cm" svg:y="10.93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9.195cm" svg:y="11.12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9.541cm" svg:y="11.13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10.226cm" svg:y="11.1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  <draw:path draw:style-name="gr3" draw:text-style-name="P9" draw:layer="layout" svg:width="0.515cm" svg:height="0.182cm" svg:x="10.904cm" svg:y="11.1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11.715cm" svg:y="10.95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091cm" svg:height="0.231cm" svg:x="12.128cm" svg:y="11.391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9" draw:layer="layout" svg:width="0.358cm" svg:height="0.501cm" svg:x="12.686cm" svg:y="11.132cm" svg:viewBox="0 0 359 502" svg:d="M356 48c3-11 3-13 3-18 0-14-12-21-23-21-9 0-21 3-28 16-2 3-7 28-11 42-5 19-10 40-15 62l-36 140c-1 11-35 66-86 66-40 0-49-34-49-64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182cm" svg:x="13.329cm" svg:y="11.1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7cm" svg:x="14.17cm" svg:y="10.958cm" svg:viewBox="0 0 257 518" svg:d="M160 19c0-17 0-19-19-19-48 49-116 49-141 49v25c16 0 62 0 102-21v403c0 28-2 37-72 37h-25v25c27-4 95-4 125-4 32 0 99 0 127 4v-25h-25c-70 0-72-9-72-37z">
            <text:p/>
          </draw:path>
        </draw:g>
        <draw:g>
          <svg:title>TexMaths</svg:title>
          <svg:desc>22§display§\therefore \ \text {from (4), we get}§svg§600§FALSE§</svg:desc>
          <draw:polygon draw:style-name="gr2" draw:text-style-name="P8" draw:layer="layout" svg:width="6.324cm" svg:height="0.696cm" svg:x="15.125cm" svg:y="10.968cm" svg:viewBox="0 0 6325 697" draw:points="3163,697 0,697 0,0 6325,0 6325,697">
            <text:p/>
          </draw:polygon>
          <draw:path draw:style-name="gr3" draw:text-style-name="P9" draw:layer="layout" svg:width="0.469cm" svg:height="0.418cm" svg:x="15.109cm" svg:y="11.151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9" draw:layer="layout" svg:width="0.251cm" svg:height="0.546cm" svg:x="16.1cm" svg:y="10.964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9" draw:layer="layout" svg:width="0.261cm" svg:height="0.342cm" svg:x="16.332cm" svg:y="11.1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6.635cm" svg:y="11.16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17.024cm" svg:y="11.166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17.978cm" svg:y="10.9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44cm" svg:height="0.523cm" svg:x="18.224cm" svg:y="10.985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9" draw:layer="layout" svg:width="0.18cm" svg:height="0.773cm" svg:x="18.633cm" svg:y="10.9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91cm" svg:height="0.231cm" svg:x="18.956cm" svg:y="11.42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531cm" svg:height="0.342cm" svg:x="19.377cm" svg:y="11.175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9" draw:layer="layout" svg:width="0.3cm" svg:height="0.356cm" svg:x="19.921cm" svg:y="11.16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20.523cm" svg:y="11.15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cm" svg:height="0.356cm" svg:x="20.908cm" svg:y="11.16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21.246cm" svg:y="11.033cm" svg:viewBox="0 0 243 486" svg:d="M120 167h111v-25h-111v-142h-20c0 63-24 146-100 150v17h67v213c0 97 72 106 100 106 55 0 76-55 76-106v-44h-19v44c0 56-23 86-52 86-52 0-52-70-52-84z">
            <text:p/>
          </draw:path>
        </draw:g>
        <draw:g>
          <svg:title>TexMaths</svg:title>
          <svg:desc>22§display§(4)(1) = c \ \ \Rightarrow \ \ c = 4§svg§600§FALSE§</svg:desc>
          <draw:polygon draw:style-name="gr2" draw:text-style-name="P8" draw:layer="layout" svg:width="7.228cm" svg:height="0.696cm" svg:x="4.32cm" svg:y="12.176cm" svg:viewBox="0 0 7229 697" draw:points="3615,697 0,697 0,0 7229,0 7229,697">
            <text:p/>
          </draw:polygon>
          <draw:path draw:style-name="gr3" draw:text-style-name="P9" draw:layer="layout" svg:width="0.18cm" svg:height="0.773cm" svg:x="4.357cm" svg:y="12.13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44cm" svg:height="0.523cm" svg:x="4.603cm" svg:y="12.193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9" draw:layer="layout" svg:width="0.18cm" svg:height="0.773cm" svg:x="5.013cm" svg:y="12.13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18cm" svg:height="0.773cm" svg:x="5.346cm" svg:y="12.13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5.638cm" svg:y="12.20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6.001cm" svg:y="12.13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6.515cm" svg:y="12.4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7.319cm" svg:y="12.374cm" svg:viewBox="0 0 303 352" svg:d="M276 47c-12 0-23 0-35 13-12 10-14 24-14 30 0 17 14 26 30 26 23 0 44-17 44-49 0-39-37-67-93-67-104 0-208 111-208 220 0 70 46 132 127 132 111 0 176-83 176-92 0-5-6-10-9-10-5 0-5 2-11 9-61 75-146 75-156 75-48 0-69-37-69-84 0-32 16-108 42-155 23-44 67-77 109-77 27 0 57 8 67 29z">
            <text:p/>
          </draw:path>
          <draw:path draw:style-name="gr3" draw:text-style-name="P9" draw:layer="layout" svg:width="0.687cm" svg:height="0.426cm" svg:x="8.396cm" svg:y="12.311cm" svg:viewBox="0 0 688 427" svg:d="M521 153c32 28 72 49 97 60-28 12-65 33-97 60h-493c-14 0-28 0-28 15 0 16 14 16 26 16h460c-37 36-78 104-78 115 0 8 9 8 14 8 7 0 13 0 14-7 18-29 39-70 90-116 53-47 106-67 145-79 14-5 14-5 15-7 2 0 2-3 2-5s0-2 0-4l-3-1c-2-2-2-2-16-7-106-30-183-102-225-185-9-16-11-16-22-16-5 0-14 0-14 9 0 10 39 77 78 114h-460c-12 0-26 0-26 16 0 14 14 14 28 14z">
            <text:p/>
          </draw:path>
          <draw:path draw:style-name="gr3" draw:text-style-name="P9" draw:layer="layout" svg:width="0.302cm" svg:height="0.351cm" svg:x="9.889cm" svg:y="12.374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515cm" svg:height="0.182cm" svg:x="10.45cm" svg:y="12.4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3cm" svg:x="11.244cm" svg:y="12.193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>
          <svg:title>TexMaths</svg:title>
          <svg:desc>22§display§\text {put }c = 4 \ \text { in (4) we get } §svg§600§FALSE§</svg:desc>
          <draw:polygon draw:style-name="gr2" draw:text-style-name="P8" draw:layer="layout" svg:width="7.882cm" svg:height="0.696cm" svg:x="4.328cm" svg:y="13.368cm" svg:viewBox="0 0 7883 697" draw:points="3941,697 0,697 0,0 7883,0 7883,697">
            <text:p/>
          </draw:polygon>
          <draw:path draw:style-name="gr3" draw:text-style-name="P9" draw:layer="layout" svg:width="0.383cm" svg:height="0.492cm" svg:x="4.31cm" svg:y="13.56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39cm" svg:height="0.351cm" svg:x="4.743cm" svg:y="13.566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244cm" svg:height="0.485cm" svg:x="5.162cm" svg:y="13.43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02cm" svg:height="0.351cm" svg:x="5.737cm" svg:y="13.566cm" svg:viewBox="0 0 303 352" svg:d="M276 47c-12 0-23 0-35 13-12 10-14 24-14 30 0 17 14 26 30 26 23 0 44-17 44-49 0-39-37-67-93-67-104 0-208 111-208 220 0 70 46 132 127 132 111 0 176-83 176-92 0-5-6-10-9-10-5 0-5 2-11 9-61 75-146 75-156 75-48 0-69-37-69-84 0-32 16-108 42-155 23-44 67-77 109-77 27 0 57 8 67 29z">
            <text:p/>
          </draw:path>
          <draw:path draw:style-name="gr3" draw:text-style-name="P9" draw:layer="layout" svg:width="0.515cm" svg:height="0.182cm" svg:x="6.299cm" svg:y="13.6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3cm" svg:x="7.094cm" svg:y="13.385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9" draw:layer="layout" svg:width="0.166cm" svg:height="0.518cm" svg:x="7.999cm" svg:y="13.39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8.214cm" svg:y="13.56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8.953cm" svg:y="13.3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44cm" svg:height="0.523cm" svg:x="9.2cm" svg:y="13.385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9" draw:layer="layout" svg:width="0.18cm" svg:height="0.773cm" svg:x="9.608cm" svg:y="13.3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31cm" svg:height="0.342cm" svg:x="10.136cm" svg:y="13.575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9" draw:layer="layout" svg:width="0.3cm" svg:height="0.356cm" svg:x="10.682cm" svg:y="13.56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11.282cm" svg:y="13.55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cm" svg:height="0.356cm" svg:x="11.669cm" svg:y="13.56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12.005cm" svg:y="13.433cm" svg:viewBox="0 0 243 486" svg:d="M120 167h111v-25h-111v-142h-20c0 63-24 146-100 150v17h67v213c0 97 72 106 100 106 55 0 76-55 76-106v-44h-19v44c0 56-23 86-52 86-52 0-52-70-52-84z">
            <text:p/>
          </draw:path>
        </draw:g>
        <draw:g>
          <svg:title>TexMaths</svg:title>
          <svg:desc>22§display§x^2 y = 4 §svg§600§FALSE§</svg:desc>
          <draw:polygon draw:style-name="gr2" draw:text-style-name="P8" draw:layer="layout" svg:width="2.514cm" svg:height="0.761cm" svg:x="4.326cm" svg:y="14.468cm" svg:viewBox="0 0 2515 762" draw:points="1257,762 0,762 0,0 2515,0 2515,762">
            <text:p/>
          </draw:polygon>
          <draw:path draw:style-name="gr3" draw:text-style-name="P9" draw:layer="layout" svg:width="0.386cm" svg:height="0.351cm" svg:x="4.31cm" svg:y="14.76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762cm" svg:y="14.42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5.099cm" svg:y="14.765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182cm" svg:x="5.741cm" svg:y="14.8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6.535cm" svg:y="14.584cm" svg:viewBox="0 0 345 525" svg:d="M206 398v67c0 28 0 37-58 37h-16v23c32-2 72-2 104-2 33 0 74 0 105 2v-23h-15c-58 0-60-9-60-37v-67h79v-25h-79v-354c0-14 0-19-13-19-7 0-8 0-14 9l-239 364v25zM211 373h-190l190-288z">
            <text:p/>
          </draw:path>
        </draw:g>
        <draw:g>
          <svg:title>TexMaths</svg:title>
          <svg:desc>22§display§\text {is the required particular solution.}§svg§600§FALSE§</svg:desc>
          <draw:polygon draw:style-name="gr2" draw:text-style-name="P8" draw:layer="layout" svg:width="11.452cm" svg:height="0.61cm" svg:x="7.532cm" svg:y="14.579cm" svg:viewBox="0 0 11453 611" draw:points="5726,611 0,611 0,0 11453,0 11453,611">
            <text:p/>
          </draw:polygon>
          <draw:path draw:style-name="gr3" draw:text-style-name="P9" draw:layer="layout" svg:width="0.166cm" svg:height="0.519cm" svg:x="7.518cm" svg:y="14.5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7.734cm" svg:y="14.73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244cm" svg:height="0.485cm" svg:x="8.285cm" svg:y="14.602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9" draw:layer="layout" svg:width="0.39cm" svg:height="0.538cm" svg:x="8.597cm" svg:y="14.54cm" svg:viewBox="0 0 391 539" svg:d="M60 479c0 36-7 36-60 36v24c26-2 67-2 88-2 19 0 60 0 86 2v-24c-51 0-60 0-60-36v-142c0-81 55-124 104-124 50 0 58 43 58 87v179c0 36-8 36-60 36v24c27-2 67-2 89-2 19 0 59 0 86 2v-24c-41 0-60 0-60-23v-148c0-67 0-92-25-120-10-13-37-28-81-28-67 0-100 47-112 75v-271l-113 9v24c55 0 60 6 60 43z">
            <text:p/>
          </draw:path>
          <draw:path draw:style-name="gr3" draw:text-style-name="P9" draw:layer="layout" svg:width="0.3cm" svg:height="0.357cm" svg:x="9.023cm" svg:y="14.73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61cm" svg:height="0.343cm" svg:x="9.625cm" svg:y="14.736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9.928cm" svg:y="14.73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492cm" svg:x="10.276cm" svg:y="14.736cm" svg:viewBox="0 0 384 493" svg:d="M269 296v139c0 35-9 35-61 35v23c26 0 67-1 88-1s60 1 88 1v-23c-53 0-62 0-62-35v-435h-17l-29 70c-10-21-42-70-104-70-91 0-172 76-172 176 0 97 76 176 165 176 55 0 87-33 104-56zM271 129v109c0 25-14 46-32 65-8 11-33 32-70 32-56 0-104-69-104-159 0-91 55-157 111-157 62 0 95 67 95 110z">
            <text:p/>
          </draw:path>
          <draw:path draw:style-name="gr3" draw:text-style-name="P9" draw:layer="layout" svg:width="0.39cm" svg:height="0.351cm" svg:x="10.683cm" svg:y="14.736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9" draw:layer="layout" svg:width="0.166cm" svg:height="0.519cm" svg:x="11.112cm" svg:y="14.5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1.323cm" svg:y="14.736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1.626cm" svg:y="14.73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547cm" svg:x="11.975cm" svg:y="14.54cm" svg:viewBox="0 0 384 548" svg:d="M269 497v51l115-9v-24c-55 0-62-6-62-43v-472l-111 9v24c53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  <draw:path draw:style-name="gr3" draw:text-style-name="P9" draw:layer="layout" svg:width="0.383cm" svg:height="0.492cm" svg:x="12.658cm" svg:y="14.736cm" svg:viewBox="0 0 384 493" svg:d="M113 51v-51l-113 9v24c55 0 60 4 60 39v363c0 35-7 35-60 35v23c26 0 67-1 86-1 21 0 62 1 88 1v-23c-51 0-60 0-60-35v-130-7c4 12 37 54 95 54 94 0 175-75 175-176 0-98-76-176-164-176-60 0-93 33-107 51zM114 256v-175c23-39 60-62 101-62 56 0 104 69 104 157 0 94-55 159-113 159-30 0-60-16-81-48-11-16-11-17-11-31z">
            <text:p/>
          </draw:path>
          <draw:path draw:style-name="gr3" draw:text-style-name="P9" draw:layer="layout" svg:width="0.349cm" svg:height="0.357cm" svg:x="13.098cm" svg:y="14.73cm" svg:viewBox="0 0 350 358" svg:d="M225 289c4 32 25 63 62 63 16 0 63-10 63-74v-42h-19v42c0 46-19 52-28 52-25 0-28-36-28-39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261cm" svg:height="0.343cm" svg:x="13.474cm" svg:y="14.736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242cm" svg:height="0.485cm" svg:x="13.77cm" svg:y="14.602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9" draw:layer="layout" svg:width="0.166cm" svg:height="0.519cm" svg:x="14.082cm" svg:y="14.5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95cm" svg:height="0.357cm" svg:x="14.296cm" svg:y="14.73cm" svg:viewBox="0 0 296 358" svg:d="M65 180c0-127 63-161 104-161 7 0 56 0 84 29-33 3-37 26-37 37 0 19 15 35 36 35s37-14 37-37c0-53-60-83-120-83-97 0-169 85-169 180 0 100 77 178 167 178 104 0 129-94 129-102s-7-8-9-8c-7 0-9 4-11 8-23 72-74 82-102 82-40 0-109-33-109-158z">
            <text:p/>
          </draw:path>
          <draw:path draw:style-name="gr3" draw:text-style-name="P9" draw:layer="layout" svg:width="0.39cm" svg:height="0.351cm" svg:x="14.64cm" svg:y="14.736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9" draw:layer="layout" svg:width="0.173cm" svg:height="0.538cm" svg:x="15.069cm" svg:y="14.54cm" svg:viewBox="0 0 174 539" svg:d="M113 0l-113 9v24c55 0 62 6 62 43v403c0 36-9 36-62 36v24c26-2 67-2 86-2 20 0 58 0 88 2v-24c-53 0-61 0-61-36z">
            <text:p/>
          </draw:path>
          <draw:path draw:style-name="gr3" draw:text-style-name="P9" draw:layer="layout" svg:width="0.349cm" svg:height="0.357cm" svg:x="15.291cm" svg:y="14.73cm" svg:viewBox="0 0 350 358" svg:d="M225 289c4 32 25 63 62 63 16 0 63-10 63-74v-42h-19v42c0 46-19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261cm" svg:height="0.343cm" svg:x="15.667cm" svg:y="14.736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254cm" svg:height="0.357cm" svg:x="16.231cm" svg:y="14.73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344cm" svg:height="0.357cm" svg:x="16.532cm" svg:y="14.73cm" svg:viewBox="0 0 345 358" svg:d="M345 182c0-99-79-182-173-182-96 0-172 85-172 182 0 100 81 176 172 176 94 0 173-78 173-176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173cm" svg:height="0.538cm" svg:x="16.922cm" svg:y="14.54cm" svg:viewBox="0 0 174 539" svg:d="M113 0l-113 9v24c55 0 62 6 62 43v403c0 36-9 36-62 36v24c26-2 67-2 86-2 20 0 58 0 88 2v-24c-53 0-61 0-61-36z">
            <text:p/>
          </draw:path>
          <draw:path draw:style-name="gr3" draw:text-style-name="P9" draw:layer="layout" svg:width="0.39cm" svg:height="0.351cm" svg:x="17.137cm" svg:y="14.736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9" draw:layer="layout" svg:width="0.242cm" svg:height="0.485cm" svg:x="17.556cm" svg:y="14.602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9" draw:layer="layout" svg:width="0.166cm" svg:height="0.519cm" svg:x="17.868cm" svg:y="14.5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44cm" svg:height="0.357cm" svg:x="18.079cm" svg:y="14.73cm" svg:viewBox="0 0 345 358" svg:d="M345 182c0-99-79-182-173-182-96 0-172 85-172 182 0 100 81 176 172 176 94 0 173-78 173-176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39cm" svg:height="0.343cm" svg:x="18.468cm" svg:y="14.736cm" svg:viewBox="0 0 391 344" svg:d="M60 76v209c0 34-7 34-60 34v25c26 0 67-2 88-2 19 0 60 2 86 2v-25c-51 0-60 0-60-34v-144c0-81 55-123 104-123 50 0 58 42 58 86v181c0 34-8 34-60 34v25c27 0 67-2 89-2 19 0 59 2 86 2v-25c-41 0-60 0-60-23v-148c0-67 0-92-25-120-10-12-37-28-81-28-58 0-93 33-116 81v-81l-109 9v24c55 0 60 6 60 43z">
            <text:p/>
          </draw:path>
          <draw:path draw:style-name="gr3" draw:text-style-name="P9" draw:layer="layout" svg:width="0.083cm" svg:height="0.084cm" svg:x="18.94cm" svg:y="14.995cm" svg:viewBox="0 0 84 85" svg:d="M84 42c0-23-19-42-42-42s-42 19-42 42 19 43 42 43 42-20 42-43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546cm" svg:height="0.62cm" svg:x="12.831cm" svg:y="9.679cm" svg:viewBox="0 0 10547 621" draw:points="5273,621 0,621 0,0 10547,0 10547,621">
            <text:p/>
          </draw:polygon>
          <draw:path draw:style-name="gr3" draw:text-style-name="P9" draw:layer="layout" svg:width="0.166cm" svg:height="0.519cm" svg:x="12.817cm" svg:y="9.6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3.033cm" svg:y="9.8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244cm" svg:height="0.486cm" svg:x="13.584cm" svg:y="9.702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9cm" svg:height="0.539cm" svg:x="13.896cm" svg:y="9.64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4.322cm" svg:y="9.8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14.924cm" svg:y="9.8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5.226cm" svg:y="9.8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493cm" svg:x="15.575cm" svg:y="9.836cm" svg:viewBox="0 0 384 494" svg:d="M269 296v140c0 35-9 35-61 35v23c26 0 67-2 88-2s60 2 88 2v-23c-53 0-62 0-62-35v-436h-18l-28 71c-10-22-42-71-104-71-91 0-172 76-172 176 0 97 76 177 165 177 55 0 87-34 104-57zM271 129v109c0 25-14 46-32 65-8 11-33 32-70 32-56 0-104-69-104-159 0-91 55-157 111-157 62 0 95 67 95 110z">
            <text:p/>
          </draw:path>
          <draw:path draw:style-name="gr3" draw:text-style-name="P9" draw:layer="layout" svg:width="0.39cm" svg:height="0.352cm" svg:x="15.981cm" svg:y="9.836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166cm" svg:height="0.519cm" svg:x="16.411cm" svg:y="9.6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6.622cm" svg:y="9.8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6.925cm" svg:y="9.8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547cm" svg:x="17.273cm" svg:y="9.64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9" draw:layer="layout" svg:width="0.355cm" svg:height="0.512cm" svg:x="17.956cm" svg:y="9.827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8.341cm" svg:y="9.8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9cm" svg:height="0.343cm" svg:x="18.688cm" svg:y="9.83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cm" svg:height="0.357cm" svg:x="19.116cm" svg:y="9.8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19.459cm" svg:y="9.8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19.772cm" svg:y="9.83cm" svg:viewBox="0 0 350 358" svg:d="M227 289c2 32 23 64 60 64 16 0 63-11 63-74v-43h-19v43c0 45-19 51-28 51-25 0-28-36-28-39v-157c0-32 0-62-29-92-30-30-68-42-105-42-65 0-118 37-118 88 0 23 16 37 35 37 23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9" draw:layer="layout" svg:width="0.173cm" svg:height="0.539cm" svg:x="20.152cm" svg:y="9.6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54cm" svg:height="0.357cm" svg:x="20.624cm" svg:y="9.8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44cm" svg:height="0.357cm" svg:x="20.927cm" svg:y="9.83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173cm" svg:height="0.539cm" svg:x="21.316cm" svg:y="9.6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9cm" svg:height="0.352cm" svg:x="21.53cm" svg:y="9.836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242cm" svg:height="0.486cm" svg:x="21.949cm" svg:y="9.702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166cm" svg:height="0.519cm" svg:x="22.261cm" svg:y="9.6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44cm" svg:height="0.357cm" svg:x="22.472cm" svg:y="9.83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43cm" svg:x="22.863cm" svg:y="9.83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083cm" svg:height="0.084cm" svg:x="23.333cm" svg:y="10.095cm" svg:viewBox="0 0 84 85" svg:d="M84 42c0-23-19-42-42-42s-42 19-42 42 19 43 42 43 42-20 42-4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text {(iv). } ( x^2  + 3xy + y^2 )dx - x^2 dy = 0§svg§600§FALSE§</svg:desc>
          <draw:polygon draw:style-name="gr2" draw:text-style-name="P8" draw:layer="layout" svg:width="11.748cm" svg:height="0.795cm" svg:x="1.704cm" svg:y="0.463cm" svg:viewBox="0 0 11749 796" draw:points="5875,796 0,796 0,0 11749,0 11749,796">
            <text:p/>
          </draw:polygon>
          <draw:path draw:style-name="gr3" draw:text-style-name="P9" draw:layer="layout" svg:width="0.18cm" svg:height="0.773cm" svg:x="1.741cm" svg:y="0.5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166cm" svg:height="0.518cm" svg:x="1.991cm" svg:y="0.5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2.195cm" svg:y="0.769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18cm" svg:height="0.773cm" svg:x="2.633cm" svg:y="0.52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083cm" svg:height="0.083cm" svg:x="2.955cm" svg:y="1.021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3.524cm" svg:y="0.5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3.77cm" svg:y="0.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4.224cm" svg:y="0.4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4.752cm" svg:y="0.6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21cm" svg:height="0.532cm" svg:x="5.514cm" svg:y="0.588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9" draw:layer="layout" svg:width="0.386cm" svg:height="0.351cm" svg:x="5.891cm" svg:y="0.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58cm" svg:height="0.501cm" svg:x="6.333cm" svg:y="0.7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515cm" svg:height="0.516cm" svg:x="6.933cm" svg:y="0.6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6cm" svg:height="0.501cm" svg:x="7.684cm" svg:y="0.76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24cm" svg:height="0.36cm" svg:x="8.103cm" svg:y="0.4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8.46cm" svg:y="0.52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69cm" svg:height="0.546cm" svg:x="8.747cm" svg:y="0.5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9.141cm" svg:y="0.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9.798cm" svg:y="0.894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0.528cm" svg:y="0.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10.982cm" svg:y="0.4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1.326cm" svg:y="0.5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1.72cm" svg:y="0.7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182cm" svg:x="12.362cm" svg:y="0.8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3.165cm" svg:y="0.588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2.605cm" svg:y="4.064cm" svg:viewBox="0 0 2768 697" draw:points="1383,697 0,697 0,0 2768,0 2768,697">
            <text:p/>
          </draw:polygon>
          <draw:path draw:style-name="gr3" draw:text-style-name="P9" draw:layer="layout" svg:width="0.083cm" svg:height="0.083cm" svg:x="12.633cm" svg:y="4.5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3.105cm" svg:y="4.5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3.578cm" svg:y="4.5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4.576cm" svg:y="4.0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4.868cm" svg:y="4.0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5.231cm" svg:y="4.0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( x^2  + 3xy + y^2 )dx = x^2 dy §svg§600§FALSE§</svg:desc>
          <draw:polygon draw:style-name="gr2" draw:text-style-name="P8" draw:layer="layout" svg:width="8.638cm" svg:height="0.795cm" svg:x="3.608cm" svg:y="2.168cm" svg:viewBox="0 0 8639 796" draw:points="4319,796 0,796 0,0 8639,0 8639,796">
            <text:p/>
          </draw:polygon>
          <draw:path draw:style-name="gr3" draw:text-style-name="P9" draw:layer="layout" svg:width="0.18cm" svg:height="0.773cm" svg:x="3.645cm" svg:y="2.2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3.893cm" svg:y="2.4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345cm" svg:y="2.12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4.874cm" svg:y="2.3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21cm" svg:height="0.532cm" svg:x="5.636cm" svg:y="2.29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9" draw:layer="layout" svg:width="0.386cm" svg:height="0.351cm" svg:x="6.012cm" svg:y="2.4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56cm" svg:height="0.501cm" svg:x="6.454cm" svg:y="2.46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516cm" svg:x="7.054cm" svg:y="2.3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7.808cm" svg:y="2.46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4cm" svg:height="0.36cm" svg:x="8.225cm" svg:y="2.12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8.582cm" svg:y="2.2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69cm" svg:height="0.546cm" svg:x="8.869cm" svg:y="2.27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9.263cm" svg:y="2.4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9.941cm" svg:y="2.5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10.736cm" svg:y="2.4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1.19cm" svg:y="2.12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1.534cm" svg:y="2.27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1.928cm" svg:y="2.465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</draw:g>
        <draw:g>
          <svg:title>TexMaths</svg:title>
          <svg:desc>22§display§\frac{dy}{dx} = \frac{x^2  + 3xy + y^2}{x^2}§svg§600§FALSE§</svg:desc>
          <draw:polygon draw:style-name="gr2" draw:text-style-name="P8" draw:layer="layout" svg:width="6.652cm" svg:height="1.625cm" svg:x="3.644cm" svg:y="3.665cm" svg:viewBox="0 0 6653 1626" draw:points="3326,1626 0,1626 0,0 6653,0 6653,1626">
            <text:p/>
          </draw:polygon>
          <draw:path draw:style-name="gr3" draw:text-style-name="P9" draw:layer="layout" svg:width="0.369cm" svg:height="0.546cm" svg:x="3.654cm" svg:y="3.7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58cm" svg:height="0.5cm" svg:x="4.047cm" svg:y="3.923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46cm" svg:height="0.032cm" svg:x="3.605cm" svg:y="4.58cm" svg:viewBox="0 0 847 33" draw:points="422,33 0,33 0,0 847,0 847,33">
            <text:p/>
          </draw:polygon>
          <draw:path draw:style-name="gr3" draw:text-style-name="P9" draw:layer="layout" svg:width="0.369cm" svg:height="0.546cm" svg:x="3.637cm" svg:y="4.78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4.029cm" svg:y="4.9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4.8cm" svg:y="4.5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5.689cm" svg:y="3.92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6.141cm" svg:y="3.62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669cm" svg:y="3.8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7.433cm" svg:y="3.75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9" draw:layer="layout" svg:width="0.386cm" svg:height="0.351cm" svg:x="7.808cm" svg:y="3.92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56cm" svg:height="0.5cm" svg:x="8.251cm" svg:y="3.923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515cm" svg:height="0.516cm" svg:x="8.85cm" svg:y="3.8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8cm" svg:height="0.5cm" svg:x="9.603cm" svg:y="3.923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24cm" svg:height="0.36cm" svg:x="10.02cm" svg:y="3.62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4.668cm" svg:height="0.032cm" svg:x="5.666cm" svg:y="4.58cm" svg:viewBox="0 0 4669 33" draw:points="2335,33 0,33 0,0 4669,0 4669,33">
            <text:p/>
          </draw:polygon>
          <draw:path draw:style-name="gr3" draw:text-style-name="P9" draw:layer="layout" svg:width="0.386cm" svg:height="0.351cm" svg:x="7.628cm" svg:y="4.9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8.081cm" svg:y="4.73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2.133cm" svg:y="4.18cm" svg:viewBox="0 0 847 451" draw:points="423,451 0,451 0,0 847,0 847,451">
            <text:p/>
          </draw:polygon>
          <draw:path draw:style-name="gr3" draw:text-style-name="P9" draw:layer="layout" svg:width="0.166cm" svg:height="0.518cm" svg:x="2.119cm" svg:y="4.14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2.376cm" svg:y="4.576cm" svg:viewBox="0 0 85 84" svg:d="M85 42c0-23-20-42-43-42s-42 19-42 42 19 42 42 42 43-19 43-42z">
            <text:p/>
          </draw:path>
          <draw:path draw:style-name="gr3" draw:text-style-name="P9" draw:layer="layout" svg:width="0.3cm" svg:height="0.356cm" svg:x="2.545cm" svg:y="4.312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934cm" svg:y="4.576cm" svg:viewBox="0 0 85 84" svg:d="M85 42c0-23-20-42-43-42s-42 19-42 42 19 42 42 42 43-19 43-42z">
            <text:p/>
          </draw:path>
        </draw:g>
        <draw:g>
          <svg:title>TexMaths</svg:title>
          <svg:desc>22§display§\therefore \ \ \frac{dy}{dx} = u + x \frac{du}{dx}§svg§600§FALSE§</svg:desc>
          <draw:polygon draw:style-name="gr2" draw:text-style-name="P8" draw:layer="layout" svg:width="5.996cm" svg:height="1.522cm" svg:x="2.219cm" svg:y="8.866cm" svg:viewBox="0 0 5997 1523" draw:points="2999,1523 0,1523 0,0 5997,0 5997,1523">
            <text:p/>
          </draw:polygon>
          <draw:path draw:style-name="gr3" draw:text-style-name="P9" draw:layer="layout" svg:width="0.469cm" svg:height="0.418cm" svg:x="2.203cm" svg:y="9.528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369cm" svg:height="0.546cm" svg:x="3.567cm" svg:y="8.827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3.961cm" svg:y="9.022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5cm" svg:height="0.032cm" svg:x="3.519cm" svg:y="9.677cm" svg:viewBox="0 0 846 33" draw:points="422,33 0,33 0,0 846,0 846,33">
            <text:p/>
          </draw:polygon>
          <draw:path draw:style-name="gr3" draw:text-style-name="P9" draw:layer="layout" svg:width="0.369cm" svg:height="0.546cm" svg:x="3.549cm" svg:y="9.88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3.943cm" svg:y="10.0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4.714cm" svg:y="9.6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5.508cm" svg:y="9.545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6.143cm" svg:y="9.43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6.896cm" svg:y="9.54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6cm" svg:x="7.44cm" svg:y="8.827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98cm" svg:height="0.351cm" svg:x="7.833cm" svg:y="9.022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7.409cm" svg:y="9.677cm" svg:viewBox="0 0 846 33" draw:points="424,33 0,33 0,0 846,0 846,33">
            <text:p/>
          </draw:polygon>
          <draw:path draw:style-name="gr3" draw:text-style-name="P9" draw:layer="layout" svg:width="0.369cm" svg:height="0.546cm" svg:x="7.44cm" svg:y="9.882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7.834cm" svg:y="10.0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>
          <svg:title>TexMaths</svg:title>
          <svg:desc>22§display§\text {Put } y = ux§svg§600§FALSE§</svg:desc>
          <draw:polygon draw:style-name="gr2" draw:text-style-name="P8" draw:layer="layout" svg:width="3.725cm" svg:height="0.61cm" svg:x="3.616cm" svg:y="6.167cm" svg:viewBox="0 0 3726 611" draw:points="1864,611 0,611 0,0 3726,0 3726,611">
            <text:p/>
          </draw:polygon>
          <draw:path draw:style-name="gr3" draw:text-style-name="P9" draw:layer="layout" svg:width="0.457cm" svg:height="0.529cm" svg:x="3.604cm" svg:y="6.128cm" svg:viewBox="0 0 458 530" svg:d="M150 285h130c93 0 178-63 178-141 0-75-78-144-183-144h-275v25h19c60 0 60 8 60 35v410c0 29 0 36-60 36h-19v24c26-1 84-1 114-1s88 0 115 1v-24h-18c-60 0-61-7-61-36zM146 264v-209c0-25 2-30 39-30h68c124 0 124 81 124 119s0 120-124 120z">
            <text:p/>
          </draw:path>
          <draw:path draw:style-name="gr3" draw:text-style-name="P9" draw:layer="layout" svg:width="0.39cm" svg:height="0.351cm" svg:x="4.128cm" svg:y="6.315cm" svg:viewBox="0 0 391 352" svg:d="M278 282v70l113-8v-25c-55 0-60-5-60-42v-277l-115 9v24c55 0 60 6 60 43v139c0 67-37 120-93 120-65 0-69-35-69-76v-259l-114 9v24c60 0 60 2 60 71v116c0 62 0 132 120 132 42 0 77-21 98-70z">
            <text:p/>
          </draw:path>
          <draw:path draw:style-name="gr3" draw:text-style-name="P9" draw:layer="layout" svg:width="0.244cm" svg:height="0.485cm" svg:x="4.547cm" svg:y="6.181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9" draw:layer="layout" svg:width="0.358cm" svg:height="0.501cm" svg:x="5.114cm" svg:y="6.315cm" svg:viewBox="0 0 359 502" svg:d="M356 48c3-11 3-13 3-18 0-14-12-21-23-21-9 0-21 3-28 16-2 3-7 28-11 42-5 19-10 40-15 62l-36 141c-1 10-35 65-86 65-40 0-49-34-49-64 0-35 14-82 40-151 13-32 14-41 14-57 0-35-24-63-63-63-74 0-102 113-102 120s7 7 9 7c9 0 9-2 12-14 21-72 53-95 79-95 6 0 20 0 20 24 0 20-7 39-14 55-30 81-44 127-44 162 0 69 49 93 95 93 30 0 56-14 77-35-9 41-19 78-49 120-21 26-51 49-86 49-11 0-46-3-59-33 13 0 22 0 32-9 9-7 16-18 16-32 0-24-21-28-28-28-18 0-44 12-44 51s35 67 83 67c81 0 160-70 181-158z">
            <text:p/>
          </draw:path>
          <draw:path draw:style-name="gr3" draw:text-style-name="P9" draw:layer="layout" svg:width="0.515cm" svg:height="0.182cm" svg:x="5.757cm" svg:y="6.373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99cm" svg:height="0.351cm" svg:x="6.552cm" svg:y="6.315cm" svg:viewBox="0 0 400 352" svg:d="M250 300c7 33 35 52 69 52 26 0 44-17 58-42 12-28 23-76 23-77 0-7-8-7-9-7-9 0-9 1-13 14-10 42-24 95-58 95-16 0-23-9-23-35 0-18 9-53 15-81l22-85c2-11 9-41 13-53 3-18 12-48 12-51 0-14-11-21-23-21-3 0-24 0-30 26-16 58-49 194-58 235-2 3-32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  <draw:path draw:style-name="gr3" draw:text-style-name="P9" draw:layer="layout" svg:width="0.386cm" svg:height="0.351cm" svg:x="6.994cm" svg:y="6.3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1 72 51 53 0 81-54 83-59 9 29 37 59 84 59 80 0 124-100 124-119 0-7-7-7-9-7-7 0-9 1-11 7-24 84-79 102-104 102-30 0-42-25-42-51 0-18 5-34 14-69z">
            <text:p/>
          </draw:path>
        </draw:g>
        <draw:g>
          <svg:title>TexMaths</svg:title>
          <svg:desc>22§display§\text {Diff. } w. \ r. \ t. \ x§svg§600§FALSE§</svg:desc>
          <draw:polygon draw:style-name="gr2" draw:text-style-name="P8" draw:layer="layout" svg:width="4.744cm" svg:height="0.477cm" svg:x="3.618cm" svg:y="7.569cm" svg:viewBox="0 0 4745 478" draw:points="2372,478 0,478 0,0 4745,0 4745,478">
            <text:p/>
          </draw:polygon>
          <draw:path draw:style-name="gr3" draw:text-style-name="P9" draw:layer="layout" svg:width="0.52cm" svg:height="0.53cm" svg:x="3.606cm" svg:y="7.548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196cm" svg:y="7.55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405cm" svg:y="7.53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4.903cm" svg:y="7.994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417cm" svg:y="7.734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035cm" svg:y="7.994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464cm" svg:y="7.734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6.836cm" svg:y="7.994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26cm" svg:y="7.592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587cm" svg:y="7.994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015cm" svg:y="7.734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8" draw:layer="layout" svg:width="2.767cm" svg:height="0.696cm" svg:x="12.505cm" svg:y="5.964cm" svg:viewBox="0 0 2768 697" draw:points="1383,697 0,697 0,0 2768,0 2768,697">
            <text:p/>
          </draw:polygon>
          <draw:path draw:style-name="gr3" draw:text-style-name="P9" draw:layer="layout" svg:width="0.083cm" svg:height="0.083cm" svg:x="12.533cm" svg:y="6.4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3.005cm" svg:y="6.4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3.478cm" svg:y="6.4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4.476cm" svg:y="5.9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14.738cm" svg:y="5.9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5.131cm" svg:y="5.9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From (1), (2)  and  (3)  we get, }§svg§600§FALSE§</svg:desc>
          <draw:polygon draw:style-name="gr2" draw:text-style-name="P8" draw:layer="layout" svg:width="9.738cm" svg:height="0.696cm" svg:x="3.623cm" svg:y="11.366cm" svg:viewBox="0 0 9739 697" draw:points="4869,697 0,697 0,0 9739,0 9739,697">
            <text:p/>
          </draw:polygon>
          <draw:path draw:style-name="gr3" draw:text-style-name="P9" draw:layer="layout" svg:width="0.446cm" svg:height="0.527cm" svg:x="3.609cm" svg:y="11.382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4.046cm" svg:y="11.5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4.35cm" svg:y="11.5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4.739cm" svg:y="11.564cm" svg:viewBox="0 0 605 343" svg:d="M60 76v209c0 33-7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5.693cm" svg:y="11.3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5.985cm" svg:y="11.3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6.348cm" svg:y="11.3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91cm" svg:height="0.231cm" svg:x="6.672cm" svg:y="11.82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18cm" svg:height="0.773cm" svg:x="7.154cm" svg:y="11.3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7.416cm" svg:y="11.39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7.809cm" svg:y="11.3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49cm" svg:height="0.356cm" svg:x="8.356cm" svg:y="11.56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8.735cm" svg:y="11.564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383cm" svg:height="0.546cm" svg:x="9.166cm" svg:y="11.371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9" draw:layer="layout" svg:width="0.18cm" svg:height="0.773cm" svg:x="9.903cm" svg:y="11.3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10.16cm" svg:y="11.39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0.558cm" svg:y="11.3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31cm" svg:height="0.342cm" svg:x="11.086cm" svg:y="11.573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4 9 5 14 16 14 9 0 12-7 14-14z">
            <text:p/>
          </draw:path>
          <draw:path draw:style-name="gr3" draw:text-style-name="P9" draw:layer="layout" svg:width="0.3cm" svg:height="0.356cm" svg:x="11.632cm" svg:y="11.5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12.232cm" svg:y="11.55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9" draw:layer="layout" svg:width="0.3cm" svg:height="0.356cm" svg:x="12.619cm" svg:y="11.5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12.955cm" svg:y="11.4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13.307cm" svg:y="11.82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u + x \frac{du}{dx} =   \frac{x^2  + 3x^2u + x^2u^2}{x^2}§svg§600§FALSE§</svg:desc>
          <draw:polygon draw:style-name="gr2" draw:text-style-name="P8" draw:layer="layout" svg:width="9.782cm" svg:height="1.625cm" svg:x="3.521cm" svg:y="12.867cm" svg:viewBox="0 0 9783 1626" draw:points="4891,1626 0,1626 0,0 9783,0 9783,1626">
            <text:p/>
          </draw:polygon>
          <draw:path draw:style-name="gr3" draw:text-style-name="P9" draw:layer="layout" svg:width="0.399cm" svg:height="0.351cm" svg:x="3.505cm" svg:y="13.65cm" svg:viewBox="0 0 400 352" svg:d="M250 299c9 34 35 53 69 53 26 0 45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4.14cm" svg:y="13.54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4.892cm" svg:y="13.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5.436cm" svg:y="12.93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99cm" svg:height="0.351cm" svg:x="5.83cm" svg:y="13.125cm" svg:viewBox="0 0 400 352" svg:d="M250 299c7 34 35 53 69 53 26 0 44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5.404cm" svg:y="13.782cm" svg:viewBox="0 0 847 33" draw:points="424,33 0,33 0,0 847,0 847,33">
            <text:p/>
          </draw:polygon>
          <draw:path draw:style-name="gr3" draw:text-style-name="P9" draw:layer="layout" svg:width="0.369cm" svg:height="0.546cm" svg:x="5.436cm" svg:y="13.98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86cm" svg:height="0.351cm" svg:x="5.83cm" svg:y="14.1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182cm" svg:x="6.601cm" svg:y="13.7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7.488cm" svg:y="13.1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7.942cm" svg:y="12.8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8.47cm" svg:y="13.0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9.232cm" svg:y="12.95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9" draw:layer="layout" svg:width="0.386cm" svg:height="0.351cm" svg:x="9.608cm" svg:y="13.1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0.062cm" svg:y="12.8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99cm" svg:height="0.351cm" svg:x="10.397cm" svg:y="13.125cm" svg:viewBox="0 0 400 352" svg:d="M250 299c7 34 35 53 69 53 26 0 44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11.032cm" svg:y="13.0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1.785cm" svg:y="13.1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2.238cm" svg:y="12.8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99cm" svg:height="0.351cm" svg:x="12.574cm" svg:y="13.125cm" svg:viewBox="0 0 400 352" svg:d="M250 299c7 34 35 53 69 53 26 0 44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3.028cm" svg:y="12.8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5.875cm" svg:height="0.032cm" svg:x="7.467cm" svg:y="13.782cm" svg:viewBox="0 0 5876 33" draw:points="2939,33 0,33 0,0 5876,0 5876,33">
            <text:p/>
          </draw:polygon>
          <draw:path draw:style-name="gr3" draw:text-style-name="P9" draw:layer="layout" svg:width="0.386cm" svg:height="0.351cm" svg:x="10.031cm" svg:y="14.1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0.485cm" svg:y="13.93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.\ .\ .\  \ \ \text {(3)}§svg§600§FALSE§</svg:desc>
          <draw:polygon draw:style-name="gr2" draw:text-style-name="P8" draw:layer="layout" svg:width="2.767cm" svg:height="0.696cm" svg:x="12.507cm" svg:y="9.064cm" svg:viewBox="0 0 2768 697" draw:points="1383,697 0,697 0,0 2768,0 2768,697">
            <text:p/>
          </draw:polygon>
          <draw:path draw:style-name="gr3" draw:text-style-name="P9" draw:layer="layout" svg:width="0.083cm" svg:height="0.083cm" svg:x="12.535cm" svg:y="9.5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3.007cm" svg:y="9.5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3.48cm" svg:y="9.5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4.478cm" svg:y="9.0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14.735cm" svg:y="9.0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5.133cm" svg:y="9.0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u + x \frac{du}{dx} =   \frac{x^2 ( 1 + 3u + u^2 ) }{x^2}§svg§600§FALSE§</svg:desc>
          <draw:polygon draw:style-name="gr2" draw:text-style-name="P8" draw:layer="layout" svg:width="9.193cm" svg:height="1.625cm" svg:x="3.322cm" svg:y="0.968cm" svg:viewBox="0 0 9194 1626" draw:points="4597,1626 0,1626 0,0 9194,0 9194,1626">
            <text:p/>
          </draw:polygon>
          <draw:path draw:style-name="gr3" draw:text-style-name="P9" draw:layer="layout" svg:width="0.399cm" svg:height="0.351cm" svg:x="3.306cm" svg:y="1.751cm" svg:viewBox="0 0 400 352" svg:d="M250 299c9 34 35 53 69 53 26 0 45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3.941cm" svg:y="1.64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4.693cm" svg:y="1.7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5.237cm" svg:y="1.0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99cm" svg:height="0.351cm" svg:x="5.631cm" svg:y="1.226cm" svg:viewBox="0 0 400 352" svg:d="M250 299c7 34 35 53 69 53 26 0 44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5.205cm" svg:y="1.883cm" svg:viewBox="0 0 847 33" draw:points="424,33 0,33 0,0 847,0 847,33">
            <text:p/>
          </draw:polygon>
          <draw:path draw:style-name="gr3" draw:text-style-name="P9" draw:layer="layout" svg:width="0.369cm" svg:height="0.546cm" svg:x="5.237cm" svg:y="2.08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86cm" svg:height="0.351cm" svg:x="5.631cm" svg:y="2.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182cm" svg:x="6.402cm" svg:y="1.8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7.289cm" svg:y="1.2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7.743cm" svg:y="0.92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8.132cm" svg:y="0.98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8.426cm" svg:y="1.05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8.959cm" svg:y="1.1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9.721cm" svg:y="1.05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9" draw:layer="layout" svg:width="0.399cm" svg:height="0.351cm" svg:x="10.098cm" svg:y="1.226cm" svg:viewBox="0 0 400 352" svg:d="M250 299c9 34 35 53 69 53 26 0 45-18 58-42 12-29 23-76 23-78 0-7-8-7-9-7-9 0-9 2-13 14-10 42-24 95-58 95-16 0-23-9-23-35 0-18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10.733cm" svg:y="1.1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99cm" svg:height="0.351cm" svg:x="11.485cm" svg:y="1.226cm" svg:viewBox="0 0 400 352" svg:d="M250 299c9 34 35 53 69 53 26 0 44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1.939cm" svg:y="0.92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2.296cm" svg:y="0.98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9" draw:layer="layout" svg:width="5.286cm" svg:height="0.032cm" svg:x="7.268cm" svg:y="1.883cm" svg:viewBox="0 0 5287 33" draw:points="2644,33 0,33 0,0 5287,0 5287,33">
            <text:p/>
          </draw:polygon>
          <draw:path draw:style-name="gr3" draw:text-style-name="P9" draw:layer="layout" svg:width="0.386cm" svg:height="0.351cm" svg:x="9.538cm" svg:y="2.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9.992cm" svg:y="2.03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u + x \frac{du}{dx} =  1 + 3u + u^2§svg§600§FALSE§</svg:desc>
          <draw:polygon draw:style-name="gr2" draw:text-style-name="P8" draw:layer="layout" svg:width="7.635cm" svg:height="1.522cm" svg:x="3.421cm" svg:y="3.267cm" svg:viewBox="0 0 7636 1523" draw:points="3819,1523 0,1523 0,0 7636,0 7636,1523">
            <text:p/>
          </draw:polygon>
          <draw:path draw:style-name="gr3" draw:text-style-name="P9" draw:layer="layout" svg:width="0.399cm" svg:height="0.351cm" svg:x="3.405cm" svg:y="3.946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4.04cm" svg:y="3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4.792cm" svg:y="3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5.336cm" svg:y="3.22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5.73cm" svg:y="3.423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5.304cm" svg:y="4.078cm" svg:viewBox="0 0 847 33" draw:points="424,33 0,33 0,0 847,0 847,33">
            <text:p/>
          </draw:polygon>
          <draw:path draw:style-name="gr3" draw:text-style-name="P9" draw:layer="layout" svg:width="0.369cm" svg:height="0.546cm" svg:x="5.336cm" svg:y="4.28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5.73cm" svg:y="4.4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182cm" svg:x="6.501cm" svg:y="4.0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7cm" svg:x="7.342cm" svg:y="3.77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515cm" svg:height="0.517cm" svg:x="7.875cm" svg:y="3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2cm" svg:x="8.637cm" svg:y="3.77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399cm" svg:height="0.351cm" svg:x="9.014cm" svg:y="3.946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9.649cm" svg:y="3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99cm" svg:height="0.351cm" svg:x="10.401cm" svg:y="3.946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0.855cm" svg:y="3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x \frac{du}{dx} =  u^2 + 2u + 1§svg§600§FALSE§</svg:desc>
          <draw:polygon draw:style-name="gr2" draw:text-style-name="P8" draw:layer="layout" svg:width="6.258cm" svg:height="1.522cm" svg:x="3.422cm" svg:y="5.367cm" svg:viewBox="0 0 6259 1523" draw:points="3131,1523 0,1523 0,0 6259,0 6259,1523">
            <text:p/>
          </draw:polygon>
          <draw:path draw:style-name="gr3" draw:text-style-name="P9" draw:layer="layout" svg:width="0.386cm" svg:height="0.351cm" svg:x="3.406cm" svg:y="6.0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369cm" svg:height="0.546cm" svg:x="3.948cm" svg:y="5.32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4.342cm" svg:y="5.523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3.918cm" svg:y="6.178cm" svg:viewBox="0 0 846 33" draw:points="424,33 0,33 0,0 846,0 846,33">
            <text:p/>
          </draw:polygon>
          <draw:path draw:style-name="gr3" draw:text-style-name="P9" draw:layer="layout" svg:width="0.369cm" svg:height="0.546cm" svg:x="3.95cm" svg:y="6.38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342cm" svg:y="6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5.113cm" svg:y="6.1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5.908cm" svg:y="6.046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6.362cm" svg:y="5.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6.89cm" svg:y="5.9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7.659cm" svg:y="5.8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9" draw:layer="layout" svg:width="0.398cm" svg:height="0.351cm" svg:x="8.029cm" svg:y="6.046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664cm" svg:y="5.9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9.463cm" svg:y="5.874cm" svg:viewBox="0 0 257 518" svg:d="M160 19c0-17 0-19-19-19-48 49-116 49-141 49v25c16 0 62 0 102-21v403c0 28-2 37-72 37h-25v25c27-4 95-4 125-4 32 0 99 0 127 4v-25h-25c-70 0-72-9-72-37z">
            <text:p/>
          </draw:path>
        </draw:g>
        <draw:g>
          <svg:title>TexMaths</svg:title>
          <svg:desc>22§display§x \frac{du}{dx} =  ( u + 1 )^2§svg§600§FALSE§</svg:desc>
          <draw:polygon draw:style-name="gr2" draw:text-style-name="P8" draw:layer="layout" svg:width="5.076cm" svg:height="1.522cm" svg:x="12.423cm" svg:y="5.367cm" svg:viewBox="0 0 5077 1523" draw:points="2538,1523 0,1523 0,0 5077,0 5077,1523">
            <text:p/>
          </draw:polygon>
          <draw:path draw:style-name="gr3" draw:text-style-name="P9" draw:layer="layout" svg:width="0.386cm" svg:height="0.351cm" svg:x="12.407cm" svg:y="6.0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12.949cm" svg:y="5.328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13.343cm" svg:y="5.523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12.919cm" svg:y="6.178cm" svg:viewBox="0 0 847 33" draw:points="424,33 0,33 0,0 847,0 847,33">
            <text:p/>
          </draw:polygon>
          <draw:path draw:style-name="gr3" draw:text-style-name="P9" draw:layer="layout" svg:width="0.369cm" svg:height="0.546cm" svg:x="12.951cm" svg:y="6.383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3.343cm" svg:y="6.57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14.114cm" svg:y="6.1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4cm" svg:x="14.965cm" svg:y="5.809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9" draw:layer="layout" svg:width="0.399cm" svg:height="0.351cm" svg:x="15.211cm" svg:y="6.046cm" svg:viewBox="0 0 400 352" svg:d="M250 299c7 34 35 53 69 53 26 0 44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5.847cm" svg:y="5.9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16.646cm" svg:y="5.87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18cm" svg:height="0.774cm" svg:x="17.007cm" svg:y="5.809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9" draw:layer="layout" svg:width="0.24cm" svg:height="0.36cm" svg:x="17.299cm" svg:y="5.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0.633cm" svg:y="5.881cm" svg:viewBox="0 0 847 451" draw:points="423,451 0,451 0,0 847,0 847,451">
            <text:p/>
          </draw:polygon>
          <draw:path draw:style-name="gr3" draw:text-style-name="P9" draw:layer="layout" svg:width="0.166cm" svg:height="0.518cm" svg:x="10.619cm" svg:y="5.84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0.876cm" svg:y="6.277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1.045cm" svg:y="6.013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11.434cm" svg:y="6.277cm" svg:viewBox="0 0 85 84" svg:d="M85 42c0-23-20-42-43-42s-42 19-42 42 19 42 42 42 43-19 43-42z">
            <text:p/>
          </draw:path>
        </draw:g>
        <draw:g>
          <svg:title>TexMaths</svg:title>
          <svg:desc>22§display§\therefore \ \ \frac{du}{( u + 1 )^2 } = \frac{dx}{x}§svg§600§FALSE§</svg:desc>
          <draw:polygon draw:style-name="gr2" draw:text-style-name="P8" draw:layer="layout" svg:width="6.046cm" svg:height="1.706cm" svg:x="2.22cm" svg:y="7.566cm" svg:viewBox="0 0 6047 1707" draw:points="3024,1707 0,1707 0,0 6047,0 6047,1707">
            <text:p/>
          </draw:polygon>
          <draw:path draw:style-name="gr3" draw:text-style-name="P9" draw:layer="layout" svg:width="0.469cm" svg:height="0.418cm" svg:x="2.204cm" svg:y="8.227cm" svg:viewBox="0 0 470 419" svg:d="M276 40c0-21-19-40-40-40-23 0-42 19-42 40 0 23 19 43 42 43 21 0 40-18 40-43zM470 377c0-22-18-41-40-41-23 0-43 19-43 41s20 42 43 42c22 0 40-20 40-42zM83 377c0-22-20-41-43-41-21 0-40 19-40 41s19 42 40 42c23 0 43-20 43-42z">
            <text:p/>
          </draw:path>
          <draw:path draw:style-name="gr3" draw:text-style-name="P9" draw:layer="layout" svg:width="0.369cm" svg:height="0.546cm" svg:x="4.489cm" svg:y="7.527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99cm" svg:height="0.351cm" svg:x="4.883cm" svg:y="7.722cm" svg:viewBox="0 0 400 352" svg:d="M250 299c9 34 35 53 69 53 26 0 45-18 58-42 12-29 23-76 23-78 0-7-7-7-9-7-9 0-9 2-13 14-10 42-24 95-58 95-15 0-23-9-23-35 0-18 9-53 15-81l22-84c2-11 11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2.724cm" svg:height="0.032cm" svg:x="3.521cm" svg:y="8.377cm" svg:viewBox="0 0 2725 33" draw:points="1362,33 0,33 0,0 2725,0 2725,33">
            <text:p/>
          </draw:polygon>
          <draw:path draw:style-name="gr3" draw:text-style-name="P9" draw:layer="layout" svg:width="0.18cm" svg:height="0.773cm" svg:x="3.596cm" svg:y="8.537cm" svg:viewBox="0 0 181 774" svg:d="M181 767c0-2 0-3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99cm" svg:height="0.351cm" svg:x="3.843cm" svg:y="8.774cm" svg:viewBox="0 0 400 352" svg:d="M250 299c9 34 35 53 69 53 26 0 45-18 58-42 12-29 23-76 23-78 0-7-7-7-9-7-9 0-9 2-13 14-10 42-24 95-58 95-15 0-23-9-23-35 0-18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4.478cm" svg:y="8.66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5.278cm" svg:y="8.60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5.64cm" svg:y="8.537cm" svg:viewBox="0 0 181 774" svg:d="M181 387c0-60-8-153-51-241-47-95-114-146-123-146-3 0-7 4-7 7 0 4 0 5 14 19 78 76 122 199 122 361 0 132-29 269-125 366-11 11-11 12-11 14 0 5 4 7 7 7 9 0 79-53 125-151 41-85 49-171 49-236z">
            <text:p/>
          </draw:path>
          <draw:path draw:style-name="gr3" draw:text-style-name="P9" draw:layer="layout" svg:width="0.24cm" svg:height="0.36cm" svg:x="5.931cm" svg:y="8.53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6.594cm" svg:y="8.3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7.49cm" svg:y="7.52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7.885cm" svg:y="7.722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9" draw:layer="layout" svg:width="0.846cm" svg:height="0.032cm" svg:x="7.46cm" svg:y="8.377cm" svg:viewBox="0 0 847 33" draw:points="422,33 0,33 0,0 847,0 847,33">
            <text:p/>
          </draw:polygon>
          <draw:path draw:style-name="gr3" draw:text-style-name="P9" draw:layer="layout" svg:width="0.386cm" svg:height="0.351cm" svg:x="7.684cm" svg:y="8.774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\text {Integrating throughout,  we get, }§svg§600§FALSE§</svg:desc>
          <draw:polygon draw:style-name="gr2" draw:text-style-name="P8" draw:layer="layout" svg:width="10.501cm" svg:height="0.62cm" svg:x="3.427cm" svg:y="9.767cm" svg:viewBox="0 0 10502 621" draw:points="5252,621 0,621 0,0 10502,0 10502,621">
            <text:p/>
          </draw:polygon>
          <draw:path draw:style-name="gr3" draw:text-style-name="P9" draw:layer="layout" svg:width="0.237cm" svg:height="0.53cm" svg:x="3.409cm" svg:y="9.737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692cm" svg:y="9.924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4.09cm" svg:y="9.7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4.398cm" svg:y="9.918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4.741cm" svg:y="9.915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5.128cm" svg:y="9.924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5.442cm" svg:y="9.918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5.81cm" svg:y="9.7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6.121cm" svg:y="9.74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336cm" svg:y="9.924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762cm" svg:y="9.915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399cm" svg:y="9.7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71cm" svg:y="9.728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8.136cm" svg:y="9.924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439cm" svg:y="9.918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8.83cm" svg:y="9.924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9.256cm" svg:y="9.915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646cm" svg:y="9.728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0.072cm" svg:y="9.918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461cm" svg:y="9.924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0.882cm" svg:y="9.7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1.234cm" svg:y="10.183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1.653cm" svg:y="9.933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2.198cm" svg:y="9.918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2.8cm" svg:y="9.915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3.186cm" svg:y="9.918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3.523cm" svg:y="9.7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3.875cm" svg:y="10.183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int \frac{1}{ ( u + 1 )^2 } du =  \int \frac{1}{x}dx §svg§600§FALSE§</svg:desc>
          <draw:polygon draw:style-name="gr2" draw:text-style-name="P8" draw:layer="layout" svg:width="7.948cm" svg:height="1.7cm" svg:x="3.604cm" svg:y="10.968cm" svg:viewBox="0 0 7949 1701" draw:points="3974,1701 0,1701 0,0 7949,0 7949,1701">
            <text:p/>
          </draw:polygon>
          <draw:path draw:style-name="gr3" draw:text-style-name="P9" draw:layer="layout" svg:width="0.687cm" svg:height="1.719cm" svg:x="3.609cm" svg:y="10.92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9" draw:layer="layout" svg:width="0.256cm" svg:height="0.517cm" svg:x="5.797cm" svg:y="10.94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9" draw:layer="layout" svg:width="2.723cm" svg:height="0.032cm" svg:x="4.56cm" svg:y="11.772cm" svg:viewBox="0 0 2724 33" draw:points="1362,33 0,33 0,0 2724,0 2724,33">
            <text:p/>
          </draw:polygon>
          <draw:path draw:style-name="gr3" draw:text-style-name="P9" draw:layer="layout" svg:width="0.18cm" svg:height="0.774cm" svg:x="4.637cm" svg:y="11.93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98cm" svg:height="0.351cm" svg:x="4.883cm" svg:y="12.17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8-44 125-44 164 0 74 52 93 95 93 51 0 79-35 93-53z">
            <text:p/>
          </draw:path>
          <draw:path draw:style-name="gr3" draw:text-style-name="P9" draw:layer="layout" svg:width="0.515cm" svg:height="0.517cm" svg:x="5.519cm" svg:y="12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6.318cm" svg:y="11.99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18cm" svg:height="0.774cm" svg:x="6.678cm" svg:y="11.93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24cm" svg:height="0.36cm" svg:x="6.969cm" svg:y="11.92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7.405cm" svg:y="11.445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7.8cm" svg:y="11.64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8-44 125-44 164 0 74 52 93 95 93 51 0 79-35 93-53z">
            <text:p/>
          </draw:path>
          <draw:path draw:style-name="gr3" draw:text-style-name="P9" draw:layer="layout" svg:width="0.515cm" svg:height="0.182cm" svg:x="8.479cm" svg:y="11.6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9cm" svg:x="9.294cm" svg:y="10.92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9" draw:layer="layout" svg:width="0.256cm" svg:height="0.517cm" svg:x="10.343cm" svg:y="10.94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0.442cm" svg:height="0.032cm" svg:x="10.246cm" svg:y="11.772cm" svg:viewBox="0 0 443 33" draw:points="222,33 0,33 0,0 443,0 443,33">
            <text:p/>
          </draw:polygon>
          <draw:path draw:style-name="gr3" draw:text-style-name="P9" draw:layer="layout" svg:width="0.386cm" svg:height="0.351cm" svg:x="10.269cm" svg:y="12.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9" draw:layer="layout" svg:width="0.369cm" svg:height="0.546cm" svg:x="10.811cm" svg:y="11.445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205cm" svg:y="11.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>
          <svg:title>TexMaths</svg:title>
          <svg:desc>22§display§\int ( u + 1 )^{-2}} du =  \int \frac{1}{x}dx §svg§600§FALSE§</svg:desc>
          <draw:polygon draw:style-name="gr2" draw:text-style-name="P8" draw:layer="layout" svg:width="8.118cm" svg:height="1.642cm" svg:x="3.604cm" svg:y="13.267cm" svg:viewBox="0 0 8119 1643" draw:points="4059,1643 0,1643 0,0 8119,0 8119,1643">
            <text:p/>
          </draw:polygon>
          <draw:path draw:style-name="gr3" draw:text-style-name="P9" draw:layer="layout" svg:width="0.687cm" svg:height="1.719cm" svg:x="3.609cm" svg:y="13.228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18cm" svg:height="0.774cm" svg:x="4.415cm" svg:y="13.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99cm" svg:height="0.351cm" svg:x="4.662cm" svg:y="13.939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297cm" svg:y="13.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6.096cm" svg:y="13.76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18cm" svg:height="0.774cm" svg:x="6.457cm" svg:y="13.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7cm" svg:height="0.027cm" svg:x="6.772cm" svg:y="13.812cm" svg:viewBox="0 0 368 28" svg:d="M347 28c7 0 21 0 21-14s-12-14-21-14h-326c-9 0-21 0-21 14s12 14 21 14z">
            <text:p/>
          </draw:path>
          <draw:path draw:style-name="gr3" draw:text-style-name="P9" draw:layer="layout" svg:width="0.24cm" svg:height="0.36cm" svg:x="7.232cm" svg:y="13.6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7cm" svg:x="7.575cm" svg:y="13.744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7.969cm" svg:y="13.939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8.648cm" svg:y="13.9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9cm" svg:x="9.463cm" svg:y="13.228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10.512cm" svg:y="13.24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9" draw:layer="layout" svg:width="0.443cm" svg:height="0.032cm" svg:x="10.416cm" svg:y="14.071cm" svg:viewBox="0 0 444 33" draw:points="222,33 0,33 0,0 444,0 444,33">
            <text:p/>
          </draw:polygon>
          <draw:path draw:style-name="gr3" draw:text-style-name="P9" draw:layer="layout" svg:width="0.386cm" svg:height="0.351cm" svg:x="10.438cm" svg:y="14.4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369cm" svg:height="0.547cm" svg:x="10.981cm" svg:y="13.744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375cm" svg:y="13.9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frac{( u + 1 )^{-1}}{-1} =  \log x + c_1§svg§600§FALSE§</svg:desc>
          <draw:polygon draw:style-name="gr2" draw:text-style-name="P8" draw:layer="layout" svg:width="7.358cm" svg:height="1.616cm" svg:x="3.644cm" svg:y="0.667cm" svg:viewBox="0 0 7359 1617" draw:points="3680,1617 0,1617 0,0 7359,0 7359,1617">
            <text:p/>
          </draw:polygon>
          <draw:path draw:style-name="gr3" draw:text-style-name="P9" draw:layer="layout" svg:width="0.18cm" svg:height="0.773cm" svg:x="3.681cm" svg:y="0.68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99cm" svg:height="0.351cm" svg:x="3.929cm" svg:y="0.925cm" svg:viewBox="0 0 400 352" svg:d="M250 299c9 34 35 53 69 53 26 0 45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4.564cm" svg:y="0.8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5.361cm" svg:y="0.75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5.724cm" svg:y="0.68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7cm" svg:height="0.027cm" svg:x="6.039cm" svg:y="0.839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6.523cm" svg:y="0.628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9" draw:layer="layout" svg:width="3.206cm" svg:height="0.032cm" svg:x="3.605cm" svg:y="1.582cm" svg:viewBox="0 0 3207 33" draw:points="1603,33 0,33 0,0 3207,0 3207,33">
            <text:p/>
          </draw:polygon>
          <draw:path draw:style-name="gr3" draw:text-style-name="P9" draw:layer="layout" svg:width="0.472cm" svg:height="0.032cm" svg:x="4.779cm" svg:y="2.113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5.384cm" svg:y="1.80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182cm" svg:x="7.162cm" svg:y="1.5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7.959cm" svg:y="1.254cm" svg:viewBox="0 0 174 538" svg:d="M113 0l-113 9v24c55 0 62 6 62 43v403c0 35-9 35-62 35v24c26-1 67-1 86-1 20 0 58 0 88 1v-24c-53 0-61 0-61-35z">
            <text:p/>
          </draw:path>
          <draw:path draw:style-name="gr3" draw:text-style-name="P9" draw:layer="layout" svg:width="0.344cm" svg:height="0.356cm" svg:x="8.17cm" svg:y="1.44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8.558cm" svg:y="1.441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9.084cm" svg:y="1.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9.719cm" svg:y="1.34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0.481cm" svg:y="1.4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10.842cm" svg:y="1.548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- \frac{1}{ u + 1 } =  \log x + c_1§svg§600§FALSE§</svg:desc>
          <draw:polygon draw:style-name="gr2" draw:text-style-name="P8" draw:layer="layout" svg:width="6.619cm" svg:height="1.557cm" svg:x="3.607cm" svg:y="2.869cm" svg:viewBox="0 0 6620 1558" draw:points="3310,1558 0,1558 0,0 6620,0 6620,1558">
            <text:p/>
          </draw:polygon>
          <draw:path draw:style-name="gr3" draw:text-style-name="P9" draw:layer="layout" svg:width="0.472cm" svg:height="0.032cm" svg:x="3.632cm" svg:y="3.659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5.025cm" svg:y="2.8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1.775cm" svg:height="0.032cm" svg:x="4.262cm" svg:y="3.659cm" svg:viewBox="0 0 1776 33" draw:points="889,33 0,33 0,0 1776,0 1776,33">
            <text:p/>
          </draw:polygon>
          <draw:path draw:style-name="gr3" draw:text-style-name="P9" draw:layer="layout" svg:width="0.398cm" svg:height="0.351cm" svg:x="4.285cm" svg:y="4.057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4.92cm" svg:y="3.9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5.719cm" svg:y="3.8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182cm" svg:x="6.387cm" svg:y="3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8cm" svg:x="7.185cm" svg:y="3.332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7.396cm" svg:y="3.52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7.783cm" svg:y="3.518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9" draw:layer="layout" svg:width="0.386cm" svg:height="0.351cm" svg:x="8.309cm" svg:y="3.5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516cm" svg:x="8.944cm" svg:y="3.4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9.706cm" svg:y="3.52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10.067cm" svg:y="3.624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- \frac{1}{ \frac{y}{x} + 1 } =  \log x + c_1§svg§600§FALSE§</svg:desc>
          <draw:polygon draw:style-name="gr2" draw:text-style-name="P8" draw:layer="layout" svg:width="6.713cm" svg:height="1.766cm" svg:x="12.607cm" svg:y="2.87cm" svg:viewBox="0 0 6714 1767" draw:points="3358,1767 0,1767 0,0 6714,0 6714,1767">
            <text:p/>
          </draw:polygon>
          <draw:path draw:style-name="gr3" draw:text-style-name="P9" draw:layer="layout" svg:width="0.472cm" svg:height="0.032cm" svg:x="12.632cm" svg:y="3.661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7cm" svg:x="14.071cm" svg:y="2.8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9" draw:layer="layout" svg:width="1.868cm" svg:height="0.032cm" svg:x="13.262cm" svg:y="3.661cm" svg:viewBox="0 0 1869 33" draw:points="934,33 0,33 0,0 1869,0 1869,33">
            <text:p/>
          </draw:polygon>
          <draw:path draw:style-name="gr3" draw:text-style-name="P9" draw:layer="layout" svg:width="0.279cm" svg:height="0.349cm" svg:x="13.39cm" svg:y="3.817cm" svg:viewBox="0 0 280 350" svg:d="M278 35c2-9 2-9 2-12 0-11-9-18-18-18-7 0-17 4-23 14-1 2-7 20-8 30l-13 46c-2 14-19 81-21 88 0 0-25 48-67 48-37 0-37-36-37-46 0-30 13-63 28-106 7-17 11-23 11-33 0-27-23-46-53-46-54 0-79 74-79 83 0 7 7 7 9 7 9 0 9-2 10-9 14-44 37-65 58-65 11 0 15 5 15 17 0 15-6 25-8 32-26 67-31 88-31 111 0 9 0 35 21 53 16 14 39 16 54 16 22 0 41-7 59-25-8 30-13 53-36 81-14 18-37 35-65 35-3 0-30 0-40-17 28-4 28-30 28-30 0-18-16-21-21-21-13 0-32 10-32 35 0 28 27 47 65 47 55 0 123-42 139-109z">
            <text:p/>
          </draw:path>
          <draw:polygon draw:style-name="gr3" draw:text-style-name="P9" draw:layer="layout" svg:width="0.351cm" svg:height="0.032cm" svg:x="13.355cm" svg:y="4.192cm" svg:viewBox="0 0 352 33" draw:points="176,33 0,33 0,0 352,0 352,33">
            <text:p/>
          </draw:polygon>
          <draw:path draw:style-name="gr3" draw:text-style-name="P9" draw:layer="layout" svg:width="0.291cm" svg:height="0.246cm" svg:x="13.381cm" svg:y="4.428cm" svg:viewBox="0 0 292 247" svg:d="M109 183c-5 18-23 48-51 48-2 0-18 0-30-7 23-7 25-27 25-30 0-13-9-21-21-21-16 0-32 14-32 33 0 28 30 41 56 41 27 0 48-16 62-39 14 28 44 39 65 39 63 0 95-69 95-85 0-7-7-7-9-7-7 0-7 4-9 11-12 37-44 65-75 65-21 0-34-14-34-36 0-14 14-63 28-125 13-42 37-54 55-54 0 0 18 0 28 7-16 5-23 19-23 30 0 12 9 21 21 21 13 0 32-11 32-33 0-32-35-41-58-41-26 0-47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7cm" svg:x="14.013cm" svg:y="3.9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14.812cm" svg:y="3.8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515cm" svg:height="0.182cm" svg:x="15.481cm" svg:y="3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8cm" svg:x="16.28cm" svg:y="3.333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7cm" svg:x="16.491cm" svg:y="3.523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354cm" svg:height="0.512cm" svg:x="16.876cm" svg:y="3.52cm" svg:viewBox="0 0 355 513" svg:d="M151 218c-68 0-68-77-68-95 0-21 1-46 12-65 7-10 25-32 56-32 67 0 67 78 67 96 0 21 0 45-12 65-7 10-25 31-55 31zM60 248c0-3 0-21 14-37 30 23 62 25 77 25 72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386cm" svg:height="0.351cm" svg:x="17.404cm" svg:y="3.52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20 0-7-8-7-9-7-7 0-9 2-11 7-24 85-79 103-104 103-30 0-42-25-42-51 0-18 5-34 14-69z">
            <text:p/>
          </draw:path>
          <draw:path draw:style-name="gr3" draw:text-style-name="P9" draw:layer="layout" svg:width="0.515cm" svg:height="0.517cm" svg:x="18.038cm" svg:y="3.4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2cm" svg:height="0.351cm" svg:x="18.8cm" svg:y="3.52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198cm" svg:height="0.36cm" svg:x="19.162cm" svg:y="3.625cm" svg:viewBox="0 0 199 361" svg:d="M123 16c0-16-2-16-16-16-35 33-84 35-107 35v20c12 0 49 0 79-16v278c0 18 0 25-54 25h-21v19c10 0 77-2 96-2 18 0 87 2 99 2v-19h-21c-55 0-55-7-55-25z">
            <text:p/>
          </draw:path>
        </draw:g>
        <draw:g>
          <svg:title>TexMaths</svg:title>
          <svg:desc>22§display§.\ .\  . \ \text {[ From (2) ]}§svg§600§FALSE§</svg:desc>
          <draw:polygon draw:style-name="gr2" draw:text-style-name="P8" draw:layer="layout" svg:width="5.214cm" svg:height="0.696cm" svg:x="19.907cm" svg:y="3.265cm" svg:viewBox="0 0 5215 697" draw:points="2607,697 0,697 0,0 5215,0 5215,697">
            <text:p/>
          </draw:polygon>
          <draw:path draw:style-name="gr3" draw:text-style-name="P9" draw:layer="layout" svg:width="0.083cm" svg:height="0.083cm" svg:x="19.935cm" svg:y="3.7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0.407cm" svg:y="3.7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0.88cm" svg:y="3.724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21.377cm" svg:y="3.226cm" svg:viewBox="0 0 107 774" draw:points="107,774 107,744 32,744 32,32 107,32 107,0 0,0 0,774">
            <text:p/>
          </draw:polygon>
          <draw:path draw:style-name="gr3" draw:text-style-name="P9" draw:layer="layout" svg:width="0.448cm" svg:height="0.527cm" svg:x="21.783cm" svg:y="3.281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9" draw:layer="layout" svg:width="0.261cm" svg:height="0.342cm" svg:x="22.22cm" svg:y="3.4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2.523cm" svg:y="3.4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22.913cm" svg:y="3.463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3.867cm" svg:y="3.2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24.13cm" svg:y="3.2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24.522cm" svg:y="3.2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5.054cm" svg:y="3.226cm" svg:viewBox="0 0 107 774" draw:points="107,0 0,0 0,32 76,32 76,744 0,744 0,774 107,774">
            <text:p/>
          </draw:polygon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1.033cm" svg:y="3.381cm" svg:viewBox="0 0 847 451" draw:points="423,451 0,451 0,0 847,0 847,451">
            <text:p/>
          </draw:polygon>
          <draw:path draw:style-name="gr3" draw:text-style-name="P9" draw:layer="layout" svg:width="0.166cm" svg:height="0.518cm" svg:x="11.019cm" svg:y="3.34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1.276cm" svg:y="3.777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1.445cm" svg:y="3.513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11.834cm" svg:y="3.777cm" svg:viewBox="0 0 85 84" svg:d="M85 42c0-23-20-42-43-42s-42 19-42 42 19 42 42 42 43-19 43-42z">
            <text:p/>
          </draw:path>
        </draw:g>
        <draw:g>
          <svg:title>TexMaths</svg:title>
          <svg:desc>22§display§- \frac{x}{ y + x } =  \log x + c_1§svg§600§FALSE§</svg:desc>
          <draw:polygon draw:style-name="gr2" draw:text-style-name="P8" draw:layer="layout" svg:width="6.639cm" svg:height="1.477cm" svg:x="3.606cm" svg:y="5.17cm" svg:viewBox="0 0 6640 1478" draw:points="3321,1478 0,1478 0,0 6640,0 6640,1478">
            <text:p/>
          </draw:polygon>
          <draw:path draw:style-name="gr3" draw:text-style-name="P9" draw:layer="layout" svg:width="0.472cm" svg:height="0.032cm" svg:x="3.631cm" svg:y="5.787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4.959cm" svg:y="5.1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794cm" svg:height="0.032cm" svg:x="4.261cm" svg:y="5.787cm" svg:viewBox="0 0 1795 33" draw:points="898,33 0,33 0,0 1795,0 1795,33">
            <text:p/>
          </draw:polygon>
          <draw:path draw:style-name="gr3" draw:text-style-name="P9" draw:layer="layout" svg:width="0.358cm" svg:height="0.5cm" svg:x="4.284cm" svg:y="6.185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4.884cm" svg:y="6.0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5.635cm" svg:y="6.1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406cm" svg:y="5.7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7.205cm" svg:y="5.458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7.415cm" svg:y="5.6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7.802cm" svg:y="5.64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8.33cm" svg:y="5.6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8.963cm" svg:y="5.54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9.725cm" svg:y="5.653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10.086cm" svg:y="5.752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2.033cm" svg:y="7.78cm" svg:viewBox="0 0 847 451" draw:points="423,451 0,451 0,0 847,0 847,451">
            <text:p/>
          </draw:polygon>
          <draw:path draw:style-name="gr3" draw:text-style-name="P9" draw:layer="layout" svg:width="0.166cm" svg:height="0.518cm" svg:x="2.019cm" svg:y="7.74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2.276cm" svg:y="8.176cm" svg:viewBox="0 0 85 84" svg:d="M85 42c0-23-20-42-43-42s-42 19-42 42 19 42 42 42 43-19 43-42z">
            <text:p/>
          </draw:path>
          <draw:path draw:style-name="gr3" draw:text-style-name="P9" draw:layer="layout" svg:width="0.3cm" svg:height="0.356cm" svg:x="2.445cm" svg:y="7.912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834cm" svg:y="8.176cm" svg:viewBox="0 0 85 84" svg:d="M85 42c0-23-20-42-43-42s-42 19-42 42 19 42 42 42 43-19 43-42z">
            <text:p/>
          </draw:path>
        </draw:g>
        <draw:g>
          <svg:title>TexMaths</svg:title>
          <svg:desc>22§display§- \log x  - \frac{x}{ y + x } =  c_1§svg§600§FALSE§</svg:desc>
          <draw:polygon draw:style-name="gr2" draw:text-style-name="P8" draw:layer="layout" svg:width="6.769cm" svg:height="1.477cm" svg:x="3.507cm" svg:y="7.37cm" svg:viewBox="0 0 6770 1478" draw:points="3384,1478 0,1478 0,0 6770,0 6770,1478">
            <text:p/>
          </draw:polygon>
          <draw:path draw:style-name="gr3" draw:text-style-name="P9" draw:layer="layout" svg:width="0.472cm" svg:height="0.032cm" svg:x="3.532cm" svg:y="7.987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7cm" svg:x="4.223cm" svg:y="7.658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434cm" svg:y="7.8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4.822cm" svg:y="7.845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5.348cm" svg:y="7.8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472cm" svg:height="0.032cm" svg:x="6.004cm" svg:y="7.987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7.504cm" svg:y="7.3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9" draw:layer="layout" svg:width="1.794cm" svg:height="0.032cm" svg:x="6.805cm" svg:y="7.987cm" svg:viewBox="0 0 1795 33" draw:points="898,33 0,33 0,0 1795,0 1795,33">
            <text:p/>
          </draw:polygon>
          <draw:path draw:style-name="gr3" draw:text-style-name="P9" draw:layer="layout" svg:width="0.358cm" svg:height="0.5cm" svg:x="6.828cm" svg:y="8.385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7.428cm" svg:y="8.2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8.179cm" svg:y="8.38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8.95cm" svg:y="7.9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9.755cm" svg:y="7.853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10.117cm" svg:y="7.952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\log x  +  \frac{x}{ x + y } =  - c_1§svg§600§FALSE§</svg:desc>
          <draw:polygon draw:style-name="gr2" draw:text-style-name="P8" draw:layer="layout" svg:width="6.638cm" svg:height="1.477cm" svg:x="3.623cm" svg:y="9.671cm" svg:viewBox="0 0 6639 1478" draw:points="3320,1478 0,1478 0,0 6639,0 6639,1478">
            <text:p/>
          </draw:polygon>
          <draw:path draw:style-name="gr3" draw:text-style-name="P9" draw:layer="layout" svg:width="0.173cm" svg:height="0.537cm" svg:x="3.609cm" svg:y="9.95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3.82cm" svg:y="10.15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4.207cm" svg:y="10.146cm" svg:viewBox="0 0 355 512" svg:d="M151 218c-68 0-68-77-68-95 0-21 1-46 12-65 7-11 25-32 56-32 67 0 67 78 67 95 0 21 0 46-12 65-7 11-25 32-55 32zM60 248c0-3 0-21 14-37 30 23 61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4.733cm" svg:y="10.154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516cm" svg:x="5.369cm" svg:y="10.04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6.889cm" svg:y="9.632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79 0 123-100 123-120 0-7-7-7-8-7-7 0-9 2-11 7-25 85-79 102-104 102-30 0-42-24-42-51 0-17 5-33 14-68z">
            <text:p/>
          </draw:path>
          <draw:polygon draw:style-name="gr3" draw:text-style-name="P9" draw:layer="layout" svg:width="1.794cm" svg:height="0.032cm" svg:x="6.19cm" svg:y="10.288cm" svg:viewBox="0 0 1795 33" draw:points="897,33 0,33 0,0 1795,0 1795,33">
            <text:p/>
          </draw:polygon>
          <draw:path draw:style-name="gr3" draw:text-style-name="P9" draw:layer="layout" svg:width="0.386cm" svg:height="0.351cm" svg:x="6.213cm" svg:y="10.686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4 60 79 0 123-100 123-120 0-7-7-7-8-7-7 0-9 2-11 7-25 85-79 102-104 102-30 0-42-24-42-51 0-17 5-33 14-68z">
            <text:p/>
          </draw:path>
          <draw:path draw:style-name="gr3" draw:text-style-name="P9" draw:layer="layout" svg:width="0.515cm" svg:height="0.516cm" svg:x="6.849cm" svg:y="10.5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8cm" svg:height="0.5cm" svg:x="7.6cm" svg:y="10.686cm" svg:viewBox="0 0 359 501" svg:d="M355 47c4-10 4-12 4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0 0 160-70 181-158z">
            <text:p/>
          </draw:path>
          <draw:path draw:style-name="gr3" draw:text-style-name="P9" draw:layer="layout" svg:width="0.515cm" svg:height="0.182cm" svg:x="8.335cm" svg:y="10.2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173cm" svg:y="10.288cm" svg:viewBox="0 0 473 33" svg:d="M447 33c12 0 26 0 26-17 0-16-14-16-26-16h-421c-12 0-26 0-26 16 0 17 14 17 26 17z">
            <text:p/>
          </draw:path>
          <draw:path draw:style-name="gr3" draw:text-style-name="P9" draw:layer="layout" svg:width="0.302cm" svg:height="0.351cm" svg:x="9.741cm" svg:y="10.154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10.102cm" svg:y="10.253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\log x  +  \frac{x}{ x + y } =  c§svg§600§FALSE§</svg:desc>
          <draw:polygon draw:style-name="gr2" draw:text-style-name="P8" draw:layer="layout" svg:width="5.78cm" svg:height="1.477cm" svg:x="3.623cm" svg:y="11.873cm" svg:viewBox="0 0 5781 1478" draw:points="2890,1478 0,1478 0,0 5781,0 5781,1478">
            <text:p/>
          </draw:polygon>
          <draw:path draw:style-name="gr3" draw:text-style-name="P9" draw:layer="layout" svg:width="0.173cm" svg:height="0.537cm" svg:x="3.609cm" svg:y="12.161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3.82cm" svg:y="12.35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4.207cm" svg:y="12.348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4.734cm" svg:y="12.3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516cm" svg:x="5.369cm" svg:y="12.24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6.889cm" svg:y="11.8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9" draw:layer="layout" svg:width="1.794cm" svg:height="0.032cm" svg:x="6.191cm" svg:y="12.49cm" svg:viewBox="0 0 1795 33" draw:points="898,33 0,33 0,0 1795,0 1795,33">
            <text:p/>
          </draw:polygon>
          <draw:path draw:style-name="gr3" draw:text-style-name="P9" draw:layer="layout" svg:width="0.386cm" svg:height="0.351cm" svg:x="6.214cm" svg:y="12.8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516cm" svg:x="6.849cm" svg:y="12.7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8cm" svg:height="0.5cm" svg:x="7.6cm" svg:y="12.888cm" svg:viewBox="0 0 359 501" svg:d="M355 47c4-10 4-12 4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8.336cm" svg:y="12.4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9.14cm" svg:y="12.356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546cm" svg:height="0.62cm" svg:x="16.232cm" svg:y="12.28cm" svg:viewBox="0 0 10547 621" draw:points="5273,621 0,621 0,0 10547,0 10547,621">
            <text:p/>
          </draw:polygon>
          <draw:path draw:style-name="gr3" draw:text-style-name="P9" draw:layer="layout" svg:width="0.166cm" svg:height="0.519cm" svg:x="16.218cm" svg:y="12.2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6.434cm" svg:y="12.431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244cm" svg:height="0.486cm" svg:x="16.985cm" svg:y="12.303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9cm" svg:height="0.539cm" svg:x="17.297cm" svg:y="12.241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7.723cm" svg:y="12.431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18.325cm" svg:y="12.437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8.627cm" svg:y="12.431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493cm" svg:x="18.976cm" svg:y="12.437cm" svg:viewBox="0 0 384 494" svg:d="M269 296v140c0 35-9 35-61 35v23c26 0 67-2 88-2s60 2 88 2v-23c-53 0-62 0-62-35v-436h-18l-28 71c-10-22-42-71-104-71-91 0-172 76-172 176 0 97 76 177 165 177 55 0 87-34 104-57zM271 129v109c0 25-14 46-32 65-8 11-33 32-70 32-56 0-104-69-104-159 0-91 55-157 111-157 62 0 95 67 95 110z">
            <text:p/>
          </draw:path>
          <draw:path draw:style-name="gr3" draw:text-style-name="P9" draw:layer="layout" svg:width="0.39cm" svg:height="0.352cm" svg:x="19.382cm" svg:y="12.437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166cm" svg:height="0.519cm" svg:x="19.812cm" svg:y="12.2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20.023cm" svg:y="12.437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20.326cm" svg:y="12.431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547cm" svg:x="20.674cm" svg:y="12.241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9" draw:layer="layout" svg:width="0.355cm" svg:height="0.512cm" svg:x="21.357cm" svg:y="12.428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21.742cm" svg:y="12.431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9cm" svg:height="0.343cm" svg:x="22.089cm" svg:y="12.437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cm" svg:height="0.357cm" svg:x="22.517cm" svg:y="12.431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22.86cm" svg:y="12.437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23.173cm" svg:y="12.431cm" svg:viewBox="0 0 350 358" svg:d="M227 289c2 32 23 64 60 64 16 0 63-11 63-74v-43h-19v43c0 45-19 51-28 51-25 0-28-36-28-39v-157c0-32 0-62-29-92-30-30-68-42-105-42-65 0-118 37-118 88 0 23 16 37 35 37 23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9" draw:layer="layout" svg:width="0.173cm" svg:height="0.539cm" svg:x="23.553cm" svg:y="12.241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54cm" svg:height="0.357cm" svg:x="24.025cm" svg:y="12.431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44cm" svg:height="0.357cm" svg:x="24.328cm" svg:y="12.431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173cm" svg:height="0.539cm" svg:x="24.717cm" svg:y="12.241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9cm" svg:height="0.352cm" svg:x="24.931cm" svg:y="12.437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242cm" svg:height="0.486cm" svg:x="25.35cm" svg:y="12.303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166cm" svg:height="0.519cm" svg:x="25.662cm" svg:y="12.2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44cm" svg:height="0.357cm" svg:x="25.873cm" svg:y="12.431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43cm" svg:x="26.264cm" svg:y="12.437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083cm" svg:height="0.084cm" svg:x="26.734cm" svg:y="12.696cm" svg:viewBox="0 0 84 85" svg:d="M84 42c0-23-19-42-42-42s-42 19-42 42 19 43 42 43 42-20 42-43z">
            <text:p/>
          </draw:path>
        </draw:g>
        <draw:g>
          <svg:title>TexMaths</svg:title>
          <svg:desc>22§display§\text {[ where  }c = -c_1 \text { ]}§svg§600§FALSE§</svg:desc>
          <draw:polygon draw:style-name="gr2" draw:text-style-name="P8" draw:layer="layout" svg:width="5.66cm" svg:height="0.696cm" svg:x="10.018cm" svg:y="12.181cm" svg:viewBox="0 0 5661 697" draw:points="2830,697 0,697 0,0 5661,0 5661,697">
            <text:p/>
          </draw:polygon>
          <draw:polygon draw:style-name="gr3" draw:text-style-name="P9" draw:layer="layout" svg:width="0.106cm" svg:height="0.773cm" svg:x="10.071cm" svg:y="12.142cm" svg:viewBox="0 0 107 774" draw:points="107,774 107,744 32,744 32,32 107,32 107,0 0,0 0,774">
            <text:p/>
          </draw:polygon>
          <draw:path draw:style-name="gr3" draw:text-style-name="P9" draw:layer="layout" svg:width="0.53cm" svg:height="0.342cm" svg:x="10.465cm" svg:y="12.388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9" draw:layer="layout" svg:width="0.39cm" svg:height="0.537cm" svg:x="11.035cm" svg:y="12.186cm" svg:viewBox="0 0 391 538" svg:d="M60 478c0 36-7 36-60 36v24c26-1 67-1 88-1 19 0 60 0 86 1v-24c-51 0-60 0-60-36v-142c0-81 55-123 104-123s58 42 58 86v179c0 36-9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1.461cm" svg:y="12.37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1.804cm" svg:y="12.379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cm" svg:height="0.356cm" svg:x="12.107cm" svg:y="12.37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02cm" svg:height="0.351cm" svg:x="12.719cm" svg:y="12.37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515cm" svg:height="0.182cm" svg:x="13.281cm" svg:y="12.4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4.117cm" svg:y="12.513cm" svg:viewBox="0 0 473 33" svg:d="M447 33c12 0 26 0 26-17 0-16-14-16-26-16h-421c-12 0-26 0-26 16 0 17 14 17 26 17z">
            <text:p/>
          </draw:path>
          <draw:path draw:style-name="gr3" draw:text-style-name="P9" draw:layer="layout" svg:width="0.302cm" svg:height="0.351cm" svg:x="14.685cm" svg:y="12.37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15.048cm" svg:y="12.478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9" draw:layer="layout" svg:width="0.106cm" svg:height="0.773cm" svg:x="15.611cm" svg:y="12.142cm" svg:viewBox="0 0 107 774" draw:points="107,0 0,0 0,32 76,32 76,744 0,744 0,774 107,774">
            <text:p/>
          </draw:polygon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text {(v). } \left( 1 + e^{ \frac{x}{y} } \right) dx + e^{ \frac{x}{y} }\left( 1 - \frac{x}{y} \right) dy = 0§svg§600§FALSE§</svg:desc>
          <draw:polygon draw:style-name="gr2" draw:text-style-name="P8" draw:layer="layout" svg:width="13.125cm" svg:height="1.779cm" svg:x="1.705cm" svg:y="0.464cm" svg:viewBox="0 0 13126 1780" draw:points="6563,1780 0,1780 0,0 13126,0 13126,1780">
            <text:p/>
          </draw:polygon>
          <draw:path draw:style-name="gr3" draw:text-style-name="P9" draw:layer="layout" svg:width="0.18cm" svg:height="0.773cm" svg:x="1.742cm" svg:y="0.9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79cm" svg:height="0.342cm" svg:x="1.981cm" svg:y="1.214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18cm" svg:height="0.773cm" svg:x="2.42cm" svg:y="0.9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083cm" svg:height="0.083cm" svg:x="2.742cm" svg:y="1.464cm" svg:viewBox="0 0 84 84" svg:d="M84 42c0-23-19-42-42-42s-42 19-42 42 19 42 42 42 42-19 42-42z">
            <text:p/>
          </draw:path>
          <draw:path draw:style-name="gr3" draw:text-style-name="P9" draw:layer="layout" svg:width="0.295cm" svg:height="1.391cm" svg:x="3.502cm" svg:y="0.657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9" draw:layer="layout" svg:width="0.256cm" svg:height="0.516cm" svg:x="3.894cm" svg:y="1.03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4.426cm" svg:y="1.0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8cm" svg:height="0.351cm" svg:x="5.192cm" svg:y="1.2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28cm" svg:height="0.177cm" svg:x="5.646cm" svg:y="0.823cm" svg:viewBox="0 0 229 178" svg:d="M206 19c-18 6-18 23-18 23 0 7 4 16 18 16 10 0 23-9 23-26 0-23-25-32-46-32-25 0-42 16-49 26-13-22-39-26-53-26-48 0-76 46-76 60 0 5 7 5 9 5 4 0 7 0 7-3 12-39 44-48 60-48 12 0 26 5 26 25 0 10-7 37-19 89-7 22-25 36-40 36-4 0-15 0-23-7 15-6 15-21 15-21 0-13-7-18-15-18-11 0-25 9-25 26 0 25 26 34 46 34 23 0 38-14 49-28 16 24 41 28 53 28 49 0 76-48 76-62 0-5-6-5-8-5-7 0-8 2-8 5-13 35-43 48-58 48-13 0-29-4-29-27 0-5 0-7 4-21 5-26 16-70 19-77 6-11 18-25 39-25 0 0 14 0 23 5z">
            <text:p/>
          </draw:path>
          <draw:polygon draw:style-name="gr3" draw:text-style-name="P9" draw:layer="layout" svg:width="0.307cm" svg:height="0.027cm" svg:x="5.609cm" svg:y="1.053cm" svg:viewBox="0 0 308 28" draw:points="153,28 0,28 0,0 308,0 308,28">
            <text:p/>
          </draw:polygon>
          <draw:path draw:style-name="gr3" draw:text-style-name="P9" draw:layer="layout" svg:width="0.223cm" svg:height="0.251cm" svg:x="5.649cm" svg:y="1.217cm" svg:viewBox="0 0 224 252" svg:d="M222 26c2-5 2-8 2-8 0-9-8-14-15-14-15 0-19 14-21 24l-8 34-13 47c0 5-3 14-3 16s-21 39-55 39c-17 0-32-9-32-34 0-23 13-51 23-79 2-3 6-11 6-18 0-17-20-33-43-33-42 0-63 49-63 60 0 5 7 5 9 5 5 0 7-2 9-7 7-26 26-44 44-44 7 0 10 4 10 14 0 7-2 12-3 20-20 47-23 61-23 77 0 42 35 51 61 51 23 0 39-11 50-19-7 23-11 38-29 58-8 9-28 24-52 24-7 0-21-1-30-10 17-4 19-20 19-23 0-11-9-16-17-16-11 0-23 9-23 27 0 19 19 35 51 35 45 0 98-30 111-80z">
            <text:p/>
          </draw:path>
          <draw:path draw:style-name="gr3" draw:text-style-name="P9" draw:layer="layout" svg:width="0.295cm" svg:height="1.391cm" svg:x="6.075cm" svg:y="0.657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ath draw:style-name="gr3" draw:text-style-name="P9" draw:layer="layout" svg:width="0.369cm" svg:height="0.546cm" svg:x="6.668cm" svg:y="1.00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063cm" svg:y="1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7.698cm" svg:y="1.0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8cm" svg:height="0.351cm" svg:x="8.462cm" svg:y="1.205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28cm" svg:height="0.177cm" svg:x="8.916cm" svg:y="0.823cm" svg:viewBox="0 0 229 178" svg:d="M206 19c-18 6-18 23-18 23 0 7 4 16 18 16 10 0 23-9 23-26 0-23-25-32-46-32-25 0-42 16-49 26-13-22-39-26-53-26-48 0-76 46-76 60 0 5 7 5 9 5 4 0 7 0 7-3 12-39 44-48 60-48 12 0 26 5 26 25 0 10-7 37-19 89-7 22-25 36-40 36-4 0-15 0-23-7 15-6 15-21 15-21 0-13-7-18-15-18-11 0-25 9-25 26 0 25 26 34 46 34 23 0 38-14 49-28 16 24 41 28 53 28 49 0 76-48 76-62 0-5-6-5-8-5-7 0-8 2-8 5-13 35-43 48-58 48-13 0-29-4-29-27 0-5 0-7 4-21 5-26 16-70 19-77 6-11 18-25 39-25 0 0 14 0 23 5z">
            <text:p/>
          </draw:path>
          <draw:polygon draw:style-name="gr3" draw:text-style-name="P9" draw:layer="layout" svg:width="0.307cm" svg:height="0.027cm" svg:x="8.881cm" svg:y="1.053cm" svg:viewBox="0 0 308 28" draw:points="153,28 0,28 0,0 308,0 308,28">
            <text:p/>
          </draw:polygon>
          <draw:path draw:style-name="gr3" draw:text-style-name="P9" draw:layer="layout" svg:width="0.223cm" svg:height="0.251cm" svg:x="8.919cm" svg:y="1.217cm" svg:viewBox="0 0 224 252" svg:d="M222 26c2-5 2-8 2-8 0-9-8-14-15-14-15 0-19 14-21 24l-8 34-13 47c0 5-3 14-3 16s-21 39-55 39c-17 0-32-9-32-34 0-23 13-51 23-79 2-3 6-11 6-18 0-17-20-33-43-33-42 0-63 49-63 60 0 5 7 5 9 5 5 0 7-2 9-7 7-26 26-44 44-44 7 0 10 4 10 14 0 7-2 12-3 20-20 47-23 61-23 77 0 42 35 51 61 51 23 0 39-11 50-19-7 23-11 38-29 58-8 9-28 24-52 24-7 0-21-1-30-10 17-4 19-20 19-23 0-11-9-16-17-16-11 0-23 9-23 27 0 19 19 35 51 35 45 0 98-30 111-80z">
            <text:p/>
          </draw:path>
          <draw:path draw:style-name="gr3" draw:text-style-name="P9" draw:layer="layout" svg:width="0.381cm" svg:height="1.856cm" svg:x="9.608cm" svg:y="0.42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6cm" svg:height="0.516cm" svg:x="10.084cm" svg:y="1.0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10.637cm" svg:y="1.337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1.463cm" svg:y="0.6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9" draw:layer="layout" svg:width="0.443cm" svg:height="0.032cm" svg:x="11.44cm" svg:y="1.337cm" svg:viewBox="0 0 444 33" draw:points="222,33 0,33 0,0 444,0 444,33">
            <text:p/>
          </draw:polygon>
          <draw:path draw:style-name="gr3" draw:text-style-name="P9" draw:layer="layout" svg:width="0.358cm" svg:height="0.501cm" svg:x="11.48cm" svg:y="1.735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381cm" svg:height="1.856cm" svg:x="12.001cm" svg:y="0.425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369cm" svg:height="0.546cm" svg:x="12.703cm" svg:y="1.009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3.098cm" svg:y="1.20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515cm" svg:height="0.182cm" svg:x="13.74cm" svg:y="1.2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4.543cm" svg:y="1.031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6.605cm" svg:y="3.064cm" svg:viewBox="0 0 2768 697" draw:points="1383,697 0,697 0,0 2768,0 2768,697">
            <text:p/>
          </draw:polygon>
          <draw:path draw:style-name="gr3" draw:text-style-name="P9" draw:layer="layout" svg:width="0.083cm" svg:height="0.083cm" svg:x="16.633cm" svg:y="3.5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7.105cm" svg:y="3.5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7.578cm" svg:y="3.5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8.576cm" svg:y="3.0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8.868cm" svg:y="3.0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9.231cm" svg:y="3.0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herefore \ \ \frac{dx}{dy} = u + y \frac{du}{dy}§svg§600§FALSE§</svg:desc>
          <draw:polygon draw:style-name="gr2" draw:text-style-name="P8" draw:layer="layout" svg:width="5.961cm" svg:height="1.671cm" svg:x="2.22cm" svg:y="8.667cm" svg:viewBox="0 0 5962 1672" draw:points="2981,1672 0,1672 0,0 5962,0 5962,1672">
            <text:p/>
          </draw:polygon>
          <draw:path draw:style-name="gr3" draw:text-style-name="P9" draw:layer="layout" svg:width="0.469cm" svg:height="0.418cm" svg:x="2.204cm" svg:y="9.328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9" draw:layer="layout" svg:width="0.369cm" svg:height="0.546cm" svg:x="3.55cm" svg:y="8.62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3.945cm" svg:y="8.8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9" draw:layer="layout" svg:width="0.845cm" svg:height="0.032cm" svg:x="3.52cm" svg:y="9.478cm" svg:viewBox="0 0 846 33" draw:points="422,33 0,33 0,0 846,0 846,33">
            <text:p/>
          </draw:polygon>
          <draw:path draw:style-name="gr3" draw:text-style-name="P9" draw:layer="layout" svg:width="0.369cm" svg:height="0.546cm" svg:x="3.568cm" svg:y="9.68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3.962cm" svg:y="9.876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4.715cm" svg:y="9.4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5.509cm" svg:y="9.346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6.144cm" svg:y="9.2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6cm" svg:height="0.5cm" svg:x="6.898cm" svg:y="9.346cm" svg:viewBox="0 0 357 501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369cm" svg:height="0.546cm" svg:x="7.406cm" svg:y="8.62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9" draw:layer="layout" svg:width="0.398cm" svg:height="0.351cm" svg:x="7.799cm" svg:y="8.823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5cm" svg:height="0.032cm" svg:x="7.375cm" svg:y="9.478cm" svg:viewBox="0 0 846 33" draw:points="424,33 0,33 0,0 846,0 846,33">
            <text:p/>
          </draw:polygon>
          <draw:path draw:style-name="gr3" draw:text-style-name="P9" draw:layer="layout" svg:width="0.369cm" svg:height="0.546cm" svg:x="7.424cm" svg:y="9.682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7.818cm" svg:y="9.876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\text {Put } \frac{x}{y} = u \ \ \therefore \ x = uy§svg§600§FALSE§</svg:desc>
          <draw:polygon draw:style-name="gr2" draw:text-style-name="P8" draw:layer="layout" svg:width="7.551cm" svg:height="1.477cm" svg:x="3.616cm" svg:y="5.267cm" svg:viewBox="0 0 7552 1478" draw:points="3775,1478 0,1478 0,0 7552,0 7552,1478">
            <text:p/>
          </draw:polygon>
          <draw:path draw:style-name="gr3" draw:text-style-name="P9" draw:layer="layout" svg:width="0.457cm" svg:height="0.528cm" svg:x="3.604cm" svg:y="5.564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9" draw:layer="layout" svg:width="0.39cm" svg:height="0.351cm" svg:x="4.128cm" svg:y="5.75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244cm" svg:height="0.484cm" svg:x="4.547cm" svg:y="5.617cm" svg:viewBox="0 0 245 485" svg:d="M120 167h111v-25h-111v-142h-20c0 63-24 146-100 150v17h67v213c0 97 72 105 100 105 55 0 78-54 78-105v-44h-21v44c0 56-23 86-52 86-52 0-52-70-52-84z">
            <text:p/>
          </draw:path>
          <draw:path draw:style-name="gr3" draw:text-style-name="P9" draw:layer="layout" svg:width="0.386cm" svg:height="0.351cm" svg:x="5.207cm" svg:y="5.2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4 60 80 0 124-100 124-120 0-7-8-7-9-7-7 0-9 2-11 7-24 85-79 102-104 102-30 0-42-24-42-51 0-17 5-33 14-68z">
            <text:p/>
          </draw:path>
          <draw:polygon draw:style-name="gr3" draw:text-style-name="P9" draw:layer="layout" svg:width="0.442cm" svg:height="0.032cm" svg:x="5.184cm" svg:y="5.884cm" svg:viewBox="0 0 443 33" draw:points="222,33 0,33 0,0 443,0 443,33">
            <text:p/>
          </draw:polygon>
          <draw:path draw:style-name="gr3" draw:text-style-name="P9" draw:layer="layout" svg:width="0.358cm" svg:height="0.5cm" svg:x="5.225cm" svg:y="6.282cm" svg:viewBox="0 0 359 501" svg:d="M355 47c4-10 4-12 4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5.978cm" svg:y="5.8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6.772cm" svg:y="5.75cm" svg:viewBox="0 0 399 352" svg:d="M250 299c7 33 35 53 69 53 26 0 44-18 58-42 12-29 22-76 22-78 0-7-7-7-8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469cm" svg:height="0.418cm" svg:x="7.946cm" svg:y="5.735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9" draw:layer="layout" svg:width="0.386cm" svg:height="0.351cm" svg:x="8.933cm" svg:y="5.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9.611cm" svg:y="5.8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10.406cm" svg:y="5.75cm" svg:viewBox="0 0 399 352" svg:d="M250 299c9 33 35 53 69 53 26 0 45-18 58-42 12-29 22-76 22-78 0-7-7-7-8-7-9 0-9 2-13 14-10 42-24 95-58 95-16 0-23-9-23-35 0-18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356cm" svg:height="0.5cm" svg:x="10.848cm" svg:y="5.75cm" svg:viewBox="0 0 357 501" svg:d="M355 47c2-10 2-12 2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</draw:g>
        <draw:g>
          <svg:title>TexMaths</svg:title>
          <svg:desc>22§display§\text {Diff. } w. \ r. \ t. \ y§svg§600§FALSE§</svg:desc>
          <draw:polygon draw:style-name="gr2" draw:text-style-name="P8" draw:layer="layout" svg:width="4.715cm" svg:height="0.628cm" svg:x="3.619cm" svg:y="7.369cm" svg:viewBox="0 0 4716 629" draw:points="2358,629 0,629 0,0 4716,0 4716,629">
            <text:p/>
          </draw:polygon>
          <draw:path draw:style-name="gr3" draw:text-style-name="P9" draw:layer="layout" svg:width="0.52cm" svg:height="0.529cm" svg:x="3.607cm" svg:y="7.348cm" svg:viewBox="0 0 521 530" svg:d="M0 0v25h19c60 0 60 8 60 35v410c0 28 0 35-60 35h-19v25h283c131 0 238-114 238-261 0-148-104-269-238-269zM185 505c-37 0-39-5-39-30v-420c0-25 2-30 39-30h77c48 0 102 15 141 72 33 46 40 113 40 172 0 87-14 132-42 171-16 21-60 65-139 65z">
            <text:p/>
          </draw:path>
          <draw:path draw:style-name="gr3" draw:text-style-name="P9" draw:layer="layout" svg:width="0.166cm" svg:height="0.518cm" svg:x="4.196cm" svg:y="7.358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465cm" svg:height="0.547cm" svg:x="4.406cm" svg:y="7.33cm" svg:viewBox="0 0 466 548" svg:d="M327 236h88v-23h-91v-90c0-70 38-105 72-105 3 0 14 0 26 5-8 3-23 12-23 32 0 17 13 33 34 33s33-16 33-33c0-29-26-55-70-55-46 0-81 30-85 33-22-29-65-33-86-33-74 0-163 40-163 125v88h-62v23h62v252c0 35-9 35-62 35v25c26-2 67-4 86-4 20 0 58 2 86 4v-25c-51 0-59 0-59-35v-252h163v252c0 35-9 35-61 35v25c30-2 67-4 88-4 31 0 68 0 98 4v-25h-16c-56 0-58-9-58-37zM111 213v-88c0-76 63-107 112-107 39 0 60 14 62 14v1c-14 0-28 11-28 32 0 5 0 25 21 32-2 10-2 17-2 26v90z">
            <text:p/>
          </draw:path>
          <draw:path draw:style-name="gr3" draw:text-style-name="P9" draw:layer="layout" svg:width="0.083cm" svg:height="0.084cm" svg:x="4.904cm" svg:y="7.793cm" svg:viewBox="0 0 84 85" svg:d="M84 42c0-23-19-42-42-42s-42 19-42 42 19 43 42 43 42-20 42-43z">
            <text:p/>
          </draw:path>
          <draw:path draw:style-name="gr3" draw:text-style-name="P9" draw:layer="layout" svg:width="0.513cm" svg:height="0.351cm" svg:x="5.418cm" svg:y="7.534cm" svg:viewBox="0 0 514 352" svg:d="M336 79c4-16 11-46 11-49 0-14-11-21-21-21-11 0-25 5-30 21-2 5-39 155-44 174-6 23-7 37-7 51 0 9 0 11 1 14-17 43-42 66-72 66-61 0-61-57-61-71 0-25 3-54 40-151 9-23 12-34 12-50 0-35-24-63-63-63-74 0-102 113-102 120s7 7 9 7c9 0 9 0 12-14 21-73 51-95 79-95 7 0 20 0 20 24 0 20-9 43-14 55-34 91-44 128-44 157 0 72 52 98 110 98 13 0 50 0 81-54 20 49 74 54 97 54 58 0 92-49 113-95 26-62 51-165 51-202 0-43-21-55-35-55-20 0-39 19-39 37 0 11 5 16 12 21 9 9 28 28 28 67 0 26-22 102-42 141-21 42-47 69-86 69-37 0-56-23-56-67 0-22 5-46 7-57z">
            <text:p/>
          </draw:path>
          <draw:path draw:style-name="gr3" draw:text-style-name="P9" draw:layer="layout" svg:width="0.083cm" svg:height="0.084cm" svg:x="6.035cm" svg:y="7.793cm" svg:viewBox="0 0 84 85" svg:d="M84 42c0-23-19-42-42-42s-42 19-42 42 19 43 42 43 42-20 42-43z">
            <text:p/>
          </draw:path>
          <draw:path draw:style-name="gr3" draw:text-style-name="P9" draw:layer="layout" svg:width="0.316cm" svg:height="0.351cm" svg:x="6.465cm" svg:y="7.534cm" svg:viewBox="0 0 317 352" svg:d="M46 298c-2 12-7 29-7 33 0 14 10 21 23 21 8 0 22-7 28-21 2-4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4-12 65z">
            <text:p/>
          </draw:path>
          <draw:path draw:style-name="gr3" draw:text-style-name="P9" draw:layer="layout" svg:width="0.083cm" svg:height="0.084cm" svg:x="6.836cm" svg:y="7.793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26cm" svg:y="7.392cm" svg:viewBox="0 0 239 495" svg:d="M143 176h73c15 0 23 0 23-16 0-9-8-9-23-9h-66c26-111 31-125 31-130 0-14-10-21-23-21-1 0-24 0-31 28l-30 123h-74c-16 0-23 0-23 14 0 11 7 11 21 11h69c-57 220-58 232-58 247 0 42 30 72 70 72 81 0 125-115 125-120 0-7-7-7-11-7-5 0-7 2-10 11-34 81-76 98-102 98-16 0-23-10-23-35 0-19 0-25 3-37z">
            <text:p/>
          </draw:path>
          <draw:path draw:style-name="gr3" draw:text-style-name="P9" draw:layer="layout" svg:width="0.083cm" svg:height="0.084cm" svg:x="7.587cm" svg:y="7.793cm" svg:viewBox="0 0 84 85" svg:d="M84 42c0-23-19-42-42-42s-42 19-42 42 19 43 42 43 42-20 42-43z">
            <text:p/>
          </draw:path>
          <draw:path draw:style-name="gr3" draw:text-style-name="P9" draw:layer="layout" svg:width="0.358cm" svg:height="0.501cm" svg:x="8.015cm" svg:y="7.534cm" svg:viewBox="0 0 359 502" svg:d="M355 48c4-11 4-13 4-18 0-14-12-21-23-21-9 0-21 3-28 16-2 3-7 28-11 42-5 19-10 40-15 62l-36 140c-1 11-35 66-88 66-38 0-47-34-47-64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8" draw:layer="layout" svg:width="2.767cm" svg:height="0.696cm" svg:x="16.505cm" svg:y="5.464cm" svg:viewBox="0 0 2768 697" draw:points="1383,697 0,697 0,0 2768,0 2768,697">
            <text:p/>
          </draw:polygon>
          <draw:path draw:style-name="gr3" draw:text-style-name="P9" draw:layer="layout" svg:width="0.083cm" svg:height="0.083cm" svg:x="16.533cm" svg:y="5.9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7.005cm" svg:y="5.9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7.478cm" svg:y="5.9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8.476cm" svg:y="5.4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18.738cm" svg:y="5.4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9.131cm" svg:y="5.4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From (1), (2)  and  (3)  we get, }§svg§600§FALSE§</svg:desc>
          <draw:polygon draw:style-name="gr2" draw:text-style-name="P8" draw:layer="layout" svg:width="9.738cm" svg:height="0.696cm" svg:x="3.623cm" svg:y="10.966cm" svg:viewBox="0 0 9739 697" draw:points="4869,697 0,697 0,0 9739,0 9739,697">
            <text:p/>
          </draw:polygon>
          <draw:path draw:style-name="gr3" draw:text-style-name="P9" draw:layer="layout" svg:width="0.446cm" svg:height="0.527cm" svg:x="3.609cm" svg:y="10.982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4.046cm" svg:y="11.1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4.35cm" svg:y="11.1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4.739cm" svg:y="11.164cm" svg:viewBox="0 0 605 343" svg:d="M60 76v209c0 33-7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5.693cm" svg:y="10.9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5.985cm" svg:y="10.9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6.348cm" svg:y="10.9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91cm" svg:height="0.231cm" svg:x="6.672cm" svg:y="11.42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18cm" svg:height="0.773cm" svg:x="7.154cm" svg:y="10.9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7.416cm" svg:y="10.99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7.809cm" svg:y="10.9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49cm" svg:height="0.356cm" svg:x="8.356cm" svg:y="11.16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8.735cm" svg:y="11.164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383cm" svg:height="0.546cm" svg:x="9.166cm" svg:y="10.971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9" draw:layer="layout" svg:width="0.18cm" svg:height="0.773cm" svg:x="9.903cm" svg:y="10.9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10.16cm" svg:y="10.99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0.558cm" svg:y="10.9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31cm" svg:height="0.342cm" svg:x="11.086cm" svg:y="11.173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4 9 5 14 16 14 9 0 12-7 14-14z">
            <text:p/>
          </draw:path>
          <draw:path draw:style-name="gr3" draw:text-style-name="P9" draw:layer="layout" svg:width="0.3cm" svg:height="0.356cm" svg:x="11.632cm" svg:y="11.1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12.232cm" svg:y="11.15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9" draw:layer="layout" svg:width="0.3cm" svg:height="0.356cm" svg:x="12.619cm" svg:y="11.1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12.955cm" svg:y="11.0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13.307cm" svg:y="11.42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.\ .\ .\  \ \ \text {(3)}§svg§600§FALSE§</svg:desc>
          <draw:polygon draw:style-name="gr2" draw:text-style-name="P8" draw:layer="layout" svg:width="2.767cm" svg:height="0.696cm" svg:x="12.507cm" svg:y="8.864cm" svg:viewBox="0 0 2768 697" draw:points="1383,697 0,697 0,0 2768,0 2768,697">
            <text:p/>
          </draw:polygon>
          <draw:path draw:style-name="gr3" draw:text-style-name="P9" draw:layer="layout" svg:width="0.083cm" svg:height="0.083cm" svg:x="12.535cm" svg:y="9.3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3.007cm" svg:y="9.3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3.48cm" svg:y="9.3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4.478cm" svg:y="8.8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14.735cm" svg:y="8.8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5.133cm" svg:y="8.8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left( 1 + e^{ \frac{x}{y} } \right) \frac{dx}{dy} + e^{ \frac{x}{y} }\left( 1 - \frac{x}{y} \right) = 0§svg§600§FALSE§</svg:desc>
          <draw:polygon draw:style-name="gr2" draw:text-style-name="P8" draw:layer="layout" svg:width="10.674cm" svg:height="1.779cm" svg:x="3.406cm" svg:y="2.666cm" svg:viewBox="0 0 10675 1780" draw:points="5338,1780 0,1780 0,0 10675,0 10675,1780">
            <text:p/>
          </draw:polygon>
          <draw:path draw:style-name="gr3" draw:text-style-name="P9" draw:layer="layout" svg:width="0.295cm" svg:height="1.391cm" svg:x="3.506cm" svg:y="2.859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9" draw:layer="layout" svg:width="0.256cm" svg:height="0.516cm" svg:x="3.897cm" svg:y="3.23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4.43cm" svg:y="3.2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8cm" svg:height="0.351cm" svg:x="5.196cm" svg:y="3.407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28cm" svg:height="0.177cm" svg:x="5.65cm" svg:y="3.025cm" svg:viewBox="0 0 229 178" svg:d="M206 19c-18 6-18 23-18 23 0 7 4 16 18 16 10 0 23-9 23-26 0-23-25-32-46-32-25 0-42 16-49 26-13-22-39-26-53-26-48 0-76 46-76 60 0 5 7 5 9 5 4 0 7 0 7-3 12-39 44-48 60-48 12 0 26 5 26 25 0 10-7 37-19 89-7 22-25 36-40 36-4 0-15 0-23-7 15-6 15-21 15-21 0-13-7-18-15-18-11 0-25 9-25 26 0 25 26 34 46 34 21 0 38-14 49-28 16 24 41 28 53 28 49 0 76-48 76-62 0-5-8-5-8-5-7 0-8 2-8 5-13 35-43 48-58 48-13 0-29-4-29-27 0-5 0-7 4-21 5-26 16-70 19-77 6-11 18-25 39-25 0 0 14 0 23 5z">
            <text:p/>
          </draw:path>
          <draw:polygon draw:style-name="gr3" draw:text-style-name="P9" draw:layer="layout" svg:width="0.307cm" svg:height="0.027cm" svg:x="5.613cm" svg:y="3.255cm" svg:viewBox="0 0 308 28" draw:points="153,28 0,28 0,0 308,0 308,28">
            <text:p/>
          </draw:polygon>
          <draw:path draw:style-name="gr3" draw:text-style-name="P9" draw:layer="layout" svg:width="0.223cm" svg:height="0.251cm" svg:x="5.653cm" svg:y="3.419cm" svg:viewBox="0 0 224 252" svg:d="M222 26c2-5 2-8 2-8 0-9-8-14-15-14-15 0-19 14-21 24l-8 34-13 47c0 5-3 14-3 16s-21 39-55 39c-17 0-32-9-32-34 0-23 13-51 23-79 2-3 6-11 6-18 0-17-20-33-43-33-42 0-63 49-63 60 0 5 7 5 9 5 5 0 7-2 9-7 7-26 26-44 44-44 7 0 10 4 10 14 0 7-2 12-5 20-18 47-21 61-21 77 0 42 35 51 61 51 23 0 39-11 50-19-7 23-11 38-29 58-8 9-28 24-52 24-7 0-21-1-30-10 17-4 19-20 19-23 0-11-9-16-17-16-11 0-25 9-25 27 0 19 21 35 53 35 45 0 96-30 111-80z">
            <text:p/>
          </draw:path>
          <draw:path draw:style-name="gr3" draw:text-style-name="P9" draw:layer="layout" svg:width="0.295cm" svg:height="1.391cm" svg:x="6.079cm" svg:y="2.859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ath draw:style-name="gr3" draw:text-style-name="P9" draw:layer="layout" svg:width="0.369cm" svg:height="0.546cm" svg:x="6.766cm" svg:y="2.689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7.16cm" svg:y="2.8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olygon draw:style-name="gr3" draw:text-style-name="P9" draw:layer="layout" svg:width="0.845cm" svg:height="0.032cm" svg:x="6.734cm" svg:y="3.539cm" svg:viewBox="0 0 846 33" draw:points="422,33 0,33 0,0 846,0 846,33">
            <text:p/>
          </draw:polygon>
          <draw:path draw:style-name="gr3" draw:text-style-name="P9" draw:layer="layout" svg:width="0.369cm" svg:height="0.546cm" svg:x="6.783cm" svg:y="3.74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7.177cm" svg:y="3.937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516cm" svg:x="7.887cm" svg:y="3.2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8cm" svg:height="0.351cm" svg:x="8.652cm" svg:y="3.407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28cm" svg:height="0.177cm" svg:x="9.104cm" svg:y="3.025cm" svg:viewBox="0 0 229 178" svg:d="M206 19c-18 6-18 23-18 23 0 7 4 16 18 16 10 0 23-9 23-26 0-23-25-32-46-32-25 0-42 16-49 26-13-22-39-26-51-26-50 0-78 46-78 60 0 5 7 5 9 5 4 0 7 0 7-3 12-39 44-48 60-48 12 0 26 5 26 25 0 10-7 37-19 89-5 22-25 36-40 36-4 0-15 0-23-7 15-6 15-21 15-21 0-13-7-18-15-18-11 0-25 9-25 26 0 25 26 34 46 34 23 0 38-14 49-28 16 24 41 28 53 28 49 0 76-48 76-62 0-5-6-5-8-5-7 0-8 2-8 5-13 35-43 48-58 48-13 0-29-4-29-27 0-5 0-7 4-21 5-26 16-70 19-77 6-11 18-25 39-25 0 0 14 0 23 5z">
            <text:p/>
          </draw:path>
          <draw:polygon draw:style-name="gr3" draw:text-style-name="P9" draw:layer="layout" svg:width="0.307cm" svg:height="0.027cm" svg:x="9.069cm" svg:y="3.255cm" svg:viewBox="0 0 308 28" draw:points="153,28 0,28 0,0 308,0 308,28">
            <text:p/>
          </draw:polygon>
          <draw:path draw:style-name="gr3" draw:text-style-name="P9" draw:layer="layout" svg:width="0.223cm" svg:height="0.251cm" svg:x="9.11cm" svg:y="3.419cm" svg:viewBox="0 0 224 252" svg:d="M222 26c2-5 2-8 2-8 0-9-8-14-15-14-15 0-19 14-21 24l-8 34-13 47c0 5-3 14-3 16s-21 39-55 39c-17 0-32-9-32-34 0-23 13-51 23-79 2-3 6-11 6-18 0-17-20-33-43-33-42 0-63 49-63 60 0 5 7 5 9 5 5 0 7-2 9-7 7-26 26-44 44-44 7 0 10 4 10 14 0 7-2 12-3 20-20 47-23 61-23 77 0 42 35 51 61 51 23 0 39-11 50-19-7 23-11 38-29 58-8 9-28 24-52 24-7 0-21-1-30-10 17-4 19-20 19-23 0-11-9-16-17-16-11 0-23 9-23 27 0 19 19 35 51 35 45 0 98-30 111-80z">
            <text:p/>
          </draw:path>
          <draw:path draw:style-name="gr3" draw:text-style-name="P9" draw:layer="layout" svg:width="0.381cm" svg:height="1.856cm" svg:x="9.796cm" svg:y="2.627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9" draw:layer="layout" svg:width="0.256cm" svg:height="0.516cm" svg:x="10.273cm" svg:y="3.2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10.827cm" svg:y="3.539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1.651cm" svg:y="2.8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9" draw:layer="layout" svg:width="0.442cm" svg:height="0.032cm" svg:x="11.628cm" svg:y="3.539cm" svg:viewBox="0 0 443 33" draw:points="222,33 0,33 0,0 443,0 443,33">
            <text:p/>
          </draw:polygon>
          <draw:path draw:style-name="gr3" draw:text-style-name="P9" draw:layer="layout" svg:width="0.356cm" svg:height="0.501cm" svg:x="11.669cm" svg:y="3.937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381cm" svg:height="1.856cm" svg:x="12.191cm" svg:y="2.627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12.99cm" svg:y="3.4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3.793cm" svg:y="3.233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</draw:g>
        <draw:g>
          <svg:title>TexMaths</svg:title>
          <svg:desc>22§display§\left( 1 + e^u \right) \left( u + y \frac{du}{dy} \right) + e^u\left( 1 - u \right) = 0§svg§600§FALSE§</svg:desc>
          <draw:polygon draw:style-name="gr2" draw:text-style-name="P8" draw:layer="layout" svg:width="12.313cm" svg:height="1.779cm" svg:x="3.407cm" svg:y="12.467cm" svg:viewBox="0 0 12314 1780" draw:points="6156,1780 0,1780 0,0 12314,0 12314,1780">
            <text:p/>
          </draw:polygon>
          <draw:path draw:style-name="gr3" draw:text-style-name="P9" draw:layer="layout" svg:width="0.18cm" svg:height="0.773cm" svg:x="3.444cm" svg:y="12.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6cm" svg:x="3.738cm" svg:y="13.03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4.271cm" svg:y="13.0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8cm" svg:height="0.351cm" svg:x="5.037cm" svg:y="13.208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16cm" svg:height="0.245cm" svg:x="5.385cm" svg:y="12.991cm" svg:viewBox="0 0 317 246" svg:d="M204 151c-2 13-7 32-9 34-10 16-31 46-65 46-37 0-37-36-37-46 0-32 14-71 30-111 4-11 7-18 7-26 0-29-23-48-51-48-54 0-79 74-79 83 0 7 7 7 9 7 9 0 9-2 10-9 13-44 37-65 58-65 9 0 15 5 15 19 0 13-6 23-11 35-30 76-30 92-30 106 0 11 0 35 21 53 16 12 37 17 56 17 34 0 53-19 71-37 12 36 47 37 54 37 20 0 34-12 44-29 11-22 20-53 20-55 0-7-9-7-11-7-7 0-7 3-10 17-7 25-18 59-41 59-14 0-17-13-17-27 0-9 3-30 7-44 5-14 10-37 12-49l12-48c4-14 11-37 11-40 0-11-9-18-20-18-19 0-22 16-28 34z">
            <text:p/>
          </draw:path>
          <draw:path draw:style-name="gr3" draw:text-style-name="P9" draw:layer="layout" svg:width="0.18cm" svg:height="0.773cm" svg:x="5.809cm" svg:y="12.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81cm" svg:height="1.856cm" svg:x="6.355cm" svg:y="12.42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99cm" svg:height="0.351cm" svg:x="6.786cm" svg:y="13.208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7.421cm" svg:y="13.0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8.173cm" svg:y="13.20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369cm" svg:height="0.546cm" svg:x="8.682cm" svg:y="12.4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9.076cm" svg:y="12.685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8.65cm" svg:y="13.34cm" svg:viewBox="0 0 847 33" draw:points="424,33 0,33 0,0 847,0 847,33">
            <text:p/>
          </draw:polygon>
          <draw:path draw:style-name="gr3" draw:text-style-name="P9" draw:layer="layout" svg:width="0.369cm" svg:height="0.546cm" svg:x="8.699cm" svg:y="13.54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9.093cm" svg:y="13.738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381cm" svg:height="1.856cm" svg:x="9.616cm" svg:y="12.428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516cm" svg:x="10.373cm" svg:y="13.0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8cm" svg:height="0.351cm" svg:x="11.138cm" svg:y="13.208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16cm" svg:height="0.245cm" svg:x="11.489cm" svg:y="12.991cm" svg:viewBox="0 0 317 246" svg:d="M204 151c-2 13-7 32-9 34-10 16-31 46-65 46-37 0-37-36-37-46 0-32 14-71 30-111 4-11 7-18 7-26 0-29-23-48-51-48-54 0-79 74-79 83 0 7 7 7 9 7 9 0 9-2 10-9 13-44 37-65 58-65 9 0 15 5 15 19 0 13-6 23-11 35-30 76-30 92-30 106 0 11 0 35 21 53 16 12 37 17 56 17 34 0 53-19 71-37 12 36 47 37 54 37 20 0 34-12 44-29 11-22 20-53 20-55 0-7-9-7-11-7-7 0-7 3-10 17-7 25-18 59-41 59-14 0-17-13-17-27 0-9 3-30 8-44 4-14 9-37 11-49l12-48c4-14 11-37 11-40 0-11-9-18-20-18-19 0-22 16-28 34z">
            <text:p/>
          </draw:path>
          <draw:path draw:style-name="gr3" draw:text-style-name="P9" draw:layer="layout" svg:width="0.18cm" svg:height="0.773cm" svg:x="12.073cm" svg:y="12.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6cm" svg:x="12.365cm" svg:y="13.0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12.919cm" svg:y="13.34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13.65cm" svg:y="13.208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18cm" svg:height="0.773cm" svg:x="14.114cm" svg:y="12.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14.63cm" svg:y="13.2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5.433cm" svg:y="13.034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u + y \frac{du}{dy} + u e^u + y e^u \frac{du}{dy} + e^u - u e^u = 0§svg§600§FALSE§</svg:desc>
          <draw:polygon draw:style-name="gr2" draw:text-style-name="P8" draw:layer="layout" svg:width="13.295cm" svg:height="1.671cm" svg:x="3.423cm" svg:y="0.668cm" svg:viewBox="0 0 13296 1672" draw:points="6648,1672 0,1672 0,0 13296,0 13296,1672">
            <text:p/>
          </draw:polygon>
          <draw:path draw:style-name="gr3" draw:text-style-name="P9" draw:layer="layout" svg:width="0.399cm" svg:height="0.351cm" svg:x="3.407cm" svg:y="1.347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4.042cm" svg:y="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8cm" svg:height="0.5cm" svg:x="4.794cm" svg:y="1.347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369cm" svg:height="0.546cm" svg:x="5.303cm" svg:y="0.62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99cm" svg:height="0.351cm" svg:x="5.697cm" svg:y="0.824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5.271cm" svg:y="1.479cm" svg:viewBox="0 0 847 33" draw:points="424,33 0,33 0,0 847,0 847,33">
            <text:p/>
          </draw:polygon>
          <draw:path draw:style-name="gr3" draw:text-style-name="P9" draw:layer="layout" svg:width="0.369cm" svg:height="0.546cm" svg:x="5.32cm" svg:y="1.68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9" draw:layer="layout" svg:width="0.358cm" svg:height="0.5cm" svg:x="5.714cm" svg:y="1.877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516cm" svg:x="6.424cm" svg:y="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99cm" svg:height="0.351cm" svg:x="7.177cm" svg:y="1.347cm" svg:viewBox="0 0 400 352" svg:d="M250 299c9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98cm" svg:height="0.351cm" svg:x="7.633cm" svg:y="1.34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16cm" svg:height="0.245cm" svg:x="7.983cm" svg:y="1.13cm" svg:viewBox="0 0 317 246" svg:d="M204 151c-2 13-7 32-9 34-10 16-31 46-65 46-37 0-37-36-37-46 0-32 14-71 30-111 4-11 7-18 7-26 0-29-23-48-51-48-54 0-79 74-79 83 0 7 7 7 9 7 9 0 9-2 10-9 13-44 37-65 58-65 9 0 15 5 15 19 0 13-6 23-11 35-30 76-30 92-30 106 0 11 0 35 21 53 16 12 37 17 56 17 34 0 53-19 71-37 12 36 47 37 54 37 20 0 34-10 44-30 11-21 20-52 20-54 0-7-9-7-11-7-7 0-7 3-10 17-7 25-18 59-41 59-14 0-17-13-17-27 0-9 3-30 7-44 5-14 10-37 12-49l12-48c4-14 11-37 11-40 0-11-9-18-20-18-19 0-22 16-28 34z">
            <text:p/>
          </draw:path>
          <draw:path draw:style-name="gr3" draw:text-style-name="P9" draw:layer="layout" svg:width="0.515cm" svg:height="0.516cm" svg:x="8.576cm" svg:y="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8cm" svg:height="0.5cm" svg:x="9.33cm" svg:y="1.34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298cm" svg:height="0.351cm" svg:x="9.749cm" svg:y="1.347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16cm" svg:height="0.245cm" svg:x="10.099cm" svg:y="1.13cm" svg:viewBox="0 0 317 246" svg:d="M204 151c-2 13-7 32-9 34-10 16-31 46-65 46-37 0-37-36-37-46 0-32 14-71 30-111 4-11 7-18 7-26 0-29-23-48-51-48-54 0-79 74-79 83 0 7 7 7 9 7 9 0 9-2 10-9 13-44 37-65 58-65 9 0 15 5 15 19 0 13-6 23-11 35-30 76-30 92-30 106 0 11 0 35 21 53 16 12 37 17 56 17 34 0 53-19 71-37 12 36 47 37 54 37 20 0 34-10 44-30 11-21 20-52 20-54 0-7-9-7-11-7-7 0-7 3-10 17-7 25-18 59-41 59-14 0-17-13-17-27 0-9 3-30 7-44 5-14 10-37 12-49l12-48c4-14 11-37 11-40 0-11-9-18-20-18-19 0-22 16-28 34z">
            <text:p/>
          </draw:path>
          <draw:path draw:style-name="gr3" draw:text-style-name="P9" draw:layer="layout" svg:width="0.369cm" svg:height="0.546cm" svg:x="10.6cm" svg:y="0.62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9" draw:layer="layout" svg:width="0.399cm" svg:height="0.351cm" svg:x="10.995cm" svg:y="0.824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10.571cm" svg:y="1.479cm" svg:viewBox="0 0 847 33" draw:points="424,33 0,33 0,0 847,0 847,33">
            <text:p/>
          </draw:polygon>
          <draw:path draw:style-name="gr3" draw:text-style-name="P9" draw:layer="layout" svg:width="0.369cm" svg:height="0.546cm" svg:x="10.62cm" svg:y="1.68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11.014cm" svg:y="1.87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515cm" svg:height="0.516cm" svg:x="11.723cm" svg:y="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12.489cm" svg:y="1.34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16cm" svg:height="0.245cm" svg:x="12.839cm" svg:y="1.13cm" svg:viewBox="0 0 317 246" svg:d="M204 151c-2 13-7 32-9 34-10 16-31 46-65 46-37 0-37-36-37-46 0-32 14-71 30-111 4-11 7-18 7-26 0-29-23-48-51-48-54 0-79 74-79 83 0 7 7 7 9 7 9 0 9-2 10-9 13-44 37-65 58-65 9 0 15 5 15 19 0 13-6 23-11 35-30 76-30 92-30 106 0 11 0 35 21 53 16 12 37 17 56 17 34 0 53-19 71-37 12 36 47 37 54 37 20 0 34-10 44-30 11-21 20-52 20-54 0-7-9-7-11-7-7 0-7 3-10 17-7 25-18 59-41 59-14 0-17-13-17-27 0-9 3-30 7-44 5-14 10-37 12-49l12-48c4-14 11-37 11-40 0-11-9-18-20-18-19 0-22 16-28 34z">
            <text:p/>
          </draw:path>
          <draw:path draw:style-name="gr3" draw:text-style-name="P9" draw:layer="layout" svg:width="0.472cm" svg:height="0.032cm" svg:x="13.454cm" svg:y="1.479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14.186cm" svg:y="1.347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98cm" svg:height="0.351cm" svg:x="14.642cm" svg:y="1.34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16cm" svg:height="0.245cm" svg:x="14.99cm" svg:y="1.13cm" svg:viewBox="0 0 317 246" svg:d="M204 151c-2 13-7 32-9 34-10 16-31 46-65 46-37 0-37-36-37-46 0-32 14-71 30-111 4-11 7-18 7-26 0-29-23-48-51-48-54 0-79 74-79 83 0 7 7 7 9 7 9 0 9-2 10-9 13-44 37-65 58-65 9 0 15 5 15 19 0 13-6 23-11 35-30 76-30 92-30 106 0 11 0 35 21 53 16 12 37 17 56 17 34 0 53-19 71-37 12 36 47 37 54 37 20 0 34-10 44-30 11-21 20-52 20-54 0-7-9-7-11-7-7 0-7 3-10 17-7 25-18 59-41 59-14 0-17-13-17-27 0-9 3-30 8-44 4-14 9-37 11-49l12-48c4-14 11-37 11-40 0-11-9-18-20-18-19 0-22 16-28 34z">
            <text:p/>
          </draw:path>
          <draw:path draw:style-name="gr3" draw:text-style-name="P9" draw:layer="layout" svg:width="0.515cm" svg:height="0.182cm" svg:x="15.627cm" svg:y="1.4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6.432cm" svg:y="1.174cm" svg:viewBox="0 0 327 533" svg:d="M327 269c0-63-3-125-31-183-36-74-99-86-132-86-46 0-104 19-136 91-24 55-28 115-28 178 0 58 4 127 35 187 34 61 90 77 129 77 42 0 100-16 135-90 25-52 28-114 28-174zM164 517c-30 0-78-19-90-95-9-45-9-118-9-163 0-50 0-101 5-143 16-91 74-98 94-98 24 0 75 14 91 89 7 44 7 102 7 152 0 58 0 111-9 160-10 74-54 98-89 98z">
            <text:p/>
          </draw:path>
        </draw:g>
        <draw:g>
          <svg:title>TexMaths</svg:title>
          <svg:desc>22§display§u + y \frac{du}{dy} + y e^u \frac{du}{dy} + e^u  = 0§svg§600§FALSE§</svg:desc>
          <draw:polygon draw:style-name="gr2" draw:text-style-name="P8" draw:layer="layout" svg:width="8.99cm" svg:height="1.671cm" svg:x="3.424cm" svg:y="2.77cm" svg:viewBox="0 0 8991 1672" draw:points="4497,1672 0,1672 0,0 8991,0 8991,1672">
            <text:p/>
          </draw:polygon>
          <draw:path draw:style-name="gr3" draw:text-style-name="P9" draw:layer="layout" svg:width="0.399cm" svg:height="0.351cm" svg:x="3.408cm" svg:y="3.449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4.043cm" svg:y="3.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8cm" svg:height="0.5cm" svg:x="4.795cm" svg:y="3.449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369cm" svg:height="0.546cm" svg:x="5.303cm" svg:y="2.73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99cm" svg:height="0.351cm" svg:x="5.698cm" svg:y="2.926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5.272cm" svg:y="3.581cm" svg:viewBox="0 0 847 33" draw:points="424,33 0,33 0,0 847,0 847,33">
            <text:p/>
          </draw:polygon>
          <draw:path draw:style-name="gr3" draw:text-style-name="P9" draw:layer="layout" svg:width="0.369cm" svg:height="0.546cm" svg:x="5.321cm" svg:y="3.78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9" draw:layer="layout" svg:width="0.358cm" svg:height="0.5cm" svg:x="5.715cm" svg:y="3.979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516cm" svg:x="6.425cm" svg:y="3.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8cm" svg:height="0.5cm" svg:x="7.178cm" svg:y="3.449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98cm" svg:height="0.351cm" svg:x="7.597cm" svg:y="3.449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16cm" svg:height="0.245cm" svg:x="7.947cm" svg:y="3.232cm" svg:viewBox="0 0 317 246" svg:d="M204 151c-2 13-7 32-9 34-10 16-31 46-65 46-37 0-37-36-37-46 0-32 14-71 30-111 4-11 7-18 7-26 0-29-23-48-51-48-54 0-79 74-79 83 0 7 7 7 9 7 9 0 9-2 10-9 13-44 37-65 58-65 9 0 15 5 15 19 0 13-6 23-11 35-30 76-30 92-30 106 0 11 0 35 21 53 16 12 37 17 56 17 34 0 53-19 71-37 12 36 47 37 54 37 20 0 34-10 44-30 11-21 20-52 20-54 0-7-9-7-11-7-7 0-7 3-10 17-7 25-18 59-41 59-14 0-17-13-17-27 0-9 3-30 7-44 5-14 10-37 12-49l12-48c4-14 11-37 11-40 0-11-9-18-20-18-19 0-22 16-28 34z">
            <text:p/>
          </draw:path>
          <draw:path draw:style-name="gr3" draw:text-style-name="P9" draw:layer="layout" svg:width="0.369cm" svg:height="0.546cm" svg:x="8.45cm" svg:y="2.73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9" draw:layer="layout" svg:width="0.399cm" svg:height="0.351cm" svg:x="8.844cm" svg:y="2.926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8.418cm" svg:y="3.581cm" svg:viewBox="0 0 847 33" draw:points="424,33 0,33 0,0 847,0 847,33">
            <text:p/>
          </draw:polygon>
          <draw:path draw:style-name="gr3" draw:text-style-name="P9" draw:layer="layout" svg:width="0.369cm" svg:height="0.546cm" svg:x="8.468cm" svg:y="3.78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8.862cm" svg:y="3.979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515cm" svg:height="0.516cm" svg:x="9.571cm" svg:y="3.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10.337cm" svg:y="3.449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16cm" svg:height="0.245cm" svg:x="10.687cm" svg:y="3.232cm" svg:viewBox="0 0 317 246" svg:d="M204 151c-2 13-7 32-9 34-10 16-31 46-65 46-37 0-37-36-37-46 0-32 14-71 30-111 4-11 7-18 7-26 0-29-23-48-51-48-54 0-79 74-79 83 0 7 7 7 9 7 9 0 9-2 10-9 13-44 37-65 58-65 9 0 15 5 15 19 0 13-6 23-11 35-30 76-30 92-30 106 0 11 0 35 21 53 16 12 37 17 56 17 34 0 53-19 71-37 12 36 47 37 54 37 20 0 34-10 44-30 11-21 20-52 20-54 0-7-9-7-11-7-7 0-7 3-10 17-7 25-18 59-41 59-14 0-17-13-17-27 0-9 3-30 7-44 5-14 10-37 12-49l12-48c4-14 11-37 11-40 0-11-9-18-20-18-19 0-22 16-28 34z">
            <text:p/>
          </draw:path>
          <draw:path draw:style-name="gr3" draw:text-style-name="P9" draw:layer="layout" svg:width="0.515cm" svg:height="0.182cm" svg:x="11.324cm" svg:y="3.5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127cm" svg:y="3.276cm" svg:viewBox="0 0 327 533" svg:d="M327 269c0-63-3-125-31-183-36-74-99-86-132-86-46 0-104 19-136 91-24 55-28 115-28 178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u + e^u + y ( 1 + e^u ) \frac{du}{dy} = 0§svg§600§FALSE§</svg:desc>
          <draw:polygon draw:style-name="gr2" draw:text-style-name="P8" draw:layer="layout" svg:width="8.542cm" svg:height="1.671cm" svg:x="3.425cm" svg:y="4.972cm" svg:viewBox="0 0 8543 1672" draw:points="4272,1672 0,1672 0,0 8543,0 8543,1672">
            <text:p/>
          </draw:polygon>
          <draw:path draw:style-name="gr3" draw:text-style-name="P9" draw:layer="layout" svg:width="0.399cm" svg:height="0.351cm" svg:x="3.409cm" svg:y="5.651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4.044cm" svg:y="5.54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4.81cm" svg:y="5.65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16cm" svg:height="0.245cm" svg:x="5.159cm" svg:y="5.434cm" svg:viewBox="0 0 317 246" svg:d="M204 151c-2 13-7 32-9 34-10 16-31 46-65 46-37 0-37-36-37-46 0-32 14-71 30-111 4-11 7-18 7-26 0-29-23-48-51-48-54 0-79 74-79 83 0 7 7 7 9 7 9 0 9-2 10-9 13-44 37-65 58-65 9 0 15 5 15 19 0 13-6 23-11 35-30 76-30 92-30 106 0 11 0 35 21 53 16 12 37 17 56 17 34 0 53-19 71-37 12 36 47 37 54 37 20 0 34-10 44-30 11-21 20-52 20-54 0-7-9-7-11-7-7 0-7 3-10 17-7 25-18 59-41 59-14 0-17-13-17-27 0-9 3-30 7-44 5-14 10-37 12-49l12-48c4-14 11-37 11-40 0-11-9-18-20-18-19 0-22 16-28 34z">
            <text:p/>
          </draw:path>
          <draw:path draw:style-name="gr3" draw:text-style-name="P9" draw:layer="layout" svg:width="0.515cm" svg:height="0.516cm" svg:x="5.753cm" svg:y="5.54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8cm" svg:height="0.5cm" svg:x="6.505cm" svg:y="5.651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18cm" svg:height="0.773cm" svg:x="6.966cm" svg:y="5.41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7.26cm" svg:y="5.47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7.793cm" svg:y="5.54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8.557cm" svg:y="5.651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16cm" svg:height="0.245cm" svg:x="8.907cm" svg:y="5.434cm" svg:viewBox="0 0 317 246" svg:d="M204 151c-2 13-7 32-9 34-10 16-31 46-65 46-37 0-37-36-37-46 0-32 14-71 30-111 4-11 7-18 7-26 0-29-23-48-51-48-54 0-79 74-79 83 0 7 7 7 9 7 9 0 9-2 10-9 13-44 37-65 58-65 9 0 15 5 15 19 0 13-6 23-11 35-30 76-30 92-30 106 0 11 0 35 21 53 16 12 37 17 56 17 34 0 53-19 71-37 12 36 47 37 54 37 20 0 34-10 44-30 11-21 20-52 20-54 0-7-9-7-11-7-7 0-7 3-10 17-7 25-18 59-41 59-14 0-17-13-17-27 0-9 3-30 7-44 5-14 10-37 12-49l12-48c4-14 11-37 11-40 0-11-9-18-20-18-19 0-22 16-28 34z">
            <text:p/>
          </draw:path>
          <draw:path draw:style-name="gr3" draw:text-style-name="P9" draw:layer="layout" svg:width="0.18cm" svg:height="0.773cm" svg:x="9.332cm" svg:y="5.41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9.712cm" svg:y="4.9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99cm" svg:height="0.351cm" svg:x="10.104cm" svg:y="5.128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9.68cm" svg:y="5.783cm" svg:viewBox="0 0 847 33" draw:points="424,33 0,33 0,0 847,0 847,33">
            <text:p/>
          </draw:polygon>
          <draw:path draw:style-name="gr3" draw:text-style-name="P9" draw:layer="layout" svg:width="0.369cm" svg:height="0.546cm" svg:x="9.729cm" svg:y="5.98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9" draw:layer="layout" svg:width="0.358cm" svg:height="0.5cm" svg:x="10.124cm" svg:y="6.181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10.877cm" svg:y="5.7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1.68cm" svg:y="5.478cm" svg:viewBox="0 0 327 533" svg:d="M327 269c0-63-3-125-31-183-36-74-99-86-132-86-46 0-104 19-136 91-24 55-28 115-28 178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( u + e^u ) dy + y ( 1 + e^u ) du = 0§svg§600§FALSE§</svg:desc>
          <draw:polygon draw:style-name="gr2" draw:text-style-name="P8" draw:layer="layout" svg:width="9.768cm" svg:height="0.696cm" svg:x="3.409cm" svg:y="7.173cm" svg:viewBox="0 0 9769 697" draw:points="4885,697 0,697 0,0 9769,0 9769,697">
            <text:p/>
          </draw:polygon>
          <draw:path draw:style-name="gr3" draw:text-style-name="P9" draw:layer="layout" svg:width="0.18cm" svg:height="0.773cm" svg:x="3.446cm" svg:y="7.13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99cm" svg:height="0.351cm" svg:x="3.694cm" svg:y="7.371cm" svg:viewBox="0 0 400 352" svg:d="M250 299c9 33 35 53 69 53 26 0 45-18 58-42 12-29 23-76 23-78 0-7-7-7-9-7-9 0-9 2-13 14-10 42-24 95-58 95-15 0-23-9-23-35 0-18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515cm" svg:height="0.516cm" svg:x="4.33cm" svg:y="7.2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5.095cm" svg:y="7.371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316cm" svg:height="0.245cm" svg:x="5.444cm" svg:y="7.155cm" svg:viewBox="0 0 317 246" svg:d="M204 151c-2 13-7 32-9 34-10 16-31 45-65 45-37 0-37-35-37-45 0-32 14-71 30-111 4-11 7-18 7-27 0-28-23-47-51-47-54 0-79 74-79 83 0 7 7 7 9 7 9 0 9-2 10-9 13-44 37-65 58-65 9 0 15 5 15 19 0 12-6 23-11 35-30 76-30 92-30 106 0 10 0 35 21 53 16 12 37 17 56 17 34 0 53-19 71-37 12 36 47 37 54 37 20 0 34-12 44-30 11-21 20-52 20-54 0-7-9-7-11-7-7 0-7 3-10 17-7 25-18 58-41 58-14 0-17-12-17-26 0-9 3-30 7-44 5-14 10-37 12-49l12-48c4-14 11-37 11-40 0-11-9-18-19-18-20 0-23 16-29 34z">
            <text:p/>
          </draw:path>
          <draw:path draw:style-name="gr3" draw:text-style-name="P9" draw:layer="layout" svg:width="0.18cm" svg:height="0.773cm" svg:x="5.868cm" svg:y="7.13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9" draw:layer="layout" svg:width="0.369cm" svg:height="0.546cm" svg:x="6.155cm" svg:y="7.17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9" draw:layer="layout" svg:width="0.358cm" svg:height="0.5cm" svg:x="6.549cm" svg:y="7.371cm" svg:viewBox="0 0 359 501" svg:d="M356 47c3-10 3-12 3-17 0-14-12-21-23-21-9 0-21 3-28 16-2 3-7 28-11 42-5 19-10 40-15 61l-36 141c-1 11-35 65-86 65-40 0-49-33-49-63 0-35 14-83 40-151 13-32 16-41 16-57 0-35-26-63-65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7.148cm" svg:y="7.2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8cm" svg:height="0.5cm" svg:x="7.901cm" svg:y="7.371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8.362cm" svg:y="7.13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56cm" svg:height="0.516cm" svg:x="8.654cm" svg:y="7.1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9.188cm" svg:y="7.2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9.954cm" svg:y="7.371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16cm" svg:height="0.245cm" svg:x="10.304cm" svg:y="7.155cm" svg:viewBox="0 0 317 246" svg:d="M204 151c-2 13-7 32-9 34-10 16-31 45-65 45-37 0-37-35-37-45 0-32 14-71 30-111 4-11 7-18 7-27 0-28-23-47-51-47-54 0-79 74-79 83 0 7 7 7 9 7 9 0 9-2 10-9 13-44 37-65 58-65 9 0 15 5 15 19 0 12-6 23-11 35-30 76-30 92-30 106 0 10 0 35 21 53 16 12 37 17 56 17 34 0 53-19 71-37 12 36 47 37 54 37 20 0 34-12 44-30 11-21 20-52 20-54 0-7-9-7-11-7-7 0-7 3-10 17-7 25-18 58-41 58-14 0-17-12-17-26 0-9 3-30 7-44 5-14 10-37 12-49l12-48c4-14 11-37 11-40 0-11-9-18-19-18-20 0-23 16-29 34z">
            <text:p/>
          </draw:path>
          <draw:path draw:style-name="gr3" draw:text-style-name="P9" draw:layer="layout" svg:width="0.18cm" svg:height="0.773cm" svg:x="10.726cm" svg:y="7.13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9" draw:layer="layout" svg:width="0.369cm" svg:height="0.546cm" svg:x="11.013cm" svg:y="7.178cm" svg:viewBox="0 0 370 547" svg:d="M370 9c0-2 0-9-11-9-10 0-84 7-98 9-6 0-11 3-11 14 0 10 7 10 19 10 37 0 39 6 39 13l-2 16-47 183c-14-29-37-50-72-50-90 0-187 115-187 227 0 74 42 125 104 125 16 0 54-3 100-58 7 32 34 58 71 58 28 0 45-18 58-44 12-26 23-74 23-76 0-8-7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9" draw:layer="layout" svg:width="0.399cm" svg:height="0.351cm" svg:x="11.407cm" svg:y="7.371cm" svg:viewBox="0 0 400 352" svg:d="M250 299c9 33 35 53 69 53 26 0 45-18 58-42 12-29 23-76 23-78 0-7-7-7-9-7-9 0-9 2-13 14-10 42-24 95-58 95-15 0-23-9-23-35 0-18 9-53 15-81l22-84c2-11 11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515cm" svg:height="0.182cm" svg:x="12.087cm" svg:y="7.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89cm" svg:y="7.199cm" svg:viewBox="0 0 327 533" svg:d="M327 269c0-63-3-125-31-183-35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>
          <svg:title>TexMaths</svg:title>
          <svg:desc>22§display§\frac{dy}{y} + \frac{ (1 + e^u) du }{ u + e^u } = 0§svg§600§FALSE§</svg:desc>
          <draw:polygon draw:style-name="gr2" draw:text-style-name="P8" draw:layer="layout" svg:width="6.885cm" svg:height="1.715cm" svg:x="3.45cm" svg:y="9.776cm" svg:viewBox="0 0 6886 1716" draw:points="3443,1716 0,1716 0,0 6886,0 6886,1716">
            <text:p/>
          </draw:polygon>
          <draw:path draw:style-name="gr3" draw:text-style-name="P9" draw:layer="layout" svg:width="0.369cm" svg:height="0.546cm" svg:x="3.443cm" svg:y="9.78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3.835cm" svg:y="9.975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1cm" svg:height="0.032cm" svg:x="3.411cm" svg:y="10.631cm" svg:viewBox="0 0 811 33" draw:points="405,33 0,33 0,0 811,0 811,33">
            <text:p/>
          </draw:polygon>
          <draw:path draw:style-name="gr3" draw:text-style-name="P9" draw:layer="layout" svg:width="0.358cm" svg:height="0.5cm" svg:x="3.635cm" svg:y="11.029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516cm" svg:x="4.529cm" svg:y="10.3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18cm" svg:height="0.773cm" svg:x="5.428cm" svg:y="9.73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5.72cm" svg:y="9.80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6.254cm" svg:y="9.86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7.019cm" svg:y="9.975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16cm" svg:height="0.245cm" svg:x="7.37cm" svg:y="9.797cm" svg:viewBox="0 0 317 246" svg:d="M204 151c-2 13-7 32-9 34-10 16-31 46-65 46-37 0-37-36-37-46 0-32 14-71 30-111 4-11 7-18 7-26 0-29-23-48-51-48-54 0-79 74-79 83 0 7 7 7 9 7 9 0 9-2 10-9 13-44 37-65 58-65 9 0 15 5 15 19 0 13-6 23-11 35-30 76-30 92-30 106 0 11 0 35 21 53 16 12 37 17 56 17 34 0 53-19 71-37 12 36 47 37 54 37 20 0 34-10 44-30 11-21 20-52 20-54 0-7-9-7-11-7-7 0-7 3-10 17-7 25-18 59-41 59-14 0-17-13-17-27 0-9 3-30 7-44 5-14 10-37 12-49l12-48c4-14 11-37 11-40 0-11-9-18-19-18-20 0-23 16-29 34z">
            <text:p/>
          </draw:path>
          <draw:path draw:style-name="gr3" draw:text-style-name="P9" draw:layer="layout" svg:width="0.18cm" svg:height="0.773cm" svg:x="7.792cm" svg:y="9.73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8.079cm" svg:y="9.78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99cm" svg:height="0.351cm" svg:x="8.473cm" svg:y="9.975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3.544cm" svg:height="0.032cm" svg:x="5.351cm" svg:y="10.631cm" svg:viewBox="0 0 3545 33" draw:points="1772,33 0,33 0,0 3545,0 3545,33">
            <text:p/>
          </draw:polygon>
          <draw:path draw:style-name="gr3" draw:text-style-name="P9" draw:layer="layout" svg:width="0.399cm" svg:height="0.351cm" svg:x="6.069cm" svg:y="11.029cm" svg:viewBox="0 0 400 352" svg:d="M250 299c9 34 35 53 69 53 26 0 45-18 58-42 12-28 23-76 23-78 0-7-7-7-9-7-9 0-9 2-13 14-10 43-24 95-58 95-15 0-23-8-23-35 0-17 9-53 15-81l22-84c2-11 11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6.704cm" svg:y="10.9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7.47cm" svg:y="11.029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16cm" svg:height="0.245cm" svg:x="7.82cm" svg:y="10.909cm" svg:viewBox="0 0 317 246" svg:d="M204 151c-2 13-7 32-9 34-10 16-31 46-65 46-37 0-37-36-37-46 0-32 14-71 30-111 4-11 7-18 7-26 0-29-23-48-51-48-54 0-79 74-79 83 0 7 7 7 9 7 9 0 9-2 10-9 13-44 37-65 58-65 9 0 15 5 15 19 0 13-6 23-11 35-30 76-30 92-30 106 0 11 0 35 21 53 16 12 37 17 56 17 34 0 53-19 71-37 12 36 47 37 54 37 20 0 34-12 44-30 11-21 20-52 20-54 0-7-9-7-11-7-7 0-7 3-10 17-7 25-18 59-41 59-14 0-17-13-17-27 0-9 3-30 7-44 5-14 10-37 12-49l12-48c4-14 11-37 11-40 0-11-9-18-19-18-20 0-23 16-29 34z">
            <text:p/>
          </draw:path>
          <draw:path draw:style-name="gr3" draw:text-style-name="P9" draw:layer="layout" svg:width="0.515cm" svg:height="0.182cm" svg:x="9.244cm" svg:y="10.5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0.049cm" svg:y="10.325cm" svg:viewBox="0 0 327 533" svg:d="M327 269c0-63-3-125-31-183-35-74-99-86-132-86-46 0-104 19-136 91-24 55-28 115-28 178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\text {Dividing through out by } y ( u + e^u ) \text { we get,}§svg§600§FALSE§</svg:desc>
          <draw:polygon draw:style-name="gr2" draw:text-style-name="P8" draw:layer="layout" svg:width="14.186cm" svg:height="0.696cm" svg:x="3.422cm" svg:y="8.474cm" svg:viewBox="0 0 14187 697" draw:points="7092,697 0,697 0,0 14187,0 14187,697">
            <text:p/>
          </draw:polygon>
          <draw:path draw:style-name="gr3" draw:text-style-name="P9" draw:layer="layout" svg:width="0.52cm" svg:height="0.528cm" svg:x="3.41cm" svg:y="8.486cm" svg:viewBox="0 0 521 529" svg:d="M0 0v25h19c60 0 60 8 60 35v410c0 28 0 35-60 35h-19v24h283c131 0 238-114 238-260 0-148-104-269-238-269zM185 505c-37 0-39-5-39-30v-420c0-25 2-30 39-30h77c48 0 102 15 141 72 33 45 41 112 41 172 0 86-15 132-43 171-16 21-60 65-139 65z">
            <text:p/>
          </draw:path>
          <draw:path draw:style-name="gr3" draw:text-style-name="P9" draw:layer="layout" svg:width="0.166cm" svg:height="0.518cm" svg:x="4cm" svg:y="8.49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4.204cm" svg:y="8.681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9" draw:layer="layout" svg:width="0.166cm" svg:height="0.518cm" svg:x="4.623cm" svg:y="8.49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83cm" svg:height="0.546cm" svg:x="4.837cm" svg:y="8.479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9" draw:layer="layout" svg:width="0.166cm" svg:height="0.518cm" svg:x="5.267cm" svg:y="8.49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5.481cm" svg:y="8.67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5cm" svg:height="0.511cm" svg:x="5.907cm" svg:y="8.66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242cm" svg:height="0.485cm" svg:x="6.544cm" svg:y="8.53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6.856cm" svg:y="8.47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261cm" svg:height="0.342cm" svg:x="7.282cm" svg:y="8.67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7.585cm" svg:y="8.66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51cm" svg:x="7.975cm" svg:y="8.672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55cm" svg:height="0.511cm" svg:x="8.401cm" svg:y="8.66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9cm" svg:height="0.537cm" svg:x="8.79cm" svg:y="8.47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4cm" svg:height="0.356cm" svg:x="9.475cm" svg:y="8.66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51cm" svg:x="9.864cm" svg:y="8.672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242cm" svg:height="0.485cm" svg:x="10.284cm" svg:y="8.53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83cm" svg:height="0.546cm" svg:x="10.849cm" svg:y="8.479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79cm" svg:height="0.492cm" svg:x="11.25cm" svg:y="8.681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9" draw:layer="layout" svg:width="0.356cm" svg:height="0.5cm" svg:x="11.924cm" svg:y="8.672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12.386cm" svg:y="8.43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99cm" svg:height="0.351cm" svg:x="12.632cm" svg:y="8.672cm" svg:viewBox="0 0 400 352" svg:d="M250 299c9 33 35 53 69 53 26 0 44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515cm" svg:height="0.516cm" svg:x="13.267cm" svg:y="8.56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14.033cm" svg:y="8.67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16cm" svg:height="0.245cm" svg:x="14.381cm" svg:y="8.456cm" svg:viewBox="0 0 317 246" svg:d="M204 151c-2 13-7 32-9 34-10 16-31 45-65 45-37 0-37-35-37-45 0-32 14-71 30-111 4-11 7-18 7-27 0-28-23-47-51-47-54 0-79 74-79 83 0 7 7 7 9 7 9 0 9-2 10-9 13-44 37-65 58-65 9 0 15 5 15 19 0 12-6 23-11 35-30 76-30 92-30 106 0 10 0 35 21 53 16 12 37 17 56 17 34 0 53-19 71-37 12 36 47 37 54 37 20 0 34-12 44-30 11-21 20-52 20-54 0-7-9-7-11-7-7 0-7 3-10 17-7 25-18 58-41 58-14 0-17-12-17-26 0-9 3-30 8-44 4-14 9-37 11-49l12-48c4-14 11-37 11-40 0-11-9-18-20-18-19 0-22 16-28 34z">
            <text:p/>
          </draw:path>
          <draw:path draw:style-name="gr3" draw:text-style-name="P9" draw:layer="layout" svg:width="0.18cm" svg:height="0.773cm" svg:x="14.805cm" svg:y="8.43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3cm" svg:height="0.342cm" svg:x="15.333cm" svg:y="8.681cm" svg:viewBox="0 0 531 343" svg:d="M466 74c14-39 37-49 65-49v-25c-17 2-40 2-56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9" draw:layer="layout" svg:width="0.3cm" svg:height="0.356cm" svg:x="15.877cm" svg:y="8.66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16.479cm" svg:y="8.66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cm" svg:height="0.356cm" svg:x="16.866cm" svg:y="8.66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17.202cm" svg:y="8.53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17.554cm" svg:y="8.933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int \frac{1}{y} \ dy + \int \frac{ 1 + e^u }{ u + e^u } \ du = 0§svg§600§FALSE§</svg:desc>
          <draw:polygon draw:style-name="gr2" draw:text-style-name="P8" draw:layer="layout" svg:width="9.159cm" svg:height="1.664cm" svg:x="3.412cm" svg:y="13.277cm" svg:viewBox="0 0 9160 1665" draw:points="4580,1665 0,1665 0,0 9160,0 9160,1665">
            <text:p/>
          </draw:polygon>
          <draw:path draw:style-name="gr3" draw:text-style-name="P9" draw:layer="layout" svg:width="0.687cm" svg:height="1.718cm" svg:x="3.417cm" svg:y="13.238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9" draw:layer="layout" svg:width="0.256cm" svg:height="0.516cm" svg:x="4.447cm" svg:y="13.25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407cm" svg:height="0.032cm" svg:x="4.368cm" svg:y="14.081cm" svg:viewBox="0 0 408 33" draw:points="204,33 0,33 0,0 408,0 408,33">
            <text:p/>
          </draw:polygon>
          <draw:path draw:style-name="gr3" draw:text-style-name="P9" draw:layer="layout" svg:width="0.358cm" svg:height="0.5cm" svg:x="4.391cm" svg:y="14.479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369cm" svg:height="0.546cm" svg:x="5.156cm" svg:y="13.75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6cm" svg:height="0.5cm" svg:x="5.551cm" svg:y="13.949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515cm" svg:height="0.516cm" svg:x="6.151cm" svg:y="13.8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87cm" svg:height="1.718cm" svg:x="6.923cm" svg:y="13.238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9" draw:layer="layout" svg:width="0.256cm" svg:height="0.516cm" svg:x="7.972cm" svg:y="13.25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8.504cm" svg:y="13.3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9.27cm" svg:y="13.42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16cm" svg:height="0.245cm" svg:x="9.62cm" svg:y="13.249cm" svg:viewBox="0 0 317 246" svg:d="M204 151c-2 13-7 32-9 34-10 16-31 46-65 46-37 0-37-36-37-46 0-32 14-71 30-111 4-11 7-18 7-26 0-29-23-48-51-48-54 0-79 74-79 83 0 7 7 7 9 7 9 0 9-2 10-9 13-44 37-65 58-65 9 0 15 5 15 19 0 13-6 23-11 35-30 76-30 92-30 106 0 11 0 35 21 53 16 12 37 17 56 17 34 0 53-19 71-37 12 36 47 37 54 37 20 0 34-10 44-30 11-21 20-52 20-54 0-7-9-7-11-7-7 0-7 3-10 17-7 25-18 59-41 59-14 0-17-13-17-27 0-9 3-30 7-44 5-14 10-37 12-49l12-48c4-14 11-37 11-40 0-11-9-18-20-18-19 0-22 16-28 34z">
            <text:p/>
          </draw:path>
          <draw:polygon draw:style-name="gr3" draw:text-style-name="P9" draw:layer="layout" svg:width="2.153cm" svg:height="0.032cm" svg:x="7.876cm" svg:y="14.081cm" svg:viewBox="0 0 2154 33" draw:points="1077,33 0,33 0,0 2154,0 2154,33">
            <text:p/>
          </draw:polygon>
          <draw:path draw:style-name="gr3" draw:text-style-name="P9" draw:layer="layout" svg:width="0.399cm" svg:height="0.351cm" svg:x="7.897cm" svg:y="14.479cm" svg:viewBox="0 0 400 352" svg:d="M250 299c7 34 35 53 69 53 26 0 44-18 58-42 12-28 23-76 23-78 0-7-7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8.532cm" svg:y="14.36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9.298cm" svg:y="14.479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16cm" svg:height="0.245cm" svg:x="9.648cm" svg:y="14.359cm" svg:viewBox="0 0 317 246" svg:d="M204 151c-2 13-7 32-9 34-10 16-31 46-65 46-37 0-37-36-37-46 0-32 14-71 30-111 4-11 7-18 7-26 0-29-23-48-51-48-54 0-79 74-79 83 0 7 7 7 9 7 9 0 9-2 10-9 13-44 37-65 58-65 9 0 15 5 15 19 0 13-6 23-11 35-30 76-30 92-30 106 0 11 0 35 21 53 16 12 37 17 56 17 34 0 53-19 71-37 12 36 47 37 54 37 20 0 34-12 44-30 11-21 20-52 20-54 0-7-9-7-11-7-7 0-7 3-10 17-7 25-18 59-41 59-14 0-17-13-17-27 0-9 3-30 7-44 5-14 10-37 12-49l12-48c4-14 11-37 11-40 0-11-9-18-20-18-19 0-22 16-28 34z">
            <text:p/>
          </draw:path>
          <draw:path draw:style-name="gr3" draw:text-style-name="P9" draw:layer="layout" svg:width="0.369cm" svg:height="0.546cm" svg:x="10.408cm" svg:y="13.75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9" draw:layer="layout" svg:width="0.399cm" svg:height="0.351cm" svg:x="10.803cm" svg:y="13.949cm" svg:viewBox="0 0 400 352" svg:d="M250 299c9 34 35 53 69 53 26 0 45-18 58-42 12-28 23-76 23-78 0-7-7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182cm" svg:x="11.48cm" svg:y="14.0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285cm" svg:y="13.775cm" svg:viewBox="0 0 327 533" svg:d="M327 269c0-63-3-125-31-183-36-74-99-86-132-86-46 0-104 19-136 91-24 55-28 115-28 178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\text {Integrating through out, we get,}§svg§600§FALSE§</svg:desc>
          <draw:polygon draw:style-name="gr2" draw:text-style-name="P8" draw:layer="layout" svg:width="10.759cm" svg:height="0.62cm" svg:x="3.429cm" svg:y="11.975cm" svg:viewBox="0 0 10760 621" draw:points="5380,621 0,621 0,0 10760,0 10760,621">
            <text:p/>
          </draw:polygon>
          <draw:path draw:style-name="gr3" draw:text-style-name="P9" draw:layer="layout" svg:width="0.237cm" svg:height="0.53cm" svg:x="3.411cm" svg:y="11.945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694cm" svg:y="12.13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4.092cm" svg:y="11.998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4.4cm" svg:y="12.12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4.743cm" svg:y="12.12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5.13cm" svg:y="12.13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5.444cm" svg:y="12.126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5.812cm" svg:y="11.998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6.123cm" svg:y="11.95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338cm" svg:y="12.13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764cm" svg:y="12.12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401cm" svg:y="11.99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712cm" svg:y="11.93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8.138cm" svg:y="12.13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441cm" svg:y="12.126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8.832cm" svg:y="12.132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9.258cm" svg:y="12.12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648cm" svg:y="11.93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0.331cm" svg:y="12.126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722cm" svg:y="12.132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1.141cm" svg:y="11.99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1.493cm" svg:y="12.391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1.913cm" svg:y="12.141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2.457cm" svg:y="12.12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3.059cm" svg:y="12.12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3.446cm" svg:y="12.12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3.782cm" svg:y="11.99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4.134cm" svg:y="12.391cm" svg:viewBox="0 0 92 233" svg:d="M92 81c0-49-18-81-50-81-28 0-42 21-42 41 0 21 14 42 42 42 13 0 21-5 30-11l2-1c0 0 2 0 2 10 0 51-23 99-58 136-4 3-6 5-6 7 0 7 4 9 9 9 9 0 71-62 71-15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log y + \log ( u + e^u ) = \log c§svg§600§FALSE§</svg:desc>
          <draw:polygon draw:style-name="gr2" draw:text-style-name="P8" draw:layer="layout" svg:width="8.645cm" svg:height="0.696cm" svg:x="4.331cm" svg:y="0.874cm" svg:viewBox="0 0 8646 697" draw:points="4322,697 0,697 0,0 8646,0 8646,697">
            <text:p/>
          </draw:polygon>
          <draw:path draw:style-name="gr3" draw:text-style-name="P9" draw:layer="layout" svg:width="0.173cm" svg:height="0.537cm" svg:x="4.317cm" svg:y="0.87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528cm" svg:y="1.06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4.915cm" svg:y="1.064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58cm" svg:height="0.5cm" svg:x="5.442cm" svg:y="1.072cm" svg:viewBox="0 0 359 501" svg:d="M355 47c4-10 4-12 4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6.042cm" svg:y="0.96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173cm" svg:height="0.537cm" svg:x="6.797cm" svg:y="0.87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7.008cm" svg:y="1.06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7.395cm" svg:y="1.064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7.847cm" svg:y="0.83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98cm" svg:height="0.351cm" svg:x="8.094cm" svg:y="1.072cm" svg:viewBox="0 0 399 352" svg:d="M250 299c9 33 35 53 69 53 26 0 45-18 58-42 12-29 22-76 22-78 0-7-7-7-8-7-9 0-9 2-13 14-10 42-24 95-58 95-16 0-23-9-23-35 0-18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515cm" svg:height="0.516cm" svg:x="8.729cm" svg:y="0.96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9.495cm" svg:y="1.07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16cm" svg:height="0.245cm" svg:x="9.845cm" svg:y="0.856cm" svg:viewBox="0 0 317 246" svg:d="M204 151c-2 13-7 32-9 34-10 16-31 45-65 45-37 0-37-35-37-45 0-32 14-71 30-111 4-11 7-18 7-27 0-28-23-47-51-47-54 0-79 74-79 83 0 7 7 7 9 7 9 0 9-2 10-9 13-44 37-65 58-65 9 0 15 5 15 19 0 12-6 23-11 35-30 76-30 92-30 106 0 10 0 35 21 53 16 12 37 17 56 17 34 0 53-19 71-37 12 36 47 37 54 37 20 0 34-12 44-30 11-21 20-52 20-54 0-7-9-7-11-7-7 0-7 3-10 17-7 25-18 58-41 58-14 0-17-12-17-26 0-9 3-30 7-44 5-14 10-37 12-49l12-48c4-14 11-37 11-40 0-11-9-18-20-18-19 0-22 16-28 34z">
            <text:p/>
          </draw:path>
          <draw:path draw:style-name="gr3" draw:text-style-name="P9" draw:layer="layout" svg:width="0.18cm" svg:height="0.773cm" svg:x="10.267cm" svg:y="0.83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0.781cm" svg:y="1.1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11.58cm" svg:y="0.87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1.791cm" svg:y="1.06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12.177cm" svg:y="1.064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02cm" svg:height="0.351cm" svg:x="12.713cm" svg:y="1.07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.\ .\  . \ \text {[ From (2) ]}§svg§600§FALSE§</svg:desc>
          <draw:polygon draw:style-name="gr2" draw:text-style-name="P8" draw:layer="layout" svg:width="5.214cm" svg:height="0.696cm" svg:x="9.907cm" svg:y="4.865cm" svg:viewBox="0 0 5215 697" draw:points="2607,697 0,697 0,0 5215,0 5215,697">
            <text:p/>
          </draw:polygon>
          <draw:path draw:style-name="gr3" draw:text-style-name="P9" draw:layer="layout" svg:width="0.083cm" svg:height="0.083cm" svg:x="9.935cm" svg:y="5.3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0.407cm" svg:y="5.3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0.88cm" svg:y="5.324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11.377cm" svg:y="4.826cm" svg:viewBox="0 0 107 774" draw:points="107,774 107,744 32,744 32,32 107,32 107,0 0,0 0,774">
            <text:p/>
          </draw:polygon>
          <draw:path draw:style-name="gr3" draw:text-style-name="P9" draw:layer="layout" svg:width="0.448cm" svg:height="0.527cm" svg:x="11.783cm" svg:y="4.881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9" draw:layer="layout" svg:width="0.261cm" svg:height="0.342cm" svg:x="12.22cm" svg:y="5.0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2.523cm" svg:y="5.0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12.913cm" svg:y="5.063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13.867cm" svg:y="4.8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14.13cm" svg:y="4.8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14.522cm" svg:y="4.8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15.054cm" svg:y="4.826cm" svg:viewBox="0 0 107 774" draw:points="107,0 0,0 0,32 76,32 76,744 0,744 0,774 107,774">
            <text:p/>
          </draw:polygon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546cm" svg:height="0.62cm" svg:x="15.531cm" svg:y="4.879cm" svg:viewBox="0 0 10547 621" draw:points="5273,621 0,621 0,0 10547,0 10547,621">
            <text:p/>
          </draw:polygon>
          <draw:path draw:style-name="gr3" draw:text-style-name="P9" draw:layer="layout" svg:width="0.166cm" svg:height="0.519cm" svg:x="15.517cm" svg:y="4.8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5.733cm" svg:y="5.0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244cm" svg:height="0.486cm" svg:x="16.284cm" svg:y="4.902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9cm" svg:height="0.539cm" svg:x="16.596cm" svg:y="4.84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7.022cm" svg:y="5.0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17.624cm" svg:y="5.0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7.926cm" svg:y="5.0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493cm" svg:x="18.275cm" svg:y="5.036cm" svg:viewBox="0 0 384 494" svg:d="M269 296v140c0 35-9 35-61 35v23c26 0 67-2 88-2s60 2 88 2v-23c-53 0-62 0-62-35v-436h-18l-28 71c-10-22-42-71-104-71-91 0-172 76-172 176 0 97 76 177 165 177 55 0 87-34 104-57zM271 129v109c0 25-14 46-32 65-8 11-33 32-70 32-56 0-104-69-104-159 0-91 55-157 111-157 62 0 95 67 95 110z">
            <text:p/>
          </draw:path>
          <draw:path draw:style-name="gr3" draw:text-style-name="P9" draw:layer="layout" svg:width="0.39cm" svg:height="0.352cm" svg:x="18.681cm" svg:y="5.036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166cm" svg:height="0.519cm" svg:x="19.111cm" svg:y="4.8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9.322cm" svg:y="5.0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9.625cm" svg:y="5.0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547cm" svg:x="19.973cm" svg:y="4.84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9" draw:layer="layout" svg:width="0.355cm" svg:height="0.512cm" svg:x="20.656cm" svg:y="5.027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21.041cm" svg:y="5.0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9cm" svg:height="0.343cm" svg:x="21.388cm" svg:y="5.03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cm" svg:height="0.357cm" svg:x="21.816cm" svg:y="5.0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22.159cm" svg:y="5.0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22.472cm" svg:y="5.03cm" svg:viewBox="0 0 350 358" svg:d="M227 289c2 32 23 64 60 64 16 0 63-11 63-74v-43h-19v43c0 45-19 51-28 51-25 0-28-36-28-39v-157c0-32 0-62-29-92-30-30-68-42-105-42-65 0-118 37-118 88 0 23 16 37 35 37 23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9" draw:layer="layout" svg:width="0.173cm" svg:height="0.539cm" svg:x="22.852cm" svg:y="4.8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54cm" svg:height="0.357cm" svg:x="23.324cm" svg:y="5.0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44cm" svg:height="0.357cm" svg:x="23.627cm" svg:y="5.03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173cm" svg:height="0.539cm" svg:x="24.016cm" svg:y="4.8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9cm" svg:height="0.352cm" svg:x="24.23cm" svg:y="5.036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242cm" svg:height="0.486cm" svg:x="24.649cm" svg:y="4.902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166cm" svg:height="0.519cm" svg:x="24.961cm" svg:y="4.8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44cm" svg:height="0.357cm" svg:x="25.172cm" svg:y="5.03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43cm" svg:x="25.563cm" svg:y="5.03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083cm" svg:height="0.084cm" svg:x="26.033cm" svg:y="5.295cm" svg:viewBox="0 0 84 85" svg:d="M84 42c0-23-19-42-42-42s-42 19-42 42 19 43 42 43 42-20 42-43z">
            <text:p/>
          </draw:path>
        </draw:g>
        <draw:g>
          <svg:title>TexMaths</svg:title>
          <svg:desc>22§display§\log ( yu + ye^u ) = \log c§svg§600§FALSE§</svg:desc>
          <draw:polygon draw:style-name="gr2" draw:text-style-name="P8" draw:layer="layout" svg:width="6.98cm" svg:height="0.696cm" svg:x="4.332cm" svg:y="2.174cm" svg:viewBox="0 0 6981 697" draw:points="3491,697 0,697 0,0 6981,0 6981,697">
            <text:p/>
          </draw:polygon>
          <draw:path draw:style-name="gr3" draw:text-style-name="P9" draw:layer="layout" svg:width="0.173cm" svg:height="0.537cm" svg:x="4.318cm" svg:y="2.17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529cm" svg:y="2.369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355cm" svg:height="0.511cm" svg:x="4.917cm" svg:y="2.36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9" draw:layer="layout" svg:width="0.18cm" svg:height="0.773cm" svg:x="5.369cm" svg:y="2.13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58cm" svg:height="0.5cm" svg:x="5.615cm" svg:y="2.37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399cm" svg:height="0.351cm" svg:x="6.022cm" svg:y="2.372cm" svg:viewBox="0 0 400 352" svg:d="M250 299c9 33 35 53 69 53 26 0 45-18 58-42 12-29 23-76 23-78 0-7-7-7-9-7-9 0-9 2-13 14-10 42-24 95-58 95-15 0-23-9-23-35 0-18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515cm" svg:height="0.516cm" svg:x="6.657cm" svg:y="2.26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6cm" svg:height="0.5cm" svg:x="7.411cm" svg:y="2.372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298cm" svg:height="0.351cm" svg:x="7.83cm" svg:y="2.372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316cm" svg:height="0.245cm" svg:x="8.18cm" svg:y="2.156cm" svg:viewBox="0 0 317 246" svg:d="M204 151c-2 13-7 32-9 34-10 16-31 45-65 45-37 0-37-35-37-45 0-32 14-71 30-111 4-11 7-18 7-27 0-28-23-47-51-47-54 0-79 74-79 83 0 7 7 7 9 7 9 0 9-2 10-9 13-44 37-65 58-65 9 0 15 5 15 19 0 12-6 23-11 35-30 76-30 92-30 106 0 10 0 35 21 53 16 12 37 17 57 17 33 0 52-19 70-37 12 36 47 37 54 37 20 0 34-12 44-30 11-21 20-52 20-54 0-7-9-7-11-7-7 0-7 3-10 17-7 25-18 58-41 58-14 0-17-12-17-26 0-9 3-30 8-44 4-14 9-37 11-49l12-48c4-14 11-37 11-40 0-11-9-18-19-18-20 0-23 16-29 34z">
            <text:p/>
          </draw:path>
          <draw:path draw:style-name="gr3" draw:text-style-name="P9" draw:layer="layout" svg:width="0.18cm" svg:height="0.773cm" svg:x="8.603cm" svg:y="2.13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9" draw:layer="layout" svg:width="0.515cm" svg:height="0.182cm" svg:x="9.118cm" svg:y="2.4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9.916cm" svg:y="2.17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0.127cm" svg:y="2.369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9" draw:layer="layout" svg:width="0.355cm" svg:height="0.511cm" svg:x="10.514cm" svg:y="2.36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9" draw:layer="layout" svg:width="0.302cm" svg:height="0.351cm" svg:x="11.051cm" svg:y="2.37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yu + ye^u = c§svg§600§FALSE§</svg:desc>
          <draw:polygon draw:style-name="gr2" draw:text-style-name="P8" draw:layer="layout" svg:width="4.252cm" svg:height="0.639cm" svg:x="4.334cm" svg:y="3.475cm" svg:viewBox="0 0 4253 640" draw:points="2126,640 0,640 0,0 4253,0 4253,640">
            <text:p/>
          </draw:polygon>
          <draw:path draw:style-name="gr3" draw:text-style-name="P9" draw:layer="layout" svg:width="0.358cm" svg:height="0.5cm" svg:x="4.318cm" svg:y="3.652cm" svg:viewBox="0 0 359 501" svg:d="M355 47c4-10 4-12 4-17 0-14-12-21-23-21-9 0-21 3-28 16-2 3-7 28-11 42-5 19-10 40-15 61l-36 141c-1 10-35 65-86 65-40 0-49-33-49-63 0-36 14-83 40-151 13-32 14-41 14-57 0-35-24-63-63-63-74 0-102 112-102 120 0 7 7 7 9 7 9 0 9-2 12-15 21-72 53-94 79-94 6 0 20 0 20 24 0 20-7 39-14 55-30 80-44 126-44 161 0 69 49 93 95 93 30 0 56-14 77-35-9 41-19 78-49 120-21 26-51 49-86 49-11 0-46-3-59-33 13 0 22 0 34-9 7-7 14-18 14-32 0-24-21-28-28-28-18 0-44 12-44 51s35 67 83 67c80 0 160-70 181-158z">
            <text:p/>
          </draw:path>
          <draw:path draw:style-name="gr3" draw:text-style-name="P9" draw:layer="layout" svg:width="0.398cm" svg:height="0.35cm" svg:x="4.725cm" svg:y="3.652cm" svg:viewBox="0 0 399 351" svg:d="M250 299c9 33 35 52 69 52 26 0 45-17 58-42 12-28 22-75 22-77 0-7-7-7-8-7-9 0-9 2-13 14-10 42-24 95-58 95-16 0-23-9-23-35 0-18 9-53 14-81l23-84c2-11 9-41 13-53 3-18 12-48 12-51 0-14-11-21-23-21-3 0-25 0-30 26-16 58-49 193-58 234-2 3-32 65-90 65-38 0-47-35-47-63 0-44 21-106 42-159 9-22 12-33 12-49 0-35-24-63-63-63-74 0-102 112-102 120 0 7 7 7 9 7 9 0 9 0 12-15 19-66 49-94 79-94 7 0 20 0 20 24 0 20-9 42-14 53-29 77-44 125-44 163 0 74 52 93 95 93 51 0 79-35 93-52z">
            <text:p/>
          </draw:path>
          <draw:path draw:style-name="gr3" draw:text-style-name="P9" draw:layer="layout" svg:width="0.515cm" svg:height="0.516cm" svg:x="5.36cm" svg:y="3.54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9" draw:layer="layout" svg:width="0.358cm" svg:height="0.5cm" svg:x="6.111cm" svg:y="3.652cm" svg:viewBox="0 0 359 501" svg:d="M355 47c4-10 4-12 4-17 0-14-12-21-23-21-9 0-21 3-28 16-2 3-7 28-11 42-5 19-10 40-15 61l-36 141c-1 10-35 65-88 65-38 0-47-33-47-63 0-36 14-83 40-151 13-32 14-41 14-57 0-35-24-63-63-63-74 0-102 112-102 120 0 7 7 7 9 7 9 0 9-2 12-15 21-72 53-94 79-94 6 0 20 0 20 24 0 20-7 39-14 55-30 80-44 126-44 161 0 69 49 93 95 93 30 0 56-14 77-35-9 41-19 78-49 120-21 26-51 49-86 49-11 0-46-3-59-33 13 0 22 0 32-9 9-7 16-18 16-32 0-24-21-28-28-28-18 0-44 12-44 51s35 67 83 67c80 0 160-70 181-158z">
            <text:p/>
          </draw:path>
          <draw:path draw:style-name="gr3" draw:text-style-name="P9" draw:layer="layout" svg:width="0.298cm" svg:height="0.35cm" svg:x="6.532cm" svg:y="3.652cm" svg:viewBox="0 0 299 351" svg:d="M109 163c23 0 81-1 120-17 54-23 58-69 58-79 0-35-30-67-83-67-86 0-204 76-204 211 0 79 46 140 121 140 113 0 178-82 178-91 0-5-5-10-10-10-4 0-6 1-9 8-62 76-146 76-157 76-60 0-67-65-67-90 0-9 0-33 13-81zM74 146c30-118 109-128 130-128 37 0 58 22 58 49 0 79-125 79-156 79z">
            <text:p/>
          </draw:path>
          <draw:path draw:style-name="gr3" draw:text-style-name="P9" draw:layer="layout" svg:width="0.316cm" svg:height="0.245cm" svg:x="6.882cm" svg:y="3.436cm" svg:viewBox="0 0 317 246" svg:d="M204 151c-2 12-7 32-9 34-10 15-31 45-65 45-37 0-37-35-37-45 0-32 14-71 30-111 4-11 7-18 7-27 0-28-23-47-51-47-54 0-79 74-79 83 0 7 7 7 9 7 9 0 9-2 10-9 13-44 37-65 58-65 9 0 15 5 15 19 0 12-6 23-11 35-30 76-30 92-30 106 0 10 0 35 21 52 16 13 37 18 56 18 34 0 53-19 71-37 12 35 47 37 54 37 20 0 34-12 44-30 11-21 20-53 20-54 0-7-9-7-11-7-7 0-7 3-10 17-7 25-18 58-41 58-14 0-17-12-17-26 0-9 3-30 7-44 5-14 10-37 12-49l12-48c4-14 11-37 11-40 0-11-9-18-20-18-19 0-22 16-28 34z">
            <text:p/>
          </draw:path>
          <draw:path draw:style-name="gr3" draw:text-style-name="P9" draw:layer="layout" svg:width="0.515cm" svg:height="0.182cm" svg:x="7.519cm" svg:y="3.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cm" svg:x="8.323cm" svg:y="3.652cm" svg:viewBox="0 0 303 351" svg:d="M276 47c-12 0-23 0-35 13-12 10-14 24-14 30 0 17 14 26 30 26 23 0 44-18 44-49 0-39-37-67-93-67-104 0-208 111-208 220 0 70 46 131 127 131 111 0 176-82 176-91 0-5-6-10-9-10-5 0-7 1-11 8-61 76-146 76-156 76-48 0-69-37-69-84 0-32 16-108 42-155 23-44 67-77 109-77 27 0 57 8 67 29z">
            <text:p/>
          </draw:path>
        </draw:g>
        <draw:g>
          <svg:title>TexMaths</svg:title>
          <svg:desc>22§display§x + ye^{ \frac{x}{y} } = c§svg§600§FALSE§</svg:desc>
          <draw:polygon draw:style-name="gr2" draw:text-style-name="P8" draw:layer="layout" svg:width="3.97cm" svg:height="0.806cm" svg:x="4.334cm" svg:y="4.775cm" svg:viewBox="0 0 3971 807" draw:points="1985,807 0,807 0,0 3971,0 3971,807">
            <text:p/>
          </draw:polygon>
          <draw:path draw:style-name="gr3" draw:text-style-name="P9" draw:layer="layout" svg:width="0.386cm" svg:height="0.351cm" svg:x="4.318cm" svg:y="5.118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0 0 124-100 124-120 0-7-7-7-8-7-7 0-9 2-11 7-25 85-79 103-104 103-30 0-42-25-42-51 0-18 5-34 14-69z">
            <text:p/>
          </draw:path>
          <draw:path draw:style-name="gr3" draw:text-style-name="P9" draw:layer="layout" svg:width="0.515cm" svg:height="0.517cm" svg:x="4.951cm" svg:y="5.009cm" svg:viewBox="0 0 516 518" svg:d="M275 275h216c10 0 25 0 25-16s-15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5.705cm" svg:y="5.118cm" svg:viewBox="0 0 359 502" svg:d="M355 48c4-11 4-13 4-18 0-14-12-21-23-21-9 0-21 3-28 16-2 3-7 28-11 42-5 19-10 40-15 62l-36 140c-1 11-35 66-86 66-40 0-49-34-49-64 0-35 14-83 40-151 13-32 14-41 14-57 0-35-24-63-63-63-74 0-102 113-102 120s7 7 9 7c9 0 9-2 12-14 21-72 53-95 79-95 6 0 20 0 20 24 0 20-7 39-14 55-30 81-44 127-44 162 0 69 49 93 95 93 30 0 56-14 77-35-9 40-19 77-49 120-21 26-51 49-86 49-11 0-46-3-59-33 13 0 22 0 32-9 9-7 16-18 16-32 0-25-21-28-28-28-18 0-44 12-44 51s35 67 83 67c80 0 160-71 181-159z">
            <text:p/>
          </draw:path>
          <draw:path draw:style-name="gr3" draw:text-style-name="P9" draw:layer="layout" svg:width="0.298cm" svg:height="0.351cm" svg:x="6.123cm" svg:y="5.118cm" svg:viewBox="0 0 299 352" svg:d="M109 164c23 0 81-2 120-18 54-23 58-69 58-79 0-35-30-67-83-67-86 0-204 76-204 211 0 80 46 141 121 141 113 0 178-83 178-91 0-6-5-11-10-11-4 0-6 2-9 9-62 76-146 76-157 76-60 0-67-66-67-90 0-9 0-34 13-81zM74 146c30-118 109-128 130-128 37 0 56 23 56 49 0 79-123 79-154 79z">
            <text:p/>
          </draw:path>
          <draw:path draw:style-name="gr3" draw:text-style-name="P9" draw:layer="layout" svg:width="0.228cm" svg:height="0.177cm" svg:x="6.577cm" svg:y="4.736cm" svg:viewBox="0 0 229 178" svg:d="M206 19c-18 6-18 23-18 23 0 7 4 16 18 16 10 0 23-9 23-26 0-23-25-32-46-32-25 0-42 16-49 26-13-22-39-26-53-26-48 0-76 46-76 60 0 5 7 5 9 5 4 0 7 0 7-3 12-39 44-48 60-48 12 0 26 5 26 25 0 10-7 37-19 90-7 21-25 35-40 35-4 0-15 0-23-7 15-6 15-21 15-21 0-13-7-18-15-18-11 0-25 9-25 26 0 25 26 34 46 34 23 0 38-14 49-28 16 24 40 28 53 28 49 0 75-48 75-62 0-5-5-5-7-5-7 0-8 2-8 5-13 35-43 48-58 48-13 0-29-4-29-27 0-5 0-7 4-21 5-26 16-70 19-77 6-11 18-25 39-25 0 0 14 0 23 5z">
            <text:p/>
          </draw:path>
          <draw:polygon draw:style-name="gr3" draw:text-style-name="P9" draw:layer="layout" svg:width="0.307cm" svg:height="0.027cm" svg:x="6.54cm" svg:y="4.967cm" svg:viewBox="0 0 308 28" draw:points="153,28 0,28 0,0 308,0 308,28">
            <text:p/>
          </draw:polygon>
          <draw:path draw:style-name="gr3" draw:text-style-name="P9" draw:layer="layout" svg:width="0.222cm" svg:height="0.251cm" svg:x="6.581cm" svg:y="5.13cm" svg:viewBox="0 0 223 252" svg:d="M222 26c1-5 1-8 1-8 0-9-7-14-14-14-15 0-19 14-21 24l-9 34-12 47c0 5-3 14-3 16s-21 39-55 39c-18 0-32-9-32-34 0-23 13-51 23-79 2-3 6-10 6-18 0-17-20-33-43-33-42 0-63 49-63 60 0 5 7 5 9 5 5 0 7-2 9-7 7-26 26-44 44-44 7 0 10 4 10 14 0 7-2 13-3 20-20 47-23 61-23 77 0 42 35 51 61 51 23 0 39-10 50-19-7 23-11 38-29 58-8 9-28 24-52 24-7 0-21-1-30-10 17-4 19-19 19-23 0-11-9-16-17-16-11 0-23 9-23 27 0 19 19 35 51 35 45 0 98-30 111-79z">
            <text:p/>
          </draw:path>
          <draw:path draw:style-name="gr3" draw:text-style-name="P9" draw:layer="layout" svg:width="0.515cm" svg:height="0.182cm" svg:x="7.237cm" svg:y="5.176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302cm" svg:height="0.351cm" svg:x="8.041cm" svg:y="5.11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>
          <svg:title>TexMaths</svg:title>
          <svg:desc>22§display§\text {(vi). }  x \frac{dy}{dx} - y + x \sin \left( \frac{y}{x} \right) = 0§svg§600§FALSE§</svg:desc>
          <draw:polygon draw:style-name="gr2" draw:text-style-name="P8" draw:layer="layout" svg:width="10.06cm" svg:height="1.522cm" svg:x="2.405cm" svg:y="6.362cm" svg:viewBox="0 0 10061 1523" draw:points="5032,1523 0,1523 0,0 10061,0 10061,1523">
            <text:p/>
          </draw:polygon>
          <draw:path draw:style-name="gr3" draw:text-style-name="P9" draw:layer="layout" svg:width="0.18cm" svg:height="0.774cm" svg:x="2.442cm" svg:y="6.80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79cm" svg:height="0.342cm" svg:x="2.681cm" svg:y="7.05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166cm" svg:height="0.518cm" svg:x="3.1cm" svg:y="6.86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8cm" svg:height="0.774cm" svg:x="3.334cm" svg:y="6.80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083cm" svg:height="0.084cm" svg:x="3.656cm" svg:y="7.302cm" svg:viewBox="0 0 84 85" svg:d="M84 42c0-23-19-42-42-42s-42 19-42 42 19 43 42 43 42-20 42-43z">
            <text:p/>
          </draw:path>
          <draw:path draw:style-name="gr3" draw:text-style-name="P9" draw:layer="layout" svg:width="0.386cm" svg:height="0.351cm" svg:x="4.172cm" svg:y="7.0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6cm" svg:x="4.732cm" svg:y="6.32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5.126cm" svg:y="6.518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4.684cm" svg:y="7.173cm" svg:viewBox="0 0 847 33" draw:points="422,33 0,33 0,0 847,0 847,33">
            <text:p/>
          </draw:polygon>
          <draw:path draw:style-name="gr3" draw:text-style-name="P9" draw:layer="layout" svg:width="0.369cm" svg:height="0.546cm" svg:x="4.714cm" svg:y="7.37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5.108cm" svg:y="7.5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472cm" svg:height="0.032cm" svg:x="5.856cm" svg:y="7.173cm" svg:viewBox="0 0 473 33" svg:d="M447 33c12 0 26 0 26-17 0-16-14-16-26-16h-421c-12 0-26 0-26 16 0 17 14 17 26 17z">
            <text:p/>
          </draw:path>
          <draw:path draw:style-name="gr3" draw:text-style-name="P9" draw:layer="layout" svg:width="0.356cm" svg:height="0.501cm" svg:x="6.588cm" svg:y="7.041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517cm" svg:x="7.187cm" svg:y="6.93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7.94cm" svg:y="7.0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254cm" svg:height="0.356cm" svg:x="8.514cm" svg:y="7.03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8.818cm" svg:y="6.86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9.033cm" svg:y="7.04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95cm" svg:height="1.392cm" svg:x="9.705cm" svg:y="6.494cm" svg:viewBox="0 0 296 1393" svg:d="M260 1385c2 0 9 8 9 8h18c2 0 9 0 9-8 0-3-2-5-4-7-28-28-70-70-118-154-84-150-114-342-114-527 0-343 97-546 234-683 2-2 2-5 2-7 0-7-6-7-14-7-11 0-13 0-20 7-74 63-156 171-211 335-33 102-51 225-51 353 0 185 33 393 155 573 21 29 51 61 51 61 7 11 18 23 25 28z">
            <text:p/>
          </draw:path>
          <draw:path draw:style-name="gr3" draw:text-style-name="P9" draw:layer="layout" svg:width="0.358cm" svg:height="0.501cm" svg:x="10.161cm" svg:y="6.51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442cm" svg:height="0.032cm" svg:x="10.12cm" svg:y="7.173cm" svg:viewBox="0 0 443 33" draw:points="222,33 0,33 0,0 443,0 443,33">
            <text:p/>
          </draw:polygon>
          <draw:path draw:style-name="gr3" draw:text-style-name="P9" draw:layer="layout" svg:width="0.386cm" svg:height="0.351cm" svg:x="10.143cm" svg:y="7.5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9" draw:layer="layout" svg:width="0.295cm" svg:height="1.392cm" svg:x="10.684cm" svg:y="6.494cm" svg:viewBox="0 0 296 1393" svg:d="M296 695c0-221-53-457-206-632-11-12-39-42-58-58-6-5-7-5-18-5-7 0-14 0-14 7 0 4 4 7 5 9 27 26 69 69 116 155 85 148 115 340 115 524 0 337-93 543-232 683-2 2-4 6-4 7 0 8 7 8 14 8 11 0 12 0 19-6 74-63 157-171 212-334 33-106 51-233 51-358z">
            <text:p/>
          </draw:path>
          <draw:path draw:style-name="gr3" draw:text-style-name="P9" draw:layer="layout" svg:width="0.515cm" svg:height="0.182cm" svg:x="11.375cm" svg:y="7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178cm" svg:y="6.869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4.406cm" svg:y="6.764cm" svg:viewBox="0 0 2768 697" draw:points="1383,697 0,697 0,0 2768,0 2768,697">
            <text:p/>
          </draw:polygon>
          <draw:path draw:style-name="gr3" draw:text-style-name="P9" draw:layer="layout" svg:width="0.083cm" svg:height="0.083cm" svg:x="14.434cm" svg:y="7.2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4.906cm" svg:y="7.2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379cm" svg:y="7.2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6.377cm" svg:y="6.7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6.669cm" svg:y="6.7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7.032cm" svg:y="6.7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herefore \ \ \frac{dy}{dx} = u + x \frac{du}{dx}§svg§600§FALSE§</svg:desc>
          <draw:polygon draw:style-name="gr2" draw:text-style-name="P8" draw:layer="layout" svg:width="5.996cm" svg:height="1.522cm" svg:x="2.72cm" svg:y="11.869cm" svg:viewBox="0 0 5997 1523" draw:points="2999,1523 0,1523 0,0 5997,0 5997,1523">
            <text:p/>
          </draw:polygon>
          <draw:path draw:style-name="gr3" draw:text-style-name="P9" draw:layer="layout" svg:width="0.469cm" svg:height="0.418cm" svg:x="2.704cm" svg:y="12.53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369cm" svg:height="0.546cm" svg:x="4.068cm" svg:y="11.8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462cm" svg:y="12.025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5cm" svg:height="0.032cm" svg:x="4.02cm" svg:y="12.68cm" svg:viewBox="0 0 846 33" draw:points="422,33 0,33 0,0 846,0 846,33">
            <text:p/>
          </draw:polygon>
          <draw:path draw:style-name="gr3" draw:text-style-name="P9" draw:layer="layout" svg:width="0.369cm" svg:height="0.546cm" svg:x="4.05cm" svg:y="12.88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444cm" svg:y="13.0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5.215cm" svg:y="12.6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6.009cm" svg:y="12.548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6.644cm" svg:y="12.4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7.397cm" svg:y="12.5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6cm" svg:x="7.941cm" svg:y="11.8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98cm" svg:height="0.351cm" svg:x="8.334cm" svg:y="12.025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7.91cm" svg:y="12.68cm" svg:viewBox="0 0 846 33" draw:points="424,33 0,33 0,0 846,0 846,33">
            <text:p/>
          </draw:polygon>
          <draw:path draw:style-name="gr3" draw:text-style-name="P9" draw:layer="layout" svg:width="0.369cm" svg:height="0.546cm" svg:x="7.941cm" svg:y="12.885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335cm" svg:y="13.0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>
          <svg:title>TexMaths</svg:title>
          <svg:desc>22§display§\text {Put } \frac{y}{x} = u \ \ \therefore \ y = ux§svg§600§FALSE§</svg:desc>
          <draw:polygon draw:style-name="gr2" draw:text-style-name="P8" draw:layer="layout" svg:width="7.545cm" svg:height="1.326cm" svg:x="4.117cm" svg:y="8.468cm" svg:viewBox="0 0 7546 1327" draw:points="3774,1327 0,1327 0,0 7546,0 7546,1327">
            <text:p/>
          </draw:polygon>
          <draw:path draw:style-name="gr3" draw:text-style-name="P9" draw:layer="layout" svg:width="0.457cm" svg:height="0.529cm" svg:x="4.105cm" svg:y="8.76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9" draw:layer="layout" svg:width="0.39cm" svg:height="0.351cm" svg:x="4.63cm" svg:y="8.952cm" svg:viewBox="0 0 391 352" svg:d="M278 282v70l113-9v-24c-55 0-60-6-60-43v-276l-114 9v24c54 0 59 6 59 43v139c0 67-37 119-93 119-65 0-69-35-69-75v-259l-114 9v24c60 0 60 2 60 71v116c0 62 0 132 120 132 42 0 77-21 98-70z">
            <text:p/>
          </draw:path>
          <draw:path draw:style-name="gr3" draw:text-style-name="P9" draw:layer="layout" svg:width="0.244cm" svg:height="0.485cm" svg:x="5.048cm" svg:y="8.818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9" draw:layer="layout" svg:width="0.358cm" svg:height="0.501cm" svg:x="5.726cm" svg:y="8.429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0.443cm" svg:height="0.032cm" svg:x="5.686cm" svg:y="9.085cm" svg:viewBox="0 0 444 33" draw:points="222,33 0,33 0,0 444,0 444,33">
            <text:p/>
          </draw:polygon>
          <draw:path draw:style-name="gr3" draw:text-style-name="P9" draw:layer="layout" svg:width="0.386cm" svg:height="0.351cm" svg:x="5.709cm" svg:y="9.48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6.48cm" svg:y="9.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7.273cm" svg:y="8.952cm" svg:viewBox="0 0 400 352" svg:d="M250 299c7 34 35 53 69 53 26 0 44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469cm" svg:height="0.418cm" svg:x="8.448cm" svg:y="8.936cm" svg:viewBox="0 0 470 419" svg:d="M276 40c0-21-19-40-40-40-23 0-42 19-42 40 0 23 19 43 42 43 21 0 40-18 40-43zM470 377c0-22-18-41-40-41-23 0-43 19-43 41s20 42 43 42c22 0 40-20 40-42zM83 377c0-22-20-41-43-41-21 0-40 19-40 41s19 42 40 42c23 0 43-20 43-42z">
            <text:p/>
          </draw:path>
          <draw:path draw:style-name="gr3" draw:text-style-name="P9" draw:layer="layout" svg:width="0.358cm" svg:height="0.501cm" svg:x="9.435cm" svg:y="8.952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ath draw:style-name="gr3" draw:text-style-name="P9" draw:layer="layout" svg:width="0.515cm" svg:height="0.182cm" svg:x="10.078cm" svg:y="9.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10.873cm" svg:y="8.952cm" svg:viewBox="0 0 400 352" svg:d="M250 299c9 34 35 53 69 53 26 0 45-18 58-42 12-28 23-76 23-78 0-7-7-7-9-7-9 0-9 2-13 14-10 43-24 95-58 95-15 0-23-8-23-35 0-17 9-53 15-81l22-84c2-11 11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386cm" svg:height="0.351cm" svg:x="11.317cm" svg:y="8.95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text {Diff. } w. \ r. \ t. \ x§svg§600§FALSE§</svg:desc>
          <draw:polygon draw:style-name="gr2" draw:text-style-name="P8" draw:layer="layout" svg:width="4.744cm" svg:height="0.477cm" svg:x="4.119cm" svg:y="10.471cm" svg:viewBox="0 0 4745 478" draw:points="2372,478 0,478 0,0 4745,0 4745,478">
            <text:p/>
          </draw:polygon>
          <draw:path draw:style-name="gr3" draw:text-style-name="P9" draw:layer="layout" svg:width="0.52cm" svg:height="0.53cm" svg:x="4.107cm" svg:y="10.45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697cm" svg:y="10.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906cm" svg:y="10.432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404cm" svg:y="10.896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918cm" svg:y="10.636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536cm" svg:y="10.896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965cm" svg:y="10.636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337cm" svg:y="10.896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761cm" svg:y="10.494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8.088cm" svg:y="10.896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516cm" svg:y="10.636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8" draw:layer="layout" svg:width="2.767cm" svg:height="0.696cm" svg:x="14.405cm" svg:y="8.665cm" svg:viewBox="0 0 2768 697" draw:points="1383,697 0,697 0,0 2768,0 2768,697">
            <text:p/>
          </draw:polygon>
          <draw:path draw:style-name="gr3" draw:text-style-name="P9" draw:layer="layout" svg:width="0.083cm" svg:height="0.083cm" svg:x="14.433cm" svg:y="9.1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4.905cm" svg:y="9.1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378cm" svg:y="9.1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6.376cm" svg:y="8.6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16.638cm" svg:y="8.6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7.031cm" svg:y="8.6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From (1), (2)  and  (3)  we get, }§svg§600§FALSE§</svg:desc>
          <draw:polygon draw:style-name="gr2" draw:text-style-name="P8" draw:layer="layout" svg:width="9.738cm" svg:height="0.696cm" svg:x="4.123cm" svg:y="14.167cm" svg:viewBox="0 0 9739 697" draw:points="4869,697 0,697 0,0 9739,0 9739,697">
            <text:p/>
          </draw:polygon>
          <draw:path draw:style-name="gr3" draw:text-style-name="P9" draw:layer="layout" svg:width="0.446cm" svg:height="0.527cm" svg:x="4.109cm" svg:y="14.1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4.546cm" svg:y="14.3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4.85cm" svg:y="14.36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5.239cm" svg:y="14.365cm" svg:viewBox="0 0 605 343" svg:d="M60 76v209c0 33-7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6.193cm" svg:y="14.1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6.485cm" svg:y="14.1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6.848cm" svg:y="14.1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91cm" svg:height="0.231cm" svg:x="7.172cm" svg:y="14.62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18cm" svg:height="0.773cm" svg:x="7.654cm" svg:y="14.1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7.916cm" svg:y="14.1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8.309cm" svg:y="14.1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49cm" svg:height="0.356cm" svg:x="8.856cm" svg:y="14.36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9.235cm" svg:y="14.36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383cm" svg:height="0.546cm" svg:x="9.666cm" svg:y="14.172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9" draw:layer="layout" svg:width="0.18cm" svg:height="0.773cm" svg:x="10.403cm" svg:y="14.1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10.66cm" svg:y="14.19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1.058cm" svg:y="14.1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31cm" svg:height="0.342cm" svg:x="11.586cm" svg:y="14.374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4 9 5 14 16 14 9 0 12-7 14-14z">
            <text:p/>
          </draw:path>
          <draw:path draw:style-name="gr3" draw:text-style-name="P9" draw:layer="layout" svg:width="0.3cm" svg:height="0.356cm" svg:x="12.132cm" svg:y="14.3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12.732cm" svg:y="14.35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9" draw:layer="layout" svg:width="0.3cm" svg:height="0.356cm" svg:x="13.119cm" svg:y="14.36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13.455cm" svg:y="14.23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13.807cm" svg:y="14.626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.\ .\ .\  \ \ \text {(3)}§svg§600§FALSE§</svg:desc>
          <draw:polygon draw:style-name="gr2" draw:text-style-name="P8" draw:layer="layout" svg:width="2.767cm" svg:height="0.696cm" svg:x="14.307cm" svg:y="12.065cm" svg:viewBox="0 0 2768 697" draw:points="1383,697 0,697 0,0 2768,0 2768,697">
            <text:p/>
          </draw:polygon>
          <draw:path draw:style-name="gr3" draw:text-style-name="P9" draw:layer="layout" svg:width="0.083cm" svg:height="0.083cm" svg:x="14.335cm" svg:y="12.5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4.807cm" svg:y="12.5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28cm" svg:y="12.5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6.278cm" svg:y="12.0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16.535cm" svg:y="12.09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6.933cm" svg:y="12.0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draw:frame presentation:style-name="pr7" draw:text-style-name="P7" draw:layer="layout" svg:width="26.679cm" svg:height="14.666cm" svg:x="0.7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x \left( u + x \frac{du}{dx} \right) - y + x \sin u = 0§svg§600§FALSE§</svg:desc>
          <draw:polygon draw:style-name="gr2" draw:text-style-name="P8" draw:layer="layout" svg:width="10.268cm" svg:height="1.779cm" svg:x="3.222cm" svg:y="0.663cm" svg:viewBox="0 0 10269 1780" draw:points="5134,1780 0,1780 0,0 10269,0 10269,1780">
            <text:p/>
          </draw:polygon>
          <draw:path draw:style-name="gr3" draw:text-style-name="P9" draw:layer="layout" svg:width="0.386cm" svg:height="0.351cm" svg:x="3.206cm" svg:y="1.4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3.915cm" svg:y="0.62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99cm" svg:height="0.351cm" svg:x="4.345cm" svg:y="1.404cm" svg:viewBox="0 0 400 352" svg:d="M250 299c9 34 35 53 69 53 26 0 45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4.98cm" svg:y="1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5.734cm" svg:y="1.4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6.277cm" svg:y="0.686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6.67cm" svg:y="0.881cm" svg:viewBox="0 0 400 352" svg:d="M250 299c7 34 35 53 69 53 26 0 44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6.246cm" svg:y="1.536cm" svg:viewBox="0 0 847 33" draw:points="424,33 0,33 0,0 847,0 847,33">
            <text:p/>
          </draw:polygon>
          <draw:path draw:style-name="gr3" draw:text-style-name="P9" draw:layer="layout" svg:width="0.369cm" svg:height="0.546cm" svg:x="6.277cm" svg:y="1.738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6.672cm" svg:y="1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6cm" svg:x="7.21cm" svg:y="0.624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472cm" svg:height="0.032cm" svg:x="7.988cm" svg:y="1.536cm" svg:viewBox="0 0 473 33" svg:d="M447 33c12 0 26 0 26-17 0-16-14-16-26-16h-421c-12 0-26 0-26 16 0 17 14 17 26 17z">
            <text:p/>
          </draw:path>
          <draw:path draw:style-name="gr3" draw:text-style-name="P9" draw:layer="layout" svg:width="0.356cm" svg:height="0.501cm" svg:x="8.721cm" svg:y="1.404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516cm" svg:x="9.321cm" svg:y="1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0.072cm" svg:y="1.4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254cm" svg:height="0.356cm" svg:x="10.646cm" svg:y="1.398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0.951cm" svg:y="1.22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1.165cm" svg:y="1.404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9" draw:layer="layout" svg:width="0.399cm" svg:height="0.351cm" svg:x="11.722cm" svg:y="1.404cm" svg:viewBox="0 0 400 352" svg:d="M250 299c7 34 35 53 69 53 26 0 44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182cm" svg:x="12.399cm" svg:y="1.4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3.204cm" svg:y="1.23cm" svg:viewBox="0 0 327 533" svg:d="M327 269c0-63-3-125-31-183-35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</draw:g>
        <draw:g>
          <svg:title>TexMaths</svg:title>
          <svg:desc>22§display§ux + x^2 \frac{du}{dx} - ux + x \sin u = 0§svg§600§FALSE§</svg:desc>
          <draw:polygon draw:style-name="gr2" draw:text-style-name="P8" draw:layer="layout" svg:width="9.824cm" svg:height="1.522cm" svg:x="3.224cm" svg:y="2.965cm" svg:viewBox="0 0 9825 1523" draw:points="4912,1523 0,1523 0,0 9825,0 9825,1523">
            <text:p/>
          </draw:polygon>
          <draw:path draw:style-name="gr3" draw:text-style-name="P9" draw:layer="layout" svg:width="0.398cm" svg:height="0.351cm" svg:x="3.208cm" svg:y="3.644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386cm" svg:height="0.351cm" svg:x="3.65cm" svg:y="3.6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517cm" svg:x="4.285cm" svg:y="3.53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5.037cm" svg:y="3.6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5.491cm" svg:y="3.3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5.927cm" svg:y="2.926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6.321cm" svg:y="3.121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5.895cm" svg:y="3.776cm" svg:viewBox="0 0 847 33" draw:points="424,33 0,33 0,0 847,0 847,33">
            <text:p/>
          </draw:polygon>
          <draw:path draw:style-name="gr3" draw:text-style-name="P9" draw:layer="layout" svg:width="0.369cm" svg:height="0.546cm" svg:x="5.927cm" svg:y="3.981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6.321cm" svg:y="4.1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472cm" svg:height="0.032cm" svg:x="7.069cm" svg:y="3.776cm" svg:viewBox="0 0 473 33" svg:d="M447 33c12 0 26 0 26-17 0-16-14-16-26-16h-421c-12 0-26 0-26 16 0 17 14 17 26 17z">
            <text:p/>
          </draw:path>
          <draw:path draw:style-name="gr3" draw:text-style-name="P9" draw:layer="layout" svg:width="0.398cm" svg:height="0.351cm" svg:x="7.801cm" svg:y="3.644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386cm" svg:height="0.351cm" svg:x="8.243cm" svg:y="3.6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517cm" svg:x="8.878cm" svg:y="3.53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9.632cm" svg:y="3.6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254cm" svg:height="0.356cm" svg:x="10.205cm" svg:y="3.63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0.51cm" svg:y="3.46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0.723cm" svg:y="3.64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98cm" svg:height="0.351cm" svg:x="11.279cm" svg:y="3.644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11.958cm" svg:y="3.7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761cm" svg:y="3.472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x^2 \ du + x \sin u \ dx = 0§svg§600§FALSE§</svg:desc>
          <draw:polygon draw:style-name="gr2" draw:text-style-name="P8" draw:layer="layout" svg:width="7.34cm" svg:height="0.666cm" svg:x="3.225cm" svg:y="4.866cm" svg:viewBox="0 0 7341 667" draw:points="3672,667 0,667 0,0 7341,0 7341,667">
            <text:p/>
          </draw:polygon>
          <draw:path draw:style-name="gr3" draw:text-style-name="P9" draw:layer="layout" svg:width="0.386cm" svg:height="0.351cm" svg:x="3.209cm" svg:y="5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3.661cm" svg:y="4.82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69cm" svg:height="0.546cm" svg:x="4.263cm" svg:y="4.969cm" svg:viewBox="0 0 370 547" svg:d="M370 9c0-2 0-9-11-9-10 0-84 7-99 9-5 0-10 3-10 14 0 10 7 10 19 10 37 0 39 6 39 13l-4 16-45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99cm" svg:height="0.351cm" svg:x="4.658cm" svg:y="5.163cm" svg:viewBox="0 0 400 352" svg:d="M250 299c9 33 35 53 69 53 26 0 44-18 58-42 12-29 23-76 23-78 0-7-7-7-9-7-9 0-9 2-13 14-10 42-24 95-58 95-16 0-23-9-23-35 0-18 9-53 15-81l22-84c2-11 9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515cm" svg:height="0.516cm" svg:x="5.293cm" svg:y="5.0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6.045cm" svg:y="5.1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54cm" svg:height="0.356cm" svg:x="6.62cm" svg:y="5.159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6.925cm" svg:y="4.9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7.138cm" svg:y="5.16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99cm" svg:height="0.351cm" svg:x="7.694cm" svg:y="5.163cm" svg:viewBox="0 0 400 352" svg:d="M250 299c9 33 35 53 69 53 26 0 45-18 58-42 12-29 23-76 23-78 0-7-7-7-9-7-9 0-9 2-13 14-10 42-24 95-58 95-16 0-23-9-23-35 0-18 9-53 15-81l22-84c2-11 11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369cm" svg:height="0.546cm" svg:x="8.403cm" svg:y="4.969cm" svg:viewBox="0 0 370 547" svg:d="M370 9c0-2 0-9-11-9-10 0-84 7-99 9-5 0-10 3-10 14 0 10 7 10 19 10 37 0 39 6 39 13l-4 16-45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8.797cm" svg:y="5.1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9.475cm" svg:y="5.2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0.278cm" svg:y="4.991cm" svg:viewBox="0 0 327 533" svg:d="M327 269c0-63-3-125-31-183-36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</draw:g>
        <draw:g>
          <svg:title>TexMaths</svg:title>
          <svg:desc>22§display§\text {Dividing through out by } x^2 \sin u \text { we get,}§svg§600§FALSE§</svg:desc>
          <draw:polygon draw:style-name="gr2" draw:text-style-name="P8" draw:layer="layout" svg:width="13.465cm" svg:height="0.76cm" svg:x="3.223cm" svg:y="6.074cm" svg:viewBox="0 0 13466 761" draw:points="6732,761 0,761 0,0 13466,0 13466,761">
            <text:p/>
          </draw:polygon>
          <draw:path draw:style-name="gr3" draw:text-style-name="P9" draw:layer="layout" svg:width="0.52cm" svg:height="0.528cm" svg:x="3.211cm" svg:y="6.186cm" svg:viewBox="0 0 521 529" svg:d="M0 0v25h19c60 0 60 8 60 35v409c0 28 0 35-60 35h-19v25h283c131 0 238-114 238-260 0-148-104-269-238-269zM185 504c-37 0-39-5-39-30v-420c0-24 2-29 39-29h77c48 0 102 15 141 72 33 45 41 112 41 172 0 86-15 132-43 170-16 21-60 65-139 65z">
            <text:p/>
          </draw:path>
          <draw:path draw:style-name="gr3" draw:text-style-name="P9" draw:layer="layout" svg:width="0.166cm" svg:height="0.517cm" svg:x="3.801cm" svg:y="6.197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4.005cm" svg:y="6.379cm" svg:viewBox="0 0 380 343" svg:d="M308 76c7-18 21-51 72-51v-25c-17 2-40 2-58 2-19 0-54-2-69-2v25c30 0 39 17 39 33 0 7-2 9-5 18l-79 198-88-216c-4-11-4-12-4-14 0-19 30-19 44-19v-25c-23 0-67 2-84 2-21 0-53 0-76-2v25c49 0 53 3 62 28l112 276c6 10 6 14 16 14 11 0 14-7 16-14z">
            <text:p/>
          </draw:path>
          <draw:path draw:style-name="gr3" draw:text-style-name="P9" draw:layer="layout" svg:width="0.166cm" svg:height="0.517cm" svg:x="4.424cm" svg:y="6.197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83cm" svg:height="0.546cm" svg:x="4.638cm" svg:y="6.177cm" svg:viewBox="0 0 384 547" svg:d="M269 496v51l115-9v-25c-55 0-62-5-62-42v-471l-111 9v24c55 0 60 6 60 43v167c-23-27-56-48-99-48-91 0-172 76-172 176 0 98 76 176 165 176 50 0 85-27 104-51zM269 288v158c0 14 0 16-9 28-22 37-58 55-91 55-35 0-63-19-83-49-19-32-21-76-21-107 0-30 2-76 23-111 18-25 46-49 88-49 28 0 60 10 84 45 9 14 9 16 9 30z">
            <text:p/>
          </draw:path>
          <draw:path draw:style-name="gr3" draw:text-style-name="P9" draw:layer="layout" svg:width="0.166cm" svg:height="0.517cm" svg:x="5.068cm" svg:y="6.197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5.283cm" svg:y="6.371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55cm" svg:height="0.51cm" svg:x="5.708cm" svg:y="6.364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6 0 154 0 154 67 0 40-56 79-132 79z">
            <text:p/>
          </draw:path>
          <draw:path draw:style-name="gr3" draw:text-style-name="P9" draw:layer="layout" svg:width="0.242cm" svg:height="0.484cm" svg:x="6.346cm" svg:y="6.237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39cm" svg:height="0.537cm" svg:x="6.657cm" svg:y="6.177cm" svg:viewBox="0 0 391 538" svg:d="M60 478c0 35-7 35-60 35v25c26-2 67-2 88-2 19 0 60 0 86 2v-25c-51 0-60 0-60-35v-142c0-81 55-123 104-123 50 0 58 42 58 86v179c0 35-8 35-60 35v25c27-2 67-2 88-2 20 0 60 0 87 2v-25c-41 0-60 0-60-23v-147c0-67 0-92-25-120-10-12-37-28-81-28-67 0-100 48-112 76v-271l-113 9v24c55 0 60 6 60 43z">
            <text:p/>
          </draw:path>
          <draw:path draw:style-name="gr3" draw:text-style-name="P9" draw:layer="layout" svg:width="0.261cm" svg:height="0.342cm" svg:x="7.083cm" svg:y="6.371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7.386cm" svg:y="6.367cm" svg:viewBox="0 0 345 357" svg:d="M345 181c0-98-79-181-173-181-96 0-172 84-172 181 0 100 81 176 172 176 94 0 173-78 173-176zM172 337c-33 0-66-17-88-52-19-34-19-81-19-109 0-30 0-72 18-107 21-36 58-51 89-51 34 0 67 15 88 49 20 33 20 79 20 109 0 28 0 70-18 103-16 36-51 58-90 58z">
            <text:p/>
          </draw:path>
          <draw:path draw:style-name="gr3" draw:text-style-name="P9" draw:layer="layout" svg:width="0.39cm" svg:height="0.35cm" svg:x="7.776cm" svg:y="6.371cm" svg:viewBox="0 0 391 351" svg:d="M278 281v70l113-8v-25c-55 0-60-5-60-42v-276l-115 9v24c55 0 60 6 60 43v138c0 67-37 120-93 120-65 0-69-35-69-76v-258l-114 9v24c60 0 60 2 60 71v116c0 61 0 131 120 131 42 0 77-21 98-70z">
            <text:p/>
          </draw:path>
          <draw:path draw:style-name="gr3" draw:text-style-name="P9" draw:layer="layout" svg:width="0.355cm" svg:height="0.51cm" svg:x="8.202cm" svg:y="6.364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6 0 154 0 154 67 0 40-56 79-132 79z">
            <text:p/>
          </draw:path>
          <draw:path draw:style-name="gr3" draw:text-style-name="P9" draw:layer="layout" svg:width="0.39cm" svg:height="0.537cm" svg:x="8.591cm" svg:y="6.177cm" svg:viewBox="0 0 391 538" svg:d="M60 478c0 35-7 35-60 35v25c26-2 67-2 88-2 19 0 60 0 86 2v-25c-51 0-60 0-60-35v-142c0-81 55-123 104-123 50 0 58 42 58 86v179c0 35-8 35-60 35v25c27-2 67-2 88-2 20 0 60 0 87 2v-25c-41 0-60 0-60-23v-147c0-67 0-92-25-120-10-12-37-28-81-28-67 0-100 48-112 76v-271l-113 9v24c55 0 60 6 60 43z">
            <text:p/>
          </draw:path>
          <draw:path draw:style-name="gr3" draw:text-style-name="P9" draw:layer="layout" svg:width="0.344cm" svg:height="0.356cm" svg:x="9.276cm" svg:y="6.367cm" svg:viewBox="0 0 345 357" svg:d="M345 181c0-98-79-181-173-181-96 0-172 84-172 181 0 100 81 176 172 176 94 0 173-78 173-176zM172 337c-33 0-66-17-88-52-19-34-19-81-19-109 0-30 0-72 18-107 21-36 58-51 89-51 34 0 67 15 88 49 20 33 20 79 20 109 0 28 0 70-18 103-16 36-51 58-90 58z">
            <text:p/>
          </draw:path>
          <draw:path draw:style-name="gr3" draw:text-style-name="P9" draw:layer="layout" svg:width="0.39cm" svg:height="0.35cm" svg:x="9.665cm" svg:y="6.371cm" svg:viewBox="0 0 391 351" svg:d="M278 281v70l113-8v-25c-55 0-60-5-60-42v-276l-115 9v24c55 0 60 6 60 43v138c0 67-37 120-93 120-65 0-69-35-69-76v-258l-114 9v24c60 0 60 2 60 71v116c0 61 0 131 120 131 42 0 77-21 98-70z">
            <text:p/>
          </draw:path>
          <draw:path draw:style-name="gr3" draw:text-style-name="P9" draw:layer="layout" svg:width="0.242cm" svg:height="0.484cm" svg:x="10.086cm" svg:y="6.237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383cm" svg:height="0.546cm" svg:x="10.65cm" svg:y="6.177cm" svg:viewBox="0 0 384 547" svg:d="M113 246v-246l-113 9v24c55 0 60 6 60 43v462h19c2-2 7-13 28-48 13 18 44 57 102 57 94 0 175-76 175-176 0-99-78-176-166-176-60 0-93 37-105 51zM114 450v-160c0-16 0-16 9-28 30-44 72-49 92-49 35 0 63 19 81 49 21 31 23 75 23 107 0 30-2 76-25 111-16 23-46 49-88 49-34 0-62-19-81-47-11-16-11-18-11-32z">
            <text:p/>
          </draw:path>
          <draw:path draw:style-name="gr3" draw:text-style-name="P9" draw:layer="layout" svg:width="0.379cm" svg:height="0.491cm" svg:x="11.052cm" svg:y="6.379cm" svg:viewBox="0 0 380 492" svg:d="M308 74c19-49 60-49 72-49v-25c-17 2-40 2-58 2-14 0-51-2-69-2v25c25 0 37 14 37 33 0 7 0 9-5 18l-77 191-87-209c-3-7-5-11-5-14 0-19 30-19 44-19v-25c-21 0-72 2-84 2-21 0-53 0-76-2v25c37 0 53 0 63 26l117 283c-4 10-15 35-20 46-17 42-39 96-88 96-5 0-23 0-37-14 25-3 30-21 30-33 0-20-14-32-32-32-15 0-33 9-33 34 0 35 33 61 72 61 48 0 81-44 99-88z">
            <text:p/>
          </draw:path>
          <draw:path draw:style-name="gr3" draw:text-style-name="P9" draw:layer="layout" svg:width="0.386cm" svg:height="0.35cm" svg:x="11.726cm" svg:y="6.371cm" svg:viewBox="0 0 387 351" svg:d="M238 109c3-21 21-91 75-91 4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6 0 35 39 50 72 50 53 0 79-54 83-59 9 30 37 59 83 59 81 0 125-100 125-119 0-7-7-7-9-7-7 0-9 2-11 7-26 84-79 102-104 102-30 0-42-25-42-51 0-18 5-33 14-69z">
            <text:p/>
          </draw:path>
          <draw:path draw:style-name="gr3" draw:text-style-name="P9" draw:layer="layout" svg:width="0.24cm" svg:height="0.359cm" svg:x="12.178cm" svg:y="6.035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9" draw:layer="layout" svg:width="0.254cm" svg:height="0.356cm" svg:x="12.646cm" svg:y="6.367cm" svg:viewBox="0 0 255 357" svg:d="M136 197c17 3 80 16 80 72 0 39-26 70-88 70-65 0-93-44-107-111-2-8-3-12-10-12-11 0-11 5-11 19v102c0 14 0 20 9 20 3 0 5-2 19-16 2-2 2-4 16-18 33 32 69 34 84 34 90 0 127-53 127-109 0-41-24-63-33-74-27-25-57-30-88-37-44-9-97-18-97-63 0-28 21-60 88-60 84 0 90 70 91 95 0 7 8 7 9 7 11 0 11-4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7cm" svg:x="12.951cm" svg:y="6.197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3.166cm" svg:y="6.371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99cm" svg:height="0.35cm" svg:x="13.722cm" svg:y="6.371cm" svg:viewBox="0 0 400 351" svg:d="M250 299c7 33 35 52 69 52 26 0 44-17 58-42 12-28 23-75 23-77 0-7-8-7-9-7-9 0-9 2-13 14-10 42-24 95-58 95-16 0-23-9-23-35 0-18 9-53 15-81l22-84c2-11 9-41 13-53 3-18 12-48 12-51 0-14-11-21-23-21-3 0-24 0-30 26-16 58-49 193-58 234-2 3-32 65-90 65-38 0-47-35-47-63 0-44 21-106 42-159 9-22 12-33 12-49 0-35-24-63-63-63-74 0-102 112-102 119 0 8 7 8 9 8 9 0 9 0 12-15 19-66 49-94 79-94 7 0 20 0 20 24 0 20-9 42-14 53-29 77-44 125-44 163 0 74 52 93 95 93 51 0 79-35 93-52z">
            <text:p/>
          </draw:path>
          <draw:path draw:style-name="gr3" draw:text-style-name="P9" draw:layer="layout" svg:width="0.531cm" svg:height="0.342cm" svg:x="14.413cm" svg:y="6.379cm" svg:viewBox="0 0 532 343" svg:d="M466 74c14-39 39-49 66-49v-25c-18 2-41 2-57 2-23 0-58-2-72-2v25c28 0 44 14 44 37 0 5 0 5-3 15l-71 199-77-216c-2-9-4-11-4-14 0-21 30-21 46-21v-25c-23 0-62 2-81 2-23 0-46 0-69-2v25c28 0 41 1 50 10 3 5 12 28 17 44l-67 186-74-205c-3-11-3-13-3-14 0-21 30-21 46-21v-25c-23 0-67 2-85 2-3 0-44 0-72-2v25c39 0 48 1 58 26l97 274c3 12 7 18 16 18 10 0 12-4 16-16l79-220 79 222c2 8 5 14 16 14 9 0 12-7 14-14z">
            <text:p/>
          </draw:path>
          <draw:path draw:style-name="gr3" draw:text-style-name="P9" draw:layer="layout" svg:width="0.3cm" svg:height="0.356cm" svg:x="14.957cm" svg:y="6.367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9" draw:layer="layout" svg:width="0.355cm" svg:height="0.51cm" svg:x="15.559cm" svg:y="6.364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6 0 154 0 154 67 0 40-56 79-132 79z">
            <text:p/>
          </draw:path>
          <draw:path draw:style-name="gr3" draw:text-style-name="P9" draw:layer="layout" svg:width="0.3cm" svg:height="0.356cm" svg:x="15.946cm" svg:y="6.367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9" draw:layer="layout" svg:width="0.244cm" svg:height="0.484cm" svg:x="16.282cm" svg:y="6.237cm" svg:viewBox="0 0 245 485" svg:d="M120 167h111v-25h-111v-142h-20c0 63-24 146-100 149v18h67v213c0 96 72 105 100 105 55 0 78-54 78-105v-44h-21v44c0 56-23 86-52 86-52 0-52-71-52-85z">
            <text:p/>
          </draw:path>
          <draw:path draw:style-name="gr3" draw:text-style-name="P9" draw:layer="layout" svg:width="0.091cm" svg:height="0.231cm" svg:x="16.634cm" svg:y="6.631cm" svg:viewBox="0 0 92 232" svg:d="M92 81c0-49-18-81-50-81-28 0-42 21-42 40 0 22 14 43 42 43 13 0 21-6 30-11l2-2c0 0 2 0 2 11 0 51-23 98-58 135-4 4-6 5-6 7 0 7 4 9 9 9 9 0 71-62 71-151z">
            <text:p/>
          </draw:path>
        </draw:g>
        <draw:g>
          <svg:title>TexMaths</svg:title>
          <svg:desc>22§display§\frac{du}{\sin u} + \frac{dx}{x} = 0§svg§600§FALSE§</svg:desc>
          <draw:polygon draw:style-name="gr2" draw:text-style-name="P8" draw:layer="layout" svg:width="4.898cm" svg:height="1.522cm" svg:x="3.248cm" svg:y="7.466cm" svg:viewBox="0 0 4899 1523" draw:points="2449,1523 0,1523 0,0 4899,0 4899,1523">
            <text:p/>
          </draw:polygon>
          <draw:path draw:style-name="gr3" draw:text-style-name="P9" draw:layer="layout" svg:width="0.369cm" svg:height="0.546cm" svg:x="3.579cm" svg:y="7.427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3.971cm" svg:y="7.622cm" svg:viewBox="0 0 399 352" svg:d="M250 299c9 34 35 53 68 53 27 0 46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1.521cm" svg:height="0.032cm" svg:x="3.209cm" svg:y="8.277cm" svg:viewBox="0 0 1522 33" draw:points="762,33 0,33 0,0 1522,0 1522,33">
            <text:p/>
          </draw:polygon>
          <draw:path draw:style-name="gr3" draw:text-style-name="P9" draw:layer="layout" svg:width="0.254cm" svg:height="0.356cm" svg:x="3.234cm" svg:y="8.672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166cm" svg:height="0.518cm" svg:x="3.54cm" svg:y="8.50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3.753cm" svg:y="8.675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98cm" svg:height="0.351cm" svg:x="4.309cm" svg:y="8.675cm" svg:viewBox="0 0 399 352" svg:d="M250 299c9 34 35 53 68 53 27 0 46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037cm" svg:y="8.036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9" draw:layer="layout" svg:width="0.369cm" svg:height="0.546cm" svg:x="5.891cm" svg:y="7.427cm" svg:viewBox="0 0 370 547" svg:d="M370 9c0-2 0-9-11-9s-85 7-99 9c-5 0-10 3-10 14 0 10 7 10 19 10 37 0 39 6 39 13l-2 16-47 183c-14-28-37-50-72-50-90 0-187 115-187 228 0 73 42 124 104 124 16 0 54-3 100-58 7 32 34 58 70 58 29 0 46-17 59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6.285cm" svg:y="7.62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  <draw:polygon draw:style-name="gr3" draw:text-style-name="P9" draw:layer="layout" svg:width="0.845cm" svg:height="0.032cm" svg:x="5.861cm" svg:y="8.277cm" svg:viewBox="0 0 846 33" draw:points="422,33 0,33 0,0 846,0 846,33">
            <text:p/>
          </draw:polygon>
          <draw:path draw:style-name="gr3" draw:text-style-name="P9" draw:layer="layout" svg:width="0.386cm" svg:height="0.351cm" svg:x="6.084cm" svg:y="8.675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7 102-104 102-30 0-42-24-42-51 0-17 5-33 14-68z">
            <text:p/>
          </draw:path>
          <draw:path draw:style-name="gr3" draw:text-style-name="P9" draw:layer="layout" svg:width="0.515cm" svg:height="0.182cm" svg:x="7.055cm" svg:y="8.203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326cm" svg:height="0.532cm" svg:x="7.858cm" svg:y="7.973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\int \frac{1}{\sin u} \ du + \int \frac{ 1 }{ x } \ dx = 0§svg§600§FALSE§</svg:desc>
          <draw:polygon draw:style-name="gr2" draw:text-style-name="P8" draw:layer="layout" svg:width="8.597cm" svg:height="1.642cm" svg:x="3.313cm" svg:y="10.777cm" svg:viewBox="0 0 8598 1643" draw:points="4299,1643 0,1643 0,0 8598,0 8598,1643">
            <text:p/>
          </draw:polygon>
          <draw:path draw:style-name="gr3" draw:text-style-name="P9" draw:layer="layout" svg:width="0.687cm" svg:height="1.719cm" svg:x="3.318cm" svg:y="10.738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4.906cm" svg:y="10.752cm" svg:viewBox="0 0 257 518" svg:d="M160 19c0-17 0-19-17-19-50 49-118 49-143 49v25c16 0 62 0 102-21v403c0 28-2 37-72 37h-25v25c27-4 95-4 125-4 32 0 101 0 127 4v-25h-25c-70 0-72-9-72-37z">
            <text:p/>
          </draw:path>
          <draw:polygon draw:style-name="gr3" draw:text-style-name="P9" draw:layer="layout" svg:width="1.521cm" svg:height="0.032cm" svg:x="4.269cm" svg:y="11.581cm" svg:viewBox="0 0 1522 33" draw:points="762,33 0,33 0,0 1522,0 1522,33">
            <text:p/>
          </draw:polygon>
          <draw:path draw:style-name="gr3" draw:text-style-name="P9" draw:layer="layout" svg:width="0.254cm" svg:height="0.356cm" svg:x="4.295cm" svg:y="11.97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4.599cm" svg:y="11.80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4.814cm" svg:y="11.979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98cm" svg:height="0.351cm" svg:x="5.37cm" svg:y="11.979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369cm" svg:height="0.547cm" svg:x="6.171cm" svg:y="11.254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6.565cm" svg:y="11.449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7.2cm" svg:y="11.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7.973cm" svg:y="10.738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9.022cm" svg:y="10.75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9" draw:layer="layout" svg:width="0.442cm" svg:height="0.032cm" svg:x="8.925cm" svg:y="11.581cm" svg:viewBox="0 0 443 33" draw:points="222,33 0,33 0,0 443,0 443,33">
            <text:p/>
          </draw:polygon>
          <draw:path draw:style-name="gr3" draw:text-style-name="P9" draw:layer="layout" svg:width="0.386cm" svg:height="0.351cm" svg:x="8.948cm" svg:y="11.9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369cm" svg:height="0.547cm" svg:x="9.749cm" svg:y="11.254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143cm" svg:y="11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10.82cm" svg:y="11.5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1.623cm" svg:y="11.275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\text {Integrating through out, we get,}§svg§600§FALSE§</svg:desc>
          <draw:polygon draw:style-name="gr2" draw:text-style-name="P8" draw:layer="layout" svg:width="10.759cm" svg:height="0.62cm" svg:x="3.329cm" svg:y="9.575cm" svg:viewBox="0 0 10760 621" draw:points="5380,621 0,621 0,0 10760,0 10760,621">
            <text:p/>
          </draw:polygon>
          <draw:path draw:style-name="gr3" draw:text-style-name="P9" draw:layer="layout" svg:width="0.237cm" svg:height="0.53cm" svg:x="3.311cm" svg:y="9.545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594cm" svg:y="9.73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3.992cm" svg:y="9.598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4.3cm" svg:y="9.72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4.643cm" svg:y="9.72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5.03cm" svg:y="9.73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5.344cm" svg:y="9.726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5.712cm" svg:y="9.598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6.023cm" svg:y="9.55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238cm" svg:y="9.73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664cm" svg:y="9.72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301cm" svg:y="9.59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612cm" svg:y="9.53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8.038cm" svg:y="9.73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341cm" svg:y="9.726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8.732cm" svg:y="9.732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9.158cm" svg:y="9.72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548cm" svg:y="9.53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0.231cm" svg:y="9.726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622cm" svg:y="9.732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1.041cm" svg:y="9.59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1.393cm" svg:y="9.991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1.813cm" svg:y="9.741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2.357cm" svg:y="9.72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2.959cm" svg:y="9.72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3.346cm" svg:y="9.72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3.682cm" svg:y="9.59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4.034cm" svg:y="9.991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int \text {cosec } u \ du + \int \frac{ 1 }{ x } \ dx = 0§svg§600§FALSE§</svg:desc>
          <draw:polygon draw:style-name="gr2" draw:text-style-name="P8" draw:layer="layout" svg:width="9.314cm" svg:height="1.642cm" svg:x="3.314cm" svg:y="13.077cm" svg:viewBox="0 0 9315 1643" draw:points="4657,1643 0,1643 0,0 9315,0 9315,1643">
            <text:p/>
          </draw:polygon>
          <draw:path draw:style-name="gr3" draw:text-style-name="P9" draw:layer="layout" svg:width="0.687cm" svg:height="1.719cm" svg:x="3.319cm" svg:y="13.03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95cm" svg:height="0.356cm" svg:x="4.203cm" svg:y="13.74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4.542cm" svg:y="13.7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4.933cm" svg:y="13.7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5.234cm" svg:y="13.74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5.583cm" svg:y="13.74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99cm" svg:height="0.351cm" svg:x="6.179cm" svg:y="13.749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369cm" svg:height="0.547cm" svg:x="6.888cm" svg:y="13.554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99cm" svg:height="0.351cm" svg:x="7.283cm" svg:y="13.749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7.918cm" svg:y="13.6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8.691cm" svg:y="13.03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9.739cm" svg:y="13.05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0.443cm" svg:height="0.032cm" svg:x="9.643cm" svg:y="13.881cm" svg:viewBox="0 0 444 33" draw:points="222,33 0,33 0,0 444,0 444,33">
            <text:p/>
          </draw:polygon>
          <draw:path draw:style-name="gr3" draw:text-style-name="P9" draw:layer="layout" svg:width="0.386cm" svg:height="0.351cm" svg:x="9.666cm" svg:y="14.2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369cm" svg:height="0.547cm" svg:x="10.466cm" svg:y="13.554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0.861cm" svg:y="13.7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1.538cm" svg:y="13.8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341cm" svg:y="13.575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log ( \text {cosec }u - \text {cot }u )  + \log x = \log c§svg§600§FALSE§</svg:desc>
          <draw:polygon draw:style-name="gr2" draw:text-style-name="P8" draw:layer="layout" svg:width="11.626cm" svg:height="0.696cm" svg:x="4.331cm" svg:y="0.874cm" svg:viewBox="0 0 11627 697" draw:points="5815,697 0,697 0,0 11627,0 11627,697">
            <text:p/>
          </draw:polygon>
          <draw:path draw:style-name="gr3" draw:text-style-name="P9" draw:layer="layout" svg:width="0.173cm" svg:height="0.537cm" svg:x="4.317cm" svg:y="0.87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528cm" svg:y="1.06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4.915cm" svg:y="1.064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5.368cm" svg:y="0.83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95cm" svg:height="0.356cm" svg:x="5.618cm" svg:y="1.06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5.957cm" svg:y="1.06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6.348cm" svg:y="1.06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6.649cm" svg:y="1.06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6.997cm" svg:y="1.069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98cm" svg:height="0.351cm" svg:x="7.594cm" svg:y="1.072cm" svg:viewBox="0 0 399 352" svg:d="M250 299c9 33 35 53 69 53 26 0 45-18 58-42 12-29 22-76 22-78 0-7-7-7-8-7-9 0-9 2-13 14-10 42-24 95-58 95-16 0-23-9-23-35 0-18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472cm" svg:height="0.032cm" svg:x="8.25cm" svg:y="1.206cm" svg:viewBox="0 0 473 33" svg:d="M447 33c12 0 26 0 26-17 0-16-14-16-26-16h-421c-12 0-26 0-26 16 0 17 14 17 26 17z">
            <text:p/>
          </draw:path>
          <draw:path draw:style-name="gr3" draw:text-style-name="P9" draw:layer="layout" svg:width="0.295cm" svg:height="0.356cm" svg:x="8.986cm" svg:y="1.069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9.324cm" svg:y="1.06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42cm" svg:height="0.485cm" svg:x="9.704cm" svg:y="0.93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8cm" svg:height="0.351cm" svg:x="10.271cm" svg:y="1.072cm" svg:viewBox="0 0 399 352" svg:d="M250 299c7 33 35 53 69 53 26 0 44-18 58-42 12-29 22-76 22-78 0-7-7-7-8-7-9 0-9 2-13 14-10 42-24 95-58 95-16 0-23-9-23-35 0-18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18cm" svg:height="0.773cm" svg:x="10.735cm" svg:y="0.83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516cm" svg:x="11.207cm" svg:y="0.96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173cm" svg:height="0.537cm" svg:x="11.962cm" svg:y="0.87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2.173cm" svg:y="1.06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4cm" svg:height="0.511cm" svg:x="12.558cm" svg:y="1.064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13.086cm" svg:y="1.0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182cm" svg:x="13.764cm" svg:y="1.1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14.561cm" svg:y="0.87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4.772cm" svg:y="1.06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4cm" svg:height="0.511cm" svg:x="15.16cm" svg:y="1.064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02cm" svg:height="0.351cm" svg:x="15.696cm" svg:y="1.07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.\ .\  . \ \text {[ From (2) ]}§svg§600§FALSE§</svg:desc>
          <draw:polygon draw:style-name="gr2" draw:text-style-name="P8" draw:layer="layout" svg:width="5.214cm" svg:height="0.696cm" svg:x="15.007cm" svg:y="7.165cm" svg:viewBox="0 0 5215 697" draw:points="2607,697 0,697 0,0 5215,0 5215,697">
            <text:p/>
          </draw:polygon>
          <draw:path draw:style-name="gr3" draw:text-style-name="P9" draw:layer="layout" svg:width="0.083cm" svg:height="0.083cm" svg:x="15.035cm" svg:y="7.6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507cm" svg:y="7.6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98cm" svg:y="7.624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16.477cm" svg:y="7.126cm" svg:viewBox="0 0 107 774" draw:points="107,774 107,744 32,744 32,32 107,32 107,0 0,0 0,774">
            <text:p/>
          </draw:polygon>
          <draw:path draw:style-name="gr3" draw:text-style-name="P9" draw:layer="layout" svg:width="0.448cm" svg:height="0.527cm" svg:x="16.883cm" svg:y="7.181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9" draw:layer="layout" svg:width="0.261cm" svg:height="0.342cm" svg:x="17.32cm" svg:y="7.3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7.623cm" svg:y="7.3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18.013cm" svg:y="7.363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18.967cm" svg:y="7.1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19.23cm" svg:y="7.1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19.622cm" svg:y="7.1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0.154cm" svg:y="7.126cm" svg:viewBox="0 0 107 774" draw:points="107,0 0,0 0,32 76,32 76,744 0,744 0,774 107,774">
            <text:p/>
          </draw:polygon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546cm" svg:height="0.62cm" svg:x="4.431cm" svg:y="9.079cm" svg:viewBox="0 0 10547 621" draw:points="5273,621 0,621 0,0 10547,0 10547,621">
            <text:p/>
          </draw:polygon>
          <draw:path draw:style-name="gr3" draw:text-style-name="P9" draw:layer="layout" svg:width="0.166cm" svg:height="0.519cm" svg:x="4.417cm" svg:y="9.0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4.633cm" svg:y="9.2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244cm" svg:height="0.486cm" svg:x="5.184cm" svg:y="9.102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9cm" svg:height="0.539cm" svg:x="5.496cm" svg:y="9.04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5.922cm" svg:y="9.2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6.524cm" svg:y="9.2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6.826cm" svg:y="9.2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493cm" svg:x="7.175cm" svg:y="9.236cm" svg:viewBox="0 0 384 494" svg:d="M269 296v140c0 35-9 35-61 35v23c26 0 67-2 88-2s60 2 88 2v-23c-53 0-62 0-62-35v-436h-18l-28 71c-10-22-42-71-104-71-91 0-172 76-172 176 0 97 76 177 165 177 55 0 87-34 104-57zM271 129v109c0 25-14 46-32 65-8 11-33 32-70 32-56 0-104-69-104-159 0-91 55-157 111-157 62 0 95 67 95 110z">
            <text:p/>
          </draw:path>
          <draw:path draw:style-name="gr3" draw:text-style-name="P9" draw:layer="layout" svg:width="0.39cm" svg:height="0.352cm" svg:x="7.581cm" svg:y="9.236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166cm" svg:height="0.519cm" svg:x="8.011cm" svg:y="9.0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8.222cm" svg:y="9.2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8.525cm" svg:y="9.2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547cm" svg:x="8.873cm" svg:y="9.04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9" draw:layer="layout" svg:width="0.355cm" svg:height="0.512cm" svg:x="9.556cm" svg:y="9.227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9.941cm" svg:y="9.2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9cm" svg:height="0.343cm" svg:x="10.288cm" svg:y="9.23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cm" svg:height="0.357cm" svg:x="10.716cm" svg:y="9.2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11.059cm" svg:y="9.2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11.372cm" svg:y="9.23cm" svg:viewBox="0 0 350 358" svg:d="M227 289c2 32 23 64 60 64 16 0 63-11 63-74v-43h-19v43c0 45-19 51-28 51-25 0-28-36-28-39v-157c0-32 0-62-29-92-30-30-68-42-105-42-65 0-118 37-118 88 0 23 16 37 35 37 23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9" draw:layer="layout" svg:width="0.173cm" svg:height="0.539cm" svg:x="11.752cm" svg:y="9.0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54cm" svg:height="0.357cm" svg:x="12.224cm" svg:y="9.2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44cm" svg:height="0.357cm" svg:x="12.527cm" svg:y="9.23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173cm" svg:height="0.539cm" svg:x="12.916cm" svg:y="9.0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9cm" svg:height="0.352cm" svg:x="13.13cm" svg:y="9.236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242cm" svg:height="0.486cm" svg:x="13.549cm" svg:y="9.102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166cm" svg:height="0.519cm" svg:x="13.861cm" svg:y="9.0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44cm" svg:height="0.357cm" svg:x="14.072cm" svg:y="9.23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43cm" svg:x="14.463cm" svg:y="9.23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083cm" svg:height="0.084cm" svg:x="14.933cm" svg:y="9.495cm" svg:viewBox="0 0 84 85" svg:d="M84 42c0-23-19-42-42-42s-42 19-42 42 19 43 42 43 42-20 42-43z">
            <text:p/>
          </draw:path>
        </draw:g>
        <draw:g>
          <svg:title>TexMaths</svg:title>
          <svg:desc>22§display§\log \left[ \ x \left( \frac{1}{ \sin u } - \frac{ \cos u }{ \sin u } \right) \ \right]  = \log c§svg§600§FALSE§</svg:desc>
          <draw:polygon draw:style-name="gr2" draw:text-style-name="P8" draw:layer="layout" svg:width="11.025cm" svg:height="1.779cm" svg:x="4.333cm" svg:y="2.176cm" svg:viewBox="0 0 11026 1780" draw:points="5514,1780 0,1780 0,0 11026,0 11026,1780">
            <text:p/>
          </draw:polygon>
          <draw:path draw:style-name="gr3" draw:text-style-name="P9" draw:layer="layout" svg:width="0.173cm" svg:height="0.538cm" svg:x="4.319cm" svg:y="2.721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4.53cm" svg:y="2.91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4.917cm" svg:y="2.9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9" draw:layer="layout" svg:width="0.205cm" svg:height="1.856cm" svg:x="5.616cm" svg:y="2.137cm" svg:viewBox="0 0 206 1857" draw:points="0,1857 206,1857 206,1815 42,1815 42,42 206,42 206,0 0,0">
            <text:p/>
          </draw:polygon>
          <draw:path draw:style-name="gr3" draw:text-style-name="P9" draw:layer="layout" svg:width="0.386cm" svg:height="0.351cm" svg:x="6.111cm" svg:y="2.9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81cm" svg:height="1.856cm" svg:x="6.82cm" svg:y="2.137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6cm" svg:height="0.516cm" svg:x="7.957cm" svg:y="2.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1.521cm" svg:height="0.032cm" svg:x="7.32cm" svg:y="3.049cm" svg:viewBox="0 0 1522 33" draw:points="762,33 0,33 0,0 1522,0 1522,33">
            <text:p/>
          </draw:polygon>
          <draw:path draw:style-name="gr3" draw:text-style-name="P9" draw:layer="layout" svg:width="0.254cm" svg:height="0.356cm" svg:x="7.346cm" svg:y="3.443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7.651cm" svg:y="3.27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7.865cm" svg:y="3.44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99cm" svg:height="0.351cm" svg:x="8.422cm" svg:y="3.447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472cm" svg:height="0.032cm" svg:x="9.17cm" svg:y="3.049cm" svg:viewBox="0 0 473 33" svg:d="M447 33c12 0 26 0 26-17 0-16-14-16-26-16h-421c-12 0-26 0-26 16 0 17 14 17 26 17z">
            <text:p/>
          </draw:path>
          <draw:path draw:style-name="gr3" draw:text-style-name="P9" draw:layer="layout" svg:width="0.295cm" svg:height="0.356cm" svg:x="9.999cm" svg:y="2.389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0.336cm" svg:y="2.38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0.727cm" svg:y="2.38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99cm" svg:height="0.351cm" svg:x="11.158cm" svg:y="2.394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1.608cm" svg:height="0.032cm" svg:x="9.972cm" svg:y="3.049cm" svg:viewBox="0 0 1609 33" draw:points="804,33 0,33 0,0 1609,0 1609,33">
            <text:p/>
          </draw:polygon>
          <draw:path draw:style-name="gr3" draw:text-style-name="P9" draw:layer="layout" svg:width="0.254cm" svg:height="0.356cm" svg:x="10.041cm" svg:y="3.443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0.345cm" svg:y="3.27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0.56cm" svg:y="3.44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99cm" svg:height="0.351cm" svg:x="11.116cm" svg:y="3.447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381cm" svg:height="1.856cm" svg:x="11.699cm" svg:y="2.137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olygon draw:style-name="gr3" draw:text-style-name="P9" draw:layer="layout" svg:width="0.205cm" svg:height="1.856cm" svg:x="12.51cm" svg:y="2.137cm" svg:viewBox="0 0 206 1857" draw:points="162,1815 0,1815 0,1857 206,1857 206,0 0,0 0,42 162,42">
            <text:p/>
          </draw:polygon>
          <draw:path draw:style-name="gr3" draw:text-style-name="P9" draw:layer="layout" svg:width="0.515cm" svg:height="0.182cm" svg:x="13.165cm" svg:y="2.9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8cm" svg:x="13.962cm" svg:y="2.721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4.173cm" svg:y="2.91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4.56cm" svg:y="2.9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9" draw:layer="layout" svg:width="0.302cm" svg:height="0.351cm" svg:x="15.097cm" svg:y="2.91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2§display§\frac{ x ( 1 - \cos u ) }{ \sin u }  = c§svg§600§FALSE§</svg:desc>
          <draw:polygon draw:style-name="gr2" draw:text-style-name="P8" draw:layer="layout" svg:width="5.363cm" svg:height="1.565cm" svg:x="4.361cm" svg:y="4.578cm" svg:viewBox="0 0 5364 1566" draw:points="2681,1566 0,1566 0,0 5364,0 5364,1566">
            <text:p/>
          </draw:polygon>
          <draw:path draw:style-name="gr3" draw:text-style-name="P9" draw:layer="layout" svg:width="0.386cm" svg:height="0.351cm" svg:x="4.345cm" svg:y="4.77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18cm" svg:height="0.773cm" svg:x="4.841cm" svg:y="4.53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56cm" svg:height="0.516cm" svg:x="5.133cm" svg:y="4.60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3cm" svg:height="0.032cm" svg:x="5.688cm" svg:y="4.91cm" svg:viewBox="0 0 474 33" svg:d="M447 33c12 0 27 0 27-17 0-16-15-16-27-16h-421c-12 0-26 0-26 16 0 17 14 17 26 17z">
            <text:p/>
          </draw:path>
          <draw:path draw:style-name="gr3" draw:text-style-name="P9" draw:layer="layout" svg:width="0.295cm" svg:height="0.356cm" svg:x="6.424cm" svg:y="4.773cm" svg:viewBox="0 0 296 357" svg:d="M65 179c0-126 63-160 104-160 7 0 56 0 84 28-33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6.762cm" svg:y="4.773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254cm" svg:height="0.356cm" svg:x="7.153cm" svg:y="4.773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99cm" svg:height="0.351cm" svg:x="7.584cm" svg:y="4.776cm" svg:viewBox="0 0 400 352" svg:d="M250 299c9 33 35 53 69 53 26 0 45-18 58-42 12-29 23-76 23-78 0-7-7-7-9-7-9 0-9 2-13 14-10 42-24 95-58 95-15 0-23-9-23-35 0-18 9-53 15-81l22-84c2-11 11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18cm" svg:height="0.773cm" svg:x="8.047cm" svg:y="4.53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olygon draw:style-name="gr3" draw:text-style-name="P9" draw:layer="layout" svg:width="3.982cm" svg:height="0.032cm" svg:x="4.322cm" svg:y="5.433cm" svg:viewBox="0 0 3983 33" draw:points="1993,33 0,33 0,0 3983,0 3983,33">
            <text:p/>
          </draw:polygon>
          <draw:path draw:style-name="gr3" draw:text-style-name="P9" draw:layer="layout" svg:width="0.254cm" svg:height="0.356cm" svg:x="5.579cm" svg:y="5.825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5.883cm" svg:y="5.6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6.096cm" svg:y="5.83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9" draw:layer="layout" svg:width="0.399cm" svg:height="0.351cm" svg:x="6.653cm" svg:y="5.83cm" svg:viewBox="0 0 400 352" svg:d="M250 299c7 33 35 53 69 53 26 0 44-18 58-42 12-29 23-76 23-78 0-7-7-7-9-7-9 0-9 2-13 14-10 42-24 95-58 95-15 0-23-9-23-35 0-18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515cm" svg:height="0.182cm" svg:x="8.656cm" svg:y="5.3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9.46cm" svg:y="5.30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x ( 1 - \cos u ) = c \sin u§svg§600§FALSE§</svg:desc>
          <draw:polygon draw:style-name="gr2" draw:text-style-name="P8" draw:layer="layout" svg:width="6.897cm" svg:height="0.696cm" svg:x="12.339cm" svg:y="5.079cm" svg:viewBox="0 0 6898 697" draw:points="3450,697 0,697 0,0 6898,0 6898,697">
            <text:p/>
          </draw:polygon>
          <draw:path draw:style-name="gr3" draw:text-style-name="P9" draw:layer="layout" svg:width="0.386cm" svg:height="0.351cm" svg:x="12.323cm" svg:y="5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18cm" svg:height="0.773cm" svg:x="12.819cm" svg:y="5.0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3.112cm" svg:y="5.10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13.666cm" svg:y="5.411cm" svg:viewBox="0 0 473 33" svg:d="M447 33c14 0 26 0 26-17 0-16-12-16-26-16h-421c-12 0-26 0-26 16 0 17 14 17 26 17z">
            <text:p/>
          </draw:path>
          <draw:path draw:style-name="gr3" draw:text-style-name="P9" draw:layer="layout" svg:width="0.295cm" svg:height="0.356cm" svg:x="14.4cm" svg:y="5.27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4.74cm" svg:y="5.27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5.13cm" svg:y="5.27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99cm" svg:height="0.351cm" svg:x="15.562cm" svg:y="5.277cm" svg:viewBox="0 0 400 352" svg:d="M250 299c7 33 35 53 69 53 26 0 44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18cm" svg:height="0.773cm" svg:x="16.026cm" svg:y="5.0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6.54cm" svg:y="5.3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7.344cm" svg:y="5.27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254cm" svg:height="0.356cm" svg:x="17.802cm" svg:y="5.27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18.107cm" svg:y="5.10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8.321cm" svg:y="5.27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99cm" svg:height="0.351cm" svg:x="18.877cm" svg:y="5.277cm" svg:viewBox="0 0 400 352" svg:d="M250 299c7 33 35 53 69 53 26 0 44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</draw:g>
        <draw:g>
          <svg:title>TexMaths</svg:title>
          <svg:desc>22§display§\Rightarrow§svg§600§FALSE§</svg:desc>
          <draw:polygon draw:style-name="gr2" draw:text-style-name="P8" draw:layer="layout" svg:width="0.651cm" svg:height="0.349cm" svg:x="10.722cm" svg:y="5.283cm" svg:viewBox="0 0 652 350" draw:points="327,350 0,350 0,0 652,0 652,350">
            <text:p/>
          </draw:polygon>
          <draw:path draw:style-name="gr3" draw:text-style-name="P9" draw:layer="layout" svg:width="0.686cm" svg:height="0.426cm" svg:x="10.726cm" svg:y="5.244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x \left[ 1 - \cos \left( \frac{y}{x} \right) \right] = c \sin \left( \frac{y}{x} \right) \right]§svg§600§FALSE§</svg:desc>
          <draw:polygon draw:style-name="gr2" draw:text-style-name="P8" draw:layer="layout" svg:width="9.254cm" svg:height="1.352cm" svg:x="4.339cm" svg:y="6.879cm" svg:viewBox="0 0 9255 1353" draw:points="4627,1353 0,1353 0,0 9255,0 9255,1353">
            <text:p/>
          </draw:polygon>
          <draw:path draw:style-name="gr3" draw:text-style-name="P9" draw:layer="layout" svg:width="0.386cm" svg:height="0.351cm" svg:x="4.323cm" svg:y="7.38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olygon draw:style-name="gr3" draw:text-style-name="P9" draw:layer="layout" svg:width="0.177cm" svg:height="1.392cm" svg:x="5.046cm" svg:y="6.84cm" svg:viewBox="0 0 178 1393" draw:points="0,1393 178,1393 178,1358 37,1358 37,37 178,37 178,0 0,0">
            <text:p/>
          </draw:polygon>
          <draw:path draw:style-name="gr3" draw:text-style-name="P9" draw:layer="layout" svg:width="0.256cm" svg:height="0.517cm" svg:x="5.305cm" svg:y="7.21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5.859cm" svg:y="7.522cm" svg:viewBox="0 0 473 33" svg:d="M447 33c12 0 26 0 26-17 0-16-14-16-26-16h-421c-12 0-26 0-26 16 0 17 14 17 26 17z">
            <text:p/>
          </draw:path>
          <draw:path draw:style-name="gr3" draw:text-style-name="P9" draw:layer="layout" svg:width="0.295cm" svg:height="0.357cm" svg:x="6.593cm" svg:y="7.382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9" draw:layer="layout" svg:width="0.344cm" svg:height="0.357cm" svg:x="6.933cm" svg:y="7.38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254cm" svg:height="0.357cm" svg:x="7.324cm" svg:y="7.38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95cm" svg:height="1.392cm" svg:x="7.871cm" svg:y="6.84cm" svg:viewBox="0 0 296 1393" svg:d="M260 1386c2 0 9 7 9 7h18c2 0 9 0 9-7 0-4-2-5-4-7-28-28-70-71-118-155-84-150-114-342-114-527 0-343 97-546 234-683 2-2 2-5 2-7 0-7-6-7-14-7-11 0-13 0-20 7-74 63-156 171-211 335-33 102-51 225-51 354 0 185 33 392 155 572 21 30 51 62 51 62 7 10 18 23 25 28z">
            <text:p/>
          </draw:path>
          <draw:path draw:style-name="gr3" draw:text-style-name="P9" draw:layer="layout" svg:width="0.356cm" svg:height="0.501cm" svg:x="8.327cm" svg:y="6.865cm" svg:viewBox="0 0 357 502" svg:d="M356 48c1-11 1-13 1-18 0-14-10-21-21-21-9 0-21 3-28 16-2 3-7 28-11 42-5 19-10 40-15 62l-36 140c-1 11-35 66-88 66-38 0-47-34-47-64 0-35 14-83 40-151 13-32 14-41 14-57 0-35-24-63-63-63-74 0-102 113-102 120s7 7 9 7c9 0 9-2 12-14 21-72 53-95 79-95 6 0 20 0 20 24 0 20-7 39-14 55-30 81-44 127-44 162 0 69 49 93 95 93 30 0 56-14 77-35-9 41-19 77-49 120-21 26-51 49-86 49-11 0-46-3-59-33 13 0 22 0 32-9 9-7 16-18 16-32 0-25-21-28-28-28-18 0-44 12-44 51s35 67 83 67c81 0 160-71 181-159z">
            <text:p/>
          </draw:path>
          <draw:polygon draw:style-name="gr3" draw:text-style-name="P9" draw:layer="layout" svg:width="0.443cm" svg:height="0.032cm" svg:x="8.286cm" svg:y="7.522cm" svg:viewBox="0 0 444 33" draw:points="222,33 0,33 0,0 444,0 444,33">
            <text:p/>
          </draw:polygon>
          <draw:path draw:style-name="gr3" draw:text-style-name="P9" draw:layer="layout" svg:width="0.386cm" svg:height="0.351cm" svg:x="8.309cm" svg:y="7.91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9" draw:layer="layout" svg:width="0.295cm" svg:height="1.392cm" svg:x="8.85cm" svg:y="6.84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  <draw:polygon draw:style-name="gr3" draw:text-style-name="P9" draw:layer="layout" svg:width="0.177cm" svg:height="1.392cm" svg:x="9.297cm" svg:y="6.84cm" svg:viewBox="0 0 178 1393" draw:points="141,1358 0,1358 0,1393 178,1393 178,0 0,0 0,37 141,37">
            <text:p/>
          </draw:polygon>
          <draw:path draw:style-name="gr3" draw:text-style-name="P9" draw:layer="layout" svg:width="0.515cm" svg:height="0.182cm" svg:x="9.905cm" svg:y="7.4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0.71cm" svg:y="7.38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254cm" svg:height="0.357cm" svg:x="11.167cm" svg:y="7.38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9cm" svg:x="11.472cm" svg:y="7.21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9cm" svg:height="0.342cm" svg:x="11.687cm" svg:y="7.38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95cm" svg:height="1.392cm" svg:x="12.359cm" svg:y="6.84cm" svg:viewBox="0 0 296 1393" svg:d="M260 1386c2 0 9 7 9 7h18c2 0 9 0 9-7 0-4-2-5-4-7-28-28-70-71-118-155-84-150-114-342-114-527 0-343 97-546 234-683 2-2 2-5 2-7 0-7-6-7-14-7-11 0-13 0-20 7-74 63-156 171-211 335-33 102-51 225-51 354 0 185 33 392 155 572 21 30 51 62 51 62 7 10 18 23 25 28z">
            <text:p/>
          </draw:path>
          <draw:path draw:style-name="gr3" draw:text-style-name="P9" draw:layer="layout" svg:width="0.356cm" svg:height="0.501cm" svg:x="12.815cm" svg:y="6.865cm" svg:viewBox="0 0 357 502" svg:d="M356 48c1-11 1-13 1-18 0-14-10-21-21-21-9 0-21 3-28 16-2 3-7 28-11 42-5 19-10 40-15 62l-36 140c-1 11-35 66-88 66-38 0-47-34-47-64 0-35 14-83 40-151 13-32 14-41 14-57 0-35-24-63-63-63-74 0-102 113-102 120s7 7 9 7c9 0 9-2 12-14 21-72 53-95 79-95 6 0 20 0 20 24 0 20-7 39-14 55-30 81-44 127-44 162 0 69 49 93 95 93 30 0 56-14 77-35-9 41-19 77-49 120-21 26-51 49-86 49-11 0-46-3-59-33 13 0 22 0 32-9 9-7 16-18 16-32 0-25-21-28-28-28-18 0-44 12-44 51s35 67 83 67c81 0 160-71 181-159z">
            <text:p/>
          </draw:path>
          <draw:polygon draw:style-name="gr3" draw:text-style-name="P9" draw:layer="layout" svg:width="0.443cm" svg:height="0.032cm" svg:x="12.774cm" svg:y="7.522cm" svg:viewBox="0 0 444 33" draw:points="222,33 0,33 0,0 444,0 444,33">
            <text:p/>
          </draw:polygon>
          <draw:path draw:style-name="gr3" draw:text-style-name="P9" draw:layer="layout" svg:width="0.386cm" svg:height="0.351cm" svg:x="12.797cm" svg:y="7.91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9" draw:layer="layout" svg:width="0.295cm" svg:height="1.392cm" svg:x="13.337cm" svg:y="6.84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</draw:g>
        <draw:g>
          <svg:title>TexMaths</svg:title>
          <svg:desc>24§display§\text {Solve the following differential equations .}§svg§600§FALSE§</svg:desc>
          <draw:polygon draw:style-name="gr2" draw:text-style-name="P8" draw:layer="layout" svg:width="15.291cm" svg:height="0.685cm" svg:x="2.497cm" svg:y="10.361cm" svg:viewBox="0 0 15292 686" draw:points="7647,686 0,686 0,0 15292,0 15292,686">
            <text:p/>
          </draw:polygon>
          <draw:path draw:style-name="gr3" draw:text-style-name="P9" draw:layer="layout" svg:width="0.375cm" svg:height="0.614cm" svg:x="2.503cm" svg:y="10.319cm" svg:viewBox="0 0 376 615" svg:d="M248 269l-108-27c-54-13-86-57-86-107 0-60 46-112 113-112 140 0 159 140 165 177 0 6 0 12 10 12 11 0 11-4 11-22v-169c0-15 0-21-9-21-6 0-8 0-14 12l-29 48c-25-25-61-60-136-60-94 0-165 75-165 163 0 72 44 133 111 156 10 4 52 14 112 29 23 6 48 12 73 42 17 23 25 50 25 79 0 60-43 121-114 121-25 0-88-4-134-46-48-46-52-100-52-131 0-7-8-7-9-7-12 0-12 5-12 21v169c0 14 0 19 10 19 5 0 5 0 11-9 0-2 4-4 31-48 27 28 80 57 157 57 98 0 167-82 167-175 0-84-57-153-128-171z">
            <text:p/>
          </draw:path>
          <draw:path draw:style-name="gr3" draw:text-style-name="P9" draw:layer="layout" svg:width="0.375cm" svg:height="0.389cm" svg:x="2.946cm" svg:y="10.536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189cm" svg:height="0.587cm" svg:x="3.372cm" svg:y="10.329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414cm" svg:height="0.374cm" svg:x="3.595cm" svg:y="10.55cm" svg:viewBox="0 0 415 375" svg:d="M336 83c8-20 23-56 79-56v-27c-20 2-44 2-64 2-21 0-59-2-75-2v27c33 0 43 19 43 36 0 8-2 10-6 20l-86 217-96-237c-4-11-4-13-4-15 0-21 32-21 48-21v-27c-25 0-73 2-92 2-23 0-58 0-83-2v27c54 0 58 4 67 31l123 302c6 11 6 15 17 15 12 0 16-8 18-15z">
            <text:p/>
          </draw:path>
          <draw:path draw:style-name="gr3" draw:text-style-name="P9" draw:layer="layout" svg:width="0.327cm" svg:height="0.389cm" svg:x="4.025cm" svg:y="10.536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66cm" svg:height="0.53cm" svg:x="4.672cm" svg:y="10.396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5.012cm" svg:y="10.329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5.477cm" svg:y="10.536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74cm" svg:height="0.597cm" svg:x="6.137cm" svg:y="10.319cm" svg:viewBox="0 0 275 598" svg:d="M121 233v-98c0-75 40-116 79-116 2 0 13 0 27 6-10 4-25 13-25 35 0 19 13 36 36 36 25 0 37-17 37-36 0-31-31-60-75-60-60 0-133 44-133 135v98h-67v25h67v275c0 38-9 38-67 38v27c35-2 73-4 98-4 34 0 73 0 107 4v-27h-17c-63 0-65-10-65-40v-273h98v-25z">
            <text:p/>
          </draw:path>
          <draw:path draw:style-name="gr3" draw:text-style-name="P9" draw:layer="layout" svg:width="0.375cm" svg:height="0.389cm" svg:x="6.391cm" svg:y="10.536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189cm" svg:height="0.587cm" svg:x="6.817cm" svg:y="10.329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189cm" svg:height="0.587cm" svg:x="7.051cm" svg:y="10.329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7.281cm" svg:y="10.536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579cm" svg:height="0.374cm" svg:x="7.671cm" svg:y="10.55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2 9 6 15 18 15 9 0 13-8 15-15z">
            <text:p/>
          </draw:path>
          <draw:path draw:style-name="gr3" draw:text-style-name="P9" draw:layer="layout" svg:width="0.181cm" svg:height="0.566cm" svg:x="8.293cm" svg:y="10.3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4cm" svg:x="8.527cm" svg:y="10.542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87cm" svg:height="0.559cm" svg:x="8.992cm" svg:y="10.532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418cm" svg:height="0.597cm" svg:x="9.7cm" svg:y="10.329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181cm" svg:height="0.566cm" svg:x="10.167cm" svg:y="10.3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7cm" svg:x="10.397cm" svg:y="10.319cm" svg:viewBox="0 0 509 598" svg:d="M357 258h96v-25h-100v-98c0-77 41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8c-61 0-63-10-63-40zM121 233v-96c0-83 69-118 123-118 42 0 65 16 67 16v2c-15 0-33 11-33 34 0 6 2 27 25 35-2 11-2 19-2 29v98z">
            <text:p/>
          </draw:path>
          <draw:path draw:style-name="gr3" draw:text-style-name="P9" draw:layer="layout" svg:width="0.327cm" svg:height="0.389cm" svg:x="10.889cm" svg:y="10.536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85cm" svg:height="0.374cm" svg:x="11.265cm" svg:y="10.542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1.595cm" svg:y="10.536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74cm" svg:x="11.974cm" svg:y="10.542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266cm" svg:height="0.53cm" svg:x="12.407cm" svg:y="10.396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181cm" svg:height="0.566cm" svg:x="12.747cm" svg:y="10.3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81cm" svg:height="0.389cm" svg:x="12.989cm" svg:y="10.536cm" svg:viewBox="0 0 382 390" svg:d="M246 315c4 35 27 70 67 70 17 0 69-12 69-81v-46h-21v46c0 50-21 56-31 56-27 0-30-39-30-43v-171c0-34 0-67-31-100-33-33-75-46-115-46-71 0-129 40-129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189cm" svg:height="0.587cm" svg:x="13.404cm" svg:y="10.329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13.915cm" svg:y="10.536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18cm" svg:height="0.537cm" svg:x="14.295cm" svg:y="10.542cm" svg:viewBox="0 0 419 538" svg:d="M294 323v152c0 38-10 38-67 38v25c28 0 73-2 96-2s65 2 96 2v-25c-58 0-68 0-68-38v-475h-19l-31 77c-11-23-46-77-113-77-100 0-188 83-188 192 0 106 83 193 180 193 60 0 95-37 114-62zM296 140v120c0 27-16 50-35 71-9 11-36 34-77 34-61 0-113-75-113-173 0-100 60-171 121-171 69 0 104 73 104 119z">
            <text:p/>
          </draw:path>
          <draw:path draw:style-name="gr3" draw:text-style-name="P9" draw:layer="layout" svg:width="0.425cm" svg:height="0.384cm" svg:x="14.738cm" svg:y="10.542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9" draw:layer="layout" svg:width="0.381cm" svg:height="0.389cm" svg:x="15.214cm" svg:y="10.536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264cm" svg:height="0.53cm" svg:x="15.617cm" svg:y="10.396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181cm" svg:height="0.566cm" svg:x="15.957cm" svg:y="10.3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16.188cm" svg:y="10.536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16.612cm" svg:y="10.542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277cm" svg:height="0.389cm" svg:x="17.08cm" svg:y="10.536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091cm" svg:height="0.091cm" svg:x="17.741cm" svg:y="10.825cm" svg:viewBox="0 0 92 92" svg:d="M92 46c0-25-21-46-46-46s-46 21-46 46 21 46 46 46 46-21 46-46z">
            <text:p/>
          </draw:path>
        </draw:g>
        <draw:g>
          <svg:title>TexMaths</svg:title>
          <svg:desc>22§display§\text {(i) } \frac{dy}{dx} + \frac{y}{x} = x^2 - 3§svg§600§FALSE§</svg:desc>
          <draw:polygon draw:style-name="gr2" draw:text-style-name="P8" draw:layer="layout" svg:width="6.716cm" svg:height="1.522cm" svg:x="2.404cm" svg:y="11.462cm" svg:viewBox="0 0 6717 1523" draw:points="3360,1523 0,1523 0,0 6717,0 6717,1523">
            <text:p/>
          </draw:polygon>
          <draw:path draw:style-name="gr3" draw:text-style-name="P9" draw:layer="layout" svg:width="0.18cm" svg:height="0.774cm" svg:x="2.441cm" svg:y="11.90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166cm" svg:height="0.518cm" svg:x="2.691cm" svg:y="11.96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8cm" svg:height="0.774cm" svg:x="2.925cm" svg:y="11.90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3.58cm" svg:y="11.42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3.974cm" svg:y="11.618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5cm" svg:height="0.032cm" svg:x="3.532cm" svg:y="12.273cm" svg:viewBox="0 0 846 33" draw:points="422,33 0,33 0,0 846,0 846,33">
            <text:p/>
          </draw:polygon>
          <draw:path draw:style-name="gr3" draw:text-style-name="P9" draw:layer="layout" svg:width="0.369cm" svg:height="0.546cm" svg:x="3.562cm" svg:y="12.47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3.956cm" svg:y="12.6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517cm" svg:x="4.685cm" svg:y="12.03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6cm" svg:height="0.501cm" svg:x="5.547cm" svg:y="11.618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442cm" svg:height="0.032cm" svg:x="5.507cm" svg:y="12.273cm" svg:viewBox="0 0 443 33" draw:points="222,33 0,33 0,0 443,0 443,33">
            <text:p/>
          </draw:polygon>
          <draw:path draw:style-name="gr3" draw:text-style-name="P9" draw:layer="layout" svg:width="0.386cm" svg:height="0.351cm" svg:x="5.529cm" svg:y="12.6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6.299cm" svg:y="12.1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7.094cm" svg:y="12.1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24cm" svg:height="0.36cm" svg:x="7.548cm" svg:y="11.8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8.097cm" svg:y="12.273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8.838cm" svg:y="11.9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</draw:g>
        <draw:g>
          <svg:title>TexMaths</svg:title>
          <svg:desc>24§display§\text {(2)}§svg§600§FALSE§</svg:desc>
          <draw:polygon draw:style-name="gr2" draw:text-style-name="P8" draw:layer="layout" svg:width="0.91cm" svg:height="0.759cm" svg:x="1.204cm" svg:y="10.267cm" svg:viewBox="0 0 911 760" draw:points="455,760 0,760 0,0 911,0 911,760">
            <text:p/>
          </draw:polygon>
          <draw:path draw:style-name="gr3" draw:text-style-name="P9" draw:layer="layout" svg:width="0.197cm" svg:height="0.844cm" svg:x="1.244cm" svg:y="10.225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9" draw:layer="layout" svg:width="0.337cm" svg:height="0.564cm" svg:x="1.533cm" svg:y="10.296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197cm" svg:height="0.844cm" svg:x="1.961cm" svg:y="10.22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(iii) } ( x + a ) \frac{dy}{dx} - 3y = ( x + a )^5§svg§600§FALSE§</svg:desc>
          <draw:polygon draw:style-name="gr2" draw:text-style-name="P8" draw:layer="layout" svg:width="10.293cm" svg:height="1.522cm" svg:x="2.005cm" svg:y="13.362cm" svg:viewBox="0 0 10294 1523" draw:points="5148,1523 0,1523 0,0 10294,0 10294,1523">
            <text:p/>
          </draw:polygon>
          <draw:path draw:style-name="gr3" draw:text-style-name="P9" draw:layer="layout" svg:width="0.18cm" svg:height="0.774cm" svg:x="2.042cm" svg:y="13.80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166cm" svg:height="0.518cm" svg:x="2.292cm" svg:y="13.86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66cm" svg:height="0.518cm" svg:x="2.507cm" svg:y="13.86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66cm" svg:height="0.518cm" svg:x="2.721cm" svg:y="13.86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8cm" svg:height="0.774cm" svg:x="2.955cm" svg:y="13.80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18cm" svg:height="0.774cm" svg:x="3.547cm" svg:y="13.80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3.793cm" svg:y="14.0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7cm" svg:x="4.427cm" svg:y="13.93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5cm" svg:height="0.351cm" svg:x="5.189cm" svg:y="14.041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9" draw:layer="layout" svg:width="0.18cm" svg:height="0.774cm" svg:x="5.609cm" svg:y="13.80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6.007cm" svg:y="13.323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6.401cm" svg:y="13.51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5.96cm" svg:y="14.173cm" svg:viewBox="0 0 847 33" draw:points="422,33 0,33 0,0 847,0 847,33">
            <text:p/>
          </draw:polygon>
          <draw:path draw:style-name="gr3" draw:text-style-name="P9" draw:layer="layout" svg:width="0.369cm" svg:height="0.546cm" svg:x="5.991cm" svg:y="14.37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6.384cm" svg:y="14.5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472cm" svg:height="0.032cm" svg:x="7.132cm" svg:y="14.173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7.875cm" svg:y="13.8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356cm" svg:height="0.501cm" svg:x="8.251cm" svg:y="14.041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182cm" svg:x="8.894cm" svg:y="14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4cm" svg:x="9.742cm" svg:y="13.80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9.988cm" svg:y="14.0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7cm" svg:x="10.624cm" svg:y="13.93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5cm" svg:height="0.351cm" svg:x="11.384cm" svg:y="14.041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18cm" svg:height="0.774cm" svg:x="11.806cm" svg:y="13.80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24cm" svg:height="0.37cm" svg:x="12.097cm" svg:y="13.705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</draw:g>
        <draw:g>
          <svg:title>TexMaths</svg:title>
          <svg:desc>22§display§\text {(ii) } ( x + 2y^3 ) \frac{dy}{dx} = y§svg§600§FALSE§</svg:desc>
          <draw:polygon draw:style-name="gr2" draw:text-style-name="P8" draw:layer="layout" svg:width="6.781cm" svg:height="1.522cm" svg:x="13.902cm" svg:y="11.361cm" svg:viewBox="0 0 6782 1523" draw:points="3390,1523 0,1523 0,0 6782,0 6782,1523">
            <text:p/>
          </draw:polygon>
          <draw:path draw:style-name="gr3" draw:text-style-name="P9" draw:layer="layout" svg:width="0.18cm" svg:height="0.774cm" svg:x="13.939cm" svg:y="11.80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166cm" svg:height="0.518cm" svg:x="14.189cm" svg:y="11.86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66cm" svg:height="0.518cm" svg:x="14.404cm" svg:y="11.86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8cm" svg:height="0.774cm" svg:x="14.638cm" svg:y="11.80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18cm" svg:height="0.774cm" svg:x="15.229cm" svg:y="11.80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15.475cm" svg:y="12.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7cm" svg:x="16.109cm" svg:y="11.9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16.878cm" svg:y="11.8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58cm" svg:height="0.501cm" svg:x="17.25cm" svg:y="12.04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249cm" svg:height="0.37cm" svg:x="17.663cm" svg:y="11.70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18cm" svg:height="0.774cm" svg:x="18.024cm" svg:y="11.80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18.422cm" svg:y="11.322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18.816cm" svg:y="11.51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18.374cm" svg:y="12.172cm" svg:viewBox="0 0 847 33" draw:points="422,33 0,33 0,0 847,0 847,33">
            <text:p/>
          </draw:polygon>
          <draw:path draw:style-name="gr3" draw:text-style-name="P9" draw:layer="layout" svg:width="0.369cm" svg:height="0.546cm" svg:x="18.404cm" svg:y="12.377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8.798cm" svg:y="12.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182cm" svg:x="19.569cm" svg:y="12.0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8cm" svg:height="0.501cm" svg:x="20.365cm" svg:y="12.04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</draw:g>
        <draw:g>
          <svg:title>TexMaths</svg:title>
          <svg:desc>22§display§\text {(iv) } ( 1 + x^2 ) \frac{dy}{dx} + y = e^{\tan ^{-1} x}§svg§600§FALSE§</svg:desc>
          <draw:polygon draw:style-name="gr2" draw:text-style-name="P8" draw:layer="layout" svg:width="9.934cm" svg:height="1.522cm" svg:x="13.806cm" svg:y="13.262cm" svg:viewBox="0 0 9935 1523" draw:points="4967,1523 0,1523 0,0 9935,0 9935,1523">
            <text:p/>
          </draw:polygon>
          <draw:path draw:style-name="gr3" draw:text-style-name="P9" draw:layer="layout" svg:width="0.18cm" svg:height="0.774cm" svg:x="13.843cm" svg:y="13.70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166cm" svg:height="0.518cm" svg:x="14.093cm" svg:y="13.76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14.297cm" svg:y="13.95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18cm" svg:height="0.774cm" svg:x="14.735cm" svg:y="13.70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18cm" svg:height="0.774cm" svg:x="15.327cm" svg:y="13.704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256cm" svg:height="0.517cm" svg:x="15.619cm" svg:y="13.76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515cm" svg:height="0.517cm" svg:x="16.152cm" svg:y="13.83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16.904cm" svg:y="13.9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7.358cm" svg:y="13.6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18cm" svg:height="0.774cm" svg:x="17.715cm" svg:y="13.70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18.113cm" svg:y="13.223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8.507cm" svg:y="13.41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18.064cm" svg:y="14.073cm" svg:viewBox="0 0 847 33" draw:points="422,33 0,33 0,0 847,0 847,33">
            <text:p/>
          </draw:polygon>
          <draw:path draw:style-name="gr3" draw:text-style-name="P9" draw:layer="layout" svg:width="0.369cm" svg:height="0.546cm" svg:x="18.096cm" svg:y="14.278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8.49cm" svg:y="14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7cm" svg:x="19.217cm" svg:y="13.83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9.968cm" svg:y="13.941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182cm" svg:x="20.611cm" svg:y="13.9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21.421cm" svg:y="13.941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187cm" svg:height="0.339cm" svg:x="21.76cm" svg:y="13.631cm" svg:viewBox="0 0 188 340" svg:d="M93 120h87v-20h-87v-100h-17c0 49-23 102-76 104v16h51v146c0 61 46 74 76 74 37 0 61-30 61-74v-30h-17v30c0 37-18 56-39 56-39 0-39-46-39-54z">
            <text:p/>
          </draw:path>
          <draw:path draw:style-name="gr3" draw:text-style-name="P9" draw:layer="layout" svg:width="0.27cm" svg:height="0.247cm" svg:x="22.016cm" svg:y="13.723cm" svg:viewBox="0 0 271 248" svg:d="M213 97c0-28 0-49-25-71-23-17-49-26-81-26-51 0-88 19-88 53 0 17 13 26 27 26s24-10 24-24c0-11-3-22-19-27 21-12 53-12 55-12 31 0 65 19 65 65v18c-30 0-67 1-106 17-49 18-65 48-65 72 0 46 56 60 95 60 44 0 69-24 81-46 2 23 18 44 42 44 0 0 53 0 53-52v-30h-18v30c0 5 0 31-21 31-19 0-19-26-19-33zM171 165c0 53-46 69-71 69-28 0-54-19-54-46 0-30 26-72 125-75z">
            <text:p/>
          </draw:path>
          <draw:path draw:style-name="gr3" draw:text-style-name="P9" draw:layer="layout" svg:width="0.291cm" svg:height="0.24cm" svg:x="22.324cm" svg:y="13.725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9" draw:layer="layout" svg:width="0.296cm" svg:height="0.022cm" svg:x="22.698cm" svg:y="13.623cm" svg:viewBox="0 0 297 23" svg:d="M280 23c7 0 17 0 17-11 0-12-10-12-17-12h-264c-5 0-16 0-16 12 0 11 11 11 16 11z">
            <text:p/>
          </draw:path>
          <draw:path draw:style-name="gr3" draw:text-style-name="P9" draw:layer="layout" svg:width="0.159cm" svg:height="0.258cm" svg:x="23.11cm" svg:y="13.473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9" draw:layer="layout" svg:width="0.291cm" svg:height="0.245cm" svg:x="23.489cm" svg:y="13.725cm" svg:viewBox="0 0 292 246" svg:d="M109 183c-5 18-23 48-51 48-2 0-18 0-30-7 23-7 25-27 25-30 0-13-9-21-21-21-16 0-32 14-32 33 0 28 30 40 58 40 25 0 46-15 60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text {(i).  Given differential equation is , } \frac{dy}{dx} + \frac{y}{x} = x^2 - 3§svg§600§FALSE§</svg:desc>
          <draw:polygon draw:style-name="gr2" draw:text-style-name="P8" draw:layer="layout" svg:width="17.531cm" svg:height="1.522cm" svg:x="3.406cm" svg:y="1.463cm" svg:viewBox="0 0 17532 1523" draw:points="8766,1523 0,1523 0,0 17532,0 17532,1523">
            <text:p/>
          </draw:polygon>
          <draw:path draw:style-name="gr3" draw:text-style-name="P9" draw:layer="layout" svg:width="0.18cm" svg:height="0.774cm" svg:x="3.443cm" svg:y="1.90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166cm" svg:height="0.518cm" svg:x="3.693cm" svg:y="1.9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8cm" svg:height="0.774cm" svg:x="3.927cm" svg:y="1.90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083cm" svg:height="0.084cm" svg:x="4.251cm" svg:y="2.403cm" svg:viewBox="0 0 84 85" svg:d="M84 42c0-23-19-42-42-42s-42 19-42 42 19 43 42 43 42-20 42-43z">
            <text:p/>
          </draw:path>
          <draw:path draw:style-name="gr3" draw:text-style-name="P9" draw:layer="layout" svg:width="0.525cm" svg:height="0.562cm" svg:x="4.786cm" svg:y="1.938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5.374cm" svg:y="1.9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5.578cm" svg:y="2.151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5.972cm" svg:y="2.13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6.319cm" svg:y="2.14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6cm" svg:x="7.007cm" svg:y="1.947cm" svg:viewBox="0 0 384 547" svg:d="M269 496v51l115-8v-25c-55 0-62-5-62-42v-472l-111 9v24c53 0 60 6 60 43v167c-23-26-56-48-99-48-91 0-172 76-172 176 0 99 76 176 165 176 50 0 85-26 104-51zM269 289v158c0 14 0 16-9 28-22 37-58 55-91 55-35 0-63-19-83-49-19-32-21-76-21-108 0-30 2-75 23-111 18-24 46-49 88-49 28 0 60 11 84 46 9 14 9 16 9 30z">
            <text:p/>
          </draw:path>
          <draw:path draw:style-name="gr3" draw:text-style-name="P9" draw:layer="layout" svg:width="0.166cm" svg:height="0.518cm" svg:x="7.436cm" svg:y="1.9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7.646cm" svg:y="1.938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9" draw:layer="layout" svg:width="0.3cm" svg:height="0.356cm" svg:x="8.098cm" svg:y="2.13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8.441cm" svg:y="2.142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744cm" svg:y="2.13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9.091cm" svg:y="2.14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9.488cm" svg:y="2.00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166cm" svg:height="0.518cm" svg:x="9.8cm" svg:y="1.9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10.022cm" svg:y="2.13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0.402cm" svg:y="1.94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10.87cm" svg:y="2.13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1.218cm" svg:y="2.142cm" svg:viewBox="0 0 384 493" svg:d="M269 296v139c0 35-9 35-61 35v23c26 0 67-2 88-2s60 2 88 2v-23c-53 0-62 0-62-35v-435h-18l-28 70c-10-21-42-70-104-70-91 0-172 76-172 176 0 97 76 176 165 176 55 0 87-33 104-56zM271 129v109c0 24-14 45-32 65-8 10-33 31-70 31-56 0-104-68-104-158 0-91 55-157 111-157 62 0 95 67 95 110z">
            <text:p/>
          </draw:path>
          <draw:path draw:style-name="gr3" draw:text-style-name="P9" draw:layer="layout" svg:width="0.39cm" svg:height="0.351cm" svg:x="11.625cm" svg:y="2.14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12.063cm" svg:y="2.13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12.431cm" svg:y="2.00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166cm" svg:height="0.518cm" svg:x="12.742cm" svg:y="1.9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2.954cm" svg:y="2.13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13.344cm" svg:y="2.14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166cm" svg:height="0.518cm" svg:x="14.032cm" svg:y="1.9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4.247cm" svg:y="2.13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091cm" svg:height="0.231cm" svg:x="14.851cm" svg:y="2.403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9" draw:layer="layout" svg:width="0.369cm" svg:height="0.546cm" svg:x="15.396cm" svg:y="1.424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5.791cm" svg:y="1.61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5.349cm" svg:y="2.274cm" svg:viewBox="0 0 847 33" draw:points="422,33 0,33 0,0 847,0 847,33">
            <text:p/>
          </draw:polygon>
          <draw:path draw:style-name="gr3" draw:text-style-name="P9" draw:layer="layout" svg:width="0.369cm" svg:height="0.546cm" svg:x="15.38cm" svg:y="2.479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5.773cm" svg:y="2.6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16.502cm" svg:y="2.0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7.364cm" svg:y="1.619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442cm" svg:height="0.032cm" svg:x="17.323cm" svg:y="2.274cm" svg:viewBox="0 0 443 33" draw:points="222,33 0,33 0,0 443,0 443,33">
            <text:p/>
          </draw:polygon>
          <draw:path draw:style-name="gr3" draw:text-style-name="P9" draw:layer="layout" svg:width="0.386cm" svg:height="0.351cm" svg:x="17.346cm" svg:y="2.6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182cm" svg:x="18.117cm" svg:y="2.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18.911cm" svg:y="2.1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19.365cm" svg:y="1.80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9.914cm" svg:y="2.274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20.655cm" svg:y="1.9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</draw:g>
        <draw:g>
          <svg:title>TexMaths</svg:title>
          <svg:desc>24§display§\text {Solutions : }§svg§600§FALSE§</svg:desc>
          <draw:polygon draw:style-name="gr2" draw:text-style-name="P8" draw:layer="layout" svg:width="3.737cm" svg:height="0.529cm" svg:x="1.902cm" svg:y="0.766cm" svg:viewBox="0 0 3738 530" draw:points="1870,530 0,530 0,0 3738,0 3738,530">
            <text:p/>
          </draw:polygon>
          <draw:path draw:style-name="gr3" draw:text-style-name="P9" draw:layer="layout" svg:width="0.375cm" svg:height="0.613cm" svg:x="1.908cm" svg:y="0.724cm" svg:viewBox="0 0 376 614" svg:d="M248 269l-108-27c-54-14-86-58-86-108 0-59 46-111 113-111 140 0 159 140 165 177 0 5 0 11 10 11 11 0 11-4 11-21v-169c0-15 0-21-9-21-6 0-8 0-14 12l-29 47c-25-24-61-59-136-59-94 0-165 75-165 163 0 71 44 132 111 156 10 3 52 13 112 28 23 6 48 12 73 43 17 23 25 49 25 78 0 60-43 121-114 121-25 0-88-4-134-46-48-46-52-100-52-130 0-8-8-8-9-8-12 0-12 6-12 21v169c0 13 0 19 10 19 5 0 5 0 11-10 0-2 4-3 31-48 27 29 80 58 157 58 98 0 167-83 167-175 0-84-57-153-128-170z">
            <text:p/>
          </draw:path>
          <draw:path draw:style-name="gr3" draw:text-style-name="P9" draw:layer="layout" svg:width="0.375cm" svg:height="0.389cm" svg:x="2.351cm" svg:y="0.941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189cm" svg:height="0.586cm" svg:x="2.777cm" svg:y="0.734cm" svg:viewBox="0 0 190 587" svg:d="M123 0l-123 10v26c60 0 67 6 67 47v439c0 38-9 38-67 38v27c29-2 73-2 94-2s63 0 96 2v-27c-58 0-67 0-67-38z">
            <text:p/>
          </draw:path>
          <draw:path draw:style-name="gr3" draw:text-style-name="P9" draw:layer="layout" svg:width="0.425cm" svg:height="0.383cm" svg:x="3.012cm" svg:y="0.947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3.469cm" svg:y="0.801cm" svg:viewBox="0 0 267 530" svg:d="M131 182h120v-27h-120v-155h-22c0 69-26 159-109 163v19h73v232c0 106 79 116 109 116 60 0 85-60 85-116v-48h-23v48c0 62-25 94-56 94-57 0-57-76-57-92z">
            <text:p/>
          </draw:path>
          <draw:path draw:style-name="gr3" draw:text-style-name="P9" draw:layer="layout" svg:width="0.181cm" svg:height="0.565cm" svg:x="3.808cm" svg:y="0.755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4.039cm" svg:y="0.941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73cm" svg:x="4.463cm" svg:y="0.94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277cm" svg:height="0.389cm" svg:x="4.933cm" svg:y="0.941cm" svg:viewBox="0 0 278 390" svg:d="M148 215c19 4 88 17 88 79 0 42-29 76-96 76-71 0-102-48-117-121-2-9-4-13-11-13-12 0-12 6-12 21v111c0 16 0 22 10 22 3 0 5-2 21-18 2-2 2-4 17-19 36 35 75 37 92 37 98 0 138-58 138-119 0-45-27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091cm" svg:height="0.364cm" svg:x="5.592cm" svg:y="0.954cm" svg:viewBox="0 0 92 365" svg:d="M92 44c0-23-21-44-46-44s-46 21-46 44c0 25 21 46 46 46s46-21 46-46zM92 320c0-25-21-44-46-44s-46 19-46 44 21 45 46 45 46-20 46-45z">
            <text:p/>
          </draw:path>
        </draw:g>
        <draw:g>
          <svg:title>TexMaths</svg:title>
          <svg:desc>22§display§\text {i.e.  } \frac{dy}{dx} + \left(  \frac{1}{x} \right) y = x^2 - 3,§svg§600§FALSE§</svg:desc>
          <draw:polygon draw:style-name="gr2" draw:text-style-name="P8" draw:layer="layout" svg:width="8.838cm" svg:height="1.779cm" svg:x="4.922cm" svg:y="3.466cm" svg:viewBox="0 0 8839 1780" draw:points="4420,1780 0,1780 0,0 8839,0 8839,1780">
            <text:p/>
          </draw:polygon>
          <draw:path draw:style-name="gr3" draw:text-style-name="P9" draw:layer="layout" svg:width="0.166cm" svg:height="0.518cm" svg:x="4.908cm" svg:y="4.0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5.165cm" svg:y="4.466cm" svg:viewBox="0 0 84 84" svg:d="M84 42c0-23-19-42-42-42s-42 19-42 42 19 42 42 42 42-19 42-42z">
            <text:p/>
          </draw:path>
          <draw:path draw:style-name="gr3" draw:text-style-name="P9" draw:layer="layout" svg:width="0.3cm" svg:height="0.356cm" svg:x="5.334cm" svg:y="4.20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5.723cm" svg:y="4.466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6.356cm" svg:y="3.489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75cm" svg:y="3.684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olygon draw:style-name="gr3" draw:text-style-name="P9" draw:layer="layout" svg:width="0.845cm" svg:height="0.032cm" svg:x="6.307cm" svg:y="4.339cm" svg:viewBox="0 0 846 33" draw:points="422,33 0,33 0,0 846,0 846,33">
            <text:p/>
          </draw:polygon>
          <draw:path draw:style-name="gr3" draw:text-style-name="P9" draw:layer="layout" svg:width="0.369cm" svg:height="0.546cm" svg:x="6.339cm" svg:y="4.54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733cm" svg:y="4.7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516cm" svg:x="7.46cm" svg:y="4.0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1cm" svg:height="1.856cm" svg:x="8.35cm" svg:y="3.427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9" draw:layer="layout" svg:width="0.256cm" svg:height="0.516cm" svg:x="8.948cm" svg:y="3.5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442cm" svg:height="0.032cm" svg:x="8.852cm" svg:y="4.339cm" svg:viewBox="0 0 443 33" draw:points="222,33 0,33 0,0 443,0 443,33">
            <text:p/>
          </draw:polygon>
          <draw:path draw:style-name="gr3" draw:text-style-name="P9" draw:layer="layout" svg:width="0.386cm" svg:height="0.351cm" svg:x="8.874cm" svg:y="4.7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381cm" svg:height="1.856cm" svg:x="9.413cm" svg:y="3.427cm" svg:viewBox="0 0 382 1857" svg:d="M382 929c0-304-71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356cm" svg:height="0.501cm" svg:x="10.106cm" svg:y="4.207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0 0 160-71 181-159z">
            <text:p/>
          </draw:path>
          <draw:path draw:style-name="gr3" draw:text-style-name="P9" draw:layer="layout" svg:width="0.515cm" svg:height="0.182cm" svg:x="10.749cm" svg:y="4.2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11.544cm" svg:y="4.2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9" draw:layer="layout" svg:width="0.24cm" svg:height="0.36cm" svg:x="11.998cm" svg:y="3.8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2.545cm" svg:y="4.339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13.288cm" svg:y="4.03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091cm" svg:height="0.231cm" svg:x="13.708cm" svg:y="4.466cm" svg:viewBox="0 0 92 232" svg:d="M92 81c0-51-20-81-50-81-26 0-42 19-42 40 0 22 16 43 42 43 9 0 20-4 27-11 3-2 3-2 5-2 0 0 2 0 2 11 0 58-28 106-55 130-9 9-9 11-9 13 0 7 4 8 9 8 9 0 71-60 71-151z">
            <text:p/>
          </draw:path>
        </draw:g>
        <draw:g>
          <svg:title>TexMaths</svg:title>
          <svg:desc>22§display§\text {Which is of the form } \frac{dy}{dx} + Py = Q§svg§600§FALSE§</svg:desc>
          <draw:polygon draw:style-name="gr2" draw:text-style-name="P8" draw:layer="layout" svg:width="11.779cm" svg:height="1.522cm" svg:x="14.435cm" svg:y="3.566cm" svg:viewBox="0 0 11780 1523" draw:points="5889,1523 0,1523 0,0 11780,0 11780,1523">
            <text:p/>
          </draw:polygon>
          <draw:path draw:style-name="gr3" draw:text-style-name="P9" draw:layer="layout" svg:width="0.766cm" svg:height="0.546cm" svg:x="14.41cm" svg:y="4.059cm" svg:viewBox="0 0 767 547" svg:d="M690 76c14-44 47-51 77-51v-25c-23 2-45 2-70 2-21 0-72-2-92-2v25c51 0 67 26 67 40 0 5-1 11-3 16l-116 357-124-380c-1-2-3-7-3-10 0-23 46-23 65-23v-25c-28 2-81 2-109 2-30 0-63-2-95-2v25c44 0 60 0 70 28l16 53-107 332-125-380c0-3-2-9-2-10 0-23 46-23 65-23v-25c-28 2-81 2-109 2-30 0-63-2-95-2v25c58 0 62 3 70 31l155 476c2 7 6 15 16 15 11 0 12-5 14-15l129-395 128 395c2 7 5 15 14 15 13 0 13-5 16-15z">
            <text:p/>
          </draw:path>
          <draw:path draw:style-name="gr3" draw:text-style-name="P9" draw:layer="layout" svg:width="0.39cm" svg:height="0.538cm" svg:x="15.216cm" svg:y="4.0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166cm" svg:height="0.518cm" svg:x="15.646cm" svg:y="4.06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295cm" svg:height="0.356cm" svg:x="15.862cm" svg:y="4.2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9cm" svg:height="0.538cm" svg:x="16.182cm" svg:y="4.0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166cm" svg:height="0.518cm" svg:x="16.87cm" svg:y="4.06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7.085cm" svg:y="4.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44cm" svg:height="0.356cm" svg:x="17.643cm" svg:y="4.2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1cm" svg:height="0.546cm" svg:x="18.034cm" svg:y="4.041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9" draw:layer="layout" svg:width="0.244cm" svg:height="0.485cm" svg:x="18.518cm" svg:y="4.11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9cm" svg:height="0.538cm" svg:x="18.828cm" svg:y="4.0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9.255cm" svg:y="4.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51cm" svg:height="0.546cm" svg:x="19.859cm" svg:y="4.041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9" draw:layer="layout" svg:width="0.344cm" svg:height="0.356cm" svg:x="20.091cm" svg:y="4.2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61cm" svg:height="0.342cm" svg:x="20.478cm" svg:y="4.245cm" svg:viewBox="0 0 262 343" svg:d="M107 86v-86l-107 9v24c55 0 62 6 62 43v209c0 34-9 34-62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604cm" svg:height="0.342cm" svg:x="20.785cm" svg:y="4.245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9" draw:layer="layout" svg:width="0.369cm" svg:height="0.546cm" svg:x="21.804cm" svg:y="3.527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22.198cm" svg:y="3.72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21.754cm" svg:y="4.377cm" svg:viewBox="0 0 847 33" draw:points="422,33 0,33 0,0 847,0 847,33">
            <text:p/>
          </draw:polygon>
          <draw:path draw:style-name="gr3" draw:text-style-name="P9" draw:layer="layout" svg:width="0.369cm" svg:height="0.546cm" svg:x="21.786cm" svg:y="4.582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22.18cm" svg:y="4.7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7cm" svg:x="22.907cm" svg:y="4.13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553cm" svg:height="0.529cm" svg:x="23.668cm" svg:y="4.059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8-27 8-28 41-28h76c63 0 105 21 105 74 0 30-16 96-46 125-38 35-86 40-119 40h-109z">
            <text:p/>
          </draw:path>
          <draw:path draw:style-name="gr3" draw:text-style-name="P9" draw:layer="layout" svg:width="0.358cm" svg:height="0.501cm" svg:x="24.262cm" svg:y="4.245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182cm" svg:x="24.905cm" svg:y="4.3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6cm" svg:height="0.696cm" svg:x="25.716cm" svg:y="4.041cm" svg:viewBox="0 0 537 697" svg:d="M301 542c121-46 236-185 236-334 0-123-83-208-199-208-167 0-338 176-338 357 0 129 86 206 199 206 19 0 46-3 76-10-4 47-4 49-4 60 0 24 0 84 65 84 92 0 129-142 129-150 0-7-6-8-7-8-7 0-9 3-11 8-18 55-63 74-90 74-37 0-47-21-56-79zM155 535c-60-23-86-84-86-153 0-55 19-164 79-248 56-79 128-115 186-115 78 0 134 60 134 164 0 78-40 259-171 333-3-28-10-85-68-85-41 0-78 39-78 80 0 15 4 24 4 24zM202 544c-10 0-35 0-35-33 0-30 30-62 62-62 33 0 47 19 47 65 0 12 0 12-7 16-21 9-44 14-67 14z">
            <text:p/>
          </draw:path>
        </draw:g>
        <draw:g>
          <svg:title>TexMaths</svg:title>
          <svg:desc>22§display§\text {Where } P = \frac{1}{x} \text { and } Q = x^3 - 3§svg§600§FALSE§</svg:desc>
          <draw:polygon draw:style-name="gr2" draw:text-style-name="P8" draw:layer="layout" svg:width="10.149cm" svg:height="1.501cm" svg:x="4.836cm" svg:y="5.667cm" svg:viewBox="0 0 10150 1502" draw:points="5074,1502 0,1502 0,0 10150,0 10150,1502">
            <text:p/>
          </draw:polygon>
          <draw:path draw:style-name="gr3" draw:text-style-name="P9" draw:layer="layout" svg:width="0.766cm" svg:height="0.547cm" svg:x="4.811cm" svg:y="6.139cm" svg:viewBox="0 0 767 548" svg:d="M690 76c14-44 47-51 77-51v-25c-22 2-45 2-70 2-21 0-72-2-92-2v25c52 0 67 26 67 40 0 5-1 11-3 16l-116 358-124-381c-1-2-3-7-3-10 0-23 46-23 65-23v-25c-28 2-81 2-109 2-30 0-63-2-95-2v25c44 0 60 0 70 28l16 53-107 333-125-381c0-3-2-9-2-10 0-23 46-23 65-23v-25c-28 2-81 2-109 2-30 0-63-2-95-2v25c58 0 62 3 70 31l155 476c2 7 6 16 16 16 11 0 12-5 14-16l129-395 128 395c2 7 5 16 14 16 13 0 13-5 16-16z">
            <text:p/>
          </draw:path>
          <draw:path draw:style-name="gr3" draw:text-style-name="P9" draw:layer="layout" svg:width="0.39cm" svg:height="0.538cm" svg:x="5.617cm" svg:y="6.13cm" svg:viewBox="0 0 391 539" svg:d="M60 479c0 35-7 35-60 35v25c26-2 67-2 88-2 19 0 60 0 86 2v-25c-51 0-60 0-60-35v-143c0-81 55-123 104-123 50 0 58 42 58 86v180c0 35-8 35-60 35v25c27-2 67-2 88-2 20 0 60 0 87 2v-25c-41 0-60 0-60-23v-148c0-66 0-91-25-119-10-13-37-28-81-28-67 0-100 47-112 75v-271l-113 9v24c55 0 60 6 60 43z">
            <text:p/>
          </draw:path>
          <draw:path draw:style-name="gr3" draw:text-style-name="P9" draw:layer="layout" svg:width="0.3cm" svg:height="0.357cm" svg:x="6.043cm" svg:y="6.32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9" draw:layer="layout" svg:width="0.261cm" svg:height="0.342cm" svg:x="6.386cm" svg:y="6.32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6.689cm" svg:y="6.32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9" draw:layer="layout" svg:width="0.553cm" svg:height="0.529cm" svg:x="7.3cm" svg:y="6.139cm" svg:viewBox="0 0 554 530" svg:d="M204 285h132c109 0 218-81 218-167 0-60-51-118-153-118h-251c-14 0-23 0-23 14 0 11 7 11 23 11 8 0 22 0 33 1 12 0 16 4 16 13 0 2 0 5-4 14l-103 417c-8 30-9 36-71 36-12 0-21 0-21 15 0 9 9 9 12 9 21 0 76-2 99-2 16 0 33 0 49 0s34 2 49 2c6 0 16 0 16-16 0-8-7-8-21-8-28 0-51 0-51-15 0-3 2-7 4-12zM260 53c8-27 8-28 41-28h76c63 0 105 21 105 74 0 30-16 97-45 125-39 35-87 40-120 40h-109z">
            <text:p/>
          </draw:path>
          <draw:path draw:style-name="gr3" draw:text-style-name="P9" draw:layer="layout" svg:width="0.515cm" svg:height="0.182cm" svg:x="8.131cm" svg:y="6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7cm" svg:x="9.093cm" svg:y="5.62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0.443cm" svg:height="0.032cm" svg:x="8.996cm" svg:y="6.458cm" svg:viewBox="0 0 444 33" draw:points="222,33 0,33 0,0 444,0 444,33">
            <text:p/>
          </draw:polygon>
          <draw:path draw:style-name="gr3" draw:text-style-name="P9" draw:layer="layout" svg:width="0.386cm" svg:height="0.351cm" svg:x="9.019cm" svg:y="6.85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9" draw:layer="layout" svg:width="0.349cm" svg:height="0.357cm" svg:x="9.822cm" svg:y="6.3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39cm" svg:height="0.342cm" svg:x="10.2cm" svg:y="6.32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7cm" svg:x="10.632cm" svg:y="6.13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9" draw:layer="layout" svg:width="0.536cm" svg:height="0.697cm" svg:x="11.33cm" svg:y="6.121cm" svg:viewBox="0 0 537 698" svg:d="M301 543c121-46 236-185 236-335 0-123-83-208-199-208-167 0-338 176-338 358 0 128 86 206 199 206 19 0 46-4 76-11-4 48-4 49-4 60 0 25 0 85 65 85 92 0 129-143 129-150s-6-9-7-9c-7 0-9 4-11 9-18 54-63 74-90 74-37 0-47-21-56-79zM155 535c-60-22-86-84-86-153 0-54 19-164 79-248 56-79 128-115 186-115 78 0 134 60 134 164 0 78-40 259-171 333-3-28-10-84-68-84-41 0-78 38-78 79 0 16 4 24 4 24zM202 544c-10 0-35 0-35-33 0-30 30-62 62-62 33 0 47 20 47 65 0 13 0 13-7 16-21 9-44 14-67 14z">
            <text:p/>
          </draw:path>
          <draw:path draw:style-name="gr3" draw:text-style-name="P9" draw:layer="layout" svg:width="0.515cm" svg:height="0.182cm" svg:x="12.163cm" svg:y="6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12.957cm" svg:y="6.3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9" draw:layer="layout" svg:width="0.249cm" svg:height="0.371cm" svg:x="13.405cm" svg:y="5.987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9" draw:layer="layout" svg:width="0.472cm" svg:height="0.032cm" svg:x="13.96cm" svg:y="6.458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3cm" svg:x="14.701cm" svg:y="6.151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>
          <svg:title>TexMaths</svg:title>
          <svg:desc>22§display§\text {Now, I.F. } = e^{\int P dx} =  e^{ \int \frac{1}{x} dx} = §svg§600§FALSE§</svg:desc>
          <draw:polygon draw:style-name="gr2" draw:text-style-name="P8" draw:layer="layout" svg:width="10.361cm" svg:height="0.857cm" svg:x="4.927cm" svg:y="7.569cm" svg:viewBox="0 0 10362 858" draw:points="5180,858 0,858 0,0 10362,0 10362,858">
            <text:p/>
          </draw:polygon>
          <draw:path draw:style-name="gr3" draw:text-style-name="P9" draw:layer="layout" svg:width="0.529cm" svg:height="0.529cm" svg:x="4.913cm" svg:y="7.787cm" svg:viewBox="0 0 530 530" svg:d="M155 11c-7-11-9-11-23-11h-132v25h23c10 0 26 0 39 1 17 2 17 2 17 18v405c0 21 0 56-79 56v25c26 0 65-2 92-2 24 0 63 2 89 2v-25c-79 0-79-35-79-56v-403c4 3 4 3 7 9l317 464c7 11 7 11 12 11 13 0 13-5 13-19v-430c0-21 0-56 79-56v-25c-27 0-65 2-92 2-24 0-63-2-89-2v25c79 0 79 35 79 56v331z">
            <text:p/>
          </draw:path>
          <draw:path draw:style-name="gr3" draw:text-style-name="P9" draw:layer="layout" svg:width="0.344cm" svg:height="0.356cm" svg:x="5.49cm" svg:y="7.96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531cm" svg:height="0.342cm" svg:x="5.848cm" svg:y="7.981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9" draw:layer="layout" svg:width="0.091cm" svg:height="0.231cm" svg:x="6.458cm" svg:y="8.233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9" draw:layer="layout" svg:width="0.237cm" svg:height="0.529cm" svg:x="6.886cm" svg:y="7.787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9" draw:layer="layout" svg:width="0.083cm" svg:height="0.084cm" svg:x="7.21cm" svg:y="8.233cm" svg:viewBox="0 0 84 85" svg:d="M84 42c0-23-19-42-42-42s-42 19-42 42 19 43 42 43 42-20 42-43z">
            <text:p/>
          </draw:path>
          <draw:path draw:style-name="gr3" draw:text-style-name="P9" draw:layer="layout" svg:width="0.448cm" svg:height="0.527cm" svg:x="7.384cm" svg:y="7.789cm" svg:viewBox="0 0 449 528" svg:d="M426 0h-426v25h19c60 0 60 8 60 35v407c0 28 0 37-60 37h-19v24c26-3 88-3 118-3 32 0 102 0 130 3v-24h-24c-74 0-74-11-74-37v-192h67c73 0 80 26 80 91h20v-206h-20c0 65-7 92-80 92h-67v-197c0-25 1-30 37-30h93c116 0 135 42 148 149h21z">
            <text:p/>
          </draw:path>
          <draw:path draw:style-name="gr3" draw:text-style-name="P9" draw:layer="layout" svg:width="0.083cm" svg:height="0.084cm" svg:x="7.93cm" svg:y="8.233cm" svg:viewBox="0 0 84 85" svg:d="M84 42c0-23-19-42-42-42s-42 19-42 42 19 43 42 43 42-20 42-43z">
            <text:p/>
          </draw:path>
          <draw:path draw:style-name="gr3" draw:text-style-name="P9" draw:layer="layout" svg:width="0.515cm" svg:height="0.182cm" svg:x="8.594cm" svg:y="8.0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9.403cm" svg:y="7.974cm" svg:viewBox="0 0 299 352" svg:d="M109 164c23 0 81-2 120-18 54-23 58-69 58-79 0-35-30-67-83-67-86 0-204 76-204 211 0 80 46 141 121 141 113 0 178-83 178-91 0-6-5-11-10-11-4 0-6 2-9 9-62 76-146 76-157 76-60 0-67-66-67-90 0-9 0-34 13-81zM74 146c30-118 109-128 130-128 37 0 57 22 57 49 0 79-124 79-155 79z">
            <text:p/>
          </draw:path>
          <draw:path draw:style-name="gr3" draw:text-style-name="P9" draw:layer="layout" svg:width="0.333cm" svg:height="0.603cm" svg:x="9.769cm" svg:y="7.56cm" svg:viewBox="0 0 334 604" svg:d="M305 28c-4 0-20 5-20 25 0 17 14 24 25 24 10 0 24-7 24-26 0-28-29-51-66-51-43 0-80 32-97 100-7 23-28 182-39 305 0 14-4 49-7 77-7 62-18 106-58 106-11 0-27-3-37-12 3-2 19-7 19-25 0-17-14-25-24-25-11 0-25 8-25 25 0 30 30 53 67 53 42 0 79-33 97-100 7-23 28-184 38-307 2-12 4-47 7-77 8-60 20-104 59-104 10 0 26 2 37 12z">
            <text:p/>
          </draw:path>
          <draw:path draw:style-name="gr3" draw:text-style-name="P9" draw:layer="layout" svg:width="0.414cm" svg:height="0.371cm" svg:x="10.289cm" svg:y="7.625cm" svg:viewBox="0 0 415 372" svg:d="M146 202h99c91 0 170-58 170-117 0-46-45-85-119-85h-190c-11 0-18 0-18 12 0 7 5 7 18 7 8 0 10 0 21 2 10 0 12 2 12 7 0 2 0 4-3 12l-71 288c-5 21-7 24-49 24-9 0-16 0-16 12 0 0 0 8 9 8 16 0 54-2 70-2 9 0 28 0 37 0 12 0 25 2 35 2 4 0 13 0 13-13 0-7-7-7-18-7-2 0-10 0-21-2-12 0-12-1-12-7 0-1 0-3 1-12zM187 39c3-18 3-20 26-20h65c49 0 81 16 81 55 0 16-7 60-33 84-20 16-51 27-90 27h-86z">
            <text:p/>
          </draw:path>
          <draw:path draw:style-name="gr3" draw:text-style-name="P9" draw:layer="layout" svg:width="0.279cm" svg:height="0.383cm" svg:x="10.759cm" svg:y="7.62cm" svg:viewBox="0 0 280 384" svg:d="M278 16c0 0 2-7 2-9s-2-7-9-7c-10 0-56 4-70 5-4 0-11 2-11 13 0 8 7 8 14 8 27 0 27 4 27 7 0 4-2 7-4 13l-30 123c-12-18-30-32-56-32-71 0-141 78-141 155 0 53 35 92 83 92 28 0 54-18 77-39 11 32 41 39 57 39 19 0 31-12 42-30 12-21 19-53 19-55 0-7-7-7-9-7-7 0-8 2-12 18-7 26-18 58-40 58-15 0-18-12-18-26 0-11 2-16 3-23zM162 310c-4 14-16 26-28 35-6 5-27 23-50 23-21 0-40-14-40-53 0-28 16-88 28-111 25-44 53-51 69-51 37 0 47 41 47 48 0 1 0 5-1 7z">
            <text:p/>
          </draw:path>
          <draw:path draw:style-name="gr3" draw:text-style-name="P9" draw:layer="layout" svg:width="0.291cm" svg:height="0.246cm" svg:x="11.074cm" svg:y="7.757cm" svg:viewBox="0 0 292 247" svg:d="M109 183c-5 18-23 48-51 48-2 0-18 0-30-7 23-7 25-27 25-30 0-13-9-21-21-21-16 0-32 14-32 33 0 28 30 41 56 41 27 0 48-16 62-39 14 28 44 39 65 39 63 0 95-69 95-85 0-7-7-7-9-7-7 0-7 3-8 11-13 36-46 65-76 65-21 0-34-14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182cm" svg:x="11.695cm" svg:y="8.0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2.505cm" svg:y="7.974cm" svg:viewBox="0 0 299 352" svg:d="M109 164c23 0 81-2 120-18 54-23 58-69 58-79 0-35-30-67-83-67-86 0-204 76-204 211 0 80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9" draw:layer="layout" svg:width="0.333cm" svg:height="0.603cm" svg:x="12.871cm" svg:y="7.56cm" svg:viewBox="0 0 334 604" svg:d="M305 28c-4 0-20 5-20 25 0 17 14 24 25 24 10 0 24-7 24-26 0-28-29-51-66-51-43 0-80 32-97 100-7 23-28 182-39 305 0 14-4 49-7 77-7 62-18 106-58 106-11 0-27-3-37-12 3-2 19-7 19-25 0-17-14-25-24-25-11 0-25 8-25 25 0 30 30 53 67 53 42 0 79-33 97-100 7-23 28-184 38-307 2-12 4-47 7-77 8-60 20-104 59-104 10 0 26 2 37 12z">
            <text:p/>
          </draw:path>
          <draw:path draw:style-name="gr3" draw:text-style-name="P9" draw:layer="layout" svg:width="0.159cm" svg:height="0.258cm" svg:x="13.52cm" svg:y="7.53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9" draw:layer="layout" svg:width="0.307cm" svg:height="0.027cm" svg:x="13.445cm" svg:y="7.847cm" svg:viewBox="0 0 308 28" draw:points="153,28 0,28 0,0 308,0 308,28">
            <text:p/>
          </draw:polygon>
          <draw:path draw:style-name="gr3" draw:text-style-name="P9" draw:layer="layout" svg:width="0.228cm" svg:height="0.177cm" svg:x="13.48cm" svg:y="8.011cm" svg:viewBox="0 0 229 178" svg:d="M206 19c-18 6-18 23-18 23 0 7 4 16 18 16 11 0 23-9 23-26 0-23-25-32-46-32-25 0-42 16-49 26-13-22-39-26-53-26-48 0-76 46-76 60 0 5 7 5 9 5 4 0 7 0 7-3 12-39 44-48 60-48 12 0 26 5 26 25 0 10-7 37-19 90-7 21-25 35-40 35-4 0-15 0-23-7 15-6 15-21 15-21 0-13-7-18-15-18-11 0-25 9-25 26 0 25 26 34 46 34 23 0 38-14 49-28 16 24 41 28 53 28 49 0 76-48 76-62 0-5-6-5-7-5-8 0-9 2-9 5-13 35-43 48-58 48-13 0-29-4-29-27 0-5 0-7 4-21 5-26 16-70 19-77 6-11 18-25 39-25 0 0 14 0 23 5z">
            <text:p/>
          </draw:path>
          <draw:path draw:style-name="gr3" draw:text-style-name="P9" draw:layer="layout" svg:width="0.279cm" svg:height="0.383cm" svg:x="13.876cm" svg:y="7.62cm" svg:viewBox="0 0 280 384" svg:d="M278 16c0 0 2-7 2-9s-2-7-9-7c-10 0-56 4-69 5-5 0-12 2-12 13 0 8 7 8 14 8 27 0 27 4 27 7 0 4-2 7-4 13l-30 123c-12-18-30-32-56-32-71 0-141 78-141 155 0 53 35 92 83 92 28 0 54-18 77-39 11 32 42 39 57 39 19 0 31-12 42-30 12-21 19-53 19-55 0-7-7-7-9-7-7 0-8 2-12 18-7 26-16 58-40 58-15 0-18-12-18-26 0-11 2-16 3-23zM162 310c-4 14-16 26-28 35-6 5-27 23-50 23-21 0-40-14-40-53 0-28 16-88 28-111 25-44 53-51 69-51 39 0 47 41 47 48 0 1 0 5-1 7z">
            <text:p/>
          </draw:path>
          <draw:path draw:style-name="gr3" draw:text-style-name="P9" draw:layer="layout" svg:width="0.291cm" svg:height="0.246cm" svg:x="14.191cm" svg:y="7.757cm" svg:viewBox="0 0 292 247" svg:d="M109 183c-5 18-23 48-51 48-2 0-18 0-30-7 23-7 25-27 25-30 0-13-9-21-21-21-16 0-32 14-32 33 0 28 30 41 56 41 27 0 48-16 62-39 14 28 44 39 65 39 63 0 95-69 95-85 0-7-7-7-9-7-7 0-7 3-8 11-13 36-44 65-76 65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515cm" svg:height="0.182cm" svg:x="14.812cm" svg:y="8.032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e^{ \log x} = x §svg§600§FALSE§</svg:desc>
          <draw:polygon draw:style-name="gr2" draw:text-style-name="P8" draw:layer="layout" svg:width="3.015cm" svg:height="0.628cm" svg:x="15.618cm" svg:y="7.57cm" svg:viewBox="0 0 3016 629" draw:points="1508,629 0,629 0,0 3016,0 3016,629">
            <text:p/>
          </draw:polygon>
          <draw:path draw:style-name="gr3" draw:text-style-name="P9" draw:layer="layout" svg:width="0.298cm" svg:height="0.351cm" svg:x="15.614cm" svg:y="7.885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9" draw:layer="layout" svg:width="0.122cm" svg:height="0.376cm" svg:x="15.969cm" svg:y="7.531cm" svg:viewBox="0 0 123 377" svg:d="M83 0l-83 5v21c37 0 40 4 40 30v279c0 22-5 22-40 22v20c2 0 39-2 62-2 21 0 40 0 61 2v-20c-35 0-40 0-40-22z">
            <text:p/>
          </draw:path>
          <draw:path draw:style-name="gr3" draw:text-style-name="P9" draw:layer="layout" svg:width="0.266cm" svg:height="0.247cm" svg:x="16.135cm" svg:y="7.665cm" svg:viewBox="0 0 267 248" svg:d="M267 127c0-69-58-127-133-127-76 0-134 58-134 127 0 68 60 121 134 121s133-53 133-121zM134 231c-21 0-50-6-69-34-14-21-16-49-16-76 0-22 0-54 20-79 14-16 37-26 65-26 31 0 54 14 67 32 15 21 17 49 17 73 0 27-2 57-17 78-16 21-41 32-67 32z">
            <text:p/>
          </draw:path>
          <draw:path draw:style-name="gr3" draw:text-style-name="P9" draw:layer="layout" svg:width="0.275cm" svg:height="0.356cm" svg:x="16.443cm" svg:y="7.663cm" svg:viewBox="0 0 276 357" svg:d="M56 148c9 5 28 17 60 17 56 0 97-36 97-79 0-23-9-38-23-53 25-17 46-17 56-17-3 2-5 3-5 12 0 11 7 18 18 18 7 0 17-6 17-18s-10-28-33-28c-7 0-37 2-64 25-15-13-38-20-61-20-56 0-99 37-99 81 0 21 13 41 27 55-4 5-16 23-16 44 0 7 2 32 23 47-25 9-53 27-53 55 0 40 60 70 134 70 68 0 133-28 133-70 0-18-7-46-36-63-32-16-66-16-118-16-11 0-32 0-36-2-17-4-28-19-28-35 0-14 6-18 7-23zM118 150c-55 0-55-53-55-64 0-9 0-31 11-46 9-8 23-19 42-19 55 0 55 53 55 65 0 7 0 30-13 44-7 9-21 20-40 20zM118 243c47 0 116 0 116 44 0 28-44 53-100 53-58 0-101-25-101-53 0-19 18-42 53-44z">
            <text:p/>
          </draw:path>
          <draw:path draw:style-name="gr3" draw:text-style-name="P9" draw:layer="layout" svg:width="0.291cm" svg:height="0.245cm" svg:x="16.87cm" svg:y="7.668cm" svg:viewBox="0 0 292 246" svg:d="M109 183c-5 18-23 48-51 48-2 0-18 0-30-7 23-7 25-27 25-30 0-13-9-21-21-21-16 0-32 14-32 33 0 28 30 40 56 40 27 0 48-15 62-38 14 28 44 38 65 38 63 0 95-68 95-84 0-7-7-7-9-7-7 0-7 3-9 10-12 37-44 66-75 66-21 0-34-14-34-36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182cm" svg:x="17.492cm" svg:y="7.943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386cm" svg:height="0.351cm" svg:x="18.287cm" svg:y="7.885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79 0 123-100 123-120 0-7-7-7-8-7-7 0-9 2-11 7-25 85-79 103-104 103-30 0-42-25-42-52 0-17 5-33 14-68z">
            <text:p/>
          </draw:path>
        </draw:g>
        <draw:g>
          <svg:title>TexMaths</svg:title>
          <svg:desc>22§display§\therefore \ \ \text { The general solution is }\ y.\text {( I.F. )}  = \smallint Q \text {( I.F. )} dx§svg§600§FALSE§</svg:desc>
          <draw:polygon draw:style-name="gr2" draw:text-style-name="P8" draw:layer="layout" svg:width="17.914cm" svg:height="0.696cm" svg:x="3.332cm" svg:y="9.07cm" svg:viewBox="0 0 17915 697" draw:points="8957,697 0,697 0,0 17915,0 17915,697">
            <text:p/>
          </draw:polygon>
          <draw:path draw:style-name="gr3" draw:text-style-name="P9" draw:layer="layout" svg:width="0.469cm" svg:height="0.418cm" svg:x="3.316cm" svg:y="9.253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9" draw:layer="layout" svg:width="0.502cm" svg:height="0.523cm" svg:x="4.824cm" svg:y="9.087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9" draw:layer="layout" svg:width="0.39cm" svg:height="0.537cm" svg:x="5.381cm" svg:y="9.0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5.806cm" svg:y="9.2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6.408cm" svg:y="9.2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cm" svg:height="0.356cm" svg:x="6.794cm" svg:y="9.2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7.141cm" svg:y="9.26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cm" svg:height="0.356cm" svg:x="7.568cm" svg:y="9.2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7.911cm" svg:y="9.26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9cm" svg:height="0.356cm" svg:x="8.225cm" svg:y="9.26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173cm" svg:height="0.537cm" svg:x="8.605cm" svg:y="9.07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254cm" svg:height="0.356cm" svg:x="9.077cm" svg:y="9.2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44cm" svg:height="0.356cm" svg:x="9.378cm" svg:y="9.26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173cm" svg:height="0.537cm" svg:x="9.768cm" svg:y="9.07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9cm" svg:height="0.351cm" svg:x="9.983cm" svg:y="9.268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9" draw:layer="layout" svg:width="0.242cm" svg:height="0.485cm" svg:x="10.402cm" svg:y="9.13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10.713cm" svg:y="9.09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10.925cm" svg:y="9.26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1.314cm" svg:y="9.26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166cm" svg:height="0.518cm" svg:x="12.002cm" svg:y="9.09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54cm" svg:height="0.356cm" svg:x="12.217cm" svg:y="9.2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58cm" svg:height="0.5cm" svg:x="13.035cm" svg:y="9.26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083cm" svg:height="0.083cm" svg:x="13.486cm" svg:y="9.529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3.711cm" svg:y="9.03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14.214cm" svg:y="9.082cm" svg:viewBox="0 0 238 529" svg:d="M153 60c0-27 2-35 63-35h22v-25c-27 2-88 2-118 2-32 0-92 0-120-2v25h21c60 0 63 8 63 35v410c0 28-3 35-63 35h-21v24c28-1 88-1 118-1 32 0 93 0 120 1v-24h-22c-61 0-63-7-63-35z">
            <text:p/>
          </draw:path>
          <draw:path draw:style-name="gr3" draw:text-style-name="P9" draw:layer="layout" svg:width="0.083cm" svg:height="0.083cm" svg:x="14.538cm" svg:y="9.529cm" svg:viewBox="0 0 84 84" svg:d="M84 42c0-23-19-42-42-42s-42 19-42 42 19 42 42 42 42-19 42-42z">
            <text:p/>
          </draw:path>
          <draw:path draw:style-name="gr3" draw:text-style-name="P9" draw:layer="layout" svg:width="0.446cm" svg:height="0.527cm" svg:x="14.712cm" svg:y="9.086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083cm" svg:height="0.083cm" svg:x="15.258cm" svg:y="9.529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5.708cm" svg:y="9.0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6.222cm" svg:y="9.3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3cm" svg:height="0.72cm" svg:x="17.037cm" svg:y="9.057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9" draw:layer="layout" svg:width="0.536cm" svg:height="0.696cm" svg:x="17.571cm" svg:y="9.066cm" svg:viewBox="0 0 537 697" svg:d="M301 542c121-46 236-185 236-334 0-124-83-208-199-208-167 0-338 176-338 357 0 129 86 206 199 206 19 0 46-4 76-11-4 48-4 50-4 60 0 25 0 85 65 85 92 0 129-143 129-150s-6-9-7-9c-7 0-9 4-11 9-18 55-63 74-90 74-37 0-47-21-56-79zM155 535c-60-23-86-85-86-153 0-55 19-164 79-248 56-79 128-115 186-115 78 0 134 60 134 164 0 77-40 259-171 332-3-28-10-84-68-84-41 0-78 39-78 79 0 16 4 25 4 25zM202 544c-10 0-35 0-35-34 0-30 30-61 62-61 33 0 47 19 47 65 0 12 0 12-7 15-21 9-44 15-67 15z">
            <text:p/>
          </draw:path>
          <draw:path draw:style-name="gr3" draw:text-style-name="P9" draw:layer="layout" svg:width="0.18cm" svg:height="0.773cm" svg:x="18.22cm" svg:y="9.03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18.723cm" svg:y="9.082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083cm" svg:height="0.083cm" svg:x="19.047cm" svg:y="9.529cm" svg:viewBox="0 0 84 84" svg:d="M84 42c0-23-19-42-42-42s-42 19-42 42 19 42 42 42 42-19 42-42z">
            <text:p/>
          </draw:path>
          <draw:path draw:style-name="gr3" draw:text-style-name="P9" draw:layer="layout" svg:width="0.446cm" svg:height="0.527cm" svg:x="19.221cm" svg:y="9.086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083cm" svg:height="0.083cm" svg:x="19.767cm" svg:y="9.529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0.218cm" svg:y="9.0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20.505cm" svg:y="9.07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20.899cm" svg:y="9.2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y.(x)  = \smallint (x^3 - 3)x \ dx§svg§600§FALSE§</svg:desc>
          <draw:polygon draw:style-name="gr2" draw:text-style-name="P8" draw:layer="layout" svg:width="7.259cm" svg:height="0.795cm" svg:x="5.034cm" svg:y="10.371cm" svg:viewBox="0 0 7260 796" draw:points="3629,796 0,796 0,0 7260,0 7260,796">
            <text:p/>
          </draw:polygon>
          <draw:path draw:style-name="gr3" draw:text-style-name="P9" draw:layer="layout" svg:width="0.358cm" svg:height="0.501cm" svg:x="5.018cm" svg:y="10.668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083cm" svg:height="0.083cm" svg:x="5.469cm" svg:y="10.929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5.694cm" svg:y="10.43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5.94cm" svg:y="10.6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18cm" svg:height="0.773cm" svg:x="6.403cm" svg:y="10.43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6.919cm" svg:y="10.7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3cm" svg:height="0.721cm" svg:x="7.734cm" svg:y="10.457cm" svg:viewBox="0 0 324 722" svg:d="M294 32c-26 1-34 21-34 31 0 20 16 32 32 32s32-11 32-33c0-30-25-62-62-62-65 0-79 84-91 144-21 116-37 215-50 351-3 40-8 84-14 121-7 58-19 90-47 90-14 0-25-9-30-16 26 0 33-19 33-32 0-17-15-30-31-30s-32 9-32 32c0 30 25 62 62 62 65 0 79-83 91-146 19-111 37-210 49-347 4-42 9-86 14-123 8-58 20-88 48-88 14 0 25 7 30 14z">
            <text:p/>
          </draw:path>
          <draw:path draw:style-name="gr3" draw:text-style-name="P9" draw:layer="layout" svg:width="0.18cm" svg:height="0.773cm" svg:x="8.176cm" svg:y="10.43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8.422cm" svg:y="10.6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9cm" svg:height="0.37cm" svg:x="8.871cm" svg:y="10.33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9" draw:layer="layout" svg:width="0.472cm" svg:height="0.032cm" svg:x="9.425cm" svg:y="10.802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10.166cm" svg:y="10.496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9" draw:layer="layout" svg:width="0.18cm" svg:height="0.773cm" svg:x="10.564cm" svg:y="10.43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86cm" svg:height="0.351cm" svg:x="10.844cm" svg:y="10.6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6cm" svg:x="11.552cm" svg:y="10.475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946cm" svg:y="10.6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= \smallint (x^4 - 3x) \ dx§svg§600§FALSE§</svg:desc>
          <draw:polygon draw:style-name="gr2" draw:text-style-name="P8" draw:layer="layout" svg:width="5.379cm" svg:height="0.8cm" svg:x="13.019cm" svg:y="10.371cm" svg:viewBox="0 0 5380 801" draw:points="2689,801 0,801 0,0 5380,0 5380,801">
            <text:p/>
          </draw:polygon>
          <draw:path draw:style-name="gr3" draw:text-style-name="P9" draw:layer="layout" svg:width="0.515cm" svg:height="0.182cm" svg:x="13.024cm" svg:y="10.7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3cm" svg:height="0.72cm" svg:x="13.839cm" svg:y="10.462cm" svg:viewBox="0 0 324 721" svg:d="M294 32c-26 1-34 21-34 31 0 20 16 32 32 32s32-11 32-33c0-30-25-62-62-62-65 0-79 84-91 144-21 116-37 215-50 350-3 41-8 85-14 122-7 58-19 90-47 90-12 0-25-9-30-16 26 0 33-20 33-32 0-18-15-30-31-30s-32 9-32 32c0 30 25 61 62 61 65 0 79-82 91-146 21-110 37-209 49-346 4-42 9-86 14-123 8-58 20-88 48-88 14 0 25 7 30 14z">
            <text:p/>
          </draw:path>
          <draw:path draw:style-name="gr3" draw:text-style-name="P9" draw:layer="layout" svg:width="0.18cm" svg:height="0.773cm" svg:x="14.281cm" svg:y="10.43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4.527cm" svg:y="10.6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67cm" svg:height="0.365cm" svg:x="14.969cm" svg:y="10.332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9" draw:layer="layout" svg:width="0.472cm" svg:height="0.032cm" svg:x="15.531cm" svg:y="10.807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16.271cm" svg:y="10.50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9" draw:layer="layout" svg:width="0.386cm" svg:height="0.351cm" svg:x="16.648cm" svg:y="10.6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18cm" svg:height="0.773cm" svg:x="17.111cm" svg:y="10.43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17.657cm" svg:y="10.4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9" draw:layer="layout" svg:width="0.386cm" svg:height="0.351cm" svg:x="18.051cm" svg:y="10.6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xy =  \frac{x^5}{5} - \frac{3x^2}{2} + c§svg§600§FALSE§</svg:desc>
          <draw:polygon draw:style-name="gr2" draw:text-style-name="P8" draw:layer="layout" svg:width="6.361cm" svg:height="1.634cm" svg:x="5.035cm" svg:y="11.671cm" svg:viewBox="0 0 6362 1635" draw:points="3180,1635 0,1635 0,0 6362,0 6362,1635">
            <text:p/>
          </draw:polygon>
          <draw:path draw:style-name="gr3" draw:text-style-name="P9" draw:layer="layout" svg:width="0.386cm" svg:height="0.351cm" svg:x="5.019cm" svg:y="12.4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58cm" svg:height="0.5cm" svg:x="5.461cm" svg:y="12.45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6.103cm" svg:y="12.5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6.99cm" svg:y="11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7cm" svg:x="7.444cm" svg:y="11.632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9" draw:layer="layout" svg:width="0.789cm" svg:height="0.032cm" svg:x="6.969cm" svg:y="12.586cm" svg:viewBox="0 0 790 33" draw:points="396,33 0,33 0,0 790,0 790,33">
            <text:p/>
          </draw:polygon>
          <draw:path draw:style-name="gr3" draw:text-style-name="P9" draw:layer="layout" svg:width="0.309cm" svg:height="0.532cm" svg:x="7.208cm" svg:y="12.811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20-14-39-38-39-13 0-39 5-39 42 0 65 55 141 141 141 90 0 169-74 169-172z">
            <text:p/>
          </draw:path>
          <draw:path draw:style-name="gr3" draw:text-style-name="P9" draw:layer="layout" svg:width="0.472cm" svg:height="0.032cm" svg:x="8.087cm" svg:y="12.586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8.921cm" svg:y="11.757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9" draw:layer="layout" svg:width="0.386cm" svg:height="0.351cm" svg:x="9.298cm" svg:y="11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9.75cm" svg:y="11.63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1.176cm" svg:height="0.032cm" svg:x="8.888cm" svg:y="12.586cm" svg:viewBox="0 0 1177 33" draw:points="588,33 0,33 0,0 1177,0 1177,33">
            <text:p/>
          </draw:polygon>
          <draw:path draw:style-name="gr3" draw:text-style-name="P9" draw:layer="layout" svg:width="0.309cm" svg:height="0.516cm" svg:x="9.32cm" svg:y="12.81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10.371cm" svg:y="12.34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1.133cm" svg:y="12.45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2§display§\frac{x^5}{5} - \frac{3x^2}{2} - xy  + c = 0§svg§600§FALSE§</svg:desc>
          <draw:polygon draw:style-name="gr2" draw:text-style-name="P8" draw:layer="layout" svg:width="7.571cm" svg:height="1.634cm" svg:x="5.059cm" svg:y="13.671cm" svg:viewBox="0 0 7572 1635" draw:points="3786,1635 0,1635 0,0 7572,0 7572,1635">
            <text:p/>
          </draw:polygon>
          <draw:path draw:style-name="gr3" draw:text-style-name="P9" draw:layer="layout" svg:width="0.386cm" svg:height="0.351cm" svg:x="5.043cm" svg:y="13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7cm" svg:x="5.495cm" svg:y="13.632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9-28 0 0-26 0-26 29 0 50 44 97 111 97 69 0 130-51 130-119 0-62-47-118-114-118-25 0-53 5-76 26z">
            <text:p/>
          </draw:path>
          <draw:polygon draw:style-name="gr3" draw:text-style-name="P9" draw:layer="layout" svg:width="0.789cm" svg:height="0.032cm" svg:x="5.02cm" svg:y="14.586cm" svg:viewBox="0 0 790 33" draw:points="396,33 0,33 0,0 790,0 790,33">
            <text:p/>
          </draw:polygon>
          <draw:path draw:style-name="gr3" draw:text-style-name="P9" draw:layer="layout" svg:width="0.309cm" svg:height="0.532cm" svg:x="5.259cm" svg:y="14.81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20-14-39-38-39-13 0-39 5-39 42 0 65 53 141 141 141 90 0 169-74 169-172z">
            <text:p/>
          </draw:path>
          <draw:path draw:style-name="gr3" draw:text-style-name="P9" draw:layer="layout" svg:width="0.472cm" svg:height="0.032cm" svg:x="6.138cm" svg:y="14.586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6.972cm" svg:y="13.75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9" draw:layer="layout" svg:width="0.386cm" svg:height="0.351cm" svg:x="7.348cm" svg:y="13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7.803cm" svg:y="13.63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1.176cm" svg:height="0.032cm" svg:x="6.94cm" svg:y="14.586cm" svg:viewBox="0 0 1177 33" draw:points="588,33 0,33 0,0 1177,0 1177,33">
            <text:p/>
          </draw:polygon>
          <draw:path draw:style-name="gr3" draw:text-style-name="P9" draw:layer="layout" svg:width="0.309cm" svg:height="0.516cm" svg:x="7.373cm" svg:y="14.81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472cm" svg:height="0.032cm" svg:x="8.443cm" svg:y="14.586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9.175cm" svg:y="14.4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58cm" svg:height="0.5cm" svg:x="9.617cm" svg:y="14.454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516cm" svg:x="10.217cm" svg:y="14.34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0.978cm" svg:y="14.45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515cm" svg:height="0.182cm" svg:x="11.539cm" svg:y="14.5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342cm" svg:y="14.279cm" svg:viewBox="0 0 327 533" svg:d="M327 269c0-63-3-125-31-183-36-74-99-86-132-86-46 0-104 19-136 91-24 55-28 115-28 178 0 58 4 127 35 187 34 61 90 77 129 77 42 0 100-16 135-90 25-52 28-114 28-174zM164 517c-30 0-78-19-92-95-7-45-7-118-7-163 0-50 0-101 5-143 16-91 74-98 94-98 24 0 75 14 91 89 7 44 7 102 7 152 0 58 0 110-9 160-10 74-54 98-89 98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546cm" svg:height="0.62cm" svg:x="13.631cm" svg:y="14.279cm" svg:viewBox="0 0 10547 621" draw:points="5273,621 0,621 0,0 10547,0 10547,621">
            <text:p/>
          </draw:polygon>
          <draw:path draw:style-name="gr3" draw:text-style-name="P9" draw:layer="layout" svg:width="0.166cm" svg:height="0.519cm" svg:x="13.617cm" svg:y="14.2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3.833cm" svg:y="14.4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244cm" svg:height="0.486cm" svg:x="14.384cm" svg:y="14.302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9cm" svg:height="0.539cm" svg:x="14.696cm" svg:y="14.24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5.122cm" svg:y="14.4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15.724cm" svg:y="14.4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6.026cm" svg:y="14.4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493cm" svg:x="16.375cm" svg:y="14.436cm" svg:viewBox="0 0 384 494" svg:d="M269 296v140c0 35-9 35-61 35v23c26 0 67-2 88-2s60 2 88 2v-23c-53 0-62 0-62-35v-436h-18l-28 71c-10-22-42-71-104-71-91 0-172 76-172 176 0 97 76 177 165 177 55 0 87-34 104-57zM271 129v109c0 25-14 46-32 65-8 11-33 32-70 32-56 0-104-69-104-159 0-91 55-157 111-157 62 0 95 67 95 110z">
            <text:p/>
          </draw:path>
          <draw:path draw:style-name="gr3" draw:text-style-name="P9" draw:layer="layout" svg:width="0.39cm" svg:height="0.352cm" svg:x="16.781cm" svg:y="14.436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166cm" svg:height="0.519cm" svg:x="17.211cm" svg:y="14.2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7.422cm" svg:y="14.4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7.725cm" svg:y="14.4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547cm" svg:x="18.073cm" svg:y="14.24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9" draw:layer="layout" svg:width="0.355cm" svg:height="0.512cm" svg:x="18.756cm" svg:y="14.427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9.141cm" svg:y="14.4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9cm" svg:height="0.343cm" svg:x="19.488cm" svg:y="14.43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cm" svg:height="0.357cm" svg:x="19.916cm" svg:y="14.4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20.259cm" svg:y="14.4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20.572cm" svg:y="14.43cm" svg:viewBox="0 0 350 358" svg:d="M227 289c2 32 23 64 60 64 16 0 63-11 63-74v-43h-19v43c0 45-19 51-28 51-25 0-28-36-28-39v-157c0-32 0-62-29-92-30-30-68-42-105-42-65 0-118 37-118 88 0 23 16 37 35 37 23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9" draw:layer="layout" svg:width="0.173cm" svg:height="0.539cm" svg:x="20.952cm" svg:y="14.2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54cm" svg:height="0.357cm" svg:x="21.424cm" svg:y="14.4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44cm" svg:height="0.357cm" svg:x="21.727cm" svg:y="14.43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173cm" svg:height="0.539cm" svg:x="22.116cm" svg:y="14.2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9cm" svg:height="0.352cm" svg:x="22.33cm" svg:y="14.436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242cm" svg:height="0.486cm" svg:x="22.749cm" svg:y="14.302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166cm" svg:height="0.519cm" svg:x="23.061cm" svg:y="14.2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44cm" svg:height="0.357cm" svg:x="23.272cm" svg:y="14.43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43cm" svg:x="23.663cm" svg:y="14.43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083cm" svg:height="0.084cm" svg:x="24.133cm" svg:y="14.695cm" svg:viewBox="0 0 84 85" svg:d="M84 42c0-23-19-42-42-42s-42 19-42 42 19 43 42 43 42-20 42-4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text {(ii).  Given differential equation is , } ( x + 2y^3 ) \frac{dy}{dx} = y§svg§600§FALSE§</svg:desc>
          <draw:polygon draw:style-name="gr2" draw:text-style-name="P8" draw:layer="layout" svg:width="17.596cm" svg:height="1.522cm" svg:x="3.207cm" svg:y="0.663cm" svg:viewBox="0 0 17597 1523" draw:points="8798,1523 0,1523 0,0 17597,0 17597,1523">
            <text:p/>
          </draw:polygon>
          <draw:path draw:style-name="gr3" draw:text-style-name="P9" draw:layer="layout" svg:width="0.18cm" svg:height="0.774cm" svg:x="3.244cm" svg:y="1.10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166cm" svg:height="0.518cm" svg:x="3.494cm" svg:y="1.1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66cm" svg:height="0.518cm" svg:x="3.709cm" svg:y="1.1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8cm" svg:height="0.774cm" svg:x="3.943cm" svg:y="1.10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083cm" svg:height="0.084cm" svg:x="4.267cm" svg:y="1.603cm" svg:viewBox="0 0 84 85" svg:d="M84 42c0-23-19-42-42-42s-42 19-42 42 19 43 42 43 42-20 42-43z">
            <text:p/>
          </draw:path>
          <draw:path draw:style-name="gr3" draw:text-style-name="P9" draw:layer="layout" svg:width="0.525cm" svg:height="0.562cm" svg:x="4.802cm" svg:y="1.138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5.389cm" svg:y="1.1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5.594cm" svg:y="1.351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5.988cm" svg:y="1.33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6.335cm" svg:y="1.34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6cm" svg:x="7.023cm" svg:y="1.147cm" svg:viewBox="0 0 384 547" svg:d="M269 496v51l115-8v-25c-55 0-62-5-62-42v-472l-111 9v24c53 0 60 6 60 43v167c-23-26-56-48-99-48-91 0-172 76-172 176 0 99 76 176 165 176 50 0 85-26 104-51zM269 289v158c0 14 0 16-9 28-22 37-58 55-91 55-35 0-63-19-83-49-19-32-21-76-21-108 0-30 2-75 23-111 18-24 46-49 88-49 28 0 60 11 84 46 9 14 9 16 9 30z">
            <text:p/>
          </draw:path>
          <draw:path draw:style-name="gr3" draw:text-style-name="P9" draw:layer="layout" svg:width="0.166cm" svg:height="0.518cm" svg:x="7.452cm" svg:y="1.1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7.662cm" svg:y="1.138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9" draw:layer="layout" svg:width="0.3cm" svg:height="0.356cm" svg:x="8.114cm" svg:y="1.33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8.457cm" svg:y="1.342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76cm" svg:y="1.33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9.107cm" svg:y="1.34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4cm" svg:height="0.485cm" svg:x="9.504cm" svg:y="1.20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166cm" svg:height="0.518cm" svg:x="9.816cm" svg:y="1.1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10.038cm" svg:y="1.33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0.418cm" svg:y="1.14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10.886cm" svg:y="1.33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1.234cm" svg:y="1.342cm" svg:viewBox="0 0 384 493" svg:d="M269 296v139c0 35-9 35-61 35v23c26 0 67-2 88-2s60 2 88 2v-23c-53 0-62 0-62-35v-435h-18l-28 70c-10-21-42-70-104-70-91 0-172 76-172 176 0 97 76 176 165 176 55 0 87-33 104-56zM271 129v109c0 24-14 45-32 65-8 10-33 31-70 31-56 0-104-68-104-158 0-91 55-157 111-157 62 0 95 67 95 110z">
            <text:p/>
          </draw:path>
          <draw:path draw:style-name="gr3" draw:text-style-name="P9" draw:layer="layout" svg:width="0.39cm" svg:height="0.351cm" svg:x="11.641cm" svg:y="1.342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349cm" svg:height="0.356cm" svg:x="12.079cm" svg:y="1.33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242cm" svg:height="0.485cm" svg:x="12.447cm" svg:y="1.20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166cm" svg:height="0.518cm" svg:x="12.759cm" svg:y="1.1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2.97cm" svg:y="1.33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3.36cm" svg:y="1.34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166cm" svg:height="0.518cm" svg:x="14.049cm" svg:y="1.1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4.263cm" svg:y="1.33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091cm" svg:height="0.231cm" svg:x="14.867cm" svg:y="1.603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9" draw:layer="layout" svg:width="0.18cm" svg:height="0.774cm" svg:x="15.349cm" svg:y="1.10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15.596cm" svg:y="1.3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7cm" svg:x="16.229cm" svg:y="1.2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16.998cm" svg:y="1.1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58cm" svg:height="0.501cm" svg:x="17.37cm" svg:y="1.34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9cm" svg:height="0.37cm" svg:x="17.783cm" svg:y="1.006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18cm" svg:height="0.774cm" svg:x="18.144cm" svg:y="1.10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18.542cm" svg:y="0.624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8.936cm" svg:y="0.81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18.494cm" svg:y="1.474cm" svg:viewBox="0 0 847 33" draw:points="422,33 0,33 0,0 847,0 847,33">
            <text:p/>
          </draw:polygon>
          <draw:path draw:style-name="gr3" draw:text-style-name="P9" draw:layer="layout" svg:width="0.369cm" svg:height="0.546cm" svg:x="18.524cm" svg:y="1.679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8.919cm" svg:y="1.8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9.689cm" svg:y="1.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8cm" svg:height="0.501cm" svg:x="20.485cm" svg:y="1.342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</draw:g>
        <draw:g>
          <svg:title>TexMaths</svg:title>
          <svg:desc>22§display§\text {i.e.  } \frac{dy}{dx} = \frac{y}{x + 2y^3}§svg§600§FALSE§</svg:desc>
          <draw:polygon draw:style-name="gr2" draw:text-style-name="P8" draw:layer="layout" svg:width="5.934cm" svg:height="1.671cm" svg:x="4.923cm" svg:y="2.467cm" svg:viewBox="0 0 5935 1672" draw:points="2968,1672 0,1672 0,0 5935,0 5935,1672">
            <text:p/>
          </draw:polygon>
          <draw:path draw:style-name="gr3" draw:text-style-name="P9" draw:layer="layout" svg:width="0.166cm" svg:height="0.518cm" svg:x="4.909cm" svg:y="2.9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5.166cm" svg:y="3.406cm" svg:viewBox="0 0 84 84" svg:d="M84 42c0-23-19-42-42-42s-42 19-42 42 19 42 42 42 42-19 42-42z">
            <text:p/>
          </draw:path>
          <draw:path draw:style-name="gr3" draw:text-style-name="P9" draw:layer="layout" svg:width="0.3cm" svg:height="0.356cm" svg:x="5.335cm" svg:y="3.141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5.724cm" svg:y="3.406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6.357cm" svg:y="2.42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6.751cm" svg:y="2.623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0 0 160-70 181-158z">
            <text:p/>
          </draw:path>
          <draw:polygon draw:style-name="gr3" draw:text-style-name="P9" draw:layer="layout" svg:width="0.845cm" svg:height="0.032cm" svg:x="6.308cm" svg:y="3.278cm" svg:viewBox="0 0 846 33" draw:points="422,33 0,33 0,0 846,0 846,33">
            <text:p/>
          </draw:polygon>
          <draw:path draw:style-name="gr3" draw:text-style-name="P9" draw:layer="layout" svg:width="0.369cm" svg:height="0.546cm" svg:x="6.34cm" svg:y="3.48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6.734cm" svg:y="3.676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79 0 123-100 123-120 0-7-7-7-8-7-7 0-9 2-11 7-25 85-79 102-104 102-30 0-42-24-42-51 0-17 5-33 14-68z">
            <text:p/>
          </draw:path>
          <draw:path draw:style-name="gr3" draw:text-style-name="P9" draw:layer="layout" svg:width="0.515cm" svg:height="0.182cm" svg:x="7.503cm" svg:y="3.204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358cm" svg:height="0.5cm" svg:x="9.451cm" svg:y="2.623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0 0 160-70 181-158z">
            <text:p/>
          </draw:path>
          <draw:polygon draw:style-name="gr3" draw:text-style-name="P9" draw:layer="layout" svg:width="2.528cm" svg:height="0.032cm" svg:x="8.368cm" svg:y="3.278cm" svg:viewBox="0 0 2529 33" draw:points="1263,33 0,33 0,0 2529,0 2529,33">
            <text:p/>
          </draw:polygon>
          <draw:path draw:style-name="gr3" draw:text-style-name="P9" draw:layer="layout" svg:width="0.386cm" svg:height="0.351cm" svg:x="8.391cm" svg:y="3.676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79 0 123-100 123-120 0-7-7-7-8-7-7 0-9 2-11 7-25 85-77 102-104 102-30 0-42-24-42-51 0-17 5-33 14-68z">
            <text:p/>
          </draw:path>
          <draw:path draw:style-name="gr3" draw:text-style-name="P9" draw:layer="layout" svg:width="0.515cm" svg:height="0.516cm" svg:x="9.027cm" svg:y="3.566cm" svg:viewBox="0 0 516 517" svg:d="M275 274h216c10 0 25 0 25-15 0-16-15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9.794cm" svg:y="3.503cm" svg:viewBox="0 0 310 517" svg:d="M60 457l83-80c121-108 167-148 167-226 0-89-69-151-164-151-88 0-146 72-146 141 0 42 39 42 40 42 15 0 41-9 41-40 0-20-14-41-41-41-7 0-7 0-10 2 18-51 60-79 105-79 71 0 104 61 104 126 0 62-38 123-81 171l-149 165c-9 9-9 11-9 30h289l21-135h-20c-3 23-8 58-15 68-8 7-59 7-74 7z">
            <text:p/>
          </draw:path>
          <draw:path draw:style-name="gr3" draw:text-style-name="P9" draw:layer="layout" svg:width="0.358cm" svg:height="0.5cm" svg:x="10.165cm" svg:y="3.676cm" svg:viewBox="0 0 359 501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0 0 160-70 181-158z">
            <text:p/>
          </draw:path>
          <draw:path draw:style-name="gr3" draw:text-style-name="P9" draw:layer="layout" svg:width="0.249cm" svg:height="0.37cm" svg:x="10.579cm" svg:y="3.43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</draw:g>
        <draw:g>
          <svg:title>TexMaths</svg:title>
          <svg:desc>22§display§\text {Which is of the form } \frac{dx}{dy} + Px = Q§svg§600§FALSE§</svg:desc>
          <draw:polygon draw:style-name="gr2" draw:text-style-name="P8" draw:layer="layout" svg:width="11.814cm" svg:height="1.671cm" svg:x="14.035cm" svg:y="4.967cm" svg:viewBox="0 0 11815 1672" draw:points="5906,1672 0,1672 0,0 11815,0 11815,1672">
            <text:p/>
          </draw:polygon>
          <draw:path draw:style-name="gr3" draw:text-style-name="P9" draw:layer="layout" svg:width="0.766cm" svg:height="0.546cm" svg:x="14.01cm" svg:y="5.459cm" svg:viewBox="0 0 767 547" svg:d="M690 76c14-44 47-51 77-51v-25c-23 2-45 2-70 2-21 0-72-2-92-2v25c51 0 67 26 67 40 0 5-1 11-3 16l-116 357-124-380c-1-2-3-7-3-10 0-23 46-23 65-23v-25c-28 2-81 2-109 2-30 0-63-2-95-2v25c44 0 60 0 70 28l16 53-107 332-125-380c0-3-2-9-2-10 0-23 46-23 65-23v-25c-28 2-81 2-109 2-30 0-63-2-95-2v25c58 0 62 3 70 31l155 475c2 7 6 16 16 16 11 0 12-5 14-16l129-394 128 394c2 7 5 16 14 16 13 0 13-5 16-16z">
            <text:p/>
          </draw:path>
          <draw:path draw:style-name="gr3" draw:text-style-name="P9" draw:layer="layout" svg:width="0.39cm" svg:height="0.537cm" svg:x="14.816cm" svg:y="5.451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166cm" svg:height="0.518cm" svg:x="15.245cm" svg:y="5.4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95cm" svg:height="0.356cm" svg:x="15.462cm" svg:y="5.64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9cm" svg:height="0.537cm" svg:x="15.782cm" svg:y="5.451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166cm" svg:height="0.518cm" svg:x="16.47cm" svg:y="5.4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54cm" svg:height="0.356cm" svg:x="16.685cm" svg:y="5.64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44cm" svg:height="0.356cm" svg:x="17.243cm" svg:y="5.64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1cm" svg:height="0.546cm" svg:x="17.634cm" svg:y="5.442cm" svg:viewBox="0 0 252 547" svg:d="M111 213v-90c0-68 37-105 72-105 2 0 12 0 25 5-9 3-23 12-23 32 0 17 12 33 33 33 23 0 34-16 34-33 0-29-28-55-69-55-55 0-121 40-121 123v90h-62v23h62v251c0 36-9 36-62 36v24c32-2 69-3 90-3 31 0 67 0 98 3v-24h-16c-58 0-59-9-59-37v-250h89v-23z">
            <text:p/>
          </draw:path>
          <draw:path draw:style-name="gr3" draw:text-style-name="P9" draw:layer="layout" svg:width="0.244cm" svg:height="0.485cm" svg:x="18.118cm" svg:y="5.512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9" draw:layer="layout" svg:width="0.39cm" svg:height="0.537cm" svg:x="18.428cm" svg:y="5.451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8.855cm" svg:y="5.6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51cm" svg:height="0.546cm" svg:x="19.459cm" svg:y="5.442cm" svg:viewBox="0 0 252 547" svg:d="M111 213v-90c0-68 37-105 72-105 2 0 12 0 25 5-9 3-23 12-23 32 0 17 12 33 33 33 23 0 34-16 34-33 0-29-28-55-69-55-55 0-121 40-121 123v90h-62v23h62v251c0 36-9 36-62 36v24c32-2 69-3 90-3 31 0 67 0 98 3v-24h-16c-58 0-59-9-59-37v-250h89v-23z">
            <text:p/>
          </draw:path>
          <draw:path draw:style-name="gr3" draw:text-style-name="P9" draw:layer="layout" svg:width="0.344cm" svg:height="0.356cm" svg:x="19.691cm" svg:y="5.64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61cm" svg:height="0.342cm" svg:x="20.078cm" svg:y="5.646cm" svg:viewBox="0 0 262 343" svg:d="M107 86v-86l-107 9v24c55 0 62 6 62 43v209c0 33-9 33-62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9" draw:layer="layout" svg:width="0.604cm" svg:height="0.342cm" svg:x="20.385cm" svg:y="5.64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369cm" svg:height="0.546cm" svg:x="21.386cm" svg:y="4.92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9" draw:layer="layout" svg:width="0.386cm" svg:height="0.351cm" svg:x="21.78cm" svg:y="5.1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0.846cm" svg:height="0.032cm" svg:x="21.354cm" svg:y="5.778cm" svg:viewBox="0 0 847 33" draw:points="422,33 0,33 0,0 847,0 847,33">
            <text:p/>
          </draw:polygon>
          <draw:path draw:style-name="gr3" draw:text-style-name="P9" draw:layer="layout" svg:width="0.369cm" svg:height="0.546cm" svg:x="21.404cm" svg:y="5.98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9" draw:layer="layout" svg:width="0.358cm" svg:height="0.5cm" svg:x="21.798cm" svg:y="6.176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516cm" svg:x="22.507cm" svg:y="5.5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53cm" svg:height="0.529cm" svg:x="23.267cm" svg:y="5.459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4 2-7 4-12zM260 53c8-27 8-28 41-28h76c63 0 105 21 105 74 0 29-16 96-46 124-38 36-86 41-119 41h-109z">
            <text:p/>
          </draw:path>
          <draw:path draw:style-name="gr3" draw:text-style-name="P9" draw:layer="layout" svg:width="0.386cm" svg:height="0.351cm" svg:x="23.862cm" svg:y="5.6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182cm" svg:x="24.54cm" svg:y="5.7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6cm" svg:height="0.696cm" svg:x="25.351cm" svg:y="5.442cm" svg:viewBox="0 0 537 697" svg:d="M301 542c121-46 236-185 236-334 0-124-83-208-199-208-167 0-338 176-338 357 0 129 86 206 199 206 19 0 46-3 76-10-4 47-4 49-4 59 0 25 0 85 65 85 92 0 129-143 129-150s-6-9-7-9c-7 0-9 4-11 9-18 55-63 74-90 74-37 0-47-21-56-79zM155 535c-60-23-86-85-86-153 0-55 19-164 79-248 56-79 128-115 186-115 78 0 134 60 134 164 0 77-40 259-171 333-3-29-10-85-68-85-41 0-78 39-78 79 0 16 4 25 4 25zM202 544c-10 0-35 0-35-34 0-30 30-61 62-61 33 0 47 19 47 65 0 12 0 12-7 16-21 8-44 14-67 14z">
            <text:p/>
          </draw:path>
        </draw:g>
        <draw:g>
          <svg:title>TexMaths</svg:title>
          <svg:desc>22§display§\text {Where } P = - \frac{1}{y} \text { and } Q = 2y^2§svg§600§FALSE§</svg:desc>
          <draw:polygon draw:style-name="gr2" draw:text-style-name="P8" draw:layer="layout" svg:width="9.695cm" svg:height="1.651cm" svg:x="4.837cm" svg:y="7.068cm" svg:viewBox="0 0 9696 1652" draw:points="4847,1652 0,1652 0,0 9696,0 9696,1652">
            <text:p/>
          </draw:polygon>
          <draw:path draw:style-name="gr3" draw:text-style-name="P9" draw:layer="layout" svg:width="0.766cm" svg:height="0.547cm" svg:x="4.812cm" svg:y="7.54cm" svg:viewBox="0 0 767 548" svg:d="M690 76c14-44 47-51 77-51v-25c-23 2-45 2-70 2-21 0-72-2-92-2v25c51 0 67 26 67 40 0 5-1 11-3 16l-116 357-124-380c-1-2-3-7-3-10 0-23 46-23 65-23v-25c-28 2-81 2-109 2-30 0-63-2-95-2v25c44 0 60 0 70 28l16 53-107 332-125-380c0-3-2-9-2-10 0-23 46-23 65-23v-25c-28 2-81 2-109 2-30 0-63-2-95-2v25c58 0 62 3 70 31l155 476c2 7 6 16 16 16 11 0 12-6 14-16l129-395 128 395c2 7 5 16 14 16 13 0 13-6 16-16z">
            <text:p/>
          </draw:path>
          <draw:path draw:style-name="gr3" draw:text-style-name="P9" draw:layer="layout" svg:width="0.39cm" svg:height="0.538cm" svg:x="5.618cm" svg:y="7.53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6.044cm" svg:y="7.7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6.387cm" svg:y="7.726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6.69cm" svg:y="7.72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553cm" svg:height="0.529cm" svg:x="7.301cm" svg:y="7.54cm" svg:viewBox="0 0 554 530" svg:d="M204 285h132c109 0 218-81 218-167 0-60-51-118-153-118h-251c-14 0-23 0-23 14 0 11 7 11 23 11 8 0 22 0 33 1 12 0 16 4 16 13 0 1 0 5-4 14l-103 417c-8 30-9 35-71 35-12 0-21 0-21 16 0 9 9 9 12 9 21 0 76-2 99-2 16 0 33 0 49 0s34 2 49 2c6 0 16 0 16-16 0-9-7-9-21-9-28 0-51 0-51-14 0-3 2-7 4-12zM260 53c8-27 8-28 41-28h76c63 0 105 21 105 74 0 30-16 96-46 125-38 35-86 40-119 40h-109z">
            <text:p/>
          </draw:path>
          <draw:path draw:style-name="gr3" draw:text-style-name="P9" draw:layer="layout" svg:width="0.515cm" svg:height="0.182cm" svg:x="8.131cm" svg:y="7.7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8.969cm" svg:y="7.858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7cm" svg:x="9.678cm" svg:y="7.0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0.407cm" svg:height="0.032cm" svg:x="9.599cm" svg:y="7.858cm" svg:viewBox="0 0 408 33" draw:points="204,33 0,33 0,0 408,0 408,33">
            <text:p/>
          </draw:polygon>
          <draw:path draw:style-name="gr3" draw:text-style-name="P9" draw:layer="layout" svg:width="0.356cm" svg:height="0.501cm" svg:x="9.622cm" svg:y="8.256cm" svg:viewBox="0 0 357 502" svg:d="M356 48c1-11 1-13 1-18 0-14-10-21-21-21-9 0-21 3-28 16-2 3-7 28-11 42-5 19-10 40-15 62l-36 140c-1 11-35 66-88 66-38 0-47-34-47-64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349cm" svg:height="0.356cm" svg:x="10.389cm" svg:y="7.721cm" svg:viewBox="0 0 350 357" svg:d="M227 289c2 31 23 63 60 63 16 0 63-10 63-74v-42h-19v42c0 46-19 51-28 51-25 0-28-35-28-38v-157c0-32 0-62-29-92-30-30-68-42-105-42-65 0-118 37-118 88 0 23 16 37 35 37 23 0 35-16 35-37 0-9-3-35-38-35 21-27 58-35 84-35 37 0 81 30 81 98v30c-39 2-93 4-143 27-58 26-77 66-77 102 0 63 76 82 125 82 51 0 86-31 102-68zM220 162v77c0 74-55 101-90 101-38 0-70-28-70-67 0-42 33-107 160-111z">
            <text:p/>
          </draw:path>
          <draw:path draw:style-name="gr3" draw:text-style-name="P9" draw:layer="layout" svg:width="0.39cm" svg:height="0.342cm" svg:x="10.768cm" svg:y="7.72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7cm" svg:x="11.199cm" svg:y="7.531cm" svg:viewBox="0 0 384 548" svg:d="M269 497v51l115-9v-25c-55 0-62-5-62-42v-472l-111 9v24c53 0 60 6 60 43v167c-23-26-56-48-99-48-91 0-172 76-172 177 0 98 76 176 165 176 50 0 85-27 104-51zM269 289v158c0 14 0 16-9 28-22 37-58 55-91 55-35 0-63-19-83-49-19-32-21-76-21-108 0-30 2-75 23-111 18-24 46-49 88-49 28 0 60 11 84 46 9 14 9 16 9 30z">
            <text:p/>
          </draw:path>
          <draw:path draw:style-name="gr3" draw:text-style-name="P9" draw:layer="layout" svg:width="0.536cm" svg:height="0.696cm" svg:x="11.898cm" svg:y="7.522cm" svg:viewBox="0 0 537 697" svg:d="M301 542c121-45 236-185 236-334 0-123-83-208-199-208-167 0-338 176-338 357 0 129 86 206 199 206 19 0 46-3 76-10-4 47-4 49-4 60 0 24 0 84 65 84 92 0 129-142 129-149s-6-9-7-9c-7 0-9 3-11 9-18 54-63 74-90 74-37 0-47-22-56-80zM155 535c-60-23-86-84-86-153 0-55 19-164 79-248 56-79 128-115 186-115 78 0 134 60 134 164 0 78-40 259-171 333-3-28-10-85-68-85-41 0-78 39-78 80 0 15 4 24 4 24zM202 544c-10 0-35 0-35-33 0-30 30-62 62-62 33 0 47 19 47 65 0 12 0 12-7 16-21 9-44 14-67 14z">
            <text:p/>
          </draw:path>
          <draw:path draw:style-name="gr3" draw:text-style-name="P9" draw:layer="layout" svg:width="0.515cm" svg:height="0.182cm" svg:x="12.728cm" svg:y="7.7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13.54cm" svg:y="7.55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9" draw:layer="layout" svg:width="0.356cm" svg:height="0.501cm" svg:x="13.911cm" svg:y="7.726cm" svg:viewBox="0 0 357 502" svg:d="M356 48c1-11 1-13 1-18 0-14-10-21-21-21-9 0-21 3-28 16-2 3-7 28-11 42-5 19-10 40-15 62l-36 140c-1 11-35 66-88 66-38 0-47-34-47-64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24cm" svg:height="0.36cm" svg:x="14.33cm" svg:y="7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\text {Now, I.F. } = e^{\int P dy} =  e^{ -\int \frac{1}{y} dy} = §svg§600§FALSE§</svg:desc>
          <draw:polygon draw:style-name="gr2" draw:text-style-name="P8" draw:layer="layout" svg:width="10.904cm" svg:height="0.883cm" svg:x="4.927cm" svg:y="9.17cm" svg:viewBox="0 0 10905 884" draw:points="5453,884 0,884 0,0 10905,0 10905,884">
            <text:p/>
          </draw:polygon>
          <draw:path draw:style-name="gr3" draw:text-style-name="P9" draw:layer="layout" svg:width="0.529cm" svg:height="0.529cm" svg:x="4.913cm" svg:y="9.413cm" svg:viewBox="0 0 530 530" svg:d="M155 11c-7-11-9-11-23-11h-132v25h23c10 0 26 0 39 1 17 2 17 2 17 18v405c0 21 0 56-79 56v25c26 0 65-2 92-2 24 0 63 2 89 2v-25c-79 0-79-35-79-56v-403c4 3 4 3 7 9l317 464c7 11 7 11 12 11 13 0 13-5 13-20v-429c0-21 0-56 79-56v-25c-27 0-65 2-92 2-24 0-63-2-90-2v25c80 0 80 35 80 56v331z">
            <text:p/>
          </draw:path>
          <draw:path draw:style-name="gr3" draw:text-style-name="P9" draw:layer="layout" svg:width="0.344cm" svg:height="0.356cm" svg:x="5.49cm" svg:y="9.59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531cm" svg:height="0.342cm" svg:x="5.848cm" svg:y="9.608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9" draw:layer="layout" svg:width="0.091cm" svg:height="0.231cm" svg:x="6.458cm" svg:y="9.86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9" draw:layer="layout" svg:width="0.237cm" svg:height="0.529cm" svg:x="6.886cm" svg:y="9.413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9" draw:layer="layout" svg:width="0.083cm" svg:height="0.083cm" svg:x="7.21cm" svg:y="9.86cm" svg:viewBox="0 0 84 84" svg:d="M84 42c0-23-19-42-42-42s-42 19-42 42 19 42 42 42 42-19 42-42z">
            <text:p/>
          </draw:path>
          <draw:path draw:style-name="gr3" draw:text-style-name="P9" draw:layer="layout" svg:width="0.448cm" svg:height="0.527cm" svg:x="7.384cm" svg:y="9.414cm" svg:viewBox="0 0 449 528" svg:d="M426 0h-426v25h19c60 0 60 8 60 35v406c0 29 0 37-60 37h-19v25c26-3 88-3 118-3 32 0 102 0 130 3v-25h-24c-74 0-74-10-74-37v-191h66c74 0 81 26 81 91h20v-206h-20c0 65-7 92-81 92h-66v-197c0-25 1-30 37-30h93c116 0 135 42 148 149h21z">
            <text:p/>
          </draw:path>
          <draw:path draw:style-name="gr3" draw:text-style-name="P9" draw:layer="layout" svg:width="0.083cm" svg:height="0.083cm" svg:x="7.93cm" svg:y="9.86cm" svg:viewBox="0 0 84 84" svg:d="M84 42c0-23-19-42-42-42s-42 19-42 42 19 42 42 42 42-19 42-42z">
            <text:p/>
          </draw:path>
          <draw:path draw:style-name="gr3" draw:text-style-name="P9" draw:layer="layout" svg:width="0.515cm" svg:height="0.182cm" svg:x="8.593cm" svg:y="9.6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9.403cm" svg:y="9.599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33cm" svg:height="0.603cm" svg:x="9.769cm" svg:y="9.186cm" svg:viewBox="0 0 334 604" svg:d="M304 28c-3 0-19 5-19 25 0 17 14 24 25 24 10 0 24-7 24-26 0-28-30-51-66-51-43 0-80 32-97 100-7 23-28 182-39 305 0 14-4 49-7 77-7 62-18 106-58 106-11 0-27-4-37-12 3-2 19-7 19-25s-14-25-24-25c-11 0-25 7-25 25 0 30 30 53 67 53 42 0 79-34 97-101 7-22 28-183 38-306 2-12 4-47 7-77 7-60 20-104 59-104 10 0 26 2 36 12z">
            <text:p/>
          </draw:path>
          <draw:path draw:style-name="gr3" draw:text-style-name="P9" draw:layer="layout" svg:width="0.414cm" svg:height="0.37cm" svg:x="10.288cm" svg:y="9.252cm" svg:viewBox="0 0 415 371" svg:d="M146 202h99c91 0 170-58 170-118 0-45-45-84-119-84h-190c-11 0-18 0-18 12 0 7 5 7 18 7 8 0 10 0 21 2 10 0 12 2 12 7 0 2 0 4-3 12l-71 287c-5 21-7 25-49 25-9 0-16 0-16 12 0 0 0 7 9 7 16 0 54-1 70-1 9 0 28 0 37 0 12 0 25 1 35 1 4 0 13 0 13-12 0-7-7-7-18-7-2 0-10 0-21-2-12 0-12-2-12-7 0-2 0-3 1-12zM187 39c3-18 3-20 26-20h65c49 0 81 16 81 55 0 16-7 60-33 84-20 16-51 27-90 27h-86z">
            <text:p/>
          </draw:path>
          <draw:path draw:style-name="gr3" draw:text-style-name="P9" draw:layer="layout" svg:width="0.279cm" svg:height="0.383cm" svg:x="10.758cm" svg:y="9.245cm" svg:viewBox="0 0 280 384" svg:d="M278 16c0 0 2-7 2-9s-2-7-9-7c-11 0-56 4-70 5-4 0-11 2-11 13 0 8 7 8 14 8 27 0 27 4 27 7 0 4-2 7-4 13l-30 123c-12-18-30-32-56-32-71 0-141 78-141 155 0 53 35 92 83 92 28 0 54-18 77-39 11 32 41 39 56 39 20 0 32-13 43-30 12-21 19-53 19-55 0-7-7-7-9-7-7 0-9 2-12 18-7 26-18 58-41 58-14 0-17-12-17-27 0-10 2-15 3-22zM162 310c-4 14-16 26-28 35-6 5-27 23-50 23-21 0-40-14-40-53 0-28 16-88 28-111 25-44 53-51 69-51 37 0 47 41 47 48 0 1 0 5-1 7z">
            <text:p/>
          </draw:path>
          <draw:path draw:style-name="gr3" draw:text-style-name="P9" draw:layer="layout" svg:width="0.279cm" svg:height="0.349cm" svg:x="11.073cm" svg:y="9.383cm" svg:viewBox="0 0 280 350" svg:d="M276 35c4-9 4-9 4-12 0-11-9-18-18-18-7 0-17 4-23 14-1 2-7 20-8 30l-13 46c-2 14-19 81-21 88 0 0-25 48-67 48-37 0-37-36-37-46 0-30 13-64 28-106 7-17 11-23 11-33 0-27-23-46-53-46-54 0-79 74-79 83 0 7 7 7 9 7 9 0 9-2 10-9 14-44 37-65 58-65 9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182cm" svg:x="11.677cm" svg:y="9.6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2.486cm" svg:y="9.599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12.868cm" svg:y="9.448cm" svg:viewBox="0 0 368 28" svg:d="M347 28c7 0 21 0 21-14s-12-14-21-14h-326c-9 0-21 0-21 14s12 14 21 14z">
            <text:p/>
          </draw:path>
          <draw:path draw:style-name="gr3" draw:text-style-name="P9" draw:layer="layout" svg:width="0.333cm" svg:height="0.603cm" svg:x="13.44cm" svg:y="9.161cm" svg:viewBox="0 0 334 604" svg:d="M304 28c-3 0-19 5-19 25 0 17 14 24 25 24 10 0 24-7 24-26 0-28-30-51-66-51-43 0-80 32-97 100-7 23-28 182-39 305 0 14-4 49-7 77-7 62-18 106-58 106-11 0-27-4-37-12 3-2 19-7 19-25s-14-25-24-25c-11 0-25 7-25 25 0 30 30 53 67 53 42 0 79-34 97-101 7-23 28-183 38-306 2-12 4-47 7-77 7-60 20-104 59-104 10 0 26 2 36 12z">
            <text:p/>
          </draw:path>
          <draw:path draw:style-name="gr3" draw:text-style-name="P9" draw:layer="layout" svg:width="0.159cm" svg:height="0.258cm" svg:x="14.086cm" svg:y="9.131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9" draw:layer="layout" svg:width="0.296cm" svg:height="0.027cm" svg:x="14.014cm" svg:y="9.448cm" svg:viewBox="0 0 297 28" draw:points="150,28 0,28 0,0 297,0 297,28">
            <text:p/>
          </draw:polygon>
          <draw:path draw:style-name="gr3" draw:text-style-name="P9" draw:layer="layout" svg:width="0.223cm" svg:height="0.251cm" svg:x="14.049cm" svg:y="9.612cm" svg:viewBox="0 0 224 252" svg:d="M222 26c2-5 2-8 2-8 0-9-8-14-15-14-15 0-19 14-21 24l-8 34-13 47c0 5-3 14-3 16s-21 39-55 39c-17 0-32-9-32-34 0-23 13-51 23-79 2-3 6-11 6-18 0-17-20-33-43-33-42 0-63 49-63 60 0 5 7 5 9 5 5 0 7-2 9-7 7-26 26-44 44-44 7 0 10 4 10 14 0 7-2 12-3 20-20 47-23 61-23 77 0 42 35 51 61 51 23 0 39-11 50-19-7 23-11 38-29 58-8 9-28 24-52 24-7 0-21-1-30-10 17-4 19-20 19-23 0-11-9-16-17-16-11 0-23 9-23 26 0 20 19 36 51 36 45 0 98-30 111-80z">
            <text:p/>
          </draw:path>
          <draw:path draw:style-name="gr3" draw:text-style-name="P9" draw:layer="layout" svg:width="0.279cm" svg:height="0.383cm" svg:x="14.437cm" svg:y="9.221cm" svg:viewBox="0 0 280 384" svg:d="M278 16c0 0 2-7 2-9s-2-7-9-7c-11 0-56 4-70 5-4 0-11 2-11 13 0 8 7 8 14 8 27 0 27 4 27 7 0 4-2 7-4 13l-30 123c-12-18-30-32-56-32-71 0-141 78-141 155 0 53 35 92 83 92 28 0 54-18 77-39 11 32 41 39 56 39 20 0 32-13 43-30 12-21 19-53 19-55 0-7-7-7-9-7-7 0-9 2-12 18-7 26-18 58-41 58-14 0-17-12-17-27 0-10 2-15 3-22zM162 310c-4 14-16 26-28 35-6 5-27 23-50 23-21 0-40-14-40-53 0-28 16-88 28-111 25-44 53-51 69-51 37 0 47 41 47 48 0 1 0 5-1 7z">
            <text:p/>
          </draw:path>
          <draw:path draw:style-name="gr3" draw:text-style-name="P9" draw:layer="layout" svg:width="0.279cm" svg:height="0.349cm" svg:x="14.752cm" svg:y="9.358cm" svg:viewBox="0 0 280 350" svg:d="M276 35c4-9 4-9 4-12 0-11-9-18-18-18-7 0-17 4-23 14-1 2-7 20-8 30l-13 46c-2 14-19 81-21 88 0 0-25 48-67 48-37 0-37-36-37-46 0-30 13-64 28-106 7-17 11-23 11-33 0-27-23-46-53-46-54 0-79 74-79 83 0 7 7 7 9 7 9 0 9-2 10-9 14-44 37-65 58-65 9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182cm" svg:x="15.355cm" svg:y="9.657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e^{ - \log y} =  e^{ \log y^{-1}} = y^{-1}§svg§600§FALSE§</svg:desc>
          <draw:polygon draw:style-name="gr2" draw:text-style-name="P8" draw:layer="layout" svg:width="7.714cm" svg:height="0.892cm" svg:x="16.02cm" svg:y="9.272cm" svg:viewBox="0 0 7715 893" draw:points="3857,893 0,893 0,0 7715,0 7715,893">
            <text:p/>
          </draw:polygon>
          <draw:path draw:style-name="gr3" draw:text-style-name="P9" draw:layer="layout" svg:width="0.298cm" svg:height="0.351cm" svg:x="16.016cm" svg:y="9.70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16.4cm" svg:y="9.575cm" svg:viewBox="0 0 368 28" svg:d="M347 28c7 0 21 0 21-14s-13-14-21-14h-326c-9 0-21 0-21 14s12 14 21 14z">
            <text:p/>
          </draw:path>
          <draw:path draw:style-name="gr3" draw:text-style-name="P9" draw:layer="layout" svg:width="0.122cm" svg:height="0.376cm" svg:x="16.959cm" svg:y="9.347cm" svg:viewBox="0 0 123 377" svg:d="M83 0l-83 5v21c37 0 40 4 40 30v278c0 23-5 23-40 23v20c2 0 39-2 62-2 21 0 40 0 61 2v-20c-35 0-40 0-40-23z">
            <text:p/>
          </draw:path>
          <draw:path draw:style-name="gr3" draw:text-style-name="P9" draw:layer="layout" svg:width="0.266cm" svg:height="0.247cm" svg:x="17.126cm" svg:y="9.483cm" svg:viewBox="0 0 267 248" svg:d="M267 127c0-69-58-127-133-127-76 0-134 58-134 127 0 68 60 121 134 121s133-53 133-121zM134 231c-21 0-50-6-69-34-14-21-16-49-16-76 0-22 0-54 20-79 14-16 37-26 65-26 31 0 54 14 67 32 15 21 17 49 17 73 0 27-2 57-17 78-16 21-41 32-67 32z">
            <text:p/>
          </draw:path>
          <draw:path draw:style-name="gr3" draw:text-style-name="P9" draw:layer="layout" svg:width="0.275cm" svg:height="0.356cm" svg:x="17.434cm" svg:y="9.479cm" svg:viewBox="0 0 276 357" svg:d="M56 148c9 5 28 17 60 17 56 0 97-36 97-79 0-23-9-38-23-53 25-17 46-17 56-17-3 2-5 3-5 12 0 11 7 18 18 18 7 0 17-6 17-18s-10-28-33-28c-7 0-37 2-64 25-15-13-38-20-61-20-56 0-99 37-99 81 0 21 13 41 27 55-4 5-16 23-16 44 0 7 2 32 23 47-25 9-53 27-53 55 0 40 60 70 134 70 68 0 133-28 133-70 0-18-7-46-36-63-32-16-66-16-118-16-11 0-32 0-36-2-17-4-28-19-28-35 0-14 6-18 7-23zM118 150c-55 0-55-53-55-64 0-9 0-31 11-46 9-8 23-19 42-19 55 0 55 53 55 65 0 7 0 30-13 44-7 9-21 20-40 20zM118 243c47 0 116 0 116 44 0 28-44 53-100 53-58 0-101-25-101-53 0-19 18-42 53-44z">
            <text:p/>
          </draw:path>
          <draw:path draw:style-name="gr3" draw:text-style-name="P9" draw:layer="layout" svg:width="0.279cm" svg:height="0.349cm" svg:x="17.86cm" svg:y="9.485cm" svg:viewBox="0 0 280 350" svg:d="M278 35c2-9 2-9 2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8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182cm" svg:x="18.464cm" svg:y="9.7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9.273cm" svg:y="9.70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122cm" svg:height="0.376cm" svg:x="19.627cm" svg:y="9.347cm" svg:viewBox="0 0 123 377" svg:d="M83 0l-83 5v21c37 0 40 4 40 30v278c0 23-5 23-40 23v20c2 0 39-2 62-2 21 0 40 0 61 2v-20c-35 0-40 0-40-23z">
            <text:p/>
          </draw:path>
          <draw:path draw:style-name="gr3" draw:text-style-name="P9" draw:layer="layout" svg:width="0.266cm" svg:height="0.247cm" svg:x="19.794cm" svg:y="9.483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9" draw:layer="layout" svg:width="0.275cm" svg:height="0.356cm" svg:x="20.102cm" svg:y="9.479cm" svg:viewBox="0 0 276 357" svg:d="M56 148c9 5 28 17 60 17 56 0 97-36 97-79 0-23-9-38-23-53 25-17 46-17 56-17-3 2-5 3-5 12 0 11 7 18 18 18 7 0 17-6 17-18s-10-28-33-28c-7 0-37 2-64 25-15-13-38-20-61-20-56 0-99 37-99 81 0 21 13 41 27 55-4 5-16 23-16 44 0 7 2 32 23 47-25 9-53 27-53 55 0 40 60 70 134 70 68 0 133-28 133-70 0-18-7-46-36-63-32-16-66-16-118-16-11 0-32 0-36-2-17-4-28-19-28-35 0-14 6-18 7-23zM118 150c-55 0-55-53-55-64 0-9 0-31 11-46 9-8 23-19 42-19 55 0 55 53 55 65 0 7 0 30-13 44-7 9-21 20-40 20zM118 243c47 0 116 0 116 44 0 28-44 53-100 53-58 0-101-25-101-53 0-19 18-42 53-44z">
            <text:p/>
          </draw:path>
          <draw:path draw:style-name="gr3" draw:text-style-name="P9" draw:layer="layout" svg:width="0.279cm" svg:height="0.349cm" svg:x="20.528cm" svg:y="9.485cm" svg:viewBox="0 0 280 350" svg:d="M278 35c2-9 2-9 2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8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296cm" svg:height="0.022cm" svg:x="20.898cm" svg:y="9.383cm" svg:viewBox="0 0 297 23" svg:d="M280 23c7 0 17 0 17-11 0-12-10-12-17-12h-264c-5 0-16 0-16 12 0 11 11 11 16 11z">
            <text:p/>
          </draw:path>
          <draw:path draw:style-name="gr3" draw:text-style-name="P9" draw:layer="layout" svg:width="0.159cm" svg:height="0.258cm" svg:x="21.309cm" svg:y="9.233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9" draw:layer="layout" svg:width="0.515cm" svg:height="0.182cm" svg:x="21.853cm" svg:y="9.7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8cm" svg:height="0.501cm" svg:x="22.649cm" svg:y="9.701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ath draw:style-name="gr3" draw:text-style-name="P9" draw:layer="layout" svg:width="0.367cm" svg:height="0.027cm" svg:x="23.09cm" svg:y="9.575cm" svg:viewBox="0 0 368 28" svg:d="M347 28c7 0 21 0 21-14s-13-14-21-14h-326c-9 0-21 0-21 14s12 14 21 14z">
            <text:p/>
          </draw:path>
          <draw:path draw:style-name="gr3" draw:text-style-name="P9" draw:layer="layout" svg:width="0.198cm" svg:height="0.36cm" svg:x="23.574cm" svg:y="9.365cm" svg:viewBox="0 0 199 361" svg:d="M123 16c0-16-2-16-16-16-35 33-84 35-107 35v20c12 0 49 0 79-16v278c0 17 0 25-54 25h-21v19c10 0 77-2 96-2 18 0 87 2 99 2v-19h-21c-55 0-55-8-55-25z">
            <text:p/>
          </draw:path>
        </draw:g>
        <draw:g>
          <svg:title>TexMaths</svg:title>
          <svg:desc>22§display§\therefore \ \ \text { The general solution is }\ x.\text {( I.F. )}  = \smallint Q \text {( I.F. )} dy§svg§600§FALSE§</svg:desc>
          <draw:polygon draw:style-name="gr2" draw:text-style-name="P8" draw:layer="layout" svg:width="17.918cm" svg:height="0.696cm" svg:x="3.332cm" svg:y="10.77cm" svg:viewBox="0 0 17919 697" draw:points="8960,697 0,697 0,0 17919,0 17919,697">
            <text:p/>
          </draw:polygon>
          <draw:path draw:style-name="gr3" draw:text-style-name="P9" draw:layer="layout" svg:width="0.469cm" svg:height="0.418cm" svg:x="3.316cm" svg:y="10.953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9" draw:layer="layout" svg:width="0.502cm" svg:height="0.523cm" svg:x="4.824cm" svg:y="10.787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9" draw:layer="layout" svg:width="0.39cm" svg:height="0.537cm" svg:x="5.38cm" svg:y="10.7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5.806cm" svg:y="10.9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6.408cm" svg:y="10.9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cm" svg:height="0.356cm" svg:x="6.794cm" svg:y="10.9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7.14cm" svg:y="10.96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cm" svg:height="0.356cm" svg:x="7.568cm" svg:y="10.9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7.911cm" svg:y="10.96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9cm" svg:height="0.356cm" svg:x="8.224cm" svg:y="10.96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173cm" svg:height="0.537cm" svg:x="8.605cm" svg:y="10.77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254cm" svg:height="0.356cm" svg:x="9.076cm" svg:y="10.9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44cm" svg:height="0.356cm" svg:x="9.377cm" svg:y="10.96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173cm" svg:height="0.537cm" svg:x="9.768cm" svg:y="10.77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9cm" svg:height="0.351cm" svg:x="9.983cm" svg:y="10.968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9" draw:layer="layout" svg:width="0.242cm" svg:height="0.485cm" svg:x="10.401cm" svg:y="10.83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10.713cm" svg:y="10.79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10.924cm" svg:y="10.96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1.313cm" svg:y="10.96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166cm" svg:height="0.518cm" svg:x="12.001cm" svg:y="10.79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54cm" svg:height="0.356cm" svg:x="12.216cm" svg:y="10.9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86cm" svg:height="0.351cm" svg:x="13.034cm" svg:y="10.9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083cm" svg:height="0.083cm" svg:x="13.52cm" svg:y="11.229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3.745cm" svg:y="10.73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14.249cm" svg:y="10.782cm" svg:viewBox="0 0 238 529" svg:d="M153 60c0-27 2-35 63-35h22v-25c-27 2-88 2-118 2-32 0-92 0-120-2v25h21c60 0 63 8 63 35v410c0 28-3 35-63 35h-21v24c28-1 88-1 118-1 32 0 93 0 120 1v-24h-22c-61 0-63-7-63-35z">
            <text:p/>
          </draw:path>
          <draw:path draw:style-name="gr3" draw:text-style-name="P9" draw:layer="layout" svg:width="0.083cm" svg:height="0.083cm" svg:x="14.572cm" svg:y="11.229cm" svg:viewBox="0 0 84 84" svg:d="M84 42c0-23-19-42-42-42s-42 19-42 42 19 42 42 42 42-19 42-42z">
            <text:p/>
          </draw:path>
          <draw:path draw:style-name="gr3" draw:text-style-name="P9" draw:layer="layout" svg:width="0.446cm" svg:height="0.527cm" svg:x="14.747cm" svg:y="10.786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083cm" svg:height="0.083cm" svg:x="15.292cm" svg:y="11.229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5.741cm" svg:y="10.7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6.257cm" svg:y="11.0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3cm" svg:height="0.72cm" svg:x="17.071cm" svg:y="10.757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9" draw:layer="layout" svg:width="0.536cm" svg:height="0.696cm" svg:x="17.605cm" svg:y="10.766cm" svg:viewBox="0 0 537 697" svg:d="M301 542c121-46 236-185 236-334 0-124-83-208-199-208-167 0-338 176-338 357 0 129 86 206 199 206 19 0 46-4 76-11-4 48-4 50-4 60 0 25 0 85 65 85 92 0 129-143 129-150s-6-9-7-9c-7 0-9 4-11 9-18 55-63 74-90 74-37 0-47-21-56-79zM155 535c-60-23-86-85-86-153 0-55 19-164 79-248 56-79 128-115 186-115 78 0 134 60 134 164 0 77-40 259-171 332-3-28-10-84-68-84-41 0-78 39-78 79 0 16 4 25 4 25zM202 544c-10 0-35 0-35-34 0-30 30-61 62-61 33 0 47 19 47 65 0 12 0 12-7 15-21 9-44 15-67 15z">
            <text:p/>
          </draw:path>
          <draw:path draw:style-name="gr3" draw:text-style-name="P9" draw:layer="layout" svg:width="0.18cm" svg:height="0.773cm" svg:x="18.254cm" svg:y="10.73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18.757cm" svg:y="10.782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083cm" svg:height="0.083cm" svg:x="19.081cm" svg:y="11.229cm" svg:viewBox="0 0 84 84" svg:d="M84 42c0-23-19-42-42-42s-42 19-42 42 19 42 42 42 42-19 42-42z">
            <text:p/>
          </draw:path>
          <draw:path draw:style-name="gr3" draw:text-style-name="P9" draw:layer="layout" svg:width="0.446cm" svg:height="0.527cm" svg:x="19.256cm" svg:y="10.786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083cm" svg:height="0.083cm" svg:x="19.801cm" svg:y="11.229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0.252cm" svg:y="10.7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20.539cm" svg:y="10.77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20.933cm" svg:y="10.968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</draw:g>
        <draw:g>
          <svg:title>TexMaths</svg:title>
          <svg:desc>22§display§\text {i.e.  } \frac{dx}{dy} = \frac{x + 2y^3}{y}§svg§600§FALSE§</svg:desc>
          <draw:polygon draw:style-name="gr2" draw:text-style-name="P8" draw:layer="layout" svg:width="5.934cm" svg:height="1.774cm" svg:x="11.824cm" svg:y="2.469cm" svg:viewBox="0 0 5935 1775" draw:points="2968,1775 0,1775 0,0 5935,0 5935,1775">
            <text:p/>
          </draw:polygon>
          <draw:path draw:style-name="gr3" draw:text-style-name="P9" draw:layer="layout" svg:width="0.166cm" svg:height="0.518cm" svg:x="11.81cm" svg:y="3.07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12.067cm" svg:y="3.51cm" svg:viewBox="0 0 84 84" svg:d="M84 42c0-23-19-42-42-42s-42 19-42 42 19 42 42 42 42-19 42-42z">
            <text:p/>
          </draw:path>
          <draw:path draw:style-name="gr3" draw:text-style-name="P9" draw:layer="layout" svg:width="0.3cm" svg:height="0.356cm" svg:x="12.236cm" svg:y="3.246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12.625cm" svg:y="3.51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3.241cm" svg:y="2.534cm" svg:viewBox="0 0 370 547" svg:d="M370 9c0-2 0-9-11-9s-84 7-99 9c-5 0-10 3-10 14 0 10 7 10 19 10 37 0 39 6 39 13l-4 16-45 182c-14-28-37-49-72-49-90 0-187 115-187 227 0 74 42 125 104 125 16 0 54-4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13.635cm" svg:y="2.72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79 0 123-100 123-120 0-7-7-7-8-7-7 0-9 2-11 7-25 85-79 102-104 102-30 0-42-24-42-51 0-17 5-33 14-68z">
            <text:p/>
          </draw:path>
          <draw:polygon draw:style-name="gr3" draw:text-style-name="P9" draw:layer="layout" svg:width="0.845cm" svg:height="0.032cm" svg:x="13.209cm" svg:y="3.383cm" svg:viewBox="0 0 846 33" draw:points="422,33 0,33 0,0 846,0 846,33">
            <text:p/>
          </draw:polygon>
          <draw:path draw:style-name="gr3" draw:text-style-name="P9" draw:layer="layout" svg:width="0.369cm" svg:height="0.546cm" svg:x="13.258cm" svg:y="3.586cm" svg:viewBox="0 0 370 547" svg:d="M370 9c0-2 0-9-11-9s-84 7-99 9c-5 0-10 3-10 14 0 10 7 10 19 10 37 0 39 6 39 13l-4 16-45 182c-14-28-37-49-72-49-90 0-187 115-187 227 0 74 42 125 104 125 16 0 54-4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58cm" svg:height="0.5cm" svg:x="13.652cm" svg:y="3.781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0 0 160-70 181-158z">
            <text:p/>
          </draw:path>
          <draw:path draw:style-name="gr3" draw:text-style-name="P9" draw:layer="layout" svg:width="0.515cm" svg:height="0.182cm" svg:x="14.404cm" svg:y="3.309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386cm" svg:height="0.351cm" svg:x="15.292cm" svg:y="2.72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79 0 123-100 123-120 0-7-7-7-8-7-7 0-9 2-11 7-25 85-77 102-104 102-30 0-42-24-42-51 0-17 5-33 14-68z">
            <text:p/>
          </draw:path>
          <draw:path draw:style-name="gr3" draw:text-style-name="P9" draw:layer="layout" svg:width="0.515cm" svg:height="0.516cm" svg:x="15.928cm" svg:y="2.62cm" svg:viewBox="0 0 516 517" svg:d="M275 274h216c10 0 25 0 25-15 0-16-15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16.695cm" svg:y="2.555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5 68-8 7-59 7-74 7z">
            <text:p/>
          </draw:path>
          <draw:path draw:style-name="gr3" draw:text-style-name="P9" draw:layer="layout" svg:width="0.358cm" svg:height="0.5cm" svg:x="17.066cm" svg:y="2.727cm" svg:viewBox="0 0 359 501" svg:d="M355 47c4-10 4-12 4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0 0 160-70 181-158z">
            <text:p/>
          </draw:path>
          <draw:path draw:style-name="gr3" draw:text-style-name="P9" draw:layer="layout" svg:width="0.249cm" svg:height="0.37cm" svg:x="17.48cm" svg:y="2.43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olygon draw:style-name="gr3" draw:text-style-name="P9" draw:layer="layout" svg:width="2.528cm" svg:height="0.032cm" svg:x="15.269cm" svg:y="3.383cm" svg:viewBox="0 0 2529 33" draw:points="1263,33 0,33 0,0 2529,0 2529,33">
            <text:p/>
          </draw:polygon>
          <draw:path draw:style-name="gr3" draw:text-style-name="P9" draw:layer="layout" svg:width="0.358cm" svg:height="0.5cm" svg:x="16.352cm" svg:y="3.781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0 0 160-70 181-158z">
            <text:p/>
          </draw:path>
        </draw:g>
        <draw:g>
          <svg:title>TexMaths</svg:title>
          <svg:desc>22§display§\text {i.e.  } \frac{dx}{dy} = \frac{x }{y} + 2y^2§svg§600§FALSE§</svg:desc>
          <draw:polygon draw:style-name="gr2" draw:text-style-name="P8" draw:layer="layout" svg:width="5.954cm" svg:height="1.671cm" svg:x="18.825cm" svg:y="2.471cm" svg:viewBox="0 0 5955 1672" draw:points="2978,1672 0,1672 0,0 5955,0 5955,1672">
            <text:p/>
          </draw:polygon>
          <draw:path draw:style-name="gr3" draw:text-style-name="P9" draw:layer="layout" svg:width="0.166cm" svg:height="0.518cm" svg:x="18.811cm" svg:y="2.97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19.068cm" svg:y="3.41cm" svg:viewBox="0 0 84 84" svg:d="M84 42c0-23-19-42-42-42s-42 19-42 42 19 42 42 42 42-19 42-42z">
            <text:p/>
          </draw:path>
          <draw:path draw:style-name="gr3" draw:text-style-name="P9" draw:layer="layout" svg:width="0.3cm" svg:height="0.356cm" svg:x="19.237cm" svg:y="3.14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19.626cm" svg:y="3.41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20.242cm" svg:y="2.43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20.636cm" svg:y="2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9" draw:layer="layout" svg:width="0.845cm" svg:height="0.032cm" svg:x="20.21cm" svg:y="3.282cm" svg:viewBox="0 0 846 33" draw:points="422,33 0,33 0,0 846,0 846,33">
            <text:p/>
          </draw:polygon>
          <draw:path draw:style-name="gr3" draw:text-style-name="P9" draw:layer="layout" svg:width="0.369cm" svg:height="0.546cm" svg:x="20.259cm" svg:y="3.48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20.654cm" svg:y="3.68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21.405cm" svg:y="3.2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22.294cm" svg:y="2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9" draw:layer="layout" svg:width="0.442cm" svg:height="0.032cm" svg:x="22.271cm" svg:y="3.282cm" svg:viewBox="0 0 443 33" draw:points="222,33 0,33 0,0 443,0 443,33">
            <text:p/>
          </draw:polygon>
          <draw:path draw:style-name="gr3" draw:text-style-name="P9" draw:layer="layout" svg:width="0.358cm" svg:height="0.5cm" svg:x="22.311cm" svg:y="3.68cm" svg:viewBox="0 0 359 501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516cm" svg:x="23.02cm" svg:y="3.04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23.79cm" svg:y="2.97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6 7-57 7-72 7z">
            <text:p/>
          </draw:path>
          <draw:path draw:style-name="gr3" draw:text-style-name="P9" draw:layer="layout" svg:width="0.356cm" svg:height="0.5cm" svg:x="24.159cm" svg:y="3.15cm" svg:viewBox="0 0 357 501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4cm" svg:height="0.36cm" svg:x="24.578cm" svg:y="2.81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i.e.  } \frac{dx}{dy} + \left( - \frac{1}{y} \right)x  =  2y^2,§svg§600§FALSE§</svg:desc>
          <draw:polygon draw:style-name="gr2" draw:text-style-name="P8" draw:layer="layout" svg:width="8.46cm" svg:height="1.779cm" svg:x="4.927cm" svg:y="4.774cm" svg:viewBox="0 0 8461 1780" draw:points="4231,1780 0,1780 0,0 8461,0 8461,1780">
            <text:p/>
          </draw:polygon>
          <draw:path draw:style-name="gr3" draw:text-style-name="P9" draw:layer="layout" svg:width="0.166cm" svg:height="0.518cm" svg:x="4.913cm" svg:y="5.33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5.17cm" svg:y="5.774cm" svg:viewBox="0 0 84 84" svg:d="M84 42c0-23-19-42-42-42s-42 19-42 42 19 42 42 42 42-19 42-42z">
            <text:p/>
          </draw:path>
          <draw:path draw:style-name="gr3" draw:text-style-name="P9" draw:layer="layout" svg:width="0.3cm" svg:height="0.356cm" svg:x="5.339cm" svg:y="5.50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5.728cm" svg:y="5.774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6.344cm" svg:y="4.797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738cm" svg:y="4.9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9" draw:layer="layout" svg:width="0.845cm" svg:height="0.032cm" svg:x="6.312cm" svg:y="5.647cm" svg:viewBox="0 0 846 33" draw:points="422,33 0,33 0,0 846,0 846,33">
            <text:p/>
          </draw:polygon>
          <draw:path draw:style-name="gr3" draw:text-style-name="P9" draw:layer="layout" svg:width="0.369cm" svg:height="0.546cm" svg:x="6.361cm" svg:y="5.849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756cm" svg:y="6.045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515cm" svg:height="0.516cm" svg:x="7.465cm" svg:y="5.4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1cm" svg:height="1.856cm" svg:x="8.355cm" svg:y="4.735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9" draw:layer="layout" svg:width="0.472cm" svg:height="0.032cm" svg:x="8.829cm" svg:y="5.647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9.536cm" svg:y="4.81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407cm" svg:height="0.032cm" svg:x="9.459cm" svg:y="5.647cm" svg:viewBox="0 0 408 33" draw:points="204,33 0,33 0,0 408,0 408,33">
            <text:p/>
          </draw:polygon>
          <draw:path draw:style-name="gr3" draw:text-style-name="P9" draw:layer="layout" svg:width="0.358cm" svg:height="0.501cm" svg:x="9.48cm" svg:y="6.045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381cm" svg:height="1.856cm" svg:x="9.985cm" svg:y="4.735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386cm" svg:height="0.351cm" svg:x="10.678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182cm" svg:x="11.356cm" svg:y="5.5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2.167cm" svg:y="5.3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9" draw:layer="layout" svg:width="0.358cm" svg:height="0.501cm" svg:x="12.537cm" svg:y="5.515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24cm" svg:height="0.36cm" svg:x="12.955cm" svg:y="5.1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091cm" svg:height="0.231cm" svg:x="13.335cm" svg:y="5.774cm" svg:viewBox="0 0 92 232" svg:d="M92 81c0-51-20-81-50-81-26 0-42 19-42 40 0 22 16 43 42 43 9 0 20-4 27-11 3-2 3-2 5-2 0 0 2 0 2 11 0 58-28 106-55 130-9 9-9 11-9 13 0 7 4 8 9 8 9 0 71-60 71-151z">
            <text:p/>
          </draw:path>
        </draw:g>
        <draw:g>
          <svg:title>TexMaths</svg:title>
          <svg:desc>22§display§x.(y^{-1})  = \smallint (2y^2 )(y^{-1} \ dy§svg§600§FALSE§</svg:desc>
          <draw:polygon draw:style-name="gr2" draw:text-style-name="P8" draw:layer="layout" svg:width="8.176cm" svg:height="0.795cm" svg:x="5.035cm" svg:y="12.272cm" svg:viewBox="0 0 8177 796" draw:points="4089,796 0,796 0,0 8177,0 8177,796">
            <text:p/>
          </draw:polygon>
          <draw:path draw:style-name="gr3" draw:text-style-name="P9" draw:layer="layout" svg:width="0.386cm" svg:height="0.351cm" svg:x="5.019cm" svg:y="12.5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083cm" svg:height="0.083cm" svg:x="5.505cm" svg:y="12.8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5.73cm" svg:y="12.33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58cm" svg:height="0.501cm" svg:x="5.976cm" svg:y="12.569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367cm" svg:height="0.027cm" svg:x="6.418cm" svg:y="12.444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6.902cm" svg:y="12.23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18cm" svg:height="0.773cm" svg:x="7.235cm" svg:y="12.33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7.749cm" svg:y="12.6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3cm" svg:height="0.721cm" svg:x="8.566cm" svg:y="12.358cm" svg:viewBox="0 0 324 722" svg:d="M294 32c-26 1-34 21-34 31 0 20 16 32 32 32s32-11 32-33c0-30-25-62-62-62-65 0-79 84-91 144-21 116-37 215-50 351-3 40-8 84-14 121-7 58-19 90-47 90-12 0-25-9-30-16 26 0 33-19 33-32 0-17-15-30-31-30s-32 9-32 32c0 30 25 62 62 62 65 0 79-83 91-146 19-111 37-210 49-347 4-42 9-86 14-123 8-58 20-88 48-88 14 0 25 7 30 14z">
            <text:p/>
          </draw:path>
          <draw:path draw:style-name="gr3" draw:text-style-name="P9" draw:layer="layout" svg:width="0.18cm" svg:height="0.773cm" svg:x="9.007cm" svg:y="12.33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09cm" svg:height="0.516cm" svg:x="9.27cm" svg:y="12.3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6cm" svg:height="0.501cm" svg:x="9.641cm" svg:y="12.569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10.058cm" svg:y="12.23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0.415cm" svg:y="12.33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18cm" svg:height="0.773cm" svg:x="10.748cm" svg:y="12.33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56cm" svg:height="0.501cm" svg:x="10.995cm" svg:y="12.569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367cm" svg:height="0.027cm" svg:x="11.438cm" svg:y="12.444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11.922cm" svg:y="12.23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369cm" svg:height="0.546cm" svg:x="12.499cm" svg:y="12.376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2.892cm" svg:y="12.569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</draw:g>
        <draw:g>
          <svg:title>TexMaths</svg:title>
          <svg:desc>22§display§= \smallint 2y \ dy = 2. \frac{y^2}{2} + c§svg§600§FALSE§</svg:desc>
          <draw:polygon draw:style-name="gr2" draw:text-style-name="P8" draw:layer="layout" svg:width="6.987cm" svg:height="1.616cm" svg:x="13.721cm" svg:y="11.773cm" svg:viewBox="0 0 6988 1617" draw:points="3494,1617 0,1617 0,0 6988,0 6988,1617">
            <text:p/>
          </draw:polygon>
          <draw:path draw:style-name="gr3" draw:text-style-name="P9" draw:layer="layout" svg:width="0.515cm" svg:height="0.182cm" svg:x="13.726cm" svg:y="12.6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3cm" svg:height="0.72cm" svg:x="14.541cm" svg:y="12.343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6 15-123 7-58 19-88 47-88 14 0 25 7 30 14z">
            <text:p/>
          </draw:path>
          <draw:path draw:style-name="gr3" draw:text-style-name="P9" draw:layer="layout" svg:width="0.309cm" svg:height="0.516cm" svg:x="15.075cm" svg:y="12.381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9" draw:layer="layout" svg:width="0.358cm" svg:height="0.5cm" svg:x="15.444cm" svg:y="12.556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369cm" svg:height="0.546cm" svg:x="16.118cm" svg:y="12.36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58cm" svg:height="0.5cm" svg:x="16.511cm" svg:y="12.556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17.155cm" svg:y="12.6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7.967cm" svg:y="12.381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9" draw:layer="layout" svg:width="0.083cm" svg:height="0.083cm" svg:x="18.38cm" svg:y="12.814cm" svg:viewBox="0 0 84 84" svg:d="M84 42c0-23-19-42-42-42s-42 19-42 42 19 42 42 42 42-19 42-42z">
            <text:p/>
          </draw:path>
          <draw:path draw:style-name="gr3" draw:text-style-name="P9" draw:layer="layout" svg:width="0.358cm" svg:height="0.5cm" svg:x="18.644cm" svg:y="12.031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24cm" svg:height="0.36cm" svg:x="19.063cm" svg:y="11.73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18.622cm" svg:y="12.688cm" svg:viewBox="0 0 755 33" draw:points="378,33 0,33 0,0 755,0 755,33">
            <text:p/>
          </draw:polygon>
          <draw:path draw:style-name="gr3" draw:text-style-name="P9" draw:layer="layout" svg:width="0.309cm" svg:height="0.516cm" svg:x="18.843cm" svg:y="12.913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9" draw:layer="layout" svg:width="0.515cm" svg:height="0.516cm" svg:x="19.683cm" svg:y="12.44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20.445cm" svg:y="12.556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2§display§\frac{x}{y} = y^2 + c §svg§600§FALSE§</svg:desc>
          <draw:polygon draw:style-name="gr2" draw:text-style-name="P8" draw:layer="layout" svg:width="3.521cm" svg:height="1.477cm" svg:x="4.96cm" svg:y="13.674cm" svg:viewBox="0 0 3522 1478" draw:points="1760,1478 0,1478 0,0 3522,0 3522,1478">
            <text:p/>
          </draw:polygon>
          <draw:path draw:style-name="gr3" draw:text-style-name="P9" draw:layer="layout" svg:width="0.386cm" svg:height="0.351cm" svg:x="4.944cm" svg:y="13.6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9" draw:layer="layout" svg:width="0.442cm" svg:height="0.032cm" svg:x="4.921cm" svg:y="14.291cm" svg:viewBox="0 0 443 33" draw:points="222,33 0,33 0,0 443,0 443,33">
            <text:p/>
          </draw:polygon>
          <draw:path draw:style-name="gr3" draw:text-style-name="P9" draw:layer="layout" svg:width="0.358cm" svg:height="0.5cm" svg:x="4.961cm" svg:y="14.689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5.713cm" svg:y="14.2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8cm" svg:height="0.5cm" svg:x="6.508cm" svg:y="14.157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24cm" svg:height="0.36cm" svg:x="6.927cm" svg:y="13.821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9" draw:layer="layout" svg:width="0.515cm" svg:height="0.516cm" svg:x="7.455cm" svg:y="14.0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8.217cm" svg:y="14.15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\therefore \ \  x = y ( y^2 + c ) §svg§600§FALSE§</svg:desc>
          <draw:polygon draw:style-name="gr2" draw:text-style-name="P8" draw:layer="layout" svg:width="5.607cm" svg:height="0.795cm" svg:x="9.339cm" svg:y="13.877cm" svg:viewBox="0 0 5608 796" draw:points="2804,796 0,796 0,0 5608,0 5608,796">
            <text:p/>
          </draw:polygon>
          <draw:path draw:style-name="gr3" draw:text-style-name="P9" draw:layer="layout" svg:width="0.469cm" svg:height="0.418cm" svg:x="9.323cm" svg:y="14.158cm" svg:viewBox="0 0 470 419" svg:d="M276 40c0-21-19-40-40-40-23 0-42 19-42 40 0 23 19 43 42 43 21 0 40-18 40-43zM470 377c0-21-18-41-40-41-23 0-43 20-43 41 0 23 20 42 43 42 22 0 40-19 40-42zM83 377c0-21-20-41-43-41-21 0-40 20-40 41 0 23 19 42 40 42 23 0 43-19 43-42z">
            <text:p/>
          </draw:path>
          <draw:path draw:style-name="gr3" draw:text-style-name="P9" draw:layer="layout" svg:width="0.386cm" svg:height="0.351cm" svg:x="10.569cm" svg:y="14.174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11.247cm" svg:y="14.2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8cm" svg:height="0.501cm" svg:x="12.041cm" svg:y="14.17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18cm" svg:height="0.773cm" svg:x="12.502cm" svg:y="13.93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358cm" svg:height="0.501cm" svg:x="12.749cm" svg:y="14.17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13.168cm" svg:y="13.8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13.696cm" svg:y="14.0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14.458cm" svg:y="14.17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8cm" svg:height="0.773cm" svg:x="14.805cm" svg:y="13.937cm" svg:viewBox="0 0 181 774" svg:d="M181 387c0-60-8-153-51-241-47-95-114-146-123-146-3 0-7 4-7 7 0 4 0 5 14 19 78 76 122 199 122 361 0 132-29 270-125 366-11 11-11 13-11 14 0 6 4 7 7 7 9 0 79-52 125-151 41-84 49-171 49-236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546cm" svg:height="0.62cm" svg:x="15.631cm" svg:y="14.079cm" svg:viewBox="0 0 10547 621" draw:points="5273,621 0,621 0,0 10547,0 10547,621">
            <text:p/>
          </draw:polygon>
          <draw:path draw:style-name="gr3" draw:text-style-name="P9" draw:layer="layout" svg:width="0.166cm" svg:height="0.519cm" svg:x="15.617cm" svg:y="14.0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5.833cm" svg:y="14.2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244cm" svg:height="0.486cm" svg:x="16.384cm" svg:y="14.102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9cm" svg:height="0.539cm" svg:x="16.696cm" svg:y="14.04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7.122cm" svg:y="14.2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17.724cm" svg:y="14.2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8.026cm" svg:y="14.2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493cm" svg:x="18.375cm" svg:y="14.236cm" svg:viewBox="0 0 384 494" svg:d="M269 296v140c0 35-9 35-61 35v23c26 0 67-2 88-2s60 2 88 2v-23c-53 0-62 0-62-35v-436h-18l-28 71c-10-22-42-71-104-71-91 0-172 76-172 176 0 97 76 177 165 177 55 0 87-34 104-57zM271 129v109c0 25-14 46-32 65-8 11-33 32-70 32-56 0-104-69-104-159 0-91 55-157 111-157 62 0 95 67 95 110z">
            <text:p/>
          </draw:path>
          <draw:path draw:style-name="gr3" draw:text-style-name="P9" draw:layer="layout" svg:width="0.39cm" svg:height="0.352cm" svg:x="18.781cm" svg:y="14.236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166cm" svg:height="0.519cm" svg:x="19.211cm" svg:y="14.0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9.422cm" svg:y="14.2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9.725cm" svg:y="14.2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547cm" svg:x="20.073cm" svg:y="14.04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9" draw:layer="layout" svg:width="0.355cm" svg:height="0.512cm" svg:x="20.756cm" svg:y="14.227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21.141cm" svg:y="14.2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9cm" svg:height="0.343cm" svg:x="21.488cm" svg:y="14.23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cm" svg:height="0.357cm" svg:x="21.916cm" svg:y="14.2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22.259cm" svg:y="14.2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22.572cm" svg:y="14.23cm" svg:viewBox="0 0 350 358" svg:d="M227 289c2 32 23 64 60 64 16 0 63-11 63-74v-43h-19v43c0 45-19 51-28 51-25 0-28-36-28-39v-157c0-32 0-62-29-92-30-30-68-42-105-42-65 0-118 37-118 88 0 23 16 37 35 37 23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9" draw:layer="layout" svg:width="0.173cm" svg:height="0.539cm" svg:x="22.952cm" svg:y="14.0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54cm" svg:height="0.357cm" svg:x="23.424cm" svg:y="14.2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44cm" svg:height="0.357cm" svg:x="23.727cm" svg:y="14.23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173cm" svg:height="0.539cm" svg:x="24.116cm" svg:y="14.0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9cm" svg:height="0.352cm" svg:x="24.33cm" svg:y="14.236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242cm" svg:height="0.486cm" svg:x="24.749cm" svg:y="14.102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166cm" svg:height="0.519cm" svg:x="25.061cm" svg:y="14.0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44cm" svg:height="0.357cm" svg:x="25.272cm" svg:y="14.23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43cm" svg:x="25.663cm" svg:y="14.23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083cm" svg:height="0.084cm" svg:x="26.133cm" svg:y="14.495cm" svg:viewBox="0 0 84 85" svg:d="M84 42c0-23-19-42-42-42s-42 19-42 42 19 43 42 43 42-20 42-4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text {(iii).  Given differential equation is , }  ( x + a ) \frac{dy}{dx} - 3y = ( x + a )^5§svg§600§FALSE§</svg:desc>
          <draw:polygon draw:style-name="gr2" draw:text-style-name="P8" draw:layer="layout" svg:width="21.109cm" svg:height="1.522cm" svg:x="3.009cm" svg:y="0.663cm" svg:viewBox="0 0 21110 1523" draw:points="10555,1523 0,1523 0,0 21110,0 21110,1523">
            <text:p/>
          </draw:polygon>
          <draw:path draw:style-name="gr3" draw:text-style-name="P9" draw:layer="layout" svg:width="0.18cm" svg:height="0.774cm" svg:x="3.046cm" svg:y="1.10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166cm" svg:height="0.518cm" svg:x="3.296cm" svg:y="1.1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66cm" svg:height="0.518cm" svg:x="3.511cm" svg:y="1.1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66cm" svg:height="0.518cm" svg:x="3.725cm" svg:y="1.1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18cm" svg:height="0.774cm" svg:x="3.959cm" svg:y="1.10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083cm" svg:height="0.084cm" svg:x="4.283cm" svg:y="1.603cm" svg:viewBox="0 0 84 85" svg:d="M84 42c0-23-19-42-42-42s-42 19-42 42 19 43 42 43 42-20 42-43z">
            <text:p/>
          </draw:path>
          <draw:path draw:style-name="gr3" draw:text-style-name="P9" draw:layer="layout" svg:width="0.525cm" svg:height="0.562cm" svg:x="4.818cm" svg:y="1.138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5.406cm" svg:y="1.1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5.61cm" svg:y="1.351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6.005cm" svg:y="1.33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6.351cm" svg:y="1.34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6cm" svg:x="7.04cm" svg:y="1.147cm" svg:viewBox="0 0 384 547" svg:d="M269 496v51l115-8v-25c-55 0-62-5-62-42v-472l-111 9v24c55 0 60 6 60 43v167c-23-26-56-48-99-48-91 0-172 76-172 176 0 99 76 176 165 176 50 0 85-26 104-51zM269 289v158c0 14 0 16-9 28-22 37-58 55-91 55-35 0-63-19-83-49-19-32-21-76-21-108 0-30 2-75 23-111 18-24 46-49 88-49 28 0 60 11 84 46 9 14 9 16 9 30z">
            <text:p/>
          </draw:path>
          <draw:path draw:style-name="gr3" draw:text-style-name="P9" draw:layer="layout" svg:width="0.166cm" svg:height="0.518cm" svg:x="7.469cm" svg:y="1.1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7.678cm" svg:y="1.138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9" draw:layer="layout" svg:width="0.3cm" svg:height="0.356cm" svg:x="8.131cm" svg:y="1.33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8.474cm" svg:y="1.342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777cm" svg:y="1.33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9.123cm" svg:y="1.34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9.521cm" svg:y="1.20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166cm" svg:height="0.518cm" svg:x="9.835cm" svg:y="1.1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10.055cm" svg:y="1.33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0.435cm" svg:y="1.14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10.903cm" svg:y="1.33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1.251cm" svg:y="1.342cm" svg:viewBox="0 0 384 493" svg:d="M269 296v139c0 35-9 35-61 35v23c26 0 67-2 88-2s60 2 88 2v-23c-53 0-62 0-62-35v-435h-18l-28 70c-10-21-42-70-104-70-91 0-172 76-172 176 0 97 76 176 165 176 55 0 87-33 104-56zM271 129v109c0 24-14 45-32 65-8 10-33 31-70 31-56 0-104-68-104-158 0-91 55-157 111-157 63 0 95 67 95 110z">
            <text:p/>
          </draw:path>
          <draw:path draw:style-name="gr3" draw:text-style-name="P9" draw:layer="layout" svg:width="0.39cm" svg:height="0.351cm" svg:x="11.658cm" svg:y="1.34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12.096cm" svg:y="1.33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242cm" svg:height="0.485cm" svg:x="12.464cm" svg:y="1.20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166cm" svg:height="0.518cm" svg:x="12.776cm" svg:y="1.1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2.987cm" svg:y="1.33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13.378cm" svg:y="1.34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166cm" svg:height="0.518cm" svg:x="14.066cm" svg:y="1.1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4.28cm" svg:y="1.33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091cm" svg:height="0.231cm" svg:x="14.884cm" svg:y="1.603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9" draw:layer="layout" svg:width="0.18cm" svg:height="0.774cm" svg:x="15.366cm" svg:y="1.10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15.613cm" svg:y="1.3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7cm" svg:x="16.246cm" svg:y="1.2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5cm" svg:height="0.351cm" svg:x="17.009cm" svg:y="1.342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18cm" svg:height="0.774cm" svg:x="17.429cm" svg:y="1.10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17.829cm" svg:y="0.624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8.221cm" svg:y="0.81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7.78cm" svg:y="1.474cm" svg:viewBox="0 0 847 33" draw:points="422,33 0,33 0,0 847,0 847,33">
            <text:p/>
          </draw:polygon>
          <draw:path draw:style-name="gr3" draw:text-style-name="P9" draw:layer="layout" svg:width="0.369cm" svg:height="0.546cm" svg:x="17.811cm" svg:y="1.679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8.204cm" svg:y="1.8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8.953cm" svg:y="1.474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19.694cm" svg:y="1.1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358cm" svg:height="0.501cm" svg:x="20.071cm" svg:y="1.34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182cm" svg:x="20.714cm" svg:y="1.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4cm" svg:x="21.562cm" svg:y="1.10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21.81cm" svg:y="1.3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7cm" svg:x="22.444cm" svg:y="1.2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5cm" svg:height="0.351cm" svg:x="23.204cm" svg:y="1.342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18cm" svg:height="0.774cm" svg:x="23.626cm" svg:y="1.10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24cm" svg:height="0.37cm" svg:x="23.917cm" svg:y="1.006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</draw:g>
        <draw:g>
          <svg:title>TexMaths</svg:title>
          <svg:desc>22§display§\text {i.e.  } \frac{dy}{dx} -  \frac{3y}{x + a}= ( x + a )^4§svg§600§FALSE§</svg:desc>
          <draw:polygon draw:style-name="gr2" draw:text-style-name="P8" draw:layer="layout" svg:width="8.926cm" svg:height="1.579cm" svg:x="4.923cm" svg:y="2.668cm" svg:viewBox="0 0 8927 1580" draw:points="4464,1580 0,1580 0,0 8927,0 8927,1580">
            <text:p/>
          </draw:polygon>
          <draw:path draw:style-name="gr3" draw:text-style-name="P9" draw:layer="layout" svg:width="0.166cm" svg:height="0.518cm" svg:x="4.909cm" svg:y="3.17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9" draw:layer="layout" svg:width="0.083cm" svg:height="0.084cm" svg:x="5.166cm" svg:y="3.608cm" svg:viewBox="0 0 84 85" svg:d="M84 42c0-23-19-42-42-42s-42 19-42 42 19 43 42 43 42-20 42-43z">
            <text:p/>
          </draw:path>
          <draw:path draw:style-name="gr3" draw:text-style-name="P9" draw:layer="layout" svg:width="0.3cm" svg:height="0.356cm" svg:x="5.335cm" svg:y="3.342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083cm" svg:height="0.084cm" svg:x="5.724cm" svg:y="3.608cm" svg:viewBox="0 0 84 85" svg:d="M84 42c0-23-19-42-42-42s-42 19-42 42 19 43 42 43 42-20 42-43z">
            <text:p/>
          </draw:path>
          <draw:path draw:style-name="gr3" draw:text-style-name="P9" draw:layer="layout" svg:width="0.369cm" svg:height="0.547cm" svg:x="6.358cm" svg:y="2.629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58cm" svg:height="0.501cm" svg:x="6.752cm" svg:y="2.824cm" svg:viewBox="0 0 359 502" svg:d="M356 48c3-11 3-13 3-18 0-14-12-21-23-21-9 0-21 3-28 16-2 3-7 28-11 42-5 19-10 40-15 62l-36 140c-1 11-35 66-88 66-38 0-47-34-47-64 0-35 14-83 40-151 13-32 14-41 14-57 0-35-24-63-63-63-74 0-102 113-102 120s7 7 9 7c9 0 9-2 12-14 21-72 53-95 79-95 6 0 20 0 20 24 0 20-7 39-14 55-30 81-44 127-44 162 0 69 49 93 95 93 30 0 56-14 77-35-9 40-19 77-49 120-21 26-51 49-86 49-11 0-46-4-59-33 13 0 22 0 34-9 7-7 14-18 14-32 0-25-21-28-28-28-18 0-44 12-44 51s35 67 83 67c81 0 160-71 181-159z">
            <text:p/>
          </draw:path>
          <draw:polygon draw:style-name="gr3" draw:text-style-name="P9" draw:layer="layout" svg:width="0.846cm" svg:height="0.032cm" svg:x="6.308cm" svg:y="3.48cm" svg:viewBox="0 0 847 33" draw:points="422,33 0,33 0,0 847,0 847,33">
            <text:p/>
          </draw:polygon>
          <draw:path draw:style-name="gr3" draw:text-style-name="P9" draw:layer="layout" svg:width="0.369cm" svg:height="0.547cm" svg:x="6.34cm" svg:y="3.68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6.734cm" svg:y="3.87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9" draw:layer="layout" svg:width="0.472cm" svg:height="0.032cm" svg:x="7.482cm" svg:y="3.48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3cm" svg:x="8.818cm" svg:y="2.65cm" svg:viewBox="0 0 322 534" svg:d="M194 243c63-19 107-74 107-136 0-63-69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9" draw:layer="layout" svg:width="0.358cm" svg:height="0.501cm" svg:x="9.195cm" svg:y="2.824cm" svg:viewBox="0 0 359 502" svg:d="M356 48c3-11 3-13 3-18 0-14-12-21-23-21-9 0-21 3-28 16-2 3-7 28-11 42-5 19-10 40-15 62l-36 140c-1 11-35 66-86 66-40 0-49-34-49-64 0-35 14-83 40-151 13-32 14-41 14-57 0-35-24-63-63-63-74 0-102 113-102 120s7 7 9 7c9 0 9-2 12-14 21-72 53-95 79-95 6 0 20 0 20 24 0 20-7 39-14 55-30 81-44 127-44 162 0 69 49 93 95 93 30 0 56-14 77-35-9 40-19 77-49 120-21 26-51 49-86 49-11 0-46-4-59-33 13 0 22 0 34-9 7-7 14-18 14-32 0-25-21-28-28-28-18 0-44 12-44 51s35 67 83 67c81 0 160-71 181-159z">
            <text:p/>
          </draw:path>
          <draw:polygon draw:style-name="gr3" draw:text-style-name="P9" draw:layer="layout" svg:width="1.796cm" svg:height="0.032cm" svg:x="8.283cm" svg:y="3.48cm" svg:viewBox="0 0 1797 33" draw:points="899,33 0,33 0,0 1797,0 1797,33">
            <text:p/>
          </draw:polygon>
          <draw:path draw:style-name="gr3" draw:text-style-name="P9" draw:layer="layout" svg:width="0.386cm" svg:height="0.351cm" svg:x="8.306cm" svg:y="3.87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9" draw:layer="layout" svg:width="0.515cm" svg:height="0.517cm" svg:x="8.941cm" svg:y="3.7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5cm" svg:height="0.351cm" svg:x="9.702cm" svg:y="3.877cm" svg:viewBox="0 0 356 352" svg:d="M259 49c-14-28-37-49-72-49-90 0-187 114-187 227 0 74 42 125 104 125 16 0 54-3 100-58 7 32 34 58 71 58 28 0 45-17 58-42 12-28 23-76 23-78 0-7-8-7-9-7-9 0-9 2-11 14-14 50-28 96-60 96-21 0-23-20-23-36 0-17 2-23 11-58 7-31 9-40 16-68l28-110c5-22 5-22 5-26 0-14-9-21-21-21-19 0-32 17-33 33zM208 252c-4 14-4 14-16 28-34 42-65 55-86 55-41 0-51-43-51-73 0-38 24-135 44-170 22-46 58-74 89-74 51 0 62 63 62 68 0 4-2 9-4 13z">
            <text:p/>
          </draw:path>
          <draw:path draw:style-name="gr3" draw:text-style-name="P9" draw:layer="layout" svg:width="0.515cm" svg:height="0.182cm" svg:x="10.43cm" svg:y="3.4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4cm" svg:x="11.281cm" svg:y="3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11.527cm" svg:y="3.34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9" draw:layer="layout" svg:width="0.515cm" svg:height="0.517cm" svg:x="12.161cm" svg:y="3.2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5cm" svg:height="0.351cm" svg:x="12.923cm" svg:y="3.347cm" svg:viewBox="0 0 356 352" svg:d="M259 49c-14-28-37-49-72-49-90 0-187 114-187 227 0 74 42 125 104 125 16 0 54-3 100-58 7 32 34 58 71 58 28 0 45-17 58-42 12-28 23-76 23-78 0-7-8-7-9-7-7 0-9 2-11 14-14 50-28 96-60 96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9" draw:layer="layout" svg:width="0.18cm" svg:height="0.774cm" svg:x="13.343cm" svg:y="3.11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9" draw:layer="layout" svg:width="0.267cm" svg:height="0.365cm" svg:x="13.621cm" svg:y="3.004cm" svg:viewBox="0 0 268 366" svg:d="M268 278v-21h-62v-241c0-12 0-16-11-16-7 0-8 0-15 7l-180 250v21h160v44c0 18 0 25-44 25h-14v19c26 0 62-1 81-1 21 0 55 1 83 1v-19h-16c-44 0-44-7-44-25v-44zM164 58v199h-145z">
            <text:p/>
          </draw:path>
        </draw:g>
        <draw:g>
          <svg:title>TexMaths</svg:title>
          <svg:desc>22§display§\text {Which is of the form } \frac{dy}{dx} + Py = Q§svg§600§FALSE§</svg:desc>
          <draw:polygon draw:style-name="gr2" draw:text-style-name="P8" draw:layer="layout" svg:width="11.779cm" svg:height="1.522cm" svg:x="4.836cm" svg:y="7.467cm" svg:viewBox="0 0 11780 1523" draw:points="5889,1523 0,1523 0,0 11780,0 11780,1523">
            <text:p/>
          </draw:polygon>
          <draw:path draw:style-name="gr3" draw:text-style-name="P9" draw:layer="layout" svg:width="0.766cm" svg:height="0.546cm" svg:x="4.811cm" svg:y="7.96cm" svg:viewBox="0 0 767 547" svg:d="M690 76c14-44 47-51 77-51v-25c-23 2-45 2-70 2-21 0-72-2-92-2v25c51 0 67 26 67 40 0 5-1 11-3 16l-116 357-124-380c-1-2-3-7-3-10 0-23 46-23 65-23v-25c-28 2-81 2-109 2-30 0-63-2-95-2v25c44 0 60 0 70 28l16 53-107 332-125-380c0-3-2-9-2-10 0-23 46-23 65-23v-25c-28 2-81 2-109 2-30 0-63-2-95-2v25c58 0 62 3 70 31l155 476c2 7 6 15 16 15 11 0 12-5 14-15l129-395 128 395c2 7 5 15 14 15 13 0 13-5 16-15z">
            <text:p/>
          </draw:path>
          <draw:path draw:style-name="gr3" draw:text-style-name="P9" draw:layer="layout" svg:width="0.39cm" svg:height="0.538cm" svg:x="5.617cm" svg:y="7.95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166cm" svg:height="0.518cm" svg:x="6.047cm" svg:y="7.9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295cm" svg:height="0.356cm" svg:x="6.263cm" svg:y="8.14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9cm" svg:height="0.538cm" svg:x="6.583cm" svg:y="7.95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166cm" svg:height="0.518cm" svg:x="7.271cm" svg:y="7.9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7.486cm" svg:y="8.14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44cm" svg:height="0.356cm" svg:x="8.044cm" svg:y="8.14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1cm" svg:height="0.546cm" svg:x="8.435cm" svg:y="7.942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9" draw:layer="layout" svg:width="0.244cm" svg:height="0.485cm" svg:x="8.919cm" svg:y="8.012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9cm" svg:height="0.538cm" svg:x="9.229cm" svg:y="7.95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9.656cm" svg:y="8.1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51cm" svg:height="0.546cm" svg:x="10.26cm" svg:y="7.942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9" draw:layer="layout" svg:width="0.344cm" svg:height="0.356cm" svg:x="10.492cm" svg:y="8.14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61cm" svg:height="0.342cm" svg:x="10.879cm" svg:y="8.146cm" svg:viewBox="0 0 262 343" svg:d="M107 86v-86l-107 9v24c55 0 62 6 62 43v209c0 34-9 34-62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604cm" svg:height="0.342cm" svg:x="11.186cm" svg:y="8.146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9" draw:layer="layout" svg:width="0.369cm" svg:height="0.546cm" svg:x="12.205cm" svg:y="7.42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12.599cm" svg:y="7.623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12.155cm" svg:y="8.278cm" svg:viewBox="0 0 847 33" draw:points="422,33 0,33 0,0 847,0 847,33">
            <text:p/>
          </draw:polygon>
          <draw:path draw:style-name="gr3" draw:text-style-name="P9" draw:layer="layout" svg:width="0.369cm" svg:height="0.546cm" svg:x="12.187cm" svg:y="8.48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2.581cm" svg:y="8.6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7cm" svg:x="13.308cm" svg:y="8.0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553cm" svg:height="0.529cm" svg:x="14.069cm" svg:y="7.96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8-27 8-28 41-28h76c63 0 105 21 105 74 0 30-16 96-46 125-38 35-86 40-119 40h-109z">
            <text:p/>
          </draw:path>
          <draw:path draw:style-name="gr3" draw:text-style-name="P9" draw:layer="layout" svg:width="0.358cm" svg:height="0.501cm" svg:x="14.663cm" svg:y="8.146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182cm" svg:x="15.306cm" svg:y="8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6cm" svg:height="0.696cm" svg:x="16.117cm" svg:y="7.942cm" svg:viewBox="0 0 537 697" svg:d="M301 542c121-46 236-185 236-334 0-123-83-208-199-208-167 0-338 176-338 357 0 129 86 206 199 206 19 0 46-3 76-10-4 47-4 49-4 60 0 24 0 84 65 84 92 0 129-142 129-150 0-7-6-8-7-8-7 0-9 3-11 8-18 55-63 74-90 74-37 0-47-21-56-79zM155 535c-60-23-86-84-86-153 0-55 19-164 79-248 56-79 128-115 186-115 78 0 134 60 134 164 0 78-40 259-171 333-3-28-10-85-68-85-41 0-78 39-78 80 0 15 4 24 4 24zM202 544c-10 0-35 0-35-33 0-30 30-62 62-62 33 0 47 19 47 65 0 12 0 12-7 16-21 9-44 14-67 14z">
            <text:p/>
          </draw:path>
        </draw:g>
        <draw:g>
          <svg:title>TexMaths</svg:title>
          <svg:desc>22§display§\text {Where } P = - \frac{3}{ x + a } \text { and } Q = ( x + a )^4§svg§600§FALSE§</svg:desc>
          <draw:polygon draw:style-name="gr2" draw:text-style-name="P8" draw:layer="layout" svg:width="12.698cm" svg:height="1.557cm" svg:x="4.937cm" svg:y="9.47cm" svg:viewBox="0 0 12699 1558" draw:points="6349,1558 0,1558 0,0 12699,0 12699,1558">
            <text:p/>
          </draw:polygon>
          <draw:path draw:style-name="gr3" draw:text-style-name="P9" draw:layer="layout" svg:width="0.766cm" svg:height="0.546cm" svg:x="4.912cm" svg:y="9.941cm" svg:viewBox="0 0 767 547" svg:d="M690 76c14-44 47-51 77-51v-25c-23 2-45 2-70 2-21 0-72-2-92-2v25c51 0 67 26 67 40 0 5-2 11-3 16l-116 357-124-380c-1-2-3-7-3-10 0-23 46-23 65-23v-25c-28 2-81 2-109 2-30 0-63-2-95-2v25c44 0 60 0 70 28l16 53-107 332-125-380c0-3-2-9-2-10 0-23 46-23 65-23v-25c-28 2-81 2-109 2-30 0-63-2-95-2v25c58 0 62 3 70 31l155 476c2 7 6 15 16 15 11 0 12-5 14-15l129-395 128 395c2 7 5 15 14 15 13 0 13-5 16-15z">
            <text:p/>
          </draw:path>
          <draw:path draw:style-name="gr3" draw:text-style-name="P9" draw:layer="layout" svg:width="0.39cm" svg:height="0.538cm" svg:x="5.718cm" svg:y="9.933cm" svg:viewBox="0 0 391 539" svg:d="M60 479c0 35-7 35-60 35v25c26-2 67-2 88-2 19 0 60 0 86 2v-25c-51 0-60 0-60-35v-143c0-81 55-123 104-123s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6.144cm" svg:y="10.1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6.487cm" svg:y="10.12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6.79cm" svg:y="10.12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553cm" svg:height="0.529cm" svg:x="7.4cm" svg:y="9.941cm" svg:viewBox="0 0 554 530" svg:d="M204 285h132c109 0 218-81 218-167 0-60-51-118-153-118h-251c-14 0-23 0-23 14 0 11 7 11 23 11 8 0 22 0 33 1 12 0 16 4 16 13 0 1 0 5-4 14l-103 417c-8 30-9 35-71 35-12 0-21 0-21 16 0 9 9 9 12 9 21 0 76-2 99-2 16 0 33 0 49 0s34 2 49 2c6 0 16 0 16-16 0-9-7-9-21-9-28 0-51 0-51-14 0-3 2-7 4-12zM260 53c7-27 7-28 41-28h76c63 0 105 21 105 74 0 29-16 96-46 125-38 35-86 40-119 40h-109z">
            <text:p/>
          </draw:path>
          <draw:path draw:style-name="gr3" draw:text-style-name="P9" draw:layer="layout" svg:width="0.515cm" svg:height="0.182cm" svg:x="8.231cm" svg:y="10.1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069cm" svg:y="10.26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10.436cm" svg:y="9.43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9" draw:layer="layout" svg:width="1.796cm" svg:height="0.032cm" svg:x="9.699cm" svg:y="10.26cm" svg:viewBox="0 0 1797 33" draw:points="899,33 0,33 0,0 1797,0 1797,33">
            <text:p/>
          </draw:polygon>
          <draw:path draw:style-name="gr3" draw:text-style-name="P9" draw:layer="layout" svg:width="0.386cm" svg:height="0.351cm" svg:x="9.722cm" svg:y="10.6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6cm" svg:x="10.355cm" svg:y="10.5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4cm" svg:height="0.351cm" svg:x="11.115cm" svg:y="10.658cm" svg:viewBox="0 0 355 352" svg:d="M259 49c-14-28-37-49-72-49-90 0-187 114-187 227 0 74 42 125 104 125 16 0 54-4 100-58 7 32 34 58 71 58 28 0 45-18 58-42 12-28 22-76 22-78 0-7-7-7-8-7-9 0-9 2-11 14-14 50-28 95-60 95-21 0-23-19-23-35 0-17 2-23 11-58 9-32 9-40 16-69l28-109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9" draw:layer="layout" svg:width="0.349cm" svg:height="0.356cm" svg:x="11.877cm" svg:y="10.123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12.256cm" svg:y="10.128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6cm" svg:x="12.687cm" svg:y="9.933cm" svg:viewBox="0 0 384 547" svg:d="M269 496v51l115-8v-25c-55 0-62-5-62-42v-472l-111 9v24c55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9" draw:layer="layout" svg:width="0.536cm" svg:height="0.696cm" svg:x="13.386cm" svg:y="9.924cm" svg:viewBox="0 0 537 697" svg:d="M301 542c121-46 236-185 236-334 0-124-83-208-199-208-167 0-338 176-338 357 0 129 86 206 199 206 19 0 46-3 76-10-4 47-4 49-4 59 0 25 0 85 65 85 92 0 129-143 129-150s-6-8-7-8c-7 0-9 3-11 8-18 55-63 74-90 74-37 0-47-21-56-79zM155 535c-60-23-86-84-86-153 0-55 19-164 79-248 56-79 128-115 186-115 78 0 134 60 134 164 0 77-40 259-171 333-3-28-10-85-68-85-41 0-79 39-79 79 0 16 5 25 5 25zM202 544c-10 0-35 0-35-34 0-30 30-61 62-61 33 0 47 19 47 65 0 12 0 12-7 16-21 9-44 14-67 14z">
            <text:p/>
          </draw:path>
          <draw:path draw:style-name="gr3" draw:text-style-name="P9" draw:layer="layout" svg:width="0.515cm" svg:height="0.182cm" svg:x="14.216cm" svg:y="10.1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3cm" svg:x="15.066cm" svg:y="9.88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15.313cm" svg:y="10.1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516cm" svg:x="15.948cm" svg:y="10.0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4cm" svg:height="0.351cm" svg:x="16.708cm" svg:y="10.128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18cm" svg:height="0.773cm" svg:x="17.13cm" svg:y="9.88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9" draw:layer="layout" svg:width="0.266cm" svg:height="0.365cm" svg:x="17.409cm" svg:y="9.785cm" svg:viewBox="0 0 267 366" svg:d="M267 278v-21h-61v-241c0-12 0-16-11-16-7 0-8 0-15 7l-180 250v21h160v44c0 18 0 25-44 25h-14v19c26 0 62-2 81-2s55 2 83 2v-19h-16c-44 0-44-7-44-25v-44zM164 58v199h-145z">
            <text:p/>
          </draw:path>
        </draw:g>
        <draw:g>
          <svg:title>TexMaths</svg:title>
          <svg:desc>22§display§\text {i.e.  } \frac{dy}{dx} + \left( -  \frac{3}{x + a} \right) y  = ( x + a )^4§svg§600§FALSE§</svg:desc>
          <draw:polygon draw:style-name="gr2" draw:text-style-name="P8" draw:layer="layout" svg:width="11.201cm" svg:height="1.779cm" svg:x="4.924cm" svg:y="5.07cm" svg:viewBox="0 0 11202 1780" draw:points="5600,1780 0,1780 0,0 11202,0 11202,1780">
            <text:p/>
          </draw:polygon>
          <draw:path draw:style-name="gr3" draw:text-style-name="P9" draw:layer="layout" svg:width="0.166cm" svg:height="0.518cm" svg:x="4.91cm" svg:y="5.63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5.167cm" svg:y="6.07cm" svg:viewBox="0 0 84 84" svg:d="M84 42c0-23-19-42-42-42s-42 19-42 42 19 42 42 42 42-19 42-42z">
            <text:p/>
          </draw:path>
          <draw:path draw:style-name="gr3" draw:text-style-name="P9" draw:layer="layout" svg:width="0.3cm" svg:height="0.356cm" svg:x="5.336cm" svg:y="5.80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5.725cm" svg:y="6.07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6.358cm" svg:y="5.09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753cm" svg:y="5.28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0.846cm" svg:height="0.032cm" svg:x="6.309cm" svg:y="5.943cm" svg:viewBox="0 0 847 33" draw:points="422,33 0,33 0,0 847,0 847,33">
            <text:p/>
          </draw:polygon>
          <draw:path draw:style-name="gr3" draw:text-style-name="P9" draw:layer="layout" svg:width="0.369cm" svg:height="0.546cm" svg:x="6.341cm" svg:y="6.14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735cm" svg:y="6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7.462cm" svg:y="5.7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1cm" svg:height="1.856cm" svg:x="8.352cm" svg:y="5.031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472cm" svg:height="0.032cm" svg:x="8.826cm" svg:y="5.943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10.192cm" svg:y="5.11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9" draw:layer="layout" svg:width="1.796cm" svg:height="0.032cm" svg:x="9.456cm" svg:y="5.943cm" svg:viewBox="0 0 1797 33" draw:points="899,33 0,33 0,0 1797,0 1797,33">
            <text:p/>
          </draw:polygon>
          <draw:path draw:style-name="gr3" draw:text-style-name="P9" draw:layer="layout" svg:width="0.386cm" svg:height="0.351cm" svg:x="9.477cm" svg:y="6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0.112cm" svg:y="6.2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10.873cm" svg:y="6.341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381cm" svg:height="1.856cm" svg:x="11.371cm" svg:y="5.031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9" draw:layer="layout" svg:width="0.358cm" svg:height="0.501cm" svg:x="12.064cm" svg:y="5.811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182cm" svg:x="12.707cm" svg:y="5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3cm" svg:x="13.557cm" svg:y="5.5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13.803cm" svg:y="5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4.437cm" svg:y="5.7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15.199cm" svg:y="5.81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9" draw:layer="layout" svg:width="0.18cm" svg:height="0.773cm" svg:x="15.619cm" svg:y="5.5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267cm" svg:height="0.365cm" svg:x="15.897cm" svg:y="5.468cm" svg:viewBox="0 0 268 366" svg:d="M268 278v-21h-62v-241c0-12 0-16-12-16-6 0-7 0-14 7l-180 250v21h160v44c0 18 0 25-44 25h-14v19c26 0 62-2 81-2s55 2 83 2v-19h-16c-44 0-44-7-44-25v-44zM164 58v199h-145z">
            <text:p/>
          </draw:path>
        </draw:g>
        <draw:g>
          <svg:title>TexMaths</svg:title>
          <svg:desc>22§display§\text {Now, I.F. } = e^{\int P dx} =  e^{ \int - \frac{3}{ x + a } dy} §svg§600§FALSE§</svg:desc>
          <draw:polygon draw:style-name="gr2" draw:text-style-name="P8" draw:layer="layout" svg:width="10.682cm" svg:height="0.872cm" svg:x="4.928cm" svg:y="11.871cm" svg:viewBox="0 0 10683 873" draw:points="5342,873 0,873 0,0 10683,0 10683,873">
            <text:p/>
          </draw:polygon>
          <draw:path draw:style-name="gr3" draw:text-style-name="P9" draw:layer="layout" svg:width="0.529cm" svg:height="0.529cm" svg:x="4.914cm" svg:y="12.103cm" svg:viewBox="0 0 530 530" svg:d="M155 11c-7-11-9-11-23-11h-132v25h23c10 0 26 0 39 1 17 2 17 2 17 18v405c0 21 0 56-79 56v25c26 0 65-2 92-2 24 0 63 2 89 2v-25c-79 0-79-35-79-56v-403c4 3 4 3 7 9l317 464c7 11 7 11 12 11 13 0 13-6 13-20v-429c0-21 0-56 79-56v-25c-27 0-65 2-92 2-24 0-63-2-90-2v25c80 0 80 35 80 56v331z">
            <text:p/>
          </draw:path>
          <draw:path draw:style-name="gr3" draw:text-style-name="P9" draw:layer="layout" svg:width="0.344cm" svg:height="0.356cm" svg:x="5.491cm" svg:y="12.28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531cm" svg:height="0.342cm" svg:x="5.849cm" svg:y="12.298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9" draw:layer="layout" svg:width="0.091cm" svg:height="0.231cm" svg:x="6.459cm" svg:y="12.5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237cm" svg:height="0.529cm" svg:x="6.887cm" svg:y="12.103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9" draw:layer="layout" svg:width="0.083cm" svg:height="0.083cm" svg:x="7.211cm" svg:y="12.55cm" svg:viewBox="0 0 84 84" svg:d="M84 42c0-23-19-42-42-42s-42 19-42 42 19 42 42 42 42-19 42-42z">
            <text:p/>
          </draw:path>
          <draw:path draw:style-name="gr3" draw:text-style-name="P9" draw:layer="layout" svg:width="0.448cm" svg:height="0.527cm" svg:x="7.385cm" svg:y="12.105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9" draw:layer="layout" svg:width="0.083cm" svg:height="0.083cm" svg:x="7.931cm" svg:y="12.55cm" svg:viewBox="0 0 84 84" svg:d="M84 42c0-23-19-42-42-42s-42 19-42 42 19 42 42 42 42-19 42-42z">
            <text:p/>
          </draw:path>
          <draw:path draw:style-name="gr3" draw:text-style-name="P9" draw:layer="layout" svg:width="0.515cm" svg:height="0.182cm" svg:x="8.594cm" svg:y="12.3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9.404cm" svg:y="12.289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33cm" svg:height="0.602cm" svg:x="9.77cm" svg:y="11.876cm" svg:viewBox="0 0 334 603" svg:d="M304 28c-3 0-19 5-19 25 0 17 14 24 25 24 10 0 24-7 24-26 0-28-30-51-66-51-43 0-80 32-97 100-7 23-28 181-39 305 0 14-4 49-7 77-7 62-18 106-58 106-11 0-27-4-37-13 3-1 19-7 19-24 0-18-14-25-24-25-11 0-25 7-25 25 0 30 30 52 67 52 42 0 79-33 97-100 7-23 28-183 38-306 2-12 4-47 7-77 7-60 20-104 59-104 10 0 26 2 36 12z">
            <text:p/>
          </draw:path>
          <draw:path draw:style-name="gr3" draw:text-style-name="P9" draw:layer="layout" svg:width="0.414cm" svg:height="0.37cm" svg:x="10.289cm" svg:y="11.943cm" svg:viewBox="0 0 415 371" svg:d="M146 202h99c91 0 170-58 170-118 0-45-45-84-119-84h-190c-11 0-18 0-18 12 0 7 5 7 18 7 8 0 10 0 21 2 10 0 12 2 12 7 0 2 0 4-3 12l-71 287c-5 21-7 25-49 25-9 0-16 0-16 12 0 0 0 7 9 7 16 0 54-2 70-2 9 0 28 0 37 0 12 0 25 2 35 2 4 0 13 0 13-12 0-7-7-7-18-7-2 0-10 0-21-2-12 0-12-2-12-7 0-2 0-3 1-12zM187 39c3-18 3-20 26-20h65c49 0 81 16 81 55 0 16-7 60-33 84-20 16-51 27-90 27h-86z">
            <text:p/>
          </draw:path>
          <draw:path draw:style-name="gr3" draw:text-style-name="P9" draw:layer="layout" svg:width="0.279cm" svg:height="0.383cm" svg:x="10.759cm" svg:y="11.936cm" svg:viewBox="0 0 280 384" svg:d="M278 16c0 0 2-7 2-9s-2-7-9-7c-11 0-56 4-70 5-4 0-11 2-11 13 0 8 7 8 14 8 27 0 27 4 27 7 0 4-2 7-4 13l-30 123c-12-18-30-32-56-32-71 0-141 78-141 155 0 53 35 92 83 92 28 0 54-18 77-39 11 31 41 39 56 39 20 0 32-13 43-30 12-22 19-53 19-55 0-7-7-7-9-7-7 0-9 2-12 18-7 26-18 58-41 58-14 0-17-13-17-27 0-10 2-16 3-23zM162 310c-4 14-16 26-28 35-6 5-27 23-50 23-21 0-40-14-40-53 0-28 16-88 28-111 25-44 53-51 69-51 37 0 47 41 47 48 0 1 0 5-1 7z">
            <text:p/>
          </draw:path>
          <draw:path draw:style-name="gr3" draw:text-style-name="P9" draw:layer="layout" svg:width="0.291cm" svg:height="0.245cm" svg:x="11.074cm" svg:y="12.073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182cm" svg:x="11.695cm" svg:y="12.3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2.505cm" svg:y="12.289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33cm" svg:height="0.602cm" svg:x="12.871cm" svg:y="11.862cm" svg:viewBox="0 0 334 603" svg:d="M304 28c-3 0-19 5-19 25 0 17 14 24 25 24 10 0 24-7 24-26 0-28-30-51-66-51-43 0-80 32-97 100-7 23-28 181-39 305 0 14-4 49-7 77-7 62-18 106-58 106-11 0-27-4-37-13 3-1 19-7 19-24 0-18-14-25-24-25-11 0-25 7-25 25 0 30 30 52 67 52 42 0 79-33 97-100 7-23 28-183 38-306 2-12 4-47 7-77 7-60 20-104 59-104 10 0 26 2 36 12z">
            <text:p/>
          </draw:path>
          <draw:path draw:style-name="gr3" draw:text-style-name="P9" draw:layer="layout" svg:width="0.367cm" svg:height="0.027cm" svg:x="13.41cm" svg:y="12.149cm" svg:viewBox="0 0 368 28" svg:d="M347 28c7 0 21 0 21-14s-12-14-21-14h-326c-9 0-21 0-21 14s12 14 21 14z">
            <text:p/>
          </draw:path>
          <draw:path draw:style-name="gr3" draw:text-style-name="P9" draw:layer="layout" svg:width="0.201cm" svg:height="0.266cm" svg:x="14.328cm" svg:y="11.832cm" svg:viewBox="0 0 202 267" svg:d="M97 130c37 0 60 23 60 62 0 38-25 60-58 60-6 0-51 0-73-20 18-3 22-16 22-24 0-14-11-23-23-23-13 0-25 7-25 24 0 41 46 58 99 58 65 0 103-38 103-75 0-32-28-60-72-71 46-14 58-44 58-65 0-33-38-56-88-56-47 0-86 19-86 55 0 19 14 22 21 22 13 0 23-7 23-21 0-9-5-19-19-23 17-17 53-19 60-19 28 0 49 16 49 42 0 21-14 58-56 60-11 0-13 0-23 2-4 0-7 0-7 5 0 7 3 7 10 7z">
            <text:p/>
          </draw:path>
          <draw:polygon draw:style-name="gr3" draw:text-style-name="P9" draw:layer="layout" svg:width="1.004cm" svg:height="0.027cm" svg:x="13.927cm" svg:y="12.149cm" svg:viewBox="0 0 1005 28" draw:points="502,28 0,28 0,0 1005,0 1005,28">
            <text:p/>
          </draw:polygon>
          <draw:path draw:style-name="gr3" draw:text-style-name="P9" draw:layer="layout" svg:width="0.228cm" svg:height="0.177cm" svg:x="13.964cm" svg:y="12.312cm" svg:viewBox="0 0 229 178" svg:d="M206 19c-18 6-18 23-18 23 0 7 4 16 18 16 10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8-5-8-5-7 0-8 2-8 5-13 35-43 48-58 48-13 0-29-4-29-27 0-5 0-7 4-21 5-26 16-70 19-77 6-11 18-25 39-25 0 0 14 0 23 5z">
            <text:p/>
          </draw:path>
          <draw:path draw:style-name="gr3" draw:text-style-name="P9" draw:layer="layout" svg:width="0.323cm" svg:height="0.323cm" svg:x="14.27cm" svg:y="12.226cm" svg:viewBox="0 0 324 324" svg:d="M172 172h136c5 0 16 0 16-10 0-11-11-11-16-11h-136v-135c0-5 0-16-10-16-11 0-11 11-11 16v135h-135c-5 0-16 0-16 11 0 10 11 10 16 10h135v136c0 5 0 16 11 16 10 0 10-11 10-16z">
            <text:p/>
          </draw:path>
          <draw:path draw:style-name="gr3" draw:text-style-name="P9" draw:layer="layout" svg:width="0.224cm" svg:height="0.177cm" svg:x="14.671cm" svg:y="12.312cm" svg:viewBox="0 0 225 178" svg:d="M185 46c2-7 5-23 5-25 0-7-5-14-14-14-7 0-16 5-19 16-7-9-23-23-48-23-54 0-109 53-109 109 0 41 30 69 69 69 31 0 56-23 61-28 7 19 28 28 46 28 16 0 26-11 33-23 11-16 16-35 16-39 0-5-7-5-7-5-7 0-9 2-10 9-7 28-18 44-30 44-11 0-16-9-16-21 0-6 3-22 5-32zM132 121c-2 6-2 6-9 14-14 16-35 29-54 29-13 0-34-7-34-41 0-17 9-58 23-79 16-21 35-30 51-30 18 0 35 11 41 34z">
            <text:p/>
          </draw:path>
          <draw:path draw:style-name="gr3" draw:text-style-name="P9" draw:layer="layout" svg:width="0.279cm" svg:height="0.383cm" svg:x="15.055cm" svg:y="11.922cm" svg:viewBox="0 0 280 384" svg:d="M278 16c0 0 2-7 2-9s-2-7-9-7c-11 0-56 4-70 5-4 0-11 2-11 13 0 8 7 8 14 8 27 0 27 4 27 7 0 4-2 7-4 13l-30 123c-12-18-30-32-56-32-71 0-141 78-141 155 0 53 35 92 83 92 28 0 54-18 77-39 11 31 41 39 56 39 20 0 32-13 43-30 12-21 19-53 19-55 0-7-7-7-9-7-7 0-9 2-12 18-7 26-18 58-41 58-14 0-17-13-17-27 0-10 2-16 3-23zM162 310c-4 14-16 26-28 35-6 5-27 23-50 23-21 0-40-14-40-53 0-28 16-88 28-111 25-44 53-51 69-51 37 0 47 41 47 48 0 1 0 5-1 7z">
            <text:p/>
          </draw:path>
          <draw:path draw:style-name="gr3" draw:text-style-name="P9" draw:layer="layout" svg:width="0.279cm" svg:height="0.349cm" svg:x="15.37cm" svg:y="12.059cm" svg:viewBox="0 0 280 350" svg:d="M278 35c2-9 2-9 2-12 0-11-9-18-18-18-7 0-17 4-23 14-1 2-7 20-8 30l-13 46c-2 14-19 81-21 88 0 0-25 47-67 47-37 0-37-35-37-45 0-30 13-64 28-106 7-17 11-23 11-33 0-27-23-46-53-46-54 0-79 74-79 83 0 7 7 7 9 7 9 0 9-2 10-9 14-44 37-65 58-65 11 0 15 5 15 17 0 14-6 25-8 32-26 67-31 88-31 111 0 9 0 35 21 53 16 14 39 16 54 16 22 0 41-7 59-25-7 30-13 53-36 81-14 17-37 35-65 35-3 0-30 0-40-18 28-3 28-29 28-29 0-18-16-22-21-22-13 0-32 11-32 36 0 28 27 47 65 47 55 0 123-42 139-109z">
            <text:p/>
          </draw:path>
        </draw:g>
        <draw:g>
          <svg:title>TexMaths</svg:title>
          <svg:desc>22§display§=  e^{ -3 \int \frac{1}{ x + a } dy} = §svg§600§FALSE§</svg:desc>
          <draw:polygon draw:style-name="gr2" draw:text-style-name="P8" draw:layer="layout" svg:width="5.174cm" svg:height="0.732cm" svg:x="16.115cm" svg:y="11.871cm" svg:viewBox="0 0 5175 733" draw:points="2588,733 0,733 0,0 5175,0 5175,733">
            <text:p/>
          </draw:polygon>
          <draw:path draw:style-name="gr3" draw:text-style-name="P9" draw:layer="layout" svg:width="0.515cm" svg:height="0.182cm" svg:x="16.12cm" svg:y="12.3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6.928cm" svg:y="12.29cm" svg:viewBox="0 0 299 352" svg:d="M109 164c23 0 81-2 120-18 54-23 58-69 58-79 0-35-30-67-83-67-86 0-204 76-204 211 0 80 46 141 121 141 113 0 178-83 178-91 0-6-5-11-10-11-4 0-6 2-9 9-62 76-146 76-157 76-60 0-67-66-67-90 0-9 0-34 13-81zM74 146c30-118 109-128 130-128 37 0 57 22 57 49 0 79-124 79-155 79z">
            <text:p/>
          </draw:path>
          <draw:path draw:style-name="gr3" draw:text-style-name="P9" draw:layer="layout" svg:width="0.367cm" svg:height="0.027cm" svg:x="17.312cm" svg:y="12.149cm" svg:viewBox="0 0 368 28" svg:d="M347 28c7 0 21 0 21-14s-12-14-21-14h-326c-9 0-21 0-21 14s12 14 21 14z">
            <text:p/>
          </draw:path>
          <draw:path draw:style-name="gr3" draw:text-style-name="P9" draw:layer="layout" svg:width="0.249cm" svg:height="0.371cm" svg:x="17.764cm" svg:y="11.938cm" svg:viewBox="0 0 250 372" svg:d="M120 180c42 0 72 30 72 88 0 67-39 86-71 86-21 0-70-5-93-37 27-2 32-19 32-30 0-18-12-30-30-30-14 0-30 9-30 30 0 53 56 85 123 85 76 0 127-50 127-104 0-43-33-85-93-99 56-19 77-62 77-93 0-44-49-76-111-76-60 0-105 30-105 72 0 20 10 30 28 30 16 0 28-12 28-28s-12-26-28-28c19-25 56-30 75-30 25 0 60 12 60 60 0 23-8 47-23 63-17 21-31 23-59 25-15 0-15 0-18 2 0 0-5 0-5 7s5 7 14 7z">
            <text:p/>
          </draw:path>
          <draw:path draw:style-name="gr3" draw:text-style-name="P9" draw:layer="layout" svg:width="0.333cm" svg:height="0.603cm" svg:x="18.192cm" svg:y="11.862cm" svg:viewBox="0 0 334 604" svg:d="M305 28c-4 0-20 5-20 25 0 17 14 24 25 24 10 0 24-7 24-26 0-28-29-51-66-51-43 0-80 32-97 100-7 23-28 182-39 305 0 14-3 49-7 77-7 62-18 106-58 106-11 0-27-3-37-12 3-2 19-7 19-25 0-17-14-24-24-24-11 0-25 7-25 24 0 30 30 53 67 53 42 0 79-33 97-100 7-23 28-184 38-307 2-12 4-47 7-77 8-60 20-104 59-104 10 0 26 2 37 12z">
            <text:p/>
          </draw:path>
          <draw:path draw:style-name="gr3" draw:text-style-name="P9" draw:layer="layout" svg:width="0.159cm" svg:height="0.258cm" svg:x="19.19cm" svg:y="11.832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9" draw:layer="layout" svg:width="1.004cm" svg:height="0.027cm" svg:x="18.764cm" svg:y="12.149cm" svg:viewBox="0 0 1005 28" draw:points="502,28 0,28 0,0 1005,0 1005,28">
            <text:p/>
          </draw:polygon>
          <draw:path draw:style-name="gr3" draw:text-style-name="P9" draw:layer="layout" svg:width="0.228cm" svg:height="0.177cm" svg:x="18.801cm" svg:y="12.313cm" svg:viewBox="0 0 229 178" svg:d="M206 19c-18 6-18 23-18 23 0 7 4 16 18 16 11 0 23-9 23-26 0-23-25-32-46-32-25 0-42 16-49 26-13-22-39-26-53-26-48 0-76 46-76 60 0 5 7 5 9 5 4 0 7 0 7-3 12-39 44-48 60-48 12 0 26 5 26 25 0 10-7 37-19 90-7 21-25 35-40 35-4 0-15 0-23-7 15-6 15-21 15-21 0-13-7-18-15-18-11 0-25 9-25 26 0 25 26 34 46 34 23 0 38-14 49-28 16 24 41 28 53 28 49 0 76-48 76-62 0-5-6-5-7-5-8 0-9 2-9 5-13 35-43 48-58 48-13 0-29-4-29-27 0-5 0-7 4-21 5-26 16-70 19-77 6-11 18-25 39-25 0 0 14 0 23 5z">
            <text:p/>
          </draw:path>
          <draw:path draw:style-name="gr3" draw:text-style-name="P9" draw:layer="layout" svg:width="0.323cm" svg:height="0.323cm" svg:x="19.109cm" svg:y="12.226cm" svg:viewBox="0 0 324 324" svg:d="M173 173h135c5 0 16 0 16-11s-11-11-16-11h-135v-135c0-5 0-16-11-16s-11 11-11 16v135h-135c-5 0-16 0-16 11s11 11 16 11h135v135c0 5 0 16 11 16s11-11 11-16z">
            <text:p/>
          </draw:path>
          <draw:path draw:style-name="gr3" draw:text-style-name="P9" draw:layer="layout" svg:width="0.224cm" svg:height="0.177cm" svg:x="19.509cm" svg:y="12.313cm" svg:viewBox="0 0 225 178" svg:d="M185 46c2-7 5-23 5-25 0-7-5-14-14-14-7 0-16 5-19 16-7-9-23-23-48-23-54 0-109 53-109 109 0 41 30 69 69 69 31 0 56-23 61-28 7 19 28 28 46 28 16 0 26-11 33-23 11-16 16-35 16-39 0-5-7-5-7-5-7 0-9 2-10 9-7 28-18 44-30 44-11 0-16-9-16-21 0-6 3-21 5-32zM132 122c-2 5-2 5-9 14-14 15-35 28-54 28-13 0-34-7-34-41 0-17 9-58 23-79 16-21 35-30 51-30 18 0 35 11 41 34z">
            <text:p/>
          </draw:path>
          <draw:path draw:style-name="gr3" draw:text-style-name="P9" draw:layer="layout" svg:width="0.279cm" svg:height="0.383cm" svg:x="19.894cm" svg:y="11.922cm" svg:viewBox="0 0 280 384" svg:d="M278 16c0 0 2-7 2-9s-2-7-9-7c-10 0-56 4-70 5-4 0-11 2-11 13 0 8 7 8 14 8 27 0 27 4 27 7 0 4-2 7-4 13l-30 123c-12-18-30-32-56-32-71 0-141 78-141 155 0 53 35 92 83 92 28 0 54-18 77-39 11 32 41 39 57 39 19 0 31-12 42-30 12-21 19-53 19-55 0-7-7-7-9-7-7 0-8 2-12 18-7 26-18 58-40 58-15 0-18-12-18-26 0-11 2-16 3-23zM162 310c-4 14-16 26-28 35-5 5-27 23-50 23-21 0-40-14-40-53 0-28 16-88 28-111 25-44 53-51 69-51 37 0 47 41 47 48 0 2 0 5-1 7z">
            <text:p/>
          </draw:path>
          <draw:path draw:style-name="gr3" draw:text-style-name="P9" draw:layer="layout" svg:width="0.279cm" svg:height="0.349cm" svg:x="20.208cm" svg:y="12.059cm" svg:viewBox="0 0 280 350" svg:d="M278 35c2-9 2-9 2-12 0-11-9-18-18-18-7 0-17 4-23 14-1 2-7 20-8 30l-13 46c-1 14-19 81-21 88 0 0-24 48-67 48-37 0-37-36-37-46 0-30 13-64 28-106 8-17 11-23 11-33 0-27-23-46-53-46-54 0-79 74-79 83 0 7 7 7 9 7 9 0 9-2 10-9 14-44 37-65 58-65 11 0 15 5 15 17 0 15-6 25-8 32-26 67-31 88-31 111 0 9 0 35 21 53 16 14 39 16 55 16 21 0 40-7 58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182cm" svg:x="20.813cm" svg:y="12.348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=  e^{ -3 \int \frac{1}{ x + a } dy} = §svg§600§FALSE§</svg:desc>
          <draw:polygon draw:style-name="gr2" draw:text-style-name="P8" draw:layer="layout" svg:width="5.174cm" svg:height="0.732cm" svg:x="16.115cm" svg:y="11.872cm" svg:viewBox="0 0 5175 733" draw:points="2588,733 0,733 0,0 5175,0 5175,733">
            <text:p/>
          </draw:polygon>
          <draw:path draw:style-name="gr3" draw:text-style-name="P9" draw:layer="layout" svg:width="0.515cm" svg:height="0.182cm" svg:x="16.12cm" svg:y="12.3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6.928cm" svg:y="12.291cm" svg:viewBox="0 0 299 352" svg:d="M109 164c23 0 81-2 120-18 54-23 58-69 58-79 0-35-30-67-83-67-86 0-204 76-204 211 0 80 46 141 121 141 113 0 178-83 178-91 0-6-5-11-10-11-4 0-6 2-9 9-62 76-146 76-157 76-60 0-67-66-67-90 0-9 0-34 13-81zM74 146c30-118 109-128 130-128 37 0 57 22 57 49 0 79-124 79-155 79z">
            <text:p/>
          </draw:path>
          <draw:path draw:style-name="gr3" draw:text-style-name="P9" draw:layer="layout" svg:width="0.367cm" svg:height="0.027cm" svg:x="17.312cm" svg:y="12.15cm" svg:viewBox="0 0 368 28" svg:d="M347 28c7 0 21 0 21-14s-12-14-21-14h-326c-9 0-21 0-21 14s12 14 21 14z">
            <text:p/>
          </draw:path>
          <draw:path draw:style-name="gr3" draw:text-style-name="P9" draw:layer="layout" svg:width="0.249cm" svg:height="0.371cm" svg:x="17.764cm" svg:y="11.939cm" svg:viewBox="0 0 250 372" svg:d="M120 180c42 0 72 30 72 88 0 67-39 86-71 86-21 0-70-5-93-37 27-2 32-19 32-30 0-18-12-30-30-30-14 0-30 9-30 30 0 53 56 85 123 85 76 0 127-50 127-104 0-43-33-85-93-99 56-19 77-62 77-93 0-44-49-76-111-76-60 0-105 30-105 72 0 20 10 30 28 30 16 0 28-12 28-28s-12-26-28-28c19-25 56-30 75-30 25 0 60 12 60 60 0 23-8 47-23 63-17 21-31 23-59 25-15 0-15 0-18 2 0 0-5 0-5 7s5 7 14 7z">
            <text:p/>
          </draw:path>
          <draw:path draw:style-name="gr3" draw:text-style-name="P9" draw:layer="layout" svg:width="0.333cm" svg:height="0.603cm" svg:x="18.192cm" svg:y="11.863cm" svg:viewBox="0 0 334 604" svg:d="M305 28c-4 0-20 5-20 25 0 17 14 24 25 24 10 0 24-7 24-26 0-28-29-51-66-51-43 0-80 32-97 100-7 23-28 182-39 305 0 14-3 49-7 77-7 62-18 106-58 106-11 0-27-3-37-12 3-2 19-7 19-25 0-17-14-24-24-24-11 0-25 7-25 24 0 30 30 53 67 53 42 0 79-33 97-100 7-23 28-184 38-307 2-12 4-47 7-77 8-60 20-104 59-104 10 0 26 2 37 12z">
            <text:p/>
          </draw:path>
          <draw:path draw:style-name="gr3" draw:text-style-name="P9" draw:layer="layout" svg:width="0.159cm" svg:height="0.258cm" svg:x="19.19cm" svg:y="11.833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9" draw:layer="layout" svg:width="1.004cm" svg:height="0.027cm" svg:x="18.764cm" svg:y="12.15cm" svg:viewBox="0 0 1005 28" draw:points="502,28 0,28 0,0 1005,0 1005,28">
            <text:p/>
          </draw:polygon>
          <draw:path draw:style-name="gr3" draw:text-style-name="P9" draw:layer="layout" svg:width="0.228cm" svg:height="0.177cm" svg:x="18.801cm" svg:y="12.314cm" svg:viewBox="0 0 229 178" svg:d="M206 19c-18 6-18 23-18 23 0 7 4 16 18 16 11 0 23-9 23-26 0-23-25-32-46-32-25 0-42 16-49 26-13-22-39-26-53-26-48 0-76 46-76 60 0 5 7 5 9 5 4 0 7 0 7-3 12-39 44-48 60-48 12 0 26 5 26 25 0 10-7 37-19 90-7 21-25 35-40 35-4 0-15 0-23-7 15-6 15-21 15-21 0-13-7-18-15-18-11 0-25 9-25 26 0 25 26 34 46 34 23 0 38-14 49-28 16 24 41 28 53 28 49 0 76-48 76-62 0-5-6-5-7-5-8 0-9 2-9 5-13 35-43 48-58 48-13 0-29-4-29-27 0-5 0-7 4-21 5-26 16-70 19-77 6-11 18-25 39-25 0 0 14 0 23 5z">
            <text:p/>
          </draw:path>
          <draw:path draw:style-name="gr3" draw:text-style-name="P9" draw:layer="layout" svg:width="0.323cm" svg:height="0.323cm" svg:x="19.109cm" svg:y="12.227cm" svg:viewBox="0 0 324 324" svg:d="M173 173h135c5 0 16 0 16-11s-11-11-16-11h-135v-135c0-5 0-16-11-16s-11 11-11 16v135h-135c-5 0-16 0-16 11s11 11 16 11h135v135c0 5 0 16 11 16s11-11 11-16z">
            <text:p/>
          </draw:path>
          <draw:path draw:style-name="gr3" draw:text-style-name="P9" draw:layer="layout" svg:width="0.224cm" svg:height="0.177cm" svg:x="19.509cm" svg:y="12.314cm" svg:viewBox="0 0 225 178" svg:d="M185 46c2-7 5-23 5-25 0-7-5-14-14-14-7 0-16 5-19 16-7-9-23-23-48-23-54 0-109 53-109 109 0 41 30 69 69 69 31 0 56-23 61-28 7 19 28 28 46 28 16 0 26-11 33-23 11-16 16-35 16-39 0-5-7-5-7-5-7 0-9 2-10 9-7 28-18 44-30 44-11 0-16-9-16-21 0-6 3-21 5-32zM132 122c-2 5-2 5-9 14-14 15-35 28-54 28-13 0-34-7-34-41 0-17 9-58 23-79 16-21 35-30 51-30 18 0 35 11 41 34z">
            <text:p/>
          </draw:path>
          <draw:path draw:style-name="gr3" draw:text-style-name="P9" draw:layer="layout" svg:width="0.279cm" svg:height="0.383cm" svg:x="19.894cm" svg:y="11.923cm" svg:viewBox="0 0 280 384" svg:d="M278 16c0 0 2-7 2-9s-2-7-9-7c-10 0-56 4-70 5-4 0-11 2-11 13 0 8 7 8 14 8 27 0 27 4 27 7 0 4-2 7-4 13l-30 123c-12-18-30-32-56-32-71 0-141 78-141 155 0 53 35 92 83 92 28 0 54-18 77-39 11 32 41 39 57 39 19 0 31-12 42-30 12-21 19-53 19-55 0-7-7-7-9-7-7 0-8 2-12 18-7 26-18 58-40 58-15 0-18-12-18-26 0-11 2-16 3-23zM162 310c-4 14-16 26-28 35-5 5-27 23-50 23-21 0-40-14-40-53 0-28 16-88 28-111 25-44 53-51 69-51 37 0 47 41 47 48 0 2 0 5-1 7z">
            <text:p/>
          </draw:path>
          <draw:path draw:style-name="gr3" draw:text-style-name="P9" draw:layer="layout" svg:width="0.279cm" svg:height="0.349cm" svg:x="20.208cm" svg:y="12.06cm" svg:viewBox="0 0 280 350" svg:d="M278 35c2-9 2-9 2-12 0-11-9-18-18-18-7 0-17 4-23 14-1 2-7 20-8 30l-13 46c-1 14-19 81-21 88 0 0-24 48-67 48-37 0-37-36-37-46 0-30 13-64 28-106 8-17 11-23 11-33 0-27-23-46-53-46-54 0-79 74-79 83 0 7 7 7 9 7 9 0 9-2 10-9 14-44 37-65 58-65 11 0 15 5 15 17 0 15-6 25-8 32-26 67-31 88-31 111 0 9 0 35 21 53 16 14 39 16 55 16 21 0 40-7 58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182cm" svg:x="20.813cm" svg:y="12.349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=  e^{ -3 \log ( x + a ) }§svg§600§FALSE§</svg:desc>
          <draw:polygon draw:style-name="gr2" draw:text-style-name="P8" draw:layer="layout" svg:width="4.378cm" svg:height="0.657cm" svg:x="8.617cm" svg:y="13.575cm" svg:viewBox="0 0 4379 658" draw:points="2190,658 0,658 0,0 4379,0 4379,658">
            <text:p/>
          </draw:polygon>
          <draw:path draw:style-name="gr3" draw:text-style-name="P9" draw:layer="layout" svg:width="0.515cm" svg:height="0.182cm" svg:x="8.622cm" svg:y="13.9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9.43cm" svg:y="13.919cm" svg:viewBox="0 0 299 352" svg:d="M109 164c23 0 81-2 120-18 54-23 58-69 58-79 0-35-30-67-83-67-86 0-204 76-204 211 0 79 46 141 121 141 113 0 178-83 178-92 0-5-5-10-10-10-4 0-6 1-9 8-62 76-146 76-157 76-60 0-67-65-67-90 0-8 0-33 13-80zM74 146c30-118 109-128 130-128 37 0 57 22 57 49 0 79-124 79-155 79z">
            <text:p/>
          </draw:path>
          <draw:path draw:style-name="gr3" draw:text-style-name="P9" draw:layer="layout" svg:width="0.367cm" svg:height="0.027cm" svg:x="9.814cm" svg:y="13.793cm" svg:viewBox="0 0 368 28" svg:d="M347 28c7 0 21 0 21-14s-12-14-21-14h-326c-9 0-21 0-21 14s12 14 21 14z">
            <text:p/>
          </draw:path>
          <draw:path draw:style-name="gr3" draw:text-style-name="P9" draw:layer="layout" svg:width="0.249cm" svg:height="0.37cm" svg:x="10.266cm" svg:y="13.582cm" svg:viewBox="0 0 250 371" svg:d="M120 179c42 0 72 30 72 88 0 67-39 86-71 86-21 0-70-5-93-36 27-2 32-20 32-30 0-18-12-30-30-30-14 0-30 9-30 30 0 52 56 84 123 84 76 0 127-49 127-104 0-42-34-84-93-98 56-20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9" draw:layer="layout" svg:width="0.122cm" svg:height="0.375cm" svg:x="10.682cm" svg:y="13.566cm" svg:viewBox="0 0 123 376" svg:d="M83 0l-83 5v21c37 0 40 4 40 30v278c0 23-5 23-40 23v19c2 0 39-1 62-1 21 0 40 0 61 1v-19c-35 0-40 0-40-23z">
            <text:p/>
          </draw:path>
          <draw:path draw:style-name="gr3" draw:text-style-name="P9" draw:layer="layout" svg:width="0.267cm" svg:height="0.247cm" svg:x="10.847cm" svg:y="13.7cm" svg:viewBox="0 0 268 248" svg:d="M268 127c0-69-59-127-134-127-76 0-134 58-134 127 0 68 60 121 134 121s134-53 134-121zM134 230c-21 0-50-5-69-33-14-21-16-49-16-76 0-23 0-54 20-79 14-16 37-26 65-26 31 0 54 14 67 31 15 22 17 50 17 74 0 27-2 57-17 78-16 21-41 31-67 31z">
            <text:p/>
          </draw:path>
          <draw:path draw:style-name="gr3" draw:text-style-name="P9" draw:layer="layout" svg:width="0.275cm" svg:height="0.356cm" svg:x="11.157cm" svg:y="13.698cm" svg:viewBox="0 0 276 357" svg:d="M56 148c9 5 28 17 60 17 56 0 97-37 97-79 0-23-9-39-23-53 25-17 46-17 56-17-3 2-5 3-5 12 0 11 7 18 18 18 7 0 17-6 17-18s-10-28-33-28c-7 0-37 2-63 25-16-13-39-20-62-20-56 0-99 37-99 81 0 21 13 41 27 55-4 5-16 23-16 44 0 7 2 31 23 47-25 9-53 26-53 55 0 40 60 70 134 70 68 0 134-28 134-70 0-18-7-46-37-64-32-16-66-16-118-16-11 0-32 0-36-1-17-4-28-20-28-35s6-18 7-23zM118 149c-55 0-55-52-55-63 0-9 0-31 11-46 9-8 23-19 42-19 55 0 55 53 55 65 0 7 0 30-13 44-7 9-21 19-40 19zM118 243c47 0 116 0 116 44 0 28-44 52-100 52-58 0-101-24-101-52 0-20 18-43 53-44z">
            <text:p/>
          </draw:path>
          <draw:path draw:style-name="gr3" draw:text-style-name="P9" draw:layer="layout" svg:width="0.142cm" svg:height="0.541cm" svg:x="11.514cm" svg:y="13.536cm" svg:viewBox="0 0 143 542" svg:d="M132 0c-104 72-132 188-132 271 0 75 23 195 132 271 4 0 11 0 11-6 0-3-2-5-6-8-74-66-100-159-100-257 0-146 56-218 102-259 2-1 4-3 4-5 0-7-7-7-11-7z">
            <text:p/>
          </draw:path>
          <draw:path draw:style-name="gr3" draw:text-style-name="P9" draw:layer="layout" svg:width="0.291cm" svg:height="0.245cm" svg:x="11.718cm" svg:y="13.703cm" svg:viewBox="0 0 292 246" svg:d="M109 183c-5 17-23 47-51 47-2 0-18 0-30-7 23-7 25-26 25-30 0-12-9-21-21-21-16 0-32 14-32 34 0 28 30 40 56 40 27 0 48-16 62-39 14 29 44 39 65 39 63 0 95-68 95-84 0-7-7-7-9-7-7 0-7 3-8 10-13 37-45 65-76 65-21 0-34-14-34-35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399cm" svg:height="0.4cm" svg:x="12.081cm" svg:y="13.606cm" svg:viewBox="0 0 400 401" svg:d="M213 213h167c7 0 20 0 20-13 0-14-13-14-20-14h-167v-167c0-7 0-19-12-19-14 0-14 12-14 19v167h-168c-7 0-19 0-19 14 0 13 12 13 19 13h168v167c0 7 0 21 14 21 12 0 12-12 12-21z">
            <text:p/>
          </draw:path>
          <draw:path draw:style-name="gr3" draw:text-style-name="P9" draw:layer="layout" svg:width="0.277cm" svg:height="0.245cm" svg:x="12.551cm" svg:y="13.703cm" svg:viewBox="0 0 278 246" svg:d="M197 32c-12-18-30-32-56-32-71 0-141 77-141 155 0 52 35 91 83 91 28 0 54-17 77-39 11 34 41 39 56 39 20 0 32-12 43-30 12-21 19-51 19-54 0-7-7-7-9-7-7 0-8 3-12 17-7 27-18 58-41 58-14 0-17-12-17-26 0-9 5-30 9-44 3-14 8-37 12-49l11-41c3-14 8-40 8-42 0-12-8-17-17-17s-21 7-25 21zM162 172c-4 16-16 27-28 37-6 4-27 21-50 21-21 0-40-14-40-52 0-29 16-90 28-111 25-44 53-51 69-51 37 0 47 40 47 47 0 2 0 6-1 7z">
            <text:p/>
          </draw:path>
          <draw:path draw:style-name="gr3" draw:text-style-name="P9" draw:layer="layout" svg:width="0.142cm" svg:height="0.541cm" svg:x="12.892cm" svg:y="13.536cm" svg:viewBox="0 0 143 542" svg:d="M11 0c-4 0-11 0-11 7 0 2 2 4 5 7 48 44 99 116 99 257 0 112-35 198-93 251-11 11-11 11-11 14 0 2 2 6 7 6 7 0 58-36 95-104 25-44 41-104 41-167 0-76-23-195-132-271z">
            <text:p/>
          </draw:path>
        </draw:g>
        <draw:g>
          <svg:title>TexMaths</svg:title>
          <svg:desc>22§display§=  e^{  \log ( x + a )^{-3} } §svg§600§FALSE§</svg:desc>
          <draw:polygon draw:style-name="gr2" draw:text-style-name="P8" draw:layer="layout" svg:width="4.193cm" svg:height="0.742cm" svg:x="13.719cm" svg:y="13.575cm" svg:viewBox="0 0 4194 743" draw:points="2098,743 0,743 0,0 4194,0 4194,743">
            <text:p/>
          </draw:polygon>
          <draw:path draw:style-name="gr3" draw:text-style-name="P9" draw:layer="layout" svg:width="0.515cm" svg:height="0.182cm" svg:x="13.724cm" svg:y="14.063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298cm" svg:height="0.351cm" svg:x="14.532cm" svg:y="14.005cm" svg:viewBox="0 0 299 352" svg:d="M109 164c23 0 81-2 120-18 54-23 58-68 58-79 0-35-30-67-83-67-86 0-204 76-204 211 0 80 46 141 121 141 113 0 178-82 178-91 0-6-5-11-10-11-4 0-6 2-9 9-62 76-146 76-157 76-60 0-67-65-67-90 0-9 0-34 13-81zM74 146c30-118 109-128 130-128 37 0 56 23 56 49 0 79-123 79-154 79z">
            <text:p/>
          </draw:path>
          <draw:path draw:style-name="gr3" draw:text-style-name="P9" draw:layer="layout" svg:width="0.122cm" svg:height="0.376cm" svg:x="14.888cm" svg:y="13.651cm" svg:viewBox="0 0 123 377" svg:d="M83 0l-83 5v21c37 0 40 4 40 30v279c0 23-5 23-40 23v19c2 0 39-2 62-2 21 0 40 0 61 2v-19c-35 0-40 0-40-23z">
            <text:p/>
          </draw:path>
          <draw:path draw:style-name="gr3" draw:text-style-name="P9" draw:layer="layout" svg:width="0.267cm" svg:height="0.247cm" svg:x="15.053cm" svg:y="13.786cm" svg:viewBox="0 0 268 248" svg:d="M268 127c0-69-59-127-134-127-76 0-134 58-134 127s60 121 134 121 134-52 134-121zM134 231c-21 0-50-5-69-34-14-21-16-49-16-75 0-23 0-55 20-80 14-16 37-26 65-26 31 0 54 14 67 32 15 21 17 49 17 74 0 26-2 56-17 77-16 21-41 32-67 32z">
            <text:p/>
          </draw:path>
          <draw:path draw:style-name="gr3" draw:text-style-name="P9" draw:layer="layout" svg:width="0.275cm" svg:height="0.357cm" svg:x="15.361cm" svg:y="13.783cm" svg:viewBox="0 0 276 358" svg:d="M56 148c9 5 28 18 60 18 56 0 97-37 97-80 0-23-9-38-23-53 25-17 46-17 56-17-3 2-5 3-5 12 0 11 7 18 18 18 7 0 17-5 17-18 0-12-10-28-33-28-7 0-37 2-63 25-16-13-39-20-62-20-56 0-99 37-99 81 0 21 13 41 27 55-4 5-16 23-16 44 0 7 2 32 23 48-25 8-53 26-53 54 0 41 60 71 134 71 68 0 134-29 134-71 0-17-8-46-37-63-32-16-66-16-118-16-11 0-32 0-36-2-17-3-28-19-28-35 0-14 6-18 7-23zM118 150c-55 0-55-53-55-64 0-8 0-31 11-45 9-9 23-20 42-20 55 0 55 53 55 65 0 7 0 30-13 44-7 9-21 20-40 20zM118 243c47 0 116 0 116 44 0 28-44 53-100 53-58 0-101-25-101-53 0-19 18-42 53-44z">
            <text:p/>
          </draw:path>
          <draw:path draw:style-name="gr3" draw:text-style-name="P9" draw:layer="layout" svg:width="0.142cm" svg:height="0.542cm" svg:x="15.718cm" svg:y="13.621cm" svg:viewBox="0 0 143 543" svg:d="M132 0c-104 72-132 189-132 271 0 76 23 196 132 272 4 0 11 0 11-6 0-3-2-5-6-8-74-66-100-159-100-258 0-146 56-218 102-259 2-1 4-3 4-5 0-7-7-7-11-7z">
            <text:p/>
          </draw:path>
          <draw:path draw:style-name="gr3" draw:text-style-name="P9" draw:layer="layout" svg:width="0.291cm" svg:height="0.246cm" svg:x="15.924cm" svg:y="13.788cm" svg:viewBox="0 0 292 247" svg:d="M109 183c-5 18-23 48-51 48-2 0-18 0-30-7 23-7 25-27 25-30 0-13-9-21-21-21-16 0-32 14-32 33 0 28 30 41 56 41 27 0 48-16 62-39 14 28 44 39 65 39 63 0 95-69 95-85 0-7-7-7-9-7-7 0-7 4-9 11-12 37-45 65-75 65-21 0-34-14-34-35 0-15 14-64 29-126 12-42 35-54 54-54 0 0 18 0 28 7-16 5-23 19-23 30 0 12 9 21 21 21 13 0 32-11 32-33 0-32-35-41-58-41-26 0-49 18-60 39-10-23-35-39-65-39-61 0-97 67-97 83 0 7 7 7 9 7 7 0 9-2 11-9 14-42 47-65 75-65 18 0 32 9 32 35 0 11-7 39-11 56z">
            <text:p/>
          </draw:path>
          <draw:path draw:style-name="gr3" draw:text-style-name="P9" draw:layer="layout" svg:width="0.399cm" svg:height="0.401cm" svg:x="16.287cm" svg:y="13.693cm" svg:viewBox="0 0 400 402" svg:d="M213 213h167c7 0 20 0 20-12 0-14-13-14-20-14h-167v-168c0-7 0-19-12-19-14 0-14 12-14 19v168h-168c-7 0-19 0-19 14 0 12 12 12 19 12h168v168c0 7 0 21 14 21 12 0 12-13 12-21z">
            <text:p/>
          </draw:path>
          <draw:path draw:style-name="gr3" draw:text-style-name="P9" draw:layer="layout" svg:width="0.277cm" svg:height="0.246cm" svg:x="16.757cm" svg:y="13.788cm" svg:viewBox="0 0 278 247" svg:d="M197 32c-12-18-30-32-56-32-71 0-141 78-141 155 0 53 35 92 83 92 28 0 54-18 77-39 11 33 41 39 56 39 20 0 32-13 43-30 12-21 19-51 19-55 0-7-7-7-9-7-7 0-9 4-12 18-7 26-18 58-39 58-16 0-19-13-19-27 0-8 5-30 9-44 3-14 8-37 12-49l11-41c3-14 8-40 8-42 0-12-8-17-17-17s-21 7-25 21zM162 173c-4 16-16 26-28 37-6 3-27 21-50 21-21 0-40-14-40-53 0-28 16-90 28-111 25-44 53-51 69-51 37 0 47 40 47 47 0 2 0 6-1 7z">
            <text:p/>
          </draw:path>
          <draw:path draw:style-name="gr3" draw:text-style-name="P9" draw:layer="layout" svg:width="0.142cm" svg:height="0.542cm" svg:x="17.097cm" svg:y="13.621cm" svg:viewBox="0 0 143 543" svg:d="M11 0c-4 0-11 0-11 7 0 2 2 4 5 7 48 44 99 116 99 257 0 113-35 199-93 252-11 11-11 11-11 14 0 2 2 6 7 6 7 0 58-36 95-104 25-44 41-104 41-168 0-75-23-195-132-271z">
            <text:p/>
          </draw:path>
          <draw:path draw:style-name="gr3" draw:text-style-name="P9" draw:layer="layout" svg:width="0.296cm" svg:height="0.022cm" svg:x="17.362cm" svg:y="13.686cm" svg:viewBox="0 0 297 23" svg:d="M280 23c7 0 17 0 17-11 0-12-10-12-17-12h-262c-7 0-18 0-18 12 0 11 11 11 18 11z">
            <text:p/>
          </draw:path>
          <draw:path draw:style-name="gr3" draw:text-style-name="P9" draw:layer="layout" svg:width="0.201cm" svg:height="0.267cm" svg:x="17.75cm" svg:y="13.536cm" svg:viewBox="0 0 202 268" svg:d="M97 130c37 0 60 23 60 62s-25 60-58 60c-6 0-51 0-71-19 16-4 20-16 20-25 0-14-11-23-23-23-13 0-25 7-25 25 0 40 46 58 99 58 65 0 103-39 103-76 0-32-28-60-72-70 46-15 58-44 58-66 0-33-38-56-88-56-47 0-86 21-86 55 0 19 14 23 21 23 13 0 23-8 23-22 0-8-5-19-19-23 17-17 53-19 60-19 28 0 49 16 49 42 0 22-14 59-56 60-11 0-13 0-23 2-4 0-7 0-7 5 0 7 3 7 10 7z">
            <text:p/>
          </draw:path>
        </draw:g>
        <draw:g>
          <svg:title>TexMaths</svg:title>
          <svg:desc>22§display§= ( x + a )^{-3}§svg§600§FALSE§</svg:desc>
          <draw:polygon draw:style-name="gr2" draw:text-style-name="P8" draw:layer="layout" svg:width="3.898cm" svg:height="0.795cm" svg:x="17.72cm" svg:y="13.675cm" svg:viewBox="0 0 3899 796" draw:points="1951,796 0,796 0,0 3899,0 3899,796">
            <text:p/>
          </draw:polygon>
          <draw:path draw:style-name="gr3" draw:text-style-name="P9" draw:layer="layout" svg:width="0.515cm" svg:height="0.182cm" svg:x="17.725cm" svg:y="14.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3cm" svg:x="18.574cm" svg:y="13.735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386cm" svg:height="0.351cm" svg:x="18.82cm" svg:y="13.972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9.456cm" svg:y="13.8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20.216cm" svg:y="13.972cm" svg:viewBox="0 0 356 352" svg:d="M259 49c-14-28-37-49-72-49-90 0-187 114-187 227 0 74 42 125 104 125 16 0 54-4 100-58 7 32 34 58 71 58 28 0 45-18 58-42 12-28 23-76 23-78 0-7-7-7-9-7-9 0-9 2-11 14-14 50-28 95-60 95-21 0-23-19-23-35 0-17 2-23 11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9" draw:layer="layout" svg:width="0.18cm" svg:height="0.773cm" svg:x="20.639cm" svg:y="13.735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9" draw:layer="layout" svg:width="0.367cm" svg:height="0.027cm" svg:x="20.954cm" svg:y="13.847cm" svg:viewBox="0 0 368 28" svg:d="M347 28c7 0 21 0 21-14s-12-14-21-14h-326c-9 0-21 0-21 14s12 14 21 14z">
            <text:p/>
          </draw:path>
          <draw:path draw:style-name="gr3" draw:text-style-name="P9" draw:layer="layout" svg:width="0.249cm" svg:height="0.37cm" svg:x="21.408cm" svg:y="13.636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7 47-23 63-17 21-31 23-59 25-15 0-15 0-18 1 0 0-5 0-5 7 0 8 5 8 14 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text {is the required general solution.}§svg§600§FALSE§</svg:desc>
          <draw:polygon draw:style-name="gr2" draw:text-style-name="P8" draw:layer="layout" svg:width="10.546cm" svg:height="0.62cm" svg:x="13.431cm" svg:y="7.679cm" svg:viewBox="0 0 10547 621" draw:points="5273,621 0,621 0,0 10547,0 10547,621">
            <text:p/>
          </draw:polygon>
          <draw:path draw:style-name="gr3" draw:text-style-name="P9" draw:layer="layout" svg:width="0.166cm" svg:height="0.519cm" svg:x="13.417cm" svg:y="7.6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3.633cm" svg:y="7.8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244cm" svg:height="0.486cm" svg:x="14.184cm" svg:y="7.702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9cm" svg:height="0.539cm" svg:x="14.496cm" svg:y="7.64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4.922cm" svg:y="7.8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15.524cm" svg:y="7.8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5.826cm" svg:y="7.8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493cm" svg:x="16.175cm" svg:y="7.836cm" svg:viewBox="0 0 384 494" svg:d="M269 296v140c0 35-9 35-61 35v23c26 0 67-2 88-2s60 2 88 2v-23c-53 0-62 0-62-35v-436h-18l-28 71c-10-22-42-71-104-71-91 0-172 76-172 176 0 97 76 177 165 177 55 0 87-34 104-57zM271 129v109c0 25-14 46-32 65-8 11-33 32-70 32-56 0-104-69-104-159 0-91 55-157 111-157 62 0 95 67 95 110z">
            <text:p/>
          </draw:path>
          <draw:path draw:style-name="gr3" draw:text-style-name="P9" draw:layer="layout" svg:width="0.39cm" svg:height="0.352cm" svg:x="16.581cm" svg:y="7.836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166cm" svg:height="0.519cm" svg:x="17.011cm" svg:y="7.6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7.222cm" svg:y="7.8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7.525cm" svg:y="7.8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547cm" svg:x="17.873cm" svg:y="7.64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9" draw:layer="layout" svg:width="0.355cm" svg:height="0.512cm" svg:x="18.556cm" svg:y="7.827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8.941cm" svg:y="7.8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9cm" svg:height="0.343cm" svg:x="19.288cm" svg:y="7.83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cm" svg:height="0.357cm" svg:x="19.716cm" svg:y="7.8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20.059cm" svg:y="7.8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20.372cm" svg:y="7.83cm" svg:viewBox="0 0 350 358" svg:d="M227 289c2 32 23 64 60 64 16 0 63-11 63-74v-43h-19v43c0 45-19 51-28 51-25 0-28-36-28-39v-157c0-32 0-62-29-92-30-30-68-42-105-42-65 0-118 37-118 88 0 23 16 37 35 37 23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9" draw:layer="layout" svg:width="0.173cm" svg:height="0.539cm" svg:x="20.752cm" svg:y="7.6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54cm" svg:height="0.357cm" svg:x="21.224cm" svg:y="7.8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44cm" svg:height="0.357cm" svg:x="21.527cm" svg:y="7.83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173cm" svg:height="0.539cm" svg:x="21.916cm" svg:y="7.6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9cm" svg:height="0.352cm" svg:x="22.13cm" svg:y="7.836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242cm" svg:height="0.486cm" svg:x="22.549cm" svg:y="7.702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166cm" svg:height="0.519cm" svg:x="22.861cm" svg:y="7.6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44cm" svg:height="0.357cm" svg:x="23.072cm" svg:y="7.83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43cm" svg:x="23.463cm" svg:y="7.83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083cm" svg:height="0.084cm" svg:x="23.933cm" svg:y="8.095cm" svg:viewBox="0 0 84 85" svg:d="M84 42c0-23-19-42-42-42s-42 19-42 42 19 43 42 43 42-20 42-43z">
            <text:p/>
          </draw:path>
        </draw:g>
        <draw:g>
          <svg:title>TexMaths</svg:title>
          <svg:desc>22§display§\therefore \ \  \text { I. F. } = ( x + a )^{-3}§svg§600§FALSE§</svg:desc>
          <draw:polygon draw:style-name="gr2" draw:text-style-name="P8" draw:layer="layout" svg:width="7.345cm" svg:height="0.795cm" svg:x="2.331cm" svg:y="0.872cm" svg:viewBox="0 0 7346 796" draw:points="3673,796 0,796 0,0 7346,0 7346,796">
            <text:p/>
          </draw:polygon>
          <draw:path draw:style-name="gr3" draw:text-style-name="P9" draw:layer="layout" svg:width="0.469cm" svg:height="0.418cm" svg:x="2.315cm" svg:y="1.153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237cm" svg:height="0.529cm" svg:x="3.818cm" svg:y="0.984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9" draw:layer="layout" svg:width="0.083cm" svg:height="0.083cm" svg:x="4.142cm" svg:y="1.43cm" svg:viewBox="0 0 84 84" svg:d="M84 42c0-23-19-42-42-42s-42 19-42 42 19 42 42 42 42-19 42-42z">
            <text:p/>
          </draw:path>
          <draw:path draw:style-name="gr3" draw:text-style-name="P9" draw:layer="layout" svg:width="0.446cm" svg:height="0.527cm" svg:x="4.573cm" svg:y="0.986cm" svg:viewBox="0 0 447 528" svg:d="M426 0h-426v25h19c60 0 60 8 60 35v406c0 29 0 37-60 37h-19v25c26-3 88-3 118-3 32 0 102 0 130 3v-25h-24c-74 0-74-10-74-37v-191h66c74 0 81 26 81 91h20v-206h-20c0 65-7 92-81 92h-66v-197c0-25 1-30 37-30h93c116 0 135 42 148 149h19z">
            <text:p/>
          </draw:path>
          <draw:path draw:style-name="gr3" draw:text-style-name="P9" draw:layer="layout" svg:width="0.083cm" svg:height="0.083cm" svg:x="5.119cm" svg:y="1.43cm" svg:viewBox="0 0 84 84" svg:d="M84 42c0-23-19-42-42-42s-42 19-42 42 19 42 42 42 42-19 42-42z">
            <text:p/>
          </draw:path>
          <draw:path draw:style-name="gr3" draw:text-style-name="P9" draw:layer="layout" svg:width="0.515cm" svg:height="0.182cm" svg:x="5.782cm" svg:y="1.2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3cm" svg:x="6.632cm" svg:y="0.93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6.879cm" svg:y="1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7.514cm" svg:y="1.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8.275cm" svg:y="1.169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9" draw:layer="layout" svg:width="0.18cm" svg:height="0.773cm" svg:x="8.697cm" svg:y="0.93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67cm" svg:height="0.027cm" svg:x="9.012cm" svg:y="1.044cm" svg:viewBox="0 0 368 28" svg:d="M347 28c7 0 21 0 21-14s-12-14-21-14h-326c-9 0-21 0-21 14s12 14 21 14z">
            <text:p/>
          </draw:path>
          <draw:path draw:style-name="gr3" draw:text-style-name="P9" draw:layer="layout" svg:width="0.249cm" svg:height="0.37cm" svg:x="9.466cm" svg:y="0.833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</draw:g>
        <draw:g>
          <svg:title>TexMaths</svg:title>
          <svg:desc>22§display§\therefore \ \ \text { The general solution is }\ y.\text {( I.F. )}  = \smallint Q \text {( I.F. )} dx§svg§600§FALSE§</svg:desc>
          <draw:polygon draw:style-name="gr2" draw:text-style-name="P8" draw:layer="layout" svg:width="17.914cm" svg:height="0.696cm" svg:x="2.232cm" svg:y="2.071cm" svg:viewBox="0 0 17915 697" draw:points="8957,697 0,697 0,0 17915,0 17915,697">
            <text:p/>
          </draw:polygon>
          <draw:path draw:style-name="gr3" draw:text-style-name="P9" draw:layer="layout" svg:width="0.469cm" svg:height="0.418cm" svg:x="2.216cm" svg:y="2.254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9" draw:layer="layout" svg:width="0.502cm" svg:height="0.523cm" svg:x="3.724cm" svg:y="2.08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9" draw:layer="layout" svg:width="0.39cm" svg:height="0.537cm" svg:x="4.281cm" svg:y="2.07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4.706cm" svg:y="2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5.308cm" svg:y="2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cm" svg:height="0.356cm" svg:x="5.694cm" svg:y="2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6.041cm" svg:y="2.26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cm" svg:height="0.356cm" svg:x="6.468cm" svg:y="2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6.811cm" svg:y="2.26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9cm" svg:height="0.356cm" svg:x="7.125cm" svg:y="2.26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173cm" svg:height="0.537cm" svg:x="7.505cm" svg:y="2.076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254cm" svg:height="0.356cm" svg:x="7.977cm" svg:y="2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44cm" svg:height="0.356cm" svg:x="8.278cm" svg:y="2.26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173cm" svg:height="0.537cm" svg:x="8.668cm" svg:y="2.076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9cm" svg:height="0.351cm" svg:x="8.883cm" svg:y="2.269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9" draw:layer="layout" svg:width="0.242cm" svg:height="0.485cm" svg:x="9.302cm" svg:y="2.13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9.613cm" svg:y="2.09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9.825cm" svg:y="2.26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0.214cm" svg:y="2.26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166cm" svg:height="0.518cm" svg:x="10.902cm" svg:y="2.09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54cm" svg:height="0.356cm" svg:x="11.117cm" svg:y="2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58cm" svg:height="0.5cm" svg:x="11.935cm" svg:y="2.269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083cm" svg:height="0.083cm" svg:x="12.386cm" svg:y="2.5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611cm" svg:y="2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13.114cm" svg:y="2.083cm" svg:viewBox="0 0 238 529" svg:d="M153 60c0-27 2-35 63-35h22v-25c-27 2-88 2-118 2-32 0-92 0-120-2v25h21c60 0 63 8 63 35v410c0 28-3 35-63 35h-21v24c28-1 88-1 118-1 32 0 93 0 120 1v-24h-22c-61 0-63-7-63-35z">
            <text:p/>
          </draw:path>
          <draw:path draw:style-name="gr3" draw:text-style-name="P9" draw:layer="layout" svg:width="0.083cm" svg:height="0.083cm" svg:x="13.438cm" svg:y="2.53cm" svg:viewBox="0 0 84 84" svg:d="M84 42c0-23-19-42-42-42s-42 19-42 42 19 42 42 42 42-19 42-42z">
            <text:p/>
          </draw:path>
          <draw:path draw:style-name="gr3" draw:text-style-name="P9" draw:layer="layout" svg:width="0.446cm" svg:height="0.527cm" svg:x="13.612cm" svg:y="2.087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083cm" svg:height="0.083cm" svg:x="14.158cm" svg:y="2.5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4.608cm" svg:y="2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5.122cm" svg:y="2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3cm" svg:height="0.72cm" svg:x="15.937cm" svg:y="2.058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9" draw:layer="layout" svg:width="0.536cm" svg:height="0.696cm" svg:x="16.471cm" svg:y="2.067cm" svg:viewBox="0 0 537 697" svg:d="M301 542c121-46 236-185 236-334 0-124-83-208-199-208-167 0-338 176-338 357 0 129 86 206 199 206 19 0 46-4 76-11-4 48-4 50-4 60 0 25 0 85 65 85 92 0 129-143 129-150s-6-9-7-9c-7 0-9 4-11 9-18 55-63 74-90 74-37 0-47-21-56-79zM155 535c-60-23-86-85-86-153 0-55 19-164 79-248 56-79 128-115 186-115 78 0 134 60 134 164 0 77-40 259-171 332-3-28-10-84-68-84-41 0-78 39-78 79 0 16 4 25 4 25zM202 544c-10 0-35 0-35-34 0-30 30-61 62-61 33 0 47 19 47 65 0 12 0 12-7 15-21 9-44 15-67 15z">
            <text:p/>
          </draw:path>
          <draw:path draw:style-name="gr3" draw:text-style-name="P9" draw:layer="layout" svg:width="0.18cm" svg:height="0.773cm" svg:x="17.12cm" svg:y="2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17.623cm" svg:y="2.083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083cm" svg:height="0.083cm" svg:x="17.947cm" svg:y="2.53cm" svg:viewBox="0 0 84 84" svg:d="M84 42c0-23-19-42-42-42s-42 19-42 42 19 42 42 42 42-19 42-42z">
            <text:p/>
          </draw:path>
          <draw:path draw:style-name="gr3" draw:text-style-name="P9" draw:layer="layout" svg:width="0.446cm" svg:height="0.527cm" svg:x="18.121cm" svg:y="2.087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083cm" svg:height="0.083cm" svg:x="18.667cm" svg:y="2.5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9.118cm" svg:y="2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9.405cm" svg:y="2.076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19.799cm" svg:y="2.26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y.( x + a )^{-3}  = \smallint ( x + a )^4( x + a )^{-3} \ dx§svg§600§FALSE§</svg:desc>
          <draw:polygon draw:style-name="gr2" draw:text-style-name="P8" draw:layer="layout" svg:width="12.251cm" svg:height="0.8cm" svg:x="3.936cm" svg:y="3.573cm" svg:viewBox="0 0 12252 801" draw:points="6125,801 0,801 0,0 12252,0 12252,801">
            <text:p/>
          </draw:polygon>
          <draw:path draw:style-name="gr3" draw:text-style-name="P9" draw:layer="layout" svg:width="0.358cm" svg:height="0.5cm" svg:x="3.92cm" svg:y="3.875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083cm" svg:height="0.083cm" svg:x="4.371cm" svg:y="4.136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4.596cm" svg:y="3.63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4.842cm" svg:y="3.8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5.476cm" svg:y="3.7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6.238cm" svg:y="3.875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18cm" svg:height="0.773cm" svg:x="6.659cm" svg:y="3.63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7cm" svg:height="0.027cm" svg:x="6.974cm" svg:y="3.75cm" svg:viewBox="0 0 368 28" svg:d="M347 28c7 0 21 0 21-14s-12-14-21-14h-326c-9 0-21 0-21 14s12 14 21 14z">
            <text:p/>
          </draw:path>
          <draw:path draw:style-name="gr3" draw:text-style-name="P9" draw:layer="layout" svg:width="0.249cm" svg:height="0.37cm" svg:x="7.428cm" svg:y="3.539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9" draw:layer="layout" svg:width="0.515cm" svg:height="0.182cm" svg:x="8.004cm" svg:y="3.9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3cm" svg:height="0.72cm" svg:x="8.82cm" svg:y="3.664cm" svg:viewBox="0 0 324 721" svg:d="M294 32c-26 1-33 21-33 31 0 20 15 32 31 32s32-11 32-33c0-30-25-62-62-62-65 0-79 84-91 144-21 116-37 215-50 350-3 41-8 85-14 122-7 58-19 90-47 90-12 0-25-9-30-16 26 0 33-20 33-32 0-18-15-30-31-30s-32 9-32 32c0 30 25 61 62 61 65 0 79-82 91-146 21-110 37-209 49-346 4-42 9-86 14-123 8-58 20-88 48-88 14 0 25 7 30 14z">
            <text:p/>
          </draw:path>
          <draw:path draw:style-name="gr3" draw:text-style-name="P9" draw:layer="layout" svg:width="0.18cm" svg:height="0.773cm" svg:x="9.262cm" svg:y="3.63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9.508cm" svg:y="3.8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0.144cm" svg:y="3.7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0.904cm" svg:y="3.875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18cm" svg:height="0.773cm" svg:x="11.327cm" svg:y="3.63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267cm" svg:height="0.365cm" svg:x="11.603cm" svg:y="3.53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9" draw:layer="layout" svg:width="0.18cm" svg:height="0.773cm" svg:x="12.006cm" svg:y="3.63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2.253cm" svg:y="3.8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12.888cm" svg:y="3.7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3.648cm" svg:y="3.875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9 26-135 44-171 22-45 58-73 89-73 51 0 62 63 62 68 0 4-2 9-4 13z">
            <text:p/>
          </draw:path>
          <draw:path draw:style-name="gr3" draw:text-style-name="P9" draw:layer="layout" svg:width="0.18cm" svg:height="0.773cm" svg:x="14.071cm" svg:y="3.63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7cm" svg:height="0.027cm" svg:x="14.386cm" svg:y="3.75cm" svg:viewBox="0 0 368 28" svg:d="M347 28c7 0 21 0 21-14s-12-14-21-14h-326c-9 0-21 0-21 14s12 14 21 14z">
            <text:p/>
          </draw:path>
          <draw:path draw:style-name="gr3" draw:text-style-name="P9" draw:layer="layout" svg:width="0.249cm" svg:height="0.37cm" svg:x="14.84cm" svg:y="3.539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ath draw:style-name="gr3" draw:text-style-name="P9" draw:layer="layout" svg:width="0.369cm" svg:height="0.546cm" svg:x="15.445cm" svg:y="3.682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86cm" svg:height="0.351cm" svg:x="15.84cm" svg:y="3.8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( x + a ) \ dx§svg§600§FALSE§</svg:desc>
          <draw:polygon draw:style-name="gr2" draw:text-style-name="P8" draw:layer="layout" svg:width="4.611cm" svg:height="0.696cm" svg:x="16.722cm" svg:y="3.673cm" svg:viewBox="0 0 4612 697" draw:points="2307,697 0,697 0,0 4612,0 4612,697">
            <text:p/>
          </draw:polygon>
          <draw:path draw:style-name="gr3" draw:text-style-name="P9" draw:layer="layout" svg:width="0.515cm" svg:height="0.182cm" svg:x="16.727cm" svg:y="3.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3cm" svg:height="0.72cm" svg:x="17.542cm" svg:y="3.66cm" svg:viewBox="0 0 324 721" svg:d="M294 32c-27 1-34 21-34 31 0 20 16 32 32 32s32-11 32-33c0-30-25-62-62-62-65 0-79 84-91 144-21 116-37 215-50 350-3 41-8 85-14 122-7 58-19 89-47 89-12 0-25-8-30-15 26 0 33-20 33-32 0-18-15-30-31-30s-32 9-32 32c0 30 25 61 62 61 65 0 79-82 91-146 21-111 37-209 49-346 4-43 9-87 14-123 7-59 20-88 48-88 14 0 25 7 30 14z">
            <text:p/>
          </draw:path>
          <draw:path draw:style-name="gr3" draw:text-style-name="P9" draw:layer="layout" svg:width="0.18cm" svg:height="0.773cm" svg:x="17.984cm" svg:y="3.63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8.23cm" svg:y="3.8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516cm" svg:x="18.865cm" svg:y="3.7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4cm" svg:height="0.351cm" svg:x="19.626cm" svg:y="3.871cm" svg:viewBox="0 0 355 352" svg:d="M259 49c-14-28-37-49-72-49-90 0-187 114-187 227 0 74 42 125 104 125 16 0 54-4 100-58 7 31 34 58 71 58 28 0 45-18 58-42 12-29 22-76 22-78 0-7-7-7-8-7-9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18cm" svg:height="0.773cm" svg:x="20.048cm" svg:y="3.63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20.593cm" svg:y="3.678cm" svg:viewBox="0 0 370 547" svg:d="M370 9c0-2 0-9-11-9s-84 7-99 9c-5 0-10 3-10 14 0 10 7 10 19 10 37 0 39 6 39 13l-2 16-47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20.986cm" svg:y="3.8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>
          <svg:title>TexMaths</svg:title>
          <svg:desc>22§display§\frac{y}{( x + a )^{3}}  = \frac{( x + a )^{2}}{2}  + c§svg§600§FALSE§</svg:desc>
          <draw:polygon draw:style-name="gr2" draw:text-style-name="P8" draw:layer="layout" svg:width="7.998cm" svg:height="1.81cm" svg:x="3.961cm" svg:y="4.973cm" svg:viewBox="0 0 7999 1811" draw:points="3998,1811 0,1811 0,0 7999,0 7999,1811">
            <text:p/>
          </draw:polygon>
          <draw:path draw:style-name="gr3" draw:text-style-name="P9" draw:layer="layout" svg:width="0.358cm" svg:height="0.5cm" svg:x="5.113cm" svg:y="5.231cm" svg:viewBox="0 0 359 501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2.744cm" svg:height="0.032cm" svg:x="3.922cm" svg:y="5.888cm" svg:viewBox="0 0 2745 33" draw:points="1373,33 0,33 0,0 2745,0 2745,33">
            <text:p/>
          </draw:polygon>
          <draw:path draw:style-name="gr3" draw:text-style-name="P9" draw:layer="layout" svg:width="0.18cm" svg:height="0.773cm" svg:x="3.998cm" svg:y="6.04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4.246cm" svg:y="6.2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516cm" svg:x="4.879cm" svg:y="6.1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4cm" svg:height="0.351cm" svg:x="5.64cm" svg:y="6.285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18cm" svg:height="0.773cm" svg:x="6.062cm" svg:y="6.04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249cm" svg:height="0.37cm" svg:x="6.349cm" svg:y="6.04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ath draw:style-name="gr3" draw:text-style-name="P9" draw:layer="layout" svg:width="0.515cm" svg:height="0.182cm" svg:x="7.016cm" svg:y="5.8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3cm" svg:x="7.959cm" svg:y="4.99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8.206cm" svg:y="5.2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516cm" svg:x="8.839cm" svg:y="5.12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4cm" svg:height="0.351cm" svg:x="9.601cm" svg:y="5.231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18cm" svg:height="0.773cm" svg:x="10.022cm" svg:y="4.99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24cm" svg:height="0.36cm" svg:x="10.314cm" svg:y="4.93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744cm" svg:height="0.032cm" svg:x="7.882cm" svg:y="5.888cm" svg:viewBox="0 0 2745 33" draw:points="1373,33 0,33 0,0 2745,0 2745,33">
            <text:p/>
          </draw:polygon>
          <draw:path draw:style-name="gr3" draw:text-style-name="P9" draw:layer="layout" svg:width="0.309cm" svg:height="0.516cm" svg:x="9.1cm" svg:y="6.11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9" draw:layer="layout" svg:width="0.515cm" svg:height="0.516cm" svg:x="10.933cm" svg:y="5.64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1.695cm" svg:y="5.756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2§display§2y = ( x + a )^5 + 2c( x + a )^{3}§svg§600§FALSE§</svg:desc>
          <draw:polygon draw:style-name="gr2" draw:text-style-name="P8" draw:layer="layout" svg:width="8.833cm" svg:height="0.795cm" svg:x="3.922cm" svg:y="7.475cm" svg:viewBox="0 0 8834 796" draw:points="4418,796 0,796 0,0 8834,0 8834,796">
            <text:p/>
          </draw:polygon>
          <draw:path draw:style-name="gr3" draw:text-style-name="P9" draw:layer="layout" svg:width="0.309cm" svg:height="0.516cm" svg:x="3.922cm" svg:y="7.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58cm" svg:height="0.501cm" svg:x="4.292cm" svg:y="7.772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515cm" svg:height="0.182cm" svg:x="4.934cm" svg:y="7.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3cm" svg:x="5.784cm" svg:y="7.53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6.031cm" svg:y="7.7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6.666cm" svg:y="7.6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7.426cm" svg:y="7.772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18cm" svg:height="0.773cm" svg:x="7.849cm" svg:y="7.53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24cm" svg:height="0.37cm" svg:x="8.139cm" svg:y="7.436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ath draw:style-name="gr3" draw:text-style-name="P9" draw:layer="layout" svg:width="0.515cm" svg:height="0.516cm" svg:x="8.667cm" svg:y="7.6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9.437cm" svg:y="7.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02cm" svg:height="0.351cm" svg:x="9.815cm" svg:y="7.77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8cm" svg:height="0.773cm" svg:x="10.195cm" svg:y="7.53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10.442cm" svg:y="7.7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11.077cm" svg:y="7.6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11.837cm" svg:y="7.772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18cm" svg:height="0.773cm" svg:x="12.26cm" svg:y="7.53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249cm" svg:height="0.37cm" svg:x="12.545cm" svg:y="7.436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7 47-23 63-17 21-31 23-59 25-15 0-15 0-18 1 0 0-5 0-5 7 0 8 5 8 14 8z">
            <text:p/>
          </draw:path>
        </draw:g>
        <draw:g>
          <svg:title>TexMaths</svg:title>
          <svg:desc>22§display§\text {(iv).  Given differential equation is , }  ( 1 + x^2 ) \frac{dy}{dx} + y = e^{\tan ^{-1} x}§svg§600§FALSE§</svg:desc>
          <draw:polygon draw:style-name="gr2" draw:text-style-name="P8" draw:layer="layout" svg:width="20.749cm" svg:height="1.522cm" svg:x="1.912cm" svg:y="8.863cm" svg:viewBox="0 0 20750 1523" draw:points="10376,1523 0,1523 0,0 20750,0 20750,1523">
            <text:p/>
          </draw:polygon>
          <draw:path draw:style-name="gr3" draw:text-style-name="P9" draw:layer="layout" svg:width="0.18cm" svg:height="0.774cm" svg:x="1.949cm" svg:y="9.30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166cm" svg:height="0.518cm" svg:x="2.199cm" svg:y="9.3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2.403cm" svg:y="9.551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18cm" svg:height="0.774cm" svg:x="2.841cm" svg:y="9.30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083cm" svg:height="0.084cm" svg:x="3.163cm" svg:y="9.803cm" svg:viewBox="0 0 84 85" svg:d="M84 42c0-23-19-42-42-42s-42 19-42 42 19 43 42 43 42-20 42-43z">
            <text:p/>
          </draw:path>
          <draw:path draw:style-name="gr3" draw:text-style-name="P9" draw:layer="layout" svg:width="0.525cm" svg:height="0.562cm" svg:x="3.7cm" svg:y="9.338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4.288cm" svg:y="9.3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4.492cm" svg:y="9.551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4.887cm" svg:y="9.53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233cm" svg:y="9.54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6cm" svg:x="5.921cm" svg:y="9.347cm" svg:viewBox="0 0 384 547" svg:d="M269 496v51l115-8v-25c-55 0-62-5-62-42v-472l-111 9v24c53 0 60 6 60 43v167c-23-26-56-48-99-48-91 0-172 76-172 176 0 99 76 176 165 176 50 0 85-26 104-51zM269 289v158c0 14 0 16-9 28-22 37-58 55-91 55-35 0-63-19-83-49-19-32-21-76-21-108 0-30 2-75 23-111 18-24 46-49 88-49 28 0 60 11 84 46 9 14 9 16 9 30z">
            <text:p/>
          </draw:path>
          <draw:path draw:style-name="gr3" draw:text-style-name="P9" draw:layer="layout" svg:width="0.166cm" svg:height="0.518cm" svg:x="6.351cm" svg:y="9.3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6.56cm" svg:y="9.338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9" draw:layer="layout" svg:width="0.3cm" svg:height="0.356cm" svg:x="7.013cm" svg:y="9.53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7.356cm" svg:y="9.542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659cm" svg:y="9.53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8.005cm" svg:y="9.54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8.403cm" svg:y="9.40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166cm" svg:height="0.518cm" svg:x="8.715cm" svg:y="9.3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8.936cm" svg:y="9.53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9.317cm" svg:y="9.34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9.785cm" svg:y="9.53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0.133cm" svg:y="9.542cm" svg:viewBox="0 0 384 493" svg:d="M269 296v139c0 35-9 35-61 35v23c26 0 67-2 88-2s60 2 88 2v-23c-53 0-62 0-62-35v-435h-18l-28 70c-10-21-42-70-104-70-91 0-172 76-172 176 0 97 76 176 165 176 55 0 87-33 104-56zM271 129v109c0 24-14 45-32 65-8 10-33 31-70 31-56 0-104-68-104-158 0-91 55-157 111-157 62 0 95 67 95 110z">
            <text:p/>
          </draw:path>
          <draw:path draw:style-name="gr3" draw:text-style-name="P9" draw:layer="layout" svg:width="0.39cm" svg:height="0.351cm" svg:x="10.54cm" svg:y="9.54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10.978cm" svg:y="9.53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11.346cm" svg:y="9.40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166cm" svg:height="0.518cm" svg:x="11.658cm" svg:y="9.3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1.869cm" svg:y="9.53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12.258cm" svg:y="9.54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166cm" svg:height="0.518cm" svg:x="12.946cm" svg:y="9.36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3.161cm" svg:y="9.53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091cm" svg:height="0.231cm" svg:x="13.764cm" svg:y="9.803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9" draw:layer="layout" svg:width="0.18cm" svg:height="0.774cm" svg:x="14.248cm" svg:y="9.30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256cm" svg:height="0.517cm" svg:x="14.541cm" svg:y="9.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515cm" svg:height="0.517cm" svg:x="15.074cm" svg:y="9.4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15.825cm" svg:y="9.5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16.279cm" svg:y="9.20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18cm" svg:height="0.774cm" svg:x="16.637cm" svg:y="9.30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17.035cm" svg:y="8.824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7.429cm" svg:y="9.01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6.985cm" svg:y="9.674cm" svg:viewBox="0 0 847 33" draw:points="422,33 0,33 0,0 847,0 847,33">
            <text:p/>
          </draw:polygon>
          <draw:path draw:style-name="gr3" draw:text-style-name="P9" draw:layer="layout" svg:width="0.369cm" svg:height="0.546cm" svg:x="17.017cm" svg:y="9.879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7.411cm" svg:y="10.0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18.138cm" svg:y="9.4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8.89cm" svg:y="9.542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182cm" svg:x="19.534cm" svg:y="9.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20.342cm" svg:y="9.542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187cm" svg:height="0.339cm" svg:x="20.681cm" svg:y="9.232cm" svg:viewBox="0 0 188 340" svg:d="M93 120h87v-20h-87v-100h-17c0 49-23 102-76 104v16h51v146c0 61 46 74 76 74 37 0 61-30 61-74v-30h-17v30c0 37-18 56-39 56-39 0-39-46-39-54z">
            <text:p/>
          </draw:path>
          <draw:path draw:style-name="gr3" draw:text-style-name="P9" draw:layer="layout" svg:width="0.27cm" svg:height="0.247cm" svg:x="20.937cm" svg:y="9.324cm" svg:viewBox="0 0 271 248" svg:d="M213 97c0-28 0-49-25-71-23-17-49-26-81-26-51 0-88 19-88 53 0 17 13 26 27 26s24-10 24-24c0-11-3-22-19-27 21-12 53-12 55-12 31 0 65 19 65 65v18c-30 0-67 1-106 17-49 18-65 48-65 72 0 46 56 60 95 60 44 0 69-24 81-46 2 23 18 44 42 44 0 0 53 0 53-52v-30h-18v30c0 5 0 31-21 31-19 0-19-26-19-33zM171 165c0 53-46 69-71 69-28 0-54-19-54-46 0-30 26-72 125-75z">
            <text:p/>
          </draw:path>
          <draw:path draw:style-name="gr3" draw:text-style-name="P9" draw:layer="layout" svg:width="0.291cm" svg:height="0.24cm" svg:x="21.245cm" svg:y="9.326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9" draw:layer="layout" svg:width="0.296cm" svg:height="0.022cm" svg:x="21.62cm" svg:y="9.224cm" svg:viewBox="0 0 297 23" svg:d="M280 23c7 0 17 0 17-11 0-12-10-12-17-12h-264c-5 0-16 0-16 12 0 11 11 11 16 11z">
            <text:p/>
          </draw:path>
          <draw:path draw:style-name="gr3" draw:text-style-name="P9" draw:layer="layout" svg:width="0.159cm" svg:height="0.258cm" svg:x="22.031cm" svg:y="9.074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9" draw:layer="layout" svg:width="0.291cm" svg:height="0.245cm" svg:x="22.41cm" svg:y="9.326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draw:g>
          <svg:title>TexMaths</svg:title>
          <svg:desc>22§display§\text {i.e.  } \frac{dy}{dx} + \frac{y}{1 + x^2}= \frac{ e^{\tan ^{-1} x}}{1 + x^2}§svg§600§FALSE§</svg:desc>
          <draw:polygon draw:style-name="gr2" draw:text-style-name="P8" draw:layer="layout" svg:width="9.127cm" svg:height="1.812cm" svg:x="3.826cm" svg:y="10.671cm" svg:viewBox="0 0 9128 1813" draw:points="4564,1813 0,1813 0,0 9128,0 9128,1813">
            <text:p/>
          </draw:polygon>
          <draw:path draw:style-name="gr3" draw:text-style-name="P9" draw:layer="layout" svg:width="0.166cm" svg:height="0.518cm" svg:x="3.812cm" svg:y="11.4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4.069cm" svg:y="11.845cm" svg:viewBox="0 0 84 84" svg:d="M84 42c0-23-19-42-42-42s-42 19-42 42 19 42 42 42 42-19 42-42z">
            <text:p/>
          </draw:path>
          <draw:path draw:style-name="gr3" draw:text-style-name="P9" draw:layer="layout" svg:width="0.3cm" svg:height="0.356cm" svg:x="4.238cm" svg:y="11.58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4.627cm" svg:y="11.845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5.261cm" svg:y="10.866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5.655cm" svg:y="11.061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olygon draw:style-name="gr3" draw:text-style-name="P9" draw:layer="layout" svg:width="0.846cm" svg:height="0.032cm" svg:x="5.211cm" svg:y="11.718cm" svg:viewBox="0 0 847 33" draw:points="422,33 0,33 0,0 847,0 847,33">
            <text:p/>
          </draw:polygon>
          <draw:path draw:style-name="gr3" draw:text-style-name="P9" draw:layer="layout" svg:width="0.369cm" svg:height="0.546cm" svg:x="5.243cm" svg:y="11.92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5.637cm" svg:y="12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6.364cm" svg:y="11.4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8.066cm" svg:y="11.061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olygon draw:style-name="gr3" draw:text-style-name="P9" draw:layer="layout" svg:width="2.122cm" svg:height="0.032cm" svg:x="7.186cm" svg:y="11.718cm" svg:viewBox="0 0 2123 33" draw:points="1061,33 0,33 0,0 2123,0 2123,33">
            <text:p/>
          </draw:polygon>
          <draw:path draw:style-name="gr3" draw:text-style-name="P9" draw:layer="layout" svg:width="0.256cm" svg:height="0.516cm" svg:x="7.257cm" svg:y="11.9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7.788cm" svg:y="12.0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8.542cm" svg:y="12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8.996cm" svg:y="11.8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9.659cm" svg:y="11.6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0.56cm" svg:y="11.061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187cm" svg:height="0.339cm" svg:x="10.9cm" svg:y="10.79cm" svg:viewBox="0 0 188 340" svg:d="M93 120h87v-20h-87v-100h-17c0 49-23 102-76 104v16h51v146c0 61 46 74 76 74 37 0 61-30 61-74v-30h-17v30c0 37-18 56-39 56-39 0-39-46-39-54z">
            <text:p/>
          </draw:path>
          <draw:path draw:style-name="gr3" draw:text-style-name="P9" draw:layer="layout" svg:width="0.27cm" svg:height="0.247cm" svg:x="11.155cm" svg:y="10.882cm" svg:viewBox="0 0 271 248" svg:d="M213 97c0-28 0-49-25-71-23-17-49-26-81-26-51 0-88 19-88 53 0 17 13 26 27 26s24-10 24-24c0-11-3-22-19-27 21-12 53-12 55-12 31 0 65 19 65 65v18c-30 0-67 1-106 17-49 18-65 48-65 72 0 46 56 60 95 60 44 0 69-24 81-46 2 23 18 44 42 44 0 0 53 0 53-52v-30h-18v30c0 5 0 31-21 31-19 0-19-26-19-33zM171 165c0 53-46 69-71 69-28 0-54-19-54-46 0-30 26-72 125-75z">
            <text:p/>
          </draw:path>
          <draw:path draw:style-name="gr3" draw:text-style-name="P9" draw:layer="layout" svg:width="0.291cm" svg:height="0.24cm" svg:x="11.463cm" svg:y="10.884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9" draw:layer="layout" svg:width="0.296cm" svg:height="0.022cm" svg:x="11.838cm" svg:y="10.782cm" svg:viewBox="0 0 297 23" svg:d="M280 23c7 0 17 0 17-11 0-12-10-12-17-12h-264c-5 0-16 0-16 12 0 11 11 11 16 11z">
            <text:p/>
          </draw:path>
          <draw:path draw:style-name="gr3" draw:text-style-name="P9" draw:layer="layout" svg:width="0.159cm" svg:height="0.258cm" svg:x="12.25cm" svg:y="10.632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9" draw:layer="layout" svg:width="0.291cm" svg:height="0.245cm" svg:x="12.629cm" svg:y="10.884cm" svg:viewBox="0 0 292 246" svg:d="M109 183c-5 18-23 48-51 48-2 0-18 0-30-7 23-8 25-27 25-30 0-13-9-22-21-22-16 0-32 15-32 34 0 28 30 40 56 40 27 0 48-15 62-38 14 28 44 38 65 38 63 0 95-68 95-84 0-7-7-7-9-7-7 0-7 3-8 10-13 37-45 66-76 66-21 0-34-15-34-36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9" draw:layer="layout" svg:width="2.469cm" svg:height="0.032cm" svg:x="10.523cm" svg:y="11.718cm" svg:viewBox="0 0 2470 33" draw:points="1234,33 0,33 0,0 2470,0 2470,33">
            <text:p/>
          </draw:polygon>
          <draw:path draw:style-name="gr3" draw:text-style-name="P9" draw:layer="layout" svg:width="0.256cm" svg:height="0.516cm" svg:x="10.766cm" svg:y="11.9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11.3cm" svg:y="12.0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2.051cm" svg:y="12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12.505cm" svg:y="11.8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Which is of the form } \frac{dy}{dx} + Py = Q§svg§600§FALSE§</svg:desc>
          <draw:polygon draw:style-name="gr2" draw:text-style-name="P8" draw:layer="layout" svg:width="11.779cm" svg:height="1.522cm" svg:x="15.337cm" svg:y="13.268cm" svg:viewBox="0 0 11780 1523" draw:points="5889,1523 0,1523 0,0 11780,0 11780,1523">
            <text:p/>
          </draw:polygon>
          <draw:path draw:style-name="gr3" draw:text-style-name="P9" draw:layer="layout" svg:width="0.766cm" svg:height="0.546cm" svg:x="15.312cm" svg:y="13.761cm" svg:viewBox="0 0 767 547" svg:d="M690 76c14-44 47-51 77-51v-25c-23 2-45 2-70 2-21 0-72-2-92-2v25c51 0 67 26 67 40 0 5-1 11-3 16l-116 357-124-380c-1-2-3-7-3-10 0-23 46-23 65-23v-25c-28 2-81 2-109 2-30 0-63-2-95-2v25c44 0 60 0 70 28l16 53-107 332-125-380c0-3-2-9-2-10 0-23 46-23 65-23v-25c-28 2-81 2-109 2-30 0-63-2-95-2v25c58 0 62 3 70 31l155 476c2 7 6 15 16 15 11 0 12-5 14-15l129-395 128 395c2 7 5 15 14 15 13 0 13-5 16-15z">
            <text:p/>
          </draw:path>
          <draw:path draw:style-name="gr3" draw:text-style-name="P9" draw:layer="layout" svg:width="0.39cm" svg:height="0.538cm" svg:x="16.118cm" svg:y="13.75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166cm" svg:height="0.518cm" svg:x="16.548cm" svg:y="13.77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295cm" svg:height="0.356cm" svg:x="16.764cm" svg:y="13.942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9cm" svg:height="0.538cm" svg:x="17.084cm" svg:y="13.75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166cm" svg:height="0.518cm" svg:x="17.772cm" svg:y="13.77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7.987cm" svg:y="13.94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44cm" svg:height="0.356cm" svg:x="18.545cm" svg:y="13.942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1cm" svg:height="0.546cm" svg:x="18.936cm" svg:y="13.743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9" draw:layer="layout" svg:width="0.244cm" svg:height="0.485cm" svg:x="19.42cm" svg:y="13.81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9cm" svg:height="0.538cm" svg:x="19.73cm" svg:y="13.75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20.157cm" svg:y="13.9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51cm" svg:height="0.546cm" svg:x="20.761cm" svg:y="13.743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9" draw:layer="layout" svg:width="0.344cm" svg:height="0.356cm" svg:x="20.993cm" svg:y="13.942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61cm" svg:height="0.342cm" svg:x="21.38cm" svg:y="13.947cm" svg:viewBox="0 0 262 343" svg:d="M107 86v-86l-107 9v24c55 0 62 6 62 43v209c0 34-9 34-62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604cm" svg:height="0.342cm" svg:x="21.687cm" svg:y="13.947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9" draw:layer="layout" svg:width="0.369cm" svg:height="0.546cm" svg:x="22.706cm" svg:y="13.229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23.1cm" svg:y="13.424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22.656cm" svg:y="14.079cm" svg:viewBox="0 0 847 33" draw:points="422,33 0,33 0,0 847,0 847,33">
            <text:p/>
          </draw:polygon>
          <draw:path draw:style-name="gr3" draw:text-style-name="P9" draw:layer="layout" svg:width="0.369cm" svg:height="0.546cm" svg:x="22.688cm" svg:y="14.284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23.082cm" svg:y="14.4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7cm" svg:x="23.809cm" svg:y="13.8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553cm" svg:height="0.529cm" svg:x="24.57cm" svg:y="13.761cm" svg:viewBox="0 0 554 530" svg:d="M204 285h132c109 0 218-81 218-167 0-60-51-118-153-118h-251c-14 0-23 0-23 14 0 11 7 11 23 11 8 0 22 0 33 1 12 0 16 4 16 13 0 1 0 5-2 14l-105 417c-8 30-9 35-71 35-12 0-21 0-21 16 0 9 9 9 12 9 21 0 76-2 99-2 16 0 33 0 49 0s34 2 49 2c7 0 16 0 16-16 0-9-7-9-21-9-28 0-51 0-51-14 0-3 2-7 4-12zM260 53c8-27 8-28 41-28h76c63 0 105 21 105 74 0 30-16 96-46 125-38 35-86 40-119 40h-109z">
            <text:p/>
          </draw:path>
          <draw:path draw:style-name="gr3" draw:text-style-name="P9" draw:layer="layout" svg:width="0.358cm" svg:height="0.501cm" svg:x="25.164cm" svg:y="13.94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182cm" svg:x="25.807cm" svg:y="14.0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6cm" svg:height="0.696cm" svg:x="26.618cm" svg:y="13.743cm" svg:viewBox="0 0 537 697" svg:d="M301 542c121-46 236-185 236-334 0-123-83-208-199-208-167 0-338 176-338 357 0 129 86 206 199 206 19 0 46-3 76-10-4 47-4 49-4 60 0 24 0 84 65 84 92 0 129-142 129-150 0-7-6-8-7-8-7 0-9 3-11 8-18 55-63 74-90 74-37 0-47-21-56-79zM155 535c-60-23-86-84-86-153 0-55 19-164 79-248 56-79 128-115 186-115 78 0 134 60 134 164 0 78-40 259-171 333-3-28-10-85-68-85-41 0-78 39-78 80 0 15 4 24 4 24zM202 544c-10 0-35 0-35-33 0-30 30-62 62-62 33 0 47 19 47 65 0 12 0 12-7 16-21 9-44 14-67 14z">
            <text:p/>
          </draw:path>
        </draw:g>
        <draw:g>
          <svg:title>TexMaths</svg:title>
          <svg:desc>22§display§\text {i.e.  } \frac{dy}{dx} + \left(\frac{1}{ 1 + x^2 } \right) y  = \frac{ e^{\tan ^{-1} x}}{1 + x^2}§svg§600§FALSE§</svg:desc>
          <draw:polygon draw:style-name="gr2" draw:text-style-name="P8" draw:layer="layout" svg:width="10.799cm" svg:height="1.95cm" svg:x="3.826cm" svg:y="13.071cm" svg:viewBox="0 0 10800 1951" draw:points="5401,1951 0,1951 0,0 10800,0 10800,1951">
            <text:p/>
          </draw:polygon>
          <draw:path draw:style-name="gr3" draw:text-style-name="P9" draw:layer="layout" svg:width="0.166cm" svg:height="0.518cm" svg:x="3.812cm" svg:y="13.8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4.069cm" svg:y="14.244cm" svg:viewBox="0 0 84 84" svg:d="M84 42c0-23-19-42-42-42s-42 19-42 42 19 42 42 42 42-19 42-42z">
            <text:p/>
          </draw:path>
          <draw:path draw:style-name="gr3" draw:text-style-name="P9" draw:layer="layout" svg:width="0.3cm" svg:height="0.356cm" svg:x="4.238cm" svg:y="13.9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4.627cm" svg:y="14.244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5.26cm" svg:y="13.266cm" svg:viewBox="0 0 370 547" svg:d="M370 9c0-2 0-9-11-9s-84 7-99 9c-5 0-10 3-10 14 0 10 7 10 19 10 37 0 39 6 39 13l-4 16-45 182c-14-28-37-49-72-49-90 0-187 115-187 227 0 74 42 125 104 125 16 0 54-4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58cm" svg:height="0.5cm" svg:x="5.655cm" svg:y="13.461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olygon draw:style-name="gr3" draw:text-style-name="P9" draw:layer="layout" svg:width="0.846cm" svg:height="0.032cm" svg:x="5.211cm" svg:y="14.117cm" svg:viewBox="0 0 847 33" draw:points="422,33 0,33 0,0 847,0 847,33">
            <text:p/>
          </draw:polygon>
          <draw:path draw:style-name="gr3" draw:text-style-name="P9" draw:layer="layout" svg:width="0.369cm" svg:height="0.546cm" svg:x="5.243cm" svg:y="14.32cm" svg:viewBox="0 0 370 547" svg:d="M370 9c0-2 0-9-11-9s-84 7-99 9c-5 0-10 3-10 14 0 10 7 10 19 10 37 0 39 6 39 13l-4 16-45 182c-14-28-37-49-72-49-90 0-187 115-187 227 0 74 42 125 104 125 16 0 54-4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5.637cm" svg:y="14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516cm" svg:x="6.364cm" svg:y="13.8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1cm" svg:height="1.855cm" svg:x="7.254cm" svg:y="13.204cm" svg:viewBox="0 0 382 1856" svg:d="M382 1849c0-4-2-6-4-7-28-30-81-81-132-166-125-199-181-450-181-747 0-210 28-477 155-707 62-111 125-175 160-208 2-2 2-3 2-7 0-7-5-7-16-7s-12 0-25 12c-260 236-341 590-341 915 0 304 70 610 268 842 15 18 44 50 77 78 9 9 10 9 21 9s16 0 16-7z">
            <text:p/>
          </draw:path>
          <draw:path draw:style-name="gr3" draw:text-style-name="P9" draw:layer="layout" svg:width="0.256cm" svg:height="0.516cm" svg:x="8.692cm" svg:y="13.289cm" svg:viewBox="0 0 257 517" svg:d="M160 19c0-17 0-19-19-19-48 49-116 49-141 49v25c16 0 62 0 102-21v403c0 28-2 36-72 36h-25v25c27-3 95-3 125-3 32 0 99 0 127 3v-25h-25c-70 0-72-8-72-36z">
            <text:p/>
          </draw:path>
          <draw:polygon draw:style-name="gr3" draw:text-style-name="P9" draw:layer="layout" svg:width="2.121cm" svg:height="0.032cm" svg:x="7.756cm" svg:y="14.117cm" svg:viewBox="0 0 2122 33" draw:points="1061,33 0,33 0,0 2122,0 2122,33">
            <text:p/>
          </draw:polygon>
          <draw:path draw:style-name="gr3" draw:text-style-name="P9" draw:layer="layout" svg:width="0.256cm" svg:height="0.516cm" svg:x="7.825cm" svg:y="14.341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9" draw:layer="layout" svg:width="0.515cm" svg:height="0.516cm" svg:x="8.358cm" svg:y="14.40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9.109cm" svg:y="14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9.563cm" svg:y="14.274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9" draw:layer="layout" svg:width="0.381cm" svg:height="1.855cm" svg:x="9.996cm" svg:y="13.204cm" svg:viewBox="0 0 382 1856" svg:d="M382 929c0-305-70-611-268-843-15-17-44-49-75-77-11-9-13-9-23-9-9 0-16 0-16 7 0 4 4 7 5 9 27 28 79 79 131 163 124 199 181 451 181 748 0 209-27 477-155 707-62 111-127 174-158 208-2 1-4 3-4 7 0 7 7 7 16 7 10 0 12 0 24-13 261-235 342-589 342-914z">
            <text:p/>
          </draw:path>
          <draw:path draw:style-name="gr3" draw:text-style-name="P9" draw:layer="layout" svg:width="0.358cm" svg:height="0.5cm" svg:x="10.69cm" svg:y="13.984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1.332cm" svg:y="14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2.233cm" svg:y="13.461cm" svg:viewBox="0 0 299 352" svg:d="M109 164c23 0 81-2 120-18 54-23 58-69 58-79 0-35-30-67-83-67-86 0-204 76-204 211 0 79 46 141 121 141 113 0 178-83 178-92 0-5-5-10-10-10-4 0-6 2-9 9-62 75-146 75-157 75-60 0-67-65-67-90 0-8 0-33 13-80zM74 146c30-118 109-128 130-128 37 0 56 22 56 49 0 79-123 79-154 79z">
            <text:p/>
          </draw:path>
          <draw:path draw:style-name="gr3" draw:text-style-name="P9" draw:layer="layout" svg:width="0.187cm" svg:height="0.338cm" svg:x="12.573cm" svg:y="13.19cm" svg:viewBox="0 0 188 339" svg:d="M93 120h87v-20h-87v-100h-17c0 49-23 102-76 104v16h51v146c0 61 46 73 76 73 37 0 61-29 61-73v-30h-17v30c0 37-18 56-39 56-39 0-39-46-39-55z">
            <text:p/>
          </draw:path>
          <draw:path draw:style-name="gr3" draw:text-style-name="P9" draw:layer="layout" svg:width="0.27cm" svg:height="0.247cm" svg:x="12.828cm" svg:y="13.282cm" svg:viewBox="0 0 271 248" svg:d="M213 97c0-28 0-50-25-71-23-17-49-26-81-26-51 0-88 19-88 53 0 17 13 26 27 26s24-10 24-24c0-11-3-22-19-27 21-12 53-12 55-12 31 0 65 19 65 65v17c-30 0-67 2-108 18-47 18-63 48-63 72 0 46 56 60 95 60 44 0 69-25 81-46 2 23 18 44 42 44 0 0 53 0 53-53v-29h-18v29c0 6 0 32-21 32-19 0-19-26-19-33zM171 165c0 53-46 69-71 69-28 0-54-19-54-46 0-30 26-72 125-75z">
            <text:p/>
          </draw:path>
          <draw:path draw:style-name="gr3" draw:text-style-name="P9" draw:layer="layout" svg:width="0.291cm" svg:height="0.24cm" svg:x="13.136cm" svg:y="13.284cm" svg:viewBox="0 0 292 241" svg:d="M252 76c0-48-25-76-83-76-44 0-74 25-88 53h-2v-53l-79 5v21c37 0 40 4 40 30v141c0 23-5 23-40 23v21c2 0 39-4 62-4 21 0 58 2 63 4v-21c-35 0-41 0-41-23v-99c0-56 44-82 81-82s43 30 43 58v123c0 23-6 23-41 23v21c2 0 39-4 62-4 21 0 58 2 63 4v-21c-35 0-40 0-40-23z">
            <text:p/>
          </draw:path>
          <draw:path draw:style-name="gr3" draw:text-style-name="P9" draw:layer="layout" svg:width="0.296cm" svg:height="0.022cm" svg:x="13.511cm" svg:y="13.182cm" svg:viewBox="0 0 297 23" svg:d="M280 23c7 0 17 0 17-11 0-12-10-12-17-12h-262c-7 0-18 0-18 12 0 11 11 11 18 11z">
            <text:p/>
          </draw:path>
          <draw:path draw:style-name="gr3" draw:text-style-name="P9" draw:layer="layout" svg:width="0.159cm" svg:height="0.258cm" svg:x="13.923cm" svg:y="13.032cm" svg:viewBox="0 0 160 259" svg:d="M100 12c0-12-1-12-14-12-28 25-72 25-79 25h-7v17h7c9 0 33-2 56-10v193c0 12 0 18-40 18h-19v16c21-2 56-2 77-2 23 0 58 0 79 2v-16h-19c-41 0-41-6-41-18z">
            <text:p/>
          </draw:path>
          <draw:path draw:style-name="gr3" draw:text-style-name="P9" draw:layer="layout" svg:width="0.291cm" svg:height="0.245cm" svg:x="14.301cm" svg:y="13.284cm" svg:viewBox="0 0 292 246" svg:d="M109 183c-5 18-23 47-51 47-2 0-18 0-30-7 23-7 25-26 25-30 0-12-9-21-21-21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9" draw:layer="layout" svg:width="2.468cm" svg:height="0.032cm" svg:x="12.198cm" svg:y="14.117cm" svg:viewBox="0 0 2469 33" draw:points="1234,33 0,33 0,0 2469,0 2469,33">
            <text:p/>
          </draw:polygon>
          <draw:path draw:style-name="gr3" draw:text-style-name="P9" draw:layer="layout" svg:width="0.256cm" svg:height="0.516cm" svg:x="12.439cm" svg:y="14.341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9" draw:layer="layout" svg:width="0.515cm" svg:height="0.516cm" svg:x="12.972cm" svg:y="14.40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3.724cm" svg:y="14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24cm" svg:height="0.36cm" svg:x="14.178cm" svg:y="14.274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draw:frame presentation:style-name="pr7" draw:text-style-name="P7" draw:layer="layout" svg:width="26.679cm" svg:height="14.666cm" svg:x="0.8cm" svg:y="0.491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text {Where } P = \frac{1}{ 1 + x^2 } \text { and } Q = \frac{ e^{\tan ^{-1} x}}{1 + x^2}§svg§600§FALSE§</svg:desc>
          <draw:polygon draw:style-name="gr2" draw:text-style-name="P8" draw:layer="layout" svg:width="12.3cm" svg:height="1.812cm" svg:x="3.936cm" svg:y="0.668cm" svg:viewBox="0 0 12301 1813" draw:points="6149,1813 0,1813 0,0 12301,0 12301,1813">
            <text:p/>
          </draw:polygon>
          <draw:path draw:style-name="gr3" draw:text-style-name="P9" draw:layer="layout" svg:width="0.766cm" svg:height="0.546cm" svg:x="3.911cm" svg:y="1.395cm" svg:viewBox="0 0 767 547" svg:d="M690 76c14-44 47-51 77-51v-25c-23 2-45 2-70 2-21 0-72-2-92-2v25c51 0 67 26 67 40 0 5-1 11-3 16l-116 357-124-380c-1-2-3-7-3-10 0-23 46-23 65-23v-25c-28 2-81 2-109 2-30 0-63-2-95-2v25c44 0 60 0 70 28l16 53-107 332-125-380c0-3-2-9-2-10 0-23 46-23 65-23v-25c-28 2-81 2-109 2-30 0-63-2-95-2v25c58 0 62 3 70 31l155 476c2 7 6 15 16 15 11 0 12-5 14-15l129-395 128 395c2 7 5 15 14 15 13 0 13-5 16-15z">
            <text:p/>
          </draw:path>
          <draw:path draw:style-name="gr3" draw:text-style-name="P9" draw:layer="layout" svg:width="0.39cm" svg:height="0.538cm" svg:x="4.717cm" svg:y="1.38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5.143cm" svg:y="1.57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5.486cm" svg:y="1.58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5.789cm" svg:y="1.57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553cm" svg:height="0.529cm" svg:x="6.4cm" svg:y="1.395cm" svg:viewBox="0 0 554 530" svg:d="M204 285h132c109 0 218-81 218-167 0-60-51-118-153-118h-251c-14 0-23 0-23 14 0 11 7 11 23 11 8 0 22 0 33 1 12 0 16 4 16 13 0 1 0 5-4 14l-103 417c-8 30-9 35-71 35-12 0-21 0-21 16 0 9 9 9 12 9 21 0 76-2 99-2 16 0 33 0 49 0s34 2 49 2c6 0 16 0 16-16 0-9-7-9-21-9-28 0-51 0-51-14 0-3 2-7 4-12zM260 53c8-27 8-28 41-28h76c63 0 105 21 105 74 0 29-16 96-46 125-38 35-86 40-119 40h-109z">
            <text:p/>
          </draw:path>
          <draw:path draw:style-name="gr3" draw:text-style-name="P9" draw:layer="layout" svg:width="0.515cm" svg:height="0.182cm" svg:x="7.23cm" svg:y="1.6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6cm" svg:x="9.033cm" svg:y="0.88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2.122cm" svg:height="0.032cm" svg:x="8.096cm" svg:y="1.715cm" svg:viewBox="0 0 2123 33" draw:points="1061,33 0,33 0,0 2123,0 2123,33">
            <text:p/>
          </draw:polygon>
          <draw:path draw:style-name="gr3" draw:text-style-name="P9" draw:layer="layout" svg:width="0.256cm" svg:height="0.516cm" svg:x="8.165cm" svg:y="1.9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8.698cm" svg:y="2.00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9.451cm" svg:y="2.1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9.904cm" svg:y="1.8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49cm" svg:height="0.356cm" svg:x="10.601cm" svg:y="1.57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10.979cm" svg:y="1.58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6cm" svg:x="11.41cm" svg:y="1.388cm" svg:viewBox="0 0 384 547" svg:d="M269 496v51l115-8v-25c-55 0-62-5-62-42v-472l-111 9v24c55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9" draw:layer="layout" svg:width="0.536cm" svg:height="0.696cm" svg:x="12.109cm" svg:y="1.379cm" svg:viewBox="0 0 537 697" svg:d="M301 542c121-46 236-185 236-334 0-124-83-208-199-208-167 0-338 176-338 357 0 129 86 206 199 206 19 0 46-3 76-10-4 47-4 49-4 59 0 25 0 85 65 85 92 0 129-143 129-150s-6-8-7-8c-7 0-9 3-11 8-18 55-63 74-90 74-37 0-47-21-56-79zM155 535c-60-23-86-84-86-153 0-55 19-164 79-248 56-79 128-115 186-115 78 0 134 60 134 164 0 77-40 259-171 333-3-28-10-85-68-85-41 0-78 39-78 79 0 16 4 25 4 25zM204 544c-12 0-37 0-37-34 0-30 30-61 62-61 33 0 47 19 47 65 0 12 0 12-7 16-21 9-44 14-65 14z">
            <text:p/>
          </draw:path>
          <draw:path draw:style-name="gr3" draw:text-style-name="P9" draw:layer="layout" svg:width="0.515cm" svg:height="0.182cm" svg:x="12.94cm" svg:y="1.6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3.841cm" svg:y="1.058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187cm" svg:height="0.339cm" svg:x="14.182cm" svg:y="0.787cm" svg:viewBox="0 0 188 340" svg:d="M93 120h87v-20h-87v-100h-17c0 49-23 102-76 104v16h51v146c0 61 46 74 76 74 37 0 61-30 61-74v-30h-17v30c0 37-18 56-39 56-39 0-39-46-39-54z">
            <text:p/>
          </draw:path>
          <draw:path draw:style-name="gr3" draw:text-style-name="P9" draw:layer="layout" svg:width="0.27cm" svg:height="0.247cm" svg:x="14.438cm" svg:y="0.879cm" svg:viewBox="0 0 271 248" svg:d="M213 97c0-28 0-49-25-71-23-17-49-26-81-26-51 0-88 19-88 53 0 17 13 26 27 26s24-10 24-24c0-11-3-22-19-27 21-12 53-12 55-12 31 0 65 19 65 65v18c-30 0-67 1-106 17-49 18-65 48-65 72 0 46 56 60 95 60 44 0 69-24 81-46 2 23 18 44 42 44 0 0 53 0 53-52v-30h-18v30c0 5 0 31-21 31-19 0-19-26-19-33zM171 165c0 53-46 69-71 69-28 0-54-19-54-46 0-30 26-72 125-75z">
            <text:p/>
          </draw:path>
          <draw:path draw:style-name="gr3" draw:text-style-name="P9" draw:layer="layout" svg:width="0.291cm" svg:height="0.24cm" svg:x="14.746cm" svg:y="0.881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9" draw:layer="layout" svg:width="0.296cm" svg:height="0.022cm" svg:x="15.119cm" svg:y="0.779cm" svg:viewBox="0 0 297 23" svg:d="M280 23c7 0 17 0 17-11 0-12-10-12-17-12h-264c-5 0-16 0-16 12 0 11 11 11 16 11z">
            <text:p/>
          </draw:path>
          <draw:path draw:style-name="gr3" draw:text-style-name="P9" draw:layer="layout" svg:width="0.159cm" svg:height="0.258cm" svg:x="15.532cm" svg:y="0.629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9" draw:layer="layout" svg:width="0.291cm" svg:height="0.245cm" svg:x="15.909cm" svg:y="0.881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9" draw:layer="layout" svg:width="2.468cm" svg:height="0.032cm" svg:x="13.806cm" svg:y="1.715cm" svg:viewBox="0 0 2469 33" draw:points="1234,33 0,33 0,0 2469,0 2469,33">
            <text:p/>
          </draw:polygon>
          <draw:path draw:style-name="gr3" draw:text-style-name="P9" draw:layer="layout" svg:width="0.256cm" svg:height="0.516cm" svg:x="14.049cm" svg:y="1.9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14.58cm" svg:y="2.00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5.333cm" svg:y="2.1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15.787cm" svg:y="1.8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Now, I.F. } = e^{\int P dx} =  e^{ \int \frac{1}{1 + x^2} dx} = §svg§600§FALSE§</svg:desc>
          <draw:polygon draw:style-name="gr2" draw:text-style-name="P8" draw:layer="layout" svg:width="11.322cm" svg:height="0.953cm" svg:x="4.027cm" svg:y="3.369cm" svg:viewBox="0 0 11323 954" draw:points="5662,954 0,954 0,0 11323,0 11323,954">
            <text:p/>
          </draw:polygon>
          <draw:path draw:style-name="gr3" draw:text-style-name="P9" draw:layer="layout" svg:width="0.529cm" svg:height="0.529cm" svg:x="4.013cm" svg:y="3.682cm" svg:viewBox="0 0 530 530" svg:d="M155 11c-7-11-9-11-23-11h-132v25h23c10 0 26 0 39 1 17 2 17 2 17 18v405c0 21 0 56-79 56v25c26 0 65-2 92-2 24 0 63 2 89 2v-25c-79 0-79-35-79-56v-403c4 3 4 3 7 9l317 464c7 11 7 11 12 11 13 0 13-5 13-19v-430c0-21 0-56 79-56v-25c-27 0-65 2-92 2-24 0-63-2-90-2v25c80 0 80 35 80 56v331z">
            <text:p/>
          </draw:path>
          <draw:path draw:style-name="gr3" draw:text-style-name="P9" draw:layer="layout" svg:width="0.344cm" svg:height="0.356cm" svg:x="4.59cm" svg:y="3.86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53cm" svg:height="0.342cm" svg:x="4.948cm" svg:y="3.878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9" draw:layer="layout" svg:width="0.091cm" svg:height="0.231cm" svg:x="5.558cm" svg:y="4.128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9" draw:layer="layout" svg:width="0.237cm" svg:height="0.529cm" svg:x="5.986cm" svg:y="3.682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9" draw:layer="layout" svg:width="0.083cm" svg:height="0.084cm" svg:x="6.31cm" svg:y="4.128cm" svg:viewBox="0 0 84 85" svg:d="M84 42c0-23-19-42-42-42s-42 19-42 42 19 43 42 43 42-20 42-43z">
            <text:p/>
          </draw:path>
          <draw:path draw:style-name="gr3" draw:text-style-name="P9" draw:layer="layout" svg:width="0.448cm" svg:height="0.527cm" svg:x="6.484cm" svg:y="3.684cm" svg:viewBox="0 0 449 528" svg:d="M426 0h-426v25h19c60 0 60 8 60 35v407c0 28 0 37-60 37h-19v24c26-3 88-3 118-3 32 0 102 0 130 3v-24h-24c-74 0-74-11-74-37v-192h66c74 0 81 26 81 91h20v-206h-20c0 65-7 92-81 92h-66v-197c0-25 1-30 37-30h93c116 0 135 42 148 149h21z">
            <text:p/>
          </draw:path>
          <draw:path draw:style-name="gr3" draw:text-style-name="P9" draw:layer="layout" svg:width="0.083cm" svg:height="0.084cm" svg:x="7.029cm" svg:y="4.128cm" svg:viewBox="0 0 84 85" svg:d="M84 42c0-23-19-42-42-42s-42 19-42 42 19 43 42 43 42-20 42-43z">
            <text:p/>
          </draw:path>
          <draw:path draw:style-name="gr3" draw:text-style-name="P9" draw:layer="layout" svg:width="0.515cm" svg:height="0.182cm" svg:x="7.693cm" svg:y="3.9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8.503cm" svg:y="3.869cm" svg:viewBox="0 0 299 352" svg:d="M109 164c23 0 81-2 120-18 54-23 58-69 58-79 0-35-30-67-83-67-86 0-204 76-204 211 0 80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9" draw:layer="layout" svg:width="0.333cm" svg:height="0.603cm" svg:x="8.869cm" svg:y="3.455cm" svg:viewBox="0 0 334 604" svg:d="M304 28c-3 0-19 5-19 25 0 17 14 24 25 24 10 0 24-7 24-26 0-28-30-51-66-51-43 0-80 32-97 100-7 23-28 182-39 305 0 14-4 49-7 77-7 62-18 106-58 106-11 0-27-3-37-12 3-2 19-7 19-25s-14-25-24-25c-11 0-25 7-25 25 0 30 30 53 67 53 42 0 79-34 97-100 7-23 28-184 38-307 2-12 4-47 7-77 7-60 20-104 59-104 10 0 26 2 36 12z">
            <text:p/>
          </draw:path>
          <draw:path draw:style-name="gr3" draw:text-style-name="P9" draw:layer="layout" svg:width="0.414cm" svg:height="0.371cm" svg:x="9.388cm" svg:y="3.522cm" svg:viewBox="0 0 415 372" svg:d="M146 202h99c91 0 170-58 170-117 0-46-45-85-119-85h-190c-11 0-18 0-18 12 0 7 5 7 18 7 8 0 10 0 21 2 10 0 12 2 12 7 0 2 0 4-3 12l-71 287c-5 22-7 25-49 25-9 0-16 0-16 12 0 0 0 8 9 8 16 0 54-2 70-2 9 0 28 0 37 0 12 0 25 2 35 2 4 0 13 0 13-13 0-7-7-7-18-7-2 0-10 0-21-2-12 0-12-1-12-7 0-1 0-3 1-12zM187 39c3-18 3-20 26-20h65c49 0 81 16 81 55 0 16-7 60-33 84-20 16-51 27-90 27h-86z">
            <text:p/>
          </draw:path>
          <draw:path draw:style-name="gr3" draw:text-style-name="P9" draw:layer="layout" svg:width="0.279cm" svg:height="0.383cm" svg:x="9.858cm" svg:y="3.515cm" svg:viewBox="0 0 280 384" svg:d="M278 16c0 0 2-7 2-9s-2-7-9-7c-11 0-56 4-70 5-4 0-11 2-11 13 0 8 7 8 14 8 27 0 27 4 27 7 0 4-2 7-4 13l-30 123c-12-18-30-32-56-32-71 0-141 78-141 155 0 53 35 92 83 92 28 0 54-18 77-39 11 32 41 39 56 39 20 0 32-12 43-30 12-21 19-53 19-55 0-7-7-7-9-7-7 0-9 2-12 18-7 26-18 58-41 58-14 0-17-12-17-26 0-11 2-16 3-23zM162 310c-4 14-16 26-28 35-6 5-27 23-50 23-21 0-40-14-40-53 0-28 16-88 28-111 25-44 53-51 69-51 37 0 47 41 47 48 0 1 0 5-1 7z">
            <text:p/>
          </draw:path>
          <draw:path draw:style-name="gr3" draw:text-style-name="P9" draw:layer="layout" svg:width="0.291cm" svg:height="0.245cm" svg:x="10.173cm" svg:y="3.652cm" svg:viewBox="0 0 292 246" svg:d="M109 183c-5 18-23 48-51 48-2 0-18 0-30-7 23-7 25-27 25-30 0-13-9-21-21-21-16 0-32 14-32 33 0 28 30 40 56 40 27 0 48-15 62-38 14 28 44 38 65 38 63 0 95-68 95-84 0-7-7-7-9-7-7 0-7 3-9 11-12 36-45 65-75 65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182cm" svg:x="10.794cm" svg:y="3.9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1.603cm" svg:y="3.869cm" svg:viewBox="0 0 299 352" svg:d="M109 164c23 0 81-2 120-18 54-23 58-69 58-79 0-35-30-67-83-67-86 0-204 76-204 211 0 80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9" draw:layer="layout" svg:width="0.333cm" svg:height="0.603cm" svg:x="11.97cm" svg:y="3.36cm" svg:viewBox="0 0 334 604" svg:d="M304 28c-3 0-19 5-19 25 0 17 14 24 25 24 10 0 24-7 24-26 0-28-30-51-66-51-43 0-80 32-97 100-7 23-28 182-39 305 0 14-4 49-7 77-7 62-18 106-58 106-11 0-27-3-37-12 3-2 19-7 19-25s-14-25-24-25c-11 0-25 7-25 25 0 30 30 53 67 53 42 0 79-34 97-100 7-23 28-184 38-307 2-12 4-47 7-77 7-60 20-104 59-104 10 0 26 2 36 12z">
            <text:p/>
          </draw:path>
          <draw:path draw:style-name="gr3" draw:text-style-name="P9" draw:layer="layout" svg:width="0.159cm" svg:height="0.258cm" svg:x="13.101cm" svg:y="3.33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9" draw:layer="layout" svg:width="1.27cm" svg:height="0.027cm" svg:x="12.543cm" svg:y="3.647cm" svg:viewBox="0 0 1271 28" draw:points="635,28 0,28 0,0 1271,0 1271,28">
            <text:p/>
          </draw:polygon>
          <draw:path draw:style-name="gr3" draw:text-style-name="P9" draw:layer="layout" svg:width="0.159cm" svg:height="0.258cm" svg:x="12.598cm" svg:y="3.805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9" draw:layer="layout" svg:width="0.323cm" svg:height="0.323cm" svg:x="12.842cm" svg:y="3.805cm" svg:viewBox="0 0 324 324" svg:d="M172 173h136c5 0 16 0 16-11s-11-11-16-11h-136v-135c0-5 0-16-10-16-11 0-11 11-11 16v135h-135c-5 0-16 0-16 11s11 11 16 11h135v135c0 5 0 16 11 16 10 0 10-11 10-16z">
            <text:p/>
          </draw:path>
          <draw:path draw:style-name="gr3" draw:text-style-name="P9" draw:layer="layout" svg:width="0.228cm" svg:height="0.177cm" svg:x="13.238cm" svg:y="3.892cm" svg:viewBox="0 0 229 178" svg:d="M206 19c-18 6-18 23-18 23 0 7 4 16 18 16 10 0 23-9 23-26 0-23-25-32-46-32-25 0-42 16-49 26-13-22-39-26-53-26-48 0-76 46-76 60 0 5 7 5 9 5 4 0 7 0 7-3 12-39 44-48 60-48 12 0 26 5 26 25 0 10-7 37-19 90-7 21-25 35-40 35-4 0-15 0-23-7 15-6 15-21 15-21 0-13-7-18-15-18-11 0-25 9-25 26 0 25 26 34 46 34 23 0 38-14 49-28 16 24 41 28 53 28 49 0 76-48 76-62 0-5-6-5-8-5-7 0-8 2-8 5-13 35-43 48-58 48-13 0-29-4-29-27 0-5 0-7 4-21 5-26 16-70 19-77 6-11 18-25 39-25 0 0 14 0 23 5z">
            <text:p/>
          </draw:path>
          <draw:path draw:style-name="gr3" draw:text-style-name="P9" draw:layer="layout" svg:width="0.193cm" svg:height="0.258cm" svg:x="13.545cm" svg:y="3.691cm" svg:viewBox="0 0 194 259" svg:d="M194 185h-16c-2 7-6 32-11 35-3 2-37 2-42 2h-77c26-20 56-41 79-56 35-25 67-48 67-89 0-49-46-77-102-77-53 0-92 30-92 69 0 19 18 23 23 23 10 0 23-7 23-23 0-14-11-21-23-23 10-18 33-28 60-28 38 0 70 22 70 59 0 34-23 59-53 83l-95 81c-5 4-5 4-5 7v11h181z">
            <text:p/>
          </draw:path>
          <draw:path draw:style-name="gr3" draw:text-style-name="P9" draw:layer="layout" svg:width="0.279cm" svg:height="0.383cm" svg:x="13.937cm" svg:y="3.42cm" svg:viewBox="0 0 280 384" svg:d="M278 16c0 0 2-7 2-9s-2-7-9-7c-11 0-56 4-70 5-4 0-11 2-11 13 0 8 7 8 14 8 27 0 27 4 27 7 0 4-2 7-4 13l-30 123c-12-18-30-32-56-32-71 0-141 78-141 155 0 53 35 92 83 92 28 0 54-18 77-39 11 32 41 39 56 39 20 0 32-12 43-30 12-21 19-53 19-55 0-7-7-7-9-7-7 0-9 2-12 18-7 26-18 58-41 58-14 0-17-12-17-26 0-11 2-16 3-23zM162 310c-4 14-16 26-28 35-6 5-27 23-50 23-21 0-40-14-40-53 0-28 16-88 28-111 25-44 53-51 69-51 37 0 47 41 47 48 0 1 0 5-1 7z">
            <text:p/>
          </draw:path>
          <draw:path draw:style-name="gr3" draw:text-style-name="P9" draw:layer="layout" svg:width="0.291cm" svg:height="0.245cm" svg:x="14.252cm" svg:y="3.557cm" svg:viewBox="0 0 292 246" svg:d="M109 183c-5 18-23 48-51 48-2 0-18 0-30-7 23-7 25-27 25-30 0-13-9-21-21-21-16 0-32 14-32 33 0 28 30 40 58 40 25 0 46-15 60-38 14 28 44 38 65 38 63 0 95-68 95-84 0-7-7-7-9-7-7 0-7 3-9 11-12 36-44 65-75 65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515cm" svg:height="0.182cm" svg:x="14.873cm" svg:y="3.927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\therefore \ \ \text { The general solution is }\ y.\text {( I.F. )}  = \smallint Q \text {( I.F. )} dx§svg§600§FALSE§</svg:desc>
          <draw:polygon draw:style-name="gr2" draw:text-style-name="P8" draw:layer="layout" svg:width="17.914cm" svg:height="0.696cm" svg:x="2.332cm" svg:y="5.07cm" svg:viewBox="0 0 17915 697" draw:points="8957,697 0,697 0,0 17915,0 17915,697">
            <text:p/>
          </draw:polygon>
          <draw:path draw:style-name="gr3" draw:text-style-name="P9" draw:layer="layout" svg:width="0.469cm" svg:height="0.418cm" svg:x="2.316cm" svg:y="5.253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9" draw:layer="layout" svg:width="0.502cm" svg:height="0.523cm" svg:x="3.824cm" svg:y="5.087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9" draw:layer="layout" svg:width="0.39cm" svg:height="0.537cm" svg:x="4.381cm" svg:y="5.0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4.806cm" svg:y="5.2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5.408cm" svg:y="5.2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cm" svg:height="0.356cm" svg:x="5.794cm" svg:y="5.2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6.141cm" svg:y="5.26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cm" svg:height="0.356cm" svg:x="6.568cm" svg:y="5.2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6.911cm" svg:y="5.26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9cm" svg:height="0.356cm" svg:x="7.225cm" svg:y="5.26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173cm" svg:height="0.537cm" svg:x="7.605cm" svg:y="5.07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254cm" svg:height="0.356cm" svg:x="8.077cm" svg:y="5.2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44cm" svg:height="0.356cm" svg:x="8.378cm" svg:y="5.26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173cm" svg:height="0.537cm" svg:x="8.768cm" svg:y="5.07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9cm" svg:height="0.351cm" svg:x="8.983cm" svg:y="5.268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9" draw:layer="layout" svg:width="0.242cm" svg:height="0.485cm" svg:x="9.402cm" svg:y="5.13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9.713cm" svg:y="5.09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9.925cm" svg:y="5.26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0.314cm" svg:y="5.26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166cm" svg:height="0.518cm" svg:x="11.002cm" svg:y="5.09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54cm" svg:height="0.356cm" svg:x="11.217cm" svg:y="5.2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58cm" svg:height="0.5cm" svg:x="12.035cm" svg:y="5.26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083cm" svg:height="0.083cm" svg:x="12.486cm" svg:y="5.529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711cm" svg:y="5.03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13.214cm" svg:y="5.082cm" svg:viewBox="0 0 238 529" svg:d="M153 60c0-27 2-35 63-35h22v-25c-27 2-88 2-118 2-32 0-92 0-120-2v25h21c60 0 63 8 63 35v410c0 28-3 35-63 35h-21v24c28-1 88-1 118-1 32 0 93 0 120 1v-24h-22c-61 0-63-7-63-35z">
            <text:p/>
          </draw:path>
          <draw:path draw:style-name="gr3" draw:text-style-name="P9" draw:layer="layout" svg:width="0.083cm" svg:height="0.083cm" svg:x="13.538cm" svg:y="5.529cm" svg:viewBox="0 0 84 84" svg:d="M84 42c0-23-19-42-42-42s-42 19-42 42 19 42 42 42 42-19 42-42z">
            <text:p/>
          </draw:path>
          <draw:path draw:style-name="gr3" draw:text-style-name="P9" draw:layer="layout" svg:width="0.446cm" svg:height="0.527cm" svg:x="13.712cm" svg:y="5.086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083cm" svg:height="0.083cm" svg:x="14.258cm" svg:y="5.529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4.708cm" svg:y="5.0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5.222cm" svg:y="5.3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3cm" svg:height="0.72cm" svg:x="16.037cm" svg:y="5.057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9" draw:layer="layout" svg:width="0.536cm" svg:height="0.696cm" svg:x="16.571cm" svg:y="5.066cm" svg:viewBox="0 0 537 697" svg:d="M301 542c121-46 236-185 236-334 0-124-83-208-199-208-167 0-338 176-338 357 0 129 86 206 199 206 19 0 46-4 76-11-4 48-4 50-4 60 0 25 0 85 65 85 92 0 129-143 129-150s-6-9-7-9c-7 0-9 4-11 9-18 55-63 74-90 74-37 0-47-21-56-79zM155 535c-60-23-86-85-86-153 0-55 19-164 79-248 56-79 128-115 186-115 78 0 134 60 134 164 0 77-40 259-171 332-3-28-10-84-68-84-41 0-78 39-78 79 0 16 4 25 4 25zM202 544c-10 0-35 0-35-34 0-30 30-61 62-61 33 0 47 19 47 65 0 12 0 12-7 15-21 9-44 15-67 15z">
            <text:p/>
          </draw:path>
          <draw:path draw:style-name="gr3" draw:text-style-name="P9" draw:layer="layout" svg:width="0.18cm" svg:height="0.773cm" svg:x="17.22cm" svg:y="5.03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17.723cm" svg:y="5.082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083cm" svg:height="0.083cm" svg:x="18.047cm" svg:y="5.529cm" svg:viewBox="0 0 84 84" svg:d="M84 42c0-23-19-42-42-42s-42 19-42 42 19 42 42 42 42-19 42-42z">
            <text:p/>
          </draw:path>
          <draw:path draw:style-name="gr3" draw:text-style-name="P9" draw:layer="layout" svg:width="0.446cm" svg:height="0.527cm" svg:x="18.221cm" svg:y="5.086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083cm" svg:height="0.083cm" svg:x="18.767cm" svg:y="5.529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9.218cm" svg:y="5.0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9.505cm" svg:y="5.07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19.899cm" svg:y="5.2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y.(e^{ \tan^{-1}x})  = \int \left( \frac{ e^{\tan ^{-1} x}}{1 + x^2} \right)(e^{ \tan^{-1}x}) \ dx§svg§600§FALSE§</svg:desc>
          <draw:polygon draw:style-name="gr2" draw:text-style-name="P8" draw:layer="layout" svg:width="13.687cm" svg:height="2.241cm" svg:x="3.935cm" svg:y="6.372cm" svg:viewBox="0 0 13688 2242" draw:points="6844,2242 0,2242 0,0 13688,0 13688,2242">
            <text:p/>
          </draw:polygon>
          <draw:path draw:style-name="gr3" draw:text-style-name="P9" draw:layer="layout" svg:width="0.358cm" svg:height="0.501cm" svg:x="3.919cm" svg:y="7.345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ath draw:style-name="gr3" draw:text-style-name="P9" draw:layer="layout" svg:width="0.083cm" svg:height="0.083cm" svg:x="4.37cm" svg:y="7.60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4.595cm" svg:y="7.10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98cm" svg:height="0.351cm" svg:x="4.854cm" svg:y="7.34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187cm" svg:height="0.339cm" svg:x="5.195cm" svg:y="7.033cm" svg:viewBox="0 0 188 340" svg:d="M93 120h87v-20h-87v-100h-17c0 49-23 102-76 104v16h51v146c0 61 46 74 76 74 37 0 61-30 61-74v-30h-17v30c0 37-18 56-39 56-39 0-39-46-39-55z">
            <text:p/>
          </draw:path>
          <draw:path draw:style-name="gr3" draw:text-style-name="P9" draw:layer="layout" svg:width="0.27cm" svg:height="0.247cm" svg:x="5.45cm" svg:y="7.125cm" svg:viewBox="0 0 271 248" svg:d="M213 97c0-28 0-49-25-71-23-17-49-26-81-26-51 0-88 19-88 53 0 17 13 26 27 26s24-10 24-24c0-11-3-22-19-27 21-12 53-12 55-12 31 0 65 19 65 65v18c-30 0-67 1-106 17-49 18-65 48-65 72 0 46 56 60 95 60 44 0 69-25 81-46 2 23 18 44 42 44 0 0 53 0 53-52v-30h-18v30c0 5 0 31-21 31-19 0-19-26-19-33zM171 165c0 53-46 69-71 69-28 0-54-19-54-46 0-30 26-72 125-75z">
            <text:p/>
          </draw:path>
          <draw:path draw:style-name="gr3" draw:text-style-name="P9" draw:layer="layout" svg:width="0.291cm" svg:height="0.24cm" svg:x="5.758cm" svg:y="7.128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9" draw:layer="layout" svg:width="0.296cm" svg:height="0.022cm" svg:x="6.131cm" svg:y="7.026cm" svg:viewBox="0 0 297 23" svg:d="M280 23c7 0 17 0 17-11 0-12-10-12-17-12h-264c-5 0-16 0-16 12 0 11 11 11 16 11z">
            <text:p/>
          </draw:path>
          <draw:path draw:style-name="gr3" draw:text-style-name="P9" draw:layer="layout" svg:width="0.159cm" svg:height="0.258cm" svg:x="6.543cm" svg:y="6.877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9" draw:layer="layout" svg:width="0.291cm" svg:height="0.245cm" svg:x="6.921cm" svg:y="7.128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18cm" svg:height="0.773cm" svg:x="7.33cm" svg:y="7.10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182cm" svg:x="7.844cm" svg:y="7.4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8.66cm" svg:y="6.634cm" svg:viewBox="0 0 688 1719" svg:d="M37 1684c25 0 39-18 39-37 0-26-20-39-37-39-20 0-39 13-39 39 0 41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404cm" svg:height="2.32cm" svg:x="9.702cm" svg:y="6.333cm" svg:viewBox="0 0 405 2321" svg:d="M405 2312c0-2 0-3-6-9-73-89-135-188-181-297-102-236-142-512-142-846 0-329 37-618 153-871 44-99 104-190 172-275 2-2 4-3 4-7 0-7-6-7-18-7-10 0-12 0-14 2-2 0-49 47-109 132-136 190-204 417-239 647-18 125-25 252-25 379 0 288 37 584 160 850 56 117 130 223 206 304 7 5 9 7 21 7s18 0 18-9z">
            <text:p/>
          </draw:path>
          <draw:path draw:style-name="gr3" draw:text-style-name="P9" draw:layer="layout" svg:width="0.298cm" svg:height="0.351cm" svg:x="10.26cm" svg:y="6.8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187cm" svg:height="0.339cm" svg:x="10.6cm" svg:y="6.549cm" svg:viewBox="0 0 188 340" svg:d="M93 120h87v-20h-87v-100h-17c0 49-23 102-76 104v16h51v146c0 61 46 74 76 74 37 0 61-30 61-74v-30h-17v30c0 37-18 56-39 56-39 0-39-46-39-55z">
            <text:p/>
          </draw:path>
          <draw:path draw:style-name="gr3" draw:text-style-name="P9" draw:layer="layout" svg:width="0.27cm" svg:height="0.247cm" svg:x="10.855cm" svg:y="6.641cm" svg:viewBox="0 0 271 248" svg:d="M213 97c0-28 0-49-25-71-23-17-49-26-81-26-51 0-88 19-88 53 0 17 13 26 27 26s24-10 24-24c0-11-3-22-19-27 21-12 53-12 55-12 31 0 65 19 65 65v18c-30 0-67 1-106 17-49 18-65 48-65 72 0 46 56 60 95 60 44 0 69-25 81-46 2 23 18 44 42 44 0 0 53 0 53-52v-30h-18v30c0 5 0 31-21 31-19 0-19-26-19-33zM171 165c0 53-46 69-71 69-28 0-54-19-54-46 0-30 26-72 125-75z">
            <text:p/>
          </draw:path>
          <draw:path draw:style-name="gr3" draw:text-style-name="P9" draw:layer="layout" svg:width="0.291cm" svg:height="0.24cm" svg:x="11.163cm" svg:y="6.644cm" svg:viewBox="0 0 292 241" svg:d="M252 76c0-48-25-76-83-76-44 0-74 25-88 53v-53l-81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9" draw:layer="layout" svg:width="0.296cm" svg:height="0.022cm" svg:x="11.536cm" svg:y="6.542cm" svg:viewBox="0 0 297 23" svg:d="M280 23c7 0 17 0 17-11 0-12-10-12-17-12h-264c-5 0-16 0-16 12 0 11 11 11 16 11z">
            <text:p/>
          </draw:path>
          <draw:path draw:style-name="gr3" draw:text-style-name="P9" draw:layer="layout" svg:width="0.159cm" svg:height="0.258cm" svg:x="11.949cm" svg:y="6.391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9" draw:layer="layout" svg:width="0.291cm" svg:height="0.245cm" svg:x="12.328cm" svg:y="6.644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9" draw:layer="layout" svg:width="2.468cm" svg:height="0.032cm" svg:x="10.223cm" svg:y="7.477cm" svg:viewBox="0 0 2469 33" draw:points="1234,33 0,33 0,0 2469,0 2469,33">
            <text:p/>
          </draw:polygon>
          <draw:path draw:style-name="gr3" draw:text-style-name="P9" draw:layer="layout" svg:width="0.256cm" svg:height="0.516cm" svg:x="10.466cm" svg:y="7.70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10.999cm" svg:y="7.7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1.751cm" svg:y="7.8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24cm" svg:height="0.36cm" svg:x="12.205cm" svg:y="7.63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04cm" svg:height="2.32cm" svg:x="12.81cm" svg:y="6.333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9" draw:layer="layout" svg:width="0.18cm" svg:height="0.773cm" svg:x="13.6cm" svg:y="7.10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98cm" svg:height="0.351cm" svg:x="13.861cm" svg:y="7.345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187cm" svg:height="0.339cm" svg:x="14.2cm" svg:y="7.033cm" svg:viewBox="0 0 188 340" svg:d="M93 120h87v-20h-87v-100h-17c0 49-23 102-76 104v16h51v146c0 61 46 74 76 74 37 0 61-30 61-74v-30h-17v30c0 37-18 56-39 56-39 0-39-46-39-55z">
            <text:p/>
          </draw:path>
          <draw:path draw:style-name="gr3" draw:text-style-name="P9" draw:layer="layout" svg:width="0.27cm" svg:height="0.247cm" svg:x="14.455cm" svg:y="7.125cm" svg:viewBox="0 0 271 248" svg:d="M213 97c0-28 0-49-25-71-23-17-49-26-81-26-51 0-88 19-88 53 0 17 13 26 27 26s24-10 24-24c0-11-3-22-19-27 21-12 53-12 55-12 31 0 65 19 65 65v18c-30 0-67 1-108 17-47 18-63 48-63 72 0 46 56 60 95 60 44 0 69-25 81-46 2 23 18 44 42 44 0 0 53 0 53-52v-30h-18v30c0 5 0 31-21 31-19 0-19-26-19-33zM171 165c0 53-46 69-71 69-28 0-54-19-54-46 0-30 26-72 125-75z">
            <text:p/>
          </draw:path>
          <draw:path draw:style-name="gr3" draw:text-style-name="P9" draw:layer="layout" svg:width="0.291cm" svg:height="0.24cm" svg:x="14.763cm" svg:y="7.128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9" draw:layer="layout" svg:width="0.296cm" svg:height="0.022cm" svg:x="15.138cm" svg:y="7.026cm" svg:viewBox="0 0 297 23" svg:d="M280 23c7 0 17 0 17-11 0-12-10-12-17-12h-262c-7 0-18 0-18 12 0 11 11 11 18 11z">
            <text:p/>
          </draw:path>
          <draw:path draw:style-name="gr3" draw:text-style-name="P9" draw:layer="layout" svg:width="0.159cm" svg:height="0.258cm" svg:x="15.55cm" svg:y="6.877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9" draw:layer="layout" svg:width="0.291cm" svg:height="0.245cm" svg:x="15.929cm" svg:y="7.128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18cm" svg:height="0.773cm" svg:x="16.335cm" svg:y="7.10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16.881cm" svg:y="7.149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86cm" svg:height="0.351cm" svg:x="17.275cm" svg:y="7.3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546cm" svg:height="0.62cm" svg:x="15.531cm" svg:y="13.879cm" svg:viewBox="0 0 10547 621" draw:points="5273,621 0,621 0,0 10547,0 10547,621">
            <text:p/>
          </draw:polygon>
          <draw:path draw:style-name="gr3" draw:text-style-name="P9" draw:layer="layout" svg:width="0.166cm" svg:height="0.519cm" svg:x="15.517cm" svg:y="13.8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5.733cm" svg:y="14.0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244cm" svg:height="0.486cm" svg:x="16.284cm" svg:y="13.902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9cm" svg:height="0.539cm" svg:x="16.596cm" svg:y="13.84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7.022cm" svg:y="14.0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17.624cm" svg:y="14.0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7.926cm" svg:y="14.0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493cm" svg:x="18.275cm" svg:y="14.036cm" svg:viewBox="0 0 384 494" svg:d="M269 296v140c0 35-9 35-61 35v23c26 0 67-2 88-2s60 2 88 2v-23c-53 0-62 0-62-35v-436h-18l-28 71c-10-22-42-71-104-71-91 0-172 76-172 176 0 97 76 177 165 177 55 0 87-34 104-57zM271 129v109c0 25-14 46-32 65-8 11-33 32-70 32-56 0-104-69-104-159 0-91 55-157 111-157 62 0 95 67 95 110z">
            <text:p/>
          </draw:path>
          <draw:path draw:style-name="gr3" draw:text-style-name="P9" draw:layer="layout" svg:width="0.39cm" svg:height="0.352cm" svg:x="18.681cm" svg:y="14.036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166cm" svg:height="0.519cm" svg:x="19.111cm" svg:y="13.8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9.322cm" svg:y="14.0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9.625cm" svg:y="14.0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547cm" svg:x="19.973cm" svg:y="13.84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9" draw:layer="layout" svg:width="0.355cm" svg:height="0.512cm" svg:x="20.656cm" svg:y="14.027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21.041cm" svg:y="14.0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9cm" svg:height="0.343cm" svg:x="21.388cm" svg:y="14.03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cm" svg:height="0.357cm" svg:x="21.816cm" svg:y="14.03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22.159cm" svg:y="14.03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22.472cm" svg:y="14.03cm" svg:viewBox="0 0 350 358" svg:d="M227 289c2 32 23 64 60 64 16 0 63-11 63-74v-43h-19v43c0 45-19 51-28 51-25 0-28-36-28-39v-157c0-32 0-62-29-92-30-30-68-42-105-42-65 0-118 37-118 88 0 23 16 37 35 37 23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9" draw:layer="layout" svg:width="0.173cm" svg:height="0.539cm" svg:x="22.852cm" svg:y="13.8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54cm" svg:height="0.357cm" svg:x="23.324cm" svg:y="14.03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44cm" svg:height="0.357cm" svg:x="23.627cm" svg:y="14.03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173cm" svg:height="0.539cm" svg:x="24.016cm" svg:y="13.8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9cm" svg:height="0.352cm" svg:x="24.23cm" svg:y="14.036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242cm" svg:height="0.486cm" svg:x="24.649cm" svg:y="13.902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166cm" svg:height="0.519cm" svg:x="24.961cm" svg:y="13.85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44cm" svg:height="0.357cm" svg:x="25.172cm" svg:y="14.03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43cm" svg:x="25.563cm" svg:y="14.03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083cm" svg:height="0.084cm" svg:x="26.033cm" svg:y="14.295cm" svg:viewBox="0 0 84 85" svg:d="M84 42c0-23-19-42-42-42s-42 19-42 42 19 43 42 43 42-20 42-43z">
            <text:p/>
          </draw:path>
        </draw:g>
        <draw:g>
          <svg:title>TexMaths</svg:title>
          <svg:desc>22§display§e^{ \tan^{-1}x}§svg§600§FALSE§</svg:desc>
          <draw:polygon draw:style-name="gr2" draw:text-style-name="P8" draw:layer="layout" svg:width="2.318cm" svg:height="0.742cm" svg:x="15.819cm" svg:y="3.371cm" svg:viewBox="0 0 2319 743" draw:points="1158,743 0,743 0,0 2319,0 2319,743">
            <text:p/>
          </draw:polygon>
          <draw:path draw:style-name="gr3" draw:text-style-name="P9" draw:layer="layout" svg:width="0.298cm" svg:height="0.351cm" svg:x="15.815cm" svg:y="3.801cm" svg:viewBox="0 0 299 352" svg:d="M109 164c23 0 81-2 120-18 54-23 58-68 58-79 0-35-30-67-83-67-86 0-204 76-204 211 0 80 46 141 121 141 113 0 178-82 178-91 0-6-5-11-10-11-4 0-6 2-9 9-62 76-146 76-157 76-60 0-67-65-67-90 0-9 0-34 13-81zM74 146c30-118 109-128 130-128 37 0 57 23 57 49 0 79-124 79-155 79z">
            <text:p/>
          </draw:path>
          <draw:path draw:style-name="gr3" draw:text-style-name="P9" draw:layer="layout" svg:width="0.187cm" svg:height="0.339cm" svg:x="16.155cm" svg:y="3.491cm" svg:viewBox="0 0 188 340" svg:d="M93 120h87v-20h-87v-100h-17c0 49-23 102-76 104v16h51v146c0 62 46 74 76 74 37 0 61-30 61-74v-30h-17v30c0 37-18 56-39 56-39 0-39-45-39-54z">
            <text:p/>
          </draw:path>
          <draw:path draw:style-name="gr3" draw:text-style-name="P9" draw:layer="layout" svg:width="0.27cm" svg:height="0.247cm" svg:x="16.412cm" svg:y="3.582cm" svg:viewBox="0 0 271 248" svg:d="M213 97c0-28 0-49-25-71-23-17-49-26-81-26-51 0-88 19-88 53 0 17 13 26 27 26s24-10 24-24c0-11-3-22-19-27 21-12 53-12 55-12 31 0 65 19 65 65v18c-30 0-67 1-106 17-49 18-65 48-65 73 0 45 56 59 95 59 44 0 69-24 81-45 2 23 18 44 42 44 0 0 53 0 53-53v-30h-17v30c0 5 0 32-22 32-19 0-19-27-19-34zM171 166c0 52-46 68-71 68-28 0-54-19-54-45 0-30 26-73 125-76z">
            <text:p/>
          </draw:path>
          <draw:path draw:style-name="gr3" draw:text-style-name="P9" draw:layer="layout" svg:width="0.291cm" svg:height="0.24cm" svg:x="16.72cm" svg:y="3.584cm" svg:viewBox="0 0 292 241" svg:d="M252 76c0-48-25-76-83-76-44 0-74 25-88 53h-2v-53l-79 5v21c37 0 40 4 40 30v141c0 23-5 23-40 23v21c2 0 39-3 62-3 21 0 58 2 63 3v-21c-35 0-40 0-40-23v-98c0-57 44-83 80-83 37 0 43 30 43 58v123c0 23-6 23-41 23v21c2 0 39-3 62-3 21 0 58 2 63 3v-21c-35 0-40 0-40-23z">
            <text:p/>
          </draw:path>
          <draw:path draw:style-name="gr3" draw:text-style-name="P9" draw:layer="layout" svg:width="0.297cm" svg:height="0.022cm" svg:x="17.093cm" svg:y="3.482cm" svg:viewBox="0 0 298 23" svg:d="M280 23c7 0 18 0 18-11 0-12-11-12-18-12h-262c-7 0-18 0-18 12 0 11 11 11 18 11z">
            <text:p/>
          </draw:path>
          <draw:path draw:style-name="gr3" draw:text-style-name="P9" draw:layer="layout" svg:width="0.159cm" svg:height="0.258cm" svg:x="17.505cm" svg:y="3.332cm" svg:viewBox="0 0 160 259" svg:d="M100 12c0-12-1-12-14-12-28 25-72 25-79 25h-7v17h7c9 0 33-1 56-10v194c0 12 0 17-40 17h-19v16c21-2 56-2 77-2 23 0 58 0 79 2v-16h-19c-41 0-41-5-41-17z">
            <text:p/>
          </draw:path>
          <draw:path draw:style-name="gr3" draw:text-style-name="P9" draw:layer="layout" svg:width="0.291cm" svg:height="0.246cm" svg:x="17.884cm" svg:y="3.584cm" svg:viewBox="0 0 292 247" svg:d="M109 183c-5 18-23 48-51 48-2 0-18 0-30-7 23-7 25-27 25-30 0-13-9-21-21-21-16 0-32 14-32 33 0 28 30 41 56 41 27 0 48-16 62-39 14 28 44 39 65 39 63 0 95-69 95-85 0-7-7-7-9-7-7 0-7 4-8 11-13 37-44 65-76 65-21 0-34-14-34-35 0-15 14-64 29-126 12-42 37-54 54-54 0 0 18 0 28 7-16 5-23 19-23 30 0 12 9 21 22 21 12 0 31-11 31-33 0-32-35-41-58-41-26 0-49 18-60 39-10-23-35-39-65-39-61 0-97 67-97 83 0 7 7 7 9 7 7 0 9-2 11-9 14-42 47-65 75-65 18 0 32 9 32 35 0 11-5 39-10 56z">
            <text:p/>
          </draw:path>
        </draw:g>
        <draw:g>
          <svg:title>TexMaths</svg:title>
          <svg:desc>22§display§= \int  \frac{ e^{2\tan ^{-1} x}}{1 + x^2}  \ dx§svg§600§FALSE§</svg:desc>
          <draw:polygon draw:style-name="gr2" draw:text-style-name="P8" draw:layer="layout" svg:width="5.775cm" svg:height="1.884cm" svg:x="18.02cm" svg:y="6.473cm" svg:viewBox="0 0 5776 1885" draw:points="2888,1885 0,1885 0,0 5776,0 5776,1885">
            <text:p/>
          </draw:polygon>
          <draw:path draw:style-name="gr3" draw:text-style-name="P9" draw:layer="layout" svg:width="0.515cm" svg:height="0.182cm" svg:x="18.025cm" svg:y="7.4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18.84cm" svg:y="6.677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298cm" svg:height="0.351cm" svg:x="19.828cm" svg:y="6.863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4cm" svg:height="0.36cm" svg:x="20.187cm" svg:y="6.56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7cm" svg:height="0.339cm" svg:x="20.583cm" svg:y="6.592cm" svg:viewBox="0 0 188 340" svg:d="M93 120h87v-20h-87v-100h-17c0 49-23 102-76 104v16h51v146c0 61 46 74 76 74 37 0 61-30 61-74v-30h-17v30c0 37-18 56-39 56-39 0-39-46-39-55z">
            <text:p/>
          </draw:path>
          <draw:path draw:style-name="gr3" draw:text-style-name="P9" draw:layer="layout" svg:width="0.27cm" svg:height="0.247cm" svg:x="20.838cm" svg:y="6.684cm" svg:viewBox="0 0 271 248" svg:d="M213 97c0-28 0-49-25-71-23-17-49-26-81-26-51 0-88 19-88 53 0 17 13 26 27 26s24-10 24-24c0-11-3-22-19-27 21-12 53-12 55-12 31 0 65 19 65 65v18c-30 0-67 1-106 17-49 18-65 48-65 72 0 46 56 60 95 60 44 0 69-25 81-46 2 23 18 44 42 44 0 0 53 0 53-52v-30h-18v30c0 5 0 31-21 31-19 0-19-26-19-33zM171 165c0 53-46 69-71 69-28 0-54-19-54-46 0-30 26-72 125-75z">
            <text:p/>
          </draw:path>
          <draw:path draw:style-name="gr3" draw:text-style-name="P9" draw:layer="layout" svg:width="0.291cm" svg:height="0.24cm" svg:x="21.146cm" svg:y="6.686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9" draw:layer="layout" svg:width="0.296cm" svg:height="0.022cm" svg:x="21.519cm" svg:y="6.584cm" svg:viewBox="0 0 297 23" svg:d="M280 23c7 0 17 0 17-11 0-12-10-12-17-12h-264c-5 0-16 0-16 12 0 11 11 11 16 11z">
            <text:p/>
          </draw:path>
          <draw:path draw:style-name="gr3" draw:text-style-name="P9" draw:layer="layout" svg:width="0.159cm" svg:height="0.258cm" svg:x="21.931cm" svg:y="6.434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9" draw:layer="layout" svg:width="0.291cm" svg:height="0.245cm" svg:x="22.309cm" svg:y="6.686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9" draw:layer="layout" svg:width="2.882cm" svg:height="0.032cm" svg:x="19.792cm" svg:y="7.52cm" svg:viewBox="0 0 2883 33" draw:points="1441,33 0,33 0,0 2883,0 2883,33">
            <text:p/>
          </draw:polygon>
          <draw:path draw:style-name="gr3" draw:text-style-name="P9" draw:layer="layout" svg:width="0.256cm" svg:height="0.516cm" svg:x="20.241cm" svg:y="7.7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20.774cm" svg:y="7.80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9" draw:layer="layout" svg:width="0.386cm" svg:height="0.351cm" svg:x="21.526cm" svg:y="7.9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21.98cm" svg:y="7.67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23.054cm" svg:y="7.19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23.448cm" svg:y="7.38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 e^{2t}\ dt§svg§600§FALSE§</svg:desc>
          <draw:polygon draw:style-name="gr2" draw:text-style-name="P8" draw:layer="layout" svg:width="3.132cm" svg:height="0.769cm" svg:x="7.822cm" svg:y="9.674cm" svg:viewBox="0 0 3133 770" draw:points="1567,770 0,770 0,0 3133,0 3133,770">
            <text:p/>
          </draw:polygon>
          <draw:path draw:style-name="gr3" draw:text-style-name="P9" draw:layer="layout" svg:width="0.515cm" svg:height="0.182cm" svg:x="7.827cm" svg:y="10.0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3cm" svg:height="0.721cm" svg:x="8.642cm" svg:y="9.76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9" draw:layer="layout" svg:width="0.298cm" svg:height="0.351cm" svg:x="9.172cm" svg:y="9.971cm" svg:viewBox="0 0 299 352" svg:d="M109 164c23 0 81-2 120-18 54-23 58-69 58-79 0-35-30-67-83-67-86 0-204 76-204 211 0 80 46 141 121 141 113 0 178-83 178-91 0-6-5-11-10-11-4 0-6 2-9 9-62 76-146 76-157 76-60 0-67-66-67-90 0-9 0-34 13-81zM74 146c30-118 109-128 130-128 37 0 57 23 57 49 0 79-124 79-155 79z">
            <text:p/>
          </draw:path>
          <draw:path draw:style-name="gr3" draw:text-style-name="P9" draw:layer="layout" svg:width="0.24cm" svg:height="0.36cm" svg:x="9.531cm" svg:y="9.63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184cm" svg:height="0.344cm" svg:x="9.827cm" svg:y="9.656cm" svg:viewBox="0 0 185 345" svg:d="M111 125h56c11 0 18 0 18-12 0-7-7-7-16-7h-53l21-81c0-2 2-6 2-7 0-11-9-18-19-18-14 0-21 9-27 23-3 14 4-12-19 83h-56c-11 0-18 0-18 12 0 7 7 7 16 7h53l-34 129c-2 14-7 33-7 40 0 32 27 51 58 51 62 0 95-76 95-83s-7-7-8-7c-8 0-8 2-11 11-16 33-44 65-74 65-12 0-19-7-19-28 0-5 1-16 3-21z">
            <text:p/>
          </draw:path>
          <draw:path draw:style-name="gr3" draw:text-style-name="P9" draw:layer="layout" svg:width="0.369cm" svg:height="0.547cm" svg:x="10.366cm" svg:y="9.778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238cm" svg:height="0.494cm" svg:x="10.755cm" svg:y="9.83cm" svg:viewBox="0 0 239 495" svg:d="M143 176h74c14 0 22 0 22-16 0-9-8-9-22-9h-67c26-110 31-125 31-130 0-14-10-21-23-21-1 0-24 0-31 28l-30 123h-74c-16 0-23 0-23 15 0 10 7 10 21 10h69c-57 220-58 233-58 247 0 42 30 72 70 72 81 0 125-115 125-120 0-7-7-7-10-7-6 0-8 2-11 11-33 81-76 98-102 98-16 0-23-10-23-35 0-19 0-25 3-37z">
            <text:p/>
          </draw:path>
        </draw:g>
        <draw:g>
          <svg:title>TexMaths</svg:title>
          <svg:desc>22§display§= \frac{e^{2t}}{2} + c§svg§600§FALSE§</svg:desc>
          <draw:polygon draw:style-name="gr2" draw:text-style-name="P8" draw:layer="layout" svg:width="3.141cm" svg:height="1.616cm" svg:x="11.523cm" svg:y="9.175cm" svg:viewBox="0 0 3142 1617" draw:points="1571,1617 0,1617 0,0 3142,0 3142,1617">
            <text:p/>
          </draw:polygon>
          <draw:path draw:style-name="gr3" draw:text-style-name="P9" draw:layer="layout" svg:width="0.515cm" svg:height="0.182cm" svg:x="11.528cm" svg:y="10.016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298cm" svg:height="0.351cm" svg:x="12.429cm" svg:y="9.43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12.786cm" svg:y="9.13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4cm" svg:height="0.344cm" svg:x="13.084cm" svg:y="9.1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3" draw:text-style-name="P9" draw:layer="layout" svg:width="0.94cm" svg:height="0.032cm" svg:x="12.392cm" svg:y="10.09cm" svg:viewBox="0 0 941 33" draw:points="472,33 0,33 0,0 941,0 941,33">
            <text:p/>
          </draw:polygon>
          <draw:path draw:style-name="gr3" draw:text-style-name="P9" draw:layer="layout" svg:width="0.309cm" svg:height="0.516cm" svg:x="12.709cm" svg:y="10.315cm" svg:viewBox="0 0 310 517" svg:d="M60 457l83-81c121-107 167-147 167-225 0-89-69-151-164-151-88 0-146 72-146 141 0 42 39 42 40 42 15 0 41-9 41-40 0-20-14-41-41-41-7 0-7 0-10 2 18-51 60-79 105-79 71 0 104 61 104 126 0 62-38 123-81 171l-149 165c-9 9-9 11-9 30h289l21-135h-20c-3 23-8 58-16 68-7 7-58 7-73 7z">
            <text:p/>
          </draw:path>
          <draw:path draw:style-name="gr3" draw:text-style-name="P9" draw:layer="layout" svg:width="0.515cm" svg:height="0.516cm" svg:x="13.641cm" svg:y="9.849cm" svg:viewBox="0 0 516 517" svg:d="M274 274h217c10 0 25 0 25-15 0-16-15-16-25-16h-217v-217c0-12 0-26-15-26-16 0-16 14-16 26v217h-217c-12 0-26 0-26 16 0 15 14 15 26 15h217v217c0 10 0 26 16 26 15 0 15-16 15-26z">
            <text:p/>
          </draw:path>
          <draw:path draw:style-name="gr3" draw:text-style-name="P9" draw:layer="layout" svg:width="0.302cm" svg:height="0.351cm" svg:x="14.401cm" svg:y="9.958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2§display§= \frac{e^{2\tan ^{-1} x}}{2} + c§svg§600§FALSE§</svg:desc>
          <draw:polygon draw:style-name="gr2" draw:text-style-name="P8" draw:layer="layout" svg:width="5.084cm" svg:height="1.748cm" svg:x="7.924cm" svg:y="11.175cm" svg:viewBox="0 0 5085 1749" draw:points="2542,1749 0,1749 0,0 5085,0 5085,1749">
            <text:p/>
          </draw:polygon>
          <draw:path draw:style-name="gr3" draw:text-style-name="P9" draw:layer="layout" svg:width="0.515cm" svg:height="0.182cm" svg:x="7.929cm" svg:y="12.1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8.831cm" svg:y="11.565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24cm" svg:height="0.36cm" svg:x="9.188cm" svg:y="11.26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7cm" svg:height="0.339cm" svg:x="9.584cm" svg:y="11.294cm" svg:viewBox="0 0 188 340" svg:d="M93 120h87v-20h-87v-100h-17c0 49-23 102-76 104v16h51v146c0 61 46 74 76 74 37 0 61-30 61-74v-30h-17v30c0 37-18 56-39 56-39 0-39-46-39-55z">
            <text:p/>
          </draw:path>
          <draw:path draw:style-name="gr3" draw:text-style-name="P9" draw:layer="layout" svg:width="0.27cm" svg:height="0.247cm" svg:x="9.839cm" svg:y="11.386cm" svg:viewBox="0 0 271 248" svg:d="M213 97c0-28 0-50-25-71-23-17-49-26-81-26-51 0-88 19-88 53 0 17 13 26 27 26s24-10 24-24c0-11-3-22-19-27 21-12 53-12 55-12 31 0 65 19 65 65v18c-30 0-67 1-108 17-47 18-63 48-63 72 0 46 56 60 95 60 44 0 69-25 81-46 2 23 18 44 42 44 0 0 53 0 53-52v-30h-18v30c0 5 0 31-21 31-19 0-19-26-19-33zM171 165c0 53-46 69-71 69-28 0-54-19-54-46 0-30 26-72 125-75z">
            <text:p/>
          </draw:path>
          <draw:path draw:style-name="gr3" draw:text-style-name="P9" draw:layer="layout" svg:width="0.291cm" svg:height="0.24cm" svg:x="10.147cm" svg:y="11.388cm" svg:viewBox="0 0 292 241" svg:d="M252 76c0-48-25-76-83-76-44 0-74 25-88 53h-2v-53l-79 5v21c37 0 40 4 40 30v141c0 23-5 23-40 23v21c2 0 39-4 62-4 21 0 58 2 63 4v-21c-35 0-41 0-41-23v-98c0-57 44-83 81-83s43 30 43 58v123c0 23-6 23-41 23v21c2 0 39-4 62-4 21 0 58 2 63 4v-21c-35 0-40 0-40-23z">
            <text:p/>
          </draw:path>
          <draw:path draw:style-name="gr3" draw:text-style-name="P9" draw:layer="layout" svg:width="0.296cm" svg:height="0.022cm" svg:x="10.522cm" svg:y="11.286cm" svg:viewBox="0 0 297 23" svg:d="M280 23c7 0 17 0 17-11 0-12-10-12-17-12h-262c-7 0-18 0-18 12 0 11 11 11 18 11z">
            <text:p/>
          </draw:path>
          <draw:path draw:style-name="gr3" draw:text-style-name="P9" draw:layer="layout" svg:width="0.159cm" svg:height="0.258cm" svg:x="10.934cm" svg:y="11.136cm" svg:viewBox="0 0 160 259" svg:d="M100 12c0-12-1-12-14-12-28 25-72 25-79 25h-7v17h7c9 0 33-2 56-10v193c0 12 0 18-40 18h-19v16c21-2 56-2 77-2 23 0 58 0 79 2v-16h-19c-41 0-41-6-41-18z">
            <text:p/>
          </draw:path>
          <draw:path draw:style-name="gr3" draw:text-style-name="P9" draw:layer="layout" svg:width="0.291cm" svg:height="0.245cm" svg:x="11.312cm" svg:y="11.388cm" svg:viewBox="0 0 292 246" svg:d="M109 183c-5 18-23 47-51 47-2 0-18 0-30-7 23-7 25-26 25-29 0-13-9-22-21-22-16 0-32 14-32 34 0 28 30 40 56 40 27 0 48-16 62-38 14 28 44 38 65 38 63 0 95-68 95-84 0-7-7-7-9-7-7 0-7 3-8 10-13 37-46 65-76 65-21 0-34-14-34-35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olygon draw:style-name="gr3" draw:text-style-name="P9" draw:layer="layout" svg:width="2.882cm" svg:height="0.032cm" svg:x="8.794cm" svg:y="12.221cm" svg:viewBox="0 0 2883 33" draw:points="1442,33 0,33 0,0 2883,0 2883,33">
            <text:p/>
          </draw:polygon>
          <draw:path draw:style-name="gr3" draw:text-style-name="P9" draw:layer="layout" svg:width="0.309cm" svg:height="0.516cm" svg:x="10.08cm" svg:y="12.4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9" draw:layer="layout" svg:width="0.515cm" svg:height="0.516cm" svg:x="11.983cm" svg:y="11.9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2.745cm" svg:y="12.088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y.e^{ \tan^{-1}x}§svg§600§FALSE§</svg:desc>
          <draw:polygon draw:style-name="gr2" draw:text-style-name="P8" draw:layer="layout" svg:width="2.938cm" svg:height="0.892cm" svg:x="4.536cm" svg:y="11.574cm" svg:viewBox="0 0 2939 893" draw:points="1470,893 0,893 0,0 2939,0 2939,893">
            <text:p/>
          </draw:polygon>
          <draw:path draw:style-name="gr3" draw:text-style-name="P9" draw:layer="layout" svg:width="0.358cm" svg:height="0.501cm" svg:x="4.52cm" svg:y="12.003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083cm" svg:height="0.084cm" svg:x="4.971cm" svg:y="12.264cm" svg:viewBox="0 0 84 85" svg:d="M84 42c0-23-19-42-42-42s-42 19-42 42 19 43 42 43 42-20 42-43z">
            <text:p/>
          </draw:path>
          <draw:path draw:style-name="gr3" draw:text-style-name="P9" draw:layer="layout" svg:width="0.298cm" svg:height="0.351cm" svg:x="5.154cm" svg:y="12.003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187cm" svg:height="0.339cm" svg:x="5.495cm" svg:y="11.693cm" svg:viewBox="0 0 188 340" svg:d="M93 120h87v-20h-87v-100h-17c0 49-23 102-76 104v16h51v146c0 61 46 74 76 74 37 0 61-30 61-74v-30h-17v30c0 37-18 56-39 56-39 0-39-46-39-54z">
            <text:p/>
          </draw:path>
          <draw:path draw:style-name="gr3" draw:text-style-name="P9" draw:layer="layout" svg:width="0.27cm" svg:height="0.247cm" svg:x="5.75cm" svg:y="11.785cm" svg:viewBox="0 0 271 248" svg:d="M213 97c0-28 0-49-25-71-23-17-49-26-81-26-51 0-88 19-88 53 0 17 13 26 27 26s24-10 24-24c0-11-3-22-19-27 21-12 53-12 55-12 31 0 65 19 65 65v18c-30 0-67 1-106 17-49 18-65 48-65 72 0 46 56 60 95 60 44 0 69-24 81-46 2 23 18 44 42 44 0 0 53 0 53-52v-30h-18v30c0 5 0 31-21 31-19 0-19-26-19-33zM171 165c0 53-46 69-71 69-28 0-54-19-54-46 0-30 26-72 125-75z">
            <text:p/>
          </draw:path>
          <draw:path draw:style-name="gr3" draw:text-style-name="P9" draw:layer="layout" svg:width="0.291cm" svg:height="0.24cm" svg:x="6.058cm" svg:y="11.787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9" draw:layer="layout" svg:width="0.296cm" svg:height="0.022cm" svg:x="6.432cm" svg:y="11.685cm" svg:viewBox="0 0 297 23" svg:d="M280 23c7 0 17 0 17-11 0-12-10-12-17-12h-262c-7 0-18 0-18 12 0 11 11 11 18 11z">
            <text:p/>
          </draw:path>
          <draw:path draw:style-name="gr3" draw:text-style-name="P9" draw:layer="layout" svg:width="0.159cm" svg:height="0.258cm" svg:x="6.845cm" svg:y="11.535cm" svg:viewBox="0 0 160 259" svg:d="M100 12c0-12-1-12-14-12-28 25-72 25-79 25h-7v17h7c9 0 33-2 56-10v193c0 13 0 18-40 18h-19v16c21-2 56-2 77-2 23 0 58 0 79 2v-16h-19c-41 0-41-5-41-18z">
            <text:p/>
          </draw:path>
          <draw:path draw:style-name="gr3" draw:text-style-name="P9" draw:layer="layout" svg:width="0.291cm" svg:height="0.245cm" svg:x="7.222cm" svg:y="11.787cm" svg:viewBox="0 0 292 246" svg:d="M109 183c-5 18-23 48-51 48-2 0-18 0-30-7 23-7 25-27 25-30 0-13-9-21-21-21-16 0-32 14-32 33 0 28 30 40 58 40 25 0 46-15 60-38 14 28 44 38 65 38 63 0 95-68 95-84 0-7-7-7-9-7-7 0-7 3-8 10-13 37-45 66-76 66-21 0-34-14-34-36 0-14 14-63 29-125 12-42 36-54 54-54 0 0 18 0 28 7-16 5-23 19-23 30 0 12 9 21 22 21 12 0 31-11 31-34 0-31-35-40-58-40-26 0-47 18-60 39-10-23-35-39-65-39-61 0-97 67-97 83 0 7 7 7 9 7 7 0 9-2 11-9 14-42 49-65 75-65 18 0 32 9 32 35 0 11-5 39-11 56z">
            <text:p/>
          </draw:path>
        </draw:g>
        <draw:g>
          <svg:title>TexMaths</svg:title>
          <svg:desc>22§display§y = \frac{e^{\tan ^{-1} x}}{2} + \frac{c}{\tan ^{-1} x}}§svg§600§FALSE§</svg:desc>
          <draw:polygon draw:style-name="gr2" draw:text-style-name="P8" draw:layer="layout" svg:width="7.568cm" svg:height="1.774cm" svg:x="7.342cm" svg:y="13.175cm" svg:viewBox="0 0 7569 1775" draw:points="3785,1775 0,1775 0,0 7569,0 7569,1775">
            <text:p/>
          </draw:polygon>
          <draw:path draw:style-name="gr3" draw:text-style-name="P9" draw:layer="layout" svg:width="0.358cm" svg:height="0.5cm" svg:x="7.326cm" svg:y="14.088cm" svg:viewBox="0 0 359 501" svg:d="M355 47c4-10 4-12 4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0 0 160-70 181-158z">
            <text:p/>
          </draw:path>
          <draw:path draw:style-name="gr3" draw:text-style-name="P9" draw:layer="layout" svg:width="0.515cm" svg:height="0.182cm" svg:x="7.968cm" svg:y="14.1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8.869cm" svg:y="13.565cm" svg:viewBox="0 0 299 352" svg:d="M109 164c23 0 81-2 120-18 54-23 58-69 58-79 0-35-30-67-83-67-86 0-204 76-204 211 0 79 46 141 121 141 113 0 178-83 178-92 0-5-5-10-10-10-4 0-6 2-9 9-62 75-146 75-157 75-60 0-67-65-67-90 0-8 0-33 13-80zM74 146c30-118 109-128 130-128 37 0 56 22 56 49 0 79-123 79-154 79z">
            <text:p/>
          </draw:path>
          <draw:path draw:style-name="gr3" draw:text-style-name="P9" draw:layer="layout" svg:width="0.187cm" svg:height="0.338cm" svg:x="9.209cm" svg:y="13.294cm" svg:viewBox="0 0 188 339" svg:d="M93 120h86v-20h-86v-100h-17c0 49-23 102-76 104v16h51v146c0 61 46 73 76 73 37 0 61-29 61-73v-30h-17v30c0 37-18 56-39 56-39 0-39-46-39-55z">
            <text:p/>
          </draw:path>
          <draw:path draw:style-name="gr3" draw:text-style-name="P9" draw:layer="layout" svg:width="0.27cm" svg:height="0.247cm" svg:x="9.464cm" svg:y="13.386cm" svg:viewBox="0 0 271 248" svg:d="M213 97c0-28 0-50-25-71-23-17-49-26-81-26-51 0-88 19-88 53 0 17 13 26 27 26s24-10 24-24c0-11-3-22-19-27 21-12 53-12 55-12 31 0 65 19 65 65v17c-30 0-67 2-106 18-49 18-65 48-65 72 0 46 56 60 95 60 44 0 69-25 81-46 2 23 18 44 42 44 0 0 53 0 53-53v-29h-18v29c0 6 0 32-21 32-19 0-19-26-19-33zM171 165c0 53-46 69-71 69-28 0-54-19-54-46 0-30 26-72 125-75z">
            <text:p/>
          </draw:path>
          <draw:path draw:style-name="gr3" draw:text-style-name="P9" draw:layer="layout" svg:width="0.291cm" svg:height="0.24cm" svg:x="9.772cm" svg:y="13.388cm" svg:viewBox="0 0 292 241" svg:d="M252 76c0-48-25-76-83-76-44 0-74 25-88 53h-2v-53l-79 5v21c37 0 40 4 40 30v141c0 23-5 23-40 23v21c2 0 39-4 62-4 21 0 58 2 63 4v-21c-35 0-41 0-41-23v-99c0-56 44-82 81-82s43 30 43 58v123c0 23-6 23-41 23v21c2 0 39-4 62-4 21 0 58 2 63 4v-21c-35 0-40 0-40-23z">
            <text:p/>
          </draw:path>
          <draw:path draw:style-name="gr3" draw:text-style-name="P9" draw:layer="layout" svg:width="0.296cm" svg:height="0.022cm" svg:x="10.147cm" svg:y="13.285cm" svg:viewBox="0 0 297 23" svg:d="M280 23c7 0 17 0 17-11 0-12-10-12-17-12h-264c-5 0-16 0-16 12 0 11 11 11 16 11z">
            <text:p/>
          </draw:path>
          <draw:path draw:style-name="gr3" draw:text-style-name="P9" draw:layer="layout" svg:width="0.159cm" svg:height="0.258cm" svg:x="10.559cm" svg:y="13.136cm" svg:viewBox="0 0 160 259" svg:d="M100 12c0-12-1-12-14-12-28 25-72 25-79 25h-7v17h7c9 0 33-2 56-10v193c0 12 0 18-40 18h-19v16c21-2 56-2 77-2 23 0 58 0 79 2v-16h-19c-41 0-41-6-41-18z">
            <text:p/>
          </draw:path>
          <draw:path draw:style-name="gr3" draw:text-style-name="P9" draw:layer="layout" svg:width="0.291cm" svg:height="0.245cm" svg:x="10.937cm" svg:y="13.388cm" svg:viewBox="0 0 292 246" svg:d="M109 183c-5 18-23 47-51 47-2 0-18 0-30-7 23-7 25-26 25-30 0-12-9-21-21-21-16 0-32 14-32 34 0 28 30 40 56 40 27 0 48-16 62-38 14 28 44 38 65 38 63 0 95-68 95-84 0-7-7-7-9-7-7 0-7 3-9 10-12 37-44 65-75 65-21 0-34-14-34-35 0-14 14-63 28-125 13-42 37-54 55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9" draw:layer="layout" svg:width="2.468cm" svg:height="0.032cm" svg:x="8.834cm" svg:y="14.221cm" svg:viewBox="0 0 2469 33" draw:points="1234,33 0,33 0,0 2469,0 2469,33">
            <text:p/>
          </draw:polygon>
          <draw:path draw:style-name="gr3" draw:text-style-name="P9" draw:layer="layout" svg:width="0.309cm" svg:height="0.516cm" svg:x="9.913cm" svg:y="14.4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9" draw:layer="layout" svg:width="0.515cm" svg:height="0.516cm" svg:x="11.607cm" svg:y="13.97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3.554cm" svg:y="13.565cm" svg:viewBox="0 0 303 352" svg:d="M276 47c-12 0-23 0-35 13-12 10-14 24-14 30 0 17 14 26 30 26 23 0 44-18 44-49 0-39-37-67-93-67-104 0-208 111-208 220 0 70 46 132 127 132 111 0 176-83 176-92 0-5-6-10-9-10-5 0-7 2-11 9-61 75-146 75-156 75-48 0-69-37-69-84 0-32 16-108 42-155 23-44 67-77 109-77 27 0 57 8 67 29z">
            <text:p/>
          </draw:path>
          <draw:polygon draw:style-name="gr3" draw:text-style-name="P9" draw:layer="layout" svg:width="2.519cm" svg:height="0.032cm" svg:x="12.431cm" svg:y="14.221cm" svg:viewBox="0 0 2520 33" draw:points="1260,33 0,33 0,0 2520,0 2520,33">
            <text:p/>
          </draw:polygon>
          <draw:path draw:style-name="gr3" draw:text-style-name="P9" draw:layer="layout" svg:width="0.242cm" svg:height="0.484cm" svg:x="12.445cm" svg:y="14.503cm" svg:viewBox="0 0 243 485" svg:d="M120 167h111v-25h-111v-142h-20c0 63-24 146-100 149v18h67v213c0 97 72 105 100 105 55 0 76-54 76-105v-44h-20v44c0 56-22 86-51 86-52 0-52-70-52-84z">
            <text:p/>
          </draw:path>
          <draw:path draw:style-name="gr3" draw:text-style-name="P9" draw:layer="layout" svg:width="0.349cm" svg:height="0.356cm" svg:x="12.764cm" svg:y="14.631cm" svg:viewBox="0 0 350 357" svg:d="M227 288c2 32 23 64 60 64 16 0 63-11 63-74v-42h-19v42c0 46-20 51-28 51-25 0-28-35-28-39v-156c0-32 0-62-29-92-30-30-68-42-105-42-65 0-118 37-118 88 0 23 16 37 35 37 23 0 35-16 35-37 0-9-3-35-38-35 21-27 58-35 84-35 37 0 81 29 81 98v30c-39 2-93 3-143 26-58 27-77 67-77 102 0 64 76 83 125 83 51 0 86-32 102-69zM220 162v77c0 74-55 100-90 100-38 0-70-28-70-66 0-43 33-108 160-111z">
            <text:p/>
          </draw:path>
          <draw:path draw:style-name="gr3" draw:text-style-name="P9" draw:layer="layout" svg:width="0.39cm" svg:height="0.342cm" svg:x="13.142cm" svg:y="14.636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67cm" svg:height="0.027cm" svg:x="13.605cm" svg:y="14.545cm" svg:viewBox="0 0 368 28" svg:d="M347 28c7 0 21 0 21-14s-13-14-21-14h-326c-9 0-21 0-21 14s12 14 21 14z">
            <text:p/>
          </draw:path>
          <draw:path draw:style-name="gr3" draw:text-style-name="P9" draw:layer="layout" svg:width="0.198cm" svg:height="0.36cm" svg:x="14.089cm" svg:y="14.33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386cm" svg:height="0.351cm" svg:x="14.529cm" svg:y="14.6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>
        <draw:frame presentation:style-name="pr8" draw:text-style-name="P7" draw:layer="layout" svg:width="26.4cm" svg:height="14.658cm" svg:x="0.8cm" svg:y="0.499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text {Find the equation of the curve passing through the point }§svg§600§FALSE§</svg:desc>
          <draw:polygon draw:style-name="gr2" draw:text-style-name="P8" draw:layer="layout" svg:width="19.211cm" svg:height="0.628cm" svg:x="3.012cm" svg:y="1.357cm" svg:viewBox="0 0 19212 629" draw:points="9606,629 0,629 0,0 19212,0 19212,629">
            <text:p/>
          </draw:polygon>
          <draw:path draw:style-name="gr3" draw:text-style-name="P9" draw:layer="layout" svg:width="0.446cm" svg:height="0.527cm" svg:x="2.998cm" svg:y="1.337cm" svg:viewBox="0 0 447 528" svg:d="M426 0h-426v25h19c60 0 60 8 60 35v407c0 28 0 37-60 37h-19v24c26-3 88-3 118-3 32 0 102 0 130 3v-24h-24c-74 0-74-11-74-37v-192h66c74 0 81 26 81 91h20v-206h-20c0 65-7 92-81 92h-66v-197c0-25 1-30 37-30h93c116 0 135 42 148 149h19z">
            <text:p/>
          </draw:path>
          <draw:path draw:style-name="gr3" draw:text-style-name="P9" draw:layer="layout" svg:width="0.166cm" svg:height="0.519cm" svg:x="3.503cm" svg:y="1.34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9cm" svg:height="0.342cm" svg:x="3.718cm" svg:y="1.5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7cm" svg:x="4.149cm" svg:y="1.327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9" draw:layer="layout" svg:width="0.242cm" svg:height="0.485cm" svg:x="4.825cm" svg:y="1.3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5.135cm" svg:y="1.3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5.562cm" svg:y="1.5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cm" svg:height="0.357cm" svg:x="6.162cm" svg:y="1.5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83cm" svg:height="0.492cm" svg:x="6.511cm" svg:y="1.522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3 0 95 67 95 110z">
            <text:p/>
          </draw:path>
          <draw:path draw:style-name="gr3" draw:text-style-name="P9" draw:layer="layout" svg:width="0.39cm" svg:height="0.351cm" svg:x="6.918cm" svg:y="1.522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349cm" svg:height="0.357cm" svg:x="7.356cm" svg:y="1.51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42cm" svg:height="0.485cm" svg:x="7.724cm" svg:y="1.3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166cm" svg:height="0.519cm" svg:x="8.035cm" svg:y="1.34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44cm" svg:height="0.357cm" svg:x="8.246cm" svg:y="1.517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39cm" svg:height="0.342cm" svg:x="8.635cm" svg:y="1.5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44cm" svg:height="0.357cm" svg:x="9.32cm" svg:y="1.517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251cm" svg:height="0.547cm" svg:x="9.711cm" svg:y="1.318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9" draw:layer="layout" svg:width="0.242cm" svg:height="0.485cm" svg:x="10.195cm" svg:y="1.3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10.504cm" svg:y="1.3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10.93cm" svg:y="1.5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95cm" svg:height="0.357cm" svg:x="11.538cm" svg:y="1.517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9" draw:layer="layout" svg:width="0.39cm" svg:height="0.351cm" svg:x="11.879cm" svg:y="1.522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261cm" svg:height="0.342cm" svg:x="12.307cm" svg:y="1.52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79cm" svg:height="0.342cm" svg:x="12.602cm" svg:y="1.529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7cm" svg:x="12.995cm" svg:y="1.5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83cm" svg:height="0.492cm" svg:x="13.597cm" svg:y="1.522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9" draw:layer="layout" svg:width="0.349cm" svg:height="0.357cm" svg:x="14.037cm" svg:y="1.51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54cm" svg:height="0.357cm" svg:x="14.417cm" svg:y="1.51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54cm" svg:height="0.357cm" svg:x="14.721cm" svg:y="1.51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9cm" svg:x="15.026cm" svg:y="1.34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9cm" svg:height="0.342cm" svg:x="15.241cm" svg:y="1.5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2cm" svg:x="15.667cm" svg:y="1.513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242cm" svg:height="0.485cm" svg:x="16.305cm" svg:y="1.3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16.615cm" svg:y="1.3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261cm" svg:height="0.342cm" svg:x="17.041cm" svg:y="1.52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44cm" svg:height="0.357cm" svg:x="17.344cm" svg:y="1.51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39cm" svg:height="0.351cm" svg:x="17.735cm" svg:y="1.522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9" draw:layer="layout" svg:width="0.355cm" svg:height="0.512cm" svg:x="18.16cm" svg:y="1.513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39cm" svg:height="0.538cm" svg:x="18.551cm" svg:y="1.3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244cm" svg:height="0.485cm" svg:x="19.227cm" svg:y="1.38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9cm" svg:height="0.538cm" svg:x="19.539cm" svg:y="1.3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19.964cm" svg:y="1.5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83cm" svg:height="0.492cm" svg:x="20.566cm" svg:y="1.522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9" draw:layer="layout" svg:width="0.344cm" svg:height="0.357cm" svg:x="21.017cm" svg:y="1.517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166cm" svg:height="0.519cm" svg:x="21.408cm" svg:y="1.34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9cm" svg:height="0.342cm" svg:x="21.622cm" svg:y="1.5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22.02cm" svg:y="1.388cm" svg:viewBox="0 0 243 486" svg:d="M120 167h111v-24h-111v-143h-20c0 63-24 146-100 150v17h67v213c0 97 72 106 100 106 55 0 76-55 76-106v-44h-19v44c0 57-23 87-52 87-52 0-52-71-52-85z">
            <text:p/>
          </draw:path>
        </draw:g>
        <draw:g>
          <svg:title>TexMaths</svg:title>
          <svg:desc>24§display§\text {(3).}§svg§600§FALSE§</svg:desc>
          <draw:polygon draw:style-name="gr2" draw:text-style-name="P8" draw:layer="layout" svg:width="1.157cm" svg:height="0.76cm" svg:x="1.605cm" svg:y="1.267cm" svg:viewBox="0 0 1158 761" draw:points="578,761 0,761 0,0 1158,0 1158,761">
            <text:p/>
          </draw:polygon>
          <draw:path draw:style-name="gr3" draw:text-style-name="P9" draw:layer="layout" svg:width="0.197cm" svg:height="0.844cm" svg:x="1.645cm" svg:y="1.225cm" svg:viewBox="0 0 198 845" svg:d="M198 837c0-2 0-4-16-19-105-106-132-265-132-396 0-145 33-293 136-399 12-10 12-11 12-15 0-6-4-8-10-8-8 0-84 58-134 165-44 92-54 186-54 257 0 68 10 170 56 266 52 103 124 157 132 157 6 0 10-2 10-8z">
            <text:p/>
          </draw:path>
          <draw:path draw:style-name="gr3" draw:text-style-name="P9" draw:layer="layout" svg:width="0.35cm" svg:height="0.581cm" svg:x="1.926cm" svg:y="1.296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9" draw:layer="layout" svg:width="0.197cm" svg:height="0.844cm" svg:x="2.361cm" svg:y="1.22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9" draw:layer="layout" svg:width="0.091cm" svg:height="0.091cm" svg:x="2.713cm" svg:y="1.768cm" svg:viewBox="0 0 92 92" svg:d="M92 46c0-25-21-46-46-46s-46 21-46 46 21 46 46 46 46-21 46-46z">
            <text:p/>
          </draw:path>
        </draw:g>
        <draw:g>
          <svg:title>TexMaths</svg:title>
          <svg:desc>24§display§\text {Solutions : }§svg§600§FALSE§</svg:desc>
          <draw:polygon draw:style-name="gr2" draw:text-style-name="P8" draw:layer="layout" svg:width="3.737cm" svg:height="0.529cm" svg:x="1.702cm" svg:y="4.666cm" svg:viewBox="0 0 3738 530" draw:points="1870,530 0,530 0,0 3738,0 3738,530">
            <text:p/>
          </draw:polygon>
          <draw:path draw:style-name="gr3" draw:text-style-name="P9" draw:layer="layout" svg:width="0.375cm" svg:height="0.613cm" svg:x="1.708cm" svg:y="4.624cm" svg:viewBox="0 0 376 614" svg:d="M248 269l-108-27c-54-14-86-58-86-108 0-59 46-111 113-111 140 0 159 140 165 177 0 5 0 11 10 11 11 0 11-4 11-21v-169c0-15 0-21-9-21-6 0-8 0-14 12l-29 47c-25-24-61-59-136-59-94 0-165 75-165 163 0 71 44 132 111 156 10 3 52 13 112 28 23 6 48 12 73 43 17 23 25 49 25 78 0 60-43 121-114 121-25 0-88-4-134-46-48-46-52-100-52-130 0-8-8-8-9-8-12 0-12 6-12 21v169c0 13 0 19 10 19 5 0 5 0 11-10 0-2 4-3 31-48 27 29 80 58 157 58 98 0 167-83 167-175 0-84-57-153-128-170z">
            <text:p/>
          </draw:path>
          <draw:path draw:style-name="gr3" draw:text-style-name="P9" draw:layer="layout" svg:width="0.375cm" svg:height="0.389cm" svg:x="2.151cm" svg:y="4.841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189cm" svg:height="0.586cm" svg:x="2.577cm" svg:y="4.634cm" svg:viewBox="0 0 190 587" svg:d="M123 0l-123 10v26c60 0 67 6 67 47v439c0 38-9 38-67 38v27c29-2 73-2 94-2s63 0 96 2v-27c-58 0-67 0-67-38z">
            <text:p/>
          </draw:path>
          <draw:path draw:style-name="gr3" draw:text-style-name="P9" draw:layer="layout" svg:width="0.425cm" svg:height="0.383cm" svg:x="2.812cm" svg:y="4.847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3.269cm" svg:y="4.701cm" svg:viewBox="0 0 267 530" svg:d="M131 182h120v-27h-120v-155h-22c0 69-26 159-109 163v19h73v232c0 106 79 116 109 116 60 0 85-60 85-116v-48h-23v48c0 62-25 94-56 94-57 0-57-76-57-92z">
            <text:p/>
          </draw:path>
          <draw:path draw:style-name="gr3" draw:text-style-name="P9" draw:layer="layout" svg:width="0.181cm" svg:height="0.565cm" svg:x="3.608cm" svg:y="4.655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3.839cm" svg:y="4.841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73cm" svg:x="4.263cm" svg:y="4.84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277cm" svg:height="0.389cm" svg:x="4.733cm" svg:y="4.841cm" svg:viewBox="0 0 278 390" svg:d="M148 215c19 4 88 17 88 79 0 42-29 76-96 76-71 0-102-48-117-121-2-9-4-13-11-13-12 0-12 6-12 21v111c0 16 0 22 10 22 3 0 5-2 21-18 2-2 2-4 17-19 36 35 75 37 92 37 98 0 138-58 138-119 0-45-27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091cm" svg:height="0.364cm" svg:x="5.392cm" svg:y="4.854cm" svg:viewBox="0 0 92 365" svg:d="M92 44c0-23-21-44-46-44s-46 21-46 44c0 25 21 46 46 46s46-21 46-46zM92 320c0-25-21-44-46-44s-46 19-46 44 21 45 46 45 46-20 46-45z">
            <text:p/>
          </draw:path>
        </draw:g>
        <draw:g>
          <svg:title>TexMaths</svg:title>
          <svg:desc>20§display§\left( \frac{3}{\sqrt{2}}, \sqrt{2} \right)§svg§600§FALSE§</svg:desc>
          <draw:polygon draw:style-name="gr2" draw:text-style-name="P8" draw:layer="layout" svg:width="3.174cm" svg:height="1.617cm" svg:x="22.5cm" svg:y="0.855cm" svg:viewBox="0 0 3175 1618" draw:points="1587,1618 0,1618 0,0 3175,0 3175,1618">
            <text:p/>
          </draw:polygon>
          <draw:path draw:style-name="gr3" draw:text-style-name="P9" draw:layer="layout" svg:width="0.346cm" svg:height="1.687cm" svg:x="22.61cm" svg:y="0.82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9" draw:layer="layout" svg:width="0.292cm" svg:height="0.484cm" svg:x="23.39cm" svg:y="0.895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9" draw:layer="layout" svg:width="0.938cm" svg:height="0.029cm" svg:x="23.066cm" svg:y="1.649cm" svg:viewBox="0 0 939 30" draw:points="469,30 0,30 0,0 939,0 939,30">
            <text:p/>
          </draw:polygon>
          <draw:path draw:style-name="gr3" draw:text-style-name="P9" draw:layer="layout" svg:width="0.549cm" svg:height="0.703cm" svg:x="23.118cm" svg:y="1.79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9" draw:layer="layout" svg:width="0.353cm" svg:height="0.029cm" svg:x="23.652cm" svg:y="1.79cm" svg:viewBox="0 0 354 30" draw:points="176,30 0,30 0,0 354,0 354,30">
            <text:p/>
          </draw:polygon>
          <draw:path draw:style-name="gr3" draw:text-style-name="P9" draw:layer="layout" svg:width="0.281cm" svg:height="0.469cm" svg:x="23.687cm" svg:y="1.93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9" draw:layer="layout" svg:width="0.082cm" svg:height="0.21cm" svg:x="24.148cm" svg:y="1.764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9" draw:layer="layout" svg:width="0.549cm" svg:height="0.703cm" svg:x="24.452cm" svg:y="1.19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9" draw:layer="layout" svg:width="0.353cm" svg:height="0.029cm" svg:x="24.987cm" svg:y="1.196cm" svg:viewBox="0 0 354 30" draw:points="176,30 0,30 0,0 354,0 354,30">
            <text:p/>
          </draw:polygon>
          <draw:path draw:style-name="gr3" draw:text-style-name="P9" draw:layer="layout" svg:width="0.281cm" svg:height="0.469cm" svg:x="25.022cm" svg:y="1.3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9" draw:layer="layout" svg:width="0.346cm" svg:height="1.687cm" svg:x="25.363cm" svg:y="0.82cm" svg:viewBox="0 0 347 1688" svg:d="M347 845c0-277-64-555-243-767-14-16-40-44-69-70-9-8-11-8-21-8-8 0-14 0-14 6 0 4 3 7 5 8 24 26 72 72 118 149 114 181 165 410 165 680 0 191-24 434-141 643-56 101-115 159-144 189-1 2-3 3-3 7 0 6 6 6 14 6 10 0 12 0 23-11 237-215 310-536 310-832z">
            <text:p/>
          </draw:path>
        </draw:g>
        <draw:g>
          <svg:title>TexMaths</svg:title>
          <svg:desc>22§display§\text {having slope of the tangent to the curve at any point } ( x, y ) \text { is } - \frac{4x}{9y}§svg§600§FALSE§</svg:desc>
          <draw:polygon draw:style-name="gr2" draw:text-style-name="P8" draw:layer="layout" svg:width="22.859cm" svg:height="1.66cm" svg:x="3.015cm" svg:y="2.757cm" svg:viewBox="0 0 22860 1661" draw:points="11431,1661 0,1661 0,0 22860,0 22860,1661">
            <text:p/>
          </draw:polygon>
          <draw:path draw:style-name="gr3" draw:text-style-name="P9" draw:layer="layout" svg:width="0.39cm" svg:height="0.538cm" svg:x="3.001cm" svg:y="3.2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49cm" svg:height="0.356cm" svg:x="3.439cm" svg:y="3.41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9" draw:layer="layout" svg:width="0.379cm" svg:height="0.342cm" svg:x="3.786cm" svg:y="3.431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166cm" svg:height="0.518cm" svg:x="4.205cm" svg:y="3.248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9" draw:layer="layout" svg:width="0.39cm" svg:height="0.342cm" svg:x="4.418cm" svg:y="3.4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1cm" svg:x="4.845cm" svg:y="3.415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6-25 63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254cm" svg:height="0.356cm" svg:x="5.493cm" svg:y="3.41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73cm" svg:height="0.538cm" svg:x="5.798cm" svg:y="3.229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6.009cm" svg:y="3.419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383cm" svg:height="0.492cm" svg:x="6.396cm" svg:y="3.422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9-113 159-30 0-60-16-81-48-11-16-11-18-11-32z">
            <text:p/>
          </draw:path>
          <draw:path draw:style-name="gr3" draw:text-style-name="P9" draw:layer="layout" svg:width="0.3cm" svg:height="0.356cm" svg:x="6.847cm" svg:y="3.419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344cm" svg:height="0.356cm" svg:x="7.448cm" svg:y="3.419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251cm" svg:height="0.547cm" svg:x="7.839cm" svg:y="3.22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9" draw:layer="layout" svg:width="0.242cm" svg:height="0.485cm" svg:x="8.321cm" svg:y="3.2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8.633cm" svg:y="3.2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9.059cm" svg:y="3.419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242cm" svg:height="0.485cm" svg:x="9.654cm" svg:y="3.2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49cm" svg:height="0.356cm" svg:x="9.972cm" svg:y="3.41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9" draw:layer="layout" svg:width="0.39cm" svg:height="0.342cm" svg:x="10.351cm" svg:y="3.4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1cm" svg:x="10.777cm" svg:y="3.415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6-25 63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3cm" svg:height="0.356cm" svg:x="11.164cm" svg:y="3.419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39cm" svg:height="0.342cm" svg:x="11.51cm" svg:y="3.4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4cm" svg:height="0.485cm" svg:x="11.908cm" svg:y="3.28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242cm" svg:height="0.485cm" svg:x="12.468cm" svg:y="3.2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44cm" svg:height="0.356cm" svg:x="12.774cm" svg:y="3.419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244cm" svg:height="0.485cm" svg:x="13.411cm" svg:y="3.28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9cm" svg:height="0.538cm" svg:x="13.723cm" svg:y="3.22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4.149cm" svg:y="3.419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295cm" svg:height="0.356cm" svg:x="14.756cm" svg:y="3.419cm" svg:viewBox="0 0 296 357" svg:d="M65 180c0-127 63-161 104-161 7 0 56 0 84 29-33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9" draw:layer="layout" svg:width="0.39cm" svg:height="0.351cm" svg:x="15.097cm" svg:y="3.422cm" svg:viewBox="0 0 391 352" svg:d="M278 282v70l113-9v-24c-55 0-60-6-60-43v-276l-115 9v24c55 0 60 6 60 43v139c0 67-37 120-93 120-65 0-69-36-69-76v-259l-114 9v24c60 0 60 2 60 71v116c0 62 0 132 118 132 44 0 79-21 100-70z">
            <text:p/>
          </draw:path>
          <draw:path draw:style-name="gr3" draw:text-style-name="P9" draw:layer="layout" svg:width="0.261cm" svg:height="0.342cm" svg:x="15.523cm" svg:y="3.422cm" svg:viewBox="0 0 262 343" svg:d="M107 86v-86l-107 9v24c55 0 62 6 62 43v209c0 34-9 34-62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79cm" svg:height="0.342cm" svg:x="15.821cm" svg:y="3.431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16.213cm" svg:y="3.419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349cm" svg:height="0.356cm" svg:x="16.826cm" svg:y="3.41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9" draw:layer="layout" svg:width="0.244cm" svg:height="0.485cm" svg:x="17.195cm" svg:y="3.28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49cm" svg:height="0.356cm" svg:x="17.771cm" svg:y="3.41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9" draw:layer="layout" svg:width="0.39cm" svg:height="0.342cm" svg:x="18.149cm" svg:y="3.4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79cm" svg:height="0.492cm" svg:x="18.547cm" svg:y="3.431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9" draw:layer="layout" svg:width="0.383cm" svg:height="0.492cm" svg:x="19.221cm" svg:y="3.422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9-113 159-30 0-60-16-81-48-11-16-11-18-11-32z">
            <text:p/>
          </draw:path>
          <draw:path draw:style-name="gr3" draw:text-style-name="P9" draw:layer="layout" svg:width="0.344cm" svg:height="0.356cm" svg:x="19.671cm" svg:y="3.419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166cm" svg:height="0.518cm" svg:x="20.062cm" svg:y="3.248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9" draw:layer="layout" svg:width="0.39cm" svg:height="0.342cm" svg:x="20.275cm" svg:y="3.4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4cm" svg:height="0.485cm" svg:x="20.673cm" svg:y="3.28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18cm" svg:height="0.774cm" svg:x="21.294cm" svg:y="3.18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21.54cm" svg:y="3.42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9" draw:layer="layout" svg:width="0.091cm" svg:height="0.231cm" svg:x="22.026cm" svg:y="3.683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9" draw:layer="layout" svg:width="0.358cm" svg:height="0.501cm" svg:x="22.325cm" svg:y="3.422cm" svg:viewBox="0 0 359 502" svg:d="M356 48c3-11 3-13 3-18 0-14-12-21-23-21-9 0-21 3-28 16-2 3-7 28-11 42-5 19-10 40-15 62l-36 140c-1 11-35 66-88 66-38 0-47-34-47-64 0-35 14-83 40-151 13-32 14-41 14-57 0-35-24-63-63-63-74 0-102 113-102 120s7 7 9 7c9 0 9-2 12-14 21-72 53-95 79-95 6 0 20 0 20 24 0 20-7 39-14 55-30 81-44 127-44 162 0 69 49 93 95 93 30 0 56-14 77-35-9 40-19 77-49 120-21 26-51 49-86 49-11 0-46-4-59-33 13 0 22 0 34-9 7-7 14-18 14-32 0-25-21-28-28-28-18 0-44 12-44 51s35 67 83 67c81 0 160-71 181-159z">
            <text:p/>
          </draw:path>
          <draw:path draw:style-name="gr3" draw:text-style-name="P9" draw:layer="layout" svg:width="0.18cm" svg:height="0.774cm" svg:x="22.755cm" svg:y="3.185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9" draw:layer="layout" svg:width="0.166cm" svg:height="0.518cm" svg:x="23.295cm" svg:y="3.248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9" draw:layer="layout" svg:width="0.254cm" svg:height="0.356cm" svg:x="23.51cm" svg:y="3.41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472cm" svg:height="0.032cm" svg:x="24.283cm" svg:y="3.556cm" svg:viewBox="0 0 473 33" svg:d="M447 33c12 0 26 0 26-17 0-16-14-16-26-16h-421c-12 0-26 0-26 16 0 17 14 17 26 17z">
            <text:p/>
          </draw:path>
          <draw:path draw:style-name="gr3" draw:text-style-name="P9" draw:layer="layout" svg:width="0.344cm" svg:height="0.524cm" svg:x="25.106cm" svg:y="2.71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9" draw:layer="layout" svg:width="0.386cm" svg:height="0.351cm" svg:x="25.493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olygon draw:style-name="gr3" draw:text-style-name="P9" draw:layer="layout" svg:width="0.83cm" svg:height="0.032cm" svg:x="25.083cm" svg:y="3.556cm" svg:viewBox="0 0 831 33" draw:points="415,33 0,33 0,0 831,0 831,33">
            <text:p/>
          </draw:polygon>
          <draw:path draw:style-name="gr3" draw:text-style-name="P9" draw:layer="layout" svg:width="0.321cm" svg:height="0.533cm" svg:x="25.134cm" svg:y="3.78cm" svg:viewBox="0 0 322 534" svg:d="M253 269v25c0 183-81 218-126 218-14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9" draw:layer="layout" svg:width="0.356cm" svg:height="0.501cm" svg:x="25.511cm" svg:y="3.954cm" svg:viewBox="0 0 357 502" svg:d="M356 48c1-11 1-13 1-18 0-14-10-21-21-21-9 0-21 3-28 16-2 3-7 28-11 42-5 19-10 40-15 62l-36 140c-1 11-35 66-88 66-38 0-47-34-47-64 0-35 14-83 40-151 13-32 14-41 14-57 0-35-24-63-63-63-74 0-102 113-102 120s7 7 9 7c9 0 9-2 12-14 21-72 53-95 79-95 6 0 20 0 20 24 0 20-7 39-14 55-30 81-44 127-44 162 0 69 49 93 95 93 30 0 56-14 77-35-9 40-19 77-49 120-21 26-51 49-86 49-11 0-46-4-59-33 13 0 22 0 32-9 9-7 16-18 16-32 0-25-21-28-28-28-18 0-44 12-44 51s35 67 83 67c81 0 160-71 181-159z">
            <text:p/>
          </draw:path>
        </draw:g>
        <draw:g>
          <svg:title>TexMaths</svg:title>
          <svg:desc>22§display§\text {Let  P}=(x, y) \text { be any point on the curve. Slope of the tangent }§svg§600§FALSE§</svg:desc>
          <draw:polygon draw:style-name="gr2" draw:text-style-name="P8" draw:layer="layout" svg:width="21.028cm" svg:height="0.696cm" svg:x="6.018cm" svg:y="4.658cm" svg:viewBox="0 0 21029 697" draw:points="10514,697 0,697 0,0 21029,0 21029,697">
            <text:p/>
          </draw:polygon>
          <draw:path draw:style-name="gr3" draw:text-style-name="P9" draw:layer="layout" svg:width="0.425cm" svg:height="0.528cm" svg:x="6.004cm" svg:y="4.67cm" svg:viewBox="0 0 426 529" svg:d="M426 329h-19c-9 79-20 176-157 176h-63c-36 0-37-5-37-30v-413c0-27 0-37 74-37h24v-25c-28 2-98 2-130 2-30 0-92 0-118-2v25h19c60 0 60 8 60 35v410c0 28 0 35-60 35h-19v24h405z">
            <text:p/>
          </draw:path>
          <draw:path draw:style-name="gr3" draw:text-style-name="P9" draw:layer="layout" svg:width="0.3cm" svg:height="0.356cm" svg:x="6.484cm" svg:y="4.8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4cm" svg:height="0.485cm" svg:x="6.821cm" svg:y="4.72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457cm" svg:height="0.528cm" svg:x="7.393cm" svg:y="4.67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9" draw:layer="layout" svg:width="0.515cm" svg:height="0.182cm" svg:x="8.149cm" svg:y="4.9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3cm" svg:x="8.998cm" svg:y="4.61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9.244cm" svg:y="4.8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091cm" svg:height="0.231cm" svg:x="9.732cm" svg:y="5.11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9" draw:layer="layout" svg:width="0.356cm" svg:height="0.5cm" svg:x="10.031cm" svg:y="4.856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10.459cm" svg:y="4.61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3cm" svg:height="0.546cm" svg:x="10.995cm" svg:y="4.663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cm" svg:height="0.356cm" svg:x="11.446cm" svg:y="4.8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49cm" svg:height="0.356cm" svg:x="12.059cm" svg:y="4.85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12.437cm" svg:y="4.85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79cm" svg:height="0.492cm" svg:x="12.835cm" svg:y="4.86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9" draw:layer="layout" svg:width="0.383cm" svg:height="0.492cm" svg:x="13.509cm" svg:y="4.85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344cm" svg:height="0.356cm" svg:x="13.959cm" svg:y="4.85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166cm" svg:height="0.518cm" svg:x="14.35cm" svg:y="4.6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4.563cm" svg:y="4.85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4cm" svg:height="0.485cm" svg:x="14.961cm" svg:y="4.72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44cm" svg:height="0.356cm" svg:x="15.528cm" svg:y="4.85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5.917cm" svg:y="4.85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16.594cm" svg:y="4.72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16.906cm" svg:y="4.66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7.332cm" svg:y="4.8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7.937cm" svg:y="4.85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9cm" svg:height="0.351cm" svg:x="18.28cm" svg:y="4.85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9" draw:layer="layout" svg:width="0.261cm" svg:height="0.342cm" svg:x="18.706cm" svg:y="4.85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79cm" svg:height="0.342cm" svg:x="19.002cm" svg:y="4.865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19.396cm" svg:y="4.8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19.783cm" svg:y="5.117cm" svg:viewBox="0 0 84 84" svg:d="M84 42c0-23-19-42-42-42s-42 19-42 42 19 42 42 42 42-19 42-42z">
            <text:p/>
          </draw:path>
          <draw:path draw:style-name="gr3" draw:text-style-name="P9" draw:layer="layout" svg:width="0.344cm" svg:height="0.562cm" svg:x="20.318cm" svg:y="4.654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5-11 20v154c0 13 0 18 9 18 5 0 5 0 10-9 0-2 4-3 29-44 24 27 73 53 144 53 90 0 153-76 153-160 0-78-53-141-118-157z">
            <text:p/>
          </draw:path>
          <draw:path draw:style-name="gr3" draw:text-style-name="P9" draw:layer="layout" svg:width="0.173cm" svg:height="0.537cm" svg:x="20.73cm" svg:y="4.663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20.941cm" svg:y="4.85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83cm" svg:height="0.492cm" svg:x="21.329cm" svg:y="4.85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3cm" svg:height="0.356cm" svg:x="21.779cm" svg:y="4.8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44cm" svg:height="0.356cm" svg:x="22.381cm" svg:y="4.85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1cm" svg:height="0.546cm" svg:x="22.772cm" svg:y="4.654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9" draw:layer="layout" svg:width="0.242cm" svg:height="0.485cm" svg:x="23.254cm" svg:y="4.72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23.566cm" svg:y="4.66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23.992cm" svg:y="4.8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24.587cm" svg:y="4.72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49cm" svg:height="0.356cm" svg:x="24.905cm" svg:y="4.853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25.283cm" svg:y="4.85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5cm" svg:height="0.511cm" svg:x="25.709cm" svg:y="4.84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cm" svg:height="0.356cm" svg:x="26.097cm" svg:y="4.8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26.443cm" svg:y="4.85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26.841cm" svg:y="4.723cm" svg:viewBox="0 0 243 486" svg:d="M120 167h111v-25h-111v-142h-20c0 63-24 146-100 150v17h67v213c0 97 72 106 100 106 55 0 76-55 76-106v-44h-19v44c0 56-23 86-52 86-52 0-52-70-52-84z">
            <text:p/>
          </draw:path>
        </draw:g>
        <draw:g>
          <svg:title>TexMaths</svg:title>
          <svg:desc>22§display§\text {to the curve at P is given by } \frac{dy}{dx} .§svg§600§FALSE§</svg:desc>
          <draw:polygon draw:style-name="gr2" draw:text-style-name="P8" draw:layer="layout" svg:width="11.042cm" svg:height="1.522cm" svg:x="3.029cm" svg:y="5.858cm" svg:viewBox="0 0 11043 1523" draw:points="5521,1523 0,1523 0,0 11043,0 11043,1523">
            <text:p/>
          </draw:polygon>
          <draw:path draw:style-name="gr3" draw:text-style-name="P9" draw:layer="layout" svg:width="0.244cm" svg:height="0.485cm" svg:x="3.004cm" svg:y="6.40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44cm" svg:height="0.356cm" svg:x="3.312cm" svg:y="6.532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44cm" svg:height="0.485cm" svg:x="3.949cm" svg:y="6.40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9cm" svg:height="0.538cm" svg:x="4.261cm" svg:y="6.34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4.687cm" svg:y="6.5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5.294cm" svg:y="6.532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9cm" svg:height="0.351cm" svg:x="5.635cm" svg:y="6.537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261cm" svg:height="0.342cm" svg:x="6.061cm" svg:y="6.537cm" svg:viewBox="0 0 262 343" svg:d="M107 86v-86l-107 9v24c55 0 62 6 62 43v209c0 34-9 34-62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79cm" svg:height="0.342cm" svg:x="6.357cm" svg:y="6.546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6.751cm" svg:y="6.5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49cm" svg:height="0.356cm" svg:x="7.364cm" svg:y="6.532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7.732cm" svg:y="6.40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457cm" svg:height="0.529cm" svg:x="8.304cm" svg:y="6.351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9" draw:layer="layout" svg:width="0.166cm" svg:height="0.518cm" svg:x="9.085cm" svg:y="6.36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9.3cm" svg:y="6.5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55cm" svg:height="0.511cm" svg:x="9.86cm" svg:y="6.52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166cm" svg:height="0.518cm" svg:x="10.25cm" svg:y="6.36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10.455cm" svg:y="6.546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10.847cm" svg:y="6.5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1.194cm" svg:y="6.53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6cm" svg:x="11.878cm" svg:y="6.342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4 0-62-19-81-48-11-15-11-17-11-31z">
            <text:p/>
          </draw:path>
          <draw:path draw:style-name="gr3" draw:text-style-name="P9" draw:layer="layout" svg:width="0.379cm" svg:height="0.492cm" svg:x="12.28cm" svg:y="6.546cm" svg:viewBox="0 0 380 493" svg:d="M308 74c19-49 60-49 72-49v-25c-17 2-40 2-58 2-14 0-51-2-69-2v25c25 0 37 14 37 33 0 7 0 9-5 18l-77 192-87-210c-3-7-5-10-5-14 0-19 30-19 44-19v-25c-21 0-72 2-84 2-21 0-53 0-76-2v25c37 0 53 0 63 26l117 283c-4 11-15 36-20 46-17 43-39 97-88 97-5 0-23 0-37-14 25-4 30-21 30-33 0-20-14-32-32-32-15 0-33 9-33 33 0 36 33 62 72 62 48 0 81-44 99-88z">
            <text:p/>
          </draw:path>
          <draw:path draw:style-name="gr3" draw:text-style-name="P9" draw:layer="layout" svg:width="0.369cm" svg:height="0.546cm" svg:x="13.072cm" svg:y="5.819cm" svg:viewBox="0 0 370 547" svg:d="M370 9c0-2 0-9-11-9-10 0-84 7-99 9-5 0-10 3-10 14 0 10 7 10 19 10 37 0 39 6 39 13l-4 16-45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3.466cm" svg:y="6.014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3.022cm" svg:y="6.669cm" svg:viewBox="0 0 847 33" draw:points="422,33 0,33 0,0 847,0 847,33">
            <text:p/>
          </draw:polygon>
          <draw:path draw:style-name="gr3" draw:text-style-name="P9" draw:layer="layout" svg:width="0.369cm" svg:height="0.546cm" svg:x="13.054cm" svg:y="6.874cm" svg:viewBox="0 0 370 547" svg:d="M370 9c0-2 0-9-11-9-10 0-84 7-99 9-5 0-10 3-10 14 0 10 7 10 19 10 37 0 39 6 39 13l-4 16-45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3.448cm" svg:y="7.0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083cm" svg:height="0.084cm" svg:x="14.028cm" svg:y="6.798cm" svg:viewBox="0 0 84 85" svg:d="M84 42c0-23-19-42-42-42s-42 19-42 42 19 43 42 43 42-20 42-43z">
            <text:p/>
          </draw:path>
        </draw:g>
        <draw:g>
          <svg:title>TexMaths</svg:title>
          <svg:desc>22§display§\text {According to the given condition } \ \frac{dy}{dx} = - \frac{4x}{9y}§svg§600§FALSE§</svg:desc>
          <draw:polygon draw:style-name="gr2" draw:text-style-name="P8" draw:layer="layout" svg:width="15.128cm" svg:height="1.671cm" svg:x="2.918cm" svg:y="7.559cm" svg:viewBox="0 0 15129 1672" draw:points="7565,1672 0,1672 0,0 15129,0 15129,1672">
            <text:p/>
          </draw:polygon>
          <draw:path draw:style-name="gr3" draw:text-style-name="P9" draw:layer="layout" svg:width="0.531cm" svg:height="0.555cm" svg:x="2.904cm" svg:y="8.027cm" svg:viewBox="0 0 532 556" svg:d="M283 16c-3-11-5-16-17-16-13 0-14 5-18 16l-162 463c-14 40-44 51-86 52v25c18-2 51-3 79-3 25 0 65 1 90 3v-25c-39 0-58-19-58-40 0-2 0-9 0-11l37-102h192l40 120c0 2 2 7 2 11 0 22-42 22-63 22v25c28-3 81-3 110-3 34 0 69 1 103 3v-25h-15c-45 0-58-5-65-31zM243 102l88 252h-174z">
            <text:p/>
          </draw:path>
          <draw:path draw:style-name="gr3" draw:text-style-name="P9" draw:layer="layout" svg:width="0.295cm" svg:height="0.356cm" svg:x="3.485cm" svg:y="8.233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95cm" svg:height="0.356cm" svg:x="3.83cm" svg:y="8.233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4.168cm" svg:y="8.23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61cm" svg:height="0.342cm" svg:x="4.555cm" svg:y="8.238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9" draw:layer="layout" svg:width="0.383cm" svg:height="0.546cm" svg:x="4.863cm" svg:y="8.043cm" svg:viewBox="0 0 384 547" svg:d="M269 496v51l115-9v-24c-55 0-62-5-62-42v-472l-111 9v24c53 0 60 6 60 43v167c-23-27-56-48-99-48-91 0-172 76-172 176 0 99 76 176 165 176 50 0 85-26 104-51zM269 289v158c0 14 0 16-9 28-22 37-58 55-91 55-35 0-63-20-83-50-19-31-21-75-21-107 0-30 2-76 23-111 18-24 46-49 88-49 28 0 60 10 84 46 9 14 9 15 9 30z">
            <text:p/>
          </draw:path>
          <draw:path draw:style-name="gr3" draw:text-style-name="P9" draw:layer="layout" svg:width="0.166cm" svg:height="0.518cm" svg:x="5.291cm" svg:y="8.06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5.505cm" svg:y="8.2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5cm" svg:height="0.511cm" svg:x="5.931cm" svg:y="8.22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9" draw:layer="layout" svg:width="0.242cm" svg:height="0.485cm" svg:x="6.568cm" svg:y="8.10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9" draw:layer="layout" svg:width="0.344cm" svg:height="0.356cm" svg:x="6.876cm" svg:y="8.2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42cm" svg:height="0.485cm" svg:x="7.514cm" svg:y="8.10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7.825cm" svg:y="8.043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8.251cm" svg:y="8.2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8.853cm" svg:y="8.22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9" draw:layer="layout" svg:width="0.166cm" svg:height="0.518cm" svg:x="9.244cm" svg:y="8.06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9.448cm" svg:y="8.247cm" svg:viewBox="0 0 380 343" svg:d="M308 76c7-18 21-51 72-51v-25c-17 2-40 2-58 2-19 0-54-2-69-2v25c30 0 39 17 39 33 0 7-2 9-5 18l-79 198-88-216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9.84cm" svg:y="8.2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187cm" svg:y="8.2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95cm" svg:height="0.356cm" svg:x="10.877cm" svg:y="8.233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1.215cm" svg:y="8.23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11.606cm" svg:y="8.2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3cm" svg:height="0.546cm" svg:x="12.037cm" svg:y="8.043cm" svg:viewBox="0 0 384 547" svg:d="M269 496v51l115-9v-24c-55 0-62-5-62-42v-472l-111 9v24c53 0 60 6 60 43v167c-23-27-56-48-99-48-91 0-172 76-172 176 0 99 76 176 165 176 50 0 85-26 104-51zM269 289v158c0 14 0 16-9 28-22 37-58 55-91 55-35 0-63-20-83-50-19-31-21-75-21-107 0-30 0-76 23-111 18-24 46-49 88-49 28 0 60 10 84 46 9 14 9 15 9 30z">
            <text:p/>
          </draw:path>
          <draw:path draw:style-name="gr3" draw:text-style-name="P9" draw:layer="layout" svg:width="0.166cm" svg:height="0.518cm" svg:x="12.465cm" svg:y="8.06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44cm" svg:height="0.485cm" svg:x="12.669cm" svg:y="8.104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9" draw:layer="layout" svg:width="0.166cm" svg:height="0.518cm" svg:x="12.98cm" svg:y="8.06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13.192cm" svg:y="8.23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13.58cm" svg:y="8.2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69cm" svg:height="0.546cm" svg:x="14.644cm" svg:y="7.5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9" draw:layer="layout" svg:width="0.358cm" svg:height="0.5cm" svg:x="15.036cm" svg:y="7.715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46cm" svg:height="0.032cm" svg:x="14.594cm" svg:y="8.37cm" svg:viewBox="0 0 847 33" draw:points="422,33 0,33 0,0 847,0 847,33">
            <text:p/>
          </draw:polygon>
          <draw:path draw:style-name="gr3" draw:text-style-name="P9" draw:layer="layout" svg:width="0.369cm" svg:height="0.546cm" svg:x="14.626cm" svg:y="8.57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9" draw:layer="layout" svg:width="0.386cm" svg:height="0.351cm" svg:x="15.018cm" svg:y="8.7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182cm" svg:x="15.789cm" svg:y="8.2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6.627cm" svg:y="8.37cm" svg:viewBox="0 0 473 33" svg:d="M447 33c12 0 26 0 26-17 0-16-14-16-26-16h-421c-12 0-26 0-26 16 0 17 14 17 26 17z">
            <text:p/>
          </draw:path>
          <draw:path draw:style-name="gr3" draw:text-style-name="P9" draw:layer="layout" svg:width="0.344cm" svg:height="0.523cm" svg:x="17.278cm" svg:y="7.532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9" draw:layer="layout" svg:width="0.386cm" svg:height="0.351cm" svg:x="17.666cm" svg:y="7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0.83cm" svg:height="0.032cm" svg:x="17.257cm" svg:y="8.37cm" svg:viewBox="0 0 831 33" draw:points="415,33 0,33 0,0 831,0 831,33">
            <text:p/>
          </draw:polygon>
          <draw:path draw:style-name="gr3" draw:text-style-name="P9" draw:layer="layout" svg:width="0.321cm" svg:height="0.532cm" svg:x="17.307cm" svg:y="8.595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9" draw:layer="layout" svg:width="0.358cm" svg:height="0.5cm" svg:x="17.683cm" svg:y="8.768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</draw:g>
        <draw:g>
          <svg:title>TexMaths</svg:title>
          <svg:desc>22§display§\therefore \ \ \  9y \ dy = - 4x \ dx§svg§600§FALSE§</svg:desc>
          <draw:polygon draw:style-name="gr2" draw:text-style-name="P8" draw:layer="layout" svg:width="6.815cm" svg:height="0.619cm" svg:x="2.921cm" svg:y="9.662cm" svg:viewBox="0 0 6816 620" draw:points="3409,620 0,620 0,0 6816,0 6816,620">
            <text:p/>
          </draw:polygon>
          <draw:path draw:style-name="gr3" draw:text-style-name="P9" draw:layer="layout" svg:width="0.469cm" svg:height="0.418cm" svg:x="2.905cm" svg:y="9.80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321cm" svg:height="0.532cm" svg:x="4.419cm" svg:y="9.644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9" draw:layer="layout" svg:width="0.358cm" svg:height="0.501cm" svg:x="4.795cm" svg:y="9.818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369cm" svg:height="0.546cm" svg:x="5.468cm" svg:y="9.62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5.862cm" svg:y="9.818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182cm" svg:x="6.504cm" svg:y="9.8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7.342cm" svg:y="9.95cm" svg:viewBox="0 0 473 33" svg:d="M447 33c12 0 26 0 26-17 0-16-14-16-26-16h-421c-12 0-26 0-26 16 0 17 14 17 26 17z">
            <text:p/>
          </draw:path>
          <draw:path draw:style-name="gr3" draw:text-style-name="P9" draw:layer="layout" svg:width="0.344cm" svg:height="0.524cm" svg:x="7.9cm" svg:y="9.63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386cm" svg:height="0.351cm" svg:x="8.287cm" svg:y="9.8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8.996cm" svg:y="9.62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9.389cm" svg:y="9.8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\text {i.e. }  \  4x \ dx + 9y \ dy  = 0§svg§600§FALSE§</svg:desc>
          <draw:polygon draw:style-name="gr2" draw:text-style-name="P8" draw:layer="layout" svg:width="7.635cm" svg:height="0.619cm" svg:x="10.623cm" svg:y="9.666cm" svg:viewBox="0 0 7636 620" draw:points="3817,620 0,620 0,0 7636,0 7636,620">
            <text:p/>
          </draw:polygon>
          <draw:path draw:style-name="gr3" draw:text-style-name="P9" draw:layer="layout" svg:width="0.166cm" svg:height="0.518cm" svg:x="10.609cm" svg:y="9.64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10.866cm" svg:y="10.081cm" svg:viewBox="0 0 84 84" svg:d="M84 42c0-23-19-42-42-42s-42 19-42 42 19 42 42 42 42-19 42-42z">
            <text:p/>
          </draw:path>
          <draw:path draw:style-name="gr3" draw:text-style-name="P9" draw:layer="layout" svg:width="0.3cm" svg:height="0.356cm" svg:x="11.035cm" svg:y="9.8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11.424cm" svg:y="10.081cm" svg:viewBox="0 0 84 84" svg:d="M84 42c0-23-19-42-42-42s-42 19-42 42 19 42 42 42 42-19 42-42z">
            <text:p/>
          </draw:path>
          <draw:path draw:style-name="gr3" draw:text-style-name="P9" draw:layer="layout" svg:width="0.344cm" svg:height="0.524cm" svg:x="12.195cm" svg:y="9.63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386cm" svg:height="0.351cm" svg:x="12.582cm" svg:y="9.8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369cm" svg:height="0.546cm" svg:x="13.291cm" svg:y="9.62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3.685cm" svg:y="9.8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6cm" svg:x="14.319cm" svg:y="9.7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21cm" svg:height="0.532cm" svg:x="15.081cm" svg:y="9.648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9" draw:layer="layout" svg:width="0.358cm" svg:height="0.501cm" svg:x="15.458cm" svg:y="9.822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369cm" svg:height="0.546cm" svg:x="16.132cm" svg:y="9.62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6.526cm" svg:y="9.822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182cm" svg:x="17.168cm" svg:y="9.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7.971cm" svg:y="9.648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\text {Integrating through out, we get,}§svg§600§FALSE§</svg:desc>
          <draw:polygon draw:style-name="gr2" draw:text-style-name="P8" draw:layer="layout" svg:width="10.759cm" svg:height="0.62cm" svg:x="3.029cm" svg:y="10.875cm" svg:viewBox="0 0 10760 621" draw:points="5380,621 0,621 0,0 10760,0 10760,621">
            <text:p/>
          </draw:polygon>
          <draw:path draw:style-name="gr3" draw:text-style-name="P9" draw:layer="layout" svg:width="0.237cm" svg:height="0.53cm" svg:x="3.011cm" svg:y="10.845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294cm" svg:y="11.03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3.692cm" svg:y="10.898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4cm" svg:y="11.02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4.343cm" svg:y="11.02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4.73cm" svg:y="11.03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5.044cm" svg:y="11.026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5.412cm" svg:y="10.898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5.723cm" svg:y="10.85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5.938cm" svg:y="11.032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364cm" svg:y="11.02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001cm" svg:y="10.89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312cm" svg:y="10.83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7.738cm" svg:y="11.03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041cm" svg:y="11.026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8.432cm" svg:y="11.032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8.858cm" svg:y="11.02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248cm" svg:y="10.83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9.931cm" svg:y="11.026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322cm" svg:y="11.032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0.741cm" svg:y="10.89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1.093cm" svg:y="11.291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1.513cm" svg:y="11.041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2.057cm" svg:y="11.02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2.659cm" svg:y="11.023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3.046cm" svg:y="11.026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3.382cm" svg:y="10.898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3.734cm" svg:y="11.291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smallint  4x \ dx + \smallint 9y \ dy  = 0§svg§600§FALSE§</svg:desc>
          <draw:polygon draw:style-name="gr2" draw:text-style-name="P8" draw:layer="layout" svg:width="7.119cm" svg:height="0.644cm" svg:x="3.011cm" svg:y="12.167cm" svg:viewBox="0 0 7120 645" draw:points="3560,645 0,645 0,0 7120,0 7120,645">
            <text:p/>
          </draw:polygon>
          <draw:path draw:style-name="gr3" draw:text-style-name="P9" draw:layer="layout" svg:width="0.323cm" svg:height="0.721cm" svg:x="3.015cm" svg:y="12.128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9" draw:layer="layout" svg:width="0.344cm" svg:height="0.524cm" svg:x="3.53cm" svg:y="12.15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9" draw:layer="layout" svg:width="0.386cm" svg:height="0.351cm" svg:x="3.917cm" svg:y="12.33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8-7-9-7-7 0-9 2-11 7-24 85-79 103-104 103-30 0-42-25-42-51 0-18 5-34 14-69z">
            <text:p/>
          </draw:path>
          <draw:path draw:style-name="gr3" draw:text-style-name="P9" draw:layer="layout" svg:width="0.369cm" svg:height="0.547cm" svg:x="4.627cm" svg:y="12.146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5.021cm" svg:y="12.33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8-7-9-7-7 0-9 2-11 7-24 85-77 103-104 103-30 0-42-25-42-51 0-18 5-34 14-69z">
            <text:p/>
          </draw:path>
          <draw:path draw:style-name="gr3" draw:text-style-name="P9" draw:layer="layout" svg:width="0.515cm" svg:height="0.517cm" svg:x="5.654cm" svg:y="12.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3cm" svg:height="0.721cm" svg:x="6.427cm" svg:y="12.128cm" svg:viewBox="0 0 324 722" svg:d="M294 32c-27 1-34 21-34 31 0 20 16 32 32 32s32-10 32-33c0-30-25-62-62-62-65 0-79 85-91 144-21 117-37 215-50 351-3 40-8 84-14 121-7 58-19 90-47 90-12 0-25-9-30-16 26 0 33-19 33-31 0-18-15-30-31-30s-32 8-32 31c0 30 25 62 62 62 65 0 79-83 91-146 19-111 37-210 49-347 4-42 9-86 14-123 7-58 20-88 48-88 14 0 25 7 30 14z">
            <text:p/>
          </draw:path>
          <draw:path draw:style-name="gr3" draw:text-style-name="P9" draw:layer="layout" svg:width="0.321cm" svg:height="0.533cm" svg:x="6.955cm" svg:y="12.167cm" svg:viewBox="0 0 322 534" svg:d="M253 269v25c0 183-81 218-126 218-14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9" draw:layer="layout" svg:width="0.356cm" svg:height="0.501cm" svg:x="7.33cm" svg:y="12.339cm" svg:viewBox="0 0 357 502" svg:d="M355 48c2-11 2-13 2-18 0-14-10-21-21-21-9 0-21 3-28 16-2 3-7 28-11 42-5 19-10 40-15 62l-36 140c-1 11-35 66-88 66-38 0-47-34-47-64 0-35 14-83 40-151 13-32 14-41 14-57 0-35-24-63-63-63-74 0-102 113-102 120s7 7 9 7c9 0 9-2 12-14 21-72 53-95 79-95 6 0 20 0 20 24 0 20-7 39-14 55-30 81-44 127-44 162 0 69 49 93 95 93 30 0 56-14 77-35-9 40-19 77-49 120-21 26-51 49-86 49-11 0-46-3-59-33 13 0 22 0 32-9 9-7 16-18 16-32 0-25-21-28-28-28-18 0-44 12-44 51s35 67 83 67c81 0 160-71 181-159z">
            <text:p/>
          </draw:path>
          <draw:path draw:style-name="gr3" draw:text-style-name="P9" draw:layer="layout" svg:width="0.369cm" svg:height="0.547cm" svg:x="8.004cm" svg:y="12.146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9" draw:layer="layout" svg:width="0.358cm" svg:height="0.501cm" svg:x="8.398cm" svg:y="12.339cm" svg:viewBox="0 0 359 502" svg:d="M355 48c4-11 4-13 4-18 0-14-12-21-23-21-9 0-21 3-28 16-2 3-7 28-11 42-5 19-10 40-15 62l-36 140c-1 11-35 66-88 66-38 0-47-34-47-64 0-35 14-83 40-151 13-32 14-41 14-57 0-35-24-63-63-63-74 0-102 113-102 120s7 7 9 7c9 0 9-2 12-14 21-72 53-95 79-95 6 0 20 0 20 24 0 20-7 39-14 55-30 81-44 127-44 162 0 69 49 93 95 93 30 0 56-14 77-35-9 40-19 77-49 120-21 26-51 49-86 49-11 0-46-3-59-33 13 0 22 0 32-9 9-7 16-18 16-32 0-25-21-28-28-28-18 0-44 12-44 51s35 67 83 67c81 0 160-71 181-159z">
            <text:p/>
          </draw:path>
          <draw:path draw:style-name="gr3" draw:text-style-name="P9" draw:layer="layout" svg:width="0.515cm" svg:height="0.182cm" svg:x="9.04cm" svg:y="12.3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3cm" svg:x="9.843cm" svg:y="12.167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</draw:g>
        <draw:g>
          <svg:title>TexMaths</svg:title>
          <svg:desc>22§display§\frac{4x^2}{2} + \frac{9y^2}{2}  =  \frac{c}{2}§svg§600§FALSE§</svg:desc>
          <draw:polygon draw:style-name="gr2" draw:text-style-name="P8" draw:layer="layout" svg:width="4.973cm" svg:height="1.616cm" svg:x="3.252cm" svg:y="13.467cm" svg:viewBox="0 0 4974 1617" draw:points="2487,1617 0,1617 0,0 4974,0 4974,1617">
            <text:p/>
          </draw:polygon>
          <draw:path draw:style-name="gr3" draw:text-style-name="P9" draw:layer="layout" svg:width="0.344cm" svg:height="0.523cm" svg:x="3.234cm" svg:y="13.544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9" draw:layer="layout" svg:width="0.386cm" svg:height="0.351cm" svg:x="3.621cm" svg:y="13.7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075cm" svg:y="13.4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1.176cm" svg:height="0.032cm" svg:x="3.213cm" svg:y="14.382cm" svg:viewBox="0 0 1177 33" draw:points="588,33 0,33 0,0 1177,0 1177,33">
            <text:p/>
          </draw:polygon>
          <draw:path draw:style-name="gr3" draw:text-style-name="P9" draw:layer="layout" svg:width="0.309cm" svg:height="0.516cm" svg:x="3.646cm" svg:y="14.60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4.697cm" svg:y="14.14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5.552cm" svg:y="13.553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9" draw:layer="layout" svg:width="0.358cm" svg:height="0.5cm" svg:x="5.929cm" svg:y="13.725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24cm" svg:height="0.36cm" svg:x="6.346cm" svg:y="13.4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1.141cm" svg:height="0.032cm" svg:x="5.519cm" svg:y="14.382cm" svg:viewBox="0 0 1142 33" draw:points="570,33 0,33 0,0 1142,0 1142,33">
            <text:p/>
          </draw:polygon>
          <draw:path draw:style-name="gr3" draw:text-style-name="P9" draw:layer="layout" svg:width="0.309cm" svg:height="0.516cm" svg:x="5.934cm" svg:y="14.60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182cm" svg:x="7.009cm" svg:y="14.3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7.933cm" svg:y="13.725cm" svg:viewBox="0 0 303 352" svg:d="M276 48c-12 0-23 0-35 12-12 10-12 24-12 30 0 17 12 26 28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olygon draw:style-name="gr3" draw:text-style-name="P9" draw:layer="layout" svg:width="0.388cm" svg:height="0.032cm" svg:x="7.875cm" svg:y="14.382cm" svg:viewBox="0 0 389 33" draw:points="194,33 0,33 0,0 389,0 389,33">
            <text:p/>
          </draw:polygon>
          <draw:path draw:style-name="gr3" draw:text-style-name="P9" draw:layer="layout" svg:width="0.309cm" svg:height="0.516cm" svg:x="7.914cm" svg:y="14.60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</draw:g>
        <draw:g>
          <svg:title>TexMaths</svg:title>
          <svg:desc>22§display§\Rightarrow  \ \  4x^2 +  9y^2  =  c§svg§600§FALSE§</svg:desc>
          <draw:polygon draw:style-name="gr2" draw:text-style-name="P8" draw:layer="layout" svg:width="6.052cm" svg:height="0.761cm" svg:x="9.214cm" svg:y="13.867cm" svg:viewBox="0 0 6053 762" draw:points="3026,762 0,762 0,0 6053,0 6053,762">
            <text:p/>
          </draw:polygon>
          <draw:path draw:style-name="gr3" draw:text-style-name="P9" draw:layer="layout" svg:width="0.687cm" svg:height="0.427cm" svg:x="9.218cm" svg:y="14.101cm" svg:viewBox="0 0 688 428" svg:d="M521 153c32 28 72 49 97 60-28 12-65 33-97 60h-493c-14 0-28 0-28 16s14 16 26 16h460c-37 35-78 103-78 114 0 9 9 9 14 9 7 0 13 0 15-7 17-30 38-71 89-116 53-48 106-67 145-80 14-5 14-5 15-7 2 0 2-3 2-5s0-2 0-3l-3-2c-2-2-2-2-16-7-106-30-183-102-227-185-7-16-9-16-20-16-5 0-14 0-14 9 0 10 39 77 78 114h-460c-12 0-26 0-26 16 0 14 14 14 28 14z">
            <text:p/>
          </draw:path>
          <draw:path draw:style-name="gr3" draw:text-style-name="P9" draw:layer="layout" svg:width="0.344cm" svg:height="0.524cm" svg:x="10.701cm" svg:y="13.98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9" draw:layer="layout" svg:width="0.386cm" svg:height="0.351cm" svg:x="11.089cm" svg:y="14.1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1.541cm" svg:y="13.82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12.069cm" svg:y="14.0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2cm" svg:x="12.831cm" svg:y="13.992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9" draw:layer="layout" svg:width="0.358cm" svg:height="0.501cm" svg:x="13.208cm" svg:y="14.164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13.627cm" svg:y="13.82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4.199cm" svg:y="14.2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5.003cm" svg:y="14.164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7.606cm" svg:y="13.865cm" svg:viewBox="0 0 2768 697" draw:points="1383,697 0,697 0,0 2768,0 2768,697">
            <text:p/>
          </draw:polygon>
          <draw:path draw:style-name="gr3" draw:text-style-name="P9" draw:layer="layout" svg:width="0.083cm" svg:height="0.083cm" svg:x="17.634cm" svg:y="14.3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106cm" svg:y="14.3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579cm" svg:y="14.3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9.577cm" svg:y="13.8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9.869cm" svg:y="13.8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0.232cm" svg:y="13.8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>
        <draw:frame presentation:style-name="pr8" draw:text-style-name="P7" draw:layer="layout" svg:width="26.4cm" svg:height="14.658cm" svg:x="0.8cm" svg:y="0.499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text {Given that the curve is passing through the point }§svg§600§FALSE§</svg:desc>
          <draw:polygon draw:style-name="gr2" draw:text-style-name="P8" draw:layer="layout" svg:width="16.697cm" svg:height="0.628cm" svg:x="2.998cm" svg:y="1.257cm" svg:viewBox="0 0 16698 629" draw:points="8349,629 0,629 0,0 16698,0 16698,629">
            <text:p/>
          </draw:polygon>
          <draw:path draw:style-name="gr3" draw:text-style-name="P9" draw:layer="layout" svg:width="0.525cm" svg:height="0.563cm" svg:x="3.003cm" svg:y="1.218cm" svg:viewBox="0 0 526 564" svg:d="M417 498c9 18 41 48 49 48 7 0 7-5 7-18v-135c0-30 4-34 53-34v-24c-28 1-70 3-93 3-32 0-99 0-125-3v24h25c68 0 72 9 72 37v50c0 88-99 95-122 95-49 0-204-28-204-259 0-233 153-257 201-257 83 0 153 68 169 183 2 10 2 14 12 14 12 0 12-4 12-19v-184c0-14 0-19-8-19-4 0-6 0-13 9l-38 58c-25-25-67-67-145-67-144 0-269 123-269 282 0 158 125 282 271 282 56 0 120-20 146-66z">
            <text:p/>
          </draw:path>
          <draw:path draw:style-name="gr3" draw:text-style-name="P9" draw:layer="layout" svg:width="0.166cm" svg:height="0.519cm" svg:x="3.591cm" svg:y="1.24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79cm" svg:height="0.342cm" svg:x="3.795cm" svg:y="1.429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7cm" svg:x="4.189cm" svg:y="1.4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9cm" svg:height="0.342cm" svg:x="4.536cm" svg:y="1.4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5.214cm" svg:y="1.2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5.523cm" svg:y="1.2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49cm" svg:height="0.357cm" svg:x="5.962cm" svg:y="1.41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44cm" svg:height="0.485cm" svg:x="6.33cm" svg:y="1.28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242cm" svg:height="0.485cm" svg:x="6.887cm" svg:y="1.2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7.199cm" svg:y="1.2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7.625cm" svg:y="1.4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95cm" svg:height="0.357cm" svg:x="8.232cm" svg:y="1.417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9" draw:layer="layout" svg:width="0.39cm" svg:height="0.351cm" svg:x="8.573cm" svg:y="1.422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9" draw:layer="layout" svg:width="0.261cm" svg:height="0.342cm" svg:x="8.999cm" svg:y="1.42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79cm" svg:height="0.342cm" svg:x="9.295cm" svg:y="1.429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7cm" svg:x="9.689cm" svg:y="1.4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166cm" svg:height="0.519cm" svg:x="10.295cm" svg:y="1.24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254cm" svg:height="0.357cm" svg:x="10.509cm" svg:y="1.41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83cm" svg:height="0.492cm" svg:x="11.069cm" svg:y="1.422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9" draw:layer="layout" svg:width="0.349cm" svg:height="0.357cm" svg:x="11.509cm" svg:y="1.417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54cm" svg:height="0.357cm" svg:x="11.887cm" svg:y="1.41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54cm" svg:height="0.357cm" svg:x="12.194cm" svg:y="1.41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9cm" svg:x="12.498cm" svg:y="1.24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9cm" svg:height="0.342cm" svg:x="12.713cm" svg:y="1.4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2cm" svg:x="13.139cm" svg:y="1.413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244cm" svg:height="0.485cm" svg:x="13.776cm" svg:y="1.28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9cm" svg:height="0.538cm" svg:x="14.087cm" svg:y="1.2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261cm" svg:height="0.342cm" svg:x="14.513cm" svg:y="1.42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44cm" svg:height="0.357cm" svg:x="14.816cm" svg:y="1.417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39cm" svg:height="0.351cm" svg:x="15.205cm" svg:y="1.422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355cm" svg:height="0.512cm" svg:x="15.632cm" svg:y="1.413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39cm" svg:height="0.538cm" svg:x="16.021cm" svg:y="1.2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242cm" svg:height="0.485cm" svg:x="16.699cm" svg:y="1.2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17.01cm" svg:y="1.2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17.436cm" svg:y="1.4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83cm" svg:height="0.492cm" svg:x="18.038cm" svg:y="1.422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9" draw:layer="layout" svg:width="0.344cm" svg:height="0.357cm" svg:x="18.489cm" svg:y="1.41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166cm" svg:height="0.519cm" svg:x="18.879cm" svg:y="1.24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9cm" svg:height="0.342cm" svg:x="19.092cm" svg:y="1.4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19.49cm" svg:y="1.288cm" svg:viewBox="0 0 243 486" svg:d="M120 167h111v-24h-111v-143h-20c0 63-24 146-100 150v17h67v213c0 97 72 106 100 106 55 0 76-55 76-106v-44h-19v44c0 57-23 87-52 87-52 0-52-71-52-85z">
            <text:p/>
          </draw:path>
        </draw:g>
        <draw:g>
          <svg:title>TexMaths</svg:title>
          <svg:desc>20§display§\left( \frac{3}{\sqrt{2}}, \sqrt{2} \right)§svg§600§FALSE§</svg:desc>
          <draw:polygon draw:style-name="gr2" draw:text-style-name="P8" draw:layer="layout" svg:width="3.174cm" svg:height="1.617cm" svg:x="20.1cm" svg:y="0.755cm" svg:viewBox="0 0 3175 1618" draw:points="1587,1618 0,1618 0,0 3175,0 3175,1618">
            <text:p/>
          </draw:polygon>
          <draw:path draw:style-name="gr3" draw:text-style-name="P9" draw:layer="layout" svg:width="0.346cm" svg:height="1.687cm" svg:x="20.21cm" svg:y="0.72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9" draw:layer="layout" svg:width="0.292cm" svg:height="0.484cm" svg:x="20.99cm" svg:y="0.795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9" draw:layer="layout" svg:width="0.938cm" svg:height="0.029cm" svg:x="20.666cm" svg:y="1.549cm" svg:viewBox="0 0 939 30" draw:points="469,30 0,30 0,0 939,0 939,30">
            <text:p/>
          </draw:polygon>
          <draw:path draw:style-name="gr3" draw:text-style-name="P9" draw:layer="layout" svg:width="0.549cm" svg:height="0.703cm" svg:x="20.718cm" svg:y="1.69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9" draw:layer="layout" svg:width="0.353cm" svg:height="0.029cm" svg:x="21.252cm" svg:y="1.69cm" svg:viewBox="0 0 354 30" draw:points="176,30 0,30 0,0 354,0 354,30">
            <text:p/>
          </draw:polygon>
          <draw:path draw:style-name="gr3" draw:text-style-name="P9" draw:layer="layout" svg:width="0.281cm" svg:height="0.469cm" svg:x="21.287cm" svg:y="1.83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9" draw:layer="layout" svg:width="0.082cm" svg:height="0.21cm" svg:x="21.748cm" svg:y="1.664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9" draw:layer="layout" svg:width="0.549cm" svg:height="0.703cm" svg:x="22.052cm" svg:y="1.09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9" draw:layer="layout" svg:width="0.353cm" svg:height="0.029cm" svg:x="22.587cm" svg:y="1.096cm" svg:viewBox="0 0 354 30" draw:points="176,30 0,30 0,0 354,0 354,30">
            <text:p/>
          </draw:polygon>
          <draw:path draw:style-name="gr3" draw:text-style-name="P9" draw:layer="layout" svg:width="0.281cm" svg:height="0.469cm" svg:x="22.622cm" svg:y="1.2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9" draw:layer="layout" svg:width="0.346cm" svg:height="1.687cm" svg:x="22.963cm" svg:y="0.72cm" svg:viewBox="0 0 347 1688" svg:d="M347 845c0-277-64-555-243-767-14-16-40-44-69-70-9-8-11-8-21-8-8 0-14 0-14 6 0 4 3 7 5 8 24 26 72 72 118 149 114 181 165 410 165 680 0 191-24 434-141 643-56 101-115 159-144 189-1 2-3 3-3 7 0 6 6 6 14 6 10 0 12 0 23-11 237-215 310-536 310-832z">
            <text:p/>
          </draw:path>
        </draw:g>
        <draw:g>
          <svg:title>TexMaths</svg:title>
          <svg:desc>22§display§4\left( \frac{3}{\sqrt{2}} \right)^2 +  9\left( \sqrt{2} \right)^2  =  c§svg§600§FALSE§</svg:desc>
          <draw:polygon draw:style-name="gr2" draw:text-style-name="P8" draw:layer="layout" svg:width="8.266cm" svg:height="1.946cm" svg:x="3.133cm" svg:y="4.367cm" svg:viewBox="0 0 8267 1947" draw:points="4132,1947 0,1947 0,0 8267,0 8267,1947">
            <text:p/>
          </draw:polygon>
          <draw:path draw:style-name="gr3" draw:text-style-name="P9" draw:layer="layout" svg:width="0.344cm" svg:height="0.524cm" svg:x="3.115cm" svg:y="5.09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381cm" svg:height="1.856cm" svg:x="3.77cm" svg:y="4.49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21cm" svg:height="0.532cm" svg:x="4.627cm" svg:y="4.5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9" draw:layer="layout" svg:width="1.032cm" svg:height="0.032cm" svg:x="4.271cm" svg:y="5.409cm" svg:viewBox="0 0 1033 33" draw:points="516,33 0,33 0,0 1033,0 1033,33">
            <text:p/>
          </draw:polygon>
          <draw:path draw:style-name="gr3" draw:text-style-name="P9" draw:layer="layout" svg:width="0.604cm" svg:height="0.773cm" svg:x="4.328cm" svg:y="5.564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9" draw:layer="layout" svg:width="0.388cm" svg:height="0.032cm" svg:x="4.915cm" svg:y="5.564cm" svg:viewBox="0 0 389 33" draw:points="194,33 0,33 0,0 389,0 389,33">
            <text:p/>
          </draw:polygon>
          <draw:path draw:style-name="gr3" draw:text-style-name="P9" draw:layer="layout" svg:width="0.309cm" svg:height="0.517cm" svg:x="4.954cm" svg:y="5.7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9" draw:layer="layout" svg:width="0.381cm" svg:height="1.856cm" svg:x="5.422cm" svg:y="4.497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5.998cm" svg:y="4.3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6.526cm" svg:y="5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2cm" svg:x="7.288cm" svg:y="5.102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9" draw:layer="layout" svg:width="0.295cm" svg:height="1.391cm" svg:x="7.911cm" svg:y="4.728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9" draw:layer="layout" svg:width="0.604cm" svg:height="0.773cm" svg:x="8.289cm" svg:y="4.909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9" draw:layer="layout" svg:width="0.388cm" svg:height="0.032cm" svg:x="8.877cm" svg:y="4.909cm" svg:viewBox="0 0 389 33" draw:points="194,33 0,33 0,0 389,0 389,33">
            <text:p/>
          </draw:polygon>
          <draw:path draw:style-name="gr3" draw:text-style-name="P9" draw:layer="layout" svg:width="0.309cm" svg:height="0.517cm" svg:x="8.916cm" svg:y="5.10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295cm" svg:height="1.391cm" svg:x="9.293cm" svg:y="4.728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ath draw:style-name="gr3" draw:text-style-name="P9" draw:layer="layout" svg:width="0.24cm" svg:height="0.36cm" svg:x="9.761cm" svg:y="4.5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0.331cm" svg:y="5.3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1.135cm" svg:y="5.27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2§display§\text {Put } x = \frac{3}{\sqrt{2}} \text { and } y = \sqrt{2} \text { in (1) we get,}§svg§600§FALSE§</svg:desc>
          <draw:polygon draw:style-name="gr2" draw:text-style-name="P8" draw:layer="layout" svg:width="13.089cm" svg:height="1.68cm" svg:x="3.125cm" svg:y="2.276cm" svg:viewBox="0 0 13090 1681" draw:points="6546,1681 0,1681 0,0 13090,0 13090,1681">
            <text:p/>
          </draw:polygon>
          <draw:path draw:style-name="gr3" draw:text-style-name="P9" draw:layer="layout" svg:width="0.457cm" svg:height="0.529cm" svg:x="3.113cm" svg:y="2.747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9" draw:layer="layout" svg:width="0.39cm" svg:height="0.351cm" svg:x="3.638cm" svg:y="2.934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244cm" svg:height="0.485cm" svg:x="4.056cm" svg:y="2.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9" draw:layer="layout" svg:width="0.386cm" svg:height="0.351cm" svg:x="4.623cm" svg:y="2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5.301cm" svg:y="2.9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1cm" svg:height="0.532cm" svg:x="6.521cm" svg:y="2.23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9" draw:layer="layout" svg:width="1.032cm" svg:height="0.032cm" svg:x="6.167cm" svg:y="3.066cm" svg:viewBox="0 0 1033 33" draw:points="516,33 0,33 0,0 1033,0 1033,33">
            <text:p/>
          </draw:polygon>
          <draw:path draw:style-name="gr3" draw:text-style-name="P9" draw:layer="layout" svg:width="0.604cm" svg:height="0.773cm" svg:x="6.223cm" svg:y="3.221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9" draw:layer="layout" svg:width="0.388cm" svg:height="0.032cm" svg:x="6.811cm" svg:y="3.221cm" svg:viewBox="0 0 389 33" draw:points="194,33 0,33 0,0 389,0 389,33">
            <text:p/>
          </draw:polygon>
          <draw:path draw:style-name="gr3" draw:text-style-name="P9" draw:layer="layout" svg:width="0.309cm" svg:height="0.516cm" svg:x="6.85cm" svg:y="3.37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349cm" svg:height="0.356cm" svg:x="7.58cm" svg:y="2.92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9" draw:layer="layout" svg:width="0.39cm" svg:height="0.342cm" svg:x="7.96cm" svg:y="2.93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6cm" svg:x="8.392cm" svg:y="2.739cm" svg:viewBox="0 0 384 547" svg:d="M269 496v51l115-9v-24c-55 0-62-5-62-42v-472l-111 9v24c53 0 60 6 60 43v167c-23-27-56-48-99-48-91 0-172 76-172 176 0 99 76 176 165 176 50 0 85-26 104-51zM269 289v158c0 14 0 16-9 28-22 37-58 55-91 55-35 0-63-20-83-50-19-31-21-75-21-107 0-30 2-76 23-111 18-24 46-49 88-49 28 0 60 10 84 46 9 14 9 16 9 30z">
            <text:p/>
          </draw:path>
          <draw:path draw:style-name="gr3" draw:text-style-name="P9" draw:layer="layout" svg:width="0.358cm" svg:height="0.501cm" svg:x="9.075cm" svg:y="2.93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ath draw:style-name="gr3" draw:text-style-name="P9" draw:layer="layout" svg:width="0.515cm" svg:height="0.182cm" svg:x="9.717cm" svg:y="2.9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04cm" svg:height="0.773cm" svg:x="10.546cm" svg:y="2.56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9" draw:layer="layout" svg:width="0.388cm" svg:height="0.032cm" svg:x="11.134cm" svg:y="2.566cm" svg:viewBox="0 0 389 33" draw:points="194,33 0,33 0,0 389,0 389,33">
            <text:p/>
          </draw:polygon>
          <draw:path draw:style-name="gr3" draw:text-style-name="P9" draw:layer="layout" svg:width="0.309cm" svg:height="0.516cm" svg:x="11.173cm" svg:y="2.7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166cm" svg:height="0.518cm" svg:x="11.804cm" svg:y="2.7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2.017cm" svg:y="2.93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18cm" svg:height="0.773cm" svg:x="12.757cm" svg:y="2.695cm" svg:viewBox="0 0 181 774" svg:d="M181 767c0-2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6cm" svg:x="13.051cm" svg:y="2.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3.411cm" svg:y="2.695cm" svg:viewBox="0 0 181 774" svg:d="M181 387c0-60-9-153-51-241-47-95-114-146-123-146-3 0-7 4-7 7 0 4 0 5 14 19 78 76 122 199 122 361 0 132-29 269-125 366-11 11-11 12-11 14 0 6 4 7 7 7 9 0 79-52 125-151 40-85 49-171 49-236z">
            <text:p/>
          </draw:path>
          <draw:path draw:style-name="gr3" draw:text-style-name="P9" draw:layer="layout" svg:width="0.531cm" svg:height="0.342cm" svg:x="13.939cm" svg:y="2.941cm" svg:viewBox="0 0 532 343" svg:d="M466 74c15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4 9 5 14 16 14 9 0 12-7 14-14z">
            <text:p/>
          </draw:path>
          <draw:path draw:style-name="gr3" draw:text-style-name="P9" draw:layer="layout" svg:width="0.3cm" svg:height="0.356cm" svg:x="14.485cm" svg:y="2.92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15.087cm" svg:y="2.92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9" draw:layer="layout" svg:width="0.3cm" svg:height="0.356cm" svg:x="15.473cm" svg:y="2.92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15.81cm" svg:y="2.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16.162cm" svg:y="3.193cm" svg:viewBox="0 0 92 232" svg:d="M92 81c0-49-18-81-50-81-28 0-42 21-42 40 0 22 14 43 42 43 13 0 21-6 30-11l2-2c0 0 2 0 2 11 0 51-23 98-58 135-4 4-6 6-6 7 0 8 4 9 9 9 9 0 71-61 71-151z">
            <text:p/>
          </draw:path>
        </draw:g>
        <draw:g>
          <svg:title>TexMaths</svg:title>
          <svg:desc>22§display§4\left( \frac{9}{2} \right) +  9\left( 2 \right) =  c§svg§600§FALSE§</svg:desc>
          <draw:polygon draw:style-name="gr2" draw:text-style-name="P8" draw:layer="layout" svg:width="5.962cm" svg:height="1.779cm" svg:x="13.535cm" svg:y="4.568cm" svg:viewBox="0 0 5963 1780" draw:points="2981,1780 0,1780 0,0 5963,0 5963,1780">
            <text:p/>
          </draw:polygon>
          <draw:path draw:style-name="gr3" draw:text-style-name="P9" draw:layer="layout" svg:width="0.344cm" svg:height="0.524cm" svg:x="13.517cm" svg:y="5.12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381cm" svg:height="1.856cm" svg:x="14.172cm" svg:y="4.52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21cm" svg:height="0.532cm" svg:x="14.705cm" svg:y="4.612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9" draw:layer="layout" svg:width="0.388cm" svg:height="0.032cm" svg:x="14.673cm" svg:y="5.441cm" svg:viewBox="0 0 389 33" draw:points="194,33 0,33 0,0 389,0 389,33">
            <text:p/>
          </draw:polygon>
          <draw:path draw:style-name="gr3" draw:text-style-name="P9" draw:layer="layout" svg:width="0.309cm" svg:height="0.516cm" svg:x="14.712cm" svg:y="5.6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15.18cm" svg:y="4.529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9" draw:layer="layout" svg:width="0.515cm" svg:height="0.516cm" svg:x="15.937cm" svg:y="5.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21cm" svg:height="0.532cm" svg:x="16.699cm" svg:y="5.135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9" draw:layer="layout" svg:width="0.18cm" svg:height="0.773cm" svg:x="17.259cm" svg:y="5.0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09cm" svg:height="0.516cm" svg:x="17.521cm" svg:y="5.13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18cm" svg:height="0.773cm" svg:x="17.913cm" svg:y="5.0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18.429cm" svg:y="5.3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9.233cm" svg:y="5.309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2§display§\Rightarrow§svg§600§FALSE§</svg:desc>
          <draw:polygon draw:style-name="gr2" draw:text-style-name="P8" draw:layer="layout" svg:width="0.651cm" svg:height="0.349cm" svg:x="12.219cm" svg:y="5.27cm" svg:viewBox="0 0 652 350" draw:points="327,350 0,350 0,0 652,0 652,350">
            <text:p/>
          </draw:polygon>
          <draw:path draw:style-name="gr3" draw:text-style-name="P9" draw:layer="layout" svg:width="0.686cm" svg:height="0.426cm" svg:x="12.223cm" svg:y="5.231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c = 36§svg§600§FALSE§</svg:desc>
          <draw:polygon draw:style-name="gr2" draw:text-style-name="P8" draw:layer="layout" svg:width="2.028cm" svg:height="0.454cm" svg:x="21.626cm" svg:y="5.169cm" svg:viewBox="0 0 2029 455" draw:points="1016,455 0,455 0,0 2029,0 2029,455">
            <text:p/>
          </draw:polygon>
          <draw:path draw:style-name="gr3" draw:text-style-name="P9" draw:layer="layout" svg:width="0.302cm" svg:height="0.35cm" svg:x="21.619cm" svg:y="5.302cm" svg:viewBox="0 0 303 351" svg:d="M276 47c-12 0-23 0-35 13-12 10-14 24-14 30 0 17 14 26 30 26 23 0 44-18 44-49 0-39-37-67-93-67-104 0-208 111-208 219 0 71 46 132 127 132 111 0 176-82 176-91 0-5-6-11-9-11-5 0-5 2-11 9-61 76-146 76-156 76-48 0-69-37-69-85 0-31 16-107 42-154 23-44 67-77 109-77 27 0 57 8 67 29z">
            <text:p/>
          </draw:path>
          <draw:path draw:style-name="gr3" draw:text-style-name="P9" draw:layer="layout" svg:width="0.515cm" svg:height="0.182cm" svg:x="22.18cm" svg:y="5.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1cm" svg:height="0.531cm" svg:x="22.985cm" svg:y="5.13cm" svg:viewBox="0 0 322 532" svg:d="M194 242c63-19 107-73 107-135 0-63-67-107-143-107-79 0-137 46-137 105 0 25 18 41 39 41 24 0 40-18 40-41 0-38-37-38-47-38 23-37 74-48 102-48 32 0 76 18 76 86 0 11-2 55-23 90-23 37-50 39-69 40-5 0-25 2-30 2-7 0-12 2-12 9 0 9 5 9 19 9h34c63 0 93 52 93 128 0 105-55 128-88 128-34 0-92-14-120-60 28 6 51-12 51-42 0-28-19-44-42-44-19 0-44 12-44 46 0 70 72 121 157 121 95 0 165-70 165-149 0-63-49-123-128-141z">
            <text:p/>
          </draw:path>
          <draw:path draw:style-name="gr3" draw:text-style-name="P9" draw:layer="layout" svg:width="0.321cm" svg:height="0.531cm" svg:x="23.372cm" svg:y="5.13cm" svg:viewBox="0 0 322 532" svg:d="M70 262v-20c0-195 97-223 136-223 19 0 51 6 69 32-13 0-43 0-43 33 0 25 18 37 36 37 12 0 35-7 35-37 0-47-34-84-99-84-98 0-204 100-204 270 0 208 90 262 162 262 86 0 160-72 160-174 0-98-69-174-155-174-53 0-81 41-97 78zM162 511c-49 0-72-47-76-58-14-37-14-98-14-112 0-60 25-139 95-139 13 0 48 0 72 49 14 28 14 69 14 105 0 37 0 76-14 104-23 47-59 51-77 51z">
            <text:p/>
          </draw:path>
        </draw:g>
        <draw:g>
          <svg:title>TexMaths</svg:title>
          <svg:desc>22§display§\Rightarrow§svg§600§FALSE§</svg:desc>
          <draw:polygon draw:style-name="gr2" draw:text-style-name="P8" draw:layer="layout" svg:width="0.651cm" svg:height="0.349cm" svg:x="20.22cm" svg:y="5.271cm" svg:viewBox="0 0 652 350" draw:points="327,350 0,350 0,0 652,0 652,350">
            <text:p/>
          </draw:polygon>
          <draw:path draw:style-name="gr3" draw:text-style-name="P9" draw:layer="layout" svg:width="0.686cm" svg:height="0.426cm" svg:x="20.224cm" svg:y="5.232cm" svg:viewBox="0 0 687 427" svg:d="M520 153c32 28 73 49 97 60-28 12-65 33-97 59h-492c-14 0-28 0-28 16s14 16 26 16h459c-37 35-77 104-77 114 0 9 9 9 14 9 7 0 12 0 14-7 18-30 39-70 90-116 52-47 105-67 144-79 14-5 14-5 16-7 1 0 1-4 1-5 0-2 0-2 0-4l-3-2c-2-1-2-1-16-7-105-30-183-102-227-184-7-16-8-16-19-16-5 0-14 0-14 9 0 10 39 77 77 114h-459c-12 0-26 0-26 16 0 14 14 14 28 14z">
            <text:p/>
          </draw:path>
        </draw:g>
        <draw:g>
          <svg:title>TexMaths</svg:title>
          <svg:desc>22§display§\text {Put } \ c = 36 \ \ \text { in (1) we get,}§svg§600§FALSE§</svg:desc>
          <draw:polygon draw:style-name="gr2" draw:text-style-name="P8" draw:layer="layout" svg:width="9.08cm" svg:height="0.696cm" svg:x="3.125cm" svg:y="6.878cm" svg:viewBox="0 0 9081 697" draw:points="4540,697 0,697 0,0 9081,0 9081,697">
            <text:p/>
          </draw:polygon>
          <draw:path draw:style-name="gr3" draw:text-style-name="P9" draw:layer="layout" svg:width="0.457cm" svg:height="0.528cm" svg:x="3.113cm" svg:y="6.89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9" draw:layer="layout" svg:width="0.39cm" svg:height="0.351cm" svg:x="3.637cm" svg:y="7.076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244cm" svg:height="0.485cm" svg:x="4.056cm" svg:y="6.94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02cm" svg:height="0.351cm" svg:x="4.89cm" svg:y="7.076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515cm" svg:height="0.182cm" svg:x="5.452cm" svg:y="7.1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1cm" svg:height="0.532cm" svg:x="6.256cm" svg:y="6.904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321cm" svg:height="0.532cm" svg:x="6.643cm" svg:y="6.904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9" draw:layer="layout" svg:width="0.166cm" svg:height="0.518cm" svg:x="7.796cm" svg:y="6.90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8.009cm" svg:y="7.07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8.748cm" svg:y="6.83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9.042cm" svg:y="6.90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9.403cm" svg:y="6.83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3cm" svg:height="0.342cm" svg:x="9.933cm" svg:y="7.085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9" draw:layer="layout" svg:width="0.3cm" svg:height="0.356cm" svg:x="10.476cm" svg:y="7.07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4cm" svg:height="0.511cm" svg:x="11.078cm" svg:y="7.068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cm" svg:height="0.356cm" svg:x="11.464cm" svg:y="7.07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4cm" svg:height="0.485cm" svg:x="11.802cm" svg:y="6.94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091cm" svg:height="0.231cm" svg:x="12.153cm" svg:y="7.337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4x^2 +  9y^2  =  36§svg§600§FALSE§</svg:desc>
          <draw:polygon draw:style-name="gr2" draw:text-style-name="P8" draw:layer="layout" svg:width="4.955cm" svg:height="0.761cm" svg:x="3.232cm" svg:y="7.967cm" svg:viewBox="0 0 4956 762" draw:points="2478,762 0,762 0,0 4956,0 4956,762">
            <text:p/>
          </draw:polygon>
          <draw:path draw:style-name="gr3" draw:text-style-name="P9" draw:layer="layout" svg:width="0.344cm" svg:height="0.524cm" svg:x="3.214cm" svg:y="8.083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9" draw:layer="layout" svg:width="0.386cm" svg:height="0.351cm" svg:x="3.601cm" svg:y="8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4.055cm" svg:y="7.92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4.583cm" svg:y="8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2cm" svg:x="5.345cm" svg:y="8.092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9" draw:layer="layout" svg:width="0.356cm" svg:height="0.501cm" svg:x="5.722cm" svg:y="8.264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24cm" svg:height="0.36cm" svg:x="6.141cm" svg:y="7.92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6.711cm" svg:y="8.3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1cm" svg:height="0.532cm" svg:x="7.517cm" svg:y="8.0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9" draw:layer="layout" svg:width="0.321cm" svg:height="0.532cm" svg:x="7.904cm" svg:y="8.092cm" svg:viewBox="0 0 322 533" svg:d="M70 262v-19c0-195 97-224 136-224 19 0 51 6 69 32-13 0-43 0-43 34 0 24 18 36 35 36 13 0 36-7 36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</draw:g>
        <draw:g>
          <svg:title>TexMaths</svg:title>
          <svg:desc>22§display§\text {is the required equation of the curve.}§svg§600§FALSE§</svg:desc>
          <draw:polygon draw:style-name="gr2" draw:text-style-name="P8" draw:layer="layout" svg:width="12.389cm" svg:height="0.619cm" svg:x="8.931cm" svg:y="8.08cm" svg:viewBox="0 0 12390 620" draw:points="6195,620 0,620 0,0 12390,0 12390,620">
            <text:p/>
          </draw:polygon>
          <draw:path draw:style-name="gr3" draw:text-style-name="P9" draw:layer="layout" svg:width="0.166cm" svg:height="0.518cm" svg:x="8.917cm" svg:y="8.0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9.133cm" svg:y="8.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9.684cm" svg:y="8.11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9.996cm" svg:y="8.0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0.422cm" svg:y="8.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1.024cm" svg:y="8.2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1.326cm" svg:y="8.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1.675cm" svg:y="8.245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2.081cm" svg:y="8.245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2.511cm" svg:y="8.0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2.722cm" svg:y="8.2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3.025cm" svg:y="8.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3.373cm" svg:y="8.0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3cm" svg:height="0.356cm" svg:x="14.056cm" svg:y="8.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4.405cm" svg:y="8.245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4.811cm" svg:y="8.245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15.248cm" svg:y="8.2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15.617cm" svg:y="8.11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166cm" svg:height="0.518cm" svg:x="15.929cm" svg:y="8.0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6.14cm" svg:y="8.2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16.529cm" svg:y="8.2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44cm" svg:height="0.356cm" svg:x="17.214cm" svg:y="8.2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1cm" svg:height="0.546cm" svg:x="17.604cm" svg:y="8.041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9" draw:layer="layout" svg:width="0.242cm" svg:height="0.485cm" svg:x="18.086cm" svg:y="8.11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39cm" svg:height="0.538cm" svg:x="18.398cm" svg:y="8.0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8.824cm" svg:y="8.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9.429cm" svg:y="8.2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9cm" svg:height="0.351cm" svg:x="19.773cm" svg:y="8.245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61cm" svg:height="0.342cm" svg:x="20.198cm" svg:y="8.2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79cm" svg:height="0.342cm" svg:x="20.494cm" svg:y="8.252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20.888cm" svg:y="8.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21.276cm" svg:y="8.504cm" svg:viewBox="0 0 84 84" svg:d="M84 42c0-23-19-42-42-42s-42 19-42 42 19 42 42 42 42-19 42-42z">
            <text:p/>
          </draw:path>
        </draw:g>
        <draw:g>
          <svg:title>TexMaths</svg:title>
          <svg:desc>22§display§\text {The curve passes through the point }(0, 2). \text {The sum of the co-ordinates}§svg§600§FALSE§</svg:desc>
          <draw:polygon draw:style-name="gr2" draw:text-style-name="P8" draw:layer="layout" svg:width="23.616cm" svg:height="0.696cm" svg:x="3.011cm" svg:y="9.258cm" svg:viewBox="0 0 23617 697" draw:points="11808,697 0,697 0,0 23617,0 23617,697">
            <text:p/>
          </draw:polygon>
          <draw:path draw:style-name="gr3" draw:text-style-name="P9" draw:layer="layout" svg:width="0.502cm" svg:height="0.523cm" svg:x="3cm" svg:y="9.275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9" draw:layer="layout" svg:width="0.39cm" svg:height="0.537cm" svg:x="3.554cm" svg:y="9.26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3.982cm" svg:y="9.4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4.588cm" svg:y="9.45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9cm" svg:height="0.351cm" svg:x="4.929cm" svg:y="9.45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9" draw:layer="layout" svg:width="0.261cm" svg:height="0.342cm" svg:x="5.357cm" svg:y="9.45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79cm" svg:height="0.342cm" svg:x="5.652cm" svg:y="9.465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6.045cm" svg:y="9.4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6.647cm" svg:y="9.45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349cm" svg:height="0.356cm" svg:x="7.087cm" svg:y="9.45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54cm" svg:height="0.356cm" svg:x="7.467cm" svg:y="9.45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54cm" svg:height="0.356cm" svg:x="7.772cm" svg:y="9.45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8.073cm" svg:y="9.4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8.421cm" svg:y="9.45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4cm" svg:height="0.485cm" svg:x="8.972cm" svg:y="9.32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9cm" svg:height="0.537cm" svg:x="9.284cm" svg:y="9.26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261cm" svg:height="0.342cm" svg:x="9.709cm" svg:y="9.45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0.012cm" svg:y="9.45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51cm" svg:x="10.403cm" svg:y="9.456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55cm" svg:height="0.511cm" svg:x="10.829cm" svg:y="9.44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9cm" svg:height="0.537cm" svg:x="11.22cm" svg:y="9.26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242cm" svg:height="0.485cm" svg:x="11.896cm" svg:y="9.32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12.207cm" svg:y="9.26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2.633cm" svg:y="9.4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3.235cm" svg:y="9.45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344cm" svg:height="0.356cm" svg:x="13.686cm" svg:y="9.45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66cm" svg:height="0.518cm" svg:x="14.076cm" svg:y="9.2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4.291cm" svg:y="9.45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14.689cm" svg:y="9.32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8cm" svg:height="0.773cm" svg:x="15.308cm" svg:y="9.21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6cm" svg:height="0.532cm" svg:x="15.564cm" svg:y="9.28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9" draw:layer="layout" svg:width="0.091cm" svg:height="0.231cm" svg:x="15.986cm" svg:y="9.71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9" draw:layer="layout" svg:width="0.309cm" svg:height="0.516cm" svg:x="16.301cm" svg:y="9.28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6.694cm" svg:y="9.21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83cm" svg:height="0.083cm" svg:x="17.017cm" svg:y="9.717cm" svg:viewBox="0 0 84 84" svg:d="M84 42c0-23-19-42-42-42s-42 19-42 42 19 42 42 42 42-19 42-42z">
            <text:p/>
          </draw:path>
          <draw:path draw:style-name="gr3" draw:text-style-name="P9" draw:layer="layout" svg:width="0.502cm" svg:height="0.523cm" svg:x="17.193cm" svg:y="9.275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9" draw:layer="layout" svg:width="0.39cm" svg:height="0.537cm" svg:x="17.748cm" svg:y="9.26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8.176cm" svg:y="9.4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18.781cm" svg:y="9.45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9cm" svg:height="0.351cm" svg:x="19.084cm" svg:y="9.45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9" draw:layer="layout" svg:width="0.604cm" svg:height="0.342cm" svg:x="19.515cm" svg:y="9.456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344cm" svg:height="0.356cm" svg:x="20.413cm" svg:y="9.45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1cm" svg:height="0.546cm" svg:x="20.803cm" svg:y="9.254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9" draw:layer="layout" svg:width="0.242cm" svg:height="0.485cm" svg:x="21.287cm" svg:y="9.32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21.597cm" svg:y="9.26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22.025cm" svg:y="9.4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22.63cm" svg:y="9.45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22.97cm" svg:y="9.45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olygon draw:style-name="gr3" draw:text-style-name="P9" draw:layer="layout" svg:width="0.205cm" svg:height="0.045cm" svg:x="23.343cm" svg:y="9.61cm" svg:viewBox="0 0 206 46" draw:points="206,46 206,0 0,0 0,46">
            <text:p/>
          </draw:polygon>
          <draw:path draw:style-name="gr3" draw:text-style-name="P9" draw:layer="layout" svg:width="0.344cm" svg:height="0.356cm" svg:x="23.614cm" svg:y="9.45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61cm" svg:height="0.342cm" svg:x="24cm" svg:y="9.45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83cm" svg:height="0.546cm" svg:x="24.308cm" svg:y="9.263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9" draw:layer="layout" svg:width="0.166cm" svg:height="0.518cm" svg:x="24.737cm" svg:y="9.2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24.95cm" svg:y="9.45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49cm" svg:height="0.356cm" svg:x="25.388cm" svg:y="9.45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4cm" svg:height="0.485cm" svg:x="25.756cm" svg:y="9.32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cm" svg:height="0.356cm" svg:x="26.064cm" svg:y="9.4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26.413cm" svg:y="9.45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</draw:g>
        <draw:g>
          <svg:title>TexMaths</svg:title>
          <svg:desc>24§display§\text {(4).}§svg§600§FALSE§</svg:desc>
          <draw:polygon draw:style-name="gr2" draw:text-style-name="P8" draw:layer="layout" svg:width="1.157cm" svg:height="0.76cm" svg:x="1.606cm" svg:y="9.168cm" svg:viewBox="0 0 1158 761" draw:points="578,761 0,761 0,0 1158,0 1158,761">
            <text:p/>
          </draw:polygon>
          <draw:path draw:style-name="gr3" draw:text-style-name="P9" draw:layer="layout" svg:width="0.197cm" svg:height="0.844cm" svg:x="1.646cm" svg:y="9.12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9" draw:layer="layout" svg:width="0.375cm" svg:height="0.571cm" svg:x="1.915cm" svg:y="9.18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9" draw:layer="layout" svg:width="0.197cm" svg:height="0.844cm" svg:x="2.362cm" svg:y="9.12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091cm" svg:height="0.091cm" svg:x="2.714cm" svg:y="9.669cm" svg:viewBox="0 0 92 92" svg:d="M92 46c0-25-21-46-46-46s-46 21-46 46 21 46 46 46 46-21 46-46z">
            <text:p/>
          </draw:path>
        </draw:g>
        <draw:g>
          <svg:title>TexMaths</svg:title>
          <svg:desc>24§display§\text {Solutions : }§svg§600§FALSE§</svg:desc>
          <draw:polygon draw:style-name="gr2" draw:text-style-name="P8" draw:layer="layout" svg:width="3.737cm" svg:height="0.529cm" svg:x="1.703cm" svg:y="12.566cm" svg:viewBox="0 0 3738 530" draw:points="1870,530 0,530 0,0 3738,0 3738,530">
            <text:p/>
          </draw:polygon>
          <draw:path draw:style-name="gr3" draw:text-style-name="P9" draw:layer="layout" svg:width="0.375cm" svg:height="0.613cm" svg:x="1.709cm" svg:y="12.524cm" svg:viewBox="0 0 376 614" svg:d="M248 269l-108-27c-54-14-86-58-86-108 0-59 46-111 113-111 140 0 159 140 165 177 0 5 0 11 10 11 11 0 11-4 11-21v-169c0-15 0-21-9-21-6 0-8 0-14 12l-29 47c-25-24-61-59-136-59-94 0-165 75-165 163 0 71 44 132 111 156 10 3 52 13 112 28 23 6 48 12 73 43 17 23 25 49 25 78 0 60-43 121-114 121-25 0-88-4-134-46-48-46-52-100-52-130 0-8-8-8-9-8-12 0-12 6-12 21v169c0 13 0 19 10 19 5 0 5 0 11-10 0-2 4-3 31-48 27 29 80 58 157 58 98 0 167-83 167-175 0-84-57-153-128-170z">
            <text:p/>
          </draw:path>
          <draw:path draw:style-name="gr3" draw:text-style-name="P9" draw:layer="layout" svg:width="0.375cm" svg:height="0.389cm" svg:x="2.152cm" svg:y="12.741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189cm" svg:height="0.586cm" svg:x="2.578cm" svg:y="12.534cm" svg:viewBox="0 0 190 587" svg:d="M123 0l-123 10v26c60 0 67 6 67 47v439c0 38-9 38-67 38v27c29-2 73-2 94-2s63 0 96 2v-27c-58 0-67 0-67-38z">
            <text:p/>
          </draw:path>
          <draw:path draw:style-name="gr3" draw:text-style-name="P9" draw:layer="layout" svg:width="0.425cm" svg:height="0.383cm" svg:x="2.813cm" svg:y="12.747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3.27cm" svg:y="12.601cm" svg:viewBox="0 0 267 530" svg:d="M131 182h120v-27h-120v-155h-22c0 69-26 159-109 163v19h73v232c0 106 79 116 109 116 60 0 85-60 85-116v-48h-23v48c0 62-25 94-56 94-57 0-57-76-57-92z">
            <text:p/>
          </draw:path>
          <draw:path draw:style-name="gr3" draw:text-style-name="P9" draw:layer="layout" svg:width="0.181cm" svg:height="0.565cm" svg:x="3.609cm" svg:y="12.555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3.84cm" svg:y="12.741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73cm" svg:x="4.264cm" svg:y="12.74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277cm" svg:height="0.389cm" svg:x="4.734cm" svg:y="12.741cm" svg:viewBox="0 0 278 390" svg:d="M148 215c19 4 88 17 88 79 0 42-29 76-96 76-71 0-102-48-117-121-2-9-4-13-11-13-12 0-12 6-12 21v111c0 16 0 22 10 22 3 0 5-2 21-18 2-2 2-4 17-19 36 35 75 37 92 37 98 0 138-58 138-119 0-45-27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091cm" svg:height="0.364cm" svg:x="5.393cm" svg:y="12.754cm" svg:viewBox="0 0 92 365" svg:d="M92 44c0-23-21-44-46-44s-46 21-46 44c0 25 21 46 46 46s46-21 46-46zM92 320c0-25-21-44-46-44s-46 19-46 44 21 45 46 45 46-20 46-45z">
            <text:p/>
          </draw:path>
        </draw:g>
        <draw:g>
          <svg:title>TexMaths</svg:title>
          <svg:desc>22§display§\text {of any point on the curve exceeds the slope of the tangent to the curve}§svg§600§FALSE§</svg:desc>
          <draw:polygon draw:style-name="gr2" draw:text-style-name="P8" draw:layer="layout" svg:width="23.905cm" svg:height="0.628cm" svg:x="3.022cm" svg:y="10.357cm" svg:viewBox="0 0 23906 629" draw:points="11952,629 0,629 0,0 23906,0 23906,629">
            <text:p/>
          </draw:polygon>
          <draw:path draw:style-name="gr3" draw:text-style-name="P9" draw:layer="layout" svg:width="0.344cm" svg:height="0.357cm" svg:x="3.004cm" svg:y="10.51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251cm" svg:height="0.547cm" svg:x="3.395cm" svg:y="10.318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9" draw:layer="layout" svg:width="0.349cm" svg:height="0.357cm" svg:x="3.896cm" svg:y="10.51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39cm" svg:height="0.342cm" svg:x="4.275cm" svg:y="10.5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79cm" svg:height="0.492cm" svg:x="4.672cm" svg:y="10.529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9" draw:layer="layout" svg:width="0.383cm" svg:height="0.492cm" svg:x="5.345cm" svg:y="10.522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9" draw:layer="layout" svg:width="0.344cm" svg:height="0.357cm" svg:x="5.797cm" svg:y="10.51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166cm" svg:height="0.519cm" svg:x="6.188cm" svg:y="10.34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9cm" svg:height="0.342cm" svg:x="6.401cm" svg:y="10.5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6.798cm" svg:y="10.3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44cm" svg:height="0.357cm" svg:x="7.365cm" svg:y="10.51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39cm" svg:height="0.342cm" svg:x="7.754cm" svg:y="10.5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8.432cm" svg:y="10.3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8.742cm" svg:y="10.3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9.169cm" svg:y="10.5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95cm" svg:height="0.357cm" svg:x="9.775cm" svg:y="10.517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9" draw:layer="layout" svg:width="0.39cm" svg:height="0.351cm" svg:x="10.116cm" svg:y="10.522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261cm" svg:height="0.342cm" svg:x="10.544cm" svg:y="10.52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79cm" svg:height="0.342cm" svg:x="10.839cm" svg:y="10.529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7cm" svg:x="11.232cm" svg:y="10.5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cm" svg:height="0.357cm" svg:x="11.834cm" svg:y="10.5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9cm" svg:height="0.334cm" svg:x="12.165cm" svg:y="10.529cm" svg:viewBox="0 0 391 335" svg:d="M213 153c25-30 53-68 72-88 25-28 56-40 92-40v-25c-20 2-43 2-64 2-23 0-63-2-74-2v25c16 1 23 10 23 23 0 12-9 22-12 28l-48 60-61-78c-7-9-7-10-7-14 0-12 12-19 28-19v-25c-21 0-72 2-85 2-15 0-52 0-73-2v25c54 0 56 0 91 47l77 101-73 91c-37 46-83 48-99 48v23c19-2 44-2 65-2s55 2 74 2v-23c-18-4-23-13-23-25 0-18 23-42 69-99l60 78c7 9 15 21 15 26 0 7-7 18-28 20v23c25 0 67-2 85-2 21 0 51 0 74 2v-23c-41 0-55-2-72-25z">
            <text:p/>
          </draw:path>
          <draw:path draw:style-name="gr3" draw:text-style-name="P9" draw:layer="layout" svg:width="0.295cm" svg:height="0.357cm" svg:x="12.591cm" svg:y="10.517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9" draw:layer="layout" svg:width="0.3cm" svg:height="0.357cm" svg:x="12.93cm" svg:y="10.5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cm" svg:height="0.357cm" svg:x="13.273cm" svg:y="10.5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83cm" svg:height="0.547cm" svg:x="13.622cm" svg:y="10.327cm" svg:viewBox="0 0 384 548" svg:d="M269 497v51l115-9v-25c-55 0-62-5-62-42v-472l-111 9v24c53 0 60 6 60 43v167c-23-26-56-48-99-48-91 0-172 76-172 177 0 98 76 176 165 176 50 0 85-27 104-51zM269 289v158c0 14 0 16-9 29-22 37-58 54-91 54-35 0-63-19-83-49-19-32-21-76-21-108 0-30 0-75 23-111 18-24 46-49 88-49 28 0 60 11 84 46 9 14 9 16 9 30z">
            <text:p/>
          </draw:path>
          <draw:path draw:style-name="gr3" draw:text-style-name="P9" draw:layer="layout" svg:width="0.254cm" svg:height="0.357cm" svg:x="14.05cm" svg:y="10.51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2cm" svg:height="0.485cm" svg:x="14.602cm" svg:y="10.3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14.912cm" svg:y="10.3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15.34cm" svg:y="10.5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54cm" svg:height="0.357cm" svg:x="15.945cm" svg:y="10.51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73cm" svg:height="0.538cm" svg:x="16.25cm" svg:y="10.32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7cm" svg:x="16.461cm" svg:y="10.517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383cm" svg:height="0.492cm" svg:x="16.846cm" svg:y="10.522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9" draw:layer="layout" svg:width="0.3cm" svg:height="0.357cm" svg:x="17.298cm" svg:y="10.5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44cm" svg:height="0.357cm" svg:x="17.899cm" svg:y="10.51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251cm" svg:height="0.547cm" svg:x="18.289cm" svg:y="10.318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9" draw:layer="layout" svg:width="0.242cm" svg:height="0.485cm" svg:x="18.773cm" svg:y="10.3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19.083cm" svg:y="10.3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19.511cm" svg:y="10.5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42cm" svg:height="0.485cm" svg:x="20.104cm" svg:y="10.3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49cm" svg:height="0.357cm" svg:x="20.422cm" svg:y="10.51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39cm" svg:height="0.342cm" svg:x="20.803cm" svg:y="10.5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2cm" svg:x="21.228cm" svg:y="10.513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3cm" svg:height="0.357cm" svg:x="21.616cm" svg:y="10.5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9cm" svg:height="0.342cm" svg:x="21.962cm" svg:y="10.52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4cm" svg:height="0.485cm" svg:x="22.36cm" svg:y="10.38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242cm" svg:height="0.485cm" svg:x="22.918cm" svg:y="10.38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44cm" svg:height="0.357cm" svg:x="23.226cm" svg:y="10.51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244cm" svg:height="0.485cm" svg:x="23.863cm" svg:y="10.38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9cm" svg:height="0.538cm" svg:x="24.175cm" svg:y="10.32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24.601cm" svg:y="10.5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95cm" svg:height="0.357cm" svg:x="25.206cm" svg:y="10.517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9" draw:layer="layout" svg:width="0.39cm" svg:height="0.351cm" svg:x="25.549cm" svg:y="10.522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261cm" svg:height="0.342cm" svg:x="25.975cm" svg:y="10.522cm" svg:viewBox="0 0 262 343" svg:d="M107 86v-86l-107 9v24c55 0 62 6 62 43v209c0 34-9 34-62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79cm" svg:height="0.342cm" svg:x="26.271cm" svg:y="10.529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7cm" svg:x="26.665cm" svg:y="10.51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</draw:g>
        <draw:g>
          <svg:title>TexMaths</svg:title>
          <svg:desc>22§display§\text {at that point by 5. Find the equation of the curve.}§svg§600§FALSE§</svg:desc>
          <draw:polygon draw:style-name="gr2" draw:text-style-name="P8" draw:layer="layout" svg:width="17.073cm" svg:height="0.627cm" svg:x="3.011cm" svg:y="11.457cm" svg:viewBox="0 0 17074 628" draw:points="8537,628 0,628 0,0 17074,0 17074,628">
            <text:p/>
          </draw:polygon>
          <draw:path draw:style-name="gr3" draw:text-style-name="P9" draw:layer="layout" svg:width="0.349cm" svg:height="0.356cm" svg:x="3.004cm" svg:y="11.617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3.374cm" svg:y="11.48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9" draw:layer="layout" svg:width="0.244cm" svg:height="0.485cm" svg:x="3.931cm" svg:y="11.48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9" draw:layer="layout" svg:width="0.39cm" svg:height="0.538cm" svg:x="4.243cm" svg:y="11.427cm" svg:viewBox="0 0 391 539" svg:d="M60 479c0 35-7 35-60 35v25c26-2 67-2 88-2 19 0 60 0 86 2v-25c-51 0-60 0-60-35v-143c0-81 55-123 104-123s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49cm" svg:height="0.356cm" svg:x="4.679cm" svg:y="11.617cm" svg:viewBox="0 0 350 357" svg:d="M227 289c2 31 23 63 60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9" draw:layer="layout" svg:width="0.242cm" svg:height="0.485cm" svg:x="5.049cm" svg:y="11.48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9" draw:layer="layout" svg:width="0.383cm" svg:height="0.492cm" svg:x="5.614cm" svg:y="11.622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9" draw:layer="layout" svg:width="0.344cm" svg:height="0.356cm" svg:x="6.064cm" svg:y="11.61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166cm" svg:height="0.518cm" svg:x="6.455cm" svg:y="11.44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67cm" svg:y="11.62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4cm" svg:height="0.485cm" svg:x="7.068cm" svg:y="11.48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9" draw:layer="layout" svg:width="0.383cm" svg:height="0.546cm" svg:x="7.632cm" svg:y="11.427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9" draw:layer="layout" svg:width="0.379cm" svg:height="0.492cm" svg:x="8.034cm" svg:y="11.629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9" draw:layer="layout" svg:width="0.309cm" svg:height="0.532cm" svg:x="8.724cm" svg:y="11.448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9" draw:layer="layout" svg:width="0.083cm" svg:height="0.083cm" svg:x="9.139cm" svg:y="11.881cm" svg:viewBox="0 0 84 84" svg:d="M84 42c0-23-19-42-42-42s-42 19-42 42 19 42 42 42 42-19 42-42z">
            <text:p/>
          </draw:path>
          <draw:path draw:style-name="gr3" draw:text-style-name="P9" draw:layer="layout" svg:width="0.446cm" svg:height="0.527cm" svg:x="9.656cm" svg:y="11.43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  <draw:path draw:style-name="gr3" draw:text-style-name="P9" draw:layer="layout" svg:width="0.166cm" svg:height="0.518cm" svg:x="10.16cm" svg:y="11.44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0.374cm" svg:y="11.622cm" svg:viewBox="0 0 391 343" svg:d="M60 76v209c0 34-7 34-60 34v24c26 0 67-2 88-2 19 0 60 2 86 2v-24c-51 0-60 0-60-34v-144c0-81 55-123 104-123 50 0 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6cm" svg:x="10.805cm" svg:y="11.427cm" svg:viewBox="0 0 384 547" svg:d="M269 496v51l115-8v-25c-55 0-62-5-62-42v-472l-111 9v24c55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9" draw:layer="layout" svg:width="0.242cm" svg:height="0.485cm" svg:x="11.481cm" svg:y="11.48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8cm" svg:x="11.791cm" svg:y="11.42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2.219cm" svg:y="11.6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cm" svg:height="0.356cm" svg:x="12.819cm" svg:y="11.6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3.167cm" svg:y="11.622cm" svg:viewBox="0 0 384 493" svg:d="M269 296v139c0 35-9 35-61 35v23c26 0 67-2 88-2s59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3.574cm" svg:y="11.62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14.012cm" svg:y="11.617cm" svg:viewBox="0 0 350 357" svg:d="M225 289c4 31 25 63 62 63 16 0 63-11 63-74v-42h-19v42c0 46-20 51-28 51-25 0-28-35-28-39v-156c0-32 0-62-29-92-30-30-68-42-105-42-65 0-118 37-118 88 0 23 16 37 35 37 23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42cm" svg:height="0.485cm" svg:x="14.38cm" svg:y="11.48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14.691cm" svg:y="11.44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902cm" svg:y="11.61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5.293cm" svg:y="11.622cm" svg:viewBox="0 0 391 343" svg:d="M60 76v209c0 34-7 34-60 34v24c26 0 67-2 88-2 19 0 60 2 86 2v-24c-51 0-60 0-60-34v-144c0-81 55-123 104-123 50 0 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44cm" svg:height="0.356cm" svg:x="15.976cm" svg:y="11.61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1cm" svg:height="0.546cm" svg:x="16.367cm" svg:y="11.41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9" draw:layer="layout" svg:width="0.242cm" svg:height="0.485cm" svg:x="16.851cm" svg:y="11.48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8cm" svg:x="17.16cm" svg:y="11.427cm" svg:viewBox="0 0 391 539" svg:d="M60 479c0 35-7 35-60 35v25c26-2 67-2 88-2 19 0 60 0 86 2v-25c-51 0-60 0-60-35v-143c0-81 55-123 104-123 50 0 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7.588cm" svg:y="11.6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8.193cm" svg:y="11.617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9cm" svg:height="0.351cm" svg:x="18.535cm" svg:y="11.62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61cm" svg:height="0.342cm" svg:x="18.962cm" svg:y="11.62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79cm" svg:height="0.342cm" svg:x="19.258cm" svg:y="11.629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19.651cm" svg:y="11.6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20.04cm" svg:y="11.881cm" svg:viewBox="0 0 84 84" svg:d="M84 42c0-23-19-42-42-42s-42 19-42 42 19 42 42 42 42-19 42-42z">
            <text:p/>
          </draw:path>
        </draw:g>
        <draw:g>
          <svg:title>TexMaths</svg:title>
          <svg:desc>22§display§\text {Let  P}=(x, y) \text { be any point on the curve. Slope of the tangent }§svg§600§FALSE§</svg:desc>
          <draw:polygon draw:style-name="gr2" draw:text-style-name="P8" draw:layer="layout" svg:width="21.028cm" svg:height="0.696cm" svg:x="6.118cm" svg:y="12.558cm" svg:viewBox="0 0 21029 697" draw:points="10514,697 0,697 0,0 21029,0 21029,697">
            <text:p/>
          </draw:polygon>
          <draw:path draw:style-name="gr3" draw:text-style-name="P9" draw:layer="layout" svg:width="0.425cm" svg:height="0.528cm" svg:x="6.104cm" svg:y="12.57cm" svg:viewBox="0 0 426 529" svg:d="M426 329h-19c-9 79-20 176-157 176h-63c-36 0-37-5-37-30v-413c0-27 0-37 74-37h24v-25c-28 2-98 2-130 2-30 0-92 0-118-2v25h19c60 0 60 8 60 35v410c0 28 0 35-60 35h-19v24h405z">
            <text:p/>
          </draw:path>
          <draw:path draw:style-name="gr3" draw:text-style-name="P9" draw:layer="layout" svg:width="0.3cm" svg:height="0.356cm" svg:x="6.584cm" svg:y="12.7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4cm" svg:height="0.485cm" svg:x="6.921cm" svg:y="12.62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457cm" svg:height="0.528cm" svg:x="7.493cm" svg:y="12.57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9" draw:layer="layout" svg:width="0.515cm" svg:height="0.182cm" svg:x="8.249cm" svg:y="12.8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3cm" svg:x="9.098cm" svg:y="12.51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9.344cm" svg:y="12.7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091cm" svg:height="0.231cm" svg:x="9.832cm" svg:y="13.01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9" draw:layer="layout" svg:width="0.356cm" svg:height="0.5cm" svg:x="10.131cm" svg:y="12.756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10.559cm" svg:y="12.51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3cm" svg:height="0.546cm" svg:x="11.095cm" svg:y="12.563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cm" svg:height="0.356cm" svg:x="11.546cm" svg:y="12.7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49cm" svg:height="0.356cm" svg:x="12.159cm" svg:y="12.75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12.537cm" svg:y="12.75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79cm" svg:height="0.492cm" svg:x="12.935cm" svg:y="12.76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9" draw:layer="layout" svg:width="0.383cm" svg:height="0.492cm" svg:x="13.609cm" svg:y="12.75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344cm" svg:height="0.356cm" svg:x="14.059cm" svg:y="12.75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166cm" svg:height="0.518cm" svg:x="14.45cm" svg:y="12.5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4.663cm" svg:y="12.75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4cm" svg:height="0.485cm" svg:x="15.061cm" svg:y="12.62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44cm" svg:height="0.356cm" svg:x="15.628cm" svg:y="12.75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6.017cm" svg:y="12.75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16.694cm" svg:y="12.62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17.006cm" svg:y="12.56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7.432cm" svg:y="12.7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8.037cm" svg:y="12.75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9cm" svg:height="0.351cm" svg:x="18.38cm" svg:y="12.75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9" draw:layer="layout" svg:width="0.261cm" svg:height="0.342cm" svg:x="18.806cm" svg:y="12.75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79cm" svg:height="0.342cm" svg:x="19.102cm" svg:y="12.765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19.496cm" svg:y="12.7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19.883cm" svg:y="13.017cm" svg:viewBox="0 0 84 84" svg:d="M84 42c0-23-19-42-42-42s-42 19-42 42 19 42 42 42 42-19 42-42z">
            <text:p/>
          </draw:path>
          <draw:path draw:style-name="gr3" draw:text-style-name="P9" draw:layer="layout" svg:width="0.344cm" svg:height="0.562cm" svg:x="20.418cm" svg:y="12.554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5-11 20v154c0 13 0 18 9 18 5 0 5 0 10-9 0-2 4-3 29-44 24 27 73 53 144 53 90 0 153-76 153-160 0-78-53-141-118-157z">
            <text:p/>
          </draw:path>
          <draw:path draw:style-name="gr3" draw:text-style-name="P9" draw:layer="layout" svg:width="0.173cm" svg:height="0.537cm" svg:x="20.83cm" svg:y="12.563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21.041cm" svg:y="12.75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83cm" svg:height="0.492cm" svg:x="21.429cm" svg:y="12.75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3cm" svg:height="0.356cm" svg:x="21.879cm" svg:y="12.7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44cm" svg:height="0.356cm" svg:x="22.481cm" svg:y="12.75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1cm" svg:height="0.546cm" svg:x="22.872cm" svg:y="12.554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9" draw:layer="layout" svg:width="0.242cm" svg:height="0.485cm" svg:x="23.354cm" svg:y="12.62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23.666cm" svg:y="12.56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24.092cm" svg:y="12.7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24.687cm" svg:y="12.62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49cm" svg:height="0.356cm" svg:x="25.005cm" svg:y="12.753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25.383cm" svg:y="12.75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5cm" svg:height="0.511cm" svg:x="25.809cm" svg:y="12.74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cm" svg:height="0.356cm" svg:x="26.197cm" svg:y="12.7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26.543cm" svg:y="12.75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26.941cm" svg:y="12.623cm" svg:viewBox="0 0 243 486" svg:d="M120 167h111v-25h-111v-142h-20c0 63-24 146-100 150v17h67v213c0 97 72 106 100 106 55 0 76-55 76-106v-44h-19v44c0 56-23 86-52 86-52 0-52-70-52-84z">
            <text:p/>
          </draw:path>
        </draw:g>
        <draw:g>
          <svg:title>TexMaths</svg:title>
          <svg:desc>22§display§\text {to the curve at P is given by } \frac{dy}{dx} .§svg§600§FALSE§</svg:desc>
          <draw:polygon draw:style-name="gr2" draw:text-style-name="P8" draw:layer="layout" svg:width="11.042cm" svg:height="1.522cm" svg:x="3.129cm" svg:y="13.557cm" svg:viewBox="0 0 11043 1523" draw:points="5521,1523 0,1523 0,0 11043,0 11043,1523">
            <text:p/>
          </draw:polygon>
          <draw:path draw:style-name="gr3" draw:text-style-name="P9" draw:layer="layout" svg:width="0.244cm" svg:height="0.485cm" svg:x="3.104cm" svg:y="14.102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44cm" svg:height="0.356cm" svg:x="3.412cm" svg:y="14.23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44cm" svg:height="0.485cm" svg:x="4.049cm" svg:y="14.102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9cm" svg:height="0.538cm" svg:x="4.361cm" svg:y="14.04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4.787cm" svg:y="14.2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5.394cm" svg:y="14.231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9cm" svg:height="0.351cm" svg:x="5.735cm" svg:y="14.236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261cm" svg:height="0.342cm" svg:x="6.161cm" svg:y="14.236cm" svg:viewBox="0 0 262 343" svg:d="M107 86v-86l-107 9v24c55 0 62 6 62 43v209c0 34-9 34-62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79cm" svg:height="0.342cm" svg:x="6.457cm" svg:y="14.245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6.851cm" svg:y="14.2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49cm" svg:height="0.356cm" svg:x="7.464cm" svg:y="14.231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7.832cm" svg:y="14.102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457cm" svg:height="0.529cm" svg:x="8.404cm" svg:y="14.0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9" draw:layer="layout" svg:width="0.166cm" svg:height="0.518cm" svg:x="9.185cm" svg:y="14.0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9.4cm" svg:y="14.2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55cm" svg:height="0.511cm" svg:x="9.96cm" svg:y="14.22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166cm" svg:height="0.518cm" svg:x="10.35cm" svg:y="14.0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10.555cm" svg:y="14.245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10.947cm" svg:y="14.2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1.294cm" svg:y="14.2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6cm" svg:x="11.978cm" svg:y="14.041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4 0-62-19-81-48-11-15-11-17-11-31z">
            <text:p/>
          </draw:path>
          <draw:path draw:style-name="gr3" draw:text-style-name="P9" draw:layer="layout" svg:width="0.379cm" svg:height="0.492cm" svg:x="12.38cm" svg:y="14.245cm" svg:viewBox="0 0 380 493" svg:d="M308 74c19-49 60-49 72-49v-25c-17 2-40 2-58 2-14 0-51-2-69-2v25c25 0 37 14 37 33 0 7 0 9-5 18l-77 192-87-210c-3-7-5-10-5-14 0-19 30-19 44-19v-25c-21 0-72 2-84 2-21 0-53 0-76-2v25c37 0 53 0 63 26l117 283c-4 11-15 36-20 46-17 43-39 97-88 97-5 0-23 0-37-14 25-4 30-21 30-33 0-20-14-32-32-32-15 0-33 9-33 33 0 36 33 62 72 62 48 0 81-44 99-88z">
            <text:p/>
          </draw:path>
          <draw:path draw:style-name="gr3" draw:text-style-name="P9" draw:layer="layout" svg:width="0.369cm" svg:height="0.546cm" svg:x="13.172cm" svg:y="13.518cm" svg:viewBox="0 0 370 547" svg:d="M370 9c0-2 0-9-11-9-10 0-84 7-99 9-5 0-10 3-10 14 0 10 7 10 19 10 37 0 39 6 39 13l-4 16-45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3.566cm" svg:y="13.713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3.122cm" svg:y="14.368cm" svg:viewBox="0 0 847 33" draw:points="422,33 0,33 0,0 847,0 847,33">
            <text:p/>
          </draw:polygon>
          <draw:path draw:style-name="gr3" draw:text-style-name="P9" draw:layer="layout" svg:width="0.369cm" svg:height="0.546cm" svg:x="13.154cm" svg:y="14.573cm" svg:viewBox="0 0 370 547" svg:d="M370 9c0-2 0-9-11-9-10 0-84 7-99 9-5 0-10 3-10 14 0 10 7 10 19 10 37 0 39 6 39 13l-4 16-45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3.548cm" svg:y="14.7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083cm" svg:height="0.084cm" svg:x="14.128cm" svg:y="14.497cm" svg:viewBox="0 0 84 85" svg:d="M84 42c0-23-19-42-42-42s-42 19-42 42 19 43 42 43 42-20 42-4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>
        <draw:frame presentation:style-name="pr8" draw:text-style-name="P7" draw:layer="layout" svg:width="26.4cm" svg:height="14.658cm" svg:x="0.8cm" svg:y="0.499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\text {According to the given condition, } \ \ x + y = \frac{dy}{dx} + 5 §svg§600§FALSE§</svg:desc>
          <draw:polygon draw:style-name="gr2" draw:text-style-name="P8" draw:layer="layout" svg:width="17.163cm" svg:height="1.522cm" svg:x="2.919cm" svg:y="0.759cm" svg:viewBox="0 0 17164 1523" draw:points="8583,1523 0,1523 0,0 17164,0 17164,1523">
            <text:p/>
          </draw:polygon>
          <draw:path draw:style-name="gr3" draw:text-style-name="P9" draw:layer="layout" svg:width="0.53cm" svg:height="0.555cm" svg:x="2.905cm" svg:y="1.227cm" svg:viewBox="0 0 531 556" svg:d="M283 16c-3-11-5-16-17-16-13 0-14 5-18 16l-162 463c-14 40-44 51-86 53v24c18-1 51-3 79-3 25 0 65 2 90 3v-24c-39 0-58-20-58-41 0-2 0-9 0-10l37-103h192l40 120c0 2 2 7 2 11 0 23-42 23-63 23v24c28-3 80-3 110-3 34 0 69 2 102 3v-24h-14c-45 0-58-6-65-32zM243 102l88 252h-174z">
            <text:p/>
          </draw:path>
          <draw:path draw:style-name="gr3" draw:text-style-name="P9" draw:layer="layout" svg:width="0.295cm" svg:height="0.356cm" svg:x="3.486cm" svg:y="1.43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295cm" svg:height="0.356cm" svg:x="3.831cm" svg:y="1.43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4.169cm" svg:y="1.43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61cm" svg:height="0.342cm" svg:x="4.556cm" svg:y="1.438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83cm" svg:height="0.546cm" svg:x="4.864cm" svg:y="1.243cm" svg:viewBox="0 0 384 547" svg:d="M269 496v51l115-8v-25c-55 0-62-5-62-42v-472l-111 9v24c53 0 60 6 60 43v167c-23-26-56-48-99-48-91 0-172 76-172 176 0 99 76 176 165 176 50 0 85-26 104-51zM269 289v158c0 14 0 16-9 28-22 37-58 55-91 55-35 0-63-19-83-49-19-32-21-76-21-108 0-30 2-75 23-111 18-24 46-49 88-49 28 0 60 11 84 46 9 14 9 16 9 30z">
            <text:p/>
          </draw:path>
          <draw:path draw:style-name="gr3" draw:text-style-name="P9" draw:layer="layout" svg:width="0.166cm" svg:height="0.518cm" svg:x="5.291cm" svg:y="1.2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5.506cm" svg:y="1.43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54cm" svg:height="0.511cm" svg:x="5.932cm" svg:y="1.429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242cm" svg:height="0.485cm" svg:x="6.569cm" svg:y="1.30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44cm" svg:height="0.356cm" svg:x="6.877cm" svg:y="1.43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42cm" svg:height="0.485cm" svg:x="7.514cm" svg:y="1.30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7.826cm" svg:y="1.24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8.252cm" svg:y="1.4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54cm" svg:height="0.511cm" svg:x="8.853cm" svg:y="1.429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166cm" svg:height="0.518cm" svg:x="9.244cm" svg:y="1.2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9.448cm" svg:y="1.447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9.841cm" svg:y="1.4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187cm" svg:y="1.43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95cm" svg:height="0.356cm" svg:x="10.877cm" svg:y="1.43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1.215cm" svg:y="1.43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11.606cm" svg:y="1.43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6cm" svg:x="12.037cm" svg:y="1.243cm" svg:viewBox="0 0 384 547" svg:d="M269 496v51l115-8v-25c-55 0-62-5-62-42v-472l-111 9v24c53 0 60 6 60 43v167c-23-26-56-48-99-48-91 0-172 76-172 176 0 99 76 176 165 176 50 0 85-26 104-51zM269 289v158c0 14 0 16-9 28-22 37-58 55-91 55-35 0-63-19-83-49-19-32-21-76-21-108 0-30 0-75 23-111 18-24 46-49 88-49 28 0 60 11 84 46 9 14 9 16 9 30z">
            <text:p/>
          </draw:path>
          <draw:path draw:style-name="gr3" draw:text-style-name="P9" draw:layer="layout" svg:width="0.166cm" svg:height="0.518cm" svg:x="12.465cm" svg:y="1.2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244cm" svg:height="0.485cm" svg:x="12.669cm" svg:y="1.30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166cm" svg:height="0.518cm" svg:x="12.98cm" svg:y="1.2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3.192cm" svg:y="1.43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13.58cm" svg:y="1.43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091cm" svg:height="0.231cm" svg:x="14.052cm" svg:y="1.699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9" draw:layer="layout" svg:width="0.386cm" svg:height="0.351cm" svg:x="14.997cm" svg:y="1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517cm" svg:x="15.631cm" svg:y="1.3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6.384cm" svg:y="1.438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182cm" svg:x="17.026cm" svg:y="1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17.94cm" svg:y="0.7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8.334cm" svg:y="0.915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7.89cm" svg:y="1.57cm" svg:viewBox="0 0 847 33" draw:points="422,33 0,33 0,0 847,0 847,33">
            <text:p/>
          </draw:polygon>
          <draw:path draw:style-name="gr3" draw:text-style-name="P9" draw:layer="layout" svg:width="0.369cm" svg:height="0.546cm" svg:x="17.922cm" svg:y="1.77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8.316cm" svg:y="1.9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7cm" svg:x="19.043cm" svg:y="1.3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32cm" svg:x="19.812cm" svg:y="1.266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</draw:g>
        <draw:g>
          <svg:title>TexMaths</svg:title>
          <svg:desc>22§display§\text {i.e. } \ \  \frac{dy}{dx} - y  =  x - 5§svg§600§FALSE§</svg:desc>
          <draw:polygon draw:style-name="gr2" draw:text-style-name="P8" draw:layer="layout" svg:width="6.918cm" svg:height="1.522cm" svg:x="2.92cm" svg:y="2.759cm" svg:viewBox="0 0 6919 1523" draw:points="3459,1523 0,1523 0,0 6919,0 6919,1523">
            <text:p/>
          </draw:polygon>
          <draw:path draw:style-name="gr3" draw:text-style-name="P9" draw:layer="layout" svg:width="0.166cm" svg:height="0.518cm" svg:x="2.906cm" svg:y="3.2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3.163cm" svg:y="3.699cm" svg:viewBox="0 0 84 85" svg:d="M84 42c0-23-19-42-42-42s-42 19-42 42 19 43 42 43 42-20 42-43z">
            <text:p/>
          </draw:path>
          <draw:path draw:style-name="gr3" draw:text-style-name="P9" draw:layer="layout" svg:width="0.3cm" svg:height="0.356cm" svg:x="3.332cm" svg:y="3.4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3.721cm" svg:y="3.699cm" svg:viewBox="0 0 84 85" svg:d="M84 42c0-23-19-42-42-42s-42 19-42 42 19 43 42 43 42-20 42-43z">
            <text:p/>
          </draw:path>
          <draw:path draw:style-name="gr3" draw:text-style-name="P9" draw:layer="layout" svg:width="0.369cm" svg:height="0.546cm" svg:x="4.87cm" svg:y="2.72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5.265cm" svg:y="2.915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4.821cm" svg:y="3.57cm" svg:viewBox="0 0 847 33" draw:points="422,33 0,33 0,0 847,0 847,33">
            <text:p/>
          </draw:polygon>
          <draw:path draw:style-name="gr3" draw:text-style-name="P9" draw:layer="layout" svg:width="0.369cm" svg:height="0.546cm" svg:x="4.853cm" svg:y="3.775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5.247cm" svg:y="3.9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5.995cm" svg:y="3.57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01cm" svg:x="6.726cm" svg:y="3.438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182cm" svg:x="7.368cm" svg:y="3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8.164cm" svg:y="3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8.82cm" svg:y="3.5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9.568cm" svg:y="3.266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</draw:g>
        <draw:g>
          <svg:title>TexMaths</svg:title>
          <svg:desc>22§display§\text {i.e. } \ \  \frac{dy}{dx} + ( - 1 ) y  =  x - 5§svg§600§FALSE§</svg:desc>
          <draw:polygon draw:style-name="gr2" draw:text-style-name="P8" draw:layer="layout" svg:width="8.506cm" svg:height="1.522cm" svg:x="10.82cm" svg:y="2.759cm" svg:viewBox="0 0 8507 1523" draw:points="4254,1523 0,1523 0,0 8507,0 8507,1523">
            <text:p/>
          </draw:polygon>
          <draw:path draw:style-name="gr3" draw:text-style-name="P9" draw:layer="layout" svg:width="0.166cm" svg:height="0.518cm" svg:x="10.806cm" svg:y="3.2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11.063cm" svg:y="3.699cm" svg:viewBox="0 0 84 85" svg:d="M84 42c0-23-19-42-42-42s-42 19-42 42 19 43 42 43 42-20 42-43z">
            <text:p/>
          </draw:path>
          <draw:path draw:style-name="gr3" draw:text-style-name="P9" draw:layer="layout" svg:width="0.3cm" svg:height="0.356cm" svg:x="11.232cm" svg:y="3.4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11.621cm" svg:y="3.699cm" svg:viewBox="0 0 84 85" svg:d="M84 42c0-23-19-42-42-42s-42 19-42 42 19 43 42 43 42-20 42-43z">
            <text:p/>
          </draw:path>
          <draw:path draw:style-name="gr3" draw:text-style-name="P9" draw:layer="layout" svg:width="0.369cm" svg:height="0.546cm" svg:x="12.77cm" svg:y="2.7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3.164cm" svg:y="2.915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5cm" svg:height="0.032cm" svg:x="12.721cm" svg:y="3.57cm" svg:viewBox="0 0 846 33" draw:points="422,33 0,33 0,0 846,0 846,33">
            <text:p/>
          </draw:polygon>
          <draw:path draw:style-name="gr3" draw:text-style-name="P9" draw:layer="layout" svg:width="0.369cm" svg:height="0.546cm" svg:x="12.752cm" svg:y="3.77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3.147cm" svg:y="3.9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517cm" svg:x="13.873cm" svg:y="3.3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18cm" svg:height="0.774cm" svg:x="14.679cm" svg:y="3.20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472cm" svg:height="0.032cm" svg:x="14.968cm" svg:y="3.57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7cm" svg:x="15.573cm" svg:y="3.26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18cm" svg:height="0.774cm" svg:x="15.936cm" svg:y="3.20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56cm" svg:height="0.501cm" svg:x="16.214cm" svg:y="3.438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182cm" svg:x="16.856cm" svg:y="3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17.652cm" svg:y="3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472cm" svg:height="0.032cm" svg:x="18.308cm" svg:y="3.5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19.056cm" svg:y="3.266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</draw:g>
        <draw:g>
          <svg:title>TexMaths</svg:title>
          <svg:desc>22§display§\text {Which is a linear differential equation of the form } \frac{dy}{dx} + Py = Q§svg§600§FALSE§</svg:desc>
          <draw:polygon draw:style-name="gr2" draw:text-style-name="P8" draw:layer="layout" svg:width="21.597cm" svg:height="1.522cm" svg:x="2.838cm" svg:y="4.767cm" svg:viewBox="0 0 21598 1523" draw:points="10799,1523 0,1523 0,0 21598,0 21598,1523">
            <text:p/>
          </draw:polygon>
          <draw:path draw:style-name="gr3" draw:text-style-name="P9" draw:layer="layout" svg:width="0.766cm" svg:height="0.546cm" svg:x="2.813cm" svg:y="5.26cm" svg:viewBox="0 0 767 547" svg:d="M690 76c14-44 47-51 77-51v-25c-23 2-45 2-70 2-21 0-72-2-92-2v25c51 0 67 26 67 40 0 5-1 11-3 16l-116 357-124-380c-1-2-3-7-3-10 0-23 46-23 65-23v-25c-28 2-81 2-109 2-30 0-63-2-95-2v25c44 0 60 0 70 28l16 53-107 332-125-380c0-3-2-9-2-10 0-23 46-23 65-23v-25c-28 2-81 2-109 2-30 0-63-2-95-2v25c58 0 62 3 70 31l155 476c2 7 6 15 16 15 11 0 12-5 14-15l129-395 128 395c2 7 5 15 14 15 13 0 13-5 16-15z">
            <text:p/>
          </draw:path>
          <draw:path draw:style-name="gr3" draw:text-style-name="P9" draw:layer="layout" svg:width="0.39cm" svg:height="0.538cm" svg:x="3.619cm" svg:y="5.25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166cm" svg:height="0.518cm" svg:x="4.048cm" svg:y="5.2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295cm" svg:height="0.356cm" svg:x="4.265cm" svg:y="5.44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9cm" svg:height="0.538cm" svg:x="4.585cm" svg:y="5.25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166cm" svg:height="0.518cm" svg:x="5.273cm" svg:y="5.2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5.488cm" svg:y="5.44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49cm" svg:height="0.356cm" svg:x="6.057cm" svg:y="5.441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6.695cm" svg:y="5.251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166cm" svg:height="0.518cm" svg:x="6.91cm" svg:y="5.2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7.123cm" svg:y="5.44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7.551cm" svg:y="5.4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49cm" svg:height="0.356cm" svg:x="7.904cm" svg:y="5.441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261cm" svg:height="0.342cm" svg:x="8.279cm" svg:y="5.446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83cm" svg:height="0.546cm" svg:x="8.846cm" svg:y="5.251cm" svg:viewBox="0 0 384 547" svg:d="M269 496v51l115-8v-25c-55 0-62-5-62-42v-472l-111 9v24c55 0 60 6 60 43v167c-23-26-56-48-99-48-91 0-172 76-172 176 0 99 76 176 165 176 50 0 85-26 104-51zM269 289v158c0 14 0 16-9 28-22 37-58 55-91 55-35 0-63-19-83-49-19-32-21-76-21-108 0-30 2-75 23-111 18-24 46-49 88-49 28 0 60 11 84 46 9 14 9 16 9 30z">
            <text:p/>
          </draw:path>
          <draw:path draw:style-name="gr3" draw:text-style-name="P9" draw:layer="layout" svg:width="0.166cm" svg:height="0.518cm" svg:x="9.274cm" svg:y="5.2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9.485cm" svg:y="5.242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9" draw:layer="layout" svg:width="0.3cm" svg:height="0.356cm" svg:x="9.935cm" svg:y="5.4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0.28cm" svg:y="5.446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0.583cm" svg:y="5.4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93cm" svg:y="5.44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11.328cm" svg:y="5.31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166cm" svg:height="0.518cm" svg:x="11.639cm" svg:y="5.2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11.861cm" svg:y="5.441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2.241cm" svg:y="5.251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12.709cm" svg:y="5.4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3.058cm" svg:y="5.446cm" svg:viewBox="0 0 384 493" svg:d="M269 296v139c0 35-9 35-61 35v23c26 0 67-2 88-2s60 2 88 2v-23c-53 0-62 0-62-35v-435h-18l-28 70c-10-21-42-70-104-70-91 0-172 76-172 176 0 97 76 176 165 176 55 0 87-33 104-56zM271 129v109c0 24-14 45-32 65-8 10-33 31-70 31-56 0-104-68-104-158 0-91 55-157 111-157 63 0 95 67 95 110z">
            <text:p/>
          </draw:path>
          <draw:path draw:style-name="gr3" draw:text-style-name="P9" draw:layer="layout" svg:width="0.39cm" svg:height="0.351cm" svg:x="13.464cm" svg:y="5.446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349cm" svg:height="0.356cm" svg:x="13.901cm" svg:y="5.441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242cm" svg:height="0.485cm" svg:x="14.27cm" svg:y="5.31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166cm" svg:height="0.518cm" svg:x="14.582cm" svg:y="5.2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793cm" svg:y="5.44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15.182cm" svg:y="5.44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44cm" svg:height="0.356cm" svg:x="15.866cm" svg:y="5.44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1cm" svg:height="0.546cm" svg:x="16.257cm" svg:y="5.242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9" draw:layer="layout" svg:width="0.244cm" svg:height="0.485cm" svg:x="16.739cm" svg:y="5.312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9cm" svg:height="0.538cm" svg:x="17.051cm" svg:y="5.25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7.477cm" svg:y="5.4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51cm" svg:height="0.546cm" svg:x="18.082cm" svg:y="5.242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9" draw:layer="layout" svg:width="0.344cm" svg:height="0.356cm" svg:x="18.314cm" svg:y="5.44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61cm" svg:height="0.342cm" svg:x="18.702cm" svg:y="5.446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604cm" svg:height="0.342cm" svg:x="19.006cm" svg:y="5.446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9" draw:layer="layout" svg:width="0.369cm" svg:height="0.546cm" svg:x="20.025cm" svg:y="4.72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20.419cm" svg:y="4.923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19.978cm" svg:y="5.578cm" svg:viewBox="0 0 847 33" draw:points="422,33 0,33 0,0 847,0 847,33">
            <text:p/>
          </draw:polygon>
          <draw:path draw:style-name="gr3" draw:text-style-name="P9" draw:layer="layout" svg:width="0.369cm" svg:height="0.546cm" svg:x="20.008cm" svg:y="5.783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20.402cm" svg:y="5.9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7cm" svg:x="21.129cm" svg:y="5.3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553cm" svg:height="0.529cm" svg:x="21.891cm" svg:y="5.26cm" svg:viewBox="0 0 554 530" svg:d="M204 285h132c109 0 218-81 218-167 0-60-51-118-153-118h-251c-14 0-23 0-23 14 0 11 7 11 23 11 8 0 22 0 33 1 12 0 16 4 16 13 0 1 0 5-4 14l-103 417c-8 30-9 35-71 35-12 0-21 0-21 16 0 9 9 9 12 9 21 0 76-2 99-2 16 0 33 0 49 0s34 2 49 2c6 0 16 0 16-16 0-9-7-9-21-9-28 0-51 0-51-14 0-3 2-7 4-12zM260 53c8-27 8-28 41-28h76c63 0 105 21 105 74 0 30-16 96-46 125-38 35-86 40-119 40h-109z">
            <text:p/>
          </draw:path>
          <draw:path draw:style-name="gr3" draw:text-style-name="P9" draw:layer="layout" svg:width="0.358cm" svg:height="0.501cm" svg:x="22.486cm" svg:y="5.446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182cm" svg:x="23.128cm" svg:y="5.5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6cm" svg:height="0.696cm" svg:x="23.939cm" svg:y="5.242cm" svg:viewBox="0 0 537 697" svg:d="M301 542c121-46 236-185 236-334 0-123-83-208-199-208-167 0-338 176-338 357 0 129 86 206 199 206 19 0 46-3 76-10-4 47-4 49-4 60 0 24 0 84 65 84 92 0 129-142 129-150 0-7-6-8-7-8-7 0-9 3-11 8-18 55-63 74-90 74-37 0-47-21-56-79zM155 535c-60-23-86-84-86-153 0-55 19-164 79-248 56-79 128-115 186-115 78 0 134 60 134 164 0 78-40 259-171 333-3-28-10-85-68-85-41 0-79 39-79 80 0 15 5 24 5 24zM202 544c-10 0-35 0-35-33 0-30 30-62 62-62 33 0 47 19 47 65 0 12 0 12-7 16-21 9-44 14-67 14z">
            <text:p/>
          </draw:path>
        </draw:g>
        <draw:g>
          <svg:title>TexMaths</svg:title>
          <svg:desc>22§display§\text {Where } P = - 1 \text { and } Q =  x - 5§svg§600§FALSE§</svg:desc>
          <draw:polygon draw:style-name="gr2" draw:text-style-name="P8" draw:layer="layout" svg:width="10.157cm" svg:height="0.619cm" svg:x="2.838cm" svg:y="6.869cm" svg:viewBox="0 0 10158 620" draw:points="5078,620 0,620 0,0 10158,0 10158,620">
            <text:p/>
          </draw:polygon>
          <draw:path draw:style-name="gr3" draw:text-style-name="P9" draw:layer="layout" svg:width="0.766cm" svg:height="0.546cm" svg:x="2.813cm" svg:y="6.848cm" svg:viewBox="0 0 767 547" svg:d="M690 76c14-44 47-51 77-51v-25c-22 2-45 2-70 2-21 0-72-2-92-2v25c52 0 67 26 67 40 0 5-1 11-3 16l-116 357-124-380c-1-2-3-7-3-10 0-23 46-23 65-23v-25c-28 2-81 2-109 2-30 0-63-2-95-2v25c44 0 60 0 70 28l16 53-107 332-125-380c0-3-2-9-2-10 0-23 46-23 65-23v-25c-28 2-81 2-109 2-30 0-63-2-95-2v25c58 0 62 3 70 31l155 476c2 7 6 15 16 15 11 0 12-5 14-15l129-395 128 395c2 7 5 15 14 15 13 0 13-5 16-15z">
            <text:p/>
          </draw:path>
          <draw:path draw:style-name="gr3" draw:text-style-name="P9" draw:layer="layout" svg:width="0.39cm" svg:height="0.538cm" svg:x="3.619cm" svg:y="6.839cm" svg:viewBox="0 0 391 539" svg:d="M60 479c0 35-7 35-60 35v25c26-2 67-2 88-2 19 0 60 0 86 2v-25c-51 0-60 0-60-35v-143c0-81 55-123 104-123 50 0 58 42 58 86v180c0 35-8 35-60 35v25c27-2 67-2 89-2 19 0 59 0 86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4.045cm" svg:y="7.02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4.388cm" svg:y="7.03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4.691cm" svg:y="7.02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553cm" svg:height="0.529cm" svg:x="5.302cm" svg:y="6.848cm" svg:viewBox="0 0 554 530" svg:d="M204 285h132c109 0 218-81 218-167 0-60-51-118-153-118h-251c-14 0-23 0-23 14 0 11 7 11 23 11 8 0 22 0 33 1 12 0 16 4 16 13 0 1 0 5-4 14l-103 417c-8 30-9 35-71 35-12 0-21 0-21 16 0 9 9 9 12 9 21 0 76-2 99-2 16 0 33 0 49 0s34 2 49 2c6 0 16 0 16-16 0-9-7-9-21-9-28 0-51 0-51-14 0-3 2-7 4-12zM260 53c8-27 8-28 41-28h76c63 0 105 21 105 74 0 29-16 96-45 125-39 35-87 40-120 40h-109z">
            <text:p/>
          </draw:path>
          <draw:path draw:style-name="gr3" draw:text-style-name="P9" draw:layer="layout" svg:width="0.515cm" svg:height="0.182cm" svg:x="6.133cm" svg:y="7.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6.97cm" svg:y="7.166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7.576cm" svg:y="6.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349cm" svg:height="0.356cm" svg:x="8.185cm" svg:y="7.02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8.563cm" svg:y="7.034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6cm" svg:x="8.995cm" svg:y="6.839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36cm" svg:height="0.696cm" svg:x="9.693cm" svg:y="6.83cm" svg:viewBox="0 0 537 697" svg:d="M301 542c121-46 236-185 236-334 0-124-83-208-199-208-167 0-338 176-338 357 0 129 86 206 199 206 19 0 46-3 76-10-4 47-4 49-4 60 0 24 0 84 65 84 92 0 129-143 129-150s-6-8-7-8c-7 0-9 3-11 8-18 55-63 74-90 74-37 0-47-21-56-79zM155 535c-60-23-86-84-86-153 0-55 19-164 79-248 56-79 128-115 186-115 78 0 134 60 134 164 0 77-40 259-171 333-3-28-10-85-68-85-41 0-78 39-78 79 0 16 4 25 4 25zM204 544c-12 0-37 0-37-34 0-29 30-61 62-61 33 0 47 19 47 65 0 12 0 12-7 16-21 9-44 14-65 14z">
            <text:p/>
          </draw:path>
          <draw:path draw:style-name="gr3" draw:text-style-name="P9" draw:layer="layout" svg:width="0.515cm" svg:height="0.182cm" svg:x="10.524cm" svg:y="7.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11.32cm" svg:y="7.0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11.976cm" svg:y="7.166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12.724cm" svg:y="6.86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</draw:g>
        <draw:g>
          <svg:title>TexMaths</svg:title>
          <svg:desc>22§display§\therefore \ \ \text { The general solution is }\ y.\text {( I.F. )}  = \smallint Q \text {( I.F. )} dx§svg§600§FALSE§</svg:desc>
          <draw:polygon draw:style-name="gr2" draw:text-style-name="P8" draw:layer="layout" svg:width="17.914cm" svg:height="0.696cm" svg:x="1.332cm" svg:y="9.972cm" svg:viewBox="0 0 17915 697" draw:points="8957,697 0,697 0,0 17915,0 17915,697">
            <text:p/>
          </draw:polygon>
          <draw:path draw:style-name="gr3" draw:text-style-name="P9" draw:layer="layout" svg:width="0.469cm" svg:height="0.418cm" svg:x="1.316cm" svg:y="10.155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9" draw:layer="layout" svg:width="0.502cm" svg:height="0.523cm" svg:x="2.824cm" svg:y="9.989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9" draw:layer="layout" svg:width="0.39cm" svg:height="0.537cm" svg:x="3.381cm" svg:y="9.97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3.806cm" svg:y="10.16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4.408cm" svg:y="10.1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cm" svg:height="0.356cm" svg:x="4.794cm" svg:y="10.16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141cm" svg:y="10.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cm" svg:height="0.356cm" svg:x="5.568cm" svg:y="10.16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5.911cm" svg:y="10.1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9cm" svg:height="0.356cm" svg:x="6.225cm" svg:y="10.16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173cm" svg:height="0.537cm" svg:x="6.605cm" svg:y="9.977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254cm" svg:height="0.356cm" svg:x="7.077cm" svg:y="10.16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44cm" svg:height="0.356cm" svg:x="7.378cm" svg:y="10.16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173cm" svg:height="0.537cm" svg:x="7.768cm" svg:y="9.977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9cm" svg:height="0.351cm" svg:x="7.983cm" svg:y="10.17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9" draw:layer="layout" svg:width="0.242cm" svg:height="0.485cm" svg:x="8.402cm" svg:y="10.03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8.713cm" svg:y="9.9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8.925cm" svg:y="10.16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9.314cm" svg:y="10.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166cm" svg:height="0.518cm" svg:x="10.002cm" svg:y="9.9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54cm" svg:height="0.356cm" svg:x="10.217cm" svg:y="10.16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58cm" svg:height="0.5cm" svg:x="11.035cm" svg:y="10.17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083cm" svg:height="0.083cm" svg:x="11.486cm" svg:y="10.431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1.711cm" svg:y="9.9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12.214cm" svg:y="9.984cm" svg:viewBox="0 0 238 529" svg:d="M153 60c0-27 2-35 63-35h22v-25c-27 2-88 2-118 2-32 0-92 0-120-2v25h21c60 0 63 8 63 35v410c0 28-3 35-63 35h-21v24c28-1 88-1 118-1 32 0 93 0 120 1v-24h-22c-61 0-63-7-63-35z">
            <text:p/>
          </draw:path>
          <draw:path draw:style-name="gr3" draw:text-style-name="P9" draw:layer="layout" svg:width="0.083cm" svg:height="0.083cm" svg:x="12.538cm" svg:y="10.431cm" svg:viewBox="0 0 84 84" svg:d="M84 42c0-23-19-42-42-42s-42 19-42 42 19 42 42 42 42-19 42-42z">
            <text:p/>
          </draw:path>
          <draw:path draw:style-name="gr3" draw:text-style-name="P9" draw:layer="layout" svg:width="0.446cm" svg:height="0.527cm" svg:x="12.712cm" svg:y="9.988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083cm" svg:height="0.083cm" svg:x="13.258cm" svg:y="10.431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3.708cm" svg:y="9.93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4.222cm" svg:y="10.2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3cm" svg:height="0.72cm" svg:x="15.037cm" svg:y="9.959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9" draw:layer="layout" svg:width="0.536cm" svg:height="0.696cm" svg:x="15.571cm" svg:y="9.968cm" svg:viewBox="0 0 537 697" svg:d="M301 542c121-46 236-185 236-334 0-124-83-208-199-208-167 0-338 176-338 357 0 129 86 206 199 206 19 0 46-4 76-11-4 48-4 50-4 60 0 25 0 85 65 85 92 0 129-143 129-150s-6-9-7-9c-7 0-9 4-11 9-18 55-63 74-90 74-37 0-47-21-56-79zM155 535c-60-23-86-85-86-153 0-55 19-164 79-248 56-79 128-115 186-115 78 0 134 60 134 164 0 77-40 259-171 332-3-28-10-84-68-84-41 0-78 39-78 79 0 16 4 25 4 25zM202 544c-10 0-35 0-35-34 0-30 30-61 62-61 33 0 47 19 47 65 0 12 0 12-7 15-21 9-44 15-67 15z">
            <text:p/>
          </draw:path>
          <draw:path draw:style-name="gr3" draw:text-style-name="P9" draw:layer="layout" svg:width="0.18cm" svg:height="0.773cm" svg:x="16.22cm" svg:y="9.9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37cm" svg:height="0.528cm" svg:x="16.723cm" svg:y="9.984cm" svg:viewBox="0 0 238 529" svg:d="M153 60c0-27 4-35 65-35h20v-25c-27 2-88 2-118 2-32 0-92 0-120-2v25h21c60 0 63 8 63 35v410c0 28-3 35-63 35h-21v24c28-1 88-1 118-1 32 0 93 0 120 1v-24h-20c-61 0-65-7-65-35z">
            <text:p/>
          </draw:path>
          <draw:path draw:style-name="gr3" draw:text-style-name="P9" draw:layer="layout" svg:width="0.083cm" svg:height="0.083cm" svg:x="17.047cm" svg:y="10.431cm" svg:viewBox="0 0 84 84" svg:d="M84 42c0-23-19-42-42-42s-42 19-42 42 19 42 42 42 42-19 42-42z">
            <text:p/>
          </draw:path>
          <draw:path draw:style-name="gr3" draw:text-style-name="P9" draw:layer="layout" svg:width="0.446cm" svg:height="0.527cm" svg:x="17.221cm" svg:y="9.988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083cm" svg:height="0.083cm" svg:x="17.767cm" svg:y="10.431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8.218cm" svg:y="9.93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8.505cm" svg:y="9.977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18.899cm" svg:y="10.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text {Now, I.F. } = e^{\int P dx} =  e^{ - \int  dx} = e^{ - x }§svg§600§FALSE§</svg:desc>
          <draw:polygon draw:style-name="gr2" draw:text-style-name="P8" draw:layer="layout" svg:width="11.874cm" svg:height="0.828cm" svg:x="2.828cm" svg:y="8.37cm" svg:viewBox="0 0 11875 829" draw:points="5938,829 0,829 0,0 11875,0 11875,829">
            <text:p/>
          </draw:polygon>
          <draw:path draw:style-name="gr3" draw:text-style-name="P9" draw:layer="layout" svg:width="0.529cm" svg:height="0.529cm" svg:x="2.814cm" svg:y="8.558cm" svg:viewBox="0 0 530 530" svg:d="M155 11c-7-11-9-11-23-11h-132v25h23c10 0 26 0 39 1 17 2 17 2 17 18v405c0 21 0 56-79 56v25c26 0 65-2 92-2 24 0 63 2 89 2v-25c-79 0-79-35-79-56v-403c4 3 4 3 7 9l317 464c7 11 7 11 12 11 13 0 13-6 13-20v-429c0-21 0-56 79-56v-25c-27 0-65 2-92 2-24 0-63-2-90-2v25c80 0 80 35 80 56v332z">
            <text:p/>
          </draw:path>
          <draw:path draw:style-name="gr3" draw:text-style-name="P9" draw:layer="layout" svg:width="0.344cm" svg:height="0.356cm" svg:x="3.391cm" svg:y="8.73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53cm" svg:height="0.342cm" svg:x="3.748cm" svg:y="8.753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9" draw:layer="layout" svg:width="0.091cm" svg:height="0.231cm" svg:x="4.359cm" svg:y="9.00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237cm" svg:height="0.529cm" svg:x="4.787cm" svg:y="8.558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9" draw:layer="layout" svg:width="0.083cm" svg:height="0.083cm" svg:x="5.111cm" svg:y="9.005cm" svg:viewBox="0 0 84 84" svg:d="M84 42c0-23-19-42-42-42s-42 19-42 42 19 42 42 42 42-19 42-42z">
            <text:p/>
          </draw:path>
          <draw:path draw:style-name="gr3" draw:text-style-name="P9" draw:layer="layout" svg:width="0.448cm" svg:height="0.527cm" svg:x="5.285cm" svg:y="8.56cm" svg:viewBox="0 0 449 528" svg:d="M426 0h-426v25h19c60 0 60 8 60 35v406c0 28 0 37-60 37h-19v25c26-4 88-4 118-4 32 0 102 0 130 4v-25h-25c-73 0-73-10-73-37v-192h66c74 0 81 27 81 92h20v-206h-20c0 65-7 92-81 92h-66v-197c0-25 1-30 37-30h93c116 0 135 42 148 149h21z">
            <text:p/>
          </draw:path>
          <draw:path draw:style-name="gr3" draw:text-style-name="P9" draw:layer="layout" svg:width="0.083cm" svg:height="0.083cm" svg:x="5.83cm" svg:y="9.005cm" svg:viewBox="0 0 84 84" svg:d="M84 42c0-23-19-42-42-42s-42 19-42 42 19 42 42 42 42-19 42-42z">
            <text:p/>
          </draw:path>
          <draw:path draw:style-name="gr3" draw:text-style-name="P9" draw:layer="layout" svg:width="0.515cm" svg:height="0.182cm" svg:x="6.494cm" svg:y="8.8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7.303cm" svg:y="8.74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33cm" svg:height="0.602cm" svg:x="7.669cm" svg:y="8.331cm" svg:viewBox="0 0 334 603" svg:d="M304 28c-3 0-19 5-19 25 0 17 14 24 25 24 10 0 24-7 24-26 0-28-30-51-67-51-42 0-79 32-96 100-7 23-28 181-39 305 0 14-4 49-7 77-7 62-18 106-58 106-11 0-27-4-37-13 3-1 19-7 19-24 0-18-14-25-24-25-11 0-25 7-25 25 0 30 30 52 67 52 42 0 79-33 97-100 7-23 28-183 38-306 2-12 4-47 7-77 7-60 20-104 58-104 11 0 27 2 37 12z">
            <text:p/>
          </draw:path>
          <draw:path draw:style-name="gr3" draw:text-style-name="P9" draw:layer="layout" svg:width="0.414cm" svg:height="0.37cm" svg:x="8.188cm" svg:y="8.398cm" svg:viewBox="0 0 415 371" svg:d="M146 202h99c91 0 170-58 170-118 0-45-45-84-119-84h-190c-11 0-18 0-18 12 0 7 5 7 18 7 8 0 10 0 21 2 10 0 12 2 12 7 0 2 0 4-3 12l-71 287c-5 21-7 25-49 25-9 0-16 0-16 12 0 0 0 7 9 7 16 0 54-2 70-2 9 0 28 0 37 0 12 0 25 2 35 2 4 0 13 0 13-12 0-7-7-7-18-7-2 0-10 0-21-2-12 0-12-2-12-7 0-2 0-3 1-12zM187 39c3-18 3-20 26-20h65c49 0 81 16 81 55 0 16-7 60-33 84-20 16-51 27-90 27h-86z">
            <text:p/>
          </draw:path>
          <draw:path draw:style-name="gr3" draw:text-style-name="P9" draw:layer="layout" svg:width="0.279cm" svg:height="0.383cm" svg:x="8.658cm" svg:y="8.391cm" svg:viewBox="0 0 280 384" svg:d="M278 16c0 0 2-7 2-9s-2-7-9-7c-11 0-56 4-70 5-4 0-11 2-11 13 0 8 7 8 14 8 27 0 27 4 27 7 0 4-2 7-4 13l-30 123c-12-18-30-32-56-32-71 0-141 78-141 155 0 53 35 92 83 92 28 0 54-18 77-39 11 31 41 39 56 39 20 0 32-13 43-30 12-22 19-53 19-55 0-7-7-7-9-7-7 0-9 2-12 18-7 26-18 58-41 58-14 0-17-13-17-27 0-10 2-16 3-23zM162 310c-4 14-16 26-28 35-6 5-27 23-50 23-21 0-40-14-40-53 0-28 16-88 28-111 25-44 53-51 69-51 37 0 47 41 47 48 0 1 0 5-1 7z">
            <text:p/>
          </draw:path>
          <draw:path draw:style-name="gr3" draw:text-style-name="P9" draw:layer="layout" svg:width="0.291cm" svg:height="0.245cm" svg:x="8.973cm" svg:y="8.528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182cm" svg:x="9.595cm" svg:y="8.8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0.404cm" svg:y="8.74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10.786cm" svg:y="8.618cm" svg:viewBox="0 0 368 28" svg:d="M347 28c7 0 21 0 21-14s-13-14-21-14h-326c-9 0-21 0-21 14s12 14 21 14z">
            <text:p/>
          </draw:path>
          <draw:path draw:style-name="gr3" draw:text-style-name="P9" draw:layer="layout" svg:width="0.333cm" svg:height="0.602cm" svg:x="11.358cm" svg:y="8.331cm" svg:viewBox="0 0 334 603" svg:d="M304 28c-3 0-19 5-19 25 0 17 14 24 25 24 10 0 24-7 24-26 0-28-30-51-67-51-42 0-79 32-96 100-7 23-28 181-39 305 0 14-4 49-7 77-7 62-18 106-58 106-11 0-27-4-37-13 3-1 19-7 19-24 0-18-14-25-24-25-11 0-25 7-25 25 0 30 30 52 67 52 42 0 79-33 97-100 7-23 28-183 38-306 2-12 4-47 7-77 7-60 20-104 58-104 11 0 27 2 37 12z">
            <text:p/>
          </draw:path>
          <draw:path draw:style-name="gr3" draw:text-style-name="P9" draw:layer="layout" svg:width="0.279cm" svg:height="0.383cm" svg:x="11.872cm" svg:y="8.391cm" svg:viewBox="0 0 280 384" svg:d="M278 16c0 0 2-7 2-9s-2-7-9-7c-11 0-56 4-70 5-4 0-11 2-11 13 0 8 7 8 14 8 27 0 27 4 27 7 0 4-2 7-4 13l-30 123c-12-18-30-32-56-32-71 0-141 78-141 155 0 53 35 92 83 92 28 0 54-18 77-39 11 31 41 39 56 39 20 0 32-13 43-30 12-22 19-53 19-55 0-7-7-7-9-7-7 0-9 2-12 18-7 26-16 58-41 58-14 0-17-13-17-27 0-10 2-16 3-23zM162 310c-4 14-16 26-28 35-6 5-27 23-50 23-21 0-40-14-40-53 0-28 16-88 28-111 25-44 53-51 69-51 39 0 47 41 47 48 0 1 0 5-1 7z">
            <text:p/>
          </draw:path>
          <draw:path draw:style-name="gr3" draw:text-style-name="P9" draw:layer="layout" svg:width="0.291cm" svg:height="0.245cm" svg:x="12.187cm" svg:y="8.528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182cm" svg:x="12.808cm" svg:y="8.8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3.616cm" svg:y="8.74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13.999cm" svg:y="8.618cm" svg:viewBox="0 0 368 28" svg:d="M347 28c7 0 21 0 21-14s-13-14-21-14h-326c-9 0-21 0-21 14s12 14 21 14z">
            <text:p/>
          </draw:path>
          <draw:path draw:style-name="gr3" draw:text-style-name="P9" draw:layer="layout" svg:width="0.291cm" svg:height="0.245cm" svg:x="14.45cm" svg:y="8.528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</draw:g>
        <draw:g>
          <svg:title>TexMaths</svg:title>
          <svg:desc>22§display§y.( e^{ - x } )  = \smallint ( x - 5 ) ( e^{ - x } ) dx§svg§600§FALSE§</svg:desc>
          <draw:polygon draw:style-name="gr2" draw:text-style-name="P8" draw:layer="layout" svg:width="8.835cm" svg:height="0.696cm" svg:x="3.032cm" svg:y="11.473cm" svg:viewBox="0 0 8836 697" draw:points="4419,697 0,697 0,0 8836,0 8836,697">
            <text:p/>
          </draw:polygon>
          <draw:path draw:style-name="gr3" draw:text-style-name="P9" draw:layer="layout" svg:width="0.358cm" svg:height="0.5cm" svg:x="3.016cm" svg:y="11.671cm" svg:viewBox="0 0 359 501" svg:d="M355 47c4-10 4-12 4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0 0 160-70 181-158z">
            <text:p/>
          </draw:path>
          <draw:path draw:style-name="gr3" draw:text-style-name="P9" draw:layer="layout" svg:width="0.083cm" svg:height="0.083cm" svg:x="3.466cm" svg:y="11.932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3.692cm" svg:y="11.43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98cm" svg:height="0.351cm" svg:x="3.95cm" svg:y="11.67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4.334cm" svg:y="11.547cm" svg:viewBox="0 0 368 28" svg:d="M347 28c7 0 21 0 21-14s-13-14-21-14h-326c-9 0-21 0-21 14s12 14 21 14z">
            <text:p/>
          </draw:path>
          <draw:path draw:style-name="gr3" draw:text-style-name="P9" draw:layer="layout" svg:width="0.291cm" svg:height="0.245cm" svg:x="4.785cm" svg:y="11.455cm" svg:viewBox="0 0 292 246" svg:d="M109 183c-5 18-23 47-51 47-2 0-18 0-30-7 23-7 25-26 25-29 0-13-9-22-21-22-16 0-32 14-32 34 0 28 30 40 58 40 25 0 46-16 60-38 14 28 44 38 65 38 63 0 95-68 95-84 0-7-7-7-9-7-7 0-7 3-9 10-12 37-44 65-75 65-21 0-34-14-34-35 0-14 14-63 28-125 13-42 37-54 55-54 0 0 18 0 28 7-16 5-23 19-23 30 0 12 9 21 21 21 13 0 32-11 32-34 0-31-35-40-58-40-26 0-49 18-60 39-10-23-35-39-65-39-61 0-97 67-97 83 0 7 7 7 9 7 7 0 9-2 11-9 14-42 49-65 75-65 18 0 32 9 32 35 0 11-7 39-11 56z">
            <text:p/>
          </draw:path>
          <draw:path draw:style-name="gr3" draw:text-style-name="P9" draw:layer="layout" svg:width="0.18cm" svg:height="0.773cm" svg:x="5.191cm" svg:y="11.43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5.707cm" svg:y="11.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3cm" svg:height="0.72cm" svg:x="6.521cm" svg:y="11.46cm" svg:viewBox="0 0 324 721" svg:d="M294 32c-27 1-34 21-34 31 0 20 16 32 32 32s32-11 32-33c0-30-25-62-62-62-65 0-79 84-91 144-21 116-37 215-50 350-3 41-8 85-14 122-7 58-19 89-47 89-12 0-25-8-30-15 26 0 33-20 33-32 0-18-15-30-31-30s-32 9-32 32c0 30 25 61 62 61 65 0 79-82 91-146 21-111 37-209 49-346 4-43 9-87 14-123 7-59 20-88 48-88 14 0 25 7 30 14z">
            <text:p/>
          </draw:path>
          <draw:path draw:style-name="gr3" draw:text-style-name="P9" draw:layer="layout" svg:width="0.18cm" svg:height="0.773cm" svg:x="6.963cm" svg:y="11.43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7.209cm" svg:y="11.6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472cm" svg:height="0.032cm" svg:x="7.866cm" svg:y="11.805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8.614cm" svg:y="11.499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9" draw:layer="layout" svg:width="0.18cm" svg:height="0.773cm" svg:x="9.004cm" svg:y="11.43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18cm" svg:height="0.773cm" svg:x="9.339cm" svg:y="11.43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98cm" svg:height="0.351cm" svg:x="9.597cm" svg:y="11.67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9.981cm" svg:y="11.547cm" svg:viewBox="0 0 368 28" svg:d="M347 28c7 0 21 0 21-14s-13-14-21-14h-326c-9 0-21 0-21 14s12 14 21 14z">
            <text:p/>
          </draw:path>
          <draw:path draw:style-name="gr3" draw:text-style-name="P9" draw:layer="layout" svg:width="0.291cm" svg:height="0.245cm" svg:x="10.432cm" svg:y="11.455cm" svg:viewBox="0 0 292 246" svg:d="M109 183c-5 18-23 47-51 47-2 0-18 0-30-7 23-7 25-26 25-29 0-13-9-22-21-22-16 0-32 14-32 34 0 28 30 40 56 40 27 0 48-16 62-38 14 28 44 38 65 38 63 0 95-68 95-84 0-7-7-7-9-7-7 0-7 3-9 10-12 37-45 65-75 65-21 0-34-14-34-35 0-14 14-63 28-125 13-42 36-54 55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18cm" svg:height="0.773cm" svg:x="10.838cm" svg:y="11.43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1.127cm" svg:y="11.478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9" draw:layer="layout" svg:width="0.386cm" svg:height="0.351cm" svg:x="11.521cm" svg:y="11.6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= ( x - 5 ) \smallint  e^{ - x } dx - \int \left( \smallint e^{ - x } dx. \frac{d}{dx}( x - 5 ) \right) dx§svg§600§FALSE§</svg:desc>
          <draw:polygon draw:style-name="gr2" draw:text-style-name="P8" draw:layer="layout" svg:width="16.016cm" svg:height="1.779cm" svg:x="5.716cm" svg:y="12.674cm" svg:viewBox="0 0 16017 1780" draw:points="8009,1780 0,1780 0,0 16017,0 16017,1780">
            <text:p/>
          </draw:polygon>
          <draw:path draw:style-name="gr3" draw:text-style-name="P9" draw:layer="layout" svg:width="0.515cm" svg:height="0.182cm" svg:x="5.721cm" svg:y="13.4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3cm" svg:x="6.57cm" svg:y="13.1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6.816cm" svg:y="13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7.473cm" svg:y="13.54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8.221cm" svg:y="13.24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9" draw:layer="layout" svg:width="0.18cm" svg:height="0.773cm" svg:x="8.611cm" svg:y="13.1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23cm" svg:height="0.721cm" svg:x="9.039cm" svg:y="13.202cm" svg:viewBox="0 0 324 722" svg:d="M294 32c-26 1-33 21-33 31 0 20 15 32 31 32s32-11 32-33c0-30-25-62-62-62-65 0-79 84-91 144-21 117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9" draw:layer="layout" svg:width="0.298cm" svg:height="0.351cm" svg:x="9.571cm" svg:y="13.415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9.953cm" svg:y="13.288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10.403cm" svg:y="13.198cm" svg:viewBox="0 0 292 246" svg:d="M109 183c-5 18-23 48-51 48-2 0-18 0-30-7 23-7 25-27 25-30 0-13-9-22-21-22-16 0-32 15-32 34 0 28 30 40 56 40 27 0 48-15 62-38 14 28 44 38 65 38 63 0 95-68 95-84 0-7-7-7-9-7-7 0-7 3-8 10-13 37-45 66-76 66-21 0-34-14-34-36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369cm" svg:height="0.546cm" svg:x="10.798cm" svg:y="13.219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1.192cm" svg:y="13.4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11.848cm" svg:y="13.547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12.6cm" svg:y="12.704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9" draw:layer="layout" svg:width="0.381cm" svg:height="1.856cm" svg:x="13.619cm" svg:y="12.63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23cm" svg:height="0.721cm" svg:x="14.071cm" svg:y="13.202cm" svg:viewBox="0 0 324 722" svg:d="M294 32c-26 1-33 21-33 31 0 20 15 32 31 32s32-11 32-33c0-30-25-62-62-62-65 0-79 84-91 144-21 117-37 215-50 351-3 40-8 84-14 121-7 58-19 90-47 90-14 0-25-9-30-16 26 0 33-19 33-32 0-17-15-30-31-30s-32 9-32 32c0 30 25 62 62 62 65 0 79-83 91-146 19-111 37-210 49-347 4-42 9-86 14-123 8-58 20-88 48-88 14 0 25 7 30 14z">
            <text:p/>
          </draw:path>
          <draw:path draw:style-name="gr3" draw:text-style-name="P9" draw:layer="layout" svg:width="0.298cm" svg:height="0.351cm" svg:x="14.601cm" svg:y="13.415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367cm" svg:height="0.027cm" svg:x="14.983cm" svg:y="13.288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15.434cm" svg:y="13.198cm" svg:viewBox="0 0 292 246" svg:d="M109 183c-5 18-23 48-51 48-2 0-18 0-30-7 23-7 25-27 25-30 0-13-9-22-21-22-16 0-32 15-32 34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6cm" svg:x="15.828cm" svg:y="13.219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6.222cm" svg:y="13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083cm" svg:height="0.083cm" svg:x="16.708cm" svg:y="13.674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7.201cm" svg:y="12.697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olygon draw:style-name="gr3" draw:text-style-name="P9" draw:layer="layout" svg:width="0.846cm" svg:height="0.032cm" svg:x="16.949cm" svg:y="13.547cm" svg:viewBox="0 0 847 33" draw:points="422,33 0,33 0,0 847,0 847,33">
            <text:p/>
          </draw:polygon>
          <draw:path draw:style-name="gr3" draw:text-style-name="P9" draw:layer="layout" svg:width="0.369cm" svg:height="0.546cm" svg:x="16.981cm" svg:y="13.749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7.375cm" svg:y="13.9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18cm" svg:height="0.773cm" svg:x="17.963cm" svg:y="13.1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18.209cm" svg:y="13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8.866cm" svg:y="13.54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19.614cm" svg:y="13.24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9" draw:layer="layout" svg:width="0.18cm" svg:height="0.773cm" svg:x="20.005cm" svg:y="13.1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81cm" svg:height="1.856cm" svg:x="20.29cm" svg:y="12.635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369cm" svg:height="0.546cm" svg:x="20.99cm" svg:y="13.219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21.385cm" svg:y="13.4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>
        <draw:frame presentation:style-name="pr8" draw:text-style-name="P7" draw:layer="layout" svg:width="26.4cm" svg:height="14.658cm" svg:x="0.8cm" svg:y="0.499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y.( e^{ - x } ) = ( x - 5 ) \ \frac{e^{ - x }}{-1}  - \int \left( \frac{e^{ - x }}{-1}. ( 1 ) \right) dx + c_1§svg§600§FALSE§</svg:desc>
          <draw:polygon draw:style-name="gr2" draw:text-style-name="P8" draw:layer="layout" svg:width="15.576cm" svg:height="1.779cm" svg:x="3.033cm" svg:y="1.175cm" svg:viewBox="0 0 15577 1780" draw:points="7788,1780 0,1780 0,0 15577,0 15577,1780">
            <text:p/>
          </draw:polygon>
          <draw:path draw:style-name="gr3" draw:text-style-name="P9" draw:layer="layout" svg:width="0.358cm" svg:height="0.501cm" svg:x="3.017cm" svg:y="1.916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083cm" svg:height="0.083cm" svg:x="3.468cm" svg:y="2.175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3.693cm" svg:y="1.6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98cm" svg:height="0.351cm" svg:x="3.952cm" svg:y="1.91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4.335cm" svg:y="1.789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4.786cm" svg:y="1.699cm" svg:viewBox="0 0 292 246" svg:d="M109 183c-5 18-23 48-51 48-2 0-18 0-30-7 23-7 25-27 25-30 0-13-9-22-21-22-16 0-32 15-32 34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9-65 75-65 18 0 32 9 32 35 0 11-7 39-11 56z">
            <text:p/>
          </draw:path>
          <draw:path draw:style-name="gr3" draw:text-style-name="P9" draw:layer="layout" svg:width="0.18cm" svg:height="0.773cm" svg:x="5.192cm" svg:y="1.67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5.708cm" svg:y="1.9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3cm" svg:x="6.557cm" svg:y="1.6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6.805cm" svg:y="1.91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7.459cm" svg:y="2.048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8.207cm" svg:y="1.742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9" draw:layer="layout" svg:width="0.18cm" svg:height="0.773cm" svg:x="8.6cm" svg:y="1.67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298cm" svg:height="0.351cm" svg:x="9.242cm" svg:y="1.393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9.624cm" svg:y="1.305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10.075cm" svg:y="1.215cm" svg:viewBox="0 0 292 246" svg:d="M109 183c-5 18-23 48-51 48-2 0-18 0-30-7 23-7 25-27 25-30 0-13-9-22-21-22-16 0-32 15-32 34 0 28 30 40 58 40 25 0 46-15 60-38 14 28 44 38 65 38 63 0 95-68 95-84 0-7-7-7-7-7-9 0-9 3-11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olygon draw:style-name="gr3" draw:text-style-name="P9" draw:layer="layout" svg:width="1.233cm" svg:height="0.032cm" svg:x="9.207cm" svg:y="2.048cm" svg:viewBox="0 0 1234 33" draw:points="618,33 0,33 0,0 1234,0 1234,33">
            <text:p/>
          </draw:polygon>
          <draw:path draw:style-name="gr3" draw:text-style-name="P9" draw:layer="layout" svg:width="0.472cm" svg:height="0.032cm" svg:x="9.392cm" svg:y="2.579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9.999cm" svg:y="2.27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10.768cm" svg:y="2.048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11.52cm" svg:y="1.205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4 84-146 243-2 7-108 396-192 903-21 118-44 248-69 355-14 57-49 203-113 203-28 0-45-19-47-19z">
            <text:p/>
          </draw:path>
          <draw:path draw:style-name="gr3" draw:text-style-name="P9" draw:layer="layout" svg:width="0.381cm" svg:height="1.856cm" svg:x="12.539cm" svg:y="1.136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98cm" svg:height="0.351cm" svg:x="13.076cm" svg:y="1.393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13.46cm" svg:y="1.305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13.91cm" svg:y="1.215cm" svg:viewBox="0 0 292 246" svg:d="M109 183c-5 18-23 48-51 48-2 0-18 0-30-7 23-7 25-27 25-30 0-13-9-22-21-22-16 0-32 15-32 34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9" draw:layer="layout" svg:width="1.233cm" svg:height="0.032cm" svg:x="13.041cm" svg:y="2.048cm" svg:viewBox="0 0 1234 33" draw:points="618,33 0,33 0,0 1234,0 1234,33">
            <text:p/>
          </draw:polygon>
          <draw:path draw:style-name="gr3" draw:text-style-name="P9" draw:layer="layout" svg:width="0.472cm" svg:height="0.032cm" svg:x="13.227cm" svg:y="2.579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3.833cm" svg:y="2.27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083cm" svg:height="0.083cm" svg:x="14.433cm" svg:y="2.175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4.658cm" svg:y="1.6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6cm" svg:x="14.95cm" svg:y="1.74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5.313cm" svg:y="1.67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81cm" svg:height="1.856cm" svg:x="15.596cm" svg:y="1.136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369cm" svg:height="0.546cm" svg:x="16.299cm" svg:y="1.7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6.693cm" svg:y="1.91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7.326cm" svg:y="1.8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18.089cm" svg:y="1.91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18.451cm" svg:y="2.014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= -  \frac{ x - 5 }{e^x} + \int e^{ - x }  dx§svg§600§FALSE§</svg:desc>
          <draw:polygon draw:style-name="gr2" draw:text-style-name="P8" draw:layer="layout" svg:width="7.188cm" svg:height="1.642cm" svg:x="5.817cm" svg:y="3.476cm" svg:viewBox="0 0 7189 1643" draw:points="3595,1643 0,1643 0,0 7189,0 7189,1643">
            <text:p/>
          </draw:polygon>
          <draw:path draw:style-name="gr3" draw:text-style-name="P9" draw:layer="layout" svg:width="0.515cm" svg:height="0.182cm" svg:x="5.822cm" svg:y="4.2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6.658cm" svg:y="4.28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7.311cm" svg:y="3.6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6 85-79 102-104 102-30 0-42-24-42-51 0-17 5-33 14-68z">
            <text:p/>
          </draw:path>
          <draw:path draw:style-name="gr3" draw:text-style-name="P9" draw:layer="layout" svg:width="0.472cm" svg:height="0.032cm" svg:x="7.966cm" svg:y="3.75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8.714cm" svg:y="3.451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9" draw:layer="layout" svg:width="1.775cm" svg:height="0.032cm" svg:x="7.288cm" svg:y="4.28cm" svg:viewBox="0 0 1776 33" draw:points="887,33 0,33 0,0 1776,0 1776,33">
            <text:p/>
          </draw:polygon>
          <draw:path draw:style-name="gr3" draw:text-style-name="P9" draw:layer="layout" svg:width="0.298cm" svg:height="0.351cm" svg:x="7.835cm" svg:y="4.678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91cm" svg:height="0.245cm" svg:x="8.186cm" svg:y="4.558cm" svg:viewBox="0 0 292 246" svg:d="M109 183c-5 18-23 48-51 48-2 0-18 0-30-7 23-7 25-27 25-30 0-13-9-21-21-21-16 0-32 14-32 33 0 28 30 40 56 40 27 0 48-15 62-38 14 28 44 38 65 38 63 0 95-68 95-84 0-7-7-7-9-7-7 0-7 3-9 10-12 37-45 66-75 66-21 0-34-14-34-36 0-14 14-63 28-125 13-42 36-54 55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7cm" svg:x="9.37cm" svg:y="4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10.142cm" svg:y="3.437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98cm" svg:height="0.351cm" svg:x="11.036cm" svg:y="4.148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11.42cm" svg:y="4.021cm" svg:viewBox="0 0 368 28" svg:d="M347 28c7 0 21 0 21-14s-13-14-21-14h-326c-9 0-21 0-21 14s12 14 21 14z">
            <text:p/>
          </draw:path>
          <draw:path draw:style-name="gr3" draw:text-style-name="P9" draw:layer="layout" svg:width="0.291cm" svg:height="0.245cm" svg:x="11.87cm" svg:y="3.932cm" svg:viewBox="0 0 292 246" svg:d="M109 183c-5 18-23 48-51 48-2 0-18 0-30-7 23-7 25-27 25-30 0-13-9-21-21-21-16 0-32 14-32 33 0 28 30 40 56 40 27 0 48-15 62-38 14 28 44 38 65 38 63 0 95-68 95-84 0-7-7-7-9-7-7 0-7 3-9 10-12 37-45 66-75 66-21 0-34-14-34-36 0-14 14-63 28-125 13-42 36-54 55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7cm" svg:x="12.265cm" svg:y="3.953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2.659cm" svg:y="4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= -  \frac{ x - 5 }{e^x} + \frac{e^{ - x }}{-1} + c_1 + c_2§svg§600§FALSE§</svg:desc>
          <draw:polygon draw:style-name="gr2" draw:text-style-name="P8" draw:layer="layout" svg:width="8.844cm" svg:height="1.504cm" svg:x="5.818cm" svg:y="5.576cm" svg:viewBox="0 0 8845 1505" draw:points="4422,1505 0,1505 0,0 8845,0 8845,1505">
            <text:p/>
          </draw:polygon>
          <draw:path draw:style-name="gr3" draw:text-style-name="P9" draw:layer="layout" svg:width="0.515cm" svg:height="0.182cm" svg:x="5.823cm" svg:y="6.2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3cm" svg:height="0.032cm" svg:x="6.659cm" svg:y="6.371cm" svg:viewBox="0 0 474 33" svg:d="M447 33c12 0 27 0 27-17 0-16-15-16-27-16h-421c-12 0-26 0-26 16 0 17 14 17 26 17z">
            <text:p/>
          </draw:path>
          <draw:path draw:style-name="gr3" draw:text-style-name="P9" draw:layer="layout" svg:width="0.386cm" svg:height="0.351cm" svg:x="7.312cm" svg:y="5.715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6 85-79 102-104 102-30 0-42-24-42-51 0-17 5-33 14-68z">
            <text:p/>
          </draw:path>
          <draw:path draw:style-name="gr3" draw:text-style-name="P9" draw:layer="layout" svg:width="0.473cm" svg:height="0.032cm" svg:x="7.967cm" svg:y="5.847cm" svg:viewBox="0 0 474 33" svg:d="M447 33c12 0 27 0 27-17 0-16-15-16-27-16h-421c-12 0-26 0-26 16 0 17 14 17 26 17z">
            <text:p/>
          </draw:path>
          <draw:path draw:style-name="gr3" draw:text-style-name="P9" draw:layer="layout" svg:width="0.309cm" svg:height="0.532cm" svg:x="8.715cm" svg:y="5.541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6 55 141 141 141 90 0 169-74 169-172z">
            <text:p/>
          </draw:path>
          <draw:polygon draw:style-name="gr3" draw:text-style-name="P9" draw:layer="layout" svg:width="1.775cm" svg:height="0.032cm" svg:x="7.29cm" svg:y="6.371cm" svg:viewBox="0 0 1776 33" draw:points="887,33 0,33 0,0 1776,0 1776,33">
            <text:p/>
          </draw:polygon>
          <draw:path draw:style-name="gr3" draw:text-style-name="P9" draw:layer="layout" svg:width="0.298cm" svg:height="0.351cm" svg:x="7.837cm" svg:y="6.767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91cm" svg:height="0.245cm" svg:x="8.187cm" svg:y="6.647cm" svg:viewBox="0 0 292 246" svg:d="M109 183c-5 18-23 48-51 48-2 0-18 0-30-8 23-7 25-26 25-29 0-13-9-22-21-22-16 0-32 15-32 34 0 28 30 40 56 40 27 0 48-15 62-38 14 28 44 38 65 38 63 0 95-68 95-84 0-7-7-7-9-7-7 0-7 3-8 10-13 37-46 66-76 66-21 0-34-15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6cm" svg:x="9.372cm" svg:y="6.1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8cm" svg:height="0.351cm" svg:x="10.229cm" svg:y="5.715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10.613cm" svg:y="5.627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11.064cm" svg:y="5.537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9" draw:layer="layout" svg:width="1.233cm" svg:height="0.032cm" svg:x="10.194cm" svg:y="6.371cm" svg:viewBox="0 0 1234 33" draw:points="618,33 0,33 0,0 1234,0 1234,33">
            <text:p/>
          </draw:polygon>
          <draw:path draw:style-name="gr3" draw:text-style-name="P9" draw:layer="layout" svg:width="0.473cm" svg:height="0.032cm" svg:x="10.381cm" svg:y="6.901cm" svg:viewBox="0 0 474 33" svg:d="M447 33c12 0 27 0 27-17 0-16-15-16-27-16h-421c-12 0-26 0-26 16 0 17 14 17 26 17z">
            <text:p/>
          </draw:path>
          <draw:path draw:style-name="gr3" draw:text-style-name="P9" draw:layer="layout" svg:width="0.256cm" svg:height="0.516cm" svg:x="10.988cm" svg:y="6.5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11.736cm" svg:y="6.1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12.496cm" svg:y="6.23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12.859cm" svg:y="6.33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13.362cm" svg:y="6.1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14.123cm" svg:y="6.23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14.461cm" svg:y="6.33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y.( e^{ - x } ) = -  \frac{ x - 5 }{e^x} - \frac{1}{e^{ x }} + c_1 + c_2§svg§600§FALSE§</svg:desc>
          <draw:polygon draw:style-name="gr2" draw:text-style-name="P8" draw:layer="layout" svg:width="11.029cm" svg:height="1.501cm" svg:x="3.134cm" svg:y="7.777cm" svg:viewBox="0 0 11030 1502" draw:points="5516,1502 0,1502 0,0 11030,0 11030,1502">
            <text:p/>
          </draw:polygon>
          <draw:path draw:style-name="gr3" draw:text-style-name="P9" draw:layer="layout" svg:width="0.358cm" svg:height="0.501cm" svg:x="3.118cm" svg:y="8.436cm" svg:viewBox="0 0 359 502" svg:d="M356 48c3-11 3-13 3-18 0-14-12-21-23-21-9 0-21 3-28 16-2 3-7 28-11 42-5 19-10 40-15 62l-36 140c-1 11-35 66-86 66-40 0-49-34-49-64 0-35 14-83 40-151 13-32 14-41 14-57 0-35-24-63-63-63-74 0-102 113-102 120s7 7 9 7c9 0 9-2 12-14 21-72 53-95 79-95 6 0 20 0 20 24 0 20-7 39-14 55-30 81-44 127-44 162 0 69 49 93 95 93 30 0 56-14 77-35-9 41-19 78-49 120-21 26-51 49-86 49-11 0-46-3-59-33 13 0 22 0 34-9 7-7 14-18 14-32 0-24-21-28-28-28-18 0-44 12-44 51s35 67 83 67c81 0 160-70 181-159z">
            <text:p/>
          </draw:path>
          <draw:path draw:style-name="gr3" draw:text-style-name="P9" draw:layer="layout" svg:width="0.083cm" svg:height="0.084cm" svg:x="3.569cm" svg:y="8.694cm" svg:viewBox="0 0 84 85" svg:d="M84 42c0-23-19-42-42-42s-42 19-42 42 19 43 42 43 42-20 42-43z">
            <text:p/>
          </draw:path>
          <draw:path draw:style-name="gr3" draw:text-style-name="P9" draw:layer="layout" svg:width="0.18cm" svg:height="0.774cm" svg:x="3.794cm" svg:y="8.196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9" draw:layer="layout" svg:width="0.298cm" svg:height="0.351cm" svg:x="4.053cm" svg:y="8.436cm" svg:viewBox="0 0 299 352" svg:d="M109 164c23 0 81-2 120-18 54-23 58-68 58-79 0-35-30-67-83-67-86 0-204 76-204 211 0 80 46 141 121 141 113 0 178-83 178-91 0-6-5-11-10-11-4 0-6 2-9 9-62 76-146 76-157 76-60 0-67-66-67-90 0-9 0-34 13-81zM74 146c30-118 109-128 130-128 37 0 56 23 56 49 0 79-123 79-154 79z">
            <text:p/>
          </draw:path>
          <draw:path draw:style-name="gr3" draw:text-style-name="P9" draw:layer="layout" svg:width="0.367cm" svg:height="0.027cm" svg:x="4.436cm" svg:y="8.309cm" svg:viewBox="0 0 368 28" svg:d="M347 28c7 0 21 0 21-14s-12-14-21-14h-326c-9 0-21 0-21 14s12 14 21 14z">
            <text:p/>
          </draw:path>
          <draw:path draw:style-name="gr3" draw:text-style-name="P9" draw:layer="layout" svg:width="0.291cm" svg:height="0.246cm" svg:x="4.887cm" svg:y="8.219cm" svg:viewBox="0 0 292 247" svg:d="M109 183c-5 18-23 48-51 48-2 0-18 0-30-7 23-7 25-27 25-30 0-13-9-21-21-21-16 0-32 14-32 33 0 28 30 41 58 41 25 0 46-16 60-39 14 28 44 39 65 39 63 0 95-69 95-85 0-7-7-7-9-7-7 0-7 4-9 11-12 37-44 65-75 65-21 0-34-14-34-35 0-15 14-64 29-126 12-42 36-54 54-54 0 0 18 0 28 7-16 5-23 19-23 30 0 12 9 21 21 21 13 0 32-11 32-33 0-32-35-41-58-41-26 0-49 18-60 39-10-23-35-39-65-39-61 0-97 67-97 83 0 7 7 7 9 7 7 0 9-2 11-9 14-42 49-65 75-65 18 0 32 9 32 35 0 11-7 39-11 56z">
            <text:p/>
          </draw:path>
          <draw:path draw:style-name="gr3" draw:text-style-name="P9" draw:layer="layout" svg:width="0.18cm" svg:height="0.774cm" svg:x="5.293cm" svg:y="8.196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9" draw:layer="layout" svg:width="0.515cm" svg:height="0.182cm" svg:x="5.809cm" svg:y="8.4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6.645cm" svg:y="8.568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7.298cm" svg:y="7.91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9" draw:layer="layout" svg:width="0.472cm" svg:height="0.032cm" svg:x="7.954cm" svg:y="8.044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3cm" svg:x="8.701cm" svg:y="7.738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7 55 141 141 141 90 0 169-74 169-173z">
            <text:p/>
          </draw:path>
          <draw:polygon draw:style-name="gr3" draw:text-style-name="P9" draw:layer="layout" svg:width="1.775cm" svg:height="0.032cm" svg:x="7.275cm" svg:y="8.568cm" svg:viewBox="0 0 1776 33" draw:points="887,33 0,33 0,0 1776,0 1776,33">
            <text:p/>
          </draw:polygon>
          <draw:path draw:style-name="gr3" draw:text-style-name="P9" draw:layer="layout" svg:width="0.298cm" svg:height="0.351cm" svg:x="7.824cm" svg:y="8.966cm" svg:viewBox="0 0 299 352" svg:d="M109 164c23 0 81-2 120-18 54-23 58-68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9" draw:layer="layout" svg:width="0.291cm" svg:height="0.246cm" svg:x="8.174cm" svg:y="8.846cm" svg:viewBox="0 0 292 247" svg:d="M109 183c-5 18-23 48-51 48-2 0-18 0-30-7 23-7 25-27 25-30 0-13-9-21-21-21-16 0-32 14-32 33 0 28 30 41 56 41 27 0 48-16 62-39 14 28 44 39 65 39 63 0 95-69 95-85 0-7-7-7-9-7-7 0-7 4-9 11-12 37-45 65-75 65-21 0-34-14-34-35 0-15 14-64 29-126 12-42 35-54 54-54 0 0 18 0 28 7-16 5-23 19-23 30 0 12 9 21 21 21 13 0 32-11 32-33 0-32-35-41-58-41-26 0-49 18-60 39-10-23-35-39-65-39-61 0-97 67-97 83 0 7 7 7 9 7 7 0 9-2 11-9 14-42 47-65 75-65 18 0 32 9 32 35 0 11-7 39-11 56z">
            <text:p/>
          </draw:path>
          <draw:path draw:style-name="gr3" draw:text-style-name="P9" draw:layer="layout" svg:width="0.472cm" svg:height="0.032cm" svg:x="9.378cm" svg:y="8.568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7cm" svg:x="10.431cm" svg:y="7.73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0.751cm" svg:height="0.032cm" svg:x="10.179cm" svg:y="8.568cm" svg:viewBox="0 0 752 33" draw:points="375,33 0,33 0,0 752,0 752,33">
            <text:p/>
          </draw:polygon>
          <draw:path draw:style-name="gr3" draw:text-style-name="P9" draw:layer="layout" svg:width="0.298cm" svg:height="0.351cm" svg:x="10.216cm" svg:y="8.966cm" svg:viewBox="0 0 299 352" svg:d="M109 164c23 0 81-2 120-18 54-23 58-68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9" draw:layer="layout" svg:width="0.291cm" svg:height="0.246cm" svg:x="10.566cm" svg:y="8.846cm" svg:viewBox="0 0 292 247" svg:d="M109 183c-5 18-23 48-51 48-2 0-18 0-30-7 23-7 25-27 25-30 0-13-9-21-21-21-16 0-32 14-32 33 0 28 30 41 58 41 25 0 46-16 60-39 14 28 44 39 65 39 63 0 95-69 95-85 0-7-7-7-9-7-7 0-7 4-9 11-12 37-44 65-75 65-21 0-34-14-34-35 0-15 14-64 29-126 12-42 36-54 54-54 0 0 18 0 28 7-16 5-23 19-23 30 0 12 9 21 21 21 13 0 32-11 32-33 0-32-35-41-58-41-26 0-49 18-60 39-10-23-35-39-65-39-61 0-97 67-97 83 0 7 7 7 9 7 7 0 9-2 11-9 14-42 49-65 75-65 18 0 32 9 32 35 0 11-5 39-11 56z">
            <text:p/>
          </draw:path>
          <draw:path draw:style-name="gr3" draw:text-style-name="P9" draw:layer="layout" svg:width="0.515cm" svg:height="0.517cm" svg:x="11.237cm" svg:y="8.32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2cm" svg:height="0.351cm" svg:x="11.999cm" svg:y="8.436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198cm" svg:height="0.36cm" svg:x="12.361cm" svg:y="8.532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9" draw:layer="layout" svg:width="0.515cm" svg:height="0.517cm" svg:x="12.863cm" svg:y="8.32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2cm" svg:height="0.351cm" svg:x="13.625cm" svg:y="8.436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24cm" svg:height="0.36cm" svg:x="13.963cm" svg:y="8.532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\text {Multiplying through out by } e^x \text { we get,}§svg§600§FALSE§</svg:desc>
          <draw:polygon draw:style-name="gr2" draw:text-style-name="P8" draw:layer="layout" svg:width="12.838cm" svg:height="0.639cm" svg:x="3.027cm" svg:y="9.973cm" svg:viewBox="0 0 12839 640" draw:points="6418,640 0,640 0,0 12839,0 12839,640">
            <text:p/>
          </draw:polygon>
          <draw:path draw:style-name="gr3" draw:text-style-name="P9" draw:layer="layout" svg:width="0.652cm" svg:height="0.528cm" svg:x="3.016cm" svg:y="9.964cm" svg:viewBox="0 0 653 529" svg:d="M158 18c-7-18-8-18-28-18h-130v25h19c58 0 60 8 60 35v388c0 21 0 57-79 57v24c26 0 65-2 92-2 24 0 63 2 89 2v-24c-79 0-79-36-79-57v-418l187 482c5 10 8 17 15 17 9 0 11-5 15-14l190-490h1v444c0 28-1 36-61 36h-20v24c30-2 83-2 113-2s83 0 111 2v-24h-19c-60 0-60-8-60-36v-409c0-27 0-35 60-35h19v-25h-132c-19 0-19 0-25 14l-170 438z">
            <text:p/>
          </draw:path>
          <draw:path draw:style-name="gr3" draw:text-style-name="P9" draw:layer="layout" svg:width="0.39cm" svg:height="0.351cm" svg:x="3.722cm" svg:y="10.15cm" svg:viewBox="0 0 391 352" svg:d="M278 281v71l113-9v-25c-55 0-60-5-60-42v-276l-115 9v24c55 0 60 6 60 43v138c0 67-37 120-93 120-65 0-69-35-69-76v-258l-114 9v24c60 0 60 2 60 71v116c0 61 0 132 120 132 42 0 77-22 98-71z">
            <text:p/>
          </draw:path>
          <draw:path draw:style-name="gr3" draw:text-style-name="P9" draw:layer="layout" svg:width="0.173cm" svg:height="0.537cm" svg:x="4.151cm" svg:y="9.955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244cm" svg:height="0.484cm" svg:x="4.355cm" svg:y="10.017cm" svg:viewBox="0 0 245 485" svg:d="M120 167h111v-25h-111v-142h-20c0 63-24 146-100 149v18h67v213c0 96 72 105 100 105 55 0 78-54 78-105v-44h-21v44c0 56-23 86-52 86-52 0-52-70-52-85z">
            <text:p/>
          </draw:path>
          <draw:path draw:style-name="gr3" draw:text-style-name="P9" draw:layer="layout" svg:width="0.166cm" svg:height="0.518cm" svg:x="4.667cm" svg:y="9.974cm" svg:viewBox="0 0 167 519" svg:d="M113 176l-109 9v24c51 0 58 4 58 42v208c0 35-9 35-62 35v25c25-2 67-2 86-2 27 0 55 0 81 2v-25c-51 0-54-4-54-33zM116 40c0-24-19-40-42-40-25 0-41 21-41 40 0 22 16 43 41 43 23 0 42-18 42-43z">
            <text:p/>
          </draw:path>
          <draw:path draw:style-name="gr3" draw:text-style-name="P9" draw:layer="layout" svg:width="0.383cm" svg:height="0.491cm" svg:x="4.878cm" svg:y="10.15cm" svg:viewBox="0 0 384 492" svg:d="M113 51v-51l-113 9v24c55 0 60 4 60 39v362c0 35-7 35-60 35v23c26 0 67-2 86-2 21 0 62 2 88 2v-23c-51 0-60 0-60-35v-130-7c4 12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173cm" svg:height="0.537cm" svg:x="5.311cm" svg:y="9.955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379cm" svg:height="0.491cm" svg:x="5.515cm" svg:y="10.159cm" svg:viewBox="0 0 380 492" svg:d="M308 74c19-49 60-49 72-49v-25c-17 2-40 2-58 2-14 0-51-2-69-2v25c25 0 37 14 37 33 0 7 0 9-5 18l-77 191-87-209c-3-7-5-11-5-14 0-19 30-19 44-19v-25c-21 0-72 2-84 2-21 0-53 0-76-2v25c37 0 53 0 63 26l117 283c-4 11-15 35-20 46-17 42-39 96-88 96-5 0-23 0-37-14 25-3 30-21 30-33 0-19-14-32-32-32-15 0-33 9-33 34 0 35 33 61 72 61 48 0 81-44 99-88z">
            <text:p/>
          </draw:path>
          <draw:path draw:style-name="gr3" draw:text-style-name="P9" draw:layer="layout" svg:width="0.166cm" svg:height="0.518cm" svg:x="5.934cm" svg:y="9.974cm" svg:viewBox="0 0 167 519" svg:d="M113 176l-109 9v24c51 0 58 4 58 42v208c0 35-9 35-62 35v25c25-2 67-2 86-2 27 0 55 0 81 2v-25c-51 0-54-4-54-33zM116 40c0-24-19-40-42-40-25 0-41 21-41 40 0 22 16 43 41 43 23 0 42-18 42-43z">
            <text:p/>
          </draw:path>
          <draw:path draw:style-name="gr3" draw:text-style-name="P9" draw:layer="layout" svg:width="0.39cm" svg:height="0.342cm" svg:x="6.149cm" svg:y="10.1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55cm" svg:height="0.511cm" svg:x="6.575cm" svg:y="10.141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5 17 64 37 81-11 11-25 37-25 63 0 25 11 55 35 69-47 14-72 47-72 79 0 55 77 99 172 99 92 0 173-41 173-101 0-28-12-66-51-89-42-21-86-21-134-21-19 0-53 0-58 0-25-4-42-29-42-53zM172 492c-79 0-132-38-132-79 0-37 30-65 64-67h46c66 0 154 0 154 67 0 41-56 79-132 79z">
            <text:p/>
          </draw:path>
          <draw:path draw:style-name="gr3" draw:text-style-name="P9" draw:layer="layout" svg:width="0.242cm" svg:height="0.484cm" svg:x="7.212cm" svg:y="10.017cm" svg:viewBox="0 0 243 485" svg:d="M120 167h111v-25h-111v-142h-20c0 63-24 146-100 149v18h67v213c0 96 72 105 100 105 55 0 76-54 76-105v-44h-19v44c0 56-23 86-52 86-52 0-52-70-52-85z">
            <text:p/>
          </draw:path>
          <draw:path draw:style-name="gr3" draw:text-style-name="P9" draw:layer="layout" svg:width="0.39cm" svg:height="0.537cm" svg:x="7.523cm" svg:y="9.955cm" svg:viewBox="0 0 391 538" svg:d="M60 478c0 35-7 35-60 35v25c26-2 67-2 88-2 19 0 60 0 86 2v-25c-51 0-60 0-60-35v-142c0-81 55-123 104-123 50 0 58 42 58 86v179c0 35-8 35-60 35v25c27-2 67-2 88-2 20 0 60 0 87 2v-25c-41 0-60 0-60-23v-147c0-67 0-92-25-120-10-12-37-28-81-28-67 0-100 48-112 76v-271l-113 9v24c55 0 60 6 60 43z">
            <text:p/>
          </draw:path>
          <draw:path draw:style-name="gr3" draw:text-style-name="P9" draw:layer="layout" svg:width="0.261cm" svg:height="0.342cm" svg:x="7.949cm" svg:y="10.15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8.252cm" svg:y="10.145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51cm" svg:x="8.643cm" svg:y="10.15cm" svg:viewBox="0 0 391 352" svg:d="M278 281v71l113-9v-25c-55 0-60-5-60-42v-276l-115 9v24c55 0 60 6 60 43v138c0 67-37 120-93 120-65 0-69-35-69-76v-258l-114 9v24c60 0 60 2 60 71v116c0 61 0 132 118 132 44 0 79-22 100-71z">
            <text:p/>
          </draw:path>
          <draw:path draw:style-name="gr3" draw:text-style-name="P9" draw:layer="layout" svg:width="0.355cm" svg:height="0.511cm" svg:x="9.068cm" svg:y="10.141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5 17 64 37 81-11 11-25 37-25 63 0 25 11 55 35 69-47 14-72 47-72 79 0 55 77 99 172 99 92 0 173-41 173-101 0-28-12-66-51-89-42-21-86-21-134-21-19 0-53 0-58 0-25-4-42-29-42-53zM172 492c-79 0-132-38-132-79 0-37 30-65 64-67h46c66 0 154 0 154 67 0 41-56 79-132 79z">
            <text:p/>
          </draw:path>
          <draw:path draw:style-name="gr3" draw:text-style-name="P9" draw:layer="layout" svg:width="0.39cm" svg:height="0.537cm" svg:x="9.457cm" svg:y="9.955cm" svg:viewBox="0 0 391 538" svg:d="M60 478c0 35-7 35-60 35v25c26-2 67-2 88-2 19 0 60 0 86 2v-25c-51 0-60 0-60-35v-142c0-81 55-123 104-123 50 0 58 42 58 86v179c0 35-8 35-60 35v25c27-2 67-2 88-2 20 0 60 0 87 2v-25c-41 0-60 0-60-23v-147c0-67 0-92-25-120-10-12-37-28-81-28-67 0-100 48-112 76v-271l-113 9v24c55 0 60 6 60 43z">
            <text:p/>
          </draw:path>
          <draw:path draw:style-name="gr3" draw:text-style-name="P9" draw:layer="layout" svg:width="0.344cm" svg:height="0.356cm" svg:x="10.142cm" svg:y="10.145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51cm" svg:x="10.533cm" svg:y="10.15cm" svg:viewBox="0 0 391 352" svg:d="M278 281v71l113-9v-25c-55 0-60-5-60-42v-276l-115 9v24c55 0 60 6 60 43v138c0 67-37 120-93 120-65 0-69-35-69-76v-258l-114 9v24c60 0 60 2 60 71v116c0 61 0 132 120 132 42 0 77-22 98-71z">
            <text:p/>
          </draw:path>
          <draw:path draw:style-name="gr3" draw:text-style-name="P9" draw:layer="layout" svg:width="0.244cm" svg:height="0.484cm" svg:x="10.952cm" svg:y="10.017cm" svg:viewBox="0 0 245 485" svg:d="M120 167h111v-25h-111v-142h-20c0 63-24 146-100 149v18h67v213c0 96 72 105 100 105 55 0 78-54 78-105v-44h-21v44c0 56-23 86-52 86-52 0-52-70-52-85z">
            <text:p/>
          </draw:path>
          <draw:path draw:style-name="gr3" draw:text-style-name="P9" draw:layer="layout" svg:width="0.383cm" svg:height="0.546cm" svg:x="11.516cm" svg:y="9.955cm" svg:viewBox="0 0 384 547" svg:d="M113 246v-246l-113 9v24c55 0 60 6 60 43v462h19c2-2 7-12 28-48 13 18 46 57 102 57 94 0 175-76 175-176 0-99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79cm" svg:height="0.491cm" svg:x="11.918cm" svg:y="10.159cm" svg:viewBox="0 0 380 492" svg:d="M308 74c19-49 60-49 72-49v-25c-17 2-40 2-58 2-14 0-51-2-69-2v25c25 0 37 14 37 33 0 7 0 9-5 18l-77 191-87-209c-3-7-5-11-5-14 0-19 30-19 44-19v-25c-21 0-72 2-84 2-21 0-53 0-76-2v25c37 0 53 0 63 26l117 283c-4 11-15 35-20 46-17 42-39 96-88 96-5 0-23 0-37-14 25-3 30-21 30-33 0-19-14-32-32-32-15 0-33 9-33 34 0 35 33 61 72 61 48 0 79-44 99-88z">
            <text:p/>
          </draw:path>
          <draw:path draw:style-name="gr3" draw:text-style-name="P9" draw:layer="layout" svg:width="0.298cm" svg:height="0.351cm" svg:x="12.604cm" svg:y="10.15cm" svg:viewBox="0 0 299 352" svg:d="M109 163c23 0 81-1 120-17 54-23 58-69 58-79 0-35-30-67-83-67-86 0-204 76-204 211 0 79 46 141 121 141 113 0 178-83 178-92 0-5-5-10-10-10-4 0-6 1-9 8-62 76-146 76-157 76-60 0-67-65-67-90 0-8 0-33 13-81zM74 146c30-118 109-128 130-128 37 0 56 22 56 49 0 79-123 79-154 79z">
            <text:p/>
          </draw:path>
          <draw:path draw:style-name="gr3" draw:text-style-name="P9" draw:layer="layout" svg:width="0.291cm" svg:height="0.245cm" svg:x="12.954cm" svg:y="9.934cm" svg:viewBox="0 0 292 246" svg:d="M109 183c-5 17-23 47-51 47-2 0-18 0-30-7 23-7 25-26 25-30 0-12-9-21-21-21-16 0-32 14-32 34 0 28 30 40 56 40 27 0 48-16 62-39 14 29 44 39 65 39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531cm" svg:height="0.342cm" svg:x="13.59cm" svg:y="10.159cm" svg:viewBox="0 0 532 343" svg:d="M466 74c14-39 39-49 66-49v-25c-18 2-41 2-57 2-23 0-58-2-72-2v25c28 0 44 14 44 37 0 5 0 5-3 15l-71 199-77-216c-2-9-4-11-4-14 0-21 30-21 46-21v-25c-23 0-62 2-81 2-23 0-46 0-69-2v25c28 0 41 1 50 10 3 5 12 28 17 44l-67 186-74-205c-3-11-3-13-3-14 0-21 30-21 46-21v-25c-23 0-67 2-85 2-3 0-44 0-72-2v25c39 0 48 1 58 26l97 274c3 13 7 18 16 18 10 0 12-4 16-16l79-220 79 222c3 9 5 14 16 14 9 0 12-7 14-14z">
            <text:p/>
          </draw:path>
          <draw:path draw:style-name="gr3" draw:text-style-name="P9" draw:layer="layout" svg:width="0.3cm" svg:height="0.356cm" svg:x="14.135cm" svg:y="10.145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9" draw:layer="layout" svg:width="0.355cm" svg:height="0.511cm" svg:x="14.735cm" svg:y="10.141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5 17 64 37 81-11 11-25 37-25 63 0 25 11 55 35 69-47 14-72 47-72 79 0 55 77 99 172 99 92 0 173-41 173-101 0-28-12-66-51-89-42-21-86-21-134-21-19 0-53 0-58 0-25-4-42-29-42-53zM172 492c-79 0-132-38-132-79 0-37 30-65 64-67h46c66 0 154 0 154 67 0 41-56 79-132 79z">
            <text:p/>
          </draw:path>
          <draw:path draw:style-name="gr3" draw:text-style-name="P9" draw:layer="layout" svg:width="0.3cm" svg:height="0.356cm" svg:x="15.123cm" svg:y="10.145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9" draw:layer="layout" svg:width="0.242cm" svg:height="0.484cm" svg:x="15.459cm" svg:y="10.017cm" svg:viewBox="0 0 243 485" svg:d="M120 167h111v-25h-111v-142h-20c0 63-24 146-100 149v18h67v213c0 96 72 105 100 105 55 0 76-54 76-105v-44h-19v44c0 56-23 86-52 86-52 0-52-70-52-85z">
            <text:p/>
          </draw:path>
          <draw:path draw:style-name="gr3" draw:text-style-name="P9" draw:layer="layout" svg:width="0.091cm" svg:height="0.231cm" svg:x="15.812cm" svg:y="10.409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y \ = -  ( x - 5 ) - 1 + ( c_1 + c_2 ) e^x§svg§600§FALSE§</svg:desc>
          <draw:polygon draw:style-name="gr2" draw:text-style-name="P8" draw:layer="layout" svg:width="10.456cm" svg:height="0.696cm" svg:x="3.134cm" svg:y="11.377cm" svg:viewBox="0 0 10457 697" draw:points="5229,697 0,697 0,0 10457,0 10457,697">
            <text:p/>
          </draw:polygon>
          <draw:path draw:style-name="gr3" draw:text-style-name="P9" draw:layer="layout" svg:width="0.358cm" svg:height="0.5cm" svg:x="3.118cm" svg:y="11.575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4.017cm" svg:y="11.6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4.855cm" svg:y="11.709cm" svg:viewBox="0 0 473 33" svg:d="M447 33c12 0 26 0 26-17 0-16-14-16-26-16h-421c-12 0-26 0-26 16 0 17 14 17 26 17z">
            <text:p/>
          </draw:path>
          <draw:path draw:style-name="gr3" draw:text-style-name="P9" draw:layer="layout" svg:width="0.18cm" svg:height="0.773cm" svg:x="5.469cm" svg:y="11.33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5.716cm" svg:y="11.5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6.37cm" svg:y="11.709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7.118cm" svg:y="11.40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9" draw:layer="layout" svg:width="0.18cm" svg:height="0.773cm" svg:x="7.511cm" svg:y="11.33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472cm" svg:height="0.032cm" svg:x="8.004cm" svg:y="11.709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8.781cm" svg:y="11.40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9.313cm" svg:y="11.4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18cm" svg:height="0.773cm" svg:x="10.119cm" svg:y="11.33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2cm" svg:height="0.351cm" svg:x="10.376cm" svg:y="11.575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10.738cm" svg:y="11.6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11.24cm" svg:y="11.4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2.002cm" svg:y="11.575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24cm" svg:height="0.36cm" svg:x="12.338cm" svg:y="11.67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2.695cm" svg:y="11.33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298cm" svg:height="0.351cm" svg:x="12.988cm" svg:y="11.575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91cm" svg:height="0.245cm" svg:x="13.338cm" svg:y="11.359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</draw:g>
        <draw:frame presentation:style-name="pr8" draw:text-style-name="P7" draw:layer="layout" svg:width="26.4cm" svg:height="14.658cm" svg:x="0.8cm" svg:y="0.499cm">
          <draw:text-box>
            <text:p text:style-name="P5"><text:span text:style-name="T15"><text:tab/></text:span><text:span text:style-name="T15"> </text:span></text:p>
            <text:p text:style-name="P5"><text:span text:style-name="T7"/></text:p>
          </draw:text-box>
        </draw:frame>
        <draw:g>
          <svg:title>TexMaths</svg:title>
          <svg:desc>22§display§y \ = -  x + 5 - 1 + c. e^x§svg§600§FALSE§</svg:desc>
          <draw:polygon draw:style-name="gr2" draw:text-style-name="P8" draw:layer="layout" svg:width="7.496cm" svg:height="0.639cm" svg:x="3.134cm" svg:y="12.778cm" svg:viewBox="0 0 7497 640" draw:points="3749,640 0,640 0,0 7497,0 7497,640">
            <text:p/>
          </draw:polygon>
          <draw:path draw:style-name="gr3" draw:text-style-name="P9" draw:layer="layout" svg:width="0.358cm" svg:height="0.5cm" svg:x="3.118cm" svg:y="12.955cm" svg:viewBox="0 0 359 501" svg:d="M356 47c3-10 3-12 3-17 0-14-12-21-23-21-9 0-21 3-28 16-2 3-7 28-11 42-5 19-10 40-15 61l-36 141c-1 10-35 65-86 65-40 0-49-33-49-63 0-36 14-83 40-152 13-31 14-40 14-56 0-35-24-63-63-63-74 0-102 112-102 119 0 8 7 8 9 8 9 0 9-2 12-15 21-72 53-94 79-94 6 0 20 0 20 24 0 20-7 39-14 55-30 80-44 126-44 161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9" draw:layer="layout" svg:width="0.515cm" svg:height="0.182cm" svg:x="4.017cm" svg:y="13.0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4.855cm" svg:y="13.087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cm" svg:x="5.415cm" svg:y="12.955cm" svg:viewBox="0 0 387 351" svg:d="M238 109c3-21 21-91 75-91 6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6 0 35 39 50 74 50 51 0 79-54 81-59 9 30 37 59 84 59 80 0 124-100 124-119 0-7-7-7-9-7-7 0-9 2-11 7-24 84-79 102-104 102-30 0-42-25-42-51 0-18 5-33 14-69z">
            <text:p/>
          </draw:path>
          <draw:path draw:style-name="gr3" draw:text-style-name="P9" draw:layer="layout" svg:width="0.515cm" svg:height="0.516cm" svg:x="6.049cm" svg:y="12.846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9" draw:layer="layout" svg:width="0.309cm" svg:height="0.531cm" svg:x="6.818cm" svg:y="12.781cm" svg:viewBox="0 0 310 532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0 141 140 90 0 169-73 169-172z">
            <text:p/>
          </draw:path>
          <draw:path draw:style-name="gr3" draw:text-style-name="P9" draw:layer="layout" svg:width="0.472cm" svg:height="0.032cm" svg:x="7.402cm" svg:y="13.087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8.18cm" svg:y="12.781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9" draw:layer="layout" svg:width="0.515cm" svg:height="0.516cm" svg:x="8.714cm" svg:y="12.846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9" draw:layer="layout" svg:width="0.302cm" svg:height="0.35cm" svg:x="9.474cm" svg:y="12.955cm" svg:viewBox="0 0 303 351" svg:d="M276 47c-12 0-23 0-35 13-12 10-14 24-14 30 0 17 14 26 30 26 23 0 44-18 44-49 0-39-37-67-93-67-104 0-208 111-208 220 0 70 46 131 127 131 111 0 176-82 176-91 0-5-6-10-9-10-5 0-7 1-11 8-61 76-146 76-156 76-48 0-69-37-69-84 0-32 16-108 42-155 23-44 67-77 109-77 27 0 57 8 67 29z">
            <text:p/>
          </draw:path>
          <draw:path draw:style-name="gr3" draw:text-style-name="P9" draw:layer="layout" svg:width="0.083cm" svg:height="0.083cm" svg:x="9.844cm" svg:y="13.213cm" svg:viewBox="0 0 84 84" svg:d="M84 42c0-23-19-42-42-42s-42 19-42 42 19 42 42 42 42-19 42-42z">
            <text:p/>
          </draw:path>
          <draw:path draw:style-name="gr3" draw:text-style-name="P9" draw:layer="layout" svg:width="0.298cm" svg:height="0.35cm" svg:x="10.029cm" svg:y="12.955cm" svg:viewBox="0 0 299 351" svg:d="M109 163c23 0 81-1 120-17 54-23 58-69 58-79 0-35-30-67-83-67-86 0-204 76-204 211 0 79 46 140 121 140 113 0 178-82 178-91 0-5-5-10-10-10-4 0-6 1-9 8-62 76-146 76-157 76-60 0-67-65-67-90 0-9 0-33 13-81zM74 146c30-118 109-128 130-128 37 0 58 22 58 49 0 79-125 79-156 79z">
            <text:p/>
          </draw:path>
          <draw:path draw:style-name="gr3" draw:text-style-name="P9" draw:layer="layout" svg:width="0.291cm" svg:height="0.245cm" svg:x="10.379cm" svg:y="12.739cm" svg:viewBox="0 0 292 246" svg:d="M109 183c-5 17-23 47-51 47-2 0-18 0-30-7 23-7 25-26 25-30 0-12-9-21-21-21-16 0-32 14-32 34 0 28 30 40 56 40 27 0 48-16 62-39 14 28 44 39 65 39 63 0 95-69 95-84 0-7-7-7-9-7-7 0-7 3-8 10-13 37-46 65-76 65-21 0-34-14-34-35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</draw:g>
        <draw:g>
          <svg:title>TexMaths</svg:title>
          <svg:desc>22§display§y \ =  4 -  x + c. e^x§svg§600§FALSE§</svg:desc>
          <draw:polygon draw:style-name="gr2" draw:text-style-name="P8" draw:layer="layout" svg:width="5.563cm" svg:height="0.639cm" svg:x="3.135cm" svg:y="14.08cm" svg:viewBox="0 0 5564 640" draw:points="2781,640 0,640 0,0 5564,0 5564,640">
            <text:p/>
          </draw:polygon>
          <draw:path draw:style-name="gr3" draw:text-style-name="P9" draw:layer="layout" svg:width="0.358cm" svg:height="0.5cm" svg:x="3.119cm" svg:y="14.257cm" svg:viewBox="0 0 359 501" svg:d="M356 47c3-10 3-12 3-17 0-14-12-21-23-21-9 0-21 3-28 16-2 3-7 28-11 42-5 19-10 40-15 61l-36 141c-1 10-35 65-86 65-40 0-49-33-49-63 0-36 14-83 40-151 13-32 14-41 14-57 0-35-24-63-63-63-74 0-102 112-102 120 0 7 7 7 9 7 9 0 9-2 12-15 21-72 53-94 79-94 6 0 20 0 20 24 0 20-7 39-14 55-30 80-44 126-44 161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9" draw:layer="layout" svg:width="0.515cm" svg:height="0.182cm" svg:x="4.019cm" svg:y="14.3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3cm" svg:x="4.814cm" svg:y="14.076cm" svg:viewBox="0 0 345 524" svg:d="M206 397v67c0 28 0 37-58 37h-16v23c32-2 72-2 104-2 33 0 74 0 106 2v-23h-16c-58 0-60-9-60-37v-67h79v-24h-79v-354c0-14 0-19-13-19-7 0-8 0-14 9l-239 364v24zM211 373h-190l190-289z">
            <text:p/>
          </draw:path>
          <draw:path draw:style-name="gr3" draw:text-style-name="P9" draw:layer="layout" svg:width="0.473cm" svg:height="0.032cm" svg:x="5.414cm" svg:y="14.389cm" svg:viewBox="0 0 474 33" svg:d="M447 33c12 0 27 0 27-17 0-16-15-16-27-16h-421c-12 0-26 0-26 16 0 17 14 17 26 17z">
            <text:p/>
          </draw:path>
          <draw:path draw:style-name="gr3" draw:text-style-name="P9" draw:layer="layout" svg:width="0.386cm" svg:height="0.35cm" svg:x="6.147cm" svg:y="14.257cm" svg:viewBox="0 0 387 351" svg:d="M238 109c3-21 21-91 75-91 6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0 74 50 51 0 79-54 81-59 9 30 37 59 84 59 80 0 124-100 124-119 0-7-7-7-9-7-7 0-9 2-11 7-24 84-77 102-104 102-30 0-42-25-42-51 0-18 5-33 14-69z">
            <text:p/>
          </draw:path>
          <draw:path draw:style-name="gr3" draw:text-style-name="P9" draw:layer="layout" svg:width="0.515cm" svg:height="0.516cm" svg:x="6.781cm" svg:y="14.148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9" draw:layer="layout" svg:width="0.302cm" svg:height="0.35cm" svg:x="7.543cm" svg:y="14.257cm" svg:viewBox="0 0 303 351" svg:d="M276 47c-12 0-23 0-35 13-12 10-14 24-14 30 0 17 14 26 30 26 23 0 44-18 44-49 0-39-37-67-93-67-104 0-208 111-208 220 0 70 46 131 127 131 111 0 176-82 176-91 0-5-6-10-9-10-5 0-7 1-11 8-61 76-146 76-156 76-48 0-69-37-69-84 0-32 16-108 42-155 23-44 67-77 109-77 27 0 57 8 67 29z">
            <text:p/>
          </draw:path>
          <draw:path draw:style-name="gr3" draw:text-style-name="P9" draw:layer="layout" svg:width="0.083cm" svg:height="0.083cm" svg:x="7.912cm" svg:y="14.515cm" svg:viewBox="0 0 84 84" svg:d="M84 42c0-23-19-42-42-42s-42 19-42 42 19 42 42 42 42-19 42-42z">
            <text:p/>
          </draw:path>
          <draw:path draw:style-name="gr3" draw:text-style-name="P9" draw:layer="layout" svg:width="0.298cm" svg:height="0.35cm" svg:x="8.095cm" svg:y="14.257cm" svg:viewBox="0 0 299 351" svg:d="M109 163c23 0 81-1 120-17 54-23 58-69 58-79 0-35-30-67-83-67-86 0-204 76-204 211 0 79 46 140 121 140 113 0 178-82 178-91 0-5-5-10-10-10-4 0-6 1-9 8-62 76-146 76-157 76-60 0-67-65-67-90 0-9 0-33 13-81zM74 146c30-118 109-128 130-128 37 0 57 22 57 49 0 79-124 79-155 79z">
            <text:p/>
          </draw:path>
          <draw:path draw:style-name="gr3" draw:text-style-name="P9" draw:layer="layout" svg:width="0.291cm" svg:height="0.245cm" svg:x="8.446cm" svg:y="14.041cm" svg:viewBox="0 0 292 246" svg:d="M109 183c-5 17-23 47-51 47-2 0-18 0-30-7 23-7 25-26 25-30 0-12-9-21-21-21-16 0-32 14-32 34 0 28 30 40 56 40 27 0 48-16 62-39 14 28 44 39 65 39 63 0 95-69 95-84 0-7-7-7-9-7-7 0-7 3-8 10-13 37-44 65-76 65-21 0-34-14-34-35 0-14 14-63 29-125 12-42 37-54 54-54 0 0 18 0 28 7-16 5-23 19-23 30 0 12 9 21 22 21 12 0 31-11 31-34 0-31-35-40-58-40-26 0-49 18-60 39-10-23-35-39-65-39-61 0-97 67-97 83 0 7 7 7 9 7 7 0 9-2 11-9 14-42 47-65 75-65 18 0 32 9 32 35 0 11-5 39-10 56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1.607cm" svg:y="14.065cm" svg:viewBox="0 0 2768 697" draw:points="1383,697 0,697 0,0 2768,0 2768,697">
            <text:p/>
          </draw:polygon>
          <draw:path draw:style-name="gr3" draw:text-style-name="P9" draw:layer="layout" svg:width="0.083cm" svg:height="0.083cm" svg:x="11.635cm" svg:y="14.5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2.107cm" svg:y="14.5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2.58cm" svg:y="14.5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3.578cm" svg:y="14.0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3.87cm" svg:y="14.0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4.233cm" svg:y="14.0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where } c = c_1 + c_2§svg§600§FALSE§</svg:desc>
          <draw:polygon draw:style-name="gr2" draw:text-style-name="P8" draw:layer="layout" svg:width="5.759cm" svg:height="0.577cm" svg:x="11.442cm" svg:y="12.775cm" svg:viewBox="0 0 5760 578" draw:points="2879,578 0,578 0,0 5760,0 5760,578">
            <text:p/>
          </draw:polygon>
          <draw:path draw:style-name="gr3" draw:text-style-name="P9" draw:layer="layout" svg:width="0.53cm" svg:height="0.343cm" svg:x="11.417cm" svg:y="12.941cm" svg:viewBox="0 0 531 344" svg:d="M466 74c14-39 39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9" draw:layer="layout" svg:width="0.39cm" svg:height="0.539cm" svg:x="11.985cm" svg:y="12.736cm" svg:viewBox="0 0 391 540" svg:d="M60 480c0 35-7 35-60 35v25c26-2 67-2 88-2 19 0 60 0 86 2v-25c-51 0-60 0-60-35v-143c0-81 55-124 104-124s58 43 58 87v180c0 35-9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2.413cm" svg:y="12.926cm" svg:viewBox="0 0 301 358" svg:d="M65 153c5-116 71-135 97-135 79 0 88 104 88 135zM65 169h217c17 0 19 0 19-16 0-77-42-153-139-153-90 0-162 79-162 178 0 104 81 180 171 180 95 0 130-86 130-102 0-7-7-9-11-9-7 0-8 5-8 10-29 82-99 82-106 82-39 0-70-25-88-53-23-37-23-88-23-117z">
            <text:p/>
          </draw:path>
          <draw:path draw:style-name="gr3" draw:text-style-name="P9" draw:layer="layout" svg:width="0.261cm" svg:height="0.343cm" svg:x="12.756cm" svg:y="12.93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3.059cm" svg:y="12.926cm" svg:viewBox="0 0 301 358" svg:d="M65 153c5-116 71-135 97-135 79 0 88 104 88 135zM65 169h217c17 0 19 0 19-16 0-77-42-153-139-153-90 0-162 79-162 178 0 104 81 180 171 180 95 0 130-86 130-102 0-7-7-9-11-9-7 0-8 5-8 10-29 82-99 82-106 82-39 0-70-25-88-53-23-37-23-88-23-117z">
            <text:p/>
          </draw:path>
          <draw:path draw:style-name="gr3" draw:text-style-name="P9" draw:layer="layout" svg:width="0.302cm" svg:height="0.352cm" svg:x="13.669cm" svg:y="12.932cm" svg:viewBox="0 0 303 353" svg:d="M276 48c-12 0-23 0-35 12-12 11-12 25-12 30 0 18 12 26 28 26 23 0 44-17 44-49 0-39-37-67-93-67-104 0-208 111-208 220 0 71 46 133 127 133 111 0 176-83 176-92 0-5-6-11-9-11-5 0-5 2-11 9-61 76-146 76-156 76-48 0-69-37-69-85 0-31 16-107 42-155 23-44 67-77 109-77 27 0 57 8 67 30z">
            <text:p/>
          </draw:path>
          <draw:path draw:style-name="gr3" draw:text-style-name="P9" draw:layer="layout" svg:width="0.515cm" svg:height="0.182cm" svg:x="14.231cm" svg:y="12.99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9" draw:layer="layout" svg:width="0.302cm" svg:height="0.352cm" svg:x="15.035cm" svg:y="12.932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  <draw:path draw:style-name="gr3" draw:text-style-name="P9" draw:layer="layout" svg:width="0.198cm" svg:height="0.361cm" svg:x="15.398cm" svg:y="13.03cm" svg:viewBox="0 0 199 362" svg:d="M123 16c0-16-2-16-16-16-35 34-84 35-107 35v20c12 0 49 0 79-16v278c0 18 0 25-54 25h-21v20c10 0 77-2 96-2 18 0 87 2 99 2v-20h-21c-55 0-55-7-55-25z">
            <text:p/>
          </draw:path>
          <draw:path draw:style-name="gr3" draw:text-style-name="P9" draw:layer="layout" svg:width="0.515cm" svg:height="0.517cm" svg:x="15.901cm" svg:y="12.822cm" svg:viewBox="0 0 516 518" svg:d="M275 275h216c11 0 25 0 25-16s-14-16-25-16h-216v-217c0-12 0-26-16-26s-16 14-16 26v217h-217c-12 0-26 0-26 16s14 16 26 16h217v217c0 11 0 26 16 26s16-15 16-26z">
            <text:p/>
          </draw:path>
          <draw:path draw:style-name="gr3" draw:text-style-name="P9" draw:layer="layout" svg:width="0.302cm" svg:height="0.352cm" svg:x="16.661cm" svg:y="12.932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  <draw:path draw:style-name="gr3" draw:text-style-name="P9" draw:layer="layout" svg:width="0.24cm" svg:height="0.361cm" svg:x="16.999cm" svg:y="13.03cm" svg:viewBox="0 0 241 362" svg:d="M241 263h-19c-2 12-7 44-14 49-4 4-46 4-53 4h-100c56-51 75-66 109-92 40-32 77-65 77-118 0-65-58-106-128-106-67 0-113 48-113 97 0 28 23 32 28 32 14 0 30-11 30-30 0-9-3-28-32-28 16-39 53-52 80-52 54 0 82 43 82 87 0 47-33 84-51 106l-132 128c-5 6-5 7-5 22h22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>
        <draw:frame presentation:style-name="pr8" draw:text-style-name="P7" draw:layer="layout" svg:width="26.4cm" svg:height="14.658cm" svg:x="0.8cm" svg:y="0.499cm" presentation:class="subtitle" presentation:user-transformed="true">
          <draw:text-box>
            <text:p text:style-name="P5"><text:span text:style-name="T15"><text:tab/></text:span><text:span text:style-name="T15"> 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######</text:span><text:span text:style-name="T16"><text:tab/></text:span><text:span text:style-name="T16"><text:tab/></text:span><text:span text:style-name="T16">DONE</text:span><text:span text:style-name="T16"><text:tab/></text:span><text:span text:style-name="T16"><text:tab/></text:span><text:span text:style-name="T16">######</text:span><text:span text:style-name="T17"> <text:s text:c="10"/></text:span><text:span text:style-name="T17"><text:tab/></text:span></text:p>
          </draw:text-box>
        </draw:frame>
        <draw:g>
          <svg:title>TexMaths</svg:title>
          <svg:desc>22§display§\text {Given that the curve is passing through the point } (0, 2)§svg§600§FALSE§</svg:desc>
          <draw:polygon draw:style-name="gr2" draw:text-style-name="P8" draw:layer="layout" svg:width="18.64cm" svg:height="0.696cm" svg:x="2.998cm" svg:y="1.258cm" svg:viewBox="0 0 18641 697" draw:points="9321,697 0,697 0,0 18641,0 18641,697">
            <text:p/>
          </draw:polygon>
          <draw:path draw:style-name="gr3" draw:text-style-name="P9" draw:layer="layout" svg:width="0.525cm" svg:height="0.562cm" svg:x="3.003cm" svg:y="1.254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3.591cm" svg:y="1.2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3.795cm" svg:y="1.465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4.189cm" svg:y="1.4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4.536cm" svg:y="1.45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5.214cm" svg:y="1.32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5.524cm" svg:y="1.26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5.962cm" svg:y="1.45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4cm" svg:height="0.485cm" svg:x="6.33cm" svg:y="1.32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242cm" svg:height="0.485cm" svg:x="6.887cm" svg:y="1.32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7.199cm" svg:y="1.26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7.625cm" svg:y="1.4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8.232cm" svg:y="1.45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9cm" svg:height="0.351cm" svg:x="8.573cm" svg:y="1.45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9" draw:layer="layout" svg:width="0.261cm" svg:height="0.342cm" svg:x="8.999cm" svg:y="1.45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79cm" svg:height="0.342cm" svg:x="9.295cm" svg:y="1.465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9.689cm" svg:y="1.4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166cm" svg:height="0.518cm" svg:x="10.295cm" svg:y="1.2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54cm" svg:height="0.356cm" svg:x="10.509cm" svg:y="1.45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83cm" svg:height="0.492cm" svg:x="11.069cm" svg:y="1.45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349cm" svg:height="0.356cm" svg:x="11.509cm" svg:y="1.453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54cm" svg:height="0.356cm" svg:x="11.887cm" svg:y="1.45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54cm" svg:height="0.356cm" svg:x="12.194cm" svg:y="1.45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12.498cm" svg:y="1.2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2.713cm" svg:y="1.45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5cm" svg:height="0.511cm" svg:x="13.139cm" svg:y="1.44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244cm" svg:height="0.485cm" svg:x="13.776cm" svg:y="1.32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9cm" svg:height="0.537cm" svg:x="14.087cm" svg:y="1.26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261cm" svg:height="0.342cm" svg:x="14.513cm" svg:y="1.45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4.816cm" svg:y="1.45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51cm" svg:x="15.205cm" svg:y="1.456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55cm" svg:height="0.511cm" svg:x="15.633cm" svg:y="1.44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9cm" svg:height="0.537cm" svg:x="16.022cm" svg:y="1.26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242cm" svg:height="0.485cm" svg:x="16.699cm" svg:y="1.32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17.011cm" svg:y="1.26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7.437cm" svg:y="1.45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8.038cm" svg:y="1.45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344cm" svg:height="0.356cm" svg:x="18.489cm" svg:y="1.45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66cm" svg:height="0.518cm" svg:x="18.88cm" svg:y="1.28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9.093cm" svg:y="1.45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19.49cm" svg:y="1.32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8cm" svg:height="0.773cm" svg:x="20.112cm" svg:y="1.21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6cm" svg:height="0.532cm" svg:x="20.365cm" svg:y="1.28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9" draw:layer="layout" svg:width="0.091cm" svg:height="0.231cm" svg:x="20.789cm" svg:y="1.71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9" draw:layer="layout" svg:width="0.309cm" svg:height="0.516cm" svg:x="21.104cm" svg:y="1.28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21.497cm" svg:y="1.21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Put } x =  0 \text { and } y = 2 \text { in (1) we get,}§svg§600§FALSE§</svg:desc>
          <draw:polygon draw:style-name="gr2" draw:text-style-name="P8" draw:layer="layout" svg:width="11.614cm" svg:height="0.696cm" svg:x="3.125cm" svg:y="2.676cm" svg:viewBox="0 0 11615 697" draw:points="5807,697 0,697 0,0 11615,0 11615,697">
            <text:p/>
          </draw:polygon>
          <draw:path draw:style-name="gr3" draw:text-style-name="P9" draw:layer="layout" svg:width="0.457cm" svg:height="0.528cm" svg:x="3.113cm" svg:y="2.688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9" draw:layer="layout" svg:width="0.39cm" svg:height="0.351cm" svg:x="3.637cm" svg:y="2.874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244cm" svg:height="0.485cm" svg:x="4.056cm" svg:y="2.741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9" draw:layer="layout" svg:width="0.386cm" svg:height="0.351cm" svg:x="4.623cm" svg:y="2.8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5.3cm" svg:y="2.9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6.103cm" svg:y="2.702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9" draw:layer="layout" svg:width="0.349cm" svg:height="0.356cm" svg:x="6.751cm" svg:y="2.871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7.129cm" svg:y="2.87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3cm" svg:height="0.546cm" svg:x="7.56cm" svg:y="2.681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9" draw:layer="layout" svg:width="0.358cm" svg:height="0.5cm" svg:x="8.243cm" svg:y="2.874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8.885cm" svg:y="2.9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9.696cm" svg:y="2.70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9" draw:layer="layout" svg:width="0.166cm" svg:height="0.518cm" svg:x="10.328cm" svg:y="2.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0.543cm" svg:y="2.87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11.282cm" svg:y="2.63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1.574cm" svg:y="2.70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1.937cm" svg:y="2.63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3cm" svg:height="0.342cm" svg:x="12.465cm" svg:y="2.883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9" draw:layer="layout" svg:width="0.3cm" svg:height="0.356cm" svg:x="13.008cm" svg:y="2.87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4cm" svg:height="0.511cm" svg:x="13.61cm" svg:y="2.866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cm" svg:height="0.356cm" svg:x="13.997cm" svg:y="2.87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4cm" svg:height="0.485cm" svg:x="14.334cm" svg:y="2.741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9" draw:layer="layout" svg:width="0.091cm" svg:height="0.231cm" svg:x="14.685cm" svg:y="3.13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2 \ =  4 -  0 + c. e^0 \ \  \Rightarrow \ \ c = - 2§svg§600§FALSE§</svg:desc>
          <draw:polygon draw:style-name="gr2" draw:text-style-name="P8" draw:layer="layout" svg:width="10.067cm" svg:height="0.666cm" svg:x="3.121cm" svg:y="4.18cm" svg:viewBox="0 0 10068 667" draw:points="5034,667 0,667 0,0 10068,0 10068,667">
            <text:p/>
          </draw:polygon>
          <draw:path draw:style-name="gr3" draw:text-style-name="P9" draw:layer="layout" svg:width="0.309cm" svg:height="0.516cm" svg:x="3.121cm" svg:y="4.30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9" draw:layer="layout" svg:width="0.515cm" svg:height="0.182cm" svg:x="3.985cm" svg:y="4.5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3cm" svg:x="4.779cm" svg:y="4.296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9" draw:layer="layout" svg:width="0.472cm" svg:height="0.032cm" svg:x="5.381cm" svg:y="4.611cm" svg:viewBox="0 0 473 33" svg:d="M447 33c12 0 26 0 26-17 0-16-14-16-26-16h-421c-12 0-26 0-26 16 0 17 14 17 26 17z">
            <text:p/>
          </draw:path>
          <draw:path draw:style-name="gr3" draw:text-style-name="P9" draw:layer="layout" svg:width="0.326cm" svg:height="0.532cm" svg:x="6.12cm" svg:y="4.305cm" svg:viewBox="0 0 327 533" svg:d="M327 269c0-63-3-125-31-183-35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  <draw:path draw:style-name="gr3" draw:text-style-name="P9" draw:layer="layout" svg:width="0.515cm" svg:height="0.516cm" svg:x="6.691cm" svg:y="4.3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7.453cm" svg:y="4.477cm" svg:viewBox="0 0 303 352" svg:d="M276 47c-12 0-23 0-35 13-12 10-14 24-14 30 0 17 14 26 30 26 23 0 44-18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083cm" svg:height="0.083cm" svg:x="7.822cm" svg:y="4.737cm" svg:viewBox="0 0 84 84" svg:d="M84 42c0-23-19-42-42-42s-42 19-42 42 19 42 42 42 42-19 42-42z">
            <text:p/>
          </draw:path>
          <draw:path draw:style-name="gr3" draw:text-style-name="P9" draw:layer="layout" svg:width="0.298cm" svg:height="0.351cm" svg:x="8.006cm" svg:y="4.477cm" svg:viewBox="0 0 299 352" svg:d="M109 164c23 0 81-2 120-18 54-23 58-69 58-79 0-35-30-67-83-67-86 0-204 76-204 211 0 79 46 141 121 141 113 0 178-83 178-92 0-5-5-10-10-10-4 0-6 2-9 9-62 75-146 75-157 75-60 0-67-65-67-90 0-8 0-33 13-80zM74 146c30-118 109-128 130-128 37 0 57 22 57 49 0 79-124 79-155 79z">
            <text:p/>
          </draw:path>
          <draw:path draw:style-name="gr3" draw:text-style-name="P9" draw:layer="layout" svg:width="0.252cm" svg:height="0.37cm" svg:x="8.359cm" svg:y="4.141cm" svg:viewBox="0 0 253 371" svg:d="M253 188c0-60-7-104-33-141-16-26-49-47-93-47-127 0-127 148-127 188 0 39 0 183 127 183 126 0 126-144 126-183zM127 357c-25 0-58-16-69-60-9-31-9-77-9-116 0-40 0-81 9-111 11-44 46-54 69-54 30 0 58 17 67 49 8 28 8 69 8 116 0 39 0 79-7 114-10 50-47 62-68 62z">
            <text:p/>
          </draw:path>
          <draw:path draw:style-name="gr3" draw:text-style-name="P9" draw:layer="layout" svg:width="0.687cm" svg:height="0.426cm" svg:x="9.451cm" svg:y="4.414cm" svg:viewBox="0 0 688 427" svg:d="M521 153c32 28 70 49 97 60-28 12-65 33-97 60h-493c-14 0-28 0-28 15 0 16 14 16 26 16h460c-37 35-78 104-78 115 0 8 9 8 14 8 7 0 13 0 15-7 17-30 38-70 89-116 53-47 106-67 145-79 14-5 14-5 15-7 2 0 2-3 2-5s0-2 0-4l-3-1c-2-2-2-2-16-7-106-30-183-103-227-185-7-16-9-16-20-16-5 0-14 0-14 9 0 10 39 77 78 114h-460c-12 0-26 0-26 16 0 14 14 14 28 14z">
            <text:p/>
          </draw:path>
          <draw:path draw:style-name="gr3" draw:text-style-name="P9" draw:layer="layout" svg:width="0.302cm" svg:height="0.351cm" svg:x="10.943cm" svg:y="4.477cm" svg:viewBox="0 0 303 352" svg:d="M276 47c-12 0-23 0-35 13-12 10-14 24-14 30 0 17 14 26 30 26 23 0 44-18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515cm" svg:height="0.182cm" svg:x="11.505cm" svg:y="4.5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2.341cm" svg:y="4.611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12.918cm" svg:y="4.30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</draw:g>
        <draw:g>
          <svg:title>TexMaths</svg:title>
          <svg:desc>22§display§\text {Put } \ c = - 2 \ \ \text { in (1) we get,}§svg§600§FALSE§</svg:desc>
          <draw:polygon draw:style-name="gr2" draw:text-style-name="P8" draw:layer="layout" svg:width="9.296cm" svg:height="0.696cm" svg:x="3.125cm" svg:y="5.779cm" svg:viewBox="0 0 9297 697" draw:points="4648,697 0,697 0,0 9297,0 9297,697">
            <text:p/>
          </draw:polygon>
          <draw:path draw:style-name="gr3" draw:text-style-name="P9" draw:layer="layout" svg:width="0.457cm" svg:height="0.528cm" svg:x="3.113cm" svg:y="5.791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9" draw:layer="layout" svg:width="0.39cm" svg:height="0.351cm" svg:x="3.638cm" svg:y="5.97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244cm" svg:height="0.485cm" svg:x="4.056cm" svg:y="5.84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02cm" svg:height="0.351cm" svg:x="4.891cm" svg:y="5.97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515cm" svg:height="0.182cm" svg:x="5.452cm" svg:y="6.0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6.288cm" svg:y="6.111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6.864cm" svg:y="5.80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66cm" svg:height="0.518cm" svg:x="8.011cm" svg:y="5.80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8.224cm" svg:y="5.977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8.964cm" svg:y="5.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9.258cm" svg:y="5.8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9.618cm" svg:y="5.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31cm" svg:height="0.342cm" svg:x="10.148cm" svg:y="5.986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4 9 5 14 16 14 9 0 12-7 14-14z">
            <text:p/>
          </draw:path>
          <draw:path draw:style-name="gr3" draw:text-style-name="P9" draw:layer="layout" svg:width="0.3cm" svg:height="0.356cm" svg:x="10.692cm" svg:y="5.97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11.294cm" svg:y="5.96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9" draw:layer="layout" svg:width="0.3cm" svg:height="0.356cm" svg:x="11.68cm" svg:y="5.97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12.017cm" svg:y="5.84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12.369cm" svg:y="6.238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y \ =  4 -  x - 2 e^x§svg§600§FALSE§</svg:desc>
          <draw:polygon draw:style-name="gr2" draw:text-style-name="P8" draw:layer="layout" svg:width="5.399cm" svg:height="0.639cm" svg:x="3.136cm" svg:y="7.28cm" svg:viewBox="0 0 5400 640" draw:points="2700,640 0,640 0,0 5400,0 5400,640">
            <text:p/>
          </draw:polygon>
          <draw:path draw:style-name="gr3" draw:text-style-name="P9" draw:layer="layout" svg:width="0.358cm" svg:height="0.5cm" svg:x="3.12cm" svg:y="7.457cm" svg:viewBox="0 0 359 501" svg:d="M356 47c3-10 3-12 3-17 0-14-12-21-23-21-9 0-21 3-28 16-2 3-7 28-11 42-5 19-10 40-15 61l-36 141c-1 10-35 65-86 65-40 0-49-33-49-63 0-36 14-83 40-151 13-32 14-41 14-57 0-35-24-63-63-63-74 0-102 112-102 120 0 7 7 7 9 7 9 0 9-2 12-15 21-72 53-94 79-94 6 0 20 0 20 24 0 20-7 39-14 55-30 80-44 126-44 161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9" draw:layer="layout" svg:width="0.515cm" svg:height="0.182cm" svg:x="4.019cm" svg:y="7.5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3cm" svg:x="4.815cm" svg:y="7.276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9" draw:layer="layout" svg:width="0.472cm" svg:height="0.032cm" svg:x="5.415cm" svg:y="7.589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cm" svg:x="6.147cm" svg:y="7.457cm" svg:viewBox="0 0 387 351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0 74 50 51 0 79-54 81-59 9 30 37 59 84 59 80 0 124-100 124-119 0-7-7-7-9-7-7 0-9 2-11 7-24 84-77 102-104 102-30 0-42-25-42-51 0-18 5-33 14-69z">
            <text:p/>
          </draw:path>
          <draw:path draw:style-name="gr3" draw:text-style-name="P9" draw:layer="layout" svg:width="0.472cm" svg:height="0.032cm" svg:x="6.802cm" svg:y="7.589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7.55cm" svg:y="7.28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9" draw:layer="layout" svg:width="0.298cm" svg:height="0.35cm" svg:x="7.934cm" svg:y="7.457cm" svg:viewBox="0 0 299 351" svg:d="M109 163c23 0 81-1 120-17 54-23 58-69 58-79 0-35-30-67-83-67-86 0-204 76-204 211 0 79 46 140 121 140 113 0 178-82 178-91 0-5-5-10-10-10-4 0-6 1-9 8-62 76-146 76-157 76-60 0-67-65-67-90 0-9 0-33 13-81zM74 146c30-118 109-128 130-128 37 0 58 22 58 49 0 79-125 79-156 79z">
            <text:p/>
          </draw:path>
          <draw:path draw:style-name="gr3" draw:text-style-name="P9" draw:layer="layout" svg:width="0.291cm" svg:height="0.245cm" svg:x="8.284cm" svg:y="7.241cm" svg:viewBox="0 0 292 246" svg:d="M109 183c-5 17-23 47-51 47-2 0-18 0-30-7 23-7 25-26 25-30 0-12-9-21-21-21-16 0-32 14-32 34 0 28 30 40 56 40 27 0 48-16 62-39 14 28 44 39 65 39 63 0 95-69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</draw:g>
        <draw:g>
          <svg:title>TexMaths</svg:title>
          <svg:desc>22§display§\text {is the required equation of the curve.}§svg§600§FALSE§</svg:desc>
          <draw:polygon draw:style-name="gr2" draw:text-style-name="P8" draw:layer="layout" svg:width="12.389cm" svg:height="0.619cm" svg:x="9.631cm" svg:y="7.281cm" svg:viewBox="0 0 12390 620" draw:points="6195,620 0,620 0,0 12390,0 12390,620">
            <text:p/>
          </draw:polygon>
          <draw:path draw:style-name="gr3" draw:text-style-name="P9" draw:layer="layout" svg:width="0.166cm" svg:height="0.518cm" svg:x="9.617cm" svg:y="7.2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9.833cm" svg:y="7.44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10.384cm" svg:y="7.31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10.696cm" svg:y="7.25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1.122cm" svg:y="7.4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1.724cm" svg:y="7.44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2.026cm" svg:y="7.4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2.375cm" svg:y="7.44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2.781cm" svg:y="7.44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3.211cm" svg:y="7.2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3.422cm" svg:y="7.44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3.725cm" svg:y="7.4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4.073cm" svg:y="7.251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3cm" svg:height="0.356cm" svg:x="14.756cm" svg:y="7.4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5.105cm" svg:y="7.44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5.511cm" svg:y="7.44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15.948cm" svg:y="7.44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16.317cm" svg:y="7.31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166cm" svg:height="0.518cm" svg:x="16.629cm" svg:y="7.2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6.84cm" svg:y="7.44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17.229cm" svg:y="7.44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44cm" svg:height="0.356cm" svg:x="17.914cm" svg:y="7.44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1cm" svg:height="0.546cm" svg:x="18.304cm" svg:y="7.24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9" draw:layer="layout" svg:width="0.242cm" svg:height="0.485cm" svg:x="18.786cm" svg:y="7.31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39cm" svg:height="0.538cm" svg:x="19.098cm" svg:y="7.25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9.524cm" svg:y="7.4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20.129cm" svg:y="7.44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9cm" svg:height="0.351cm" svg:x="20.473cm" svg:y="7.44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61cm" svg:height="0.342cm" svg:x="20.898cm" svg:y="7.44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79cm" svg:height="0.342cm" svg:x="21.194cm" svg:y="7.453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21.588cm" svg:y="7.4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21.976cm" svg:y="7.705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9">
        <draw:frame presentation:style-name="pr9" draw:text-style-name="P11" draw:layer="layout" svg:width="25.199cm" svg:height="2.629cm" draw:transform="rotate (0.430049127691403) translate (1.999cm 11.536cm)" presentation:class="title" presentation:user-transformed="true">
          <draw:text-box>
            <text:p xml:id="id2" text:id="id2"><text:span text:style-name="T18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  <anim:animate smil:dur="2s" smil:fill="hold" smil:targetElement="id2" anim:sub-item="text" smil:attributeName="rotate" smil:values="720;0" smil:keyTimes="0;1"/>
                  <anim:animate smil:dur="2s" smil:fill="hold" smil:targetElement="id2" anim:sub-item="text" smil:attributeName="height" smil:values="0;height" smil:keyTimes="0;1"/>
                  <anim:animate smil:dur="2s" smil:fill="hold" smil:targetElement="id2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2T19">
        <draw:frame presentation:style-name="pr11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3" text:id="id3"><text:span text:style-name="T19">This is a presentation in</text:span><text:span text:style-name="T19"><text:line-break/></text:span><text:span text:style-name="T20">LI</text:span><text:span text:style-name="T20"><text:tab/></text:span><text:span text:style-name="T20">BRE OFFICE – IMPRESS</text:span><text:span text:style-name="T19"><text:line-break/></text:span><text:span text:style-name="T19">By</text:span><text:span text:style-name="T19"><text:line-break/></text:span><text:span text:style-name="T21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" anim:sub-item="text" smil:attributeName="visibility" smil:to="visible"/>
                  <anim:transitionFilter smil:dur="0.8s" smil:decelerate="1" smil:targetElement="id3" anim:sub-item="text" smil:type="fade" smil:subtype="crossfade"/>
                  <anim:animate smil:dur="0.8s" smil:fill="hold" smil:decelerate="1" smil:targetElement="id3" anim:sub-item="text" smil:attributeName="rotate" smil:values="-90;0" smil:keyTimes="0;1"/>
                  <anim:animate smil:dur="0.8s" smil:fill="hold" smil:decelerate="1" smil:targetElement="id3" anim:sub-item="text" smil:attributeName="x" smil:values="x+0.4;x-0.05" smil:keyTimes="0;1"/>
                  <anim:animate smil:dur="0.8s" smil:fill="hold" smil:decelerate="1" smil:targetElement="id3" anim:sub-item="text" smil:attributeName="y" smil:values="y-0.4;y+0.1" smil:keyTimes="0;1"/>
                  <anim:animate smil:begin="0.8s" smil:dur="0.2s" smil:fill="hold" smil:accelerate="1" smil:targetElement="id3" anim:sub-item="text" smil:attributeName="x" smil:values="x-0.05;x" smil:keyTimes="0;1"/>
                  <anim:animate smil:begin="0.8s" smil:dur="0.2s" smil:fill="hold" smil:accelerate="1" smil:targetElement="id3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1-04-20T21:40:19.460145151</dc:date>
    <meta:editing-duration>P1DT12H22M15S</meta:editing-duration>
    <meta:editing-cycles>535</meta:editing-cycles>
    <meta:generator>LibreOffice/6.0.7.3$Linux_X86_64 LibreOffice_project/00m0$Build-3</meta:generator>
    <meta:document-statistic meta:object-count="6973"/>
  </office:meta>
</office:document-meta>
</file>